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style="normal" style:font-size-asian="10pt" style:font-style-asian="normal" style:font-size-complex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_AXISYMMETRIC_ELEM" table:style-name="ta1">
        <table:table-column table:style-name="co1" table:number-columns-repeated="366" table:default-cell-style-name="ce1"/>
        <table:table-column table:style-name="co2" table:default-cell-style-name="ce1"/>
        <table:table-column table:style-name="co1" table:number-columns-repeated="15996" table:default-cell-style-name="ce1"/>
        <table:table-column table:style-name="co1" table:number-columns-repeated="21" table:default-cell-style-name="ce2"/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_cen</text:p>
          </table:table-cell>
          <table:table-cell table:number-columns-repeated="4"/>
          <table:table-cell office:value-type="string" calcext:value-type="string">
            <text:p>c1c1</text:p>
          </table:table-cell>
          <table:table-cell office:value-type="string" calcext:value-type="string">
            <text:p>c1c2</text:p>
          </table:table-cell>
          <table:table-cell office:value-type="string" calcext:value-type="string">
            <text:p>c1c3</text:p>
          </table:table-cell>
          <table:table-cell office:value-type="string" calcext:value-type="string">
            <text:p>c2c2</text:p>
          </table:table-cell>
          <table:table-cell office:value-type="string" calcext:value-type="string">
            <text:p>c2c3</text:p>
          </table:table-cell>
          <table:table-cell office:value-type="string" calcext:value-type="string">
            <text:p>c3c3</text:p>
          </table:table-cell>
          <table:table-cell table:number-columns-repeated="62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rich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Dirich</text:p>
          </table:table-cell>
          <table:table-cell/>
          <table:table-cell office:value-type="string" calcext:value-type="string">
            <text:p>Sol</text:p>
          </table:table-cell>
          <table:table-cell table:number-columns-repeated="16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D2]*[.E2]-[.F2]*[.C2]" office:value-type="float" office:value="-3" calcext:value-type="float">
            <text:p>-3</text:p>
          </table:table-cell>
          <table:table-cell table:formula="of:=[.F2]*[.A2]-[.B2]*[.E2]" office:value-type="float" office:value="0" calcext:value-type="float">
            <text:p>0</text:p>
          </table:table-cell>
          <table:table-cell table:formula="of:=[.B2]*[.C2]-[.D2]*[.A2]"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E2]-[.A2]" office:value-type="float" office:value="1.5" calcext:value-type="float">
            <text:p>1.5</text:p>
          </table:table-cell>
          <table:table-cell table:formula="of:=[.A2]-[.C2]" office:value-type="float" office:value="-1.5" calcext:value-type="float">
            <text:p>-1.5</text:p>
          </table:table-cell>
          <table:table-cell table:formula="of:=[.F2]-[.B2]" office:value-type="float" office:value="2" calcext:value-type="float">
            <text:p>2</text:p>
          </table:table-cell>
          <table:table-cell table:formula="of:=[.B2]-[.F2]" office:value-type="float" office:value="-2" calcext:value-type="float">
            <text:p>-2</text:p>
          </table:table-cell>
          <table:table-cell table:formula="of:=[.D2]-[.B2]" office:value-type="float" office:value="0" calcext:value-type="float">
            <text:p>0</text:p>
          </table:table-cell>
          <table:table-cell table:formula="of:=0.5*([.A2]*([.D2]-[.F2]) + [.C2]*([.F2]-[.B2]) + [.E2]*([.B2]-[.D2]))" office:value-type="float" office:value="1.5" calcext:value-type="float">
            <text:p>1.5</text:p>
          </table:table-cell>
          <table:table-cell table:formula="of:=([.B2]+[.D2]+[.F2])/3" office:value-type="float" office:value="0.666666666666667" calcext:value-type="float">
            <text:p>0.666666666666667</text:p>
          </table:table-cell>
          <table:table-cell table:number-columns-repeated="4"/>
          <table:table-cell table:formula="of:=[.J2]*[.J2]+[.M2]*[.M2]" office:value-type="float" office:value="4" calcext:value-type="float">
            <text:p>4</text:p>
          </table:table-cell>
          <table:table-cell table:formula="of:=[.J2]*[.K2]+[.M2]*[.N2]" office:value-type="float" office:value="-4" calcext:value-type="float">
            <text:p>-4</text:p>
          </table:table-cell>
          <table:table-cell table:formula="of:=[.J2]*[.L2]+[.M2]*[.O2]" office:value-type="float" office:value="0" calcext:value-type="float">
            <text:p>0</text:p>
          </table:table-cell>
          <table:table-cell table:formula="of:=[.K2]*[.K2]+[.N2]*[.N2]" office:value-type="float" office:value="6.25" calcext:value-type="float">
            <text:p>6.25</text:p>
          </table:table-cell>
          <table:table-cell table:formula="of:=[.K2]*[.L2]+[.N2]*[.O2]" office:value-type="float" office:value="-2.25" calcext:value-type="float">
            <text:p>-2.25</text:p>
          </table:table-cell>
          <table:table-cell table:formula="of:=[.L2]*[.L2]+[.O2]*[.O2]" office:value-type="float" office:value="2.25" calcext:value-type="float">
            <text:p>2.25</text:p>
          </table:table-cell>
          <table:table-cell table:formula="of:=PI()*[.$Q2]/(2*[.$P2])*[.V2]" office:value-type="float" office:value="2.79252680319093" calcext:value-type="float">
            <text:p>2.79252680319093</text:p>
          </table:table-cell>
          <table:table-cell table:formula="of:=PI()*[.$Q2]/(2*[.$P2])*[.W2]" office:value-type="float" office:value="-2.79252680319093" calcext:value-type="float">
            <text:p>-2.79252680319093</text:p>
          </table:table-cell>
          <table:table-cell table:formula="of:=PI()*[.$Q2]/(2*[.$P2])*[.X2]" office:value-type="float" office:value="0" calcext:value-type="float">
            <text:p>0</text:p>
          </table:table-cell>
          <table:table-cell table:formula="of:=PI()*[.$Q2]/(2*[.$P2])*[.Y2]" office:value-type="float" office:value="4.36332312998582" calcext:value-type="float">
            <text:p>4.36332312998582</text:p>
          </table:table-cell>
          <table:table-cell table:formula="of:=PI()*[.$Q2]/(2*[.$P2])*[.Z2]" office:value-type="float" office:value="-1.5707963267949" calcext:value-type="float">
            <text:p>-1.5707963267949</text:p>
          </table:table-cell>
          <table:table-cell table:formula="of:=PI()*[.$Q2]/(2*[.$P2])*[.AA2]" office:value-type="float" office:value="1.5707963267949" calcext:value-type="float">
            <text:p>1.5707963267949</text:p>
          </table:table-cell>
          <table:table-cell/>
          <table:table-cell table:formula="of:=[.AB2]" office:value-type="float" office:value="2.79252680319093" calcext:value-type="float">
            <text:p>2.79252680319093</text:p>
          </table:table-cell>
          <table:table-cell table:formula="of:=[.AC2]" office:value-type="float" office:value="-2.79252680319093" calcext:value-type="float">
            <text:p>-2.79252680319093</text:p>
          </table:table-cell>
          <table:table-cell table:formula="of:=[.AD2]" office:value-type="float" office:value="0" calcext:value-type="float">
            <text:p>0</text:p>
          </table:table-cell>
          <table:table-cell table:formula="of:=[.AE2]" office:value-type="float" office:value="4.36332312998582" calcext:value-type="float">
            <text:p>4.36332312998582</text:p>
          </table:table-cell>
          <table:table-cell table:formula="of:=[.AF2]" office:value-type="float" office:value="-1.5707963267949" calcext:value-type="float">
            <text:p>-1.5707963267949</text:p>
          </table:table-cell>
          <table:table-cell table:formula="of:=[.AG2]" office:value-type="float" office:value="1.5707963267949" calcext:value-type="float">
            <text:p>1.5707963267949</text:p>
          </table:table-cell>
          <table:table-cell/>
          <table:table-cell table:formula="of:=[.AI2]" office:value-type="float" office:value="2.79252680319093" calcext:value-type="float">
            <text:p>2.79252680319093</text:p>
          </table:table-cell>
          <table:table-cell table:formula="of:=[.AJ2]" office:value-type="float" office:value="-2.79252680319093" calcext:value-type="float">
            <text:p>-2.79252680319093</text:p>
          </table:table-cell>
          <table:table-cell table:formula="of:=[.AK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MULT(MMULT(TRANSPOSE([.AT2:.BN4]);[.AP2:.AR4]);[.AT2:.BN4])" office:value-type="float" office:value="2.79252680319093" calcext:value-type="float">
            <text:p>2.79252680319093</text:p>
          </table:table-cell>
          <table:table-cell office:value-type="float" office:value="-2.79252680319093" calcext:value-type="float">
            <text:p>-2.792526803190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P2]+[.BP24]+[.BP46]+[.BP68]+[.BP90]+[.BP112]+[.BP134]+[.BP156]+[.BP178]+[.BP200]+[.BP222]+[.BP244]+[.BP266]+[.BP288]+[.BP310]+[.BP332]+[.BP354]+[.BP376]+[.BP398]+[.BP420]+[.BP442]+[.BP464]+[.BP486]+[.BP508]" office:value-type="float" office:value="11.5191730631626" calcext:value-type="float">
            <text:p>11.5191730631626</text:p>
          </table:table-cell>
          <table:table-cell table:formula="of:=[.BQ2]+[.BQ24]+[.BQ46]+[.BQ68]+[.BQ90]+[.BQ112]+[.BQ134]+[.BQ156]+[.BQ178]+[.BQ200]+[.BQ222]+[.BQ244]+[.BQ266]+[.BQ288]+[.BQ310]+[.BQ332]+[.BQ354]+[.BQ376]+[.BQ398]+[.BQ420]+[.BQ442]+[.BQ464]+[.BQ486]+[.BQ508]" office:value-type="float" office:value="-2.79252680319093" calcext:value-type="float">
            <text:p>-2.79252680319093</text:p>
          </table:table-cell>
          <table:table-cell table:formula="of:=[.BR2]+[.BR24]+[.BR46]+[.BR68]+[.BR90]+[.BR112]+[.BR134]+[.BR156]+[.BR178]+[.BR200]+[.BR222]+[.BR244]+[.BR266]+[.BR288]+[.BR310]+[.BR332]+[.BR354]+[.BR376]+[.BR398]+[.BR420]+[.BR442]+[.BR464]+[.BR486]+[.BR508]" office:value-type="float" office:value="0" calcext:value-type="float">
            <text:p>0</text:p>
          </table:table-cell>
          <table:table-cell table:formula="of:=[.BS2]+[.BS24]+[.BS46]+[.BS68]+[.BS90]+[.BS112]+[.BS134]+[.BS156]+[.BS178]+[.BS200]+[.BS222]+[.BS244]+[.BS266]+[.BS288]+[.BS310]+[.BS332]+[.BS354]+[.BS376]+[.BS398]+[.BS420]+[.BS442]+[.BS464]+[.BS486]+[.BS508]" office:value-type="float" office:value="0" calcext:value-type="float">
            <text:p>0</text:p>
          </table:table-cell>
          <table:table-cell table:formula="of:=[.BT2]+[.BT24]+[.BT46]+[.BT68]+[.BT90]+[.BT112]+[.BT134]+[.BT156]+[.BT178]+[.BT200]+[.BT222]+[.BT244]+[.BT266]+[.BT288]+[.BT310]+[.BT332]+[.BT354]+[.BT376]+[.BT398]+[.BT420]+[.BT442]+[.BT464]+[.BT486]+[.BT508]" office:value-type="float" office:value="0" calcext:value-type="float">
            <text:p>0</text:p>
          </table:table-cell>
          <table:table-cell table:formula="of:=[.BU2]+[.BU24]+[.BU46]+[.BU68]+[.BU90]+[.BU112]+[.BU134]+[.BU156]+[.BU178]+[.BU200]+[.BU222]+[.BU244]+[.BU266]+[.BU288]+[.BU310]+[.BU332]+[.BU354]+[.BU376]+[.BU398]+[.BU420]+[.BU442]+[.BU464]+[.BU486]+[.BU508]" office:value-type="float" office:value="0" calcext:value-type="float">
            <text:p>0</text:p>
          </table:table-cell>
          <table:table-cell table:formula="of:=[.BV2]+[.BV24]+[.BV46]+[.BV68]+[.BV90]+[.BV112]+[.BV134]+[.BV156]+[.BV178]+[.BV200]+[.BV222]+[.BV244]+[.BV266]+[.BV288]+[.BV310]+[.BV332]+[.BV354]+[.BV376]+[.BV398]+[.BV420]+[.BV442]+[.BV464]+[.BV486]+[.BV508]" office:value-type="float" office:value="0" calcext:value-type="float">
            <text:p>0</text:p>
          </table:table-cell>
          <table:table-cell table:formula="of:=[.BW2]+[.BW24]+[.BW46]+[.BW68]+[.BW90]+[.BW112]+[.BW134]+[.BW156]+[.BW178]+[.BW200]+[.BW222]+[.BW244]+[.BW266]+[.BW288]+[.BW310]+[.BW332]+[.BW354]+[.BW376]+[.BW398]+[.BW420]+[.BW442]+[.BW464]+[.BW486]+[.BW508]" office:value-type="float" office:value="2.44346095279206" calcext:value-type="float">
            <text:p>2.44346095279206</text:p>
          </table:table-cell>
          <table:table-cell table:formula="of:=[.BX2]+[.BX24]+[.BX46]+[.BX68]+[.BX90]+[.BX112]+[.BX134]+[.BX156]+[.BX178]+[.BX200]+[.BX222]+[.BX244]+[.BX266]+[.BX288]+[.BX310]+[.BX332]+[.BX354]+[.BX376]+[.BX398]+[.BX420]+[.BX442]+[.BX464]+[.BX486]+[.BX508]" office:value-type="float" office:value="-5.58505360638185" calcext:value-type="float">
            <text:p>-5.58505360638185</text:p>
          </table:table-cell>
          <table:table-cell table:formula="of:=[.BY2]+[.BY24]+[.BY46]+[.BY68]+[.BY90]+[.BY112]+[.BY134]+[.BY156]+[.BY178]+[.BY200]+[.BY222]+[.BY244]+[.BY266]+[.BY288]+[.BY310]+[.BY332]+[.BY354]+[.BY376]+[.BY398]+[.BY420]+[.BY442]+[.BY464]+[.BY486]+[.BY508]" office:value-type="float" office:value="0" calcext:value-type="float">
            <text:p>0</text:p>
          </table:table-cell>
          <table:table-cell table:formula="of:=[.BZ2]+[.BZ24]+[.BZ46]+[.BZ68]+[.BZ90]+[.BZ112]+[.BZ134]+[.BZ156]+[.BZ178]+[.BZ200]+[.BZ222]+[.BZ244]+[.BZ266]+[.BZ288]+[.BZ310]+[.BZ332]+[.BZ354]+[.BZ376]+[.BZ398]+[.BZ420]+[.BZ442]+[.BZ464]+[.BZ486]+[.BZ508]" office:value-type="float" office:value="0" calcext:value-type="float">
            <text:p>0</text:p>
          </table:table-cell>
          <table:table-cell table:formula="of:=[.CA2]+[.CA24]+[.CA46]+[.CA68]+[.CA90]+[.CA112]+[.CA134]+[.CA156]+[.CA178]+[.CA200]+[.CA222]+[.CA244]+[.CA266]+[.CA288]+[.CA310]+[.CA332]+[.CA354]+[.CA376]+[.CA398]+[.CA420]+[.CA442]+[.CA464]+[.CA486]+[.CA508]" office:value-type="float" office:value="0" calcext:value-type="float">
            <text:p>0</text:p>
          </table:table-cell>
          <table:table-cell table:formula="of:=[.CB2]+[.CB24]+[.CB46]+[.CB68]+[.CB90]+[.CB112]+[.CB134]+[.CB156]+[.CB178]+[.CB200]+[.CB222]+[.CB244]+[.CB266]+[.CB288]+[.CB310]+[.CB332]+[.CB354]+[.CB376]+[.CB398]+[.CB420]+[.CB442]+[.CB464]+[.CB486]+[.CB508]" office:value-type="float" office:value="0" calcext:value-type="float">
            <text:p>0</text:p>
          </table:table-cell>
          <table:table-cell table:formula="of:=[.CC2]+[.CC24]+[.CC46]+[.CC68]+[.CC90]+[.CC112]+[.CC134]+[.CC156]+[.CC178]+[.CC200]+[.CC222]+[.CC244]+[.CC266]+[.CC288]+[.CC310]+[.CC332]+[.CC354]+[.CC376]+[.CC398]+[.CC420]+[.CC442]+[.CC464]+[.CC486]+[.CC508]" office:value-type="float" office:value="0" calcext:value-type="float">
            <text:p>0</text:p>
          </table:table-cell>
          <table:table-cell table:formula="of:=[.CD2]+[.CD24]+[.CD46]+[.CD68]+[.CD90]+[.CD112]+[.CD134]+[.CD156]+[.CD178]+[.CD200]+[.CD222]+[.CD244]+[.CD266]+[.CD288]+[.CD310]+[.CD332]+[.CD354]+[.CD376]+[.CD398]+[.CD420]+[.CD442]+[.CD464]+[.CD486]+[.CD508]" office:value-type="float" office:value="0" calcext:value-type="float">
            <text:p>0</text:p>
          </table:table-cell>
          <table:table-cell table:formula="of:=[.CE2]+[.CE24]+[.CE46]+[.CE68]+[.CE90]+[.CE112]+[.CE134]+[.CE156]+[.CE178]+[.CE200]+[.CE222]+[.CE244]+[.CE266]+[.CE288]+[.CE310]+[.CE332]+[.CE354]+[.CE376]+[.CE398]+[.CE420]+[.CE442]+[.CE464]+[.CE486]+[.CE508]" office:value-type="float" office:value="0" calcext:value-type="float">
            <text:p>0</text:p>
          </table:table-cell>
          <table:table-cell table:formula="of:=[.CF2]+[.CF24]+[.CF46]+[.CF68]+[.CF90]+[.CF112]+[.CF134]+[.CF156]+[.CF178]+[.CF200]+[.CF222]+[.CF244]+[.CF266]+[.CF288]+[.CF310]+[.CF332]+[.CF354]+[.CF376]+[.CF398]+[.CF420]+[.CF442]+[.CF464]+[.CF486]+[.CF508]" office:value-type="float" office:value="0" calcext:value-type="float">
            <text:p>0</text:p>
          </table:table-cell>
          <table:table-cell table:formula="of:=[.CG2]+[.CG24]+[.CG46]+[.CG68]+[.CG90]+[.CG112]+[.CG134]+[.CG156]+[.CG178]+[.CG200]+[.CG222]+[.CG244]+[.CG266]+[.CG288]+[.CG310]+[.CG332]+[.CG354]+[.CG376]+[.CG398]+[.CG420]+[.CG442]+[.CG464]+[.CG486]+[.CG508]" office:value-type="float" office:value="0" calcext:value-type="float">
            <text:p>0</text:p>
          </table:table-cell>
          <table:table-cell table:formula="of:=[.CH2]+[.CH24]+[.CH46]+[.CH68]+[.CH90]+[.CH112]+[.CH134]+[.CH156]+[.CH178]+[.CH200]+[.CH222]+[.CH244]+[.CH266]+[.CH288]+[.CH310]+[.CH332]+[.CH354]+[.CH376]+[.CH398]+[.CH420]+[.CH442]+[.CH464]+[.CH486]+[.CH508]" office:value-type="float" office:value="0" calcext:value-type="float">
            <text:p>0</text:p>
          </table:table-cell>
          <table:table-cell table:formula="of:=[.CI2]+[.CI24]+[.CI46]+[.CI68]+[.CI90]+[.CI112]+[.CI134]+[.CI156]+[.CI178]+[.CI200]+[.CI222]+[.CI244]+[.CI266]+[.CI288]+[.CI310]+[.CI332]+[.CI354]+[.CI376]+[.CI398]+[.CI420]+[.CI442]+[.CI464]+[.CI486]+[.CI508]" office:value-type="float" office:value="0" calcext:value-type="float">
            <text:p>0</text:p>
          </table:table-cell>
          <table:table-cell table:formula="of:=[.CJ2]+[.CJ24]+[.CJ46]+[.CJ68]+[.CJ90]+[.CJ112]+[.CJ134]+[.CJ156]+[.CJ178]+[.CJ200]+[.CJ222]+[.CJ244]+[.CJ266]+[.CJ288]+[.CJ310]+[.CJ332]+[.CJ354]+[.CJ376]+[.CJ398]+[.CJ420]+[.CJ442]+[.CJ464]+[.CJ486]+[.CJ50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O2]" office:value-type="float" office:value="0" calcext:value-type="float">
            <text:p>0</text:p>
          </table:table-cell>
          <table:table-cell table:formula="of:=[.CP2]" office:value-type="float" office:value="0" calcext:value-type="float">
            <text:p>0</text:p>
          </table:table-cell>
          <table:table-cell table:formula="of:=[.CQ2]" office:value-type="float" office:value="0" calcext:value-type="float">
            <text:p>0</text:p>
          </table:table-cell>
          <table:table-cell table:formula="of:=[.CR2]" office:value-type="float" office:value="0" calcext:value-type="float">
            <text:p>0</text:p>
          </table:table-cell>
          <table:table-cell table:formula="of:=[.CS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V2]" office:value-type="float" office:value="0" calcext:value-type="float">
            <text:p>0</text:p>
          </table:table-cell>
          <table:table-cell table:formula="of:=[.CW2]" office:value-type="float" office:value="0" calcext:value-type="float">
            <text:p>0</text:p>
          </table:table-cell>
          <table:table-cell table:formula="of:=[.CX2]" office:value-type="float" office:value="0" calcext:value-type="float">
            <text:p>0</text:p>
          </table:table-cell>
          <table:table-cell table:formula="of:=[.CY2]" office:value-type="float" office:value="0" calcext:value-type="float">
            <text:p>0</text:p>
          </table:table-cell>
          <table:table-cell table:formula="of:=[.CZ2]" office:value-type="float" office:value="0" calcext:value-type="float">
            <text:p>0</text:p>
          </table:table-cell>
          <table:table-cell table:formula="of:=[.DA2]" office:value-type="float" office:value="0" calcext:value-type="float">
            <text:p>0</text:p>
          </table:table-cell>
          <table:table-cell table:formula="of:=[.DB2]" office:value-type="float" office:value="0" calcext:value-type="float">
            <text:p>0</text:p>
          </table:table-cell>
          <table:table-cell table:formula="of:=[.DC2]" office:value-type="float" office:value="0" calcext:value-type="float">
            <text:p>0</text:p>
          </table:table-cell>
          <table:table-cell table:formula="of:=[.DD2]" office:value-type="float" office:value="0" calcext:value-type="float">
            <text:p>0</text:p>
          </table:table-cell>
          <table:table-cell table:formula="of:=[.DE2]" office:value-type="float" office:value="0" calcext:value-type="float">
            <text:p>0</text:p>
          </table:table-cell>
          <table:table-cell table:formula="of:=[.DF2]" office:value-type="float" office:value="0" calcext:value-type="float">
            <text:p>0</text:p>
          </table:table-cell>
          <table:table-cell table:formula="of:=[.DG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L2]" office:value-type="float" office:value="1" calcext:value-type="float">
            <text:p>1</text:p>
          </table:table-cell>
          <table:table-cell table:formula="of:=[.DM2]" office:value-type="float" office:value="0" calcext:value-type="float">
            <text:p>0</text:p>
          </table:table-cell>
          <table:table-cell table:formula="of:=[.DN2]" office:value-type="float" office:value="0" calcext:value-type="float">
            <text:p>0</text:p>
          </table:table-cell>
          <table:table-cell table:formula="of:=[.DO2]" office:value-type="float" office:value="0" calcext:value-type="float">
            <text:p>0</text:p>
          </table:table-cell>
          <table:table-cell table:formula="of:=[.DP2]" office:value-type="float" office:value="0" calcext:value-type="float">
            <text:p>0</text:p>
          </table:table-cell>
          <table:table-cell table:formula="of:=[.DQ2]" office:value-type="float" office:value="0" calcext:value-type="float">
            <text:p>0</text:p>
          </table:table-cell>
          <table:table-cell table:formula="of:=[.DR2]" office:value-type="float" office:value="0" calcext:value-type="float">
            <text:p>0</text:p>
          </table:table-cell>
          <table:table-cell table:formula="of:=[.DS2]" office:value-type="float" office:value="0" calcext:value-type="float">
            <text:p>0</text:p>
          </table:table-cell>
          <table:table-cell table:formula="of:=[.DT2]" office:value-type="float" office:value="0" calcext:value-type="float">
            <text:p>0</text:p>
          </table:table-cell>
          <table:table-cell table:formula="of:=[.DU2]" office:value-type="float" office:value="0" calcext:value-type="float">
            <text:p>0</text:p>
          </table:table-cell>
          <table:table-cell table:formula="of:=[.DV2]" office:value-type="float" office:value="0" calcext:value-type="float">
            <text:p>0</text:p>
          </table:table-cell>
          <table:table-cell table:formula="of:=[.DW2]" office:value-type="float" office:value="0" calcext:value-type="float">
            <text:p>0</text:p>
          </table:table-cell>
          <table:table-cell table:formula="of:=[.DX2]" office:value-type="float" office:value="0" calcext:value-type="float">
            <text:p>0</text:p>
          </table:table-cell>
          <table:table-cell table:formula="of:=[.DY2]" office:value-type="float" office:value="0" calcext:value-type="float">
            <text:p>0</text:p>
          </table:table-cell>
          <table:table-cell table:formula="of:=[.DZ2]" office:value-type="float" office:value="0" calcext:value-type="float">
            <text:p>0</text:p>
          </table:table-cell>
          <table:table-cell table:formula="of:=[.EA2]" office:value-type="float" office:value="0" calcext:value-type="float">
            <text:p>0</text:p>
          </table:table-cell>
          <table:table-cell table:formula="of:=[.EB2]" office:value-type="float" office:value="0" calcext:value-type="float">
            <text:p>0</text:p>
          </table:table-cell>
          <table:table-cell table:formula="of:=[.EC2]" office:value-type="float" office:value="0" calcext:value-type="float">
            <text:p>0</text:p>
          </table:table-cell>
          <table:table-cell table:formula="of:=[.ED2]" office:value-type="float" office:value="0" calcext:value-type="float">
            <text:p>0</text:p>
          </table:table-cell>
          <table:table-cell table:formula="of:=[.EE2]" office:value-type="float" office:value="0" calcext:value-type="float">
            <text:p>0</text:p>
          </table:table-cell>
          <table:table-cell table:formula="of:=[.EF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I2]" office:value-type="float" office:value="1" calcext:value-type="float">
            <text:p>1</text:p>
          </table:table-cell>
          <table:table-cell table:formula="of:=[.EJ2]" office:value-type="float" office:value="0" calcext:value-type="float">
            <text:p>0</text:p>
          </table:table-cell>
          <table:table-cell table:formula="of:=[.EK2]" office:value-type="float" office:value="0" calcext:value-type="float">
            <text:p>0</text:p>
          </table:table-cell>
          <table:table-cell table:formula="of:=[.EL2]" office:value-type="float" office:value="0" calcext:value-type="float">
            <text:p>0</text:p>
          </table:table-cell>
          <table:table-cell table:formula="of:=[.EM2]" office:value-type="float" office:value="0" calcext:value-type="float">
            <text:p>0</text:p>
          </table:table-cell>
          <table:table-cell table:formula="of:=[.EN2]" office:value-type="float" office:value="0" calcext:value-type="float">
            <text:p>0</text:p>
          </table:table-cell>
          <table:table-cell table:formula="of:=[.EO2]" office:value-type="float" office:value="0" calcext:value-type="float">
            <text:p>0</text:p>
          </table:table-cell>
          <table:table-cell table:formula="of:=[.EP2]" office:value-type="float" office:value="0" calcext:value-type="float">
            <text:p>0</text:p>
          </table:table-cell>
          <table:table-cell table:formula="of:=[.EQ2]" office:value-type="float" office:value="0" calcext:value-type="float">
            <text:p>0</text:p>
          </table:table-cell>
          <table:table-cell table:formula="of:=[.ER2]" office:value-type="float" office:value="0" calcext:value-type="float">
            <text:p>0</text:p>
          </table:table-cell>
          <table:table-cell table:formula="of:=[.ES2]" office:value-type="float" office:value="0" calcext:value-type="float">
            <text:p>0</text:p>
          </table:table-cell>
          <table:table-cell table:formula="of:=[.ET2]" office:value-type="float" office:value="0" calcext:value-type="float">
            <text:p>0</text:p>
          </table:table-cell>
          <table:table-cell table:formula="of:=[.EU2]" office:value-type="float" office:value="0" calcext:value-type="float">
            <text:p>0</text:p>
          </table:table-cell>
          <table:table-cell table:formula="of:=[.EV2]" office:value-type="float" office:value="0" calcext:value-type="float">
            <text:p>0</text:p>
          </table:table-cell>
          <table:table-cell table:formula="of:=[.EW2]" office:value-type="float" office:value="0" calcext:value-type="float">
            <text:p>0</text:p>
          </table:table-cell>
          <table:table-cell table:formula="of:=[.EX2]" office:value-type="float" office:value="0" calcext:value-type="float">
            <text:p>0</text:p>
          </table:table-cell>
          <table:table-cell table:formula="of:=[.EY2]" office:value-type="float" office:value="0" calcext:value-type="float">
            <text:p>0</text:p>
          </table:table-cell>
          <table:table-cell table:formula="of:=[.EZ2]" office:value-type="float" office:value="0" calcext:value-type="float">
            <text:p>0</text:p>
          </table:table-cell>
          <table:table-cell table:formula="of:=[.FA2]" office:value-type="float" office:value="0" calcext:value-type="float">
            <text:p>0</text:p>
          </table:table-cell>
          <table:table-cell table:formula="of:=[.FB2]" office:value-type="float" office:value="0" calcext:value-type="float">
            <text:p>0</text:p>
          </table:table-cell>
          <table:table-cell table:formula="of:=[.F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2]" office:value-type="float" office:value="1" calcext:value-type="float">
            <text:p>1</text:p>
          </table:table-cell>
          <table:table-cell table:formula="of:=[.FG2]" office:value-type="float" office:value="0" calcext:value-type="float">
            <text:p>0</text:p>
          </table:table-cell>
          <table:table-cell table:formula="of:=[.FH2]" office:value-type="float" office:value="0" calcext:value-type="float">
            <text:p>0</text:p>
          </table:table-cell>
          <table:table-cell table:formula="of:=[.FI2]" office:value-type="float" office:value="0" calcext:value-type="float">
            <text:p>0</text:p>
          </table:table-cell>
          <table:table-cell table:formula="of:=[.FJ2]" office:value-type="float" office:value="0" calcext:value-type="float">
            <text:p>0</text:p>
          </table:table-cell>
          <table:table-cell table:formula="of:=[.FK2]" office:value-type="float" office:value="0" calcext:value-type="float">
            <text:p>0</text:p>
          </table:table-cell>
          <table:table-cell table:formula="of:=[.FL2]" office:value-type="float" office:value="0" calcext:value-type="float">
            <text:p>0</text:p>
          </table:table-cell>
          <table:table-cell table:formula="of:=[.FM2]" office:value-type="float" office:value="0" calcext:value-type="float">
            <text:p>0</text:p>
          </table:table-cell>
          <table:table-cell table:formula="of:=[.FN2]" office:value-type="float" office:value="0" calcext:value-type="float">
            <text:p>0</text:p>
          </table:table-cell>
          <table:table-cell table:formula="of:=[.FO2]" office:value-type="float" office:value="0" calcext:value-type="float">
            <text:p>0</text:p>
          </table:table-cell>
          <table:table-cell table:formula="of:=[.FP2]" office:value-type="float" office:value="0" calcext:value-type="float">
            <text:p>0</text:p>
          </table:table-cell>
          <table:table-cell table:formula="of:=[.FQ2]" office:value-type="float" office:value="0" calcext:value-type="float">
            <text:p>0</text:p>
          </table:table-cell>
          <table:table-cell table:formula="of:=[.FR2]" office:value-type="float" office:value="0" calcext:value-type="float">
            <text:p>0</text:p>
          </table:table-cell>
          <table:table-cell table:formula="of:=[.FS2]" office:value-type="float" office:value="0" calcext:value-type="float">
            <text:p>0</text:p>
          </table:table-cell>
          <table:table-cell table:formula="of:=[.FT2]" office:value-type="float" office:value="0" calcext:value-type="float">
            <text:p>0</text:p>
          </table:table-cell>
          <table:table-cell table:formula="of:=[.FU2]" office:value-type="float" office:value="0" calcext:value-type="float">
            <text:p>0</text:p>
          </table:table-cell>
          <table:table-cell table:formula="of:=[.FV2]" office:value-type="float" office:value="0" calcext:value-type="float">
            <text:p>0</text:p>
          </table:table-cell>
          <table:table-cell table:formula="of:=[.FW2]" office:value-type="float" office:value="0" calcext:value-type="float">
            <text:p>0</text:p>
          </table:table-cell>
          <table:table-cell table:formula="of:=[.FX2]" office:value-type="float" office:value="0" calcext:value-type="float">
            <text:p>0</text:p>
          </table:table-cell>
          <table:table-cell table:formula="of:=[.FY2]" office:value-type="float" office:value="0" calcext:value-type="float">
            <text:p>0</text:p>
          </table:table-cell>
          <table:table-cell table:formula="of:=[.FZ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C2]" office:value-type="float" office:value="1" calcext:value-type="float">
            <text:p>1</text:p>
          </table:table-cell>
          <table:table-cell table:formula="of:=[.GD2]" office:value-type="float" office:value="0" calcext:value-type="float">
            <text:p>0</text:p>
          </table:table-cell>
          <table:table-cell table:formula="of:=[.GE2]" office:value-type="float" office:value="0" calcext:value-type="float">
            <text:p>0</text:p>
          </table:table-cell>
          <table:table-cell table:formula="of:=[.GF2]" office:value-type="float" office:value="0" calcext:value-type="float">
            <text:p>0</text:p>
          </table:table-cell>
          <table:table-cell table:formula="of:=[.GG2]" office:value-type="float" office:value="0" calcext:value-type="float">
            <text:p>0</text:p>
          </table:table-cell>
          <table:table-cell table:formula="of:=[.GH2]" office:value-type="float" office:value="0" calcext:value-type="float">
            <text:p>0</text:p>
          </table:table-cell>
          <table:table-cell table:formula="of:=[.GI2]" office:value-type="float" office:value="0" calcext:value-type="float">
            <text:p>0</text:p>
          </table:table-cell>
          <table:table-cell table:formula="of:=[.GJ2]" office:value-type="float" office:value="0" calcext:value-type="float">
            <text:p>0</text:p>
          </table:table-cell>
          <table:table-cell table:formula="of:=[.GK2]" office:value-type="float" office:value="0" calcext:value-type="float">
            <text:p>0</text:p>
          </table:table-cell>
          <table:table-cell table:formula="of:=[.GL2]" office:value-type="float" office:value="0" calcext:value-type="float">
            <text:p>0</text:p>
          </table:table-cell>
          <table:table-cell table:formula="of:=[.GM2]" office:value-type="float" office:value="0" calcext:value-type="float">
            <text:p>0</text:p>
          </table:table-cell>
          <table:table-cell table:formula="of:=[.GN2]" office:value-type="float" office:value="0" calcext:value-type="float">
            <text:p>0</text:p>
          </table:table-cell>
          <table:table-cell table:formula="of:=[.GO2]" office:value-type="float" office:value="0" calcext:value-type="float">
            <text:p>0</text:p>
          </table:table-cell>
          <table:table-cell table:formula="of:=[.GP2]" office:value-type="float" office:value="0" calcext:value-type="float">
            <text:p>0</text:p>
          </table:table-cell>
          <table:table-cell table:formula="of:=[.GQ2]" office:value-type="float" office:value="0" calcext:value-type="float">
            <text:p>0</text:p>
          </table:table-cell>
          <table:table-cell table:formula="of:=[.GR2]" office:value-type="float" office:value="0" calcext:value-type="float">
            <text:p>0</text:p>
          </table:table-cell>
          <table:table-cell table:formula="of:=[.GS2]" office:value-type="float" office:value="0" calcext:value-type="float">
            <text:p>0</text:p>
          </table:table-cell>
          <table:table-cell table:formula="of:=[.GT2]" office:value-type="float" office:value="0" calcext:value-type="float">
            <text:p>0</text:p>
          </table:table-cell>
          <table:table-cell table:formula="of:=[.GU2]" office:value-type="float" office:value="0" calcext:value-type="float">
            <text:p>0</text:p>
          </table:table-cell>
          <table:table-cell table:formula="of:=[.GV2]" office:value-type="float" office:value="0" calcext:value-type="float">
            <text:p>0</text:p>
          </table:table-cell>
          <table:table-cell table:formula="of:=[.GW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Z2]" office:value-type="float" office:value="1" calcext:value-type="float">
            <text:p>1</text:p>
          </table:table-cell>
          <table:table-cell table:formula="of:=[.HA2]" office:value-type="float" office:value="0" calcext:value-type="float">
            <text:p>0</text:p>
          </table:table-cell>
          <table:table-cell table:formula="of:=[.HB2]" office:value-type="float" office:value="0" calcext:value-type="float">
            <text:p>0</text:p>
          </table:table-cell>
          <table:table-cell table:formula="of:=[.HC2]" office:value-type="float" office:value="0" calcext:value-type="float">
            <text:p>0</text:p>
          </table:table-cell>
          <table:table-cell table:formula="of:=[.HD2]" office:value-type="float" office:value="0" calcext:value-type="float">
            <text:p>0</text:p>
          </table:table-cell>
          <table:table-cell table:formula="of:=[.HE2]" office:value-type="float" office:value="0" calcext:value-type="float">
            <text:p>0</text:p>
          </table:table-cell>
          <table:table-cell table:formula="of:=[.HF2]" office:value-type="float" office:value="0" calcext:value-type="float">
            <text:p>0</text:p>
          </table:table-cell>
          <table:table-cell table:formula="of:=[.HG2]" office:value-type="float" office:value="0" calcext:value-type="float">
            <text:p>0</text:p>
          </table:table-cell>
          <table:table-cell table:formula="of:=[.HH2]" office:value-type="float" office:value="0" calcext:value-type="float">
            <text:p>0</text:p>
          </table:table-cell>
          <table:table-cell table:formula="of:=[.HI2]" office:value-type="float" office:value="0" calcext:value-type="float">
            <text:p>0</text:p>
          </table:table-cell>
          <table:table-cell table:formula="of:=[.HJ2]" office:value-type="float" office:value="0" calcext:value-type="float">
            <text:p>0</text:p>
          </table:table-cell>
          <table:table-cell table:formula="of:=[.HK2]" office:value-type="float" office:value="0" calcext:value-type="float">
            <text:p>0</text:p>
          </table:table-cell>
          <table:table-cell table:formula="of:=[.HL2]" office:value-type="float" office:value="0" calcext:value-type="float">
            <text:p>0</text:p>
          </table:table-cell>
          <table:table-cell table:formula="of:=[.HM2]" office:value-type="float" office:value="0" calcext:value-type="float">
            <text:p>0</text:p>
          </table:table-cell>
          <table:table-cell table:formula="of:=[.HN2]" office:value-type="float" office:value="0" calcext:value-type="float">
            <text:p>0</text:p>
          </table:table-cell>
          <table:table-cell table:formula="of:=[.HO2]" office:value-type="float" office:value="0" calcext:value-type="float">
            <text:p>0</text:p>
          </table:table-cell>
          <table:table-cell table:formula="of:=[.HP2]" office:value-type="float" office:value="0" calcext:value-type="float">
            <text:p>0</text:p>
          </table:table-cell>
          <table:table-cell table:formula="of:=[.HQ2]" office:value-type="float" office:value="0" calcext:value-type="float">
            <text:p>0</text:p>
          </table:table-cell>
          <table:table-cell table:formula="of:=[.HR2]" office:value-type="float" office:value="0" calcext:value-type="float">
            <text:p>0</text:p>
          </table:table-cell>
          <table:table-cell table:formula="of:=[.HS2]" office:value-type="float" office:value="0" calcext:value-type="float">
            <text:p>0</text:p>
          </table:table-cell>
          <table:table-cell table:formula="of:=[.HT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W2]" office:value-type="float" office:value="1" calcext:value-type="float">
            <text:p>1</text:p>
          </table:table-cell>
          <table:table-cell table:formula="of:=[.HX2]" office:value-type="float" office:value="0" calcext:value-type="float">
            <text:p>0</text:p>
          </table:table-cell>
          <table:table-cell table:formula="of:=[.HY2]" office:value-type="float" office:value="0" calcext:value-type="float">
            <text:p>0</text:p>
          </table:table-cell>
          <table:table-cell table:formula="of:=[.HZ2]" office:value-type="float" office:value="0" calcext:value-type="float">
            <text:p>0</text:p>
          </table:table-cell>
          <table:table-cell table:formula="of:=[.IA2]" office:value-type="float" office:value="0" calcext:value-type="float">
            <text:p>0</text:p>
          </table:table-cell>
          <table:table-cell table:formula="of:=[.IB2]" office:value-type="float" office:value="0" calcext:value-type="float">
            <text:p>0</text:p>
          </table:table-cell>
          <table:table-cell table:formula="of:=[.IC2]" office:value-type="float" office:value="0" calcext:value-type="float">
            <text:p>0</text:p>
          </table:table-cell>
          <table:table-cell table:formula="of:=[.ID2]" office:value-type="float" office:value="0" calcext:value-type="float">
            <text:p>0</text:p>
          </table:table-cell>
          <table:table-cell table:formula="of:=[.IE2]" office:value-type="float" office:value="0" calcext:value-type="float">
            <text:p>0</text:p>
          </table:table-cell>
          <table:table-cell table:formula="of:=[.IF2]" office:value-type="float" office:value="0" calcext:value-type="float">
            <text:p>0</text:p>
          </table:table-cell>
          <table:table-cell table:formula="of:=[.IG2]" office:value-type="float" office:value="0" calcext:value-type="float">
            <text:p>0</text:p>
          </table:table-cell>
          <table:table-cell table:formula="of:=[.IH2]" office:value-type="float" office:value="0" calcext:value-type="float">
            <text:p>0</text:p>
          </table:table-cell>
          <table:table-cell table:formula="of:=[.II2]" office:value-type="float" office:value="0" calcext:value-type="float">
            <text:p>0</text:p>
          </table:table-cell>
          <table:table-cell table:formula="of:=[.IJ2]" office:value-type="float" office:value="0" calcext:value-type="float">
            <text:p>0</text:p>
          </table:table-cell>
          <table:table-cell table:formula="of:=[.IK2]" office:value-type="float" office:value="0" calcext:value-type="float">
            <text:p>0</text:p>
          </table:table-cell>
          <table:table-cell table:formula="of:=[.IL2]" office:value-type="float" office:value="0" calcext:value-type="float">
            <text:p>0</text:p>
          </table:table-cell>
          <table:table-cell table:formula="of:=[.IM2]" office:value-type="float" office:value="0" calcext:value-type="float">
            <text:p>0</text:p>
          </table:table-cell>
          <table:table-cell table:formula="of:=[.IN2]" office:value-type="float" office:value="0" calcext:value-type="float">
            <text:p>0</text:p>
          </table:table-cell>
          <table:table-cell table:formula="of:=[.IO2]" office:value-type="float" office:value="0" calcext:value-type="float">
            <text:p>0</text:p>
          </table:table-cell>
          <table:table-cell table:formula="of:=[.IP2]" office:value-type="float" office:value="0" calcext:value-type="float">
            <text:p>0</text:p>
          </table:table-cell>
          <table:table-cell table:formula="of:=[.IQ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T2]" office:value-type="float" office:value="1" calcext:value-type="float">
            <text:p>1</text:p>
          </table:table-cell>
          <table:table-cell table:formula="of:=[.IU2]" office:value-type="float" office:value="0" calcext:value-type="float">
            <text:p>0</text:p>
          </table:table-cell>
          <table:table-cell table:formula="of:=[.IV2]" office:value-type="float" office:value="0" calcext:value-type="float">
            <text:p>0</text:p>
          </table:table-cell>
          <table:table-cell table:formula="of:=[.IW2]" office:value-type="float" office:value="0" calcext:value-type="float">
            <text:p>0</text:p>
          </table:table-cell>
          <table:table-cell table:formula="of:=[.IX2]" office:value-type="float" office:value="0" calcext:value-type="float">
            <text:p>0</text:p>
          </table:table-cell>
          <table:table-cell table:formula="of:=[.IY2]" office:value-type="float" office:value="0" calcext:value-type="float">
            <text:p>0</text:p>
          </table:table-cell>
          <table:table-cell table:formula="of:=[.IZ2]" office:value-type="float" office:value="0" calcext:value-type="float">
            <text:p>0</text:p>
          </table:table-cell>
          <table:table-cell table:formula="of:=[.JA2]" office:value-type="float" office:value="0" calcext:value-type="float">
            <text:p>0</text:p>
          </table:table-cell>
          <table:table-cell table:formula="of:=[.JB2]" office:value-type="float" office:value="0" calcext:value-type="float">
            <text:p>0</text:p>
          </table:table-cell>
          <table:table-cell table:formula="of:=[.JC2]" office:value-type="float" office:value="0" calcext:value-type="float">
            <text:p>0</text:p>
          </table:table-cell>
          <table:table-cell table:formula="of:=[.JD2]" office:value-type="float" office:value="0" calcext:value-type="float">
            <text:p>0</text:p>
          </table:table-cell>
          <table:table-cell table:formula="of:=[.JE2]" office:value-type="float" office:value="0" calcext:value-type="float">
            <text:p>0</text:p>
          </table:table-cell>
          <table:table-cell table:formula="of:=[.JF2]" office:value-type="float" office:value="0" calcext:value-type="float">
            <text:p>0</text:p>
          </table:table-cell>
          <table:table-cell table:formula="of:=[.JG2]" office:value-type="float" office:value="0" calcext:value-type="float">
            <text:p>0</text:p>
          </table:table-cell>
          <table:table-cell table:formula="of:=[.JH2]" office:value-type="float" office:value="0" calcext:value-type="float">
            <text:p>0</text:p>
          </table:table-cell>
          <table:table-cell table:formula="of:=[.JI2]" office:value-type="float" office:value="0" calcext:value-type="float">
            <text:p>0</text:p>
          </table:table-cell>
          <table:table-cell table:formula="of:=[.JJ2]" office:value-type="float" office:value="0" calcext:value-type="float">
            <text:p>0</text:p>
          </table:table-cell>
          <table:table-cell table:formula="of:=[.JK2]" office:value-type="float" office:value="0" calcext:value-type="float">
            <text:p>0</text:p>
          </table:table-cell>
          <table:table-cell table:formula="of:=[.JL2]" office:value-type="float" office:value="0" calcext:value-type="float">
            <text:p>0</text:p>
          </table:table-cell>
          <table:table-cell table:formula="of:=[.JM2]" office:value-type="float" office:value="0" calcext:value-type="float">
            <text:p>0</text:p>
          </table:table-cell>
          <table:table-cell table:formula="of:=[.JN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Q2]" office:value-type="float" office:value="1" calcext:value-type="float">
            <text:p>1</text:p>
          </table:table-cell>
          <table:table-cell table:formula="of:=[.JR2]" office:value-type="float" office:value="0" calcext:value-type="float">
            <text:p>0</text:p>
          </table:table-cell>
          <table:table-cell table:formula="of:=[.JS2]" office:value-type="float" office:value="0" calcext:value-type="float">
            <text:p>0</text:p>
          </table:table-cell>
          <table:table-cell table:formula="of:=[.JT2]" office:value-type="float" office:value="0" calcext:value-type="float">
            <text:p>0</text:p>
          </table:table-cell>
          <table:table-cell table:formula="of:=[.JU2]" office:value-type="float" office:value="0" calcext:value-type="float">
            <text:p>0</text:p>
          </table:table-cell>
          <table:table-cell table:formula="of:=[.JV2]" office:value-type="float" office:value="0" calcext:value-type="float">
            <text:p>0</text:p>
          </table:table-cell>
          <table:table-cell table:formula="of:=[.JW2]" office:value-type="float" office:value="0" calcext:value-type="float">
            <text:p>0</text:p>
          </table:table-cell>
          <table:table-cell table:formula="of:=[.JX2]" office:value-type="float" office:value="0" calcext:value-type="float">
            <text:p>0</text:p>
          </table:table-cell>
          <table:table-cell table:formula="of:=[.JY2]" office:value-type="float" office:value="0" calcext:value-type="float">
            <text:p>0</text:p>
          </table:table-cell>
          <table:table-cell table:formula="of:=[.JZ2]" office:value-type="float" office:value="0" calcext:value-type="float">
            <text:p>0</text:p>
          </table:table-cell>
          <table:table-cell table:formula="of:=[.KA2]" office:value-type="float" office:value="0" calcext:value-type="float">
            <text:p>0</text:p>
          </table:table-cell>
          <table:table-cell table:formula="of:=[.KB2]" office:value-type="float" office:value="0" calcext:value-type="float">
            <text:p>0</text:p>
          </table:table-cell>
          <table:table-cell table:formula="of:=[.KC2]" office:value-type="float" office:value="0" calcext:value-type="float">
            <text:p>0</text:p>
          </table:table-cell>
          <table:table-cell table:formula="of:=[.KD2]" office:value-type="float" office:value="0" calcext:value-type="float">
            <text:p>0</text:p>
          </table:table-cell>
          <table:table-cell table:formula="of:=[.KE2]" office:value-type="float" office:value="0" calcext:value-type="float">
            <text:p>0</text:p>
          </table:table-cell>
          <table:table-cell table:formula="of:=[.KF2]" office:value-type="float" office:value="0" calcext:value-type="float">
            <text:p>0</text:p>
          </table:table-cell>
          <table:table-cell table:formula="of:=[.KG2]" office:value-type="float" office:value="0" calcext:value-type="float">
            <text:p>0</text:p>
          </table:table-cell>
          <table:table-cell table:formula="of:=[.KH2]" office:value-type="float" office:value="0" calcext:value-type="float">
            <text:p>0</text:p>
          </table:table-cell>
          <table:table-cell table:formula="of:=[.KI2]" office:value-type="float" office:value="0" calcext:value-type="float">
            <text:p>0</text:p>
          </table:table-cell>
          <table:table-cell table:formula="of:=[.KJ2]" office:value-type="float" office:value="0" calcext:value-type="float">
            <text:p>0</text:p>
          </table:table-cell>
          <table:table-cell table:formula="of:=[.KK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N2]" office:value-type="float" office:value="1" calcext:value-type="float">
            <text:p>1</text:p>
          </table:table-cell>
          <table:table-cell table:formula="of:=[.KO2]" office:value-type="float" office:value="0" calcext:value-type="float">
            <text:p>0</text:p>
          </table:table-cell>
          <table:table-cell table:formula="of:=[.KP2]" office:value-type="float" office:value="0" calcext:value-type="float">
            <text:p>0</text:p>
          </table:table-cell>
          <table:table-cell table:formula="of:=[.KQ2]" office:value-type="float" office:value="0" calcext:value-type="float">
            <text:p>0</text:p>
          </table:table-cell>
          <table:table-cell table:formula="of:=[.KR2]" office:value-type="float" office:value="0" calcext:value-type="float">
            <text:p>0</text:p>
          </table:table-cell>
          <table:table-cell table:formula="of:=[.KS2]" office:value-type="float" office:value="0" calcext:value-type="float">
            <text:p>0</text:p>
          </table:table-cell>
          <table:table-cell table:formula="of:=[.KT2]" office:value-type="float" office:value="0" calcext:value-type="float">
            <text:p>0</text:p>
          </table:table-cell>
          <table:table-cell table:formula="of:=[.KU2]" office:value-type="float" office:value="0" calcext:value-type="float">
            <text:p>0</text:p>
          </table:table-cell>
          <table:table-cell table:formula="of:=[.KV2]" office:value-type="float" office:value="0" calcext:value-type="float">
            <text:p>0</text:p>
          </table:table-cell>
          <table:table-cell table:formula="of:=[.KW2]" office:value-type="float" office:value="0" calcext:value-type="float">
            <text:p>0</text:p>
          </table:table-cell>
          <table:table-cell table:formula="of:=[.KX2]" office:value-type="float" office:value="0" calcext:value-type="float">
            <text:p>0</text:p>
          </table:table-cell>
          <table:table-cell table:formula="of:=[.KY2]" office:value-type="float" office:value="0" calcext:value-type="float">
            <text:p>0</text:p>
          </table:table-cell>
          <table:table-cell table:formula="of:=[.KZ2]" office:value-type="float" office:value="0" calcext:value-type="float">
            <text:p>0</text:p>
          </table:table-cell>
          <table:table-cell table:formula="of:=[.LA2]" office:value-type="float" office:value="0" calcext:value-type="float">
            <text:p>0</text:p>
          </table:table-cell>
          <table:table-cell table:formula="of:=[.LB2]" office:value-type="float" office:value="0" calcext:value-type="float">
            <text:p>0</text:p>
          </table:table-cell>
          <table:table-cell table:formula="of:=[.LC2]" office:value-type="float" office:value="0" calcext:value-type="float">
            <text:p>0</text:p>
          </table:table-cell>
          <table:table-cell table:formula="of:=[.LD2]" office:value-type="float" office:value="0" calcext:value-type="float">
            <text:p>0</text:p>
          </table:table-cell>
          <table:table-cell table:formula="of:=[.LE2]" office:value-type="float" office:value="0" calcext:value-type="float">
            <text:p>0</text:p>
          </table:table-cell>
          <table:table-cell table:formula="of:=[.LF2]" office:value-type="float" office:value="0" calcext:value-type="float">
            <text:p>0</text:p>
          </table:table-cell>
          <table:table-cell table:formula="of:=[.LG2]" office:value-type="float" office:value="0" calcext:value-type="float">
            <text:p>0</text:p>
          </table:table-cell>
          <table:table-cell table:formula="of:=[.LH2]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INVERSE([.LK2:.ME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2]" office:value-type="float" office:value="0" calcext:value-type="float">
            <text:p>0</text:p>
          </table:table-cell>
          <table:table-cell/>
          <table:table-cell table:number-matrix-columns-spanned="1" table:number-matrix-rows-spanned="21" table:formula="of:=MMULT([.MG2:.NA22];[.NC2:.NC22])"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]*[.E3]-[.F3]*[.C3]" office:value-type="float" office:value="-3" calcext:value-type="float">
            <text:p>-3</text:p>
          </table:table-cell>
          <table:table-cell table:formula="of:=[.F3]*[.A3]-[.B3]*[.E3]" office:value-type="float" office:value="0" calcext:value-type="float">
            <text:p>0</text:p>
          </table:table-cell>
          <table:table-cell table:formula="of:=[.B3]*[.C3]-[.D3]*[.A3]" office:value-type="float" office:value="0" calcext:value-type="float">
            <text:p>0</text:p>
          </table:table-cell>
          <table:table-cell table:formula="of:=[.C3]-[.E3]" office:value-type="float" office:value="1.5" calcext:value-type="float">
            <text:p>1.5</text:p>
          </table:table-cell>
          <table:table-cell table:formula="of:=[.E3]-[.A3]" office:value-type="float" office:value="0" calcext:value-type="float">
            <text:p>0</text:p>
          </table:table-cell>
          <table:table-cell table:formula="of:=[.A3]-[.C3]" office:value-type="float" office:value="-1.5" calcext:value-type="float">
            <text:p>-1.5</text:p>
          </table:table-cell>
          <table:table-cell table:formula="of:=[.F3]-[.B3]" office:value-type="float" office:value="2" calcext:value-type="float">
            <text:p>2</text:p>
          </table:table-cell>
          <table:table-cell table:formula="of:=[.B3]-[.F3]" office:value-type="float" office:value="-2" calcext:value-type="float">
            <text:p>-2</text:p>
          </table:table-cell>
          <table:table-cell table:formula="of:=[.D3]-[.B3]" office:value-type="float" office:value="2" calcext:value-type="float">
            <text:p>2</text:p>
          </table:table-cell>
          <table:table-cell table:formula="of:=0.5*([.A3]*([.D3]-[.F3]) + [.C3]*([.F3]-[.B3]) + [.E3]*([.B3]-[.D3]))" office:value-type="float" office:value="1.5" calcext:value-type="float">
            <text:p>1.5</text:p>
          </table:table-cell>
          <table:table-cell table:formula="of:=([.B3]+[.D3]+[.F3])/3" office:value-type="float" office:value="1.33333333333333" calcext:value-type="float">
            <text:p>1.33333333333333</text:p>
          </table:table-cell>
          <table:table-cell table:number-columns-repeated="4"/>
          <table:table-cell table:formula="of:=[.J3]*[.J3]+[.M3]*[.M3]" office:value-type="float" office:value="6.25" calcext:value-type="float">
            <text:p>6.25</text:p>
          </table:table-cell>
          <table:table-cell table:formula="of:=[.J3]*[.K3]+[.M3]*[.N3]" office:value-type="float" office:value="-4" calcext:value-type="float">
            <text:p>-4</text:p>
          </table:table-cell>
          <table:table-cell table:formula="of:=[.J3]*[.L3]+[.M3]*[.O3]" office:value-type="float" office:value="1.75" calcext:value-type="float">
            <text:p>1.75</text:p>
          </table:table-cell>
          <table:table-cell table:formula="of:=[.K3]*[.K3]+[.N3]*[.N3]" office:value-type="float" office:value="4" calcext:value-type="float">
            <text:p>4</text:p>
          </table:table-cell>
          <table:table-cell table:formula="of:=[.K3]*[.L3]+[.N3]*[.O3]" office:value-type="float" office:value="-4" calcext:value-type="float">
            <text:p>-4</text:p>
          </table:table-cell>
          <table:table-cell table:formula="of:=[.L3]*[.L3]+[.O3]*[.O3]" office:value-type="float" office:value="6.25" calcext:value-type="float">
            <text:p>6.25</text:p>
          </table:table-cell>
          <table:table-cell table:formula="of:=PI()*[.$Q3]/(2*[.$P3])*[.V3]" office:value-type="float" office:value="8.72664625997165" calcext:value-type="float">
            <text:p>8.72664625997165</text:p>
          </table:table-cell>
          <table:table-cell table:formula="of:=PI()*[.$Q3]/(2*[.$P3])*[.W3]" office:value-type="float" office:value="-5.58505360638185" calcext:value-type="float">
            <text:p>-5.58505360638185</text:p>
          </table:table-cell>
          <table:table-cell table:formula="of:=PI()*[.$Q3]/(2*[.$P3])*[.X3]" office:value-type="float" office:value="2.44346095279206" calcext:value-type="float">
            <text:p>2.44346095279206</text:p>
          </table:table-cell>
          <table:table-cell table:formula="of:=PI()*[.$Q3]/(2*[.$P3])*[.Y3]" office:value-type="float" office:value="5.58505360638185" calcext:value-type="float">
            <text:p>5.58505360638185</text:p>
          </table:table-cell>
          <table:table-cell table:formula="of:=PI()*[.$Q3]/(2*[.$P3])*[.Z3]" office:value-type="float" office:value="-5.58505360638185" calcext:value-type="float">
            <text:p>-5.58505360638185</text:p>
          </table:table-cell>
          <table:table-cell table:formula="of:=PI()*[.$Q3]/(2*[.$P3])*[.AA3]" office:value-type="float" office:value="8.72664625997165" calcext:value-type="float">
            <text:p>8.72664625997165</text:p>
          </table:table-cell>
          <table:table-cell table:number-columns-repeated="8"/>
          <table:table-cell table:formula="of:=[.AJ2]" office:value-type="float" office:value="-2.79252680319093" calcext:value-type="float">
            <text:p>-2.79252680319093</text:p>
          </table:table-cell>
          <table:table-cell table:formula="of:=[.AL2]" office:value-type="float" office:value="4.36332312998582" calcext:value-type="float">
            <text:p>4.36332312998582</text:p>
          </table:table-cell>
          <table:table-cell table:formula="of:=[.AM2]" office:value-type="float" office:value="-1.5707963267949" calcext:value-type="float">
            <text:p>-1.57079632679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-2.79252680319093" calcext:value-type="float">
            <text:p>-2.79252680319093</text:p>
          </table:table-cell>
          <table:table-cell office:value-type="float" office:value="4.36332312998582" calcext:value-type="float">
            <text:p>4.363323129985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P3]+[.BP25]+[.BP47]+[.BP69]+[.BP91]+[.BP113]+[.BP135]+[.BP157]+[.BP179]+[.BP201]+[.BP223]+[.BP245]+[.BP267]+[.BP289]+[.BP311]+[.BP333]+[.BP355]+[.BP377]+[.BP399]+[.BP421]+[.BP443]+[.BP465]+[.BP487]+[.BP509]" office:value-type="float" office:value="-2.79252680319093" calcext:value-type="float">
            <text:p>-2.79252680319093</text:p>
          </table:table-cell>
          <table:table-cell table:formula="of:=[.BQ3]+[.BQ25]+[.BQ47]+[.BQ69]+[.BQ91]+[.BQ113]+[.BQ135]+[.BQ157]+[.BQ179]+[.BQ201]+[.BQ223]+[.BQ245]+[.BQ267]+[.BQ289]+[.BQ311]+[.BQ333]+[.BQ355]+[.BQ377]+[.BQ399]+[.BQ421]+[.BQ443]+[.BQ465]+[.BQ487]+[.BQ509]" office:value-type="float" office:value="15.8824961931484" calcext:value-type="float">
            <text:p>15.8824961931484</text:p>
          </table:table-cell>
          <table:table-cell table:formula="of:=[.BR3]+[.BR25]+[.BR47]+[.BR69]+[.BR91]+[.BR113]+[.BR135]+[.BR157]+[.BR179]+[.BR201]+[.BR223]+[.BR245]+[.BR267]+[.BR289]+[.BR311]+[.BR333]+[.BR355]+[.BR377]+[.BR399]+[.BR421]+[.BR443]+[.BR465]+[.BR487]+[.BR509]" office:value-type="float" office:value="-2.79252680319093" calcext:value-type="float">
            <text:p>-2.79252680319093</text:p>
          </table:table-cell>
          <table:table-cell table:formula="of:=[.BS3]+[.BS25]+[.BS47]+[.BS69]+[.BS91]+[.BS113]+[.BS135]+[.BS157]+[.BS179]+[.BS201]+[.BS223]+[.BS245]+[.BS267]+[.BS289]+[.BS311]+[.BS333]+[.BS355]+[.BS377]+[.BS399]+[.BS421]+[.BS443]+[.BS465]+[.BS487]+[.BS509]" office:value-type="float" office:value="0" calcext:value-type="float">
            <text:p>0</text:p>
          </table:table-cell>
          <table:table-cell table:formula="of:=[.BT3]+[.BT25]+[.BT47]+[.BT69]+[.BT91]+[.BT113]+[.BT135]+[.BT157]+[.BT179]+[.BT201]+[.BT223]+[.BT245]+[.BT267]+[.BT289]+[.BT311]+[.BT333]+[.BT355]+[.BT377]+[.BT399]+[.BT421]+[.BT443]+[.BT465]+[.BT487]+[.BT509]" office:value-type="float" office:value="0" calcext:value-type="float">
            <text:p>0</text:p>
          </table:table-cell>
          <table:table-cell table:formula="of:=[.BU3]+[.BU25]+[.BU47]+[.BU69]+[.BU91]+[.BU113]+[.BU135]+[.BU157]+[.BU179]+[.BU201]+[.BU223]+[.BU245]+[.BU267]+[.BU289]+[.BU311]+[.BU333]+[.BU355]+[.BU377]+[.BU399]+[.BU421]+[.BU443]+[.BU465]+[.BU487]+[.BU509]" office:value-type="float" office:value="0" calcext:value-type="float">
            <text:p>0</text:p>
          </table:table-cell>
          <table:table-cell table:formula="of:=[.BV3]+[.BV25]+[.BV47]+[.BV69]+[.BV91]+[.BV113]+[.BV135]+[.BV157]+[.BV179]+[.BV201]+[.BV223]+[.BV245]+[.BV267]+[.BV289]+[.BV311]+[.BV333]+[.BV355]+[.BV377]+[.BV399]+[.BV421]+[.BV443]+[.BV465]+[.BV487]+[.BV509]" office:value-type="float" office:value="0" calcext:value-type="float">
            <text:p>0</text:p>
          </table:table-cell>
          <table:table-cell table:formula="of:=[.BW3]+[.BW25]+[.BW47]+[.BW69]+[.BW91]+[.BW113]+[.BW135]+[.BW157]+[.BW179]+[.BW201]+[.BW223]+[.BW245]+[.BW267]+[.BW289]+[.BW311]+[.BW333]+[.BW355]+[.BW377]+[.BW399]+[.BW421]+[.BW443]+[.BW465]+[.BW487]+[.BW509]" office:value-type="float" office:value="0" calcext:value-type="float">
            <text:p>0</text:p>
          </table:table-cell>
          <table:table-cell table:formula="of:=[.BX3]+[.BX25]+[.BX47]+[.BX69]+[.BX91]+[.BX113]+[.BX135]+[.BX157]+[.BX179]+[.BX201]+[.BX223]+[.BX245]+[.BX267]+[.BX289]+[.BX311]+[.BX333]+[.BX355]+[.BX377]+[.BX399]+[.BX421]+[.BX443]+[.BX465]+[.BX487]+[.BX509]" office:value-type="float" office:value="0.872664625997165" calcext:value-type="float">
            <text:p>0.872664625997165</text:p>
          </table:table-cell>
          <table:table-cell table:formula="of:=[.BY3]+[.BY25]+[.BY47]+[.BY69]+[.BY91]+[.BY113]+[.BY135]+[.BY157]+[.BY179]+[.BY201]+[.BY223]+[.BY245]+[.BY267]+[.BY289]+[.BY311]+[.BY333]+[.BY355]+[.BY377]+[.BY399]+[.BY421]+[.BY443]+[.BY465]+[.BY487]+[.BY509]" office:value-type="float" office:value="-5.58505360638185" calcext:value-type="float">
            <text:p>-5.58505360638185</text:p>
          </table:table-cell>
          <table:table-cell table:formula="of:=[.BZ3]+[.BZ25]+[.BZ47]+[.BZ69]+[.BZ91]+[.BZ113]+[.BZ135]+[.BZ157]+[.BZ179]+[.BZ201]+[.BZ223]+[.BZ245]+[.BZ267]+[.BZ289]+[.BZ311]+[.BZ333]+[.BZ355]+[.BZ377]+[.BZ399]+[.BZ421]+[.BZ443]+[.BZ465]+[.BZ487]+[.BZ509]" office:value-type="float" office:value="0" calcext:value-type="float">
            <text:p>0</text:p>
          </table:table-cell>
          <table:table-cell table:formula="of:=[.CA3]+[.CA25]+[.CA47]+[.CA69]+[.CA91]+[.CA113]+[.CA135]+[.CA157]+[.CA179]+[.CA201]+[.CA223]+[.CA245]+[.CA267]+[.CA289]+[.CA311]+[.CA333]+[.CA355]+[.CA377]+[.CA399]+[.CA421]+[.CA443]+[.CA465]+[.CA487]+[.CA509]" office:value-type="float" office:value="0" calcext:value-type="float">
            <text:p>0</text:p>
          </table:table-cell>
          <table:table-cell table:formula="of:=[.CB3]+[.CB25]+[.CB47]+[.CB69]+[.CB91]+[.CB113]+[.CB135]+[.CB157]+[.CB179]+[.CB201]+[.CB223]+[.CB245]+[.CB267]+[.CB289]+[.CB311]+[.CB333]+[.CB355]+[.CB377]+[.CB399]+[.CB421]+[.CB443]+[.CB465]+[.CB487]+[.CB509]" office:value-type="float" office:value="0" calcext:value-type="float">
            <text:p>0</text:p>
          </table:table-cell>
          <table:table-cell table:formula="of:=[.CC3]+[.CC25]+[.CC47]+[.CC69]+[.CC91]+[.CC113]+[.CC135]+[.CC157]+[.CC179]+[.CC201]+[.CC223]+[.CC245]+[.CC267]+[.CC289]+[.CC311]+[.CC333]+[.CC355]+[.CC377]+[.CC399]+[.CC421]+[.CC443]+[.CC465]+[.CC487]+[.CC509]" office:value-type="float" office:value="0" calcext:value-type="float">
            <text:p>0</text:p>
          </table:table-cell>
          <table:table-cell table:formula="of:=[.CD3]+[.CD25]+[.CD47]+[.CD69]+[.CD91]+[.CD113]+[.CD135]+[.CD157]+[.CD179]+[.CD201]+[.CD223]+[.CD245]+[.CD267]+[.CD289]+[.CD311]+[.CD333]+[.CD355]+[.CD377]+[.CD399]+[.CD421]+[.CD443]+[.CD465]+[.CD487]+[.CD509]" office:value-type="float" office:value="0" calcext:value-type="float">
            <text:p>0</text:p>
          </table:table-cell>
          <table:table-cell table:formula="of:=[.CE3]+[.CE25]+[.CE47]+[.CE69]+[.CE91]+[.CE113]+[.CE135]+[.CE157]+[.CE179]+[.CE201]+[.CE223]+[.CE245]+[.CE267]+[.CE289]+[.CE311]+[.CE333]+[.CE355]+[.CE377]+[.CE399]+[.CE421]+[.CE443]+[.CE465]+[.CE487]+[.CE509]" office:value-type="float" office:value="0" calcext:value-type="float">
            <text:p>0</text:p>
          </table:table-cell>
          <table:table-cell table:formula="of:=[.CF3]+[.CF25]+[.CF47]+[.CF69]+[.CF91]+[.CF113]+[.CF135]+[.CF157]+[.CF179]+[.CF201]+[.CF223]+[.CF245]+[.CF267]+[.CF289]+[.CF311]+[.CF333]+[.CF355]+[.CF377]+[.CF399]+[.CF421]+[.CF443]+[.CF465]+[.CF487]+[.CF509]" office:value-type="float" office:value="0" calcext:value-type="float">
            <text:p>0</text:p>
          </table:table-cell>
          <table:table-cell table:formula="of:=[.CG3]+[.CG25]+[.CG47]+[.CG69]+[.CG91]+[.CG113]+[.CG135]+[.CG157]+[.CG179]+[.CG201]+[.CG223]+[.CG245]+[.CG267]+[.CG289]+[.CG311]+[.CG333]+[.CG355]+[.CG377]+[.CG399]+[.CG421]+[.CG443]+[.CG465]+[.CG487]+[.CG509]" office:value-type="float" office:value="0" calcext:value-type="float">
            <text:p>0</text:p>
          </table:table-cell>
          <table:table-cell table:formula="of:=[.CH3]+[.CH25]+[.CH47]+[.CH69]+[.CH91]+[.CH113]+[.CH135]+[.CH157]+[.CH179]+[.CH201]+[.CH223]+[.CH245]+[.CH267]+[.CH289]+[.CH311]+[.CH333]+[.CH355]+[.CH377]+[.CH399]+[.CH421]+[.CH443]+[.CH465]+[.CH487]+[.CH509]" office:value-type="float" office:value="0" calcext:value-type="float">
            <text:p>0</text:p>
          </table:table-cell>
          <table:table-cell table:formula="of:=[.CI3]+[.CI25]+[.CI47]+[.CI69]+[.CI91]+[.CI113]+[.CI135]+[.CI157]+[.CI179]+[.CI201]+[.CI223]+[.CI245]+[.CI267]+[.CI289]+[.CI311]+[.CI333]+[.CI355]+[.CI377]+[.CI399]+[.CI421]+[.CI443]+[.CI465]+[.CI487]+[.CI509]" office:value-type="float" office:value="0" calcext:value-type="float">
            <text:p>0</text:p>
          </table:table-cell>
          <table:table-cell table:formula="of:=[.CJ3]+[.CJ25]+[.CJ47]+[.CJ69]+[.CJ91]+[.CJ113]+[.CJ135]+[.CJ157]+[.CJ179]+[.CJ201]+[.CJ223]+[.CJ245]+[.CJ267]+[.CJ289]+[.CJ311]+[.CJ333]+[.CJ355]+[.CJ377]+[.CJ399]+[.CJ421]+[.CJ443]+[.CJ465]+[.CJ487]+[.CJ50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P3]" office:value-type="float" office:value="0" calcext:value-type="float">
            <text:p>0</text:p>
          </table:table-cell>
          <table:table-cell table:formula="of:=[.CQ3]" office:value-type="float" office:value="0" calcext:value-type="float">
            <text:p>0</text:p>
          </table:table-cell>
          <table:table-cell table:formula="of:=[.CR3]" office:value-type="float" office:value="0" calcext:value-type="float">
            <text:p>0</text:p>
          </table:table-cell>
          <table:table-cell table:formula="of:=[.CS3]" office:value-type="float" office:value="0" calcext:value-type="float">
            <text:p>0</text:p>
          </table:table-cell>
          <table:table-cell table:formula="of:=[.CT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W3]" office:value-type="float" office:value="0" calcext:value-type="float">
            <text:p>0</text:p>
          </table:table-cell>
          <table:table-cell table:formula="of:=[.CX3]" office:value-type="float" office:value="0" calcext:value-type="float">
            <text:p>0</text:p>
          </table:table-cell>
          <table:table-cell table:formula="of:=[.CY3]" office:value-type="float" office:value="0" calcext:value-type="float">
            <text:p>0</text:p>
          </table:table-cell>
          <table:table-cell table:formula="of:=[.CZ3]" office:value-type="float" office:value="0" calcext:value-type="float">
            <text:p>0</text:p>
          </table:table-cell>
          <table:table-cell table:formula="of:=[.DA3]" office:value-type="float" office:value="0" calcext:value-type="float">
            <text:p>0</text:p>
          </table:table-cell>
          <table:table-cell table:formula="of:=[.DB3]" office:value-type="float" office:value="0" calcext:value-type="float">
            <text:p>0</text:p>
          </table:table-cell>
          <table:table-cell table:formula="of:=[.DC3]" office:value-type="float" office:value="0" calcext:value-type="float">
            <text:p>0</text:p>
          </table:table-cell>
          <table:table-cell table:formula="of:=[.DD3]" office:value-type="float" office:value="0" calcext:value-type="float">
            <text:p>0</text:p>
          </table:table-cell>
          <table:table-cell table:formula="of:=[.DE3]" office:value-type="float" office:value="0" calcext:value-type="float">
            <text:p>0</text:p>
          </table:table-cell>
          <table:table-cell table:formula="of:=[.DF3]" office:value-type="float" office:value="0" calcext:value-type="float">
            <text:p>0</text:p>
          </table:table-cell>
          <table:table-cell table:formula="of:=[.DG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L3]" office:value-type="float" office:value="0" calcext:value-type="float">
            <text:p>0</text:p>
          </table:table-cell>
          <table:table-cell table:formula="of:=[.DM3]" office:value-type="float" office:value="1" calcext:value-type="float">
            <text:p>1</text:p>
          </table:table-cell>
          <table:table-cell table:formula="of:=[.DN3]" office:value-type="float" office:value="0" calcext:value-type="float">
            <text:p>0</text:p>
          </table:table-cell>
          <table:table-cell table:formula="of:=[.DO3]" office:value-type="float" office:value="0" calcext:value-type="float">
            <text:p>0</text:p>
          </table:table-cell>
          <table:table-cell table:formula="of:=[.DP3]" office:value-type="float" office:value="0" calcext:value-type="float">
            <text:p>0</text:p>
          </table:table-cell>
          <table:table-cell table:formula="of:=[.DQ3]" office:value-type="float" office:value="0" calcext:value-type="float">
            <text:p>0</text:p>
          </table:table-cell>
          <table:table-cell table:formula="of:=[.DR3]" office:value-type="float" office:value="0" calcext:value-type="float">
            <text:p>0</text:p>
          </table:table-cell>
          <table:table-cell table:formula="of:=[.DS3]" office:value-type="float" office:value="0" calcext:value-type="float">
            <text:p>0</text:p>
          </table:table-cell>
          <table:table-cell table:formula="of:=[.DT3]" office:value-type="float" office:value="0" calcext:value-type="float">
            <text:p>0</text:p>
          </table:table-cell>
          <table:table-cell table:formula="of:=[.DU3]" office:value-type="float" office:value="0" calcext:value-type="float">
            <text:p>0</text:p>
          </table:table-cell>
          <table:table-cell table:formula="of:=[.DV3]" office:value-type="float" office:value="0" calcext:value-type="float">
            <text:p>0</text:p>
          </table:table-cell>
          <table:table-cell table:formula="of:=[.DW3]" office:value-type="float" office:value="0" calcext:value-type="float">
            <text:p>0</text:p>
          </table:table-cell>
          <table:table-cell table:formula="of:=[.DX3]" office:value-type="float" office:value="0" calcext:value-type="float">
            <text:p>0</text:p>
          </table:table-cell>
          <table:table-cell table:formula="of:=[.DY3]" office:value-type="float" office:value="0" calcext:value-type="float">
            <text:p>0</text:p>
          </table:table-cell>
          <table:table-cell table:formula="of:=[.DZ3]" office:value-type="float" office:value="0" calcext:value-type="float">
            <text:p>0</text:p>
          </table:table-cell>
          <table:table-cell table:formula="of:=[.EA3]" office:value-type="float" office:value="0" calcext:value-type="float">
            <text:p>0</text:p>
          </table:table-cell>
          <table:table-cell table:formula="of:=[.EB3]" office:value-type="float" office:value="0" calcext:value-type="float">
            <text:p>0</text:p>
          </table:table-cell>
          <table:table-cell table:formula="of:=[.EC3]" office:value-type="float" office:value="0" calcext:value-type="float">
            <text:p>0</text:p>
          </table:table-cell>
          <table:table-cell table:formula="of:=[.ED3]" office:value-type="float" office:value="0" calcext:value-type="float">
            <text:p>0</text:p>
          </table:table-cell>
          <table:table-cell table:formula="of:=[.EE3]" office:value-type="float" office:value="0" calcext:value-type="float">
            <text:p>0</text:p>
          </table:table-cell>
          <table:table-cell table:formula="of:=[.EF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I3]" office:value-type="float" office:value="0" calcext:value-type="float">
            <text:p>0</text:p>
          </table:table-cell>
          <table:table-cell table:formula="of:=[.EJ3]" office:value-type="float" office:value="1" calcext:value-type="float">
            <text:p>1</text:p>
          </table:table-cell>
          <table:table-cell table:formula="of:=[.EK3]" office:value-type="float" office:value="0" calcext:value-type="float">
            <text:p>0</text:p>
          </table:table-cell>
          <table:table-cell table:formula="of:=[.EL3]" office:value-type="float" office:value="0" calcext:value-type="float">
            <text:p>0</text:p>
          </table:table-cell>
          <table:table-cell table:formula="of:=[.EM3]" office:value-type="float" office:value="0" calcext:value-type="float">
            <text:p>0</text:p>
          </table:table-cell>
          <table:table-cell table:formula="of:=[.EN3]" office:value-type="float" office:value="0" calcext:value-type="float">
            <text:p>0</text:p>
          </table:table-cell>
          <table:table-cell table:formula="of:=[.EO3]" office:value-type="float" office:value="0" calcext:value-type="float">
            <text:p>0</text:p>
          </table:table-cell>
          <table:table-cell table:formula="of:=[.EP3]" office:value-type="float" office:value="0" calcext:value-type="float">
            <text:p>0</text:p>
          </table:table-cell>
          <table:table-cell table:formula="of:=[.EQ3]" office:value-type="float" office:value="0" calcext:value-type="float">
            <text:p>0</text:p>
          </table:table-cell>
          <table:table-cell table:formula="of:=[.ER3]" office:value-type="float" office:value="0" calcext:value-type="float">
            <text:p>0</text:p>
          </table:table-cell>
          <table:table-cell table:formula="of:=[.ES3]" office:value-type="float" office:value="0" calcext:value-type="float">
            <text:p>0</text:p>
          </table:table-cell>
          <table:table-cell table:formula="of:=[.ET3]" office:value-type="float" office:value="0" calcext:value-type="float">
            <text:p>0</text:p>
          </table:table-cell>
          <table:table-cell table:formula="of:=[.EU3]" office:value-type="float" office:value="0" calcext:value-type="float">
            <text:p>0</text:p>
          </table:table-cell>
          <table:table-cell table:formula="of:=[.EV3]" office:value-type="float" office:value="0" calcext:value-type="float">
            <text:p>0</text:p>
          </table:table-cell>
          <table:table-cell table:formula="of:=[.EW3]" office:value-type="float" office:value="0" calcext:value-type="float">
            <text:p>0</text:p>
          </table:table-cell>
          <table:table-cell table:formula="of:=[.EX3]" office:value-type="float" office:value="0" calcext:value-type="float">
            <text:p>0</text:p>
          </table:table-cell>
          <table:table-cell table:formula="of:=[.EY3]" office:value-type="float" office:value="0" calcext:value-type="float">
            <text:p>0</text:p>
          </table:table-cell>
          <table:table-cell table:formula="of:=[.EZ3]" office:value-type="float" office:value="0" calcext:value-type="float">
            <text:p>0</text:p>
          </table:table-cell>
          <table:table-cell table:formula="of:=[.FA3]" office:value-type="float" office:value="0" calcext:value-type="float">
            <text:p>0</text:p>
          </table:table-cell>
          <table:table-cell table:formula="of:=[.FB3]" office:value-type="float" office:value="0" calcext:value-type="float">
            <text:p>0</text:p>
          </table:table-cell>
          <table:table-cell table:formula="of:=[.FC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F3]" office:value-type="float" office:value="0" calcext:value-type="float">
            <text:p>0</text:p>
          </table:table-cell>
          <table:table-cell table:formula="of:=[.FG3]" office:value-type="float" office:value="1" calcext:value-type="float">
            <text:p>1</text:p>
          </table:table-cell>
          <table:table-cell table:formula="of:=[.FH3]" office:value-type="float" office:value="0" calcext:value-type="float">
            <text:p>0</text:p>
          </table:table-cell>
          <table:table-cell table:formula="of:=[.FI3]" office:value-type="float" office:value="0" calcext:value-type="float">
            <text:p>0</text:p>
          </table:table-cell>
          <table:table-cell table:formula="of:=[.FJ3]" office:value-type="float" office:value="0" calcext:value-type="float">
            <text:p>0</text:p>
          </table:table-cell>
          <table:table-cell table:formula="of:=[.FK3]" office:value-type="float" office:value="0" calcext:value-type="float">
            <text:p>0</text:p>
          </table:table-cell>
          <table:table-cell table:formula="of:=[.FL3]" office:value-type="float" office:value="0" calcext:value-type="float">
            <text:p>0</text:p>
          </table:table-cell>
          <table:table-cell table:formula="of:=[.FM3]" office:value-type="float" office:value="0" calcext:value-type="float">
            <text:p>0</text:p>
          </table:table-cell>
          <table:table-cell table:formula="of:=[.FN3]" office:value-type="float" office:value="0" calcext:value-type="float">
            <text:p>0</text:p>
          </table:table-cell>
          <table:table-cell table:formula="of:=[.FO3]" office:value-type="float" office:value="0" calcext:value-type="float">
            <text:p>0</text:p>
          </table:table-cell>
          <table:table-cell table:formula="of:=[.FP3]" office:value-type="float" office:value="0" calcext:value-type="float">
            <text:p>0</text:p>
          </table:table-cell>
          <table:table-cell table:formula="of:=[.FQ3]" office:value-type="float" office:value="0" calcext:value-type="float">
            <text:p>0</text:p>
          </table:table-cell>
          <table:table-cell table:formula="of:=[.FR3]" office:value-type="float" office:value="0" calcext:value-type="float">
            <text:p>0</text:p>
          </table:table-cell>
          <table:table-cell table:formula="of:=[.FS3]" office:value-type="float" office:value="0" calcext:value-type="float">
            <text:p>0</text:p>
          </table:table-cell>
          <table:table-cell table:formula="of:=[.FT3]" office:value-type="float" office:value="0" calcext:value-type="float">
            <text:p>0</text:p>
          </table:table-cell>
          <table:table-cell table:formula="of:=[.FU3]" office:value-type="float" office:value="0" calcext:value-type="float">
            <text:p>0</text:p>
          </table:table-cell>
          <table:table-cell table:formula="of:=[.FV3]" office:value-type="float" office:value="0" calcext:value-type="float">
            <text:p>0</text:p>
          </table:table-cell>
          <table:table-cell table:formula="of:=[.FW3]" office:value-type="float" office:value="0" calcext:value-type="float">
            <text:p>0</text:p>
          </table:table-cell>
          <table:table-cell table:formula="of:=[.FX3]" office:value-type="float" office:value="0" calcext:value-type="float">
            <text:p>0</text:p>
          </table:table-cell>
          <table:table-cell table:formula="of:=[.FY3]" office:value-type="float" office:value="0" calcext:value-type="float">
            <text:p>0</text:p>
          </table:table-cell>
          <table:table-cell table:formula="of:=[.FZ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C3]" office:value-type="float" office:value="0" calcext:value-type="float">
            <text:p>0</text:p>
          </table:table-cell>
          <table:table-cell table:formula="of:=[.GD3]" office:value-type="float" office:value="1" calcext:value-type="float">
            <text:p>1</text:p>
          </table:table-cell>
          <table:table-cell table:formula="of:=[.GE3]" office:value-type="float" office:value="0" calcext:value-type="float">
            <text:p>0</text:p>
          </table:table-cell>
          <table:table-cell table:formula="of:=[.GF3]" office:value-type="float" office:value="0" calcext:value-type="float">
            <text:p>0</text:p>
          </table:table-cell>
          <table:table-cell table:formula="of:=[.GG3]" office:value-type="float" office:value="0" calcext:value-type="float">
            <text:p>0</text:p>
          </table:table-cell>
          <table:table-cell table:formula="of:=[.GH3]" office:value-type="float" office:value="0" calcext:value-type="float">
            <text:p>0</text:p>
          </table:table-cell>
          <table:table-cell table:formula="of:=[.GI3]" office:value-type="float" office:value="0" calcext:value-type="float">
            <text:p>0</text:p>
          </table:table-cell>
          <table:table-cell table:formula="of:=[.GJ3]" office:value-type="float" office:value="0" calcext:value-type="float">
            <text:p>0</text:p>
          </table:table-cell>
          <table:table-cell table:formula="of:=[.GK3]" office:value-type="float" office:value="0" calcext:value-type="float">
            <text:p>0</text:p>
          </table:table-cell>
          <table:table-cell table:formula="of:=[.GL3]" office:value-type="float" office:value="0" calcext:value-type="float">
            <text:p>0</text:p>
          </table:table-cell>
          <table:table-cell table:formula="of:=[.GM3]" office:value-type="float" office:value="0" calcext:value-type="float">
            <text:p>0</text:p>
          </table:table-cell>
          <table:table-cell table:formula="of:=[.GN3]" office:value-type="float" office:value="0" calcext:value-type="float">
            <text:p>0</text:p>
          </table:table-cell>
          <table:table-cell table:formula="of:=[.GO3]" office:value-type="float" office:value="0" calcext:value-type="float">
            <text:p>0</text:p>
          </table:table-cell>
          <table:table-cell table:formula="of:=[.GP3]" office:value-type="float" office:value="0" calcext:value-type="float">
            <text:p>0</text:p>
          </table:table-cell>
          <table:table-cell table:formula="of:=[.GQ3]" office:value-type="float" office:value="0" calcext:value-type="float">
            <text:p>0</text:p>
          </table:table-cell>
          <table:table-cell table:formula="of:=[.GR3]" office:value-type="float" office:value="0" calcext:value-type="float">
            <text:p>0</text:p>
          </table:table-cell>
          <table:table-cell table:formula="of:=[.GS3]" office:value-type="float" office:value="0" calcext:value-type="float">
            <text:p>0</text:p>
          </table:table-cell>
          <table:table-cell table:formula="of:=[.GT3]" office:value-type="float" office:value="0" calcext:value-type="float">
            <text:p>0</text:p>
          </table:table-cell>
          <table:table-cell table:formula="of:=[.GU3]" office:value-type="float" office:value="0" calcext:value-type="float">
            <text:p>0</text:p>
          </table:table-cell>
          <table:table-cell table:formula="of:=[.GV3]" office:value-type="float" office:value="0" calcext:value-type="float">
            <text:p>0</text:p>
          </table:table-cell>
          <table:table-cell table:formula="of:=[.GW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Z3]" office:value-type="float" office:value="0" calcext:value-type="float">
            <text:p>0</text:p>
          </table:table-cell>
          <table:table-cell table:formula="of:=[.HA3]" office:value-type="float" office:value="1" calcext:value-type="float">
            <text:p>1</text:p>
          </table:table-cell>
          <table:table-cell table:formula="of:=[.HB3]" office:value-type="float" office:value="0" calcext:value-type="float">
            <text:p>0</text:p>
          </table:table-cell>
          <table:table-cell table:formula="of:=[.HC3]" office:value-type="float" office:value="0" calcext:value-type="float">
            <text:p>0</text:p>
          </table:table-cell>
          <table:table-cell table:formula="of:=[.HD3]" office:value-type="float" office:value="0" calcext:value-type="float">
            <text:p>0</text:p>
          </table:table-cell>
          <table:table-cell table:formula="of:=[.HE3]" office:value-type="float" office:value="0" calcext:value-type="float">
            <text:p>0</text:p>
          </table:table-cell>
          <table:table-cell table:formula="of:=[.HF3]" office:value-type="float" office:value="0" calcext:value-type="float">
            <text:p>0</text:p>
          </table:table-cell>
          <table:table-cell table:formula="of:=[.HG3]" office:value-type="float" office:value="0" calcext:value-type="float">
            <text:p>0</text:p>
          </table:table-cell>
          <table:table-cell table:formula="of:=[.HH3]" office:value-type="float" office:value="0" calcext:value-type="float">
            <text:p>0</text:p>
          </table:table-cell>
          <table:table-cell table:formula="of:=[.HI3]" office:value-type="float" office:value="0" calcext:value-type="float">
            <text:p>0</text:p>
          </table:table-cell>
          <table:table-cell table:formula="of:=[.HJ3]" office:value-type="float" office:value="0" calcext:value-type="float">
            <text:p>0</text:p>
          </table:table-cell>
          <table:table-cell table:formula="of:=[.HK3]" office:value-type="float" office:value="0" calcext:value-type="float">
            <text:p>0</text:p>
          </table:table-cell>
          <table:table-cell table:formula="of:=[.HL3]" office:value-type="float" office:value="0" calcext:value-type="float">
            <text:p>0</text:p>
          </table:table-cell>
          <table:table-cell table:formula="of:=[.HM3]" office:value-type="float" office:value="0" calcext:value-type="float">
            <text:p>0</text:p>
          </table:table-cell>
          <table:table-cell table:formula="of:=[.HN3]" office:value-type="float" office:value="0" calcext:value-type="float">
            <text:p>0</text:p>
          </table:table-cell>
          <table:table-cell table:formula="of:=[.HO3]" office:value-type="float" office:value="0" calcext:value-type="float">
            <text:p>0</text:p>
          </table:table-cell>
          <table:table-cell table:formula="of:=[.HP3]" office:value-type="float" office:value="0" calcext:value-type="float">
            <text:p>0</text:p>
          </table:table-cell>
          <table:table-cell table:formula="of:=[.HQ3]" office:value-type="float" office:value="0" calcext:value-type="float">
            <text:p>0</text:p>
          </table:table-cell>
          <table:table-cell table:formula="of:=[.HR3]" office:value-type="float" office:value="0" calcext:value-type="float">
            <text:p>0</text:p>
          </table:table-cell>
          <table:table-cell table:formula="of:=[.HS3]" office:value-type="float" office:value="0" calcext:value-type="float">
            <text:p>0</text:p>
          </table:table-cell>
          <table:table-cell table:formula="of:=[.HT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W3]" office:value-type="float" office:value="0" calcext:value-type="float">
            <text:p>0</text:p>
          </table:table-cell>
          <table:table-cell table:formula="of:=[.HX3]" office:value-type="float" office:value="1" calcext:value-type="float">
            <text:p>1</text:p>
          </table:table-cell>
          <table:table-cell table:formula="of:=[.HY3]" office:value-type="float" office:value="0" calcext:value-type="float">
            <text:p>0</text:p>
          </table:table-cell>
          <table:table-cell table:formula="of:=[.HZ3]" office:value-type="float" office:value="0" calcext:value-type="float">
            <text:p>0</text:p>
          </table:table-cell>
          <table:table-cell table:formula="of:=[.IA3]" office:value-type="float" office:value="0" calcext:value-type="float">
            <text:p>0</text:p>
          </table:table-cell>
          <table:table-cell table:formula="of:=[.IB3]" office:value-type="float" office:value="0" calcext:value-type="float">
            <text:p>0</text:p>
          </table:table-cell>
          <table:table-cell table:formula="of:=[.IC3]" office:value-type="float" office:value="0" calcext:value-type="float">
            <text:p>0</text:p>
          </table:table-cell>
          <table:table-cell table:formula="of:=[.ID3]" office:value-type="float" office:value="0" calcext:value-type="float">
            <text:p>0</text:p>
          </table:table-cell>
          <table:table-cell table:formula="of:=[.IE3]" office:value-type="float" office:value="0" calcext:value-type="float">
            <text:p>0</text:p>
          </table:table-cell>
          <table:table-cell table:formula="of:=[.IF3]" office:value-type="float" office:value="0" calcext:value-type="float">
            <text:p>0</text:p>
          </table:table-cell>
          <table:table-cell table:formula="of:=[.IG3]" office:value-type="float" office:value="0" calcext:value-type="float">
            <text:p>0</text:p>
          </table:table-cell>
          <table:table-cell table:formula="of:=[.IH3]" office:value-type="float" office:value="0" calcext:value-type="float">
            <text:p>0</text:p>
          </table:table-cell>
          <table:table-cell table:formula="of:=[.II3]" office:value-type="float" office:value="0" calcext:value-type="float">
            <text:p>0</text:p>
          </table:table-cell>
          <table:table-cell table:formula="of:=[.IJ3]" office:value-type="float" office:value="0" calcext:value-type="float">
            <text:p>0</text:p>
          </table:table-cell>
          <table:table-cell table:formula="of:=[.IK3]" office:value-type="float" office:value="0" calcext:value-type="float">
            <text:p>0</text:p>
          </table:table-cell>
          <table:table-cell table:formula="of:=[.IL3]" office:value-type="float" office:value="0" calcext:value-type="float">
            <text:p>0</text:p>
          </table:table-cell>
          <table:table-cell table:formula="of:=[.IM3]" office:value-type="float" office:value="0" calcext:value-type="float">
            <text:p>0</text:p>
          </table:table-cell>
          <table:table-cell table:formula="of:=[.IN3]" office:value-type="float" office:value="0" calcext:value-type="float">
            <text:p>0</text:p>
          </table:table-cell>
          <table:table-cell table:formula="of:=[.IO3]" office:value-type="float" office:value="0" calcext:value-type="float">
            <text:p>0</text:p>
          </table:table-cell>
          <table:table-cell table:formula="of:=[.IP3]" office:value-type="float" office:value="0" calcext:value-type="float">
            <text:p>0</text:p>
          </table:table-cell>
          <table:table-cell table:formula="of:=[.IQ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T3]" office:value-type="float" office:value="0" calcext:value-type="float">
            <text:p>0</text:p>
          </table:table-cell>
          <table:table-cell table:formula="of:=[.IU3]" office:value-type="float" office:value="1" calcext:value-type="float">
            <text:p>1</text:p>
          </table:table-cell>
          <table:table-cell table:formula="of:=[.IV3]" office:value-type="float" office:value="0" calcext:value-type="float">
            <text:p>0</text:p>
          </table:table-cell>
          <table:table-cell table:formula="of:=[.IW3]" office:value-type="float" office:value="0" calcext:value-type="float">
            <text:p>0</text:p>
          </table:table-cell>
          <table:table-cell table:formula="of:=[.IX3]" office:value-type="float" office:value="0" calcext:value-type="float">
            <text:p>0</text:p>
          </table:table-cell>
          <table:table-cell table:formula="of:=[.IY3]" office:value-type="float" office:value="0" calcext:value-type="float">
            <text:p>0</text:p>
          </table:table-cell>
          <table:table-cell table:formula="of:=[.IZ3]" office:value-type="float" office:value="0" calcext:value-type="float">
            <text:p>0</text:p>
          </table:table-cell>
          <table:table-cell table:formula="of:=[.JA3]" office:value-type="float" office:value="0" calcext:value-type="float">
            <text:p>0</text:p>
          </table:table-cell>
          <table:table-cell table:formula="of:=[.JB3]" office:value-type="float" office:value="0" calcext:value-type="float">
            <text:p>0</text:p>
          </table:table-cell>
          <table:table-cell table:formula="of:=[.JC3]" office:value-type="float" office:value="0" calcext:value-type="float">
            <text:p>0</text:p>
          </table:table-cell>
          <table:table-cell table:formula="of:=[.JD3]" office:value-type="float" office:value="0" calcext:value-type="float">
            <text:p>0</text:p>
          </table:table-cell>
          <table:table-cell table:formula="of:=[.JE3]" office:value-type="float" office:value="0" calcext:value-type="float">
            <text:p>0</text:p>
          </table:table-cell>
          <table:table-cell table:formula="of:=[.JF3]" office:value-type="float" office:value="0" calcext:value-type="float">
            <text:p>0</text:p>
          </table:table-cell>
          <table:table-cell table:formula="of:=[.JG3]" office:value-type="float" office:value="0" calcext:value-type="float">
            <text:p>0</text:p>
          </table:table-cell>
          <table:table-cell table:formula="of:=[.JH3]" office:value-type="float" office:value="0" calcext:value-type="float">
            <text:p>0</text:p>
          </table:table-cell>
          <table:table-cell table:formula="of:=[.JI3]" office:value-type="float" office:value="0" calcext:value-type="float">
            <text:p>0</text:p>
          </table:table-cell>
          <table:table-cell table:formula="of:=[.JJ3]" office:value-type="float" office:value="0" calcext:value-type="float">
            <text:p>0</text:p>
          </table:table-cell>
          <table:table-cell table:formula="of:=[.JK3]" office:value-type="float" office:value="0" calcext:value-type="float">
            <text:p>0</text:p>
          </table:table-cell>
          <table:table-cell table:formula="of:=[.JL3]" office:value-type="float" office:value="0" calcext:value-type="float">
            <text:p>0</text:p>
          </table:table-cell>
          <table:table-cell table:formula="of:=[.JM3]" office:value-type="float" office:value="0" calcext:value-type="float">
            <text:p>0</text:p>
          </table:table-cell>
          <table:table-cell table:formula="of:=[.JN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Q3]" office:value-type="float" office:value="0" calcext:value-type="float">
            <text:p>0</text:p>
          </table:table-cell>
          <table:table-cell table:formula="of:=[.JR3]" office:value-type="float" office:value="1" calcext:value-type="float">
            <text:p>1</text:p>
          </table:table-cell>
          <table:table-cell table:formula="of:=[.JS3]" office:value-type="float" office:value="0" calcext:value-type="float">
            <text:p>0</text:p>
          </table:table-cell>
          <table:table-cell table:formula="of:=[.JT3]" office:value-type="float" office:value="0" calcext:value-type="float">
            <text:p>0</text:p>
          </table:table-cell>
          <table:table-cell table:formula="of:=[.JU3]" office:value-type="float" office:value="0" calcext:value-type="float">
            <text:p>0</text:p>
          </table:table-cell>
          <table:table-cell table:formula="of:=[.JV3]" office:value-type="float" office:value="0" calcext:value-type="float">
            <text:p>0</text:p>
          </table:table-cell>
          <table:table-cell table:formula="of:=[.JW3]" office:value-type="float" office:value="0" calcext:value-type="float">
            <text:p>0</text:p>
          </table:table-cell>
          <table:table-cell table:formula="of:=[.JX3]" office:value-type="float" office:value="0" calcext:value-type="float">
            <text:p>0</text:p>
          </table:table-cell>
          <table:table-cell table:formula="of:=[.JY3]" office:value-type="float" office:value="0" calcext:value-type="float">
            <text:p>0</text:p>
          </table:table-cell>
          <table:table-cell table:formula="of:=[.JZ3]" office:value-type="float" office:value="0" calcext:value-type="float">
            <text:p>0</text:p>
          </table:table-cell>
          <table:table-cell table:formula="of:=[.KA3]" office:value-type="float" office:value="0" calcext:value-type="float">
            <text:p>0</text:p>
          </table:table-cell>
          <table:table-cell table:formula="of:=[.KB3]" office:value-type="float" office:value="0" calcext:value-type="float">
            <text:p>0</text:p>
          </table:table-cell>
          <table:table-cell table:formula="of:=[.KC3]" office:value-type="float" office:value="0" calcext:value-type="float">
            <text:p>0</text:p>
          </table:table-cell>
          <table:table-cell table:formula="of:=[.KD3]" office:value-type="float" office:value="0" calcext:value-type="float">
            <text:p>0</text:p>
          </table:table-cell>
          <table:table-cell table:formula="of:=[.KE3]" office:value-type="float" office:value="0" calcext:value-type="float">
            <text:p>0</text:p>
          </table:table-cell>
          <table:table-cell table:formula="of:=[.KF3]" office:value-type="float" office:value="0" calcext:value-type="float">
            <text:p>0</text:p>
          </table:table-cell>
          <table:table-cell table:formula="of:=[.KG3]" office:value-type="float" office:value="0" calcext:value-type="float">
            <text:p>0</text:p>
          </table:table-cell>
          <table:table-cell table:formula="of:=[.KH3]" office:value-type="float" office:value="0" calcext:value-type="float">
            <text:p>0</text:p>
          </table:table-cell>
          <table:table-cell table:formula="of:=[.KI3]" office:value-type="float" office:value="0" calcext:value-type="float">
            <text:p>0</text:p>
          </table:table-cell>
          <table:table-cell table:formula="of:=[.KJ3]" office:value-type="float" office:value="0" calcext:value-type="float">
            <text:p>0</text:p>
          </table:table-cell>
          <table:table-cell table:formula="of:=[.KK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N3]" office:value-type="float" office:value="0" calcext:value-type="float">
            <text:p>0</text:p>
          </table:table-cell>
          <table:table-cell table:formula="of:=[.KO3]" office:value-type="float" office:value="1" calcext:value-type="float">
            <text:p>1</text:p>
          </table:table-cell>
          <table:table-cell table:formula="of:=[.KP3]" office:value-type="float" office:value="0" calcext:value-type="float">
            <text:p>0</text:p>
          </table:table-cell>
          <table:table-cell table:formula="of:=[.KQ3]" office:value-type="float" office:value="0" calcext:value-type="float">
            <text:p>0</text:p>
          </table:table-cell>
          <table:table-cell table:formula="of:=[.KR3]" office:value-type="float" office:value="0" calcext:value-type="float">
            <text:p>0</text:p>
          </table:table-cell>
          <table:table-cell table:formula="of:=[.KS3]" office:value-type="float" office:value="0" calcext:value-type="float">
            <text:p>0</text:p>
          </table:table-cell>
          <table:table-cell table:formula="of:=[.KT3]" office:value-type="float" office:value="0" calcext:value-type="float">
            <text:p>0</text:p>
          </table:table-cell>
          <table:table-cell table:formula="of:=[.KU3]" office:value-type="float" office:value="0" calcext:value-type="float">
            <text:p>0</text:p>
          </table:table-cell>
          <table:table-cell table:formula="of:=[.KV3]" office:value-type="float" office:value="0" calcext:value-type="float">
            <text:p>0</text:p>
          </table:table-cell>
          <table:table-cell table:formula="of:=[.KW3]" office:value-type="float" office:value="0" calcext:value-type="float">
            <text:p>0</text:p>
          </table:table-cell>
          <table:table-cell table:formula="of:=[.KX3]" office:value-type="float" office:value="0" calcext:value-type="float">
            <text:p>0</text:p>
          </table:table-cell>
          <table:table-cell table:formula="of:=[.KY3]" office:value-type="float" office:value="0" calcext:value-type="float">
            <text:p>0</text:p>
          </table:table-cell>
          <table:table-cell table:formula="of:=[.KZ3]" office:value-type="float" office:value="0" calcext:value-type="float">
            <text:p>0</text:p>
          </table:table-cell>
          <table:table-cell table:formula="of:=[.LA3]" office:value-type="float" office:value="0" calcext:value-type="float">
            <text:p>0</text:p>
          </table:table-cell>
          <table:table-cell table:formula="of:=[.LB3]" office:value-type="float" office:value="0" calcext:value-type="float">
            <text:p>0</text:p>
          </table:table-cell>
          <table:table-cell table:formula="of:=[.LC3]" office:value-type="float" office:value="0" calcext:value-type="float">
            <text:p>0</text:p>
          </table:table-cell>
          <table:table-cell table:formula="of:=[.LD3]" office:value-type="float" office:value="0" calcext:value-type="float">
            <text:p>0</text:p>
          </table:table-cell>
          <table:table-cell table:formula="of:=[.LE3]" office:value-type="float" office:value="0" calcext:value-type="float">
            <text:p>0</text:p>
          </table:table-cell>
          <table:table-cell table:formula="of:=[.LF3]" office:value-type="float" office:value="0" calcext:value-type="float">
            <text:p>0</text:p>
          </table:table-cell>
          <table:table-cell table:formula="of:=[.LG3]" office:value-type="float" office:value="0" calcext:value-type="float">
            <text:p>0</text:p>
          </table:table-cell>
          <table:table-cell table:formula="of:=[.LH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4]*[.E4]-[.F4]*[.C4]" office:value-type="float" office:value="-6" calcext:value-type="float">
            <text:p>-6</text:p>
          </table:table-cell>
          <table:table-cell table:formula="of:=[.F4]*[.A4]-[.B4]*[.E4]" office:value-type="float" office:value="3" calcext:value-type="float">
            <text:p>3</text:p>
          </table:table-cell>
          <table:table-cell table:formula="of:=[.B4]*[.C4]-[.D4]*[.A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E4]-[.A4]" office:value-type="float" office:value="1.5" calcext:value-type="float">
            <text:p>1.5</text:p>
          </table:table-cell>
          <table:table-cell table:formula="of:=[.A4]-[.C4]" office:value-type="float" office:value="-1.5" calcext:value-type="float">
            <text:p>-1.5</text:p>
          </table:table-cell>
          <table:table-cell table:formula="of:=[.F4]-[.B4]" office:value-type="float" office:value="2" calcext:value-type="float">
            <text:p>2</text:p>
          </table:table-cell>
          <table:table-cell table:formula="of:=[.B4]-[.F4]" office:value-type="float" office:value="-2" calcext:value-type="float">
            <text:p>-2</text:p>
          </table:table-cell>
          <table:table-cell table:formula="of:=[.D4]-[.B4]" office:value-type="float" office:value="0" calcext:value-type="float">
            <text:p>0</text:p>
          </table:table-cell>
          <table:table-cell table:formula="of:=0.5*([.A4]*([.D4]-[.F4]) + [.C4]*([.F4]-[.B4]) + [.E4]*([.B4]-[.D4]))" office:value-type="float" office:value="1.5" calcext:value-type="float">
            <text:p>1.5</text:p>
          </table:table-cell>
          <table:table-cell table:formula="of:=([.B4]+[.D4]+[.F4])/3" office:value-type="float" office:value="0.666666666666667" calcext:value-type="float">
            <text:p>0.666666666666667</text:p>
          </table:table-cell>
          <table:table-cell table:number-columns-repeated="4"/>
          <table:table-cell table:formula="of:=[.J4]*[.J4]+[.M4]*[.M4]" office:value-type="float" office:value="4" calcext:value-type="float">
            <text:p>4</text:p>
          </table:table-cell>
          <table:table-cell table:formula="of:=[.J4]*[.K4]+[.M4]*[.N4]" office:value-type="float" office:value="-4" calcext:value-type="float">
            <text:p>-4</text:p>
          </table:table-cell>
          <table:table-cell table:formula="of:=[.J4]*[.L4]+[.M4]*[.O4]" office:value-type="float" office:value="0" calcext:value-type="float">
            <text:p>0</text:p>
          </table:table-cell>
          <table:table-cell table:formula="of:=[.K4]*[.K4]+[.N4]*[.N4]" office:value-type="float" office:value="6.25" calcext:value-type="float">
            <text:p>6.25</text:p>
          </table:table-cell>
          <table:table-cell table:formula="of:=[.K4]*[.L4]+[.N4]*[.O4]" office:value-type="float" office:value="-2.25" calcext:value-type="float">
            <text:p>-2.25</text:p>
          </table:table-cell>
          <table:table-cell table:formula="of:=[.L4]*[.L4]+[.O4]*[.O4]" office:value-type="float" office:value="2.25" calcext:value-type="float">
            <text:p>2.25</text:p>
          </table:table-cell>
          <table:table-cell table:formula="of:=PI()*[.$Q4]/(2*[.$P4])*[.V4]" office:value-type="float" office:value="2.79252680319093" calcext:value-type="float">
            <text:p>2.79252680319093</text:p>
          </table:table-cell>
          <table:table-cell table:formula="of:=PI()*[.$Q4]/(2*[.$P4])*[.W4]" office:value-type="float" office:value="-2.79252680319093" calcext:value-type="float">
            <text:p>-2.79252680319093</text:p>
          </table:table-cell>
          <table:table-cell table:formula="of:=PI()*[.$Q4]/(2*[.$P4])*[.X4]" office:value-type="float" office:value="0" calcext:value-type="float">
            <text:p>0</text:p>
          </table:table-cell>
          <table:table-cell table:formula="of:=PI()*[.$Q4]/(2*[.$P4])*[.Y4]" office:value-type="float" office:value="4.36332312998582" calcext:value-type="float">
            <text:p>4.36332312998582</text:p>
          </table:table-cell>
          <table:table-cell table:formula="of:=PI()*[.$Q4]/(2*[.$P4])*[.Z4]" office:value-type="float" office:value="-1.5707963267949" calcext:value-type="float">
            <text:p>-1.5707963267949</text:p>
          </table:table-cell>
          <table:table-cell table:formula="of:=PI()*[.$Q4]/(2*[.$P4])*[.AA4]" office:value-type="float" office:value="1.5707963267949" calcext:value-type="float">
            <text:p>1.5707963267949</text:p>
          </table:table-cell>
          <table:table-cell table:number-columns-repeated="8"/>
          <table:table-cell table:formula="of:=[.AK2]" office:value-type="float" office:value="0" calcext:value-type="float">
            <text:p>0</text:p>
          </table:table-cell>
          <table:table-cell table:formula="of:=[.AM2]" office:value-type="float" office:value="-1.5707963267949" calcext:value-type="float">
            <text:p>-1.5707963267949</text:p>
          </table:table-cell>
          <table:table-cell table:formula="of:=[.AN2]" office:value-type="float" office:value="1.5707963267949" calcext:value-type="float">
            <text:p>1.570796326794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P4]+[.BP26]+[.BP48]+[.BP70]+[.BP92]+[.BP114]+[.BP136]+[.BP158]+[.BP180]+[.BP202]+[.BP224]+[.BP246]+[.BP268]+[.BP290]+[.BP312]+[.BP334]+[.BP356]+[.BP378]+[.BP400]+[.BP422]+[.BP444]+[.BP466]+[.BP488]+[.BP510]" office:value-type="float" office:value="0" calcext:value-type="float">
            <text:p>0</text:p>
          </table:table-cell>
          <table:table-cell table:formula="of:=[.BQ4]+[.BQ26]+[.BQ48]+[.BQ70]+[.BQ92]+[.BQ114]+[.BQ136]+[.BQ158]+[.BQ180]+[.BQ202]+[.BQ224]+[.BQ246]+[.BQ268]+[.BQ290]+[.BQ312]+[.BQ334]+[.BQ356]+[.BQ378]+[.BQ400]+[.BQ422]+[.BQ444]+[.BQ466]+[.BQ488]+[.BQ510]" office:value-type="float" office:value="-2.79252680319093" calcext:value-type="float">
            <text:p>-2.79252680319093</text:p>
          </table:table-cell>
          <table:table-cell table:formula="of:=[.BR4]+[.BR26]+[.BR48]+[.BR70]+[.BR92]+[.BR114]+[.BR136]+[.BR158]+[.BR180]+[.BR202]+[.BR224]+[.BR246]+[.BR268]+[.BR290]+[.BR312]+[.BR334]+[.BR356]+[.BR378]+[.BR400]+[.BR422]+[.BR444]+[.BR466]+[.BR488]+[.BR510]" office:value-type="float" office:value="24.3618874757542" calcext:value-type="float">
            <text:p>24.3618874757542</text:p>
          </table:table-cell>
          <table:table-cell table:formula="of:=[.BS4]+[.BS26]+[.BS48]+[.BS70]+[.BS92]+[.BS114]+[.BS136]+[.BS158]+[.BS180]+[.BS202]+[.BS224]+[.BS246]+[.BS268]+[.BS290]+[.BS312]+[.BS334]+[.BS356]+[.BS378]+[.BS400]+[.BS422]+[.BS444]+[.BS466]+[.BS488]+[.BS510]" office:value-type="float" office:value="-10.1810873033003" calcext:value-type="float">
            <text:p>-10.1810873033003</text:p>
          </table:table-cell>
          <table:table-cell table:formula="of:=[.BT4]+[.BT26]+[.BT48]+[.BT70]+[.BT92]+[.BT114]+[.BT136]+[.BT158]+[.BT180]+[.BT202]+[.BT224]+[.BT246]+[.BT268]+[.BT290]+[.BT312]+[.BT334]+[.BT356]+[.BT378]+[.BT400]+[.BT422]+[.BT444]+[.BT466]+[.BT488]+[.BT510]" office:value-type="float" office:value="0" calcext:value-type="float">
            <text:p>0</text:p>
          </table:table-cell>
          <table:table-cell table:formula="of:=[.BU4]+[.BU26]+[.BU48]+[.BU70]+[.BU92]+[.BU114]+[.BU136]+[.BU158]+[.BU180]+[.BU202]+[.BU224]+[.BU246]+[.BU268]+[.BU290]+[.BU312]+[.BU334]+[.BU356]+[.BU378]+[.BU400]+[.BU422]+[.BU444]+[.BU466]+[.BU488]+[.BU510]" office:value-type="float" office:value="0" calcext:value-type="float">
            <text:p>0</text:p>
          </table:table-cell>
          <table:table-cell table:formula="of:=[.BV4]+[.BV26]+[.BV48]+[.BV70]+[.BV92]+[.BV114]+[.BV136]+[.BV158]+[.BV180]+[.BV202]+[.BV224]+[.BV246]+[.BV268]+[.BV290]+[.BV312]+[.BV334]+[.BV356]+[.BV378]+[.BV400]+[.BV422]+[.BV444]+[.BV466]+[.BV488]+[.BV510]" office:value-type="float" office:value="0" calcext:value-type="float">
            <text:p>0</text:p>
          </table:table-cell>
          <table:table-cell table:formula="of:=[.BW4]+[.BW26]+[.BW48]+[.BW70]+[.BW92]+[.BW114]+[.BW136]+[.BW158]+[.BW180]+[.BW202]+[.BW224]+[.BW246]+[.BW268]+[.BW290]+[.BW312]+[.BW334]+[.BW356]+[.BW378]+[.BW400]+[.BW422]+[.BW444]+[.BW466]+[.BW488]+[.BW510]" office:value-type="float" office:value="0" calcext:value-type="float">
            <text:p>0</text:p>
          </table:table-cell>
          <table:table-cell table:formula="of:=[.BX4]+[.BX26]+[.BX48]+[.BX70]+[.BX92]+[.BX114]+[.BX136]+[.BX158]+[.BX180]+[.BX202]+[.BX224]+[.BX246]+[.BX268]+[.BX290]+[.BX312]+[.BX334]+[.BX356]+[.BX378]+[.BX400]+[.BX422]+[.BX444]+[.BX466]+[.BX488]+[.BX510]" office:value-type="float" office:value="0" calcext:value-type="float">
            <text:p>0</text:p>
          </table:table-cell>
          <table:table-cell table:formula="of:=[.BY4]+[.BY26]+[.BY48]+[.BY70]+[.BY92]+[.BY114]+[.BY136]+[.BY158]+[.BY180]+[.BY202]+[.BY224]+[.BY246]+[.BY268]+[.BY290]+[.BY312]+[.BY334]+[.BY356]+[.BY378]+[.BY400]+[.BY422]+[.BY444]+[.BY466]+[.BY488]+[.BY510]" office:value-type="float" office:value="2.74889357189107" calcext:value-type="float">
            <text:p>2.74889357189107</text:p>
          </table:table-cell>
          <table:table-cell table:formula="of:=[.BZ4]+[.BZ26]+[.BZ48]+[.BZ70]+[.BZ92]+[.BZ114]+[.BZ136]+[.BZ158]+[.BZ180]+[.BZ202]+[.BZ224]+[.BZ246]+[.BZ268]+[.BZ290]+[.BZ312]+[.BZ334]+[.BZ356]+[.BZ378]+[.BZ400]+[.BZ422]+[.BZ444]+[.BZ466]+[.BZ488]+[.BZ510]" office:value-type="float" office:value="-2.21075038585948" calcext:value-type="float">
            <text:p>-2.21075038585948</text:p>
          </table:table-cell>
          <table:table-cell table:formula="of:=[.CA4]+[.CA26]+[.CA48]+[.CA70]+[.CA92]+[.CA114]+[.CA136]+[.CA158]+[.CA180]+[.CA202]+[.CA224]+[.CA246]+[.CA268]+[.CA290]+[.CA312]+[.CA334]+[.CA356]+[.CA378]+[.CA400]+[.CA422]+[.CA444]+[.CA466]+[.CA488]+[.CA510]" office:value-type="float" office:value="0" calcext:value-type="float">
            <text:p>0</text:p>
          </table:table-cell>
          <table:table-cell table:formula="of:=[.CB4]+[.CB26]+[.CB48]+[.CB70]+[.CB92]+[.CB114]+[.CB136]+[.CB158]+[.CB180]+[.CB202]+[.CB224]+[.CB246]+[.CB268]+[.CB290]+[.CB312]+[.CB334]+[.CB356]+[.CB378]+[.CB400]+[.CB422]+[.CB444]+[.CB466]+[.CB488]+[.CB510]" office:value-type="float" office:value="0" calcext:value-type="float">
            <text:p>0</text:p>
          </table:table-cell>
          <table:table-cell table:formula="of:=[.CC4]+[.CC26]+[.CC48]+[.CC70]+[.CC92]+[.CC114]+[.CC136]+[.CC158]+[.CC180]+[.CC202]+[.CC224]+[.CC246]+[.CC268]+[.CC290]+[.CC312]+[.CC334]+[.CC356]+[.CC378]+[.CC400]+[.CC422]+[.CC444]+[.CC466]+[.CC488]+[.CC510]" office:value-type="float" office:value="0" calcext:value-type="float">
            <text:p>0</text:p>
          </table:table-cell>
          <table:table-cell table:formula="of:=[.CD4]+[.CD26]+[.CD48]+[.CD70]+[.CD92]+[.CD114]+[.CD136]+[.CD158]+[.CD180]+[.CD202]+[.CD224]+[.CD246]+[.CD268]+[.CD290]+[.CD312]+[.CD334]+[.CD356]+[.CD378]+[.CD400]+[.CD422]+[.CD444]+[.CD466]+[.CD488]+[.CD510]" office:value-type="float" office:value="0" calcext:value-type="float">
            <text:p>0</text:p>
          </table:table-cell>
          <table:table-cell table:formula="of:=[.CE4]+[.CE26]+[.CE48]+[.CE70]+[.CE92]+[.CE114]+[.CE136]+[.CE158]+[.CE180]+[.CE202]+[.CE224]+[.CE246]+[.CE268]+[.CE290]+[.CE312]+[.CE334]+[.CE356]+[.CE378]+[.CE400]+[.CE422]+[.CE444]+[.CE466]+[.CE488]+[.CE510]" office:value-type="float" office:value="0" calcext:value-type="float">
            <text:p>0</text:p>
          </table:table-cell>
          <table:table-cell table:formula="of:=[.CF4]+[.CF26]+[.CF48]+[.CF70]+[.CF92]+[.CF114]+[.CF136]+[.CF158]+[.CF180]+[.CF202]+[.CF224]+[.CF246]+[.CF268]+[.CF290]+[.CF312]+[.CF334]+[.CF356]+[.CF378]+[.CF400]+[.CF422]+[.CF444]+[.CF466]+[.CF488]+[.CF510]" office:value-type="float" office:value="0" calcext:value-type="float">
            <text:p>0</text:p>
          </table:table-cell>
          <table:table-cell table:formula="of:=[.CG4]+[.CG26]+[.CG48]+[.CG70]+[.CG92]+[.CG114]+[.CG136]+[.CG158]+[.CG180]+[.CG202]+[.CG224]+[.CG246]+[.CG268]+[.CG290]+[.CG312]+[.CG334]+[.CG356]+[.CG378]+[.CG400]+[.CG422]+[.CG444]+[.CG466]+[.CG488]+[.CG510]" office:value-type="float" office:value="0" calcext:value-type="float">
            <text:p>0</text:p>
          </table:table-cell>
          <table:table-cell table:formula="of:=[.CH4]+[.CH26]+[.CH48]+[.CH70]+[.CH92]+[.CH114]+[.CH136]+[.CH158]+[.CH180]+[.CH202]+[.CH224]+[.CH246]+[.CH268]+[.CH290]+[.CH312]+[.CH334]+[.CH356]+[.CH378]+[.CH400]+[.CH422]+[.CH444]+[.CH466]+[.CH488]+[.CH510]" office:value-type="float" office:value="0" calcext:value-type="float">
            <text:p>0</text:p>
          </table:table-cell>
          <table:table-cell table:formula="of:=[.CI4]+[.CI26]+[.CI48]+[.CI70]+[.CI92]+[.CI114]+[.CI136]+[.CI158]+[.CI180]+[.CI202]+[.CI224]+[.CI246]+[.CI268]+[.CI290]+[.CI312]+[.CI334]+[.CI356]+[.CI378]+[.CI400]+[.CI422]+[.CI444]+[.CI466]+[.CI488]+[.CI510]" office:value-type="float" office:value="0" calcext:value-type="float">
            <text:p>0</text:p>
          </table:table-cell>
          <table:table-cell table:formula="of:=[.CJ4]+[.CJ26]+[.CJ48]+[.CJ70]+[.CJ92]+[.CJ114]+[.CJ136]+[.CJ158]+[.CJ180]+[.CJ202]+[.CJ224]+[.CJ246]+[.CJ268]+[.CJ290]+[.CJ312]+[.CJ334]+[.CJ356]+[.CJ378]+[.CJ400]+[.CJ422]+[.CJ444]+[.CJ466]+[.CJ488]+[.CJ5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M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R4]" office:value-type="float" office:value="0" calcext:value-type="float">
            <text:p>0</text:p>
          </table:table-cell>
          <table:table-cell table:formula="of:=[.CS4]" office:value-type="float" office:value="0" calcext:value-type="float">
            <text:p>0</text:p>
          </table:table-cell>
          <table:table-cell table:formula="of:=[.CT4]" office:value-type="float" office:value="0" calcext:value-type="float">
            <text:p>0</text:p>
          </table:table-cell>
          <table:table-cell table:formula="of:=[.CU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X4]" office:value-type="float" office:value="0" calcext:value-type="float">
            <text:p>0</text:p>
          </table:table-cell>
          <table:table-cell table:formula="of:=[.CY4]" office:value-type="float" office:value="0" calcext:value-type="float">
            <text:p>0</text:p>
          </table:table-cell>
          <table:table-cell table:formula="of:=[.CZ4]" office:value-type="float" office:value="0" calcext:value-type="float">
            <text:p>0</text:p>
          </table:table-cell>
          <table:table-cell table:formula="of:=[.DA4]" office:value-type="float" office:value="0" calcext:value-type="float">
            <text:p>0</text:p>
          </table:table-cell>
          <table:table-cell table:formula="of:=[.DB4]" office:value-type="float" office:value="0" calcext:value-type="float">
            <text:p>0</text:p>
          </table:table-cell>
          <table:table-cell table:formula="of:=[.DC4]" office:value-type="float" office:value="0" calcext:value-type="float">
            <text:p>0</text:p>
          </table:table-cell>
          <table:table-cell table:formula="of:=[.DD4]" office:value-type="float" office:value="0" calcext:value-type="float">
            <text:p>0</text:p>
          </table:table-cell>
          <table:table-cell table:formula="of:=[.DE4]" office:value-type="float" office:value="0" calcext:value-type="float">
            <text:p>0</text:p>
          </table:table-cell>
          <table:table-cell table:formula="of:=[.DF4]" office:value-type="float" office:value="0" calcext:value-type="float">
            <text:p>0</text:p>
          </table:table-cell>
          <table:table-cell table:formula="of:=[.DG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L4]" office:value-type="float" office:value="0" calcext:value-type="float">
            <text:p>0</text:p>
          </table:table-cell>
          <table:table-cell table:formula="of:=[.DM4]" office:value-type="float" office:value="0" calcext:value-type="float">
            <text:p>0</text:p>
          </table:table-cell>
          <table:table-cell table:formula="of:=[.DN4]" office:value-type="float" office:value="1" calcext:value-type="float">
            <text:p>1</text:p>
          </table:table-cell>
          <table:table-cell table:formula="of:=[.DO4]" office:value-type="float" office:value="0" calcext:value-type="float">
            <text:p>0</text:p>
          </table:table-cell>
          <table:table-cell table:formula="of:=[.DP4]" office:value-type="float" office:value="0" calcext:value-type="float">
            <text:p>0</text:p>
          </table:table-cell>
          <table:table-cell table:formula="of:=[.DQ4]" office:value-type="float" office:value="0" calcext:value-type="float">
            <text:p>0</text:p>
          </table:table-cell>
          <table:table-cell table:formula="of:=[.DR4]" office:value-type="float" office:value="0" calcext:value-type="float">
            <text:p>0</text:p>
          </table:table-cell>
          <table:table-cell table:formula="of:=[.DS4]" office:value-type="float" office:value="0" calcext:value-type="float">
            <text:p>0</text:p>
          </table:table-cell>
          <table:table-cell table:formula="of:=[.DT4]" office:value-type="float" office:value="0" calcext:value-type="float">
            <text:p>0</text:p>
          </table:table-cell>
          <table:table-cell table:formula="of:=[.DU4]" office:value-type="float" office:value="0" calcext:value-type="float">
            <text:p>0</text:p>
          </table:table-cell>
          <table:table-cell table:formula="of:=[.DV4]" office:value-type="float" office:value="0" calcext:value-type="float">
            <text:p>0</text:p>
          </table:table-cell>
          <table:table-cell table:formula="of:=[.DW4]" office:value-type="float" office:value="0" calcext:value-type="float">
            <text:p>0</text:p>
          </table:table-cell>
          <table:table-cell table:formula="of:=[.DX4]" office:value-type="float" office:value="0" calcext:value-type="float">
            <text:p>0</text:p>
          </table:table-cell>
          <table:table-cell table:formula="of:=[.DY4]" office:value-type="float" office:value="0" calcext:value-type="float">
            <text:p>0</text:p>
          </table:table-cell>
          <table:table-cell table:formula="of:=[.DZ4]" office:value-type="float" office:value="0" calcext:value-type="float">
            <text:p>0</text:p>
          </table:table-cell>
          <table:table-cell table:formula="of:=[.EA4]" office:value-type="float" office:value="0" calcext:value-type="float">
            <text:p>0</text:p>
          </table:table-cell>
          <table:table-cell table:formula="of:=[.EB4]" office:value-type="float" office:value="0" calcext:value-type="float">
            <text:p>0</text:p>
          </table:table-cell>
          <table:table-cell table:formula="of:=[.EC4]" office:value-type="float" office:value="0" calcext:value-type="float">
            <text:p>0</text:p>
          </table:table-cell>
          <table:table-cell table:formula="of:=[.ED4]" office:value-type="float" office:value="0" calcext:value-type="float">
            <text:p>0</text:p>
          </table:table-cell>
          <table:table-cell table:formula="of:=[.EE4]" office:value-type="float" office:value="0" calcext:value-type="float">
            <text:p>0</text:p>
          </table:table-cell>
          <table:table-cell table:formula="of:=[.EF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I4]" office:value-type="float" office:value="0" calcext:value-type="float">
            <text:p>0</text:p>
          </table:table-cell>
          <table:table-cell table:formula="of:=[.EJ4]" office:value-type="float" office:value="0" calcext:value-type="float">
            <text:p>0</text:p>
          </table:table-cell>
          <table:table-cell table:formula="of:=[.EK4]" office:value-type="float" office:value="1" calcext:value-type="float">
            <text:p>1</text:p>
          </table:table-cell>
          <table:table-cell table:formula="of:=[.EL4]" office:value-type="float" office:value="0" calcext:value-type="float">
            <text:p>0</text:p>
          </table:table-cell>
          <table:table-cell table:formula="of:=[.EM4]" office:value-type="float" office:value="0" calcext:value-type="float">
            <text:p>0</text:p>
          </table:table-cell>
          <table:table-cell table:formula="of:=[.EN4]" office:value-type="float" office:value="0" calcext:value-type="float">
            <text:p>0</text:p>
          </table:table-cell>
          <table:table-cell table:formula="of:=[.EO4]" office:value-type="float" office:value="0" calcext:value-type="float">
            <text:p>0</text:p>
          </table:table-cell>
          <table:table-cell table:formula="of:=[.EP4]" office:value-type="float" office:value="0" calcext:value-type="float">
            <text:p>0</text:p>
          </table:table-cell>
          <table:table-cell table:formula="of:=[.EQ4]" office:value-type="float" office:value="0" calcext:value-type="float">
            <text:p>0</text:p>
          </table:table-cell>
          <table:table-cell table:formula="of:=[.ER4]" office:value-type="float" office:value="0" calcext:value-type="float">
            <text:p>0</text:p>
          </table:table-cell>
          <table:table-cell table:formula="of:=[.ES4]" office:value-type="float" office:value="0" calcext:value-type="float">
            <text:p>0</text:p>
          </table:table-cell>
          <table:table-cell table:formula="of:=[.ET4]" office:value-type="float" office:value="0" calcext:value-type="float">
            <text:p>0</text:p>
          </table:table-cell>
          <table:table-cell table:formula="of:=[.EU4]" office:value-type="float" office:value="0" calcext:value-type="float">
            <text:p>0</text:p>
          </table:table-cell>
          <table:table-cell table:formula="of:=[.EV4]" office:value-type="float" office:value="0" calcext:value-type="float">
            <text:p>0</text:p>
          </table:table-cell>
          <table:table-cell table:formula="of:=[.EW4]" office:value-type="float" office:value="0" calcext:value-type="float">
            <text:p>0</text:p>
          </table:table-cell>
          <table:table-cell table:formula="of:=[.EX4]" office:value-type="float" office:value="0" calcext:value-type="float">
            <text:p>0</text:p>
          </table:table-cell>
          <table:table-cell table:formula="of:=[.EY4]" office:value-type="float" office:value="0" calcext:value-type="float">
            <text:p>0</text:p>
          </table:table-cell>
          <table:table-cell table:formula="of:=[.EZ4]" office:value-type="float" office:value="0" calcext:value-type="float">
            <text:p>0</text:p>
          </table:table-cell>
          <table:table-cell table:formula="of:=[.FA4]" office:value-type="float" office:value="0" calcext:value-type="float">
            <text:p>0</text:p>
          </table:table-cell>
          <table:table-cell table:formula="of:=[.FB4]" office:value-type="float" office:value="0" calcext:value-type="float">
            <text:p>0</text:p>
          </table:table-cell>
          <table:table-cell table:formula="of:=[.FC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F4]" office:value-type="float" office:value="0" calcext:value-type="float">
            <text:p>0</text:p>
          </table:table-cell>
          <table:table-cell table:formula="of:=[.FG4]" office:value-type="float" office:value="0" calcext:value-type="float">
            <text:p>0</text:p>
          </table:table-cell>
          <table:table-cell table:formula="of:=[.FH4]" office:value-type="float" office:value="1" calcext:value-type="float">
            <text:p>1</text:p>
          </table:table-cell>
          <table:table-cell table:formula="of:=[.FI4]" office:value-type="float" office:value="0" calcext:value-type="float">
            <text:p>0</text:p>
          </table:table-cell>
          <table:table-cell table:formula="of:=[.FJ4]" office:value-type="float" office:value="0" calcext:value-type="float">
            <text:p>0</text:p>
          </table:table-cell>
          <table:table-cell table:formula="of:=[.FK4]" office:value-type="float" office:value="0" calcext:value-type="float">
            <text:p>0</text:p>
          </table:table-cell>
          <table:table-cell table:formula="of:=[.FL4]" office:value-type="float" office:value="0" calcext:value-type="float">
            <text:p>0</text:p>
          </table:table-cell>
          <table:table-cell table:formula="of:=[.FM4]" office:value-type="float" office:value="0" calcext:value-type="float">
            <text:p>0</text:p>
          </table:table-cell>
          <table:table-cell table:formula="of:=[.FN4]" office:value-type="float" office:value="0" calcext:value-type="float">
            <text:p>0</text:p>
          </table:table-cell>
          <table:table-cell table:formula="of:=[.FO4]" office:value-type="float" office:value="0" calcext:value-type="float">
            <text:p>0</text:p>
          </table:table-cell>
          <table:table-cell table:formula="of:=[.FP4]" office:value-type="float" office:value="0" calcext:value-type="float">
            <text:p>0</text:p>
          </table:table-cell>
          <table:table-cell table:formula="of:=[.FQ4]" office:value-type="float" office:value="0" calcext:value-type="float">
            <text:p>0</text:p>
          </table:table-cell>
          <table:table-cell table:formula="of:=[.FR4]" office:value-type="float" office:value="0" calcext:value-type="float">
            <text:p>0</text:p>
          </table:table-cell>
          <table:table-cell table:formula="of:=[.FS4]" office:value-type="float" office:value="0" calcext:value-type="float">
            <text:p>0</text:p>
          </table:table-cell>
          <table:table-cell table:formula="of:=[.FT4]" office:value-type="float" office:value="0" calcext:value-type="float">
            <text:p>0</text:p>
          </table:table-cell>
          <table:table-cell table:formula="of:=[.FU4]" office:value-type="float" office:value="0" calcext:value-type="float">
            <text:p>0</text:p>
          </table:table-cell>
          <table:table-cell table:formula="of:=[.FV4]" office:value-type="float" office:value="0" calcext:value-type="float">
            <text:p>0</text:p>
          </table:table-cell>
          <table:table-cell table:formula="of:=[.FW4]" office:value-type="float" office:value="0" calcext:value-type="float">
            <text:p>0</text:p>
          </table:table-cell>
          <table:table-cell table:formula="of:=[.FX4]" office:value-type="float" office:value="0" calcext:value-type="float">
            <text:p>0</text:p>
          </table:table-cell>
          <table:table-cell table:formula="of:=[.FY4]" office:value-type="float" office:value="0" calcext:value-type="float">
            <text:p>0</text:p>
          </table:table-cell>
          <table:table-cell table:formula="of:=[.FZ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C4]" office:value-type="float" office:value="0" calcext:value-type="float">
            <text:p>0</text:p>
          </table:table-cell>
          <table:table-cell table:formula="of:=[.GD4]" office:value-type="float" office:value="0" calcext:value-type="float">
            <text:p>0</text:p>
          </table:table-cell>
          <table:table-cell table:formula="of:=[.GE4]" office:value-type="float" office:value="1" calcext:value-type="float">
            <text:p>1</text:p>
          </table:table-cell>
          <table:table-cell table:formula="of:=[.GF4]" office:value-type="float" office:value="0" calcext:value-type="float">
            <text:p>0</text:p>
          </table:table-cell>
          <table:table-cell table:formula="of:=[.GG4]" office:value-type="float" office:value="0" calcext:value-type="float">
            <text:p>0</text:p>
          </table:table-cell>
          <table:table-cell table:formula="of:=[.GH4]" office:value-type="float" office:value="0" calcext:value-type="float">
            <text:p>0</text:p>
          </table:table-cell>
          <table:table-cell table:formula="of:=[.GI4]" office:value-type="float" office:value="0" calcext:value-type="float">
            <text:p>0</text:p>
          </table:table-cell>
          <table:table-cell table:formula="of:=[.GJ4]" office:value-type="float" office:value="0" calcext:value-type="float">
            <text:p>0</text:p>
          </table:table-cell>
          <table:table-cell table:formula="of:=[.GK4]" office:value-type="float" office:value="0" calcext:value-type="float">
            <text:p>0</text:p>
          </table:table-cell>
          <table:table-cell table:formula="of:=[.GL4]" office:value-type="float" office:value="0" calcext:value-type="float">
            <text:p>0</text:p>
          </table:table-cell>
          <table:table-cell table:formula="of:=[.GM4]" office:value-type="float" office:value="0" calcext:value-type="float">
            <text:p>0</text:p>
          </table:table-cell>
          <table:table-cell table:formula="of:=[.GN4]" office:value-type="float" office:value="0" calcext:value-type="float">
            <text:p>0</text:p>
          </table:table-cell>
          <table:table-cell table:formula="of:=[.GO4]" office:value-type="float" office:value="0" calcext:value-type="float">
            <text:p>0</text:p>
          </table:table-cell>
          <table:table-cell table:formula="of:=[.GP4]" office:value-type="float" office:value="0" calcext:value-type="float">
            <text:p>0</text:p>
          </table:table-cell>
          <table:table-cell table:formula="of:=[.GQ4]" office:value-type="float" office:value="0" calcext:value-type="float">
            <text:p>0</text:p>
          </table:table-cell>
          <table:table-cell table:formula="of:=[.GR4]" office:value-type="float" office:value="0" calcext:value-type="float">
            <text:p>0</text:p>
          </table:table-cell>
          <table:table-cell table:formula="of:=[.GS4]" office:value-type="float" office:value="0" calcext:value-type="float">
            <text:p>0</text:p>
          </table:table-cell>
          <table:table-cell table:formula="of:=[.GT4]" office:value-type="float" office:value="0" calcext:value-type="float">
            <text:p>0</text:p>
          </table:table-cell>
          <table:table-cell table:formula="of:=[.GU4]" office:value-type="float" office:value="0" calcext:value-type="float">
            <text:p>0</text:p>
          </table:table-cell>
          <table:table-cell table:formula="of:=[.GV4]" office:value-type="float" office:value="0" calcext:value-type="float">
            <text:p>0</text:p>
          </table:table-cell>
          <table:table-cell table:formula="of:=[.GW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Z4]" office:value-type="float" office:value="0" calcext:value-type="float">
            <text:p>0</text:p>
          </table:table-cell>
          <table:table-cell table:formula="of:=[.HA4]" office:value-type="float" office:value="0" calcext:value-type="float">
            <text:p>0</text:p>
          </table:table-cell>
          <table:table-cell table:formula="of:=[.HB4]" office:value-type="float" office:value="1" calcext:value-type="float">
            <text:p>1</text:p>
          </table:table-cell>
          <table:table-cell table:formula="of:=[.HC4]" office:value-type="float" office:value="0" calcext:value-type="float">
            <text:p>0</text:p>
          </table:table-cell>
          <table:table-cell table:formula="of:=[.HD4]" office:value-type="float" office:value="0" calcext:value-type="float">
            <text:p>0</text:p>
          </table:table-cell>
          <table:table-cell table:formula="of:=[.HE4]" office:value-type="float" office:value="0" calcext:value-type="float">
            <text:p>0</text:p>
          </table:table-cell>
          <table:table-cell table:formula="of:=[.HF4]" office:value-type="float" office:value="0" calcext:value-type="float">
            <text:p>0</text:p>
          </table:table-cell>
          <table:table-cell table:formula="of:=[.HG4]" office:value-type="float" office:value="0" calcext:value-type="float">
            <text:p>0</text:p>
          </table:table-cell>
          <table:table-cell table:formula="of:=[.HH4]" office:value-type="float" office:value="0" calcext:value-type="float">
            <text:p>0</text:p>
          </table:table-cell>
          <table:table-cell table:formula="of:=[.HI4]" office:value-type="float" office:value="0" calcext:value-type="float">
            <text:p>0</text:p>
          </table:table-cell>
          <table:table-cell table:formula="of:=[.HJ4]" office:value-type="float" office:value="0" calcext:value-type="float">
            <text:p>0</text:p>
          </table:table-cell>
          <table:table-cell table:formula="of:=[.HK4]" office:value-type="float" office:value="0" calcext:value-type="float">
            <text:p>0</text:p>
          </table:table-cell>
          <table:table-cell table:formula="of:=[.HL4]" office:value-type="float" office:value="0" calcext:value-type="float">
            <text:p>0</text:p>
          </table:table-cell>
          <table:table-cell table:formula="of:=[.HM4]" office:value-type="float" office:value="0" calcext:value-type="float">
            <text:p>0</text:p>
          </table:table-cell>
          <table:table-cell table:formula="of:=[.HN4]" office:value-type="float" office:value="0" calcext:value-type="float">
            <text:p>0</text:p>
          </table:table-cell>
          <table:table-cell table:formula="of:=[.HO4]" office:value-type="float" office:value="0" calcext:value-type="float">
            <text:p>0</text:p>
          </table:table-cell>
          <table:table-cell table:formula="of:=[.HP4]" office:value-type="float" office:value="0" calcext:value-type="float">
            <text:p>0</text:p>
          </table:table-cell>
          <table:table-cell table:formula="of:=[.HQ4]" office:value-type="float" office:value="0" calcext:value-type="float">
            <text:p>0</text:p>
          </table:table-cell>
          <table:table-cell table:formula="of:=[.HR4]" office:value-type="float" office:value="0" calcext:value-type="float">
            <text:p>0</text:p>
          </table:table-cell>
          <table:table-cell table:formula="of:=[.HS4]" office:value-type="float" office:value="0" calcext:value-type="float">
            <text:p>0</text:p>
          </table:table-cell>
          <table:table-cell table:formula="of:=[.HT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W4]" office:value-type="float" office:value="0" calcext:value-type="float">
            <text:p>0</text:p>
          </table:table-cell>
          <table:table-cell table:formula="of:=[.HX4]" office:value-type="float" office:value="0" calcext:value-type="float">
            <text:p>0</text:p>
          </table:table-cell>
          <table:table-cell table:formula="of:=[.HY4]" office:value-type="float" office:value="1" calcext:value-type="float">
            <text:p>1</text:p>
          </table:table-cell>
          <table:table-cell table:formula="of:=[.HZ4]" office:value-type="float" office:value="0" calcext:value-type="float">
            <text:p>0</text:p>
          </table:table-cell>
          <table:table-cell table:formula="of:=[.IA4]" office:value-type="float" office:value="0" calcext:value-type="float">
            <text:p>0</text:p>
          </table:table-cell>
          <table:table-cell table:formula="of:=[.IB4]" office:value-type="float" office:value="0" calcext:value-type="float">
            <text:p>0</text:p>
          </table:table-cell>
          <table:table-cell table:formula="of:=[.IC4]" office:value-type="float" office:value="0" calcext:value-type="float">
            <text:p>0</text:p>
          </table:table-cell>
          <table:table-cell table:formula="of:=[.ID4]" office:value-type="float" office:value="0" calcext:value-type="float">
            <text:p>0</text:p>
          </table:table-cell>
          <table:table-cell table:formula="of:=[.IE4]" office:value-type="float" office:value="0" calcext:value-type="float">
            <text:p>0</text:p>
          </table:table-cell>
          <table:table-cell table:formula="of:=[.IF4]" office:value-type="float" office:value="0" calcext:value-type="float">
            <text:p>0</text:p>
          </table:table-cell>
          <table:table-cell table:formula="of:=[.IG4]" office:value-type="float" office:value="0" calcext:value-type="float">
            <text:p>0</text:p>
          </table:table-cell>
          <table:table-cell table:formula="of:=[.IH4]" office:value-type="float" office:value="0" calcext:value-type="float">
            <text:p>0</text:p>
          </table:table-cell>
          <table:table-cell table:formula="of:=[.II4]" office:value-type="float" office:value="0" calcext:value-type="float">
            <text:p>0</text:p>
          </table:table-cell>
          <table:table-cell table:formula="of:=[.IJ4]" office:value-type="float" office:value="0" calcext:value-type="float">
            <text:p>0</text:p>
          </table:table-cell>
          <table:table-cell table:formula="of:=[.IK4]" office:value-type="float" office:value="0" calcext:value-type="float">
            <text:p>0</text:p>
          </table:table-cell>
          <table:table-cell table:formula="of:=[.IL4]" office:value-type="float" office:value="0" calcext:value-type="float">
            <text:p>0</text:p>
          </table:table-cell>
          <table:table-cell table:formula="of:=[.IM4]" office:value-type="float" office:value="0" calcext:value-type="float">
            <text:p>0</text:p>
          </table:table-cell>
          <table:table-cell table:formula="of:=[.IN4]" office:value-type="float" office:value="0" calcext:value-type="float">
            <text:p>0</text:p>
          </table:table-cell>
          <table:table-cell table:formula="of:=[.IO4]" office:value-type="float" office:value="0" calcext:value-type="float">
            <text:p>0</text:p>
          </table:table-cell>
          <table:table-cell table:formula="of:=[.IP4]" office:value-type="float" office:value="0" calcext:value-type="float">
            <text:p>0</text:p>
          </table:table-cell>
          <table:table-cell table:formula="of:=[.IQ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T4]" office:value-type="float" office:value="0" calcext:value-type="float">
            <text:p>0</text:p>
          </table:table-cell>
          <table:table-cell table:formula="of:=[.IU4]" office:value-type="float" office:value="0" calcext:value-type="float">
            <text:p>0</text:p>
          </table:table-cell>
          <table:table-cell table:formula="of:=[.IV4]" office:value-type="float" office:value="1" calcext:value-type="float">
            <text:p>1</text:p>
          </table:table-cell>
          <table:table-cell table:formula="of:=[.IW4]" office:value-type="float" office:value="0" calcext:value-type="float">
            <text:p>0</text:p>
          </table:table-cell>
          <table:table-cell table:formula="of:=[.IX4]" office:value-type="float" office:value="0" calcext:value-type="float">
            <text:p>0</text:p>
          </table:table-cell>
          <table:table-cell table:formula="of:=[.IY4]" office:value-type="float" office:value="0" calcext:value-type="float">
            <text:p>0</text:p>
          </table:table-cell>
          <table:table-cell table:formula="of:=[.IZ4]" office:value-type="float" office:value="0" calcext:value-type="float">
            <text:p>0</text:p>
          </table:table-cell>
          <table:table-cell table:formula="of:=[.JA4]" office:value-type="float" office:value="0" calcext:value-type="float">
            <text:p>0</text:p>
          </table:table-cell>
          <table:table-cell table:formula="of:=[.JB4]" office:value-type="float" office:value="0" calcext:value-type="float">
            <text:p>0</text:p>
          </table:table-cell>
          <table:table-cell table:formula="of:=[.JC4]" office:value-type="float" office:value="0" calcext:value-type="float">
            <text:p>0</text:p>
          </table:table-cell>
          <table:table-cell table:formula="of:=[.JD4]" office:value-type="float" office:value="0" calcext:value-type="float">
            <text:p>0</text:p>
          </table:table-cell>
          <table:table-cell table:formula="of:=[.JE4]" office:value-type="float" office:value="0" calcext:value-type="float">
            <text:p>0</text:p>
          </table:table-cell>
          <table:table-cell table:formula="of:=[.JF4]" office:value-type="float" office:value="0" calcext:value-type="float">
            <text:p>0</text:p>
          </table:table-cell>
          <table:table-cell table:formula="of:=[.JG4]" office:value-type="float" office:value="0" calcext:value-type="float">
            <text:p>0</text:p>
          </table:table-cell>
          <table:table-cell table:formula="of:=[.JH4]" office:value-type="float" office:value="0" calcext:value-type="float">
            <text:p>0</text:p>
          </table:table-cell>
          <table:table-cell table:formula="of:=[.JI4]" office:value-type="float" office:value="0" calcext:value-type="float">
            <text:p>0</text:p>
          </table:table-cell>
          <table:table-cell table:formula="of:=[.JJ4]" office:value-type="float" office:value="0" calcext:value-type="float">
            <text:p>0</text:p>
          </table:table-cell>
          <table:table-cell table:formula="of:=[.JK4]" office:value-type="float" office:value="0" calcext:value-type="float">
            <text:p>0</text:p>
          </table:table-cell>
          <table:table-cell table:formula="of:=[.JL4]" office:value-type="float" office:value="0" calcext:value-type="float">
            <text:p>0</text:p>
          </table:table-cell>
          <table:table-cell table:formula="of:=[.JM4]" office:value-type="float" office:value="0" calcext:value-type="float">
            <text:p>0</text:p>
          </table:table-cell>
          <table:table-cell table:formula="of:=[.JN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Q4]" office:value-type="float" office:value="0" calcext:value-type="float">
            <text:p>0</text:p>
          </table:table-cell>
          <table:table-cell table:formula="of:=[.JR4]" office:value-type="float" office:value="0" calcext:value-type="float">
            <text:p>0</text:p>
          </table:table-cell>
          <table:table-cell table:formula="of:=[.JS4]" office:value-type="float" office:value="1" calcext:value-type="float">
            <text:p>1</text:p>
          </table:table-cell>
          <table:table-cell table:formula="of:=[.JT4]" office:value-type="float" office:value="0" calcext:value-type="float">
            <text:p>0</text:p>
          </table:table-cell>
          <table:table-cell table:formula="of:=[.JU4]" office:value-type="float" office:value="0" calcext:value-type="float">
            <text:p>0</text:p>
          </table:table-cell>
          <table:table-cell table:formula="of:=[.JV4]" office:value-type="float" office:value="0" calcext:value-type="float">
            <text:p>0</text:p>
          </table:table-cell>
          <table:table-cell table:formula="of:=[.JW4]" office:value-type="float" office:value="0" calcext:value-type="float">
            <text:p>0</text:p>
          </table:table-cell>
          <table:table-cell table:formula="of:=[.JX4]" office:value-type="float" office:value="0" calcext:value-type="float">
            <text:p>0</text:p>
          </table:table-cell>
          <table:table-cell table:formula="of:=[.JY4]" office:value-type="float" office:value="0" calcext:value-type="float">
            <text:p>0</text:p>
          </table:table-cell>
          <table:table-cell table:formula="of:=[.JZ4]" office:value-type="float" office:value="0" calcext:value-type="float">
            <text:p>0</text:p>
          </table:table-cell>
          <table:table-cell table:formula="of:=[.KA4]" office:value-type="float" office:value="0" calcext:value-type="float">
            <text:p>0</text:p>
          </table:table-cell>
          <table:table-cell table:formula="of:=[.KB4]" office:value-type="float" office:value="0" calcext:value-type="float">
            <text:p>0</text:p>
          </table:table-cell>
          <table:table-cell table:formula="of:=[.KC4]" office:value-type="float" office:value="0" calcext:value-type="float">
            <text:p>0</text:p>
          </table:table-cell>
          <table:table-cell table:formula="of:=[.KD4]" office:value-type="float" office:value="0" calcext:value-type="float">
            <text:p>0</text:p>
          </table:table-cell>
          <table:table-cell table:formula="of:=[.KE4]" office:value-type="float" office:value="0" calcext:value-type="float">
            <text:p>0</text:p>
          </table:table-cell>
          <table:table-cell table:formula="of:=[.KF4]" office:value-type="float" office:value="0" calcext:value-type="float">
            <text:p>0</text:p>
          </table:table-cell>
          <table:table-cell table:formula="of:=[.KG4]" office:value-type="float" office:value="0" calcext:value-type="float">
            <text:p>0</text:p>
          </table:table-cell>
          <table:table-cell table:formula="of:=[.KH4]" office:value-type="float" office:value="0" calcext:value-type="float">
            <text:p>0</text:p>
          </table:table-cell>
          <table:table-cell table:formula="of:=[.KI4]" office:value-type="float" office:value="0" calcext:value-type="float">
            <text:p>0</text:p>
          </table:table-cell>
          <table:table-cell table:formula="of:=[.KJ4]" office:value-type="float" office:value="0" calcext:value-type="float">
            <text:p>0</text:p>
          </table:table-cell>
          <table:table-cell table:formula="of:=[.KK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N4]" office:value-type="float" office:value="0" calcext:value-type="float">
            <text:p>0</text:p>
          </table:table-cell>
          <table:table-cell table:formula="of:=[.KO4]" office:value-type="float" office:value="0" calcext:value-type="float">
            <text:p>0</text:p>
          </table:table-cell>
          <table:table-cell table:formula="of:=[.KP4]" office:value-type="float" office:value="1" calcext:value-type="float">
            <text:p>1</text:p>
          </table:table-cell>
          <table:table-cell table:formula="of:=[.KQ4]" office:value-type="float" office:value="0" calcext:value-type="float">
            <text:p>0</text:p>
          </table:table-cell>
          <table:table-cell table:formula="of:=[.KR4]" office:value-type="float" office:value="0" calcext:value-type="float">
            <text:p>0</text:p>
          </table:table-cell>
          <table:table-cell table:formula="of:=[.KS4]" office:value-type="float" office:value="0" calcext:value-type="float">
            <text:p>0</text:p>
          </table:table-cell>
          <table:table-cell table:formula="of:=[.KT4]" office:value-type="float" office:value="0" calcext:value-type="float">
            <text:p>0</text:p>
          </table:table-cell>
          <table:table-cell table:formula="of:=[.KU4]" office:value-type="float" office:value="0" calcext:value-type="float">
            <text:p>0</text:p>
          </table:table-cell>
          <table:table-cell table:formula="of:=[.KV4]" office:value-type="float" office:value="0" calcext:value-type="float">
            <text:p>0</text:p>
          </table:table-cell>
          <table:table-cell table:formula="of:=[.KW4]" office:value-type="float" office:value="0" calcext:value-type="float">
            <text:p>0</text:p>
          </table:table-cell>
          <table:table-cell table:formula="of:=[.KX4]" office:value-type="float" office:value="0" calcext:value-type="float">
            <text:p>0</text:p>
          </table:table-cell>
          <table:table-cell table:formula="of:=[.KY4]" office:value-type="float" office:value="0" calcext:value-type="float">
            <text:p>0</text:p>
          </table:table-cell>
          <table:table-cell table:formula="of:=[.KZ4]" office:value-type="float" office:value="0" calcext:value-type="float">
            <text:p>0</text:p>
          </table:table-cell>
          <table:table-cell table:formula="of:=[.LA4]" office:value-type="float" office:value="0" calcext:value-type="float">
            <text:p>0</text:p>
          </table:table-cell>
          <table:table-cell table:formula="of:=[.LB4]" office:value-type="float" office:value="0" calcext:value-type="float">
            <text:p>0</text:p>
          </table:table-cell>
          <table:table-cell table:formula="of:=[.LC4]" office:value-type="float" office:value="0" calcext:value-type="float">
            <text:p>0</text:p>
          </table:table-cell>
          <table:table-cell table:formula="of:=[.LD4]" office:value-type="float" office:value="0" calcext:value-type="float">
            <text:p>0</text:p>
          </table:table-cell>
          <table:table-cell table:formula="of:=[.LE4]" office:value-type="float" office:value="0" calcext:value-type="float">
            <text:p>0</text:p>
          </table:table-cell>
          <table:table-cell table:formula="of:=[.LF4]" office:value-type="float" office:value="0" calcext:value-type="float">
            <text:p>0</text:p>
          </table:table-cell>
          <table:table-cell table:formula="of:=[.LG4]" office:value-type="float" office:value="0" calcext:value-type="float">
            <text:p>0</text:p>
          </table:table-cell>
          <table:table-cell table:formula="of:=[.LH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D5]*[.E5]-[.F5]*[.C5]" office:value-type="float" office:value="-3" calcext:value-type="float">
            <text:p>-3</text:p>
          </table:table-cell>
          <table:table-cell table:formula="of:=[.F5]*[.A5]-[.B5]*[.E5]" office:value-type="float" office:value="3" calcext:value-type="float">
            <text:p>3</text:p>
          </table:table-cell>
          <table:table-cell table:formula="of:=[.B5]*[.C5]-[.D5]*[.A5]" office:value-type="float" office:value="-3" calcext:value-type="float">
            <text:p>-3</text:p>
          </table:table-cell>
          <table:table-cell table:formula="of:=[.C5]-[.E5]" office:value-type="float" office:value="1.5" calcext:value-type="float">
            <text:p>1.5</text:p>
          </table:table-cell>
          <table:table-cell table:formula="of:=[.E5]-[.A5]" office:value-type="float" office:value="0" calcext:value-type="float">
            <text:p>0</text:p>
          </table:table-cell>
          <table:table-cell table:formula="of:=[.A5]-[.C5]" office:value-type="float" office:value="-1.5" calcext:value-type="float">
            <text:p>-1.5</text:p>
          </table:table-cell>
          <table:table-cell table:formula="of:=[.F5]-[.B5]" office:value-type="float" office:value="2" calcext:value-type="float">
            <text:p>2</text:p>
          </table:table-cell>
          <table:table-cell table:formula="of:=[.B5]-[.F5]" office:value-type="float" office:value="-2" calcext:value-type="float">
            <text:p>-2</text:p>
          </table:table-cell>
          <table:table-cell table:formula="of:=[.D5]-[.B5]" office:value-type="float" office:value="2" calcext:value-type="float">
            <text:p>2</text:p>
          </table:table-cell>
          <table:table-cell table:formula="of:=0.5*([.A5]*([.D5]-[.F5]) + [.C5]*([.F5]-[.B5]) + [.E5]*([.B5]-[.D5]))" office:value-type="float" office:value="1.5" calcext:value-type="float">
            <text:p>1.5</text:p>
          </table:table-cell>
          <table:table-cell table:formula="of:=([.B5]+[.D5]+[.F5])/3" office:value-type="float" office:value="1.33333333333333" calcext:value-type="float">
            <text:p>1.33333333333333</text:p>
          </table:table-cell>
          <table:table-cell table:number-columns-repeated="4"/>
          <table:table-cell table:formula="of:=[.J5]*[.J5]+[.M5]*[.M5]" office:value-type="float" office:value="6.25" calcext:value-type="float">
            <text:p>6.25</text:p>
          </table:table-cell>
          <table:table-cell table:formula="of:=[.J5]*[.K5]+[.M5]*[.N5]" office:value-type="float" office:value="-4" calcext:value-type="float">
            <text:p>-4</text:p>
          </table:table-cell>
          <table:table-cell table:formula="of:=[.J5]*[.L5]+[.M5]*[.O5]" office:value-type="float" office:value="1.75" calcext:value-type="float">
            <text:p>1.75</text:p>
          </table:table-cell>
          <table:table-cell table:formula="of:=[.K5]*[.K5]+[.N5]*[.N5]" office:value-type="float" office:value="4" calcext:value-type="float">
            <text:p>4</text:p>
          </table:table-cell>
          <table:table-cell table:formula="of:=[.K5]*[.L5]+[.N5]*[.O5]" office:value-type="float" office:value="-4" calcext:value-type="float">
            <text:p>-4</text:p>
          </table:table-cell>
          <table:table-cell table:formula="of:=[.L5]*[.L5]+[.O5]*[.O5]" office:value-type="float" office:value="6.25" calcext:value-type="float">
            <text:p>6.25</text:p>
          </table:table-cell>
          <table:table-cell table:formula="of:=PI()*[.$Q5]/(2*[.$P5])*[.V5]" office:value-type="float" office:value="8.72664625997165" calcext:value-type="float">
            <text:p>8.72664625997165</text:p>
          </table:table-cell>
          <table:table-cell table:formula="of:=PI()*[.$Q5]/(2*[.$P5])*[.W5]" office:value-type="float" office:value="-5.58505360638185" calcext:value-type="float">
            <text:p>-5.58505360638185</text:p>
          </table:table-cell>
          <table:table-cell table:formula="of:=PI()*[.$Q5]/(2*[.$P5])*[.X5]" office:value-type="float" office:value="2.44346095279206" calcext:value-type="float">
            <text:p>2.44346095279206</text:p>
          </table:table-cell>
          <table:table-cell table:formula="of:=PI()*[.$Q5]/(2*[.$P5])*[.Y5]" office:value-type="float" office:value="5.58505360638185" calcext:value-type="float">
            <text:p>5.58505360638185</text:p>
          </table:table-cell>
          <table:table-cell table:formula="of:=PI()*[.$Q5]/(2*[.$P5])*[.Z5]" office:value-type="float" office:value="-5.58505360638185" calcext:value-type="float">
            <text:p>-5.58505360638185</text:p>
          </table:table-cell>
          <table:table-cell table:formula="of:=PI()*[.$Q5]/(2*[.$P5])*[.AA5]" office:value-type="float" office:value="8.72664625997165" calcext:value-type="float">
            <text:p>8.72664625997165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P5]+[.BP27]+[.BP49]+[.BP71]+[.BP93]+[.BP115]+[.BP137]+[.BP159]+[.BP181]+[.BP203]+[.BP225]+[.BP247]+[.BP269]+[.BP291]+[.BP313]+[.BP335]+[.BP357]+[.BP379]+[.BP401]+[.BP423]+[.BP445]+[.BP467]+[.BP489]+[.BP511]" office:value-type="float" office:value="0" calcext:value-type="float">
            <text:p>0</text:p>
          </table:table-cell>
          <table:table-cell table:formula="of:=[.BQ5]+[.BQ27]+[.BQ49]+[.BQ71]+[.BQ93]+[.BQ115]+[.BQ137]+[.BQ159]+[.BQ181]+[.BQ203]+[.BQ225]+[.BQ247]+[.BQ269]+[.BQ291]+[.BQ313]+[.BQ335]+[.BQ357]+[.BQ379]+[.BQ401]+[.BQ423]+[.BQ445]+[.BQ467]+[.BQ489]+[.BQ511]" office:value-type="float" office:value="0" calcext:value-type="float">
            <text:p>0</text:p>
          </table:table-cell>
          <table:table-cell table:formula="of:=[.BR5]+[.BR27]+[.BR49]+[.BR71]+[.BR93]+[.BR115]+[.BR137]+[.BR159]+[.BR181]+[.BR203]+[.BR225]+[.BR247]+[.BR269]+[.BR291]+[.BR313]+[.BR335]+[.BR357]+[.BR379]+[.BR401]+[.BR423]+[.BR445]+[.BR467]+[.BR489]+[.BR511]" office:value-type="float" office:value="-10.1810873033003" calcext:value-type="float">
            <text:p>-10.1810873033003</text:p>
          </table:table-cell>
          <table:table-cell table:formula="of:=[.BS5]+[.BS27]+[.BS49]+[.BS71]+[.BS93]+[.BS115]+[.BS137]+[.BS159]+[.BS181]+[.BS203]+[.BS225]+[.BS247]+[.BS269]+[.BS291]+[.BS313]+[.BS335]+[.BS357]+[.BS379]+[.BS401]+[.BS423]+[.BS445]+[.BS467]+[.BS489]+[.BS511]" office:value-type="float" office:value="44.2150077171897" calcext:value-type="float">
            <text:p>44.2150077171897</text:p>
          </table:table-cell>
          <table:table-cell table:formula="of:=[.BT5]+[.BT27]+[.BT49]+[.BT71]+[.BT93]+[.BT115]+[.BT137]+[.BT159]+[.BT181]+[.BT203]+[.BT225]+[.BT247]+[.BT269]+[.BT291]+[.BT313]+[.BT335]+[.BT357]+[.BT379]+[.BT401]+[.BT423]+[.BT445]+[.BT467]+[.BT489]+[.BT511]" office:value-type="float" office:value="-16.7551608191456" calcext:value-type="float">
            <text:p>-16.7551608191456</text:p>
          </table:table-cell>
          <table:table-cell table:formula="of:=[.BU5]+[.BU27]+[.BU49]+[.BU71]+[.BU93]+[.BU115]+[.BU137]+[.BU159]+[.BU181]+[.BU203]+[.BU225]+[.BU247]+[.BU269]+[.BU291]+[.BU313]+[.BU335]+[.BU357]+[.BU379]+[.BU401]+[.BU423]+[.BU445]+[.BU467]+[.BU489]+[.BU511]" office:value-type="float" office:value="0" calcext:value-type="float">
            <text:p>0</text:p>
          </table:table-cell>
          <table:table-cell table:formula="of:=[.BV5]+[.BV27]+[.BV49]+[.BV71]+[.BV93]+[.BV115]+[.BV137]+[.BV159]+[.BV181]+[.BV203]+[.BV225]+[.BV247]+[.BV269]+[.BV291]+[.BV313]+[.BV335]+[.BV357]+[.BV379]+[.BV401]+[.BV423]+[.BV445]+[.BV467]+[.BV489]+[.BV511]" office:value-type="float" office:value="0" calcext:value-type="float">
            <text:p>0</text:p>
          </table:table-cell>
          <table:table-cell table:formula="of:=[.BW5]+[.BW27]+[.BW49]+[.BW71]+[.BW93]+[.BW115]+[.BW137]+[.BW159]+[.BW181]+[.BW203]+[.BW225]+[.BW247]+[.BW269]+[.BW291]+[.BW313]+[.BW335]+[.BW357]+[.BW379]+[.BW401]+[.BW423]+[.BW445]+[.BW467]+[.BW489]+[.BW511]" office:value-type="float" office:value="0" calcext:value-type="float">
            <text:p>0</text:p>
          </table:table-cell>
          <table:table-cell table:formula="of:=[.BX5]+[.BX27]+[.BX49]+[.BX71]+[.BX93]+[.BX115]+[.BX137]+[.BX159]+[.BX181]+[.BX203]+[.BX225]+[.BX247]+[.BX269]+[.BX291]+[.BX313]+[.BX335]+[.BX357]+[.BX379]+[.BX401]+[.BX423]+[.BX445]+[.BX467]+[.BX489]+[.BX511]" office:value-type="float" office:value="0" calcext:value-type="float">
            <text:p>0</text:p>
          </table:table-cell>
          <table:table-cell table:formula="of:=[.BY5]+[.BY27]+[.BY49]+[.BY71]+[.BY93]+[.BY115]+[.BY137]+[.BY159]+[.BY181]+[.BY203]+[.BY225]+[.BY247]+[.BY269]+[.BY291]+[.BY313]+[.BY335]+[.BY357]+[.BY379]+[.BY401]+[.BY423]+[.BY445]+[.BY467]+[.BY489]+[.BY511]" office:value-type="float" office:value="0" calcext:value-type="float">
            <text:p>0</text:p>
          </table:table-cell>
          <table:table-cell table:formula="of:=[.BZ5]+[.BZ27]+[.BZ49]+[.BZ71]+[.BZ93]+[.BZ115]+[.BZ137]+[.BZ159]+[.BZ181]+[.BZ203]+[.BZ225]+[.BZ247]+[.BZ269]+[.BZ291]+[.BZ313]+[.BZ335]+[.BZ357]+[.BZ379]+[.BZ401]+[.BZ423]+[.BZ445]+[.BZ467]+[.BZ489]+[.BZ511]" office:value-type="float" office:value="-5.46869832291557" calcext:value-type="float">
            <text:p>-5.46869832291557</text:p>
          </table:table-cell>
          <table:table-cell table:formula="of:=[.CA5]+[.CA27]+[.CA49]+[.CA71]+[.CA93]+[.CA115]+[.CA137]+[.CA159]+[.CA181]+[.CA203]+[.CA225]+[.CA247]+[.CA269]+[.CA291]+[.CA313]+[.CA335]+[.CA357]+[.CA379]+[.CA401]+[.CA423]+[.CA445]+[.CA467]+[.CA489]+[.CA511]" office:value-type="float" office:value="1.5707963267949" calcext:value-type="float">
            <text:p>1.5707963267949</text:p>
          </table:table-cell>
          <table:table-cell table:formula="of:=[.CB5]+[.CB27]+[.CB49]+[.CB71]+[.CB93]+[.CB115]+[.CB137]+[.CB159]+[.CB181]+[.CB203]+[.CB225]+[.CB247]+[.CB269]+[.CB291]+[.CB313]+[.CB335]+[.CB357]+[.CB379]+[.CB401]+[.CB423]+[.CB445]+[.CB467]+[.CB489]+[.CB511]" office:value-type="float" office:value="0" calcext:value-type="float">
            <text:p>0</text:p>
          </table:table-cell>
          <table:table-cell table:formula="of:=[.CC5]+[.CC27]+[.CC49]+[.CC71]+[.CC93]+[.CC115]+[.CC137]+[.CC159]+[.CC181]+[.CC203]+[.CC225]+[.CC247]+[.CC269]+[.CC291]+[.CC313]+[.CC335]+[.CC357]+[.CC379]+[.CC401]+[.CC423]+[.CC445]+[.CC467]+[.CC489]+[.CC511]" office:value-type="float" office:value="0" calcext:value-type="float">
            <text:p>0</text:p>
          </table:table-cell>
          <table:table-cell table:formula="of:=[.CD5]+[.CD27]+[.CD49]+[.CD71]+[.CD93]+[.CD115]+[.CD137]+[.CD159]+[.CD181]+[.CD203]+[.CD225]+[.CD247]+[.CD269]+[.CD291]+[.CD313]+[.CD335]+[.CD357]+[.CD379]+[.CD401]+[.CD423]+[.CD445]+[.CD467]+[.CD489]+[.CD511]" office:value-type="float" office:value="0" calcext:value-type="float">
            <text:p>0</text:p>
          </table:table-cell>
          <table:table-cell table:formula="of:=[.CE5]+[.CE27]+[.CE49]+[.CE71]+[.CE93]+[.CE115]+[.CE137]+[.CE159]+[.CE181]+[.CE203]+[.CE225]+[.CE247]+[.CE269]+[.CE291]+[.CE313]+[.CE335]+[.CE357]+[.CE379]+[.CE401]+[.CE423]+[.CE445]+[.CE467]+[.CE489]+[.CE511]" office:value-type="float" office:value="0" calcext:value-type="float">
            <text:p>0</text:p>
          </table:table-cell>
          <table:table-cell table:formula="of:=[.CF5]+[.CF27]+[.CF49]+[.CF71]+[.CF93]+[.CF115]+[.CF137]+[.CF159]+[.CF181]+[.CF203]+[.CF225]+[.CF247]+[.CF269]+[.CF291]+[.CF313]+[.CF335]+[.CF357]+[.CF379]+[.CF401]+[.CF423]+[.CF445]+[.CF467]+[.CF489]+[.CF511]" office:value-type="float" office:value="0" calcext:value-type="float">
            <text:p>0</text:p>
          </table:table-cell>
          <table:table-cell table:formula="of:=[.CG5]+[.CG27]+[.CG49]+[.CG71]+[.CG93]+[.CG115]+[.CG137]+[.CG159]+[.CG181]+[.CG203]+[.CG225]+[.CG247]+[.CG269]+[.CG291]+[.CG313]+[.CG335]+[.CG357]+[.CG379]+[.CG401]+[.CG423]+[.CG445]+[.CG467]+[.CG489]+[.CG511]" office:value-type="float" office:value="0" calcext:value-type="float">
            <text:p>0</text:p>
          </table:table-cell>
          <table:table-cell table:formula="of:=[.CH5]+[.CH27]+[.CH49]+[.CH71]+[.CH93]+[.CH115]+[.CH137]+[.CH159]+[.CH181]+[.CH203]+[.CH225]+[.CH247]+[.CH269]+[.CH291]+[.CH313]+[.CH335]+[.CH357]+[.CH379]+[.CH401]+[.CH423]+[.CH445]+[.CH467]+[.CH489]+[.CH511]" office:value-type="float" office:value="0" calcext:value-type="float">
            <text:p>0</text:p>
          </table:table-cell>
          <table:table-cell table:formula="of:=[.CI5]+[.CI27]+[.CI49]+[.CI71]+[.CI93]+[.CI115]+[.CI137]+[.CI159]+[.CI181]+[.CI203]+[.CI225]+[.CI247]+[.CI269]+[.CI291]+[.CI313]+[.CI335]+[.CI357]+[.CI379]+[.CI401]+[.CI423]+[.CI445]+[.CI467]+[.CI489]+[.CI511]" office:value-type="float" office:value="0" calcext:value-type="float">
            <text:p>0</text:p>
          </table:table-cell>
          <table:table-cell table:formula="of:=[.CJ5]+[.CJ27]+[.CJ49]+[.CJ71]+[.CJ93]+[.CJ115]+[.CJ137]+[.CJ159]+[.CJ181]+[.CJ203]+[.CJ225]+[.CJ247]+[.CJ269]+[.CJ291]+[.CJ313]+[.CJ335]+[.CJ357]+[.CJ379]+[.CJ401]+[.CJ423]+[.CJ445]+[.CJ467]+[.CJ489]+[.CJ51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M5]" office:value-type="float" office:value="0" calcext:value-type="float">
            <text:p>0</text:p>
          </table:table-cell>
          <table:table-cell table:formula="of:=[.CN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R5]" office:value-type="float" office:value="0" calcext:value-type="float">
            <text:p>0</text:p>
          </table:table-cell>
          <table:table-cell table:formula="of:=[.CS5]" office:value-type="float" office:value="0" calcext:value-type="float">
            <text:p>0</text:p>
          </table:table-cell>
          <table:table-cell table:formula="of:=[.CT5]" office:value-type="float" office:value="0" calcext:value-type="float">
            <text:p>0</text:p>
          </table:table-cell>
          <table:table-cell table:formula="of:=[.CU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Y5]" office:value-type="float" office:value="0" calcext:value-type="float">
            <text:p>0</text:p>
          </table:table-cell>
          <table:table-cell table:formula="of:=[.CZ5]" office:value-type="float" office:value="0" calcext:value-type="float">
            <text:p>0</text:p>
          </table:table-cell>
          <table:table-cell table:formula="of:=[.DA5]" office:value-type="float" office:value="0" calcext:value-type="float">
            <text:p>0</text:p>
          </table:table-cell>
          <table:table-cell table:formula="of:=[.DB5]" office:value-type="float" office:value="0" calcext:value-type="float">
            <text:p>0</text:p>
          </table:table-cell>
          <table:table-cell table:formula="of:=[.DC5]" office:value-type="float" office:value="0" calcext:value-type="float">
            <text:p>0</text:p>
          </table:table-cell>
          <table:table-cell table:formula="of:=[.DD5]" office:value-type="float" office:value="0" calcext:value-type="float">
            <text:p>0</text:p>
          </table:table-cell>
          <table:table-cell table:formula="of:=[.DE5]" office:value-type="float" office:value="0" calcext:value-type="float">
            <text:p>0</text:p>
          </table:table-cell>
          <table:table-cell table:formula="of:=[.DF5]" office:value-type="float" office:value="0" calcext:value-type="float">
            <text:p>0</text:p>
          </table:table-cell>
          <table:table-cell table:formula="of:=[.DG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L5]" office:value-type="float" office:value="0" calcext:value-type="float">
            <text:p>0</text:p>
          </table:table-cell>
          <table:table-cell table:formula="of:=[.DM5]" office:value-type="float" office:value="0" calcext:value-type="float">
            <text:p>0</text:p>
          </table:table-cell>
          <table:table-cell table:formula="of:=[.DN5]" office:value-type="float" office:value="0" calcext:value-type="float">
            <text:p>0</text:p>
          </table:table-cell>
          <table:table-cell table:formula="of:=[.DO5]" office:value-type="float" office:value="1" calcext:value-type="float">
            <text:p>1</text:p>
          </table:table-cell>
          <table:table-cell table:formula="of:=[.DP5]" office:value-type="float" office:value="0" calcext:value-type="float">
            <text:p>0</text:p>
          </table:table-cell>
          <table:table-cell table:formula="of:=[.DQ5]" office:value-type="float" office:value="0" calcext:value-type="float">
            <text:p>0</text:p>
          </table:table-cell>
          <table:table-cell table:formula="of:=[.DR5]" office:value-type="float" office:value="0" calcext:value-type="float">
            <text:p>0</text:p>
          </table:table-cell>
          <table:table-cell table:formula="of:=[.DS5]" office:value-type="float" office:value="0" calcext:value-type="float">
            <text:p>0</text:p>
          </table:table-cell>
          <table:table-cell table:formula="of:=[.DT5]" office:value-type="float" office:value="0" calcext:value-type="float">
            <text:p>0</text:p>
          </table:table-cell>
          <table:table-cell table:formula="of:=[.DU5]" office:value-type="float" office:value="0" calcext:value-type="float">
            <text:p>0</text:p>
          </table:table-cell>
          <table:table-cell table:formula="of:=[.DV5]" office:value-type="float" office:value="0" calcext:value-type="float">
            <text:p>0</text:p>
          </table:table-cell>
          <table:table-cell table:formula="of:=[.DW5]" office:value-type="float" office:value="0" calcext:value-type="float">
            <text:p>0</text:p>
          </table:table-cell>
          <table:table-cell table:formula="of:=[.DX5]" office:value-type="float" office:value="0" calcext:value-type="float">
            <text:p>0</text:p>
          </table:table-cell>
          <table:table-cell table:formula="of:=[.DY5]" office:value-type="float" office:value="0" calcext:value-type="float">
            <text:p>0</text:p>
          </table:table-cell>
          <table:table-cell table:formula="of:=[.DZ5]" office:value-type="float" office:value="0" calcext:value-type="float">
            <text:p>0</text:p>
          </table:table-cell>
          <table:table-cell table:formula="of:=[.EA5]" office:value-type="float" office:value="0" calcext:value-type="float">
            <text:p>0</text:p>
          </table:table-cell>
          <table:table-cell table:formula="of:=[.EB5]" office:value-type="float" office:value="0" calcext:value-type="float">
            <text:p>0</text:p>
          </table:table-cell>
          <table:table-cell table:formula="of:=[.EC5]" office:value-type="float" office:value="0" calcext:value-type="float">
            <text:p>0</text:p>
          </table:table-cell>
          <table:table-cell table:formula="of:=[.ED5]" office:value-type="float" office:value="0" calcext:value-type="float">
            <text:p>0</text:p>
          </table:table-cell>
          <table:table-cell table:formula="of:=[.EE5]" office:value-type="float" office:value="0" calcext:value-type="float">
            <text:p>0</text:p>
          </table:table-cell>
          <table:table-cell table:formula="of:=[.EF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I5]" office:value-type="float" office:value="0" calcext:value-type="float">
            <text:p>0</text:p>
          </table:table-cell>
          <table:table-cell table:formula="of:=[.EJ5]" office:value-type="float" office:value="0" calcext:value-type="float">
            <text:p>0</text:p>
          </table:table-cell>
          <table:table-cell table:formula="of:=[.EK5]" office:value-type="float" office:value="0" calcext:value-type="float">
            <text:p>0</text:p>
          </table:table-cell>
          <table:table-cell table:formula="of:=[.EL5]" office:value-type="float" office:value="1" calcext:value-type="float">
            <text:p>1</text:p>
          </table:table-cell>
          <table:table-cell table:formula="of:=[.EM5]" office:value-type="float" office:value="0" calcext:value-type="float">
            <text:p>0</text:p>
          </table:table-cell>
          <table:table-cell table:formula="of:=[.EN5]" office:value-type="float" office:value="0" calcext:value-type="float">
            <text:p>0</text:p>
          </table:table-cell>
          <table:table-cell table:formula="of:=[.EO5]" office:value-type="float" office:value="0" calcext:value-type="float">
            <text:p>0</text:p>
          </table:table-cell>
          <table:table-cell table:formula="of:=[.EP5]" office:value-type="float" office:value="0" calcext:value-type="float">
            <text:p>0</text:p>
          </table:table-cell>
          <table:table-cell table:formula="of:=[.EQ5]" office:value-type="float" office:value="0" calcext:value-type="float">
            <text:p>0</text:p>
          </table:table-cell>
          <table:table-cell table:formula="of:=[.ER5]" office:value-type="float" office:value="0" calcext:value-type="float">
            <text:p>0</text:p>
          </table:table-cell>
          <table:table-cell table:formula="of:=[.ES5]" office:value-type="float" office:value="0" calcext:value-type="float">
            <text:p>0</text:p>
          </table:table-cell>
          <table:table-cell table:formula="of:=[.ET5]" office:value-type="float" office:value="0" calcext:value-type="float">
            <text:p>0</text:p>
          </table:table-cell>
          <table:table-cell table:formula="of:=[.EU5]" office:value-type="float" office:value="0" calcext:value-type="float">
            <text:p>0</text:p>
          </table:table-cell>
          <table:table-cell table:formula="of:=[.EV5]" office:value-type="float" office:value="0" calcext:value-type="float">
            <text:p>0</text:p>
          </table:table-cell>
          <table:table-cell table:formula="of:=[.EW5]" office:value-type="float" office:value="0" calcext:value-type="float">
            <text:p>0</text:p>
          </table:table-cell>
          <table:table-cell table:formula="of:=[.EX5]" office:value-type="float" office:value="0" calcext:value-type="float">
            <text:p>0</text:p>
          </table:table-cell>
          <table:table-cell table:formula="of:=[.EY5]" office:value-type="float" office:value="0" calcext:value-type="float">
            <text:p>0</text:p>
          </table:table-cell>
          <table:table-cell table:formula="of:=[.EZ5]" office:value-type="float" office:value="0" calcext:value-type="float">
            <text:p>0</text:p>
          </table:table-cell>
          <table:table-cell table:formula="of:=[.FA5]" office:value-type="float" office:value="0" calcext:value-type="float">
            <text:p>0</text:p>
          </table:table-cell>
          <table:table-cell table:formula="of:=[.FB5]" office:value-type="float" office:value="0" calcext:value-type="float">
            <text:p>0</text:p>
          </table:table-cell>
          <table:table-cell table:formula="of:=[.FC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F5]" office:value-type="float" office:value="0" calcext:value-type="float">
            <text:p>0</text:p>
          </table:table-cell>
          <table:table-cell table:formula="of:=[.FG5]" office:value-type="float" office:value="0" calcext:value-type="float">
            <text:p>0</text:p>
          </table:table-cell>
          <table:table-cell table:formula="of:=[.FH5]" office:value-type="float" office:value="0" calcext:value-type="float">
            <text:p>0</text:p>
          </table:table-cell>
          <table:table-cell table:formula="of:=[.FI5]" office:value-type="float" office:value="1" calcext:value-type="float">
            <text:p>1</text:p>
          </table:table-cell>
          <table:table-cell table:formula="of:=[.FJ5]" office:value-type="float" office:value="0" calcext:value-type="float">
            <text:p>0</text:p>
          </table:table-cell>
          <table:table-cell table:formula="of:=[.FK5]" office:value-type="float" office:value="0" calcext:value-type="float">
            <text:p>0</text:p>
          </table:table-cell>
          <table:table-cell table:formula="of:=[.FL5]" office:value-type="float" office:value="0" calcext:value-type="float">
            <text:p>0</text:p>
          </table:table-cell>
          <table:table-cell table:formula="of:=[.FM5]" office:value-type="float" office:value="0" calcext:value-type="float">
            <text:p>0</text:p>
          </table:table-cell>
          <table:table-cell table:formula="of:=[.FN5]" office:value-type="float" office:value="0" calcext:value-type="float">
            <text:p>0</text:p>
          </table:table-cell>
          <table:table-cell table:formula="of:=[.FO5]" office:value-type="float" office:value="0" calcext:value-type="float">
            <text:p>0</text:p>
          </table:table-cell>
          <table:table-cell table:formula="of:=[.FP5]" office:value-type="float" office:value="0" calcext:value-type="float">
            <text:p>0</text:p>
          </table:table-cell>
          <table:table-cell table:formula="of:=[.FQ5]" office:value-type="float" office:value="0" calcext:value-type="float">
            <text:p>0</text:p>
          </table:table-cell>
          <table:table-cell table:formula="of:=[.FR5]" office:value-type="float" office:value="0" calcext:value-type="float">
            <text:p>0</text:p>
          </table:table-cell>
          <table:table-cell table:formula="of:=[.FS5]" office:value-type="float" office:value="0" calcext:value-type="float">
            <text:p>0</text:p>
          </table:table-cell>
          <table:table-cell table:formula="of:=[.FT5]" office:value-type="float" office:value="0" calcext:value-type="float">
            <text:p>0</text:p>
          </table:table-cell>
          <table:table-cell table:formula="of:=[.FU5]" office:value-type="float" office:value="0" calcext:value-type="float">
            <text:p>0</text:p>
          </table:table-cell>
          <table:table-cell table:formula="of:=[.FV5]" office:value-type="float" office:value="0" calcext:value-type="float">
            <text:p>0</text:p>
          </table:table-cell>
          <table:table-cell table:formula="of:=[.FW5]" office:value-type="float" office:value="0" calcext:value-type="float">
            <text:p>0</text:p>
          </table:table-cell>
          <table:table-cell table:formula="of:=[.FX5]" office:value-type="float" office:value="0" calcext:value-type="float">
            <text:p>0</text:p>
          </table:table-cell>
          <table:table-cell table:formula="of:=[.FY5]" office:value-type="float" office:value="0" calcext:value-type="float">
            <text:p>0</text:p>
          </table:table-cell>
          <table:table-cell table:formula="of:=[.FZ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C5]" office:value-type="float" office:value="0" calcext:value-type="float">
            <text:p>0</text:p>
          </table:table-cell>
          <table:table-cell table:formula="of:=[.GD5]" office:value-type="float" office:value="0" calcext:value-type="float">
            <text:p>0</text:p>
          </table:table-cell>
          <table:table-cell table:formula="of:=[.GE5]" office:value-type="float" office:value="0" calcext:value-type="float">
            <text:p>0</text:p>
          </table:table-cell>
          <table:table-cell table:formula="of:=[.GF5]" office:value-type="float" office:value="1" calcext:value-type="float">
            <text:p>1</text:p>
          </table:table-cell>
          <table:table-cell table:formula="of:=[.GG5]" office:value-type="float" office:value="0" calcext:value-type="float">
            <text:p>0</text:p>
          </table:table-cell>
          <table:table-cell table:formula="of:=[.GH5]" office:value-type="float" office:value="0" calcext:value-type="float">
            <text:p>0</text:p>
          </table:table-cell>
          <table:table-cell table:formula="of:=[.GI5]" office:value-type="float" office:value="0" calcext:value-type="float">
            <text:p>0</text:p>
          </table:table-cell>
          <table:table-cell table:formula="of:=[.GJ5]" office:value-type="float" office:value="0" calcext:value-type="float">
            <text:p>0</text:p>
          </table:table-cell>
          <table:table-cell table:formula="of:=[.GK5]" office:value-type="float" office:value="0" calcext:value-type="float">
            <text:p>0</text:p>
          </table:table-cell>
          <table:table-cell table:formula="of:=[.GL5]" office:value-type="float" office:value="0" calcext:value-type="float">
            <text:p>0</text:p>
          </table:table-cell>
          <table:table-cell table:formula="of:=[.GM5]" office:value-type="float" office:value="0" calcext:value-type="float">
            <text:p>0</text:p>
          </table:table-cell>
          <table:table-cell table:formula="of:=[.GN5]" office:value-type="float" office:value="0" calcext:value-type="float">
            <text:p>0</text:p>
          </table:table-cell>
          <table:table-cell table:formula="of:=[.GO5]" office:value-type="float" office:value="0" calcext:value-type="float">
            <text:p>0</text:p>
          </table:table-cell>
          <table:table-cell table:formula="of:=[.GP5]" office:value-type="float" office:value="0" calcext:value-type="float">
            <text:p>0</text:p>
          </table:table-cell>
          <table:table-cell table:formula="of:=[.GQ5]" office:value-type="float" office:value="0" calcext:value-type="float">
            <text:p>0</text:p>
          </table:table-cell>
          <table:table-cell table:formula="of:=[.GR5]" office:value-type="float" office:value="0" calcext:value-type="float">
            <text:p>0</text:p>
          </table:table-cell>
          <table:table-cell table:formula="of:=[.GS5]" office:value-type="float" office:value="0" calcext:value-type="float">
            <text:p>0</text:p>
          </table:table-cell>
          <table:table-cell table:formula="of:=[.GT5]" office:value-type="float" office:value="0" calcext:value-type="float">
            <text:p>0</text:p>
          </table:table-cell>
          <table:table-cell table:formula="of:=[.GU5]" office:value-type="float" office:value="0" calcext:value-type="float">
            <text:p>0</text:p>
          </table:table-cell>
          <table:table-cell table:formula="of:=[.GV5]" office:value-type="float" office:value="0" calcext:value-type="float">
            <text:p>0</text:p>
          </table:table-cell>
          <table:table-cell table:formula="of:=[.GW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Z5]" office:value-type="float" office:value="0" calcext:value-type="float">
            <text:p>0</text:p>
          </table:table-cell>
          <table:table-cell table:formula="of:=[.HA5]" office:value-type="float" office:value="0" calcext:value-type="float">
            <text:p>0</text:p>
          </table:table-cell>
          <table:table-cell table:formula="of:=[.HB5]" office:value-type="float" office:value="0" calcext:value-type="float">
            <text:p>0</text:p>
          </table:table-cell>
          <table:table-cell table:formula="of:=[.HC5]" office:value-type="float" office:value="1" calcext:value-type="float">
            <text:p>1</text:p>
          </table:table-cell>
          <table:table-cell table:formula="of:=[.HD5]" office:value-type="float" office:value="0" calcext:value-type="float">
            <text:p>0</text:p>
          </table:table-cell>
          <table:table-cell table:formula="of:=[.HE5]" office:value-type="float" office:value="0" calcext:value-type="float">
            <text:p>0</text:p>
          </table:table-cell>
          <table:table-cell table:formula="of:=[.HF5]" office:value-type="float" office:value="0" calcext:value-type="float">
            <text:p>0</text:p>
          </table:table-cell>
          <table:table-cell table:formula="of:=[.HG5]" office:value-type="float" office:value="0" calcext:value-type="float">
            <text:p>0</text:p>
          </table:table-cell>
          <table:table-cell table:formula="of:=[.HH5]" office:value-type="float" office:value="0" calcext:value-type="float">
            <text:p>0</text:p>
          </table:table-cell>
          <table:table-cell table:formula="of:=[.HI5]" office:value-type="float" office:value="0" calcext:value-type="float">
            <text:p>0</text:p>
          </table:table-cell>
          <table:table-cell table:formula="of:=[.HJ5]" office:value-type="float" office:value="0" calcext:value-type="float">
            <text:p>0</text:p>
          </table:table-cell>
          <table:table-cell table:formula="of:=[.HK5]" office:value-type="float" office:value="0" calcext:value-type="float">
            <text:p>0</text:p>
          </table:table-cell>
          <table:table-cell table:formula="of:=[.HL5]" office:value-type="float" office:value="0" calcext:value-type="float">
            <text:p>0</text:p>
          </table:table-cell>
          <table:table-cell table:formula="of:=[.HM5]" office:value-type="float" office:value="0" calcext:value-type="float">
            <text:p>0</text:p>
          </table:table-cell>
          <table:table-cell table:formula="of:=[.HN5]" office:value-type="float" office:value="0" calcext:value-type="float">
            <text:p>0</text:p>
          </table:table-cell>
          <table:table-cell table:formula="of:=[.HO5]" office:value-type="float" office:value="0" calcext:value-type="float">
            <text:p>0</text:p>
          </table:table-cell>
          <table:table-cell table:formula="of:=[.HP5]" office:value-type="float" office:value="0" calcext:value-type="float">
            <text:p>0</text:p>
          </table:table-cell>
          <table:table-cell table:formula="of:=[.HQ5]" office:value-type="float" office:value="0" calcext:value-type="float">
            <text:p>0</text:p>
          </table:table-cell>
          <table:table-cell table:formula="of:=[.HR5]" office:value-type="float" office:value="0" calcext:value-type="float">
            <text:p>0</text:p>
          </table:table-cell>
          <table:table-cell table:formula="of:=[.HS5]" office:value-type="float" office:value="0" calcext:value-type="float">
            <text:p>0</text:p>
          </table:table-cell>
          <table:table-cell table:formula="of:=[.HT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W5]" office:value-type="float" office:value="0" calcext:value-type="float">
            <text:p>0</text:p>
          </table:table-cell>
          <table:table-cell table:formula="of:=[.HX5]" office:value-type="float" office:value="0" calcext:value-type="float">
            <text:p>0</text:p>
          </table:table-cell>
          <table:table-cell table:formula="of:=[.HY5]" office:value-type="float" office:value="0" calcext:value-type="float">
            <text:p>0</text:p>
          </table:table-cell>
          <table:table-cell table:formula="of:=[.HZ5]" office:value-type="float" office:value="1" calcext:value-type="float">
            <text:p>1</text:p>
          </table:table-cell>
          <table:table-cell table:formula="of:=[.IA5]" office:value-type="float" office:value="0" calcext:value-type="float">
            <text:p>0</text:p>
          </table:table-cell>
          <table:table-cell table:formula="of:=[.IB5]" office:value-type="float" office:value="0" calcext:value-type="float">
            <text:p>0</text:p>
          </table:table-cell>
          <table:table-cell table:formula="of:=[.IC5]" office:value-type="float" office:value="0" calcext:value-type="float">
            <text:p>0</text:p>
          </table:table-cell>
          <table:table-cell table:formula="of:=[.ID5]" office:value-type="float" office:value="0" calcext:value-type="float">
            <text:p>0</text:p>
          </table:table-cell>
          <table:table-cell table:formula="of:=[.IE5]" office:value-type="float" office:value="0" calcext:value-type="float">
            <text:p>0</text:p>
          </table:table-cell>
          <table:table-cell table:formula="of:=[.IF5]" office:value-type="float" office:value="0" calcext:value-type="float">
            <text:p>0</text:p>
          </table:table-cell>
          <table:table-cell table:formula="of:=[.IG5]" office:value-type="float" office:value="0" calcext:value-type="float">
            <text:p>0</text:p>
          </table:table-cell>
          <table:table-cell table:formula="of:=[.IH5]" office:value-type="float" office:value="0" calcext:value-type="float">
            <text:p>0</text:p>
          </table:table-cell>
          <table:table-cell table:formula="of:=[.II5]" office:value-type="float" office:value="0" calcext:value-type="float">
            <text:p>0</text:p>
          </table:table-cell>
          <table:table-cell table:formula="of:=[.IJ5]" office:value-type="float" office:value="0" calcext:value-type="float">
            <text:p>0</text:p>
          </table:table-cell>
          <table:table-cell table:formula="of:=[.IK5]" office:value-type="float" office:value="0" calcext:value-type="float">
            <text:p>0</text:p>
          </table:table-cell>
          <table:table-cell table:formula="of:=[.IL5]" office:value-type="float" office:value="0" calcext:value-type="float">
            <text:p>0</text:p>
          </table:table-cell>
          <table:table-cell table:formula="of:=[.IM5]" office:value-type="float" office:value="0" calcext:value-type="float">
            <text:p>0</text:p>
          </table:table-cell>
          <table:table-cell table:formula="of:=[.IN5]" office:value-type="float" office:value="0" calcext:value-type="float">
            <text:p>0</text:p>
          </table:table-cell>
          <table:table-cell table:formula="of:=[.IO5]" office:value-type="float" office:value="0" calcext:value-type="float">
            <text:p>0</text:p>
          </table:table-cell>
          <table:table-cell table:formula="of:=[.IP5]" office:value-type="float" office:value="0" calcext:value-type="float">
            <text:p>0</text:p>
          </table:table-cell>
          <table:table-cell table:formula="of:=[.IQ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T5]" office:value-type="float" office:value="0" calcext:value-type="float">
            <text:p>0</text:p>
          </table:table-cell>
          <table:table-cell table:formula="of:=[.IU5]" office:value-type="float" office:value="0" calcext:value-type="float">
            <text:p>0</text:p>
          </table:table-cell>
          <table:table-cell table:formula="of:=[.IV5]" office:value-type="float" office:value="0" calcext:value-type="float">
            <text:p>0</text:p>
          </table:table-cell>
          <table:table-cell table:formula="of:=[.IW5]" office:value-type="float" office:value="1" calcext:value-type="float">
            <text:p>1</text:p>
          </table:table-cell>
          <table:table-cell table:formula="of:=[.IX5]" office:value-type="float" office:value="0" calcext:value-type="float">
            <text:p>0</text:p>
          </table:table-cell>
          <table:table-cell table:formula="of:=[.IY5]" office:value-type="float" office:value="0" calcext:value-type="float">
            <text:p>0</text:p>
          </table:table-cell>
          <table:table-cell table:formula="of:=[.IZ5]" office:value-type="float" office:value="0" calcext:value-type="float">
            <text:p>0</text:p>
          </table:table-cell>
          <table:table-cell table:formula="of:=[.JA5]" office:value-type="float" office:value="0" calcext:value-type="float">
            <text:p>0</text:p>
          </table:table-cell>
          <table:table-cell table:formula="of:=[.JB5]" office:value-type="float" office:value="0" calcext:value-type="float">
            <text:p>0</text:p>
          </table:table-cell>
          <table:table-cell table:formula="of:=[.JC5]" office:value-type="float" office:value="0" calcext:value-type="float">
            <text:p>0</text:p>
          </table:table-cell>
          <table:table-cell table:formula="of:=[.JD5]" office:value-type="float" office:value="0" calcext:value-type="float">
            <text:p>0</text:p>
          </table:table-cell>
          <table:table-cell table:formula="of:=[.JE5]" office:value-type="float" office:value="0" calcext:value-type="float">
            <text:p>0</text:p>
          </table:table-cell>
          <table:table-cell table:formula="of:=[.JF5]" office:value-type="float" office:value="0" calcext:value-type="float">
            <text:p>0</text:p>
          </table:table-cell>
          <table:table-cell table:formula="of:=[.JG5]" office:value-type="float" office:value="0" calcext:value-type="float">
            <text:p>0</text:p>
          </table:table-cell>
          <table:table-cell table:formula="of:=[.JH5]" office:value-type="float" office:value="0" calcext:value-type="float">
            <text:p>0</text:p>
          </table:table-cell>
          <table:table-cell table:formula="of:=[.JI5]" office:value-type="float" office:value="0" calcext:value-type="float">
            <text:p>0</text:p>
          </table:table-cell>
          <table:table-cell table:formula="of:=[.JJ5]" office:value-type="float" office:value="0" calcext:value-type="float">
            <text:p>0</text:p>
          </table:table-cell>
          <table:table-cell table:formula="of:=[.JK5]" office:value-type="float" office:value="0" calcext:value-type="float">
            <text:p>0</text:p>
          </table:table-cell>
          <table:table-cell table:formula="of:=[.JL5]" office:value-type="float" office:value="0" calcext:value-type="float">
            <text:p>0</text:p>
          </table:table-cell>
          <table:table-cell table:formula="of:=[.JM5]" office:value-type="float" office:value="0" calcext:value-type="float">
            <text:p>0</text:p>
          </table:table-cell>
          <table:table-cell table:formula="of:=[.JN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Q5]" office:value-type="float" office:value="0" calcext:value-type="float">
            <text:p>0</text:p>
          </table:table-cell>
          <table:table-cell table:formula="of:=[.JR5]" office:value-type="float" office:value="0" calcext:value-type="float">
            <text:p>0</text:p>
          </table:table-cell>
          <table:table-cell table:formula="of:=[.JS5]" office:value-type="float" office:value="0" calcext:value-type="float">
            <text:p>0</text:p>
          </table:table-cell>
          <table:table-cell table:formula="of:=[.JT5]" office:value-type="float" office:value="1" calcext:value-type="float">
            <text:p>1</text:p>
          </table:table-cell>
          <table:table-cell table:formula="of:=[.JU5]" office:value-type="float" office:value="0" calcext:value-type="float">
            <text:p>0</text:p>
          </table:table-cell>
          <table:table-cell table:formula="of:=[.JV5]" office:value-type="float" office:value="0" calcext:value-type="float">
            <text:p>0</text:p>
          </table:table-cell>
          <table:table-cell table:formula="of:=[.JW5]" office:value-type="float" office:value="0" calcext:value-type="float">
            <text:p>0</text:p>
          </table:table-cell>
          <table:table-cell table:formula="of:=[.JX5]" office:value-type="float" office:value="0" calcext:value-type="float">
            <text:p>0</text:p>
          </table:table-cell>
          <table:table-cell table:formula="of:=[.JY5]" office:value-type="float" office:value="0" calcext:value-type="float">
            <text:p>0</text:p>
          </table:table-cell>
          <table:table-cell table:formula="of:=[.JZ5]" office:value-type="float" office:value="0" calcext:value-type="float">
            <text:p>0</text:p>
          </table:table-cell>
          <table:table-cell table:formula="of:=[.KA5]" office:value-type="float" office:value="0" calcext:value-type="float">
            <text:p>0</text:p>
          </table:table-cell>
          <table:table-cell table:formula="of:=[.KB5]" office:value-type="float" office:value="0" calcext:value-type="float">
            <text:p>0</text:p>
          </table:table-cell>
          <table:table-cell table:formula="of:=[.KC5]" office:value-type="float" office:value="0" calcext:value-type="float">
            <text:p>0</text:p>
          </table:table-cell>
          <table:table-cell table:formula="of:=[.KD5]" office:value-type="float" office:value="0" calcext:value-type="float">
            <text:p>0</text:p>
          </table:table-cell>
          <table:table-cell table:formula="of:=[.KE5]" office:value-type="float" office:value="0" calcext:value-type="float">
            <text:p>0</text:p>
          </table:table-cell>
          <table:table-cell table:formula="of:=[.KF5]" office:value-type="float" office:value="0" calcext:value-type="float">
            <text:p>0</text:p>
          </table:table-cell>
          <table:table-cell table:formula="of:=[.KG5]" office:value-type="float" office:value="0" calcext:value-type="float">
            <text:p>0</text:p>
          </table:table-cell>
          <table:table-cell table:formula="of:=[.KH5]" office:value-type="float" office:value="0" calcext:value-type="float">
            <text:p>0</text:p>
          </table:table-cell>
          <table:table-cell table:formula="of:=[.KI5]" office:value-type="float" office:value="0" calcext:value-type="float">
            <text:p>0</text:p>
          </table:table-cell>
          <table:table-cell table:formula="of:=[.KJ5]" office:value-type="float" office:value="0" calcext:value-type="float">
            <text:p>0</text:p>
          </table:table-cell>
          <table:table-cell table:formula="of:=[.KK5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N5]" office:value-type="float" office:value="0" calcext:value-type="float">
            <text:p>0</text:p>
          </table:table-cell>
          <table:table-cell table:formula="of:=[.KO5]" office:value-type="float" office:value="0" calcext:value-type="float">
            <text:p>0</text:p>
          </table:table-cell>
          <table:table-cell table:formula="of:=[.KP5]" office:value-type="float" office:value="0" calcext:value-type="float">
            <text:p>0</text:p>
          </table:table-cell>
          <table:table-cell table:formula="of:=[.KQ5]" office:value-type="float" office:value="1" calcext:value-type="float">
            <text:p>1</text:p>
          </table:table-cell>
          <table:table-cell table:formula="of:=[.KR5]" office:value-type="float" office:value="0" calcext:value-type="float">
            <text:p>0</text:p>
          </table:table-cell>
          <table:table-cell table:formula="of:=[.KS5]" office:value-type="float" office:value="0" calcext:value-type="float">
            <text:p>0</text:p>
          </table:table-cell>
          <table:table-cell table:formula="of:=[.KT5]" office:value-type="float" office:value="0" calcext:value-type="float">
            <text:p>0</text:p>
          </table:table-cell>
          <table:table-cell table:formula="of:=[.KU5]" office:value-type="float" office:value="0" calcext:value-type="float">
            <text:p>0</text:p>
          </table:table-cell>
          <table:table-cell table:formula="of:=[.KV5]" office:value-type="float" office:value="0" calcext:value-type="float">
            <text:p>0</text:p>
          </table:table-cell>
          <table:table-cell table:formula="of:=[.KW5]" office:value-type="float" office:value="0" calcext:value-type="float">
            <text:p>0</text:p>
          </table:table-cell>
          <table:table-cell table:formula="of:=[.KX5]" office:value-type="float" office:value="0" calcext:value-type="float">
            <text:p>0</text:p>
          </table:table-cell>
          <table:table-cell table:formula="of:=[.KY5]" office:value-type="float" office:value="0" calcext:value-type="float">
            <text:p>0</text:p>
          </table:table-cell>
          <table:table-cell table:formula="of:=[.KZ5]" office:value-type="float" office:value="0" calcext:value-type="float">
            <text:p>0</text:p>
          </table:table-cell>
          <table:table-cell table:formula="of:=[.LA5]" office:value-type="float" office:value="0" calcext:value-type="float">
            <text:p>0</text:p>
          </table:table-cell>
          <table:table-cell table:formula="of:=[.LB5]" office:value-type="float" office:value="0" calcext:value-type="float">
            <text:p>0</text:p>
          </table:table-cell>
          <table:table-cell table:formula="of:=[.LC5]" office:value-type="float" office:value="0" calcext:value-type="float">
            <text:p>0</text:p>
          </table:table-cell>
          <table:table-cell table:formula="of:=[.LD5]" office:value-type="float" office:value="0" calcext:value-type="float">
            <text:p>0</text:p>
          </table:table-cell>
          <table:table-cell table:formula="of:=[.LE5]" office:value-type="float" office:value="0" calcext:value-type="float">
            <text:p>0</text:p>
          </table:table-cell>
          <table:table-cell table:formula="of:=[.LF5]" office:value-type="float" office:value="0" calcext:value-type="float">
            <text:p>0</text:p>
          </table:table-cell>
          <table:table-cell table:formula="of:=[.LG5]" office:value-type="float" office:value="0" calcext:value-type="float">
            <text:p>0</text:p>
          </table:table-cell>
          <table:table-cell table:formula="of:=[.LH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formula="of:=[.D6]*[.E6]-[.F6]*[.C6]" office:value-type="float" office:value="-6.75" calcext:value-type="float">
            <text:p>-6.75</text:p>
          </table:table-cell>
          <table:table-cell table:formula="of:=[.F6]*[.A6]-[.B6]*[.E6]" office:value-type="float" office:value="7.5" calcext:value-type="float">
            <text:p>7.5</text:p>
          </table:table-cell>
          <table:table-cell table:formula="of:=[.B6]*[.C6]-[.D6]*[.A6]" office:value-type="float" office:value="-3" calcext:value-type="float">
            <text:p>-3</text:p>
          </table:table-cell>
          <table:table-cell table:formula="of:=[.C6]-[.E6]" office:value-type="float" office:value="0" calcext:value-type="float">
            <text:p>0</text:p>
          </table:table-cell>
          <table:table-cell table:formula="of:=[.E6]-[.A6]" office:value-type="float" office:value="1.5" calcext:value-type="float">
            <text:p>1.5</text:p>
          </table:table-cell>
          <table:table-cell table:formula="of:=[.A6]-[.C6]" office:value-type="float" office:value="-1.5" calcext:value-type="float">
            <text:p>-1.5</text:p>
          </table:table-cell>
          <table:table-cell table:formula="of:=[.F6]-[.B6]" office:value-type="float" office:value="2.5" calcext:value-type="float">
            <text:p>2.5</text:p>
          </table:table-cell>
          <table:table-cell table:formula="of:=[.B6]-[.F6]" office:value-type="float" office:value="-2.5" calcext:value-type="float">
            <text:p>-2.5</text:p>
          </table:table-cell>
          <table:table-cell table:formula="of:=[.D6]-[.B6]" office:value-type="float" office:value="1" calcext:value-type="float">
            <text:p>1</text:p>
          </table:table-cell>
          <table:table-cell table:formula="of:=0.5*([.A6]*([.D6]-[.F6]) + [.C6]*([.F6]-[.B6]) + [.E6]*([.B6]-[.D6]))" office:value-type="float" office:value="1.125" calcext:value-type="float">
            <text:p>1.125</text:p>
          </table:table-cell>
          <table:table-cell table:formula="of:=([.B6]+[.D6]+[.F6])/3" office:value-type="float" office:value="1.16666666666667" calcext:value-type="float">
            <text:p>1.16666666666667</text:p>
          </table:table-cell>
          <table:table-cell table:number-columns-repeated="4"/>
          <table:table-cell table:formula="of:=[.J6]*[.J6]+[.M6]*[.M6]" office:value-type="float" office:value="6.25" calcext:value-type="float">
            <text:p>6.25</text:p>
          </table:table-cell>
          <table:table-cell table:formula="of:=[.J6]*[.K6]+[.M6]*[.N6]" office:value-type="float" office:value="-6.25" calcext:value-type="float">
            <text:p>-6.25</text:p>
          </table:table-cell>
          <table:table-cell table:formula="of:=[.J6]*[.L6]+[.M6]*[.O6]" office:value-type="float" office:value="2.5" calcext:value-type="float">
            <text:p>2.5</text:p>
          </table:table-cell>
          <table:table-cell table:formula="of:=[.K6]*[.K6]+[.N6]*[.N6]" office:value-type="float" office:value="8.5" calcext:value-type="float">
            <text:p>8.5</text:p>
          </table:table-cell>
          <table:table-cell table:formula="of:=[.K6]*[.L6]+[.N6]*[.O6]" office:value-type="float" office:value="-4.75" calcext:value-type="float">
            <text:p>-4.75</text:p>
          </table:table-cell>
          <table:table-cell table:formula="of:=[.L6]*[.L6]+[.O6]*[.O6]" office:value-type="float" office:value="3.25" calcext:value-type="float">
            <text:p>3.25</text:p>
          </table:table-cell>
          <table:table-cell table:formula="of:=PI()*[.$Q6]/(2*[.$P6])*[.V6]" office:value-type="float" office:value="10.1810873033003" calcext:value-type="float">
            <text:p>10.1810873033003</text:p>
          </table:table-cell>
          <table:table-cell table:formula="of:=PI()*[.$Q6]/(2*[.$P6])*[.W6]" office:value-type="float" office:value="-10.1810873033003" calcext:value-type="float">
            <text:p>-10.1810873033003</text:p>
          </table:table-cell>
          <table:table-cell table:formula="of:=PI()*[.$Q6]/(2*[.$P6])*[.X6]" office:value-type="float" office:value="4.0724349213201" calcext:value-type="float">
            <text:p>4.0724349213201</text:p>
          </table:table-cell>
          <table:table-cell table:formula="of:=PI()*[.$Q6]/(2*[.$P6])*[.Y6]" office:value-type="float" office:value="13.8462787324883" calcext:value-type="float">
            <text:p>13.8462787324883</text:p>
          </table:table-cell>
          <table:table-cell table:formula="of:=PI()*[.$Q6]/(2*[.$P6])*[.Z6]" office:value-type="float" office:value="-7.7376263505082" calcext:value-type="float">
            <text:p>-7.7376263505082</text:p>
          </table:table-cell>
          <table:table-cell table:formula="of:=PI()*[.$Q6]/(2*[.$P6])*[.AA6]" office:value-type="float" office:value="5.29416539771613" calcext:value-type="float">
            <text:p>5.29416539771613</text:p>
          </table:table-cell>
          <table:table-cell/>
          <table:table-cell table:formula="of:=[.AB3]" office:value-type="float" office:value="8.72664625997165" calcext:value-type="float">
            <text:p>8.72664625997165</text:p>
          </table:table-cell>
          <table:table-cell table:formula="of:=[.AC3]" office:value-type="float" office:value="-5.58505360638185" calcext:value-type="float">
            <text:p>-5.58505360638185</text:p>
          </table:table-cell>
          <table:table-cell table:formula="of:=[.AD3]" office:value-type="float" office:value="2.44346095279206" calcext:value-type="float">
            <text:p>2.44346095279206</text:p>
          </table:table-cell>
          <table:table-cell table:formula="of:=[.AE3]" office:value-type="float" office:value="5.58505360638185" calcext:value-type="float">
            <text:p>5.58505360638185</text:p>
          </table:table-cell>
          <table:table-cell table:formula="of:=[.AF3]" office:value-type="float" office:value="-5.58505360638185" calcext:value-type="float">
            <text:p>-5.58505360638185</text:p>
          </table:table-cell>
          <table:table-cell table:formula="of:=[.AG3]" office:value-type="float" office:value="8.72664625997165" calcext:value-type="float">
            <text:p>8.72664625997165</text:p>
          </table:table-cell>
          <table:table-cell/>
          <table:table-cell table:formula="of:=[.AI6]" office:value-type="float" office:value="8.72664625997165" calcext:value-type="float">
            <text:p>8.72664625997165</text:p>
          </table:table-cell>
          <table:table-cell table:formula="of:=[.AJ6]" office:value-type="float" office:value="-5.58505360638185" calcext:value-type="float">
            <text:p>-5.58505360638185</text:p>
          </table:table-cell>
          <table:table-cell table:formula="of:=[.AK6]" office:value-type="float" office:value="2.44346095279206" calcext:value-type="float">
            <text:p>2.443460952792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P6]+[.BP28]+[.BP50]+[.BP72]+[.BP94]+[.BP116]+[.BP138]+[.BP160]+[.BP182]+[.BP204]+[.BP226]+[.BP248]+[.BP270]+[.BP292]+[.BP314]+[.BP336]+[.BP358]+[.BP380]+[.BP402]+[.BP424]+[.BP446]+[.BP468]+[.BP490]+[.BP512]" office:value-type="float" office:value="0" calcext:value-type="float">
            <text:p>0</text:p>
          </table:table-cell>
          <table:table-cell table:formula="of:=[.BQ6]+[.BQ28]+[.BQ50]+[.BQ72]+[.BQ94]+[.BQ116]+[.BQ138]+[.BQ160]+[.BQ182]+[.BQ204]+[.BQ226]+[.BQ248]+[.BQ270]+[.BQ292]+[.BQ314]+[.BQ336]+[.BQ358]+[.BQ380]+[.BQ402]+[.BQ424]+[.BQ446]+[.BQ468]+[.BQ490]+[.BQ512]" office:value-type="float" office:value="0" calcext:value-type="float">
            <text:p>0</text:p>
          </table:table-cell>
          <table:table-cell table:formula="of:=[.BR6]+[.BR28]+[.BR50]+[.BR72]+[.BR94]+[.BR116]+[.BR138]+[.BR160]+[.BR182]+[.BR204]+[.BR226]+[.BR248]+[.BR270]+[.BR292]+[.BR314]+[.BR336]+[.BR358]+[.BR380]+[.BR402]+[.BR424]+[.BR446]+[.BR468]+[.BR490]+[.BR512]" office:value-type="float" office:value="0" calcext:value-type="float">
            <text:p>0</text:p>
          </table:table-cell>
          <table:table-cell table:formula="of:=[.BS6]+[.BS28]+[.BS50]+[.BS72]+[.BS94]+[.BS116]+[.BS138]+[.BS160]+[.BS182]+[.BS204]+[.BS226]+[.BS248]+[.BS270]+[.BS292]+[.BS314]+[.BS336]+[.BS358]+[.BS380]+[.BS402]+[.BS424]+[.BS446]+[.BS468]+[.BS490]+[.BS512]" office:value-type="float" office:value="-16.7551608191456" calcext:value-type="float">
            <text:p>-16.7551608191456</text:p>
          </table:table-cell>
          <table:table-cell table:formula="of:=[.BT6]+[.BT28]+[.BT50]+[.BT72]+[.BT94]+[.BT116]+[.BT138]+[.BT160]+[.BT182]+[.BT204]+[.BT226]+[.BT248]+[.BT270]+[.BT292]+[.BT314]+[.BT336]+[.BT358]+[.BT380]+[.BT402]+[.BT424]+[.BT446]+[.BT468]+[.BT490]+[.BT512]" office:value-type="float" office:value="49.2182849062401" calcext:value-type="float">
            <text:p>49.2182849062401</text:p>
          </table:table-cell>
          <table:table-cell table:formula="of:=[.BU6]+[.BU28]+[.BU50]+[.BU72]+[.BU94]+[.BU116]+[.BU138]+[.BU160]+[.BU182]+[.BU204]+[.BU226]+[.BU248]+[.BU270]+[.BU292]+[.BU314]+[.BU336]+[.BU358]+[.BU380]+[.BU402]+[.BU424]+[.BU446]+[.BU468]+[.BU490]+[.BU512]" office:value-type="float" office:value="-4.88692190558412" calcext:value-type="float">
            <text:p>-4.88692190558412</text:p>
          </table:table-cell>
          <table:table-cell table:formula="of:=[.BV6]+[.BV28]+[.BV50]+[.BV72]+[.BV94]+[.BV116]+[.BV138]+[.BV160]+[.BV182]+[.BV204]+[.BV226]+[.BV248]+[.BV270]+[.BV292]+[.BV314]+[.BV336]+[.BV358]+[.BV380]+[.BV402]+[.BV424]+[.BV446]+[.BV468]+[.BV490]+[.BV512]" office:value-type="float" office:value="0" calcext:value-type="float">
            <text:p>0</text:p>
          </table:table-cell>
          <table:table-cell table:formula="of:=[.BW6]+[.BW28]+[.BW50]+[.BW72]+[.BW94]+[.BW116]+[.BW138]+[.BW160]+[.BW182]+[.BW204]+[.BW226]+[.BW248]+[.BW270]+[.BW292]+[.BW314]+[.BW336]+[.BW358]+[.BW380]+[.BW402]+[.BW424]+[.BW446]+[.BW468]+[.BW490]+[.BW512]" office:value-type="float" office:value="0" calcext:value-type="float">
            <text:p>0</text:p>
          </table:table-cell>
          <table:table-cell table:formula="of:=[.BX6]+[.BX28]+[.BX50]+[.BX72]+[.BX94]+[.BX116]+[.BX138]+[.BX160]+[.BX182]+[.BX204]+[.BX226]+[.BX248]+[.BX270]+[.BX292]+[.BX314]+[.BX336]+[.BX358]+[.BX380]+[.BX402]+[.BX424]+[.BX446]+[.BX468]+[.BX490]+[.BX512]" office:value-type="float" office:value="0" calcext:value-type="float">
            <text:p>0</text:p>
          </table:table-cell>
          <table:table-cell table:formula="of:=[.BY6]+[.BY28]+[.BY50]+[.BY72]+[.BY94]+[.BY116]+[.BY138]+[.BY160]+[.BY182]+[.BY204]+[.BY226]+[.BY248]+[.BY270]+[.BY292]+[.BY314]+[.BY336]+[.BY358]+[.BY380]+[.BY402]+[.BY424]+[.BY446]+[.BY468]+[.BY490]+[.BY512]" office:value-type="float" office:value="0" calcext:value-type="float">
            <text:p>0</text:p>
          </table:table-cell>
          <table:table-cell table:formula="of:=[.BZ6]+[.BZ28]+[.BZ50]+[.BZ72]+[.BZ94]+[.BZ116]+[.BZ138]+[.BZ160]+[.BZ182]+[.BZ204]+[.BZ226]+[.BZ248]+[.BZ270]+[.BZ292]+[.BZ314]+[.BZ336]+[.BZ358]+[.BZ380]+[.BZ402]+[.BZ424]+[.BZ446]+[.BZ468]+[.BZ490]+[.BZ512]" office:value-type="float" office:value="0" calcext:value-type="float">
            <text:p>0</text:p>
          </table:table-cell>
          <table:table-cell table:formula="of:=[.CA6]+[.CA28]+[.CA50]+[.CA72]+[.CA94]+[.CA116]+[.CA138]+[.CA160]+[.CA182]+[.CA204]+[.CA226]+[.CA248]+[.CA270]+[.CA292]+[.CA314]+[.CA336]+[.CA358]+[.CA380]+[.CA402]+[.CA424]+[.CA446]+[.CA468]+[.CA490]+[.CA512]" office:value-type="float" office:value="-24.7836753783195" calcext:value-type="float">
            <text:p>-24.7836753783195</text:p>
          </table:table-cell>
          <table:table-cell table:formula="of:=[.CB6]+[.CB28]+[.CB50]+[.CB72]+[.CB94]+[.CB116]+[.CB138]+[.CB160]+[.CB182]+[.CB204]+[.CB226]+[.CB248]+[.CB270]+[.CB292]+[.CB314]+[.CB336]+[.CB358]+[.CB380]+[.CB402]+[.CB424]+[.CB446]+[.CB468]+[.CB490]+[.CB512]" office:value-type="float" office:value="-5.58505360638185" calcext:value-type="float">
            <text:p>-5.58505360638185</text:p>
          </table:table-cell>
          <table:table-cell table:formula="of:=[.CC6]+[.CC28]+[.CC50]+[.CC72]+[.CC94]+[.CC116]+[.CC138]+[.CC160]+[.CC182]+[.CC204]+[.CC226]+[.CC248]+[.CC270]+[.CC292]+[.CC314]+[.CC336]+[.CC358]+[.CC380]+[.CC402]+[.CC424]+[.CC446]+[.CC468]+[.CC490]+[.CC512]" office:value-type="float" office:value="0" calcext:value-type="float">
            <text:p>0</text:p>
          </table:table-cell>
          <table:table-cell table:formula="of:=[.CD6]+[.CD28]+[.CD50]+[.CD72]+[.CD94]+[.CD116]+[.CD138]+[.CD160]+[.CD182]+[.CD204]+[.CD226]+[.CD248]+[.CD270]+[.CD292]+[.CD314]+[.CD336]+[.CD358]+[.CD380]+[.CD402]+[.CD424]+[.CD446]+[.CD468]+[.CD490]+[.CD512]" office:value-type="float" office:value="0" calcext:value-type="float">
            <text:p>0</text:p>
          </table:table-cell>
          <table:table-cell table:formula="of:=[.CE6]+[.CE28]+[.CE50]+[.CE72]+[.CE94]+[.CE116]+[.CE138]+[.CE160]+[.CE182]+[.CE204]+[.CE226]+[.CE248]+[.CE270]+[.CE292]+[.CE314]+[.CE336]+[.CE358]+[.CE380]+[.CE402]+[.CE424]+[.CE446]+[.CE468]+[.CE490]+[.CE512]" office:value-type="float" office:value="0" calcext:value-type="float">
            <text:p>0</text:p>
          </table:table-cell>
          <table:table-cell table:formula="of:=[.CF6]+[.CF28]+[.CF50]+[.CF72]+[.CF94]+[.CF116]+[.CF138]+[.CF160]+[.CF182]+[.CF204]+[.CF226]+[.CF248]+[.CF270]+[.CF292]+[.CF314]+[.CF336]+[.CF358]+[.CF380]+[.CF402]+[.CF424]+[.CF446]+[.CF468]+[.CF490]+[.CF512]" office:value-type="float" office:value="0" calcext:value-type="float">
            <text:p>0</text:p>
          </table:table-cell>
          <table:table-cell table:formula="of:=[.CG6]+[.CG28]+[.CG50]+[.CG72]+[.CG94]+[.CG116]+[.CG138]+[.CG160]+[.CG182]+[.CG204]+[.CG226]+[.CG248]+[.CG270]+[.CG292]+[.CG314]+[.CG336]+[.CG358]+[.CG380]+[.CG402]+[.CG424]+[.CG446]+[.CG468]+[.CG490]+[.CG512]" office:value-type="float" office:value="0" calcext:value-type="float">
            <text:p>0</text:p>
          </table:table-cell>
          <table:table-cell table:formula="of:=[.CH6]+[.CH28]+[.CH50]+[.CH72]+[.CH94]+[.CH116]+[.CH138]+[.CH160]+[.CH182]+[.CH204]+[.CH226]+[.CH248]+[.CH270]+[.CH292]+[.CH314]+[.CH336]+[.CH358]+[.CH380]+[.CH402]+[.CH424]+[.CH446]+[.CH468]+[.CH490]+[.CH512]" office:value-type="float" office:value="0" calcext:value-type="float">
            <text:p>0</text:p>
          </table:table-cell>
          <table:table-cell table:formula="of:=[.CI6]+[.CI28]+[.CI50]+[.CI72]+[.CI94]+[.CI116]+[.CI138]+[.CI160]+[.CI182]+[.CI204]+[.CI226]+[.CI248]+[.CI270]+[.CI292]+[.CI314]+[.CI336]+[.CI358]+[.CI380]+[.CI402]+[.CI424]+[.CI446]+[.CI468]+[.CI490]+[.CI512]" office:value-type="float" office:value="0" calcext:value-type="float">
            <text:p>0</text:p>
          </table:table-cell>
          <table:table-cell table:formula="of:=[.CJ6]+[.CJ28]+[.CJ50]+[.CJ72]+[.CJ94]+[.CJ116]+[.CJ138]+[.CJ160]+[.CJ182]+[.CJ204]+[.CJ226]+[.CJ248]+[.CJ270]+[.CJ292]+[.CJ314]+[.CJ336]+[.CJ358]+[.CJ380]+[.CJ402]+[.CJ424]+[.CJ446]+[.CJ468]+[.CJ490]+[.CJ5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M6]" office:value-type="float" office:value="0" calcext:value-type="float">
            <text:p>0</text:p>
          </table:table-cell>
          <table:table-cell table:formula="of:=[.CN6]" office:value-type="float" office:value="0" calcext:value-type="float">
            <text:p>0</text:p>
          </table:table-cell>
          <table:table-cell table:formula="of:=[.CO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CZ6]" office:value-type="float" office:value="0" calcext:value-type="float">
            <text:p>0</text:p>
          </table:table-cell>
          <table:table-cell table:formula="of:=[.DA6]" office:value-type="float" office:value="0" calcext:value-type="float">
            <text:p>0</text:p>
          </table:table-cell>
          <table:table-cell table:formula="of:=[.DB6]" office:value-type="float" office:value="0" calcext:value-type="float">
            <text:p>0</text:p>
          </table:table-cell>
          <table:table-cell table:formula="of:=[.DC6]" office:value-type="float" office:value="0" calcext:value-type="float">
            <text:p>0</text:p>
          </table:table-cell>
          <table:table-cell table:formula="of:=[.DD6]" office:value-type="float" office:value="0" calcext:value-type="float">
            <text:p>0</text:p>
          </table:table-cell>
          <table:table-cell table:formula="of:=[.DE6]" office:value-type="float" office:value="0" calcext:value-type="float">
            <text:p>0</text:p>
          </table:table-cell>
          <table:table-cell table:formula="of:=[.DF6]" office:value-type="float" office:value="0" calcext:value-type="float">
            <text:p>0</text:p>
          </table:table-cell>
          <table:table-cell table:formula="of:=[.DG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L6]" office:value-type="float" office:value="0" calcext:value-type="float">
            <text:p>0</text:p>
          </table:table-cell>
          <table:table-cell table:formula="of:=[.DM6]" office:value-type="float" office:value="0" calcext:value-type="float">
            <text:p>0</text:p>
          </table:table-cell>
          <table:table-cell table:formula="of:=[.DN6]" office:value-type="float" office:value="0" calcext:value-type="float">
            <text:p>0</text:p>
          </table:table-cell>
          <table:table-cell table:formula="of:=[.DO6]" office:value-type="float" office:value="0" calcext:value-type="float">
            <text:p>0</text:p>
          </table:table-cell>
          <table:table-cell table:formula="of:=[.DP6]" office:value-type="float" office:value="1" calcext:value-type="float">
            <text:p>1</text:p>
          </table:table-cell>
          <table:table-cell table:formula="of:=[.DQ6]" office:value-type="float" office:value="0" calcext:value-type="float">
            <text:p>0</text:p>
          </table:table-cell>
          <table:table-cell table:formula="of:=[.DR6]" office:value-type="float" office:value="0" calcext:value-type="float">
            <text:p>0</text:p>
          </table:table-cell>
          <table:table-cell table:formula="of:=[.DS6]" office:value-type="float" office:value="0" calcext:value-type="float">
            <text:p>0</text:p>
          </table:table-cell>
          <table:table-cell table:formula="of:=[.DT6]" office:value-type="float" office:value="0" calcext:value-type="float">
            <text:p>0</text:p>
          </table:table-cell>
          <table:table-cell table:formula="of:=[.DU6]" office:value-type="float" office:value="0" calcext:value-type="float">
            <text:p>0</text:p>
          </table:table-cell>
          <table:table-cell table:formula="of:=[.DV6]" office:value-type="float" office:value="0" calcext:value-type="float">
            <text:p>0</text:p>
          </table:table-cell>
          <table:table-cell table:formula="of:=[.DW6]" office:value-type="float" office:value="0" calcext:value-type="float">
            <text:p>0</text:p>
          </table:table-cell>
          <table:table-cell table:formula="of:=[.DX6]" office:value-type="float" office:value="0" calcext:value-type="float">
            <text:p>0</text:p>
          </table:table-cell>
          <table:table-cell table:formula="of:=[.DY6]" office:value-type="float" office:value="0" calcext:value-type="float">
            <text:p>0</text:p>
          </table:table-cell>
          <table:table-cell table:formula="of:=[.DZ6]" office:value-type="float" office:value="0" calcext:value-type="float">
            <text:p>0</text:p>
          </table:table-cell>
          <table:table-cell table:formula="of:=[.EA6]" office:value-type="float" office:value="0" calcext:value-type="float">
            <text:p>0</text:p>
          </table:table-cell>
          <table:table-cell table:formula="of:=[.EB6]" office:value-type="float" office:value="0" calcext:value-type="float">
            <text:p>0</text:p>
          </table:table-cell>
          <table:table-cell table:formula="of:=[.EC6]" office:value-type="float" office:value="0" calcext:value-type="float">
            <text:p>0</text:p>
          </table:table-cell>
          <table:table-cell table:formula="of:=[.ED6]" office:value-type="float" office:value="0" calcext:value-type="float">
            <text:p>0</text:p>
          </table:table-cell>
          <table:table-cell table:formula="of:=[.EE6]" office:value-type="float" office:value="0" calcext:value-type="float">
            <text:p>0</text:p>
          </table:table-cell>
          <table:table-cell table:formula="of:=[.EF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I6]" office:value-type="float" office:value="0" calcext:value-type="float">
            <text:p>0</text:p>
          </table:table-cell>
          <table:table-cell table:formula="of:=[.EJ6]" office:value-type="float" office:value="0" calcext:value-type="float">
            <text:p>0</text:p>
          </table:table-cell>
          <table:table-cell table:formula="of:=[.EK6]" office:value-type="float" office:value="0" calcext:value-type="float">
            <text:p>0</text:p>
          </table:table-cell>
          <table:table-cell table:formula="of:=[.EL6]" office:value-type="float" office:value="0" calcext:value-type="float">
            <text:p>0</text:p>
          </table:table-cell>
          <table:table-cell table:formula="of:=[.EM6]" office:value-type="float" office:value="1" calcext:value-type="float">
            <text:p>1</text:p>
          </table:table-cell>
          <table:table-cell table:formula="of:=[.EN6]" office:value-type="float" office:value="0" calcext:value-type="float">
            <text:p>0</text:p>
          </table:table-cell>
          <table:table-cell table:formula="of:=[.EO6]" office:value-type="float" office:value="0" calcext:value-type="float">
            <text:p>0</text:p>
          </table:table-cell>
          <table:table-cell table:formula="of:=[.EP6]" office:value-type="float" office:value="0" calcext:value-type="float">
            <text:p>0</text:p>
          </table:table-cell>
          <table:table-cell table:formula="of:=[.EQ6]" office:value-type="float" office:value="0" calcext:value-type="float">
            <text:p>0</text:p>
          </table:table-cell>
          <table:table-cell table:formula="of:=[.ER6]" office:value-type="float" office:value="0" calcext:value-type="float">
            <text:p>0</text:p>
          </table:table-cell>
          <table:table-cell table:formula="of:=[.ES6]" office:value-type="float" office:value="0" calcext:value-type="float">
            <text:p>0</text:p>
          </table:table-cell>
          <table:table-cell table:formula="of:=[.ET6]" office:value-type="float" office:value="0" calcext:value-type="float">
            <text:p>0</text:p>
          </table:table-cell>
          <table:table-cell table:formula="of:=[.EU6]" office:value-type="float" office:value="0" calcext:value-type="float">
            <text:p>0</text:p>
          </table:table-cell>
          <table:table-cell table:formula="of:=[.EV6]" office:value-type="float" office:value="0" calcext:value-type="float">
            <text:p>0</text:p>
          </table:table-cell>
          <table:table-cell table:formula="of:=[.EW6]" office:value-type="float" office:value="0" calcext:value-type="float">
            <text:p>0</text:p>
          </table:table-cell>
          <table:table-cell table:formula="of:=[.EX6]" office:value-type="float" office:value="0" calcext:value-type="float">
            <text:p>0</text:p>
          </table:table-cell>
          <table:table-cell table:formula="of:=[.EY6]" office:value-type="float" office:value="0" calcext:value-type="float">
            <text:p>0</text:p>
          </table:table-cell>
          <table:table-cell table:formula="of:=[.EZ6]" office:value-type="float" office:value="0" calcext:value-type="float">
            <text:p>0</text:p>
          </table:table-cell>
          <table:table-cell table:formula="of:=[.FA6]" office:value-type="float" office:value="0" calcext:value-type="float">
            <text:p>0</text:p>
          </table:table-cell>
          <table:table-cell table:formula="of:=[.FB6]" office:value-type="float" office:value="0" calcext:value-type="float">
            <text:p>0</text:p>
          </table:table-cell>
          <table:table-cell table:formula="of:=[.FC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F6]" office:value-type="float" office:value="0" calcext:value-type="float">
            <text:p>0</text:p>
          </table:table-cell>
          <table:table-cell table:formula="of:=[.FG6]" office:value-type="float" office:value="0" calcext:value-type="float">
            <text:p>0</text:p>
          </table:table-cell>
          <table:table-cell table:formula="of:=[.FH6]" office:value-type="float" office:value="0" calcext:value-type="float">
            <text:p>0</text:p>
          </table:table-cell>
          <table:table-cell table:formula="of:=[.FI6]" office:value-type="float" office:value="0" calcext:value-type="float">
            <text:p>0</text:p>
          </table:table-cell>
          <table:table-cell table:formula="of:=[.FJ6]" office:value-type="float" office:value="1" calcext:value-type="float">
            <text:p>1</text:p>
          </table:table-cell>
          <table:table-cell table:formula="of:=[.FK6]" office:value-type="float" office:value="0" calcext:value-type="float">
            <text:p>0</text:p>
          </table:table-cell>
          <table:table-cell table:formula="of:=[.FL6]" office:value-type="float" office:value="0" calcext:value-type="float">
            <text:p>0</text:p>
          </table:table-cell>
          <table:table-cell table:formula="of:=[.FM6]" office:value-type="float" office:value="0" calcext:value-type="float">
            <text:p>0</text:p>
          </table:table-cell>
          <table:table-cell table:formula="of:=[.FN6]" office:value-type="float" office:value="0" calcext:value-type="float">
            <text:p>0</text:p>
          </table:table-cell>
          <table:table-cell table:formula="of:=[.FO6]" office:value-type="float" office:value="0" calcext:value-type="float">
            <text:p>0</text:p>
          </table:table-cell>
          <table:table-cell table:formula="of:=[.FP6]" office:value-type="float" office:value="0" calcext:value-type="float">
            <text:p>0</text:p>
          </table:table-cell>
          <table:table-cell table:formula="of:=[.FQ6]" office:value-type="float" office:value="0" calcext:value-type="float">
            <text:p>0</text:p>
          </table:table-cell>
          <table:table-cell table:formula="of:=[.FR6]" office:value-type="float" office:value="0" calcext:value-type="float">
            <text:p>0</text:p>
          </table:table-cell>
          <table:table-cell table:formula="of:=[.FS6]" office:value-type="float" office:value="0" calcext:value-type="float">
            <text:p>0</text:p>
          </table:table-cell>
          <table:table-cell table:formula="of:=[.FT6]" office:value-type="float" office:value="0" calcext:value-type="float">
            <text:p>0</text:p>
          </table:table-cell>
          <table:table-cell table:formula="of:=[.FU6]" office:value-type="float" office:value="0" calcext:value-type="float">
            <text:p>0</text:p>
          </table:table-cell>
          <table:table-cell table:formula="of:=[.FV6]" office:value-type="float" office:value="0" calcext:value-type="float">
            <text:p>0</text:p>
          </table:table-cell>
          <table:table-cell table:formula="of:=[.FW6]" office:value-type="float" office:value="0" calcext:value-type="float">
            <text:p>0</text:p>
          </table:table-cell>
          <table:table-cell table:formula="of:=[.FX6]" office:value-type="float" office:value="0" calcext:value-type="float">
            <text:p>0</text:p>
          </table:table-cell>
          <table:table-cell table:formula="of:=[.FY6]" office:value-type="float" office:value="0" calcext:value-type="float">
            <text:p>0</text:p>
          </table:table-cell>
          <table:table-cell table:formula="of:=[.FZ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C6]" office:value-type="float" office:value="0" calcext:value-type="float">
            <text:p>0</text:p>
          </table:table-cell>
          <table:table-cell table:formula="of:=[.GD6]" office:value-type="float" office:value="0" calcext:value-type="float">
            <text:p>0</text:p>
          </table:table-cell>
          <table:table-cell table:formula="of:=[.GE6]" office:value-type="float" office:value="0" calcext:value-type="float">
            <text:p>0</text:p>
          </table:table-cell>
          <table:table-cell table:formula="of:=[.GF6]" office:value-type="float" office:value="0" calcext:value-type="float">
            <text:p>0</text:p>
          </table:table-cell>
          <table:table-cell table:formula="of:=[.GG6]" office:value-type="float" office:value="1" calcext:value-type="float">
            <text:p>1</text:p>
          </table:table-cell>
          <table:table-cell table:formula="of:=[.GH6]" office:value-type="float" office:value="0" calcext:value-type="float">
            <text:p>0</text:p>
          </table:table-cell>
          <table:table-cell table:formula="of:=[.GI6]" office:value-type="float" office:value="0" calcext:value-type="float">
            <text:p>0</text:p>
          </table:table-cell>
          <table:table-cell table:formula="of:=[.GJ6]" office:value-type="float" office:value="0" calcext:value-type="float">
            <text:p>0</text:p>
          </table:table-cell>
          <table:table-cell table:formula="of:=[.GK6]" office:value-type="float" office:value="0" calcext:value-type="float">
            <text:p>0</text:p>
          </table:table-cell>
          <table:table-cell table:formula="of:=[.GL6]" office:value-type="float" office:value="0" calcext:value-type="float">
            <text:p>0</text:p>
          </table:table-cell>
          <table:table-cell table:formula="of:=[.GM6]" office:value-type="float" office:value="0" calcext:value-type="float">
            <text:p>0</text:p>
          </table:table-cell>
          <table:table-cell table:formula="of:=[.GN6]" office:value-type="float" office:value="0" calcext:value-type="float">
            <text:p>0</text:p>
          </table:table-cell>
          <table:table-cell table:formula="of:=[.GO6]" office:value-type="float" office:value="0" calcext:value-type="float">
            <text:p>0</text:p>
          </table:table-cell>
          <table:table-cell table:formula="of:=[.GP6]" office:value-type="float" office:value="0" calcext:value-type="float">
            <text:p>0</text:p>
          </table:table-cell>
          <table:table-cell table:formula="of:=[.GQ6]" office:value-type="float" office:value="0" calcext:value-type="float">
            <text:p>0</text:p>
          </table:table-cell>
          <table:table-cell table:formula="of:=[.GR6]" office:value-type="float" office:value="0" calcext:value-type="float">
            <text:p>0</text:p>
          </table:table-cell>
          <table:table-cell table:formula="of:=[.GS6]" office:value-type="float" office:value="0" calcext:value-type="float">
            <text:p>0</text:p>
          </table:table-cell>
          <table:table-cell table:formula="of:=[.GT6]" office:value-type="float" office:value="0" calcext:value-type="float">
            <text:p>0</text:p>
          </table:table-cell>
          <table:table-cell table:formula="of:=[.GU6]" office:value-type="float" office:value="0" calcext:value-type="float">
            <text:p>0</text:p>
          </table:table-cell>
          <table:table-cell table:formula="of:=[.GV6]" office:value-type="float" office:value="0" calcext:value-type="float">
            <text:p>0</text:p>
          </table:table-cell>
          <table:table-cell table:formula="of:=[.GW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Z6]" office:value-type="float" office:value="0" calcext:value-type="float">
            <text:p>0</text:p>
          </table:table-cell>
          <table:table-cell table:formula="of:=[.HA6]" office:value-type="float" office:value="0" calcext:value-type="float">
            <text:p>0</text:p>
          </table:table-cell>
          <table:table-cell table:formula="of:=[.HB6]" office:value-type="float" office:value="0" calcext:value-type="float">
            <text:p>0</text:p>
          </table:table-cell>
          <table:table-cell table:formula="of:=[.HC6]" office:value-type="float" office:value="0" calcext:value-type="float">
            <text:p>0</text:p>
          </table:table-cell>
          <table:table-cell table:formula="of:=[.HD6]" office:value-type="float" office:value="1" calcext:value-type="float">
            <text:p>1</text:p>
          </table:table-cell>
          <table:table-cell table:formula="of:=[.HE6]" office:value-type="float" office:value="0" calcext:value-type="float">
            <text:p>0</text:p>
          </table:table-cell>
          <table:table-cell table:formula="of:=[.HF6]" office:value-type="float" office:value="0" calcext:value-type="float">
            <text:p>0</text:p>
          </table:table-cell>
          <table:table-cell table:formula="of:=[.HG6]" office:value-type="float" office:value="0" calcext:value-type="float">
            <text:p>0</text:p>
          </table:table-cell>
          <table:table-cell table:formula="of:=[.HH6]" office:value-type="float" office:value="0" calcext:value-type="float">
            <text:p>0</text:p>
          </table:table-cell>
          <table:table-cell table:formula="of:=[.HI6]" office:value-type="float" office:value="0" calcext:value-type="float">
            <text:p>0</text:p>
          </table:table-cell>
          <table:table-cell table:formula="of:=[.HJ6]" office:value-type="float" office:value="0" calcext:value-type="float">
            <text:p>0</text:p>
          </table:table-cell>
          <table:table-cell table:formula="of:=[.HK6]" office:value-type="float" office:value="0" calcext:value-type="float">
            <text:p>0</text:p>
          </table:table-cell>
          <table:table-cell table:formula="of:=[.HL6]" office:value-type="float" office:value="0" calcext:value-type="float">
            <text:p>0</text:p>
          </table:table-cell>
          <table:table-cell table:formula="of:=[.HM6]" office:value-type="float" office:value="0" calcext:value-type="float">
            <text:p>0</text:p>
          </table:table-cell>
          <table:table-cell table:formula="of:=[.HN6]" office:value-type="float" office:value="0" calcext:value-type="float">
            <text:p>0</text:p>
          </table:table-cell>
          <table:table-cell table:formula="of:=[.HO6]" office:value-type="float" office:value="0" calcext:value-type="float">
            <text:p>0</text:p>
          </table:table-cell>
          <table:table-cell table:formula="of:=[.HP6]" office:value-type="float" office:value="0" calcext:value-type="float">
            <text:p>0</text:p>
          </table:table-cell>
          <table:table-cell table:formula="of:=[.HQ6]" office:value-type="float" office:value="0" calcext:value-type="float">
            <text:p>0</text:p>
          </table:table-cell>
          <table:table-cell table:formula="of:=[.HR6]" office:value-type="float" office:value="0" calcext:value-type="float">
            <text:p>0</text:p>
          </table:table-cell>
          <table:table-cell table:formula="of:=[.HS6]" office:value-type="float" office:value="0" calcext:value-type="float">
            <text:p>0</text:p>
          </table:table-cell>
          <table:table-cell table:formula="of:=[.HT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W6]" office:value-type="float" office:value="0" calcext:value-type="float">
            <text:p>0</text:p>
          </table:table-cell>
          <table:table-cell table:formula="of:=[.HX6]" office:value-type="float" office:value="0" calcext:value-type="float">
            <text:p>0</text:p>
          </table:table-cell>
          <table:table-cell table:formula="of:=[.HY6]" office:value-type="float" office:value="0" calcext:value-type="float">
            <text:p>0</text:p>
          </table:table-cell>
          <table:table-cell table:formula="of:=[.HZ6]" office:value-type="float" office:value="0" calcext:value-type="float">
            <text:p>0</text:p>
          </table:table-cell>
          <table:table-cell table:formula="of:=[.IA6]" office:value-type="float" office:value="1" calcext:value-type="float">
            <text:p>1</text:p>
          </table:table-cell>
          <table:table-cell table:formula="of:=[.IB6]" office:value-type="float" office:value="0" calcext:value-type="float">
            <text:p>0</text:p>
          </table:table-cell>
          <table:table-cell table:formula="of:=[.IC6]" office:value-type="float" office:value="0" calcext:value-type="float">
            <text:p>0</text:p>
          </table:table-cell>
          <table:table-cell table:formula="of:=[.ID6]" office:value-type="float" office:value="0" calcext:value-type="float">
            <text:p>0</text:p>
          </table:table-cell>
          <table:table-cell table:formula="of:=[.IE6]" office:value-type="float" office:value="0" calcext:value-type="float">
            <text:p>0</text:p>
          </table:table-cell>
          <table:table-cell table:formula="of:=[.IF6]" office:value-type="float" office:value="0" calcext:value-type="float">
            <text:p>0</text:p>
          </table:table-cell>
          <table:table-cell table:formula="of:=[.IG6]" office:value-type="float" office:value="0" calcext:value-type="float">
            <text:p>0</text:p>
          </table:table-cell>
          <table:table-cell table:formula="of:=[.IH6]" office:value-type="float" office:value="0" calcext:value-type="float">
            <text:p>0</text:p>
          </table:table-cell>
          <table:table-cell table:formula="of:=[.II6]" office:value-type="float" office:value="0" calcext:value-type="float">
            <text:p>0</text:p>
          </table:table-cell>
          <table:table-cell table:formula="of:=[.IJ6]" office:value-type="float" office:value="0" calcext:value-type="float">
            <text:p>0</text:p>
          </table:table-cell>
          <table:table-cell table:formula="of:=[.IK6]" office:value-type="float" office:value="0" calcext:value-type="float">
            <text:p>0</text:p>
          </table:table-cell>
          <table:table-cell table:formula="of:=[.IL6]" office:value-type="float" office:value="0" calcext:value-type="float">
            <text:p>0</text:p>
          </table:table-cell>
          <table:table-cell table:formula="of:=[.IM6]" office:value-type="float" office:value="0" calcext:value-type="float">
            <text:p>0</text:p>
          </table:table-cell>
          <table:table-cell table:formula="of:=[.IN6]" office:value-type="float" office:value="0" calcext:value-type="float">
            <text:p>0</text:p>
          </table:table-cell>
          <table:table-cell table:formula="of:=[.IO6]" office:value-type="float" office:value="0" calcext:value-type="float">
            <text:p>0</text:p>
          </table:table-cell>
          <table:table-cell table:formula="of:=[.IP6]" office:value-type="float" office:value="0" calcext:value-type="float">
            <text:p>0</text:p>
          </table:table-cell>
          <table:table-cell table:formula="of:=[.IQ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T6]" office:value-type="float" office:value="0" calcext:value-type="float">
            <text:p>0</text:p>
          </table:table-cell>
          <table:table-cell table:formula="of:=[.IU6]" office:value-type="float" office:value="0" calcext:value-type="float">
            <text:p>0</text:p>
          </table:table-cell>
          <table:table-cell table:formula="of:=[.IV6]" office:value-type="float" office:value="0" calcext:value-type="float">
            <text:p>0</text:p>
          </table:table-cell>
          <table:table-cell table:formula="of:=[.IW6]" office:value-type="float" office:value="0" calcext:value-type="float">
            <text:p>0</text:p>
          </table:table-cell>
          <table:table-cell table:formula="of:=[.IX6]" office:value-type="float" office:value="1" calcext:value-type="float">
            <text:p>1</text:p>
          </table:table-cell>
          <table:table-cell table:formula="of:=[.IY6]" office:value-type="float" office:value="0" calcext:value-type="float">
            <text:p>0</text:p>
          </table:table-cell>
          <table:table-cell table:formula="of:=[.IZ6]" office:value-type="float" office:value="0" calcext:value-type="float">
            <text:p>0</text:p>
          </table:table-cell>
          <table:table-cell table:formula="of:=[.JA6]" office:value-type="float" office:value="0" calcext:value-type="float">
            <text:p>0</text:p>
          </table:table-cell>
          <table:table-cell table:formula="of:=[.JB6]" office:value-type="float" office:value="0" calcext:value-type="float">
            <text:p>0</text:p>
          </table:table-cell>
          <table:table-cell table:formula="of:=[.JC6]" office:value-type="float" office:value="0" calcext:value-type="float">
            <text:p>0</text:p>
          </table:table-cell>
          <table:table-cell table:formula="of:=[.JD6]" office:value-type="float" office:value="0" calcext:value-type="float">
            <text:p>0</text:p>
          </table:table-cell>
          <table:table-cell table:formula="of:=[.JE6]" office:value-type="float" office:value="0" calcext:value-type="float">
            <text:p>0</text:p>
          </table:table-cell>
          <table:table-cell table:formula="of:=[.JF6]" office:value-type="float" office:value="0" calcext:value-type="float">
            <text:p>0</text:p>
          </table:table-cell>
          <table:table-cell table:formula="of:=[.JG6]" office:value-type="float" office:value="0" calcext:value-type="float">
            <text:p>0</text:p>
          </table:table-cell>
          <table:table-cell table:formula="of:=[.JH6]" office:value-type="float" office:value="0" calcext:value-type="float">
            <text:p>0</text:p>
          </table:table-cell>
          <table:table-cell table:formula="of:=[.JI6]" office:value-type="float" office:value="0" calcext:value-type="float">
            <text:p>0</text:p>
          </table:table-cell>
          <table:table-cell table:formula="of:=[.JJ6]" office:value-type="float" office:value="0" calcext:value-type="float">
            <text:p>0</text:p>
          </table:table-cell>
          <table:table-cell table:formula="of:=[.JK6]" office:value-type="float" office:value="0" calcext:value-type="float">
            <text:p>0</text:p>
          </table:table-cell>
          <table:table-cell table:formula="of:=[.JL6]" office:value-type="float" office:value="0" calcext:value-type="float">
            <text:p>0</text:p>
          </table:table-cell>
          <table:table-cell table:formula="of:=[.JM6]" office:value-type="float" office:value="0" calcext:value-type="float">
            <text:p>0</text:p>
          </table:table-cell>
          <table:table-cell table:formula="of:=[.JN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Q6]" office:value-type="float" office:value="0" calcext:value-type="float">
            <text:p>0</text:p>
          </table:table-cell>
          <table:table-cell table:formula="of:=[.JR6]" office:value-type="float" office:value="0" calcext:value-type="float">
            <text:p>0</text:p>
          </table:table-cell>
          <table:table-cell table:formula="of:=[.JS6]" office:value-type="float" office:value="0" calcext:value-type="float">
            <text:p>0</text:p>
          </table:table-cell>
          <table:table-cell table:formula="of:=[.JT6]" office:value-type="float" office:value="0" calcext:value-type="float">
            <text:p>0</text:p>
          </table:table-cell>
          <table:table-cell table:formula="of:=[.JU6]" office:value-type="float" office:value="1" calcext:value-type="float">
            <text:p>1</text:p>
          </table:table-cell>
          <table:table-cell table:formula="of:=[.JV6]" office:value-type="float" office:value="0" calcext:value-type="float">
            <text:p>0</text:p>
          </table:table-cell>
          <table:table-cell table:formula="of:=[.JW6]" office:value-type="float" office:value="0" calcext:value-type="float">
            <text:p>0</text:p>
          </table:table-cell>
          <table:table-cell table:formula="of:=[.JX6]" office:value-type="float" office:value="0" calcext:value-type="float">
            <text:p>0</text:p>
          </table:table-cell>
          <table:table-cell table:formula="of:=[.JY6]" office:value-type="float" office:value="0" calcext:value-type="float">
            <text:p>0</text:p>
          </table:table-cell>
          <table:table-cell table:formula="of:=[.JZ6]" office:value-type="float" office:value="0" calcext:value-type="float">
            <text:p>0</text:p>
          </table:table-cell>
          <table:table-cell table:formula="of:=[.KA6]" office:value-type="float" office:value="0" calcext:value-type="float">
            <text:p>0</text:p>
          </table:table-cell>
          <table:table-cell table:formula="of:=[.KB6]" office:value-type="float" office:value="0" calcext:value-type="float">
            <text:p>0</text:p>
          </table:table-cell>
          <table:table-cell table:formula="of:=[.KC6]" office:value-type="float" office:value="0" calcext:value-type="float">
            <text:p>0</text:p>
          </table:table-cell>
          <table:table-cell table:formula="of:=[.KD6]" office:value-type="float" office:value="0" calcext:value-type="float">
            <text:p>0</text:p>
          </table:table-cell>
          <table:table-cell table:formula="of:=[.KE6]" office:value-type="float" office:value="0" calcext:value-type="float">
            <text:p>0</text:p>
          </table:table-cell>
          <table:table-cell table:formula="of:=[.KF6]" office:value-type="float" office:value="0" calcext:value-type="float">
            <text:p>0</text:p>
          </table:table-cell>
          <table:table-cell table:formula="of:=[.KG6]" office:value-type="float" office:value="0" calcext:value-type="float">
            <text:p>0</text:p>
          </table:table-cell>
          <table:table-cell table:formula="of:=[.KH6]" office:value-type="float" office:value="0" calcext:value-type="float">
            <text:p>0</text:p>
          </table:table-cell>
          <table:table-cell table:formula="of:=[.KI6]" office:value-type="float" office:value="0" calcext:value-type="float">
            <text:p>0</text:p>
          </table:table-cell>
          <table:table-cell table:formula="of:=[.KJ6]" office:value-type="float" office:value="0" calcext:value-type="float">
            <text:p>0</text:p>
          </table:table-cell>
          <table:table-cell table:formula="of:=[.KK6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N6]" office:value-type="float" office:value="0" calcext:value-type="float">
            <text:p>0</text:p>
          </table:table-cell>
          <table:table-cell table:formula="of:=[.KO6]" office:value-type="float" office:value="0" calcext:value-type="float">
            <text:p>0</text:p>
          </table:table-cell>
          <table:table-cell table:formula="of:=[.KP6]" office:value-type="float" office:value="0" calcext:value-type="float">
            <text:p>0</text:p>
          </table:table-cell>
          <table:table-cell table:formula="of:=[.KQ6]" office:value-type="float" office:value="0" calcext:value-type="float">
            <text:p>0</text:p>
          </table:table-cell>
          <table:table-cell table:formula="of:=[.KR6]" office:value-type="float" office:value="1" calcext:value-type="float">
            <text:p>1</text:p>
          </table:table-cell>
          <table:table-cell table:formula="of:=[.KS6]" office:value-type="float" office:value="0" calcext:value-type="float">
            <text:p>0</text:p>
          </table:table-cell>
          <table:table-cell table:formula="of:=[.KT6]" office:value-type="float" office:value="0" calcext:value-type="float">
            <text:p>0</text:p>
          </table:table-cell>
          <table:table-cell table:formula="of:=[.KU6]" office:value-type="float" office:value="0" calcext:value-type="float">
            <text:p>0</text:p>
          </table:table-cell>
          <table:table-cell table:formula="of:=[.KV6]" office:value-type="float" office:value="0" calcext:value-type="float">
            <text:p>0</text:p>
          </table:table-cell>
          <table:table-cell table:formula="of:=[.KW6]" office:value-type="float" office:value="0" calcext:value-type="float">
            <text:p>0</text:p>
          </table:table-cell>
          <table:table-cell table:formula="of:=[.KX6]" office:value-type="float" office:value="0" calcext:value-type="float">
            <text:p>0</text:p>
          </table:table-cell>
          <table:table-cell table:formula="of:=[.KY6]" office:value-type="float" office:value="0" calcext:value-type="float">
            <text:p>0</text:p>
          </table:table-cell>
          <table:table-cell table:formula="of:=[.KZ6]" office:value-type="float" office:value="0" calcext:value-type="float">
            <text:p>0</text:p>
          </table:table-cell>
          <table:table-cell table:formula="of:=[.LA6]" office:value-type="float" office:value="0" calcext:value-type="float">
            <text:p>0</text:p>
          </table:table-cell>
          <table:table-cell table:formula="of:=[.LB6]" office:value-type="float" office:value="0" calcext:value-type="float">
            <text:p>0</text:p>
          </table:table-cell>
          <table:table-cell table:formula="of:=[.LC6]" office:value-type="float" office:value="0" calcext:value-type="float">
            <text:p>0</text:p>
          </table:table-cell>
          <table:table-cell table:formula="of:=[.LD6]" office:value-type="float" office:value="0" calcext:value-type="float">
            <text:p>0</text:p>
          </table:table-cell>
          <table:table-cell table:formula="of:=[.LE6]" office:value-type="float" office:value="0" calcext:value-type="float">
            <text:p>0</text:p>
          </table:table-cell>
          <table:table-cell table:formula="of:=[.LF6]" office:value-type="float" office:value="0" calcext:value-type="float">
            <text:p>0</text:p>
          </table:table-cell>
          <table:table-cell table:formula="of:=[.LG6]" office:value-type="float" office:value="0" calcext:value-type="float">
            <text:p>0</text:p>
          </table:table-cell>
          <table:table-cell table:formula="of:=[.LH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7]*[.E7]-[.F7]*[.C7]" office:value-type="float" office:value="-1.5" calcext:value-type="float">
            <text:p>-1.5</text:p>
          </table:table-cell>
          <table:table-cell table:formula="of:=[.F7]*[.A7]-[.B7]*[.E7]" office:value-type="float" office:value="6" calcext:value-type="float">
            <text:p>6</text:p>
          </table:table-cell>
          <table:table-cell table:formula="of:=[.B7]*[.C7]-[.D7]*[.A7]" office:value-type="float" office:value="-7.5" calcext:value-type="float">
            <text:p>-7.5</text:p>
          </table:table-cell>
          <table:table-cell table:formula="of:=[.C7]-[.E7]" office:value-type="float" office:value="1.5" calcext:value-type="float">
            <text:p>1.5</text:p>
          </table:table-cell>
          <table:table-cell table:formula="of:=[.E7]-[.A7]" office:value-type="float" office:value="0" calcext:value-type="float">
            <text:p>0</text:p>
          </table:table-cell>
          <table:table-cell table:formula="of:=[.A7]-[.C7]" office:value-type="float" office:value="-1.5" calcext:value-type="float">
            <text:p>-1.5</text:p>
          </table:table-cell>
          <table:table-cell table:formula="of:=[.F7]-[.B7]" office:value-type="float" office:value="2" calcext:value-type="float">
            <text:p>2</text:p>
          </table:table-cell>
          <table:table-cell table:formula="of:=[.B7]-[.F7]" office:value-type="float" office:value="-2" calcext:value-type="float">
            <text:p>-2</text:p>
          </table:table-cell>
          <table:table-cell table:formula="of:=[.D7]-[.B7]" office:value-type="float" office:value="2.5" calcext:value-type="float">
            <text:p>2.5</text:p>
          </table:table-cell>
          <table:table-cell table:formula="of:=0.5*([.A7]*([.D7]-[.F7]) + [.C7]*([.F7]-[.B7]) + [.E7]*([.B7]-[.D7]))" office:value-type="float" office:value="1.5" calcext:value-type="float">
            <text:p>1.5</text:p>
          </table:table-cell>
          <table:table-cell table:formula="of:=([.B7]+[.D7]+[.F7])/3" office:value-type="float" office:value="1.5" calcext:value-type="float">
            <text:p>1.5</text:p>
          </table:table-cell>
          <table:table-cell table:number-columns-repeated="4"/>
          <table:table-cell table:formula="of:=[.J7]*[.J7]+[.M7]*[.M7]" office:value-type="float" office:value="6.25" calcext:value-type="float">
            <text:p>6.25</text:p>
          </table:table-cell>
          <table:table-cell table:formula="of:=[.J7]*[.K7]+[.M7]*[.N7]" office:value-type="float" office:value="-4" calcext:value-type="float">
            <text:p>-4</text:p>
          </table:table-cell>
          <table:table-cell table:formula="of:=[.J7]*[.L7]+[.M7]*[.O7]" office:value-type="float" office:value="2.75" calcext:value-type="float">
            <text:p>2.75</text:p>
          </table:table-cell>
          <table:table-cell table:formula="of:=[.K7]*[.K7]+[.N7]*[.N7]" office:value-type="float" office:value="4" calcext:value-type="float">
            <text:p>4</text:p>
          </table:table-cell>
          <table:table-cell table:formula="of:=[.K7]*[.L7]+[.N7]*[.O7]" office:value-type="float" office:value="-5" calcext:value-type="float">
            <text:p>-5</text:p>
          </table:table-cell>
          <table:table-cell table:formula="of:=[.L7]*[.L7]+[.O7]*[.O7]" office:value-type="float" office:value="8.5" calcext:value-type="float">
            <text:p>8.5</text:p>
          </table:table-cell>
          <table:table-cell table:formula="of:=PI()*[.$Q7]/(2*[.$P7])*[.V7]" office:value-type="float" office:value="9.8174770424681" calcext:value-type="float">
            <text:p>9.8174770424681</text:p>
          </table:table-cell>
          <table:table-cell table:formula="of:=PI()*[.$Q7]/(2*[.$P7])*[.W7]" office:value-type="float" office:value="-6.28318530717959" calcext:value-type="float">
            <text:p>-6.28318530717959</text:p>
          </table:table-cell>
          <table:table-cell table:formula="of:=PI()*[.$Q7]/(2*[.$P7])*[.X7]" office:value-type="float" office:value="4.31968989868597" calcext:value-type="float">
            <text:p>4.31968989868597</text:p>
          </table:table-cell>
          <table:table-cell table:formula="of:=PI()*[.$Q7]/(2*[.$P7])*[.Y7]" office:value-type="float" office:value="6.28318530717959" calcext:value-type="float">
            <text:p>6.28318530717959</text:p>
          </table:table-cell>
          <table:table-cell table:formula="of:=PI()*[.$Q7]/(2*[.$P7])*[.Z7]" office:value-type="float" office:value="-7.85398163397448" calcext:value-type="float">
            <text:p>-7.85398163397448</text:p>
          </table:table-cell>
          <table:table-cell table:formula="of:=PI()*[.$Q7]/(2*[.$P7])*[.AA7]" office:value-type="float" office:value="13.3517687777566" calcext:value-type="float">
            <text:p>13.3517687777566</text:p>
          </table:table-cell>
          <table:table-cell table:number-columns-repeated="8"/>
          <table:table-cell table:formula="of:=[.AJ6]" office:value-type="float" office:value="-5.58505360638185" calcext:value-type="float">
            <text:p>-5.58505360638185</text:p>
          </table:table-cell>
          <table:table-cell table:formula="of:=[.AL6]" office:value-type="float" office:value="5.58505360638185" calcext:value-type="float">
            <text:p>5.58505360638185</text:p>
          </table:table-cell>
          <table:table-cell table:formula="of:=[.AM6]" office:value-type="float" office:value="-5.58505360638185" calcext:value-type="float">
            <text:p>-5.5850536063818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P7]+[.BP29]+[.BP51]+[.BP73]+[.BP95]+[.BP117]+[.BP139]+[.BP161]+[.BP183]+[.BP205]+[.BP227]+[.BP249]+[.BP271]+[.BP293]+[.BP315]+[.BP337]+[.BP359]+[.BP381]+[.BP403]+[.BP425]+[.BP447]+[.BP469]+[.BP491]+[.BP513]" office:value-type="float" office:value="0" calcext:value-type="float">
            <text:p>0</text:p>
          </table:table-cell>
          <table:table-cell table:formula="of:=[.BQ7]+[.BQ29]+[.BQ51]+[.BQ73]+[.BQ95]+[.BQ117]+[.BQ139]+[.BQ161]+[.BQ183]+[.BQ205]+[.BQ227]+[.BQ249]+[.BQ271]+[.BQ293]+[.BQ315]+[.BQ337]+[.BQ359]+[.BQ381]+[.BQ403]+[.BQ425]+[.BQ447]+[.BQ469]+[.BQ491]+[.BQ513]" office:value-type="float" office:value="0" calcext:value-type="float">
            <text:p>0</text:p>
          </table:table-cell>
          <table:table-cell table:formula="of:=[.BR7]+[.BR29]+[.BR51]+[.BR73]+[.BR95]+[.BR117]+[.BR139]+[.BR161]+[.BR183]+[.BR205]+[.BR227]+[.BR249]+[.BR271]+[.BR293]+[.BR315]+[.BR337]+[.BR359]+[.BR381]+[.BR403]+[.BR425]+[.BR447]+[.BR469]+[.BR491]+[.BR513]" office:value-type="float" office:value="0" calcext:value-type="float">
            <text:p>0</text:p>
          </table:table-cell>
          <table:table-cell table:formula="of:=[.BS7]+[.BS29]+[.BS51]+[.BS73]+[.BS95]+[.BS117]+[.BS139]+[.BS161]+[.BS183]+[.BS205]+[.BS227]+[.BS249]+[.BS271]+[.BS293]+[.BS315]+[.BS337]+[.BS359]+[.BS381]+[.BS403]+[.BS425]+[.BS447]+[.BS469]+[.BS491]+[.BS513]" office:value-type="float" office:value="0" calcext:value-type="float">
            <text:p>0</text:p>
          </table:table-cell>
          <table:table-cell table:formula="of:=[.BT7]+[.BT29]+[.BT51]+[.BT73]+[.BT95]+[.BT117]+[.BT139]+[.BT161]+[.BT183]+[.BT205]+[.BT227]+[.BT249]+[.BT271]+[.BT293]+[.BT315]+[.BT337]+[.BT359]+[.BT381]+[.BT403]+[.BT425]+[.BT447]+[.BT469]+[.BT491]+[.BT513]" office:value-type="float" office:value="-4.88692190558412" calcext:value-type="float">
            <text:p>-4.88692190558412</text:p>
          </table:table-cell>
          <table:table-cell table:formula="of:=[.BU7]+[.BU29]+[.BU51]+[.BU73]+[.BU95]+[.BU117]+[.BU139]+[.BU161]+[.BU183]+[.BU205]+[.BU227]+[.BU249]+[.BU271]+[.BU293]+[.BU315]+[.BU337]+[.BU359]+[.BU381]+[.BU403]+[.BU425]+[.BU447]+[.BU469]+[.BU491]+[.BU513]" office:value-type="float" office:value="38.9208423194736" calcext:value-type="float">
            <text:p>38.9208423194736</text:p>
          </table:table-cell>
          <table:table-cell table:formula="of:=[.BV7]+[.BV29]+[.BV51]+[.BV73]+[.BV95]+[.BV117]+[.BV139]+[.BV161]+[.BV183]+[.BV205]+[.BV227]+[.BV249]+[.BV271]+[.BV293]+[.BV315]+[.BV337]+[.BV359]+[.BV381]+[.BV403]+[.BV425]+[.BV447]+[.BV469]+[.BV491]+[.BV513]" office:value-type="float" office:value="-4.88692190558412" calcext:value-type="float">
            <text:p>-4.88692190558412</text:p>
          </table:table-cell>
          <table:table-cell table:formula="of:=[.BW7]+[.BW29]+[.BW51]+[.BW73]+[.BW95]+[.BW117]+[.BW139]+[.BW161]+[.BW183]+[.BW205]+[.BW227]+[.BW249]+[.BW271]+[.BW293]+[.BW315]+[.BW337]+[.BW359]+[.BW381]+[.BW403]+[.BW425]+[.BW447]+[.BW469]+[.BW491]+[.BW513]" office:value-type="float" office:value="0" calcext:value-type="float">
            <text:p>0</text:p>
          </table:table-cell>
          <table:table-cell table:formula="of:=[.BX7]+[.BX29]+[.BX51]+[.BX73]+[.BX95]+[.BX117]+[.BX139]+[.BX161]+[.BX183]+[.BX205]+[.BX227]+[.BX249]+[.BX271]+[.BX293]+[.BX315]+[.BX337]+[.BX359]+[.BX381]+[.BX403]+[.BX425]+[.BX447]+[.BX469]+[.BX491]+[.BX513]" office:value-type="float" office:value="0" calcext:value-type="float">
            <text:p>0</text:p>
          </table:table-cell>
          <table:table-cell table:formula="of:=[.BY7]+[.BY29]+[.BY51]+[.BY73]+[.BY95]+[.BY117]+[.BY139]+[.BY161]+[.BY183]+[.BY205]+[.BY227]+[.BY249]+[.BY271]+[.BY293]+[.BY315]+[.BY337]+[.BY359]+[.BY381]+[.BY403]+[.BY425]+[.BY447]+[.BY469]+[.BY491]+[.BY513]" office:value-type="float" office:value="0" calcext:value-type="float">
            <text:p>0</text:p>
          </table:table-cell>
          <table:table-cell table:formula="of:=[.BZ7]+[.BZ29]+[.BZ51]+[.BZ73]+[.BZ95]+[.BZ117]+[.BZ139]+[.BZ161]+[.BZ183]+[.BZ205]+[.BZ227]+[.BZ249]+[.BZ271]+[.BZ293]+[.BZ315]+[.BZ337]+[.BZ359]+[.BZ381]+[.BZ403]+[.BZ425]+[.BZ447]+[.BZ469]+[.BZ491]+[.BZ513]" office:value-type="float" office:value="0" calcext:value-type="float">
            <text:p>0</text:p>
          </table:table-cell>
          <table:table-cell table:formula="of:=[.CA7]+[.CA29]+[.CA51]+[.CA73]+[.CA95]+[.CA117]+[.CA139]+[.CA161]+[.CA183]+[.CA205]+[.CA227]+[.CA249]+[.CA271]+[.CA293]+[.CA315]+[.CA337]+[.CA359]+[.CA381]+[.CA403]+[.CA425]+[.CA447]+[.CA469]+[.CA491]+[.CA513]" office:value-type="float" office:value="0" calcext:value-type="float">
            <text:p>0</text:p>
          </table:table-cell>
          <table:table-cell table:formula="of:=[.CB7]+[.CB29]+[.CB51]+[.CB73]+[.CB95]+[.CB117]+[.CB139]+[.CB161]+[.CB183]+[.CB205]+[.CB227]+[.CB249]+[.CB271]+[.CB293]+[.CB315]+[.CB337]+[.CB359]+[.CB381]+[.CB403]+[.CB425]+[.CB447]+[.CB469]+[.CB491]+[.CB513]" office:value-type="float" office:value="-17.9768912955416" calcext:value-type="float">
            <text:p>-17.9768912955416</text:p>
          </table:table-cell>
          <table:table-cell table:formula="of:=[.CC7]+[.CC29]+[.CC51]+[.CC73]+[.CC95]+[.CC117]+[.CC139]+[.CC161]+[.CC183]+[.CC205]+[.CC227]+[.CC249]+[.CC271]+[.CC293]+[.CC315]+[.CC337]+[.CC359]+[.CC381]+[.CC403]+[.CC425]+[.CC447]+[.CC469]+[.CC491]+[.CC513]" office:value-type="float" office:value="-5.58505360638185" calcext:value-type="float">
            <text:p>-5.58505360638185</text:p>
          </table:table-cell>
          <table:table-cell table:formula="of:=[.CD7]+[.CD29]+[.CD51]+[.CD73]+[.CD95]+[.CD117]+[.CD139]+[.CD161]+[.CD183]+[.CD205]+[.CD227]+[.CD249]+[.CD271]+[.CD293]+[.CD315]+[.CD337]+[.CD359]+[.CD381]+[.CD403]+[.CD425]+[.CD447]+[.CD469]+[.CD491]+[.CD513]" office:value-type="float" office:value="0" calcext:value-type="float">
            <text:p>0</text:p>
          </table:table-cell>
          <table:table-cell table:formula="of:=[.CE7]+[.CE29]+[.CE51]+[.CE73]+[.CE95]+[.CE117]+[.CE139]+[.CE161]+[.CE183]+[.CE205]+[.CE227]+[.CE249]+[.CE271]+[.CE293]+[.CE315]+[.CE337]+[.CE359]+[.CE381]+[.CE403]+[.CE425]+[.CE447]+[.CE469]+[.CE491]+[.CE513]" office:value-type="float" office:value="0" calcext:value-type="float">
            <text:p>0</text:p>
          </table:table-cell>
          <table:table-cell table:formula="of:=[.CF7]+[.CF29]+[.CF51]+[.CF73]+[.CF95]+[.CF117]+[.CF139]+[.CF161]+[.CF183]+[.CF205]+[.CF227]+[.CF249]+[.CF271]+[.CF293]+[.CF315]+[.CF337]+[.CF359]+[.CF381]+[.CF403]+[.CF425]+[.CF447]+[.CF469]+[.CF491]+[.CF513]" office:value-type="float" office:value="0" calcext:value-type="float">
            <text:p>0</text:p>
          </table:table-cell>
          <table:table-cell table:formula="of:=[.CG7]+[.CG29]+[.CG51]+[.CG73]+[.CG95]+[.CG117]+[.CG139]+[.CG161]+[.CG183]+[.CG205]+[.CG227]+[.CG249]+[.CG271]+[.CG293]+[.CG315]+[.CG337]+[.CG359]+[.CG381]+[.CG403]+[.CG425]+[.CG447]+[.CG469]+[.CG491]+[.CG513]" office:value-type="float" office:value="0" calcext:value-type="float">
            <text:p>0</text:p>
          </table:table-cell>
          <table:table-cell table:formula="of:=[.CH7]+[.CH29]+[.CH51]+[.CH73]+[.CH95]+[.CH117]+[.CH139]+[.CH161]+[.CH183]+[.CH205]+[.CH227]+[.CH249]+[.CH271]+[.CH293]+[.CH315]+[.CH337]+[.CH359]+[.CH381]+[.CH403]+[.CH425]+[.CH447]+[.CH469]+[.CH491]+[.CH513]" office:value-type="float" office:value="0" calcext:value-type="float">
            <text:p>0</text:p>
          </table:table-cell>
          <table:table-cell table:formula="of:=[.CI7]+[.CI29]+[.CI51]+[.CI73]+[.CI95]+[.CI117]+[.CI139]+[.CI161]+[.CI183]+[.CI205]+[.CI227]+[.CI249]+[.CI271]+[.CI293]+[.CI315]+[.CI337]+[.CI359]+[.CI381]+[.CI403]+[.CI425]+[.CI447]+[.CI469]+[.CI491]+[.CI513]" office:value-type="float" office:value="0" calcext:value-type="float">
            <text:p>0</text:p>
          </table:table-cell>
          <table:table-cell table:formula="of:=[.CJ7]+[.CJ29]+[.CJ51]+[.CJ73]+[.CJ95]+[.CJ117]+[.CJ139]+[.CJ161]+[.CJ183]+[.CJ205]+[.CJ227]+[.CJ249]+[.CJ271]+[.CJ293]+[.CJ315]+[.CJ337]+[.CJ359]+[.CJ381]+[.CJ403]+[.CJ425]+[.CJ447]+[.CJ469]+[.CJ491]+[.CJ51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M7]" office:value-type="float" office:value="0" calcext:value-type="float">
            <text:p>0</text:p>
          </table:table-cell>
          <table:table-cell table:formula="of:=[.CN7]" office:value-type="float" office:value="0" calcext:value-type="float">
            <text:p>0</text:p>
          </table:table-cell>
          <table:table-cell table:formula="of:=[.CO7]" office:value-type="float" office:value="0" calcext:value-type="float">
            <text:p>0</text:p>
          </table:table-cell>
          <table:table-cell table:formula="of:=[.CP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DB7]" office:value-type="float" office:value="0" calcext:value-type="float">
            <text:p>0</text:p>
          </table:table-cell>
          <table:table-cell table:formula="of:=[.DC7]" office:value-type="float" office:value="0" calcext:value-type="float">
            <text:p>0</text:p>
          </table:table-cell>
          <table:table-cell table:formula="of:=[.DD7]" office:value-type="float" office:value="0" calcext:value-type="float">
            <text:p>0</text:p>
          </table:table-cell>
          <table:table-cell table:formula="of:=[.DE7]" office:value-type="float" office:value="0" calcext:value-type="float">
            <text:p>0</text:p>
          </table:table-cell>
          <table:table-cell table:formula="of:=[.DF7]" office:value-type="float" office:value="0" calcext:value-type="float">
            <text:p>0</text:p>
          </table:table-cell>
          <table:table-cell table:formula="of:=[.DG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L7]" office:value-type="float" office:value="0" calcext:value-type="float">
            <text:p>0</text:p>
          </table:table-cell>
          <table:table-cell table:formula="of:=[.DM7]" office:value-type="float" office:value="0" calcext:value-type="float">
            <text:p>0</text:p>
          </table:table-cell>
          <table:table-cell table:formula="of:=[.DN7]" office:value-type="float" office:value="0" calcext:value-type="float">
            <text:p>0</text:p>
          </table:table-cell>
          <table:table-cell table:formula="of:=[.DO7]" office:value-type="float" office:value="0" calcext:value-type="float">
            <text:p>0</text:p>
          </table:table-cell>
          <table:table-cell table:formula="of:=[.DP7]" office:value-type="float" office:value="0" calcext:value-type="float">
            <text:p>0</text:p>
          </table:table-cell>
          <table:table-cell table:formula="of:=[.DQ7]" office:value-type="float" office:value="1" calcext:value-type="float">
            <text:p>1</text:p>
          </table:table-cell>
          <table:table-cell table:formula="of:=[.DR7]" office:value-type="float" office:value="0" calcext:value-type="float">
            <text:p>0</text:p>
          </table:table-cell>
          <table:table-cell table:formula="of:=[.DS7]" office:value-type="float" office:value="0" calcext:value-type="float">
            <text:p>0</text:p>
          </table:table-cell>
          <table:table-cell table:formula="of:=[.DT7]" office:value-type="float" office:value="0" calcext:value-type="float">
            <text:p>0</text:p>
          </table:table-cell>
          <table:table-cell table:formula="of:=[.DU7]" office:value-type="float" office:value="0" calcext:value-type="float">
            <text:p>0</text:p>
          </table:table-cell>
          <table:table-cell table:formula="of:=[.DV7]" office:value-type="float" office:value="0" calcext:value-type="float">
            <text:p>0</text:p>
          </table:table-cell>
          <table:table-cell table:formula="of:=[.DW7]" office:value-type="float" office:value="0" calcext:value-type="float">
            <text:p>0</text:p>
          </table:table-cell>
          <table:table-cell table:formula="of:=[.DX7]" office:value-type="float" office:value="0" calcext:value-type="float">
            <text:p>0</text:p>
          </table:table-cell>
          <table:table-cell table:formula="of:=[.DY7]" office:value-type="float" office:value="0" calcext:value-type="float">
            <text:p>0</text:p>
          </table:table-cell>
          <table:table-cell table:formula="of:=[.DZ7]" office:value-type="float" office:value="0" calcext:value-type="float">
            <text:p>0</text:p>
          </table:table-cell>
          <table:table-cell table:formula="of:=[.EA7]" office:value-type="float" office:value="0" calcext:value-type="float">
            <text:p>0</text:p>
          </table:table-cell>
          <table:table-cell table:formula="of:=[.EB7]" office:value-type="float" office:value="0" calcext:value-type="float">
            <text:p>0</text:p>
          </table:table-cell>
          <table:table-cell table:formula="of:=[.EC7]" office:value-type="float" office:value="0" calcext:value-type="float">
            <text:p>0</text:p>
          </table:table-cell>
          <table:table-cell table:formula="of:=[.ED7]" office:value-type="float" office:value="0" calcext:value-type="float">
            <text:p>0</text:p>
          </table:table-cell>
          <table:table-cell table:formula="of:=[.EE7]" office:value-type="float" office:value="0" calcext:value-type="float">
            <text:p>0</text:p>
          </table:table-cell>
          <table:table-cell table:formula="of:=[.EF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I7]" office:value-type="float" office:value="0" calcext:value-type="float">
            <text:p>0</text:p>
          </table:table-cell>
          <table:table-cell table:formula="of:=[.EJ7]" office:value-type="float" office:value="0" calcext:value-type="float">
            <text:p>0</text:p>
          </table:table-cell>
          <table:table-cell table:formula="of:=[.EK7]" office:value-type="float" office:value="0" calcext:value-type="float">
            <text:p>0</text:p>
          </table:table-cell>
          <table:table-cell table:formula="of:=[.EL7]" office:value-type="float" office:value="0" calcext:value-type="float">
            <text:p>0</text:p>
          </table:table-cell>
          <table:table-cell table:formula="of:=[.EM7]" office:value-type="float" office:value="0" calcext:value-type="float">
            <text:p>0</text:p>
          </table:table-cell>
          <table:table-cell table:formula="of:=[.EN7]" office:value-type="float" office:value="1" calcext:value-type="float">
            <text:p>1</text:p>
          </table:table-cell>
          <table:table-cell table:formula="of:=[.EO7]" office:value-type="float" office:value="0" calcext:value-type="float">
            <text:p>0</text:p>
          </table:table-cell>
          <table:table-cell table:formula="of:=[.EP7]" office:value-type="float" office:value="0" calcext:value-type="float">
            <text:p>0</text:p>
          </table:table-cell>
          <table:table-cell table:formula="of:=[.EQ7]" office:value-type="float" office:value="0" calcext:value-type="float">
            <text:p>0</text:p>
          </table:table-cell>
          <table:table-cell table:formula="of:=[.ER7]" office:value-type="float" office:value="0" calcext:value-type="float">
            <text:p>0</text:p>
          </table:table-cell>
          <table:table-cell table:formula="of:=[.ES7]" office:value-type="float" office:value="0" calcext:value-type="float">
            <text:p>0</text:p>
          </table:table-cell>
          <table:table-cell table:formula="of:=[.ET7]" office:value-type="float" office:value="0" calcext:value-type="float">
            <text:p>0</text:p>
          </table:table-cell>
          <table:table-cell table:formula="of:=[.EU7]" office:value-type="float" office:value="0" calcext:value-type="float">
            <text:p>0</text:p>
          </table:table-cell>
          <table:table-cell table:formula="of:=[.EV7]" office:value-type="float" office:value="0" calcext:value-type="float">
            <text:p>0</text:p>
          </table:table-cell>
          <table:table-cell table:formula="of:=[.EW7]" office:value-type="float" office:value="0" calcext:value-type="float">
            <text:p>0</text:p>
          </table:table-cell>
          <table:table-cell table:formula="of:=[.EX7]" office:value-type="float" office:value="0" calcext:value-type="float">
            <text:p>0</text:p>
          </table:table-cell>
          <table:table-cell table:formula="of:=[.EY7]" office:value-type="float" office:value="0" calcext:value-type="float">
            <text:p>0</text:p>
          </table:table-cell>
          <table:table-cell table:formula="of:=[.EZ7]" office:value-type="float" office:value="0" calcext:value-type="float">
            <text:p>0</text:p>
          </table:table-cell>
          <table:table-cell table:formula="of:=[.FA7]" office:value-type="float" office:value="0" calcext:value-type="float">
            <text:p>0</text:p>
          </table:table-cell>
          <table:table-cell table:formula="of:=[.FB7]" office:value-type="float" office:value="0" calcext:value-type="float">
            <text:p>0</text:p>
          </table:table-cell>
          <table:table-cell table:formula="of:=[.FC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F7]" office:value-type="float" office:value="0" calcext:value-type="float">
            <text:p>0</text:p>
          </table:table-cell>
          <table:table-cell table:formula="of:=[.FG7]" office:value-type="float" office:value="0" calcext:value-type="float">
            <text:p>0</text:p>
          </table:table-cell>
          <table:table-cell table:formula="of:=[.FH7]" office:value-type="float" office:value="0" calcext:value-type="float">
            <text:p>0</text:p>
          </table:table-cell>
          <table:table-cell table:formula="of:=[.FI7]" office:value-type="float" office:value="0" calcext:value-type="float">
            <text:p>0</text:p>
          </table:table-cell>
          <table:table-cell table:formula="of:=[.FJ7]" office:value-type="float" office:value="0" calcext:value-type="float">
            <text:p>0</text:p>
          </table:table-cell>
          <table:table-cell table:formula="of:=[.FK7]" office:value-type="float" office:value="1" calcext:value-type="float">
            <text:p>1</text:p>
          </table:table-cell>
          <table:table-cell table:formula="of:=[.FL7]" office:value-type="float" office:value="0" calcext:value-type="float">
            <text:p>0</text:p>
          </table:table-cell>
          <table:table-cell table:formula="of:=[.FM7]" office:value-type="float" office:value="0" calcext:value-type="float">
            <text:p>0</text:p>
          </table:table-cell>
          <table:table-cell table:formula="of:=[.FN7]" office:value-type="float" office:value="0" calcext:value-type="float">
            <text:p>0</text:p>
          </table:table-cell>
          <table:table-cell table:formula="of:=[.FO7]" office:value-type="float" office:value="0" calcext:value-type="float">
            <text:p>0</text:p>
          </table:table-cell>
          <table:table-cell table:formula="of:=[.FP7]" office:value-type="float" office:value="0" calcext:value-type="float">
            <text:p>0</text:p>
          </table:table-cell>
          <table:table-cell table:formula="of:=[.FQ7]" office:value-type="float" office:value="0" calcext:value-type="float">
            <text:p>0</text:p>
          </table:table-cell>
          <table:table-cell table:formula="of:=[.FR7]" office:value-type="float" office:value="0" calcext:value-type="float">
            <text:p>0</text:p>
          </table:table-cell>
          <table:table-cell table:formula="of:=[.FS7]" office:value-type="float" office:value="0" calcext:value-type="float">
            <text:p>0</text:p>
          </table:table-cell>
          <table:table-cell table:formula="of:=[.FT7]" office:value-type="float" office:value="0" calcext:value-type="float">
            <text:p>0</text:p>
          </table:table-cell>
          <table:table-cell table:formula="of:=[.FU7]" office:value-type="float" office:value="0" calcext:value-type="float">
            <text:p>0</text:p>
          </table:table-cell>
          <table:table-cell table:formula="of:=[.FV7]" office:value-type="float" office:value="0" calcext:value-type="float">
            <text:p>0</text:p>
          </table:table-cell>
          <table:table-cell table:formula="of:=[.FW7]" office:value-type="float" office:value="0" calcext:value-type="float">
            <text:p>0</text:p>
          </table:table-cell>
          <table:table-cell table:formula="of:=[.FX7]" office:value-type="float" office:value="0" calcext:value-type="float">
            <text:p>0</text:p>
          </table:table-cell>
          <table:table-cell table:formula="of:=[.FY7]" office:value-type="float" office:value="0" calcext:value-type="float">
            <text:p>0</text:p>
          </table:table-cell>
          <table:table-cell table:formula="of:=[.FZ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C7]" office:value-type="float" office:value="0" calcext:value-type="float">
            <text:p>0</text:p>
          </table:table-cell>
          <table:table-cell table:formula="of:=[.GD7]" office:value-type="float" office:value="0" calcext:value-type="float">
            <text:p>0</text:p>
          </table:table-cell>
          <table:table-cell table:formula="of:=[.GE7]" office:value-type="float" office:value="0" calcext:value-type="float">
            <text:p>0</text:p>
          </table:table-cell>
          <table:table-cell table:formula="of:=[.GF7]" office:value-type="float" office:value="0" calcext:value-type="float">
            <text:p>0</text:p>
          </table:table-cell>
          <table:table-cell table:formula="of:=[.GG7]" office:value-type="float" office:value="0" calcext:value-type="float">
            <text:p>0</text:p>
          </table:table-cell>
          <table:table-cell table:formula="of:=[.GH7]" office:value-type="float" office:value="1" calcext:value-type="float">
            <text:p>1</text:p>
          </table:table-cell>
          <table:table-cell table:formula="of:=[.GI7]" office:value-type="float" office:value="0" calcext:value-type="float">
            <text:p>0</text:p>
          </table:table-cell>
          <table:table-cell table:formula="of:=[.GJ7]" office:value-type="float" office:value="0" calcext:value-type="float">
            <text:p>0</text:p>
          </table:table-cell>
          <table:table-cell table:formula="of:=[.GK7]" office:value-type="float" office:value="0" calcext:value-type="float">
            <text:p>0</text:p>
          </table:table-cell>
          <table:table-cell table:formula="of:=[.GL7]" office:value-type="float" office:value="0" calcext:value-type="float">
            <text:p>0</text:p>
          </table:table-cell>
          <table:table-cell table:formula="of:=[.GM7]" office:value-type="float" office:value="0" calcext:value-type="float">
            <text:p>0</text:p>
          </table:table-cell>
          <table:table-cell table:formula="of:=[.GN7]" office:value-type="float" office:value="0" calcext:value-type="float">
            <text:p>0</text:p>
          </table:table-cell>
          <table:table-cell table:formula="of:=[.GO7]" office:value-type="float" office:value="0" calcext:value-type="float">
            <text:p>0</text:p>
          </table:table-cell>
          <table:table-cell table:formula="of:=[.GP7]" office:value-type="float" office:value="0" calcext:value-type="float">
            <text:p>0</text:p>
          </table:table-cell>
          <table:table-cell table:formula="of:=[.GQ7]" office:value-type="float" office:value="0" calcext:value-type="float">
            <text:p>0</text:p>
          </table:table-cell>
          <table:table-cell table:formula="of:=[.GR7]" office:value-type="float" office:value="0" calcext:value-type="float">
            <text:p>0</text:p>
          </table:table-cell>
          <table:table-cell table:formula="of:=[.GS7]" office:value-type="float" office:value="0" calcext:value-type="float">
            <text:p>0</text:p>
          </table:table-cell>
          <table:table-cell table:formula="of:=[.GT7]" office:value-type="float" office:value="0" calcext:value-type="float">
            <text:p>0</text:p>
          </table:table-cell>
          <table:table-cell table:formula="of:=[.GU7]" office:value-type="float" office:value="0" calcext:value-type="float">
            <text:p>0</text:p>
          </table:table-cell>
          <table:table-cell table:formula="of:=[.GV7]" office:value-type="float" office:value="0" calcext:value-type="float">
            <text:p>0</text:p>
          </table:table-cell>
          <table:table-cell table:formula="of:=[.GW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Z7]" office:value-type="float" office:value="0" calcext:value-type="float">
            <text:p>0</text:p>
          </table:table-cell>
          <table:table-cell table:formula="of:=[.HA7]" office:value-type="float" office:value="0" calcext:value-type="float">
            <text:p>0</text:p>
          </table:table-cell>
          <table:table-cell table:formula="of:=[.HB7]" office:value-type="float" office:value="0" calcext:value-type="float">
            <text:p>0</text:p>
          </table:table-cell>
          <table:table-cell table:formula="of:=[.HC7]" office:value-type="float" office:value="0" calcext:value-type="float">
            <text:p>0</text:p>
          </table:table-cell>
          <table:table-cell table:formula="of:=[.HD7]" office:value-type="float" office:value="0" calcext:value-type="float">
            <text:p>0</text:p>
          </table:table-cell>
          <table:table-cell table:formula="of:=[.HE7]" office:value-type="float" office:value="1" calcext:value-type="float">
            <text:p>1</text:p>
          </table:table-cell>
          <table:table-cell table:formula="of:=[.HF7]" office:value-type="float" office:value="0" calcext:value-type="float">
            <text:p>0</text:p>
          </table:table-cell>
          <table:table-cell table:formula="of:=[.HG7]" office:value-type="float" office:value="0" calcext:value-type="float">
            <text:p>0</text:p>
          </table:table-cell>
          <table:table-cell table:formula="of:=[.HH7]" office:value-type="float" office:value="0" calcext:value-type="float">
            <text:p>0</text:p>
          </table:table-cell>
          <table:table-cell table:formula="of:=[.HI7]" office:value-type="float" office:value="0" calcext:value-type="float">
            <text:p>0</text:p>
          </table:table-cell>
          <table:table-cell table:formula="of:=[.HJ7]" office:value-type="float" office:value="0" calcext:value-type="float">
            <text:p>0</text:p>
          </table:table-cell>
          <table:table-cell table:formula="of:=[.HK7]" office:value-type="float" office:value="0" calcext:value-type="float">
            <text:p>0</text:p>
          </table:table-cell>
          <table:table-cell table:formula="of:=[.HL7]" office:value-type="float" office:value="0" calcext:value-type="float">
            <text:p>0</text:p>
          </table:table-cell>
          <table:table-cell table:formula="of:=[.HM7]" office:value-type="float" office:value="0" calcext:value-type="float">
            <text:p>0</text:p>
          </table:table-cell>
          <table:table-cell table:formula="of:=[.HN7]" office:value-type="float" office:value="0" calcext:value-type="float">
            <text:p>0</text:p>
          </table:table-cell>
          <table:table-cell table:formula="of:=[.HO7]" office:value-type="float" office:value="0" calcext:value-type="float">
            <text:p>0</text:p>
          </table:table-cell>
          <table:table-cell table:formula="of:=[.HP7]" office:value-type="float" office:value="0" calcext:value-type="float">
            <text:p>0</text:p>
          </table:table-cell>
          <table:table-cell table:formula="of:=[.HQ7]" office:value-type="float" office:value="0" calcext:value-type="float">
            <text:p>0</text:p>
          </table:table-cell>
          <table:table-cell table:formula="of:=[.HR7]" office:value-type="float" office:value="0" calcext:value-type="float">
            <text:p>0</text:p>
          </table:table-cell>
          <table:table-cell table:formula="of:=[.HS7]" office:value-type="float" office:value="0" calcext:value-type="float">
            <text:p>0</text:p>
          </table:table-cell>
          <table:table-cell table:formula="of:=[.HT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W7]" office:value-type="float" office:value="0" calcext:value-type="float">
            <text:p>0</text:p>
          </table:table-cell>
          <table:table-cell table:formula="of:=[.HX7]" office:value-type="float" office:value="0" calcext:value-type="float">
            <text:p>0</text:p>
          </table:table-cell>
          <table:table-cell table:formula="of:=[.HY7]" office:value-type="float" office:value="0" calcext:value-type="float">
            <text:p>0</text:p>
          </table:table-cell>
          <table:table-cell table:formula="of:=[.HZ7]" office:value-type="float" office:value="0" calcext:value-type="float">
            <text:p>0</text:p>
          </table:table-cell>
          <table:table-cell table:formula="of:=[.IA7]" office:value-type="float" office:value="0" calcext:value-type="float">
            <text:p>0</text:p>
          </table:table-cell>
          <table:table-cell table:formula="of:=[.IB7]" office:value-type="float" office:value="1" calcext:value-type="float">
            <text:p>1</text:p>
          </table:table-cell>
          <table:table-cell table:formula="of:=[.IC7]" office:value-type="float" office:value="0" calcext:value-type="float">
            <text:p>0</text:p>
          </table:table-cell>
          <table:table-cell table:formula="of:=[.ID7]" office:value-type="float" office:value="0" calcext:value-type="float">
            <text:p>0</text:p>
          </table:table-cell>
          <table:table-cell table:formula="of:=[.IE7]" office:value-type="float" office:value="0" calcext:value-type="float">
            <text:p>0</text:p>
          </table:table-cell>
          <table:table-cell table:formula="of:=[.IF7]" office:value-type="float" office:value="0" calcext:value-type="float">
            <text:p>0</text:p>
          </table:table-cell>
          <table:table-cell table:formula="of:=[.IG7]" office:value-type="float" office:value="0" calcext:value-type="float">
            <text:p>0</text:p>
          </table:table-cell>
          <table:table-cell table:formula="of:=[.IH7]" office:value-type="float" office:value="0" calcext:value-type="float">
            <text:p>0</text:p>
          </table:table-cell>
          <table:table-cell table:formula="of:=[.II7]" office:value-type="float" office:value="0" calcext:value-type="float">
            <text:p>0</text:p>
          </table:table-cell>
          <table:table-cell table:formula="of:=[.IJ7]" office:value-type="float" office:value="0" calcext:value-type="float">
            <text:p>0</text:p>
          </table:table-cell>
          <table:table-cell table:formula="of:=[.IK7]" office:value-type="float" office:value="0" calcext:value-type="float">
            <text:p>0</text:p>
          </table:table-cell>
          <table:table-cell table:formula="of:=[.IL7]" office:value-type="float" office:value="0" calcext:value-type="float">
            <text:p>0</text:p>
          </table:table-cell>
          <table:table-cell table:formula="of:=[.IM7]" office:value-type="float" office:value="0" calcext:value-type="float">
            <text:p>0</text:p>
          </table:table-cell>
          <table:table-cell table:formula="of:=[.IN7]" office:value-type="float" office:value="0" calcext:value-type="float">
            <text:p>0</text:p>
          </table:table-cell>
          <table:table-cell table:formula="of:=[.IO7]" office:value-type="float" office:value="0" calcext:value-type="float">
            <text:p>0</text:p>
          </table:table-cell>
          <table:table-cell table:formula="of:=[.IP7]" office:value-type="float" office:value="0" calcext:value-type="float">
            <text:p>0</text:p>
          </table:table-cell>
          <table:table-cell table:formula="of:=[.IQ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T7]" office:value-type="float" office:value="0" calcext:value-type="float">
            <text:p>0</text:p>
          </table:table-cell>
          <table:table-cell table:formula="of:=[.IU7]" office:value-type="float" office:value="0" calcext:value-type="float">
            <text:p>0</text:p>
          </table:table-cell>
          <table:table-cell table:formula="of:=[.IV7]" office:value-type="float" office:value="0" calcext:value-type="float">
            <text:p>0</text:p>
          </table:table-cell>
          <table:table-cell table:formula="of:=[.IW7]" office:value-type="float" office:value="0" calcext:value-type="float">
            <text:p>0</text:p>
          </table:table-cell>
          <table:table-cell table:formula="of:=[.IX7]" office:value-type="float" office:value="0" calcext:value-type="float">
            <text:p>0</text:p>
          </table:table-cell>
          <table:table-cell table:formula="of:=[.IY7]" office:value-type="float" office:value="1" calcext:value-type="float">
            <text:p>1</text:p>
          </table:table-cell>
          <table:table-cell table:formula="of:=[.IZ7]" office:value-type="float" office:value="0" calcext:value-type="float">
            <text:p>0</text:p>
          </table:table-cell>
          <table:table-cell table:formula="of:=[.JA7]" office:value-type="float" office:value="0" calcext:value-type="float">
            <text:p>0</text:p>
          </table:table-cell>
          <table:table-cell table:formula="of:=[.JB7]" office:value-type="float" office:value="0" calcext:value-type="float">
            <text:p>0</text:p>
          </table:table-cell>
          <table:table-cell table:formula="of:=[.JC7]" office:value-type="float" office:value="0" calcext:value-type="float">
            <text:p>0</text:p>
          </table:table-cell>
          <table:table-cell table:formula="of:=[.JD7]" office:value-type="float" office:value="0" calcext:value-type="float">
            <text:p>0</text:p>
          </table:table-cell>
          <table:table-cell table:formula="of:=[.JE7]" office:value-type="float" office:value="0" calcext:value-type="float">
            <text:p>0</text:p>
          </table:table-cell>
          <table:table-cell table:formula="of:=[.JF7]" office:value-type="float" office:value="0" calcext:value-type="float">
            <text:p>0</text:p>
          </table:table-cell>
          <table:table-cell table:formula="of:=[.JG7]" office:value-type="float" office:value="0" calcext:value-type="float">
            <text:p>0</text:p>
          </table:table-cell>
          <table:table-cell table:formula="of:=[.JH7]" office:value-type="float" office:value="0" calcext:value-type="float">
            <text:p>0</text:p>
          </table:table-cell>
          <table:table-cell table:formula="of:=[.JI7]" office:value-type="float" office:value="0" calcext:value-type="float">
            <text:p>0</text:p>
          </table:table-cell>
          <table:table-cell table:formula="of:=[.JJ7]" office:value-type="float" office:value="0" calcext:value-type="float">
            <text:p>0</text:p>
          </table:table-cell>
          <table:table-cell table:formula="of:=[.JK7]" office:value-type="float" office:value="0" calcext:value-type="float">
            <text:p>0</text:p>
          </table:table-cell>
          <table:table-cell table:formula="of:=[.JL7]" office:value-type="float" office:value="0" calcext:value-type="float">
            <text:p>0</text:p>
          </table:table-cell>
          <table:table-cell table:formula="of:=[.JM7]" office:value-type="float" office:value="0" calcext:value-type="float">
            <text:p>0</text:p>
          </table:table-cell>
          <table:table-cell table:formula="of:=[.JN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Q7]" office:value-type="float" office:value="0" calcext:value-type="float">
            <text:p>0</text:p>
          </table:table-cell>
          <table:table-cell table:formula="of:=[.JR7]" office:value-type="float" office:value="0" calcext:value-type="float">
            <text:p>0</text:p>
          </table:table-cell>
          <table:table-cell table:formula="of:=[.JS7]" office:value-type="float" office:value="0" calcext:value-type="float">
            <text:p>0</text:p>
          </table:table-cell>
          <table:table-cell table:formula="of:=[.JT7]" office:value-type="float" office:value="0" calcext:value-type="float">
            <text:p>0</text:p>
          </table:table-cell>
          <table:table-cell table:formula="of:=[.JU7]" office:value-type="float" office:value="0" calcext:value-type="float">
            <text:p>0</text:p>
          </table:table-cell>
          <table:table-cell table:formula="of:=[.JV7]" office:value-type="float" office:value="1" calcext:value-type="float">
            <text:p>1</text:p>
          </table:table-cell>
          <table:table-cell table:formula="of:=[.JW7]" office:value-type="float" office:value="0" calcext:value-type="float">
            <text:p>0</text:p>
          </table:table-cell>
          <table:table-cell table:formula="of:=[.JX7]" office:value-type="float" office:value="0" calcext:value-type="float">
            <text:p>0</text:p>
          </table:table-cell>
          <table:table-cell table:formula="of:=[.JY7]" office:value-type="float" office:value="0" calcext:value-type="float">
            <text:p>0</text:p>
          </table:table-cell>
          <table:table-cell table:formula="of:=[.JZ7]" office:value-type="float" office:value="0" calcext:value-type="float">
            <text:p>0</text:p>
          </table:table-cell>
          <table:table-cell table:formula="of:=[.KA7]" office:value-type="float" office:value="0" calcext:value-type="float">
            <text:p>0</text:p>
          </table:table-cell>
          <table:table-cell table:formula="of:=[.KB7]" office:value-type="float" office:value="0" calcext:value-type="float">
            <text:p>0</text:p>
          </table:table-cell>
          <table:table-cell table:formula="of:=[.KC7]" office:value-type="float" office:value="0" calcext:value-type="float">
            <text:p>0</text:p>
          </table:table-cell>
          <table:table-cell table:formula="of:=[.KD7]" office:value-type="float" office:value="0" calcext:value-type="float">
            <text:p>0</text:p>
          </table:table-cell>
          <table:table-cell table:formula="of:=[.KE7]" office:value-type="float" office:value="0" calcext:value-type="float">
            <text:p>0</text:p>
          </table:table-cell>
          <table:table-cell table:formula="of:=[.KF7]" office:value-type="float" office:value="0" calcext:value-type="float">
            <text:p>0</text:p>
          </table:table-cell>
          <table:table-cell table:formula="of:=[.KG7]" office:value-type="float" office:value="0" calcext:value-type="float">
            <text:p>0</text:p>
          </table:table-cell>
          <table:table-cell table:formula="of:=[.KH7]" office:value-type="float" office:value="0" calcext:value-type="float">
            <text:p>0</text:p>
          </table:table-cell>
          <table:table-cell table:formula="of:=[.KI7]" office:value-type="float" office:value="0" calcext:value-type="float">
            <text:p>0</text:p>
          </table:table-cell>
          <table:table-cell table:formula="of:=[.KJ7]" office:value-type="float" office:value="0" calcext:value-type="float">
            <text:p>0</text:p>
          </table:table-cell>
          <table:table-cell table:formula="of:=[.KK7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N7]" office:value-type="float" office:value="0" calcext:value-type="float">
            <text:p>0</text:p>
          </table:table-cell>
          <table:table-cell table:formula="of:=[.KO7]" office:value-type="float" office:value="0" calcext:value-type="float">
            <text:p>0</text:p>
          </table:table-cell>
          <table:table-cell table:formula="of:=[.KP7]" office:value-type="float" office:value="0" calcext:value-type="float">
            <text:p>0</text:p>
          </table:table-cell>
          <table:table-cell table:formula="of:=[.KQ7]" office:value-type="float" office:value="0" calcext:value-type="float">
            <text:p>0</text:p>
          </table:table-cell>
          <table:table-cell table:formula="of:=[.KR7]" office:value-type="float" office:value="0" calcext:value-type="float">
            <text:p>0</text:p>
          </table:table-cell>
          <table:table-cell table:formula="of:=[.KS7]" office:value-type="float" office:value="1" calcext:value-type="float">
            <text:p>1</text:p>
          </table:table-cell>
          <table:table-cell table:formula="of:=[.KT7]" office:value-type="float" office:value="0" calcext:value-type="float">
            <text:p>0</text:p>
          </table:table-cell>
          <table:table-cell table:formula="of:=[.KU7]" office:value-type="float" office:value="0" calcext:value-type="float">
            <text:p>0</text:p>
          </table:table-cell>
          <table:table-cell table:formula="of:=[.KV7]" office:value-type="float" office:value="0" calcext:value-type="float">
            <text:p>0</text:p>
          </table:table-cell>
          <table:table-cell table:formula="of:=[.KW7]" office:value-type="float" office:value="0" calcext:value-type="float">
            <text:p>0</text:p>
          </table:table-cell>
          <table:table-cell table:formula="of:=[.KX7]" office:value-type="float" office:value="0" calcext:value-type="float">
            <text:p>0</text:p>
          </table:table-cell>
          <table:table-cell table:formula="of:=[.KY7]" office:value-type="float" office:value="0" calcext:value-type="float">
            <text:p>0</text:p>
          </table:table-cell>
          <table:table-cell table:formula="of:=[.KZ7]" office:value-type="float" office:value="0" calcext:value-type="float">
            <text:p>0</text:p>
          </table:table-cell>
          <table:table-cell table:formula="of:=[.LA7]" office:value-type="float" office:value="0" calcext:value-type="float">
            <text:p>0</text:p>
          </table:table-cell>
          <table:table-cell table:formula="of:=[.LB7]" office:value-type="float" office:value="0" calcext:value-type="float">
            <text:p>0</text:p>
          </table:table-cell>
          <table:table-cell table:formula="of:=[.LC7]" office:value-type="float" office:value="0" calcext:value-type="float">
            <text:p>0</text:p>
          </table:table-cell>
          <table:table-cell table:formula="of:=[.LD7]" office:value-type="float" office:value="0" calcext:value-type="float">
            <text:p>0</text:p>
          </table:table-cell>
          <table:table-cell table:formula="of:=[.LE7]" office:value-type="float" office:value="0" calcext:value-type="float">
            <text:p>0</text:p>
          </table:table-cell>
          <table:table-cell table:formula="of:=[.LF7]" office:value-type="float" office:value="0" calcext:value-type="float">
            <text:p>0</text:p>
          </table:table-cell>
          <table:table-cell table:formula="of:=[.LG7]" office:value-type="float" office:value="0" calcext:value-type="float">
            <text:p>0</text:p>
          </table:table-cell>
          <table:table-cell table:formula="of:=[.LH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]*[.E8]-[.F8]*[.C8]" office:value-type="float" office:value="-6" calcext:value-type="float">
            <text:p>-6</text:p>
          </table:table-cell>
          <table:table-cell table:formula="of:=[.F8]*[.A8]-[.B8]*[.E8]" office:value-type="float" office:value="7.5" calcext:value-type="float">
            <text:p>7.5</text:p>
          </table:table-cell>
          <table:table-cell table:formula="of:=[.B8]*[.C8]-[.D8]*[.A8]" office:value-type="float" office:value="-3" calcext:value-type="float">
            <text:p>-3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E8]-[.A8]" office:value-type="float" office:value="1.5" calcext:value-type="float">
            <text:p>1.5</text:p>
          </table:table-cell>
          <table:table-cell table:formula="of:=[.A8]-[.C8]" office:value-type="float" office:value="-1.5" calcext:value-type="float">
            <text:p>-1.5</text:p>
          </table:table-cell>
          <table:table-cell table:formula="of:=[.F8]-[.B8]" office:value-type="float" office:value="2" calcext:value-type="float">
            <text:p>2</text:p>
          </table:table-cell>
          <table:table-cell table:formula="of:=[.B8]-[.F8]" office:value-type="float" office:value="-2" calcext:value-type="float">
            <text:p>-2</text:p>
          </table:table-cell>
          <table:table-cell table:formula="of:=[.D8]-[.B8]" office:value-type="float" office:value="1" calcext:value-type="float">
            <text:p>1</text:p>
          </table:table-cell>
          <table:table-cell table:formula="of:=0.5*([.A8]*([.D8]-[.F8]) + [.C8]*([.F8]-[.B8]) + [.E8]*([.B8]-[.D8]))" office:value-type="float" office:value="0.75" calcext:value-type="float">
            <text:p>0.75</text:p>
          </table:table-cell>
          <table:table-cell table:formula="of:=([.B8]+[.D8]+[.F8])/3" office:value-type="float" office:value="2" calcext:value-type="float">
            <text:p>2</text:p>
          </table:table-cell>
          <table:table-cell table:number-columns-repeated="4"/>
          <table:table-cell table:formula="of:=[.J8]*[.J8]+[.M8]*[.M8]" office:value-type="float" office:value="4" calcext:value-type="float">
            <text:p>4</text:p>
          </table:table-cell>
          <table:table-cell table:formula="of:=[.J8]*[.K8]+[.M8]*[.N8]" office:value-type="float" office:value="-4" calcext:value-type="float">
            <text:p>-4</text:p>
          </table:table-cell>
          <table:table-cell table:formula="of:=[.J8]*[.L8]+[.M8]*[.O8]" office:value-type="float" office:value="2" calcext:value-type="float">
            <text:p>2</text:p>
          </table:table-cell>
          <table:table-cell table:formula="of:=[.K8]*[.K8]+[.N8]*[.N8]" office:value-type="float" office:value="6.25" calcext:value-type="float">
            <text:p>6.25</text:p>
          </table:table-cell>
          <table:table-cell table:formula="of:=[.K8]*[.L8]+[.N8]*[.O8]" office:value-type="float" office:value="-4.25" calcext:value-type="float">
            <text:p>-4.25</text:p>
          </table:table-cell>
          <table:table-cell table:formula="of:=[.L8]*[.L8]+[.O8]*[.O8]" office:value-type="float" office:value="3.25" calcext:value-type="float">
            <text:p>3.25</text:p>
          </table:table-cell>
          <table:table-cell table:formula="of:=PI()*[.$Q8]/(2*[.$P8])*[.V8]" office:value-type="float" office:value="16.7551608191456" calcext:value-type="float">
            <text:p>16.7551608191456</text:p>
          </table:table-cell>
          <table:table-cell table:formula="of:=PI()*[.$Q8]/(2*[.$P8])*[.W8]" office:value-type="float" office:value="-16.7551608191456" calcext:value-type="float">
            <text:p>-16.7551608191456</text:p>
          </table:table-cell>
          <table:table-cell table:formula="of:=PI()*[.$Q8]/(2*[.$P8])*[.X8]" office:value-type="float" office:value="8.37758040957278" calcext:value-type="float">
            <text:p>8.37758040957278</text:p>
          </table:table-cell>
          <table:table-cell table:formula="of:=PI()*[.$Q8]/(2*[.$P8])*[.Y8]" office:value-type="float" office:value="26.1799387799149" calcext:value-type="float">
            <text:p>26.1799387799149</text:p>
          </table:table-cell>
          <table:table-cell table:formula="of:=PI()*[.$Q8]/(2*[.$P8])*[.Z8]" office:value-type="float" office:value="-17.8023583703422" calcext:value-type="float">
            <text:p>-17.8023583703422</text:p>
          </table:table-cell>
          <table:table-cell table:formula="of:=PI()*[.$Q8]/(2*[.$P8])*[.AA8]" office:value-type="float" office:value="13.6135681655558" calcext:value-type="float">
            <text:p>13.6135681655558</text:p>
          </table:table-cell>
          <table:table-cell table:number-columns-repeated="8"/>
          <table:table-cell table:formula="of:=[.AK6]" office:value-type="float" office:value="2.44346095279206" calcext:value-type="float">
            <text:p>2.44346095279206</text:p>
          </table:table-cell>
          <table:table-cell table:formula="of:=[.AM6]" office:value-type="float" office:value="-5.58505360638185" calcext:value-type="float">
            <text:p>-5.58505360638185</text:p>
          </table:table-cell>
          <table:table-cell table:formula="of:=[.AN6]" office:value-type="float" office:value="8.72664625997165" calcext:value-type="float">
            <text:p>8.7266462599716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P8]+[.BP30]+[.BP52]+[.BP74]+[.BP96]+[.BP118]+[.BP140]+[.BP162]+[.BP184]+[.BP206]+[.BP228]+[.BP250]+[.BP272]+[.BP294]+[.BP316]+[.BP338]+[.BP360]+[.BP382]+[.BP404]+[.BP426]+[.BP448]+[.BP470]+[.BP492]+[.BP514]" office:value-type="float" office:value="0" calcext:value-type="float">
            <text:p>0</text:p>
          </table:table-cell>
          <table:table-cell table:formula="of:=[.BQ8]+[.BQ30]+[.BQ52]+[.BQ74]+[.BQ96]+[.BQ118]+[.BQ140]+[.BQ162]+[.BQ184]+[.BQ206]+[.BQ228]+[.BQ250]+[.BQ272]+[.BQ294]+[.BQ316]+[.BQ338]+[.BQ360]+[.BQ382]+[.BQ404]+[.BQ426]+[.BQ448]+[.BQ470]+[.BQ492]+[.BQ514]" office:value-type="float" office:value="0" calcext:value-type="float">
            <text:p>0</text:p>
          </table:table-cell>
          <table:table-cell table:formula="of:=[.BR8]+[.BR30]+[.BR52]+[.BR74]+[.BR96]+[.BR118]+[.BR140]+[.BR162]+[.BR184]+[.BR206]+[.BR228]+[.BR250]+[.BR272]+[.BR294]+[.BR316]+[.BR338]+[.BR360]+[.BR382]+[.BR404]+[.BR426]+[.BR448]+[.BR470]+[.BR492]+[.BR514]" office:value-type="float" office:value="0" calcext:value-type="float">
            <text:p>0</text:p>
          </table:table-cell>
          <table:table-cell table:formula="of:=[.BS8]+[.BS30]+[.BS52]+[.BS74]+[.BS96]+[.BS118]+[.BS140]+[.BS162]+[.BS184]+[.BS206]+[.BS228]+[.BS250]+[.BS272]+[.BS294]+[.BS316]+[.BS338]+[.BS360]+[.BS382]+[.BS404]+[.BS426]+[.BS448]+[.BS470]+[.BS492]+[.BS514]" office:value-type="float" office:value="0" calcext:value-type="float">
            <text:p>0</text:p>
          </table:table-cell>
          <table:table-cell table:formula="of:=[.BT8]+[.BT30]+[.BT52]+[.BT74]+[.BT96]+[.BT118]+[.BT140]+[.BT162]+[.BT184]+[.BT206]+[.BT228]+[.BT250]+[.BT272]+[.BT294]+[.BT316]+[.BT338]+[.BT360]+[.BT382]+[.BT404]+[.BT426]+[.BT448]+[.BT470]+[.BT492]+[.BT514]" office:value-type="float" office:value="0" calcext:value-type="float">
            <text:p>0</text:p>
          </table:table-cell>
          <table:table-cell table:formula="of:=[.BU8]+[.BU30]+[.BU52]+[.BU74]+[.BU96]+[.BU118]+[.BU140]+[.BU162]+[.BU184]+[.BU206]+[.BU228]+[.BU250]+[.BU272]+[.BU294]+[.BU316]+[.BU338]+[.BU360]+[.BU382]+[.BU404]+[.BU426]+[.BU448]+[.BU470]+[.BU492]+[.BU514]" office:value-type="float" office:value="-4.88692190558412" calcext:value-type="float">
            <text:p>-4.88692190558412</text:p>
          </table:table-cell>
          <table:table-cell table:formula="of:=[.BV8]+[.BV30]+[.BV52]+[.BV74]+[.BV96]+[.BV118]+[.BV140]+[.BV162]+[.BV184]+[.BV206]+[.BV228]+[.BV250]+[.BV272]+[.BV294]+[.BV316]+[.BV338]+[.BV360]+[.BV382]+[.BV404]+[.BV426]+[.BV448]+[.BV470]+[.BV492]+[.BV514]" office:value-type="float" office:value="15.8824961931484" calcext:value-type="float">
            <text:p>15.8824961931484</text:p>
          </table:table-cell>
          <table:table-cell table:formula="of:=[.BW8]+[.BW30]+[.BW52]+[.BW74]+[.BW96]+[.BW118]+[.BW140]+[.BW162]+[.BW184]+[.BW206]+[.BW228]+[.BW250]+[.BW272]+[.BW294]+[.BW316]+[.BW338]+[.BW360]+[.BW382]+[.BW404]+[.BW426]+[.BW448]+[.BW470]+[.BW492]+[.BW514]" office:value-type="float" office:value="0" calcext:value-type="float">
            <text:p>0</text:p>
          </table:table-cell>
          <table:table-cell table:formula="of:=[.BX8]+[.BX30]+[.BX52]+[.BX74]+[.BX96]+[.BX118]+[.BX140]+[.BX162]+[.BX184]+[.BX206]+[.BX228]+[.BX250]+[.BX272]+[.BX294]+[.BX316]+[.BX338]+[.BX360]+[.BX382]+[.BX404]+[.BX426]+[.BX448]+[.BX470]+[.BX492]+[.BX514]" office:value-type="float" office:value="0" calcext:value-type="float">
            <text:p>0</text:p>
          </table:table-cell>
          <table:table-cell table:formula="of:=[.BY8]+[.BY30]+[.BY52]+[.BY74]+[.BY96]+[.BY118]+[.BY140]+[.BY162]+[.BY184]+[.BY206]+[.BY228]+[.BY250]+[.BY272]+[.BY294]+[.BY316]+[.BY338]+[.BY360]+[.BY382]+[.BY404]+[.BY426]+[.BY448]+[.BY470]+[.BY492]+[.BY514]" office:value-type="float" office:value="0" calcext:value-type="float">
            <text:p>0</text:p>
          </table:table-cell>
          <table:table-cell table:formula="of:=[.BZ8]+[.BZ30]+[.BZ52]+[.BZ74]+[.BZ96]+[.BZ118]+[.BZ140]+[.BZ162]+[.BZ184]+[.BZ206]+[.BZ228]+[.BZ250]+[.BZ272]+[.BZ294]+[.BZ316]+[.BZ338]+[.BZ360]+[.BZ382]+[.BZ404]+[.BZ426]+[.BZ448]+[.BZ470]+[.BZ492]+[.BZ514]" office:value-type="float" office:value="0" calcext:value-type="float">
            <text:p>0</text:p>
          </table:table-cell>
          <table:table-cell table:formula="of:=[.CA8]+[.CA30]+[.CA52]+[.CA74]+[.CA96]+[.CA118]+[.CA140]+[.CA162]+[.CA184]+[.CA206]+[.CA228]+[.CA250]+[.CA272]+[.CA294]+[.CA316]+[.CA338]+[.CA360]+[.CA382]+[.CA404]+[.CA426]+[.CA448]+[.CA470]+[.CA492]+[.CA514]" office:value-type="float" office:value="0" calcext:value-type="float">
            <text:p>0</text:p>
          </table:table-cell>
          <table:table-cell table:formula="of:=[.CB8]+[.CB30]+[.CB52]+[.CB74]+[.CB96]+[.CB118]+[.CB140]+[.CB162]+[.CB184]+[.CB206]+[.CB228]+[.CB250]+[.CB272]+[.CB294]+[.CB316]+[.CB338]+[.CB360]+[.CB382]+[.CB404]+[.CB426]+[.CB448]+[.CB470]+[.CB492]+[.CB514]" office:value-type="float" office:value="0" calcext:value-type="float">
            <text:p>0</text:p>
          </table:table-cell>
          <table:table-cell table:formula="of:=[.CC8]+[.CC30]+[.CC52]+[.CC74]+[.CC96]+[.CC118]+[.CC140]+[.CC162]+[.CC184]+[.CC206]+[.CC228]+[.CC250]+[.CC272]+[.CC294]+[.CC316]+[.CC338]+[.CC360]+[.CC382]+[.CC404]+[.CC426]+[.CC448]+[.CC470]+[.CC492]+[.CC514]" office:value-type="float" office:value="-10.9955742875643" calcext:value-type="float">
            <text:p>-10.9955742875643</text:p>
          </table:table-cell>
          <table:table-cell table:formula="of:=[.CD8]+[.CD30]+[.CD52]+[.CD74]+[.CD96]+[.CD118]+[.CD140]+[.CD162]+[.CD184]+[.CD206]+[.CD228]+[.CD250]+[.CD272]+[.CD294]+[.CD316]+[.CD338]+[.CD360]+[.CD382]+[.CD404]+[.CD426]+[.CD448]+[.CD470]+[.CD492]+[.CD514]" office:value-type="float" office:value="0" calcext:value-type="float">
            <text:p>0</text:p>
          </table:table-cell>
          <table:table-cell table:formula="of:=[.CE8]+[.CE30]+[.CE52]+[.CE74]+[.CE96]+[.CE118]+[.CE140]+[.CE162]+[.CE184]+[.CE206]+[.CE228]+[.CE250]+[.CE272]+[.CE294]+[.CE316]+[.CE338]+[.CE360]+[.CE382]+[.CE404]+[.CE426]+[.CE448]+[.CE470]+[.CE492]+[.CE514]" office:value-type="float" office:value="0" calcext:value-type="float">
            <text:p>0</text:p>
          </table:table-cell>
          <table:table-cell table:formula="of:=[.CF8]+[.CF30]+[.CF52]+[.CF74]+[.CF96]+[.CF118]+[.CF140]+[.CF162]+[.CF184]+[.CF206]+[.CF228]+[.CF250]+[.CF272]+[.CF294]+[.CF316]+[.CF338]+[.CF360]+[.CF382]+[.CF404]+[.CF426]+[.CF448]+[.CF470]+[.CF492]+[.CF514]" office:value-type="float" office:value="0" calcext:value-type="float">
            <text:p>0</text:p>
          </table:table-cell>
          <table:table-cell table:formula="of:=[.CG8]+[.CG30]+[.CG52]+[.CG74]+[.CG96]+[.CG118]+[.CG140]+[.CG162]+[.CG184]+[.CG206]+[.CG228]+[.CG250]+[.CG272]+[.CG294]+[.CG316]+[.CG338]+[.CG360]+[.CG382]+[.CG404]+[.CG426]+[.CG448]+[.CG470]+[.CG492]+[.CG514]" office:value-type="float" office:value="0" calcext:value-type="float">
            <text:p>0</text:p>
          </table:table-cell>
          <table:table-cell table:formula="of:=[.CH8]+[.CH30]+[.CH52]+[.CH74]+[.CH96]+[.CH118]+[.CH140]+[.CH162]+[.CH184]+[.CH206]+[.CH228]+[.CH250]+[.CH272]+[.CH294]+[.CH316]+[.CH338]+[.CH360]+[.CH382]+[.CH404]+[.CH426]+[.CH448]+[.CH470]+[.CH492]+[.CH514]" office:value-type="float" office:value="0" calcext:value-type="float">
            <text:p>0</text:p>
          </table:table-cell>
          <table:table-cell table:formula="of:=[.CI8]+[.CI30]+[.CI52]+[.CI74]+[.CI96]+[.CI118]+[.CI140]+[.CI162]+[.CI184]+[.CI206]+[.CI228]+[.CI250]+[.CI272]+[.CI294]+[.CI316]+[.CI338]+[.CI360]+[.CI382]+[.CI404]+[.CI426]+[.CI448]+[.CI470]+[.CI492]+[.CI514]" office:value-type="float" office:value="0" calcext:value-type="float">
            <text:p>0</text:p>
          </table:table-cell>
          <table:table-cell table:formula="of:=[.CJ8]+[.CJ30]+[.CJ52]+[.CJ74]+[.CJ96]+[.CJ118]+[.CJ140]+[.CJ162]+[.CJ184]+[.CJ206]+[.CJ228]+[.CJ250]+[.CJ272]+[.CJ294]+[.CJ316]+[.CJ338]+[.CJ360]+[.CJ382]+[.CJ404]+[.CJ426]+[.CJ448]+[.CJ470]+[.CJ492]+[.CJ51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M8]" office:value-type="float" office:value="0" calcext:value-type="float">
            <text:p>0</text:p>
          </table:table-cell>
          <table:table-cell table:formula="of:=[.CN8]" office:value-type="float" office:value="0" calcext:value-type="float">
            <text:p>0</text:p>
          </table:table-cell>
          <table:table-cell table:formula="of:=[.CO8]" office:value-type="float" office:value="0" calcext:value-type="float">
            <text:p>0</text:p>
          </table:table-cell>
          <table:table-cell table:formula="of:=[.CP8]" office:value-type="float" office:value="0" calcext:value-type="float">
            <text:p>0</text:p>
          </table:table-cell>
          <table:table-cell table:formula="of:=[.CQ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W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A8]" office:value-type="float" office:value="0" calcext:value-type="float">
            <text:p>0</text:p>
          </table:table-cell>
          <table:table-cell table:formula="of:=[.DB8]" office:value-type="float" office:value="0" calcext:value-type="float">
            <text:p>0</text:p>
          </table:table-cell>
          <table:table-cell table:formula="of:=[.DC8]" office:value-type="float" office:value="0" calcext:value-type="float">
            <text:p>0</text:p>
          </table:table-cell>
          <table:table-cell table:formula="of:=[.DD8]" office:value-type="float" office:value="0" calcext:value-type="float">
            <text:p>0</text:p>
          </table:table-cell>
          <table:table-cell table:formula="of:=[.DE8]" office:value-type="float" office:value="0" calcext:value-type="float">
            <text:p>0</text:p>
          </table:table-cell>
          <table:table-cell table:formula="of:=[.DF8]" office:value-type="float" office:value="0" calcext:value-type="float">
            <text:p>0</text:p>
          </table:table-cell>
          <table:table-cell table:formula="of:=[.DG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L8]" office:value-type="float" office:value="0" calcext:value-type="float">
            <text:p>0</text:p>
          </table:table-cell>
          <table:table-cell table:formula="of:=[.DM8]" office:value-type="float" office:value="0" calcext:value-type="float">
            <text:p>0</text:p>
          </table:table-cell>
          <table:table-cell table:formula="of:=[.DN8]" office:value-type="float" office:value="0" calcext:value-type="float">
            <text:p>0</text:p>
          </table:table-cell>
          <table:table-cell table:formula="of:=[.DO8]" office:value-type="float" office:value="0" calcext:value-type="float">
            <text:p>0</text:p>
          </table:table-cell>
          <table:table-cell table:formula="of:=[.DP8]" office:value-type="float" office:value="0" calcext:value-type="float">
            <text:p>0</text:p>
          </table:table-cell>
          <table:table-cell table:formula="of:=[.DQ8]" office:value-type="float" office:value="0" calcext:value-type="float">
            <text:p>0</text:p>
          </table:table-cell>
          <table:table-cell table:formula="of:=[.DR8]" office:value-type="float" office:value="1" calcext:value-type="float">
            <text:p>1</text:p>
          </table:table-cell>
          <table:table-cell table:formula="of:=[.DS8]" office:value-type="float" office:value="0" calcext:value-type="float">
            <text:p>0</text:p>
          </table:table-cell>
          <table:table-cell table:formula="of:=[.DT8]" office:value-type="float" office:value="0" calcext:value-type="float">
            <text:p>0</text:p>
          </table:table-cell>
          <table:table-cell table:formula="of:=[.DU8]" office:value-type="float" office:value="0" calcext:value-type="float">
            <text:p>0</text:p>
          </table:table-cell>
          <table:table-cell table:formula="of:=[.DV8]" office:value-type="float" office:value="0" calcext:value-type="float">
            <text:p>0</text:p>
          </table:table-cell>
          <table:table-cell table:formula="of:=[.DW8]" office:value-type="float" office:value="0" calcext:value-type="float">
            <text:p>0</text:p>
          </table:table-cell>
          <table:table-cell table:formula="of:=[.DX8]" office:value-type="float" office:value="0" calcext:value-type="float">
            <text:p>0</text:p>
          </table:table-cell>
          <table:table-cell table:formula="of:=[.DY8]" office:value-type="float" office:value="0" calcext:value-type="float">
            <text:p>0</text:p>
          </table:table-cell>
          <table:table-cell table:formula="of:=[.DZ8]" office:value-type="float" office:value="0" calcext:value-type="float">
            <text:p>0</text:p>
          </table:table-cell>
          <table:table-cell table:formula="of:=[.EA8]" office:value-type="float" office:value="0" calcext:value-type="float">
            <text:p>0</text:p>
          </table:table-cell>
          <table:table-cell table:formula="of:=[.EB8]" office:value-type="float" office:value="0" calcext:value-type="float">
            <text:p>0</text:p>
          </table:table-cell>
          <table:table-cell table:formula="of:=[.EC8]" office:value-type="float" office:value="0" calcext:value-type="float">
            <text:p>0</text:p>
          </table:table-cell>
          <table:table-cell table:formula="of:=[.ED8]" office:value-type="float" office:value="0" calcext:value-type="float">
            <text:p>0</text:p>
          </table:table-cell>
          <table:table-cell table:formula="of:=[.EE8]" office:value-type="float" office:value="0" calcext:value-type="float">
            <text:p>0</text:p>
          </table:table-cell>
          <table:table-cell table:formula="of:=[.EF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I8]" office:value-type="float" office:value="0" calcext:value-type="float">
            <text:p>0</text:p>
          </table:table-cell>
          <table:table-cell table:formula="of:=[.EJ8]" office:value-type="float" office:value="0" calcext:value-type="float">
            <text:p>0</text:p>
          </table:table-cell>
          <table:table-cell table:formula="of:=[.EK8]" office:value-type="float" office:value="0" calcext:value-type="float">
            <text:p>0</text:p>
          </table:table-cell>
          <table:table-cell table:formula="of:=[.EL8]" office:value-type="float" office:value="0" calcext:value-type="float">
            <text:p>0</text:p>
          </table:table-cell>
          <table:table-cell table:formula="of:=[.EM8]" office:value-type="float" office:value="0" calcext:value-type="float">
            <text:p>0</text:p>
          </table:table-cell>
          <table:table-cell table:formula="of:=[.EN8]" office:value-type="float" office:value="0" calcext:value-type="float">
            <text:p>0</text:p>
          </table:table-cell>
          <table:table-cell table:formula="of:=[.EO8]" office:value-type="float" office:value="1" calcext:value-type="float">
            <text:p>1</text:p>
          </table:table-cell>
          <table:table-cell table:formula="of:=[.EP8]" office:value-type="float" office:value="0" calcext:value-type="float">
            <text:p>0</text:p>
          </table:table-cell>
          <table:table-cell table:formula="of:=[.EQ8]" office:value-type="float" office:value="0" calcext:value-type="float">
            <text:p>0</text:p>
          </table:table-cell>
          <table:table-cell table:formula="of:=[.ER8]" office:value-type="float" office:value="0" calcext:value-type="float">
            <text:p>0</text:p>
          </table:table-cell>
          <table:table-cell table:formula="of:=[.ES8]" office:value-type="float" office:value="0" calcext:value-type="float">
            <text:p>0</text:p>
          </table:table-cell>
          <table:table-cell table:formula="of:=[.ET8]" office:value-type="float" office:value="0" calcext:value-type="float">
            <text:p>0</text:p>
          </table:table-cell>
          <table:table-cell table:formula="of:=[.EU8]" office:value-type="float" office:value="0" calcext:value-type="float">
            <text:p>0</text:p>
          </table:table-cell>
          <table:table-cell table:formula="of:=[.EV8]" office:value-type="float" office:value="0" calcext:value-type="float">
            <text:p>0</text:p>
          </table:table-cell>
          <table:table-cell table:formula="of:=[.EW8]" office:value-type="float" office:value="0" calcext:value-type="float">
            <text:p>0</text:p>
          </table:table-cell>
          <table:table-cell table:formula="of:=[.EX8]" office:value-type="float" office:value="0" calcext:value-type="float">
            <text:p>0</text:p>
          </table:table-cell>
          <table:table-cell table:formula="of:=[.EY8]" office:value-type="float" office:value="0" calcext:value-type="float">
            <text:p>0</text:p>
          </table:table-cell>
          <table:table-cell table:formula="of:=[.EZ8]" office:value-type="float" office:value="0" calcext:value-type="float">
            <text:p>0</text:p>
          </table:table-cell>
          <table:table-cell table:formula="of:=[.FA8]" office:value-type="float" office:value="0" calcext:value-type="float">
            <text:p>0</text:p>
          </table:table-cell>
          <table:table-cell table:formula="of:=[.FB8]" office:value-type="float" office:value="0" calcext:value-type="float">
            <text:p>0</text:p>
          </table:table-cell>
          <table:table-cell table:formula="of:=[.FC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F8]" office:value-type="float" office:value="0" calcext:value-type="float">
            <text:p>0</text:p>
          </table:table-cell>
          <table:table-cell table:formula="of:=[.FG8]" office:value-type="float" office:value="0" calcext:value-type="float">
            <text:p>0</text:p>
          </table:table-cell>
          <table:table-cell table:formula="of:=[.FH8]" office:value-type="float" office:value="0" calcext:value-type="float">
            <text:p>0</text:p>
          </table:table-cell>
          <table:table-cell table:formula="of:=[.FI8]" office:value-type="float" office:value="0" calcext:value-type="float">
            <text:p>0</text:p>
          </table:table-cell>
          <table:table-cell table:formula="of:=[.FJ8]" office:value-type="float" office:value="0" calcext:value-type="float">
            <text:p>0</text:p>
          </table:table-cell>
          <table:table-cell table:formula="of:=[.FK8]" office:value-type="float" office:value="0" calcext:value-type="float">
            <text:p>0</text:p>
          </table:table-cell>
          <table:table-cell table:formula="of:=[.FL8]" office:value-type="float" office:value="1" calcext:value-type="float">
            <text:p>1</text:p>
          </table:table-cell>
          <table:table-cell table:formula="of:=[.FM8]" office:value-type="float" office:value="0" calcext:value-type="float">
            <text:p>0</text:p>
          </table:table-cell>
          <table:table-cell table:formula="of:=[.FN8]" office:value-type="float" office:value="0" calcext:value-type="float">
            <text:p>0</text:p>
          </table:table-cell>
          <table:table-cell table:formula="of:=[.FO8]" office:value-type="float" office:value="0" calcext:value-type="float">
            <text:p>0</text:p>
          </table:table-cell>
          <table:table-cell table:formula="of:=[.FP8]" office:value-type="float" office:value="0" calcext:value-type="float">
            <text:p>0</text:p>
          </table:table-cell>
          <table:table-cell table:formula="of:=[.FQ8]" office:value-type="float" office:value="0" calcext:value-type="float">
            <text:p>0</text:p>
          </table:table-cell>
          <table:table-cell table:formula="of:=[.FR8]" office:value-type="float" office:value="0" calcext:value-type="float">
            <text:p>0</text:p>
          </table:table-cell>
          <table:table-cell table:formula="of:=[.FS8]" office:value-type="float" office:value="0" calcext:value-type="float">
            <text:p>0</text:p>
          </table:table-cell>
          <table:table-cell table:formula="of:=[.FT8]" office:value-type="float" office:value="0" calcext:value-type="float">
            <text:p>0</text:p>
          </table:table-cell>
          <table:table-cell table:formula="of:=[.FU8]" office:value-type="float" office:value="0" calcext:value-type="float">
            <text:p>0</text:p>
          </table:table-cell>
          <table:table-cell table:formula="of:=[.FV8]" office:value-type="float" office:value="0" calcext:value-type="float">
            <text:p>0</text:p>
          </table:table-cell>
          <table:table-cell table:formula="of:=[.FW8]" office:value-type="float" office:value="0" calcext:value-type="float">
            <text:p>0</text:p>
          </table:table-cell>
          <table:table-cell table:formula="of:=[.FX8]" office:value-type="float" office:value="0" calcext:value-type="float">
            <text:p>0</text:p>
          </table:table-cell>
          <table:table-cell table:formula="of:=[.FY8]" office:value-type="float" office:value="0" calcext:value-type="float">
            <text:p>0</text:p>
          </table:table-cell>
          <table:table-cell table:formula="of:=[.FZ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C8]" office:value-type="float" office:value="0" calcext:value-type="float">
            <text:p>0</text:p>
          </table:table-cell>
          <table:table-cell table:formula="of:=[.GD8]" office:value-type="float" office:value="0" calcext:value-type="float">
            <text:p>0</text:p>
          </table:table-cell>
          <table:table-cell table:formula="of:=[.GE8]" office:value-type="float" office:value="0" calcext:value-type="float">
            <text:p>0</text:p>
          </table:table-cell>
          <table:table-cell table:formula="of:=[.GF8]" office:value-type="float" office:value="0" calcext:value-type="float">
            <text:p>0</text:p>
          </table:table-cell>
          <table:table-cell table:formula="of:=[.GG8]" office:value-type="float" office:value="0" calcext:value-type="float">
            <text:p>0</text:p>
          </table:table-cell>
          <table:table-cell table:formula="of:=[.GH8]" office:value-type="float" office:value="0" calcext:value-type="float">
            <text:p>0</text:p>
          </table:table-cell>
          <table:table-cell table:formula="of:=[.GI8]" office:value-type="float" office:value="1" calcext:value-type="float">
            <text:p>1</text:p>
          </table:table-cell>
          <table:table-cell table:formula="of:=[.GJ8]" office:value-type="float" office:value="0" calcext:value-type="float">
            <text:p>0</text:p>
          </table:table-cell>
          <table:table-cell table:formula="of:=[.GK8]" office:value-type="float" office:value="0" calcext:value-type="float">
            <text:p>0</text:p>
          </table:table-cell>
          <table:table-cell table:formula="of:=[.GL8]" office:value-type="float" office:value="0" calcext:value-type="float">
            <text:p>0</text:p>
          </table:table-cell>
          <table:table-cell table:formula="of:=[.GM8]" office:value-type="float" office:value="0" calcext:value-type="float">
            <text:p>0</text:p>
          </table:table-cell>
          <table:table-cell table:formula="of:=[.GN8]" office:value-type="float" office:value="0" calcext:value-type="float">
            <text:p>0</text:p>
          </table:table-cell>
          <table:table-cell table:formula="of:=[.GO8]" office:value-type="float" office:value="0" calcext:value-type="float">
            <text:p>0</text:p>
          </table:table-cell>
          <table:table-cell table:formula="of:=[.GP8]" office:value-type="float" office:value="0" calcext:value-type="float">
            <text:p>0</text:p>
          </table:table-cell>
          <table:table-cell table:formula="of:=[.GQ8]" office:value-type="float" office:value="0" calcext:value-type="float">
            <text:p>0</text:p>
          </table:table-cell>
          <table:table-cell table:formula="of:=[.GR8]" office:value-type="float" office:value="0" calcext:value-type="float">
            <text:p>0</text:p>
          </table:table-cell>
          <table:table-cell table:formula="of:=[.GS8]" office:value-type="float" office:value="0" calcext:value-type="float">
            <text:p>0</text:p>
          </table:table-cell>
          <table:table-cell table:formula="of:=[.GT8]" office:value-type="float" office:value="0" calcext:value-type="float">
            <text:p>0</text:p>
          </table:table-cell>
          <table:table-cell table:formula="of:=[.GU8]" office:value-type="float" office:value="0" calcext:value-type="float">
            <text:p>0</text:p>
          </table:table-cell>
          <table:table-cell table:formula="of:=[.GV8]" office:value-type="float" office:value="0" calcext:value-type="float">
            <text:p>0</text:p>
          </table:table-cell>
          <table:table-cell table:formula="of:=[.GW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Z8]" office:value-type="float" office:value="0" calcext:value-type="float">
            <text:p>0</text:p>
          </table:table-cell>
          <table:table-cell table:formula="of:=[.HA8]" office:value-type="float" office:value="0" calcext:value-type="float">
            <text:p>0</text:p>
          </table:table-cell>
          <table:table-cell table:formula="of:=[.HB8]" office:value-type="float" office:value="0" calcext:value-type="float">
            <text:p>0</text:p>
          </table:table-cell>
          <table:table-cell table:formula="of:=[.HC8]" office:value-type="float" office:value="0" calcext:value-type="float">
            <text:p>0</text:p>
          </table:table-cell>
          <table:table-cell table:formula="of:=[.HD8]" office:value-type="float" office:value="0" calcext:value-type="float">
            <text:p>0</text:p>
          </table:table-cell>
          <table:table-cell table:formula="of:=[.HE8]" office:value-type="float" office:value="0" calcext:value-type="float">
            <text:p>0</text:p>
          </table:table-cell>
          <table:table-cell table:formula="of:=[.HF8]" office:value-type="float" office:value="1" calcext:value-type="float">
            <text:p>1</text:p>
          </table:table-cell>
          <table:table-cell table:formula="of:=[.HG8]" office:value-type="float" office:value="0" calcext:value-type="float">
            <text:p>0</text:p>
          </table:table-cell>
          <table:table-cell table:formula="of:=[.HH8]" office:value-type="float" office:value="0" calcext:value-type="float">
            <text:p>0</text:p>
          </table:table-cell>
          <table:table-cell table:formula="of:=[.HI8]" office:value-type="float" office:value="0" calcext:value-type="float">
            <text:p>0</text:p>
          </table:table-cell>
          <table:table-cell table:formula="of:=[.HJ8]" office:value-type="float" office:value="0" calcext:value-type="float">
            <text:p>0</text:p>
          </table:table-cell>
          <table:table-cell table:formula="of:=[.HK8]" office:value-type="float" office:value="0" calcext:value-type="float">
            <text:p>0</text:p>
          </table:table-cell>
          <table:table-cell table:formula="of:=[.HL8]" office:value-type="float" office:value="0" calcext:value-type="float">
            <text:p>0</text:p>
          </table:table-cell>
          <table:table-cell table:formula="of:=[.HM8]" office:value-type="float" office:value="0" calcext:value-type="float">
            <text:p>0</text:p>
          </table:table-cell>
          <table:table-cell table:formula="of:=[.HN8]" office:value-type="float" office:value="0" calcext:value-type="float">
            <text:p>0</text:p>
          </table:table-cell>
          <table:table-cell table:formula="of:=[.HO8]" office:value-type="float" office:value="0" calcext:value-type="float">
            <text:p>0</text:p>
          </table:table-cell>
          <table:table-cell table:formula="of:=[.HP8]" office:value-type="float" office:value="0" calcext:value-type="float">
            <text:p>0</text:p>
          </table:table-cell>
          <table:table-cell table:formula="of:=[.HQ8]" office:value-type="float" office:value="0" calcext:value-type="float">
            <text:p>0</text:p>
          </table:table-cell>
          <table:table-cell table:formula="of:=[.HR8]" office:value-type="float" office:value="0" calcext:value-type="float">
            <text:p>0</text:p>
          </table:table-cell>
          <table:table-cell table:formula="of:=[.HS8]" office:value-type="float" office:value="0" calcext:value-type="float">
            <text:p>0</text:p>
          </table:table-cell>
          <table:table-cell table:formula="of:=[.HT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W8]" office:value-type="float" office:value="0" calcext:value-type="float">
            <text:p>0</text:p>
          </table:table-cell>
          <table:table-cell table:formula="of:=[.HX8]" office:value-type="float" office:value="0" calcext:value-type="float">
            <text:p>0</text:p>
          </table:table-cell>
          <table:table-cell table:formula="of:=[.HY8]" office:value-type="float" office:value="0" calcext:value-type="float">
            <text:p>0</text:p>
          </table:table-cell>
          <table:table-cell table:formula="of:=[.HZ8]" office:value-type="float" office:value="0" calcext:value-type="float">
            <text:p>0</text:p>
          </table:table-cell>
          <table:table-cell table:formula="of:=[.IA8]" office:value-type="float" office:value="0" calcext:value-type="float">
            <text:p>0</text:p>
          </table:table-cell>
          <table:table-cell table:formula="of:=[.IB8]" office:value-type="float" office:value="0" calcext:value-type="float">
            <text:p>0</text:p>
          </table:table-cell>
          <table:table-cell table:formula="of:=[.IC8]" office:value-type="float" office:value="1" calcext:value-type="float">
            <text:p>1</text:p>
          </table:table-cell>
          <table:table-cell table:formula="of:=[.ID8]" office:value-type="float" office:value="0" calcext:value-type="float">
            <text:p>0</text:p>
          </table:table-cell>
          <table:table-cell table:formula="of:=[.IE8]" office:value-type="float" office:value="0" calcext:value-type="float">
            <text:p>0</text:p>
          </table:table-cell>
          <table:table-cell table:formula="of:=[.IF8]" office:value-type="float" office:value="0" calcext:value-type="float">
            <text:p>0</text:p>
          </table:table-cell>
          <table:table-cell table:formula="of:=[.IG8]" office:value-type="float" office:value="0" calcext:value-type="float">
            <text:p>0</text:p>
          </table:table-cell>
          <table:table-cell table:formula="of:=[.IH8]" office:value-type="float" office:value="0" calcext:value-type="float">
            <text:p>0</text:p>
          </table:table-cell>
          <table:table-cell table:formula="of:=[.II8]" office:value-type="float" office:value="0" calcext:value-type="float">
            <text:p>0</text:p>
          </table:table-cell>
          <table:table-cell table:formula="of:=[.IJ8]" office:value-type="float" office:value="0" calcext:value-type="float">
            <text:p>0</text:p>
          </table:table-cell>
          <table:table-cell table:formula="of:=[.IK8]" office:value-type="float" office:value="0" calcext:value-type="float">
            <text:p>0</text:p>
          </table:table-cell>
          <table:table-cell table:formula="of:=[.IL8]" office:value-type="float" office:value="0" calcext:value-type="float">
            <text:p>0</text:p>
          </table:table-cell>
          <table:table-cell table:formula="of:=[.IM8]" office:value-type="float" office:value="0" calcext:value-type="float">
            <text:p>0</text:p>
          </table:table-cell>
          <table:table-cell table:formula="of:=[.IN8]" office:value-type="float" office:value="0" calcext:value-type="float">
            <text:p>0</text:p>
          </table:table-cell>
          <table:table-cell table:formula="of:=[.IO8]" office:value-type="float" office:value="0" calcext:value-type="float">
            <text:p>0</text:p>
          </table:table-cell>
          <table:table-cell table:formula="of:=[.IP8]" office:value-type="float" office:value="0" calcext:value-type="float">
            <text:p>0</text:p>
          </table:table-cell>
          <table:table-cell table:formula="of:=[.IQ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T8]" office:value-type="float" office:value="0" calcext:value-type="float">
            <text:p>0</text:p>
          </table:table-cell>
          <table:table-cell table:formula="of:=[.IU8]" office:value-type="float" office:value="0" calcext:value-type="float">
            <text:p>0</text:p>
          </table:table-cell>
          <table:table-cell table:formula="of:=[.IV8]" office:value-type="float" office:value="0" calcext:value-type="float">
            <text:p>0</text:p>
          </table:table-cell>
          <table:table-cell table:formula="of:=[.IW8]" office:value-type="float" office:value="0" calcext:value-type="float">
            <text:p>0</text:p>
          </table:table-cell>
          <table:table-cell table:formula="of:=[.IX8]" office:value-type="float" office:value="0" calcext:value-type="float">
            <text:p>0</text:p>
          </table:table-cell>
          <table:table-cell table:formula="of:=[.IY8]" office:value-type="float" office:value="0" calcext:value-type="float">
            <text:p>0</text:p>
          </table:table-cell>
          <table:table-cell table:formula="of:=[.IZ8]" office:value-type="float" office:value="1" calcext:value-type="float">
            <text:p>1</text:p>
          </table:table-cell>
          <table:table-cell table:formula="of:=[.JA8]" office:value-type="float" office:value="0" calcext:value-type="float">
            <text:p>0</text:p>
          </table:table-cell>
          <table:table-cell table:formula="of:=[.JB8]" office:value-type="float" office:value="0" calcext:value-type="float">
            <text:p>0</text:p>
          </table:table-cell>
          <table:table-cell table:formula="of:=[.JC8]" office:value-type="float" office:value="0" calcext:value-type="float">
            <text:p>0</text:p>
          </table:table-cell>
          <table:table-cell table:formula="of:=[.JD8]" office:value-type="float" office:value="0" calcext:value-type="float">
            <text:p>0</text:p>
          </table:table-cell>
          <table:table-cell table:formula="of:=[.JE8]" office:value-type="float" office:value="0" calcext:value-type="float">
            <text:p>0</text:p>
          </table:table-cell>
          <table:table-cell table:formula="of:=[.JF8]" office:value-type="float" office:value="0" calcext:value-type="float">
            <text:p>0</text:p>
          </table:table-cell>
          <table:table-cell table:formula="of:=[.JG8]" office:value-type="float" office:value="0" calcext:value-type="float">
            <text:p>0</text:p>
          </table:table-cell>
          <table:table-cell table:formula="of:=[.JH8]" office:value-type="float" office:value="0" calcext:value-type="float">
            <text:p>0</text:p>
          </table:table-cell>
          <table:table-cell table:formula="of:=[.JI8]" office:value-type="float" office:value="0" calcext:value-type="float">
            <text:p>0</text:p>
          </table:table-cell>
          <table:table-cell table:formula="of:=[.JJ8]" office:value-type="float" office:value="0" calcext:value-type="float">
            <text:p>0</text:p>
          </table:table-cell>
          <table:table-cell table:formula="of:=[.JK8]" office:value-type="float" office:value="0" calcext:value-type="float">
            <text:p>0</text:p>
          </table:table-cell>
          <table:table-cell table:formula="of:=[.JL8]" office:value-type="float" office:value="0" calcext:value-type="float">
            <text:p>0</text:p>
          </table:table-cell>
          <table:table-cell table:formula="of:=[.JM8]" office:value-type="float" office:value="0" calcext:value-type="float">
            <text:p>0</text:p>
          </table:table-cell>
          <table:table-cell table:formula="of:=[.JN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Q8]" office:value-type="float" office:value="0" calcext:value-type="float">
            <text:p>0</text:p>
          </table:table-cell>
          <table:table-cell table:formula="of:=[.JR8]" office:value-type="float" office:value="0" calcext:value-type="float">
            <text:p>0</text:p>
          </table:table-cell>
          <table:table-cell table:formula="of:=[.JS8]" office:value-type="float" office:value="0" calcext:value-type="float">
            <text:p>0</text:p>
          </table:table-cell>
          <table:table-cell table:formula="of:=[.JT8]" office:value-type="float" office:value="0" calcext:value-type="float">
            <text:p>0</text:p>
          </table:table-cell>
          <table:table-cell table:formula="of:=[.JU8]" office:value-type="float" office:value="0" calcext:value-type="float">
            <text:p>0</text:p>
          </table:table-cell>
          <table:table-cell table:formula="of:=[.JV8]" office:value-type="float" office:value="0" calcext:value-type="float">
            <text:p>0</text:p>
          </table:table-cell>
          <table:table-cell table:formula="of:=[.JW8]" office:value-type="float" office:value="1" calcext:value-type="float">
            <text:p>1</text:p>
          </table:table-cell>
          <table:table-cell table:formula="of:=[.JX8]" office:value-type="float" office:value="0" calcext:value-type="float">
            <text:p>0</text:p>
          </table:table-cell>
          <table:table-cell table:formula="of:=[.JY8]" office:value-type="float" office:value="0" calcext:value-type="float">
            <text:p>0</text:p>
          </table:table-cell>
          <table:table-cell table:formula="of:=[.JZ8]" office:value-type="float" office:value="0" calcext:value-type="float">
            <text:p>0</text:p>
          </table:table-cell>
          <table:table-cell table:formula="of:=[.KA8]" office:value-type="float" office:value="0" calcext:value-type="float">
            <text:p>0</text:p>
          </table:table-cell>
          <table:table-cell table:formula="of:=[.KB8]" office:value-type="float" office:value="0" calcext:value-type="float">
            <text:p>0</text:p>
          </table:table-cell>
          <table:table-cell table:formula="of:=[.KC8]" office:value-type="float" office:value="0" calcext:value-type="float">
            <text:p>0</text:p>
          </table:table-cell>
          <table:table-cell table:formula="of:=[.KD8]" office:value-type="float" office:value="0" calcext:value-type="float">
            <text:p>0</text:p>
          </table:table-cell>
          <table:table-cell table:formula="of:=[.KE8]" office:value-type="float" office:value="0" calcext:value-type="float">
            <text:p>0</text:p>
          </table:table-cell>
          <table:table-cell table:formula="of:=[.KF8]" office:value-type="float" office:value="0" calcext:value-type="float">
            <text:p>0</text:p>
          </table:table-cell>
          <table:table-cell table:formula="of:=[.KG8]" office:value-type="float" office:value="0" calcext:value-type="float">
            <text:p>0</text:p>
          </table:table-cell>
          <table:table-cell table:formula="of:=[.KH8]" office:value-type="float" office:value="0" calcext:value-type="float">
            <text:p>0</text:p>
          </table:table-cell>
          <table:table-cell table:formula="of:=[.KI8]" office:value-type="float" office:value="0" calcext:value-type="float">
            <text:p>0</text:p>
          </table:table-cell>
          <table:table-cell table:formula="of:=[.KJ8]" office:value-type="float" office:value="0" calcext:value-type="float">
            <text:p>0</text:p>
          </table:table-cell>
          <table:table-cell table:formula="of:=[.KK8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N8]" office:value-type="float" office:value="0" calcext:value-type="float">
            <text:p>0</text:p>
          </table:table-cell>
          <table:table-cell table:formula="of:=[.KO8]" office:value-type="float" office:value="0" calcext:value-type="float">
            <text:p>0</text:p>
          </table:table-cell>
          <table:table-cell table:formula="of:=[.KP8]" office:value-type="float" office:value="0" calcext:value-type="float">
            <text:p>0</text:p>
          </table:table-cell>
          <table:table-cell table:formula="of:=[.KQ8]" office:value-type="float" office:value="0" calcext:value-type="float">
            <text:p>0</text:p>
          </table:table-cell>
          <table:table-cell table:formula="of:=[.KR8]" office:value-type="float" office:value="0" calcext:value-type="float">
            <text:p>0</text:p>
          </table:table-cell>
          <table:table-cell table:formula="of:=[.KS8]" office:value-type="float" office:value="0" calcext:value-type="float">
            <text:p>0</text:p>
          </table:table-cell>
          <table:table-cell table:formula="of:=[.KT8]" office:value-type="float" office:value="1" calcext:value-type="float">
            <text:p>1</text:p>
          </table:table-cell>
          <table:table-cell table:formula="of:=[.KU8]" office:value-type="float" office:value="0" calcext:value-type="float">
            <text:p>0</text:p>
          </table:table-cell>
          <table:table-cell table:formula="of:=[.KV8]" office:value-type="float" office:value="0" calcext:value-type="float">
            <text:p>0</text:p>
          </table:table-cell>
          <table:table-cell table:formula="of:=[.KW8]" office:value-type="float" office:value="0" calcext:value-type="float">
            <text:p>0</text:p>
          </table:table-cell>
          <table:table-cell table:formula="of:=[.KX8]" office:value-type="float" office:value="0" calcext:value-type="float">
            <text:p>0</text:p>
          </table:table-cell>
          <table:table-cell table:formula="of:=[.KY8]" office:value-type="float" office:value="0" calcext:value-type="float">
            <text:p>0</text:p>
          </table:table-cell>
          <table:table-cell table:formula="of:=[.KZ8]" office:value-type="float" office:value="0" calcext:value-type="float">
            <text:p>0</text:p>
          </table:table-cell>
          <table:table-cell table:formula="of:=[.LA8]" office:value-type="float" office:value="0" calcext:value-type="float">
            <text:p>0</text:p>
          </table:table-cell>
          <table:table-cell table:formula="of:=[.LB8]" office:value-type="float" office:value="0" calcext:value-type="float">
            <text:p>0</text:p>
          </table:table-cell>
          <table:table-cell table:formula="of:=[.LC8]" office:value-type="float" office:value="0" calcext:value-type="float">
            <text:p>0</text:p>
          </table:table-cell>
          <table:table-cell table:formula="of:=[.LD8]" office:value-type="float" office:value="0" calcext:value-type="float">
            <text:p>0</text:p>
          </table:table-cell>
          <table:table-cell table:formula="of:=[.LE8]" office:value-type="float" office:value="0" calcext:value-type="float">
            <text:p>0</text:p>
          </table:table-cell>
          <table:table-cell table:formula="of:=[.LF8]" office:value-type="float" office:value="0" calcext:value-type="float">
            <text:p>0</text:p>
          </table:table-cell>
          <table:table-cell table:formula="of:=[.LG8]" office:value-type="float" office:value="0" calcext:value-type="float">
            <text:p>0</text:p>
          </table:table-cell>
          <table:table-cell table:formula="of:=[.LH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0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formula="of:=[.D9]*[.E9]-[.F9]*[.C9]" office:value-type="float" office:value="-1.5" calcext:value-type="float">
            <text:p>-1.5</text:p>
          </table:table-cell>
          <table:table-cell table:formula="of:=[.F9]*[.A9]-[.B9]*[.E9]" office:value-type="float" office:value="6.75" calcext:value-type="float">
            <text:p>6.75</text:p>
          </table:table-cell>
          <table:table-cell table:formula="of:=[.B9]*[.C9]-[.D9]*[.A9]" office:value-type="float" office:value="-7.5" calcext:value-type="float">
            <text:p>-7.5</text:p>
          </table:table-cell>
          <table:table-cell table:formula="of:=[.C9]-[.E9]" office:value-type="float" office:value="1.5" calcext:value-type="float">
            <text:p>1.5</text:p>
          </table:table-cell>
          <table:table-cell table:formula="of:=[.E9]-[.A9]" office:value-type="float" office:value="0" calcext:value-type="float">
            <text:p>0</text:p>
          </table:table-cell>
          <table:table-cell table:formula="of:=[.A9]-[.C9]" office:value-type="float" office:value="-1.5" calcext:value-type="float">
            <text:p>-1.5</text:p>
          </table:table-cell>
          <table:table-cell table:formula="of:=[.F9]-[.B9]" office:value-type="float" office:value="1.5" calcext:value-type="float">
            <text:p>1.5</text:p>
          </table:table-cell>
          <table:table-cell table:formula="of:=[.B9]-[.F9]" office:value-type="float" office:value="-1.5" calcext:value-type="float">
            <text:p>-1.5</text:p>
          </table:table-cell>
          <table:table-cell table:formula="of:=[.D9]-[.B9]" office:value-type="float" office:value="2" calcext:value-type="float">
            <text:p>2</text:p>
          </table:table-cell>
          <table:table-cell table:formula="of:=0.5*([.A9]*([.D9]-[.F9]) + [.C9]*([.F9]-[.B9]) + [.E9]*([.B9]-[.D9]))" office:value-type="float" office:value="1.125" calcext:value-type="float">
            <text:p>1.125</text:p>
          </table:table-cell>
          <table:table-cell table:formula="of:=([.B9]+[.D9]+[.F9])/3" office:value-type="float" office:value="2.16666666666667" calcext:value-type="float">
            <text:p>2.16666666666667</text:p>
          </table:table-cell>
          <table:table-cell table:number-columns-repeated="4"/>
          <table:table-cell table:formula="of:=[.J9]*[.J9]+[.M9]*[.M9]" office:value-type="float" office:value="4.5" calcext:value-type="float">
            <text:p>4.5</text:p>
          </table:table-cell>
          <table:table-cell table:formula="of:=[.J9]*[.K9]+[.M9]*[.N9]" office:value-type="float" office:value="-2.25" calcext:value-type="float">
            <text:p>-2.25</text:p>
          </table:table-cell>
          <table:table-cell table:formula="of:=[.J9]*[.L9]+[.M9]*[.O9]" office:value-type="float" office:value="0.75" calcext:value-type="float">
            <text:p>0.75</text:p>
          </table:table-cell>
          <table:table-cell table:formula="of:=[.K9]*[.K9]+[.N9]*[.N9]" office:value-type="float" office:value="2.25" calcext:value-type="float">
            <text:p>2.25</text:p>
          </table:table-cell>
          <table:table-cell table:formula="of:=[.K9]*[.L9]+[.N9]*[.O9]" office:value-type="float" office:value="-3" calcext:value-type="float">
            <text:p>-3</text:p>
          </table:table-cell>
          <table:table-cell table:formula="of:=[.L9]*[.L9]+[.O9]*[.O9]" office:value-type="float" office:value="6.25" calcext:value-type="float">
            <text:p>6.25</text:p>
          </table:table-cell>
          <table:table-cell table:formula="of:=PI()*[.$Q9]/(2*[.$P9])*[.V9]" office:value-type="float" office:value="13.6135681655558" calcext:value-type="float">
            <text:p>13.6135681655558</text:p>
          </table:table-cell>
          <table:table-cell table:formula="of:=PI()*[.$Q9]/(2*[.$P9])*[.W9]" office:value-type="float" office:value="-6.80678408277788" calcext:value-type="float">
            <text:p>-6.80678408277788</text:p>
          </table:table-cell>
          <table:table-cell table:formula="of:=PI()*[.$Q9]/(2*[.$P9])*[.X9]" office:value-type="float" office:value="2.26892802759263" calcext:value-type="float">
            <text:p>2.26892802759263</text:p>
          </table:table-cell>
          <table:table-cell table:formula="of:=PI()*[.$Q9]/(2*[.$P9])*[.Y9]" office:value-type="float" office:value="6.80678408277788" calcext:value-type="float">
            <text:p>6.80678408277788</text:p>
          </table:table-cell>
          <table:table-cell table:formula="of:=PI()*[.$Q9]/(2*[.$P9])*[.Z9]" office:value-type="float" office:value="-9.07571211037051" calcext:value-type="float">
            <text:p>-9.07571211037051</text:p>
          </table:table-cell>
          <table:table-cell table:formula="of:=PI()*[.$Q9]/(2*[.$P9])*[.AA9]" office:value-type="float" office:value="18.9077335632719" calcext:value-type="float">
            <text:p>18.90773356327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P9]+[.BP31]+[.BP53]+[.BP75]+[.BP97]+[.BP119]+[.BP141]+[.BP163]+[.BP185]+[.BP207]+[.BP229]+[.BP251]+[.BP273]+[.BP295]+[.BP317]+[.BP339]+[.BP361]+[.BP383]+[.BP405]+[.BP427]+[.BP449]+[.BP471]+[.BP493]+[.BP515]" office:value-type="float" office:value="2.44346095279206" calcext:value-type="float">
            <text:p>2.44346095279206</text:p>
          </table:table-cell>
          <table:table-cell table:formula="of:=[.BQ9]+[.BQ31]+[.BQ53]+[.BQ75]+[.BQ97]+[.BQ119]+[.BQ141]+[.BQ163]+[.BQ185]+[.BQ207]+[.BQ229]+[.BQ251]+[.BQ273]+[.BQ295]+[.BQ317]+[.BQ339]+[.BQ361]+[.BQ383]+[.BQ405]+[.BQ427]+[.BQ449]+[.BQ471]+[.BQ493]+[.BQ515]" office:value-type="float" office:value="0" calcext:value-type="float">
            <text:p>0</text:p>
          </table:table-cell>
          <table:table-cell table:formula="of:=[.BR9]+[.BR31]+[.BR53]+[.BR75]+[.BR97]+[.BR119]+[.BR141]+[.BR163]+[.BR185]+[.BR207]+[.BR229]+[.BR251]+[.BR273]+[.BR295]+[.BR317]+[.BR339]+[.BR361]+[.BR383]+[.BR405]+[.BR427]+[.BR449]+[.BR471]+[.BR493]+[.BR515]" office:value-type="float" office:value="0" calcext:value-type="float">
            <text:p>0</text:p>
          </table:table-cell>
          <table:table-cell table:formula="of:=[.BS9]+[.BS31]+[.BS53]+[.BS75]+[.BS97]+[.BS119]+[.BS141]+[.BS163]+[.BS185]+[.BS207]+[.BS229]+[.BS251]+[.BS273]+[.BS295]+[.BS317]+[.BS339]+[.BS361]+[.BS383]+[.BS405]+[.BS427]+[.BS449]+[.BS471]+[.BS493]+[.BS515]" office:value-type="float" office:value="0" calcext:value-type="float">
            <text:p>0</text:p>
          </table:table-cell>
          <table:table-cell table:formula="of:=[.BT9]+[.BT31]+[.BT53]+[.BT75]+[.BT97]+[.BT119]+[.BT141]+[.BT163]+[.BT185]+[.BT207]+[.BT229]+[.BT251]+[.BT273]+[.BT295]+[.BT317]+[.BT339]+[.BT361]+[.BT383]+[.BT405]+[.BT427]+[.BT449]+[.BT471]+[.BT493]+[.BT515]" office:value-type="float" office:value="0" calcext:value-type="float">
            <text:p>0</text:p>
          </table:table-cell>
          <table:table-cell table:formula="of:=[.BU9]+[.BU31]+[.BU53]+[.BU75]+[.BU97]+[.BU119]+[.BU141]+[.BU163]+[.BU185]+[.BU207]+[.BU229]+[.BU251]+[.BU273]+[.BU295]+[.BU317]+[.BU339]+[.BU361]+[.BU383]+[.BU405]+[.BU427]+[.BU449]+[.BU471]+[.BU493]+[.BU515]" office:value-type="float" office:value="0" calcext:value-type="float">
            <text:p>0</text:p>
          </table:table-cell>
          <table:table-cell table:formula="of:=[.BV9]+[.BV31]+[.BV53]+[.BV75]+[.BV97]+[.BV119]+[.BV141]+[.BV163]+[.BV185]+[.BV207]+[.BV229]+[.BV251]+[.BV273]+[.BV295]+[.BV317]+[.BV339]+[.BV361]+[.BV383]+[.BV405]+[.BV427]+[.BV449]+[.BV471]+[.BV493]+[.BV515]" office:value-type="float" office:value="0" calcext:value-type="float">
            <text:p>0</text:p>
          </table:table-cell>
          <table:table-cell table:formula="of:=[.BW9]+[.BW31]+[.BW53]+[.BW75]+[.BW97]+[.BW119]+[.BW141]+[.BW163]+[.BW185]+[.BW207]+[.BW229]+[.BW251]+[.BW273]+[.BW295]+[.BW317]+[.BW339]+[.BW361]+[.BW383]+[.BW405]+[.BW427]+[.BW449]+[.BW471]+[.BW493]+[.BW515]" office:value-type="float" office:value="41.7133691226645" calcext:value-type="float">
            <text:p>41.7133691226645</text:p>
          </table:table-cell>
          <table:table-cell table:formula="of:=[.BX9]+[.BX31]+[.BX53]+[.BX75]+[.BX97]+[.BX119]+[.BX141]+[.BX163]+[.BX185]+[.BX207]+[.BX229]+[.BX251]+[.BX273]+[.BX295]+[.BX317]+[.BX339]+[.BX361]+[.BX383]+[.BX405]+[.BX427]+[.BX449]+[.BX471]+[.BX493]+[.BX515]" office:value-type="float" office:value="-16.7551608191456" calcext:value-type="float">
            <text:p>-16.7551608191456</text:p>
          </table:table-cell>
          <table:table-cell table:formula="of:=[.BY9]+[.BY31]+[.BY53]+[.BY75]+[.BY97]+[.BY119]+[.BY141]+[.BY163]+[.BY185]+[.BY207]+[.BY229]+[.BY251]+[.BY273]+[.BY295]+[.BY317]+[.BY339]+[.BY361]+[.BY383]+[.BY405]+[.BY427]+[.BY449]+[.BY471]+[.BY493]+[.BY515]" office:value-type="float" office:value="0" calcext:value-type="float">
            <text:p>0</text:p>
          </table:table-cell>
          <table:table-cell table:formula="of:=[.BZ9]+[.BZ31]+[.BZ53]+[.BZ75]+[.BZ97]+[.BZ119]+[.BZ141]+[.BZ163]+[.BZ185]+[.BZ207]+[.BZ229]+[.BZ251]+[.BZ273]+[.BZ295]+[.BZ317]+[.BZ339]+[.BZ361]+[.BZ383]+[.BZ405]+[.BZ427]+[.BZ449]+[.BZ471]+[.BZ493]+[.BZ515]" office:value-type="float" office:value="0" calcext:value-type="float">
            <text:p>0</text:p>
          </table:table-cell>
          <table:table-cell table:formula="of:=[.CA9]+[.CA31]+[.CA53]+[.CA75]+[.CA97]+[.CA119]+[.CA141]+[.CA163]+[.CA185]+[.CA207]+[.CA229]+[.CA251]+[.CA273]+[.CA295]+[.CA317]+[.CA339]+[.CA361]+[.CA383]+[.CA405]+[.CA427]+[.CA449]+[.CA471]+[.CA493]+[.CA515]" office:value-type="float" office:value="0" calcext:value-type="float">
            <text:p>0</text:p>
          </table:table-cell>
          <table:table-cell table:formula="of:=[.CB9]+[.CB31]+[.CB53]+[.CB75]+[.CB97]+[.CB119]+[.CB141]+[.CB163]+[.CB185]+[.CB207]+[.CB229]+[.CB251]+[.CB273]+[.CB295]+[.CB317]+[.CB339]+[.CB361]+[.CB383]+[.CB405]+[.CB427]+[.CB449]+[.CB471]+[.CB493]+[.CB515]" office:value-type="float" office:value="0" calcext:value-type="float">
            <text:p>0</text:p>
          </table:table-cell>
          <table:table-cell table:formula="of:=[.CC9]+[.CC31]+[.CC53]+[.CC75]+[.CC97]+[.CC119]+[.CC141]+[.CC163]+[.CC185]+[.CC207]+[.CC229]+[.CC251]+[.CC273]+[.CC295]+[.CC317]+[.CC339]+[.CC361]+[.CC383]+[.CC405]+[.CC427]+[.CC449]+[.CC471]+[.CC493]+[.CC515]" office:value-type="float" office:value="0" calcext:value-type="float">
            <text:p>0</text:p>
          </table:table-cell>
          <table:table-cell table:formula="of:=[.CD9]+[.CD31]+[.CD53]+[.CD75]+[.CD97]+[.CD119]+[.CD141]+[.CD163]+[.CD185]+[.CD207]+[.CD229]+[.CD251]+[.CD273]+[.CD295]+[.CD317]+[.CD339]+[.CD361]+[.CD383]+[.CD405]+[.CD427]+[.CD449]+[.CD471]+[.CD493]+[.CD515]" office:value-type="float" office:value="6.10865238198015" calcext:value-type="float">
            <text:p>6.10865238198015</text:p>
          </table:table-cell>
          <table:table-cell table:formula="of:=[.CE9]+[.CE31]+[.CE53]+[.CE75]+[.CE97]+[.CE119]+[.CE141]+[.CE163]+[.CE185]+[.CE207]+[.CE229]+[.CE251]+[.CE273]+[.CE295]+[.CE317]+[.CE339]+[.CE361]+[.CE383]+[.CE405]+[.CE427]+[.CE449]+[.CE471]+[.CE493]+[.CE515]" office:value-type="float" office:value="-13.9626340159546" calcext:value-type="float">
            <text:p>-13.9626340159546</text:p>
          </table:table-cell>
          <table:table-cell table:formula="of:=[.CF9]+[.CF31]+[.CF53]+[.CF75]+[.CF97]+[.CF119]+[.CF141]+[.CF163]+[.CF185]+[.CF207]+[.CF229]+[.CF251]+[.CF273]+[.CF295]+[.CF317]+[.CF339]+[.CF361]+[.CF383]+[.CF405]+[.CF427]+[.CF449]+[.CF471]+[.CF493]+[.CF515]" office:value-type="float" office:value="0" calcext:value-type="float">
            <text:p>0</text:p>
          </table:table-cell>
          <table:table-cell table:formula="of:=[.CG9]+[.CG31]+[.CG53]+[.CG75]+[.CG97]+[.CG119]+[.CG141]+[.CG163]+[.CG185]+[.CG207]+[.CG229]+[.CG251]+[.CG273]+[.CG295]+[.CG317]+[.CG339]+[.CG361]+[.CG383]+[.CG405]+[.CG427]+[.CG449]+[.CG471]+[.CG493]+[.CG515]" office:value-type="float" office:value="0" calcext:value-type="float">
            <text:p>0</text:p>
          </table:table-cell>
          <table:table-cell table:formula="of:=[.CH9]+[.CH31]+[.CH53]+[.CH75]+[.CH97]+[.CH119]+[.CH141]+[.CH163]+[.CH185]+[.CH207]+[.CH229]+[.CH251]+[.CH273]+[.CH295]+[.CH317]+[.CH339]+[.CH361]+[.CH383]+[.CH405]+[.CH427]+[.CH449]+[.CH471]+[.CH493]+[.CH515]" office:value-type="float" office:value="0" calcext:value-type="float">
            <text:p>0</text:p>
          </table:table-cell>
          <table:table-cell table:formula="of:=[.CI9]+[.CI31]+[.CI53]+[.CI75]+[.CI97]+[.CI119]+[.CI141]+[.CI163]+[.CI185]+[.CI207]+[.CI229]+[.CI251]+[.CI273]+[.CI295]+[.CI317]+[.CI339]+[.CI361]+[.CI383]+[.CI405]+[.CI427]+[.CI449]+[.CI471]+[.CI493]+[.CI515]" office:value-type="float" office:value="0" calcext:value-type="float">
            <text:p>0</text:p>
          </table:table-cell>
          <table:table-cell table:formula="of:=[.CJ9]+[.CJ31]+[.CJ53]+[.CJ75]+[.CJ97]+[.CJ119]+[.CJ141]+[.CJ163]+[.CJ185]+[.CJ207]+[.CJ229]+[.CJ251]+[.CJ273]+[.CJ295]+[.CJ317]+[.CJ339]+[.CJ361]+[.CJ383]+[.CJ405]+[.CJ427]+[.CJ449]+[.CJ471]+[.CJ493]+[.CJ515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N9]" office:value-type="float" office:value="0" calcext:value-type="float">
            <text:p>0</text:p>
          </table:table-cell>
          <table:table-cell table:formula="of:=[.CO9]" office:value-type="float" office:value="0" calcext:value-type="float">
            <text:p>0</text:p>
          </table:table-cell>
          <table:table-cell table:formula="of:=[.CP9]" office:value-type="float" office:value="0" calcext:value-type="float">
            <text:p>0</text:p>
          </table:table-cell>
          <table:table-cell table:formula="of:=[.CQ9]" office:value-type="float" office:value="0" calcext:value-type="float">
            <text:p>0</text:p>
          </table:table-cell>
          <table:table-cell table:formula="of:=[.CR9]" office:value-type="float" office:value="0" calcext:value-type="float">
            <text:p>0</text:p>
          </table:table-cell>
          <table:table-cell table:formula="of:=[.CS9]" office:value-type="float" office:value="0" calcext:value-type="float">
            <text:p>0</text:p>
          </table:table-cell>
          <table:table-cell table:formula="of:=[.CT9]" office:value-type="float" office:value="41.7133691226645" calcext:value-type="float">
            <text:p>41.7133691226645</text:p>
          </table:table-cell>
          <table:table-cell table:formula="of:=[.CU9]" office:value-type="float" office:value="-16.7551608191456" calcext:value-type="float">
            <text:p>-16.7551608191456</text:p>
          </table:table-cell>
          <table:table-cell table:formula="of:=[.CV9]" office:value-type="float" office:value="0" calcext:value-type="float">
            <text:p>0</text:p>
          </table:table-cell>
          <table:table-cell table:formula="of:=[.CW9]" office:value-type="float" office:value="0" calcext:value-type="float">
            <text:p>0</text:p>
          </table:table-cell>
          <table:table-cell table:formula="of:=[.CX9]" office:value-type="float" office:value="0" calcext:value-type="float">
            <text:p>0</text:p>
          </table:table-cell>
          <table:table-cell table:formula="of:=[.CY9]" office:value-type="float" office:value="0" calcext:value-type="float">
            <text:p>0</text:p>
          </table:table-cell>
          <table:table-cell table:formula="of:=[.CZ9]" office:value-type="float" office:value="0" calcext:value-type="float">
            <text:p>0</text:p>
          </table:table-cell>
          <table:table-cell table:formula="of:=[.DA9]" office:value-type="float" office:value="6.10865238198015" calcext:value-type="float">
            <text:p>6.10865238198015</text:p>
          </table:table-cell>
          <table:table-cell table:formula="of:=[.DB9]" office:value-type="float" office:value="-13.9626340159546" calcext:value-type="float">
            <text:p>-13.9626340159546</text:p>
          </table:table-cell>
          <table:table-cell table:formula="of:=[.DC9]" office:value-type="float" office:value="0" calcext:value-type="float">
            <text:p>0</text:p>
          </table:table-cell>
          <table:table-cell table:formula="of:=[.DD9]" office:value-type="float" office:value="0" calcext:value-type="float">
            <text:p>0</text:p>
          </table:table-cell>
          <table:table-cell table:formula="of:=[.DE9]" office:value-type="float" office:value="0" calcext:value-type="float">
            <text:p>0</text:p>
          </table:table-cell>
          <table:table-cell table:formula="of:=[.DF9]" office:value-type="float" office:value="0" calcext:value-type="float">
            <text:p>0</text:p>
          </table:table-cell>
          <table:table-cell table:formula="of:=[.DG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L9]" office:value-type="float" office:value="0" calcext:value-type="float">
            <text:p>0</text:p>
          </table:table-cell>
          <table:table-cell table:formula="of:=[.DM9]" office:value-type="float" office:value="0" calcext:value-type="float">
            <text:p>0</text:p>
          </table:table-cell>
          <table:table-cell table:formula="of:=[.DN9]" office:value-type="float" office:value="0" calcext:value-type="float">
            <text:p>0</text:p>
          </table:table-cell>
          <table:table-cell table:formula="of:=[.DO9]" office:value-type="float" office:value="0" calcext:value-type="float">
            <text:p>0</text:p>
          </table:table-cell>
          <table:table-cell table:formula="of:=[.DP9]" office:value-type="float" office:value="0" calcext:value-type="float">
            <text:p>0</text:p>
          </table:table-cell>
          <table:table-cell table:formula="of:=[.DQ9]" office:value-type="float" office:value="0" calcext:value-type="float">
            <text:p>0</text:p>
          </table:table-cell>
          <table:table-cell table:formula="of:=[.DR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EB9]" office:value-type="float" office:value="0" calcext:value-type="float">
            <text:p>0</text:p>
          </table:table-cell>
          <table:table-cell table:formula="of:=[.EC9]" office:value-type="float" office:value="0" calcext:value-type="float">
            <text:p>0</text:p>
          </table:table-cell>
          <table:table-cell table:formula="of:=[.ED9]" office:value-type="float" office:value="0" calcext:value-type="float">
            <text:p>0</text:p>
          </table:table-cell>
          <table:table-cell table:formula="of:=[.EE9]" office:value-type="float" office:value="0" calcext:value-type="float">
            <text:p>0</text:p>
          </table:table-cell>
          <table:table-cell table:formula="of:=[.EF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I9]" office:value-type="float" office:value="0" calcext:value-type="float">
            <text:p>0</text:p>
          </table:table-cell>
          <table:table-cell table:formula="of:=[.EJ9]" office:value-type="float" office:value="0" calcext:value-type="float">
            <text:p>0</text:p>
          </table:table-cell>
          <table:table-cell table:formula="of:=[.EK9]" office:value-type="float" office:value="0" calcext:value-type="float">
            <text:p>0</text:p>
          </table:table-cell>
          <table:table-cell table:formula="of:=[.EL9]" office:value-type="float" office:value="0" calcext:value-type="float">
            <text:p>0</text:p>
          </table:table-cell>
          <table:table-cell table:formula="of:=[.EM9]" office:value-type="float" office:value="0" calcext:value-type="float">
            <text:p>0</text:p>
          </table:table-cell>
          <table:table-cell table:formula="of:=[.EN9]" office:value-type="float" office:value="0" calcext:value-type="float">
            <text:p>0</text:p>
          </table:table-cell>
          <table:table-cell table:formula="of:=[.EO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EY9]" office:value-type="float" office:value="0" calcext:value-type="float">
            <text:p>0</text:p>
          </table:table-cell>
          <table:table-cell table:formula="of:=[.EZ9]" office:value-type="float" office:value="0" calcext:value-type="float">
            <text:p>0</text:p>
          </table:table-cell>
          <table:table-cell table:formula="of:=[.FA9]" office:value-type="float" office:value="0" calcext:value-type="float">
            <text:p>0</text:p>
          </table:table-cell>
          <table:table-cell table:formula="of:=[.FB9]" office:value-type="float" office:value="0" calcext:value-type="float">
            <text:p>0</text:p>
          </table:table-cell>
          <table:table-cell table:formula="of:=[.FC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F9]" office:value-type="float" office:value="0" calcext:value-type="float">
            <text:p>0</text:p>
          </table:table-cell>
          <table:table-cell table:formula="of:=[.FG9]" office:value-type="float" office:value="0" calcext:value-type="float">
            <text:p>0</text:p>
          </table:table-cell>
          <table:table-cell table:formula="of:=[.FH9]" office:value-type="float" office:value="0" calcext:value-type="float">
            <text:p>0</text:p>
          </table:table-cell>
          <table:table-cell table:formula="of:=[.FI9]" office:value-type="float" office:value="0" calcext:value-type="float">
            <text:p>0</text:p>
          </table:table-cell>
          <table:table-cell table:formula="of:=[.FJ9]" office:value-type="float" office:value="0" calcext:value-type="float">
            <text:p>0</text:p>
          </table:table-cell>
          <table:table-cell table:formula="of:=[.FK9]" office:value-type="float" office:value="0" calcext:value-type="float">
            <text:p>0</text:p>
          </table:table-cell>
          <table:table-cell table:formula="of:=[.FL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FV9]" office:value-type="float" office:value="0" calcext:value-type="float">
            <text:p>0</text:p>
          </table:table-cell>
          <table:table-cell table:formula="of:=[.FW9]" office:value-type="float" office:value="0" calcext:value-type="float">
            <text:p>0</text:p>
          </table:table-cell>
          <table:table-cell table:formula="of:=[.FX9]" office:value-type="float" office:value="0" calcext:value-type="float">
            <text:p>0</text:p>
          </table:table-cell>
          <table:table-cell table:formula="of:=[.FY9]" office:value-type="float" office:value="0" calcext:value-type="float">
            <text:p>0</text:p>
          </table:table-cell>
          <table:table-cell table:formula="of:=[.FZ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C9]" office:value-type="float" office:value="0" calcext:value-type="float">
            <text:p>0</text:p>
          </table:table-cell>
          <table:table-cell table:formula="of:=[.GD9]" office:value-type="float" office:value="0" calcext:value-type="float">
            <text:p>0</text:p>
          </table:table-cell>
          <table:table-cell table:formula="of:=[.GE9]" office:value-type="float" office:value="0" calcext:value-type="float">
            <text:p>0</text:p>
          </table:table-cell>
          <table:table-cell table:formula="of:=[.GF9]" office:value-type="float" office:value="0" calcext:value-type="float">
            <text:p>0</text:p>
          </table:table-cell>
          <table:table-cell table:formula="of:=[.GG9]" office:value-type="float" office:value="0" calcext:value-type="float">
            <text:p>0</text:p>
          </table:table-cell>
          <table:table-cell table:formula="of:=[.GH9]" office:value-type="float" office:value="0" calcext:value-type="float">
            <text:p>0</text:p>
          </table:table-cell>
          <table:table-cell table:formula="of:=[.GI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GS9]" office:value-type="float" office:value="0" calcext:value-type="float">
            <text:p>0</text:p>
          </table:table-cell>
          <table:table-cell table:formula="of:=[.GT9]" office:value-type="float" office:value="0" calcext:value-type="float">
            <text:p>0</text:p>
          </table:table-cell>
          <table:table-cell table:formula="of:=[.GU9]" office:value-type="float" office:value="0" calcext:value-type="float">
            <text:p>0</text:p>
          </table:table-cell>
          <table:table-cell table:formula="of:=[.GV9]" office:value-type="float" office:value="0" calcext:value-type="float">
            <text:p>0</text:p>
          </table:table-cell>
          <table:table-cell table:formula="of:=[.GW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Z9]" office:value-type="float" office:value="0" calcext:value-type="float">
            <text:p>0</text:p>
          </table:table-cell>
          <table:table-cell table:formula="of:=[.HA9]" office:value-type="float" office:value="0" calcext:value-type="float">
            <text:p>0</text:p>
          </table:table-cell>
          <table:table-cell table:formula="of:=[.HB9]" office:value-type="float" office:value="0" calcext:value-type="float">
            <text:p>0</text:p>
          </table:table-cell>
          <table:table-cell table:formula="of:=[.HC9]" office:value-type="float" office:value="0" calcext:value-type="float">
            <text:p>0</text:p>
          </table:table-cell>
          <table:table-cell table:formula="of:=[.HD9]" office:value-type="float" office:value="0" calcext:value-type="float">
            <text:p>0</text:p>
          </table:table-cell>
          <table:table-cell table:formula="of:=[.HE9]" office:value-type="float" office:value="0" calcext:value-type="float">
            <text:p>0</text:p>
          </table:table-cell>
          <table:table-cell table:formula="of:=[.HF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HP9]" office:value-type="float" office:value="0" calcext:value-type="float">
            <text:p>0</text:p>
          </table:table-cell>
          <table:table-cell table:formula="of:=[.HQ9]" office:value-type="float" office:value="0" calcext:value-type="float">
            <text:p>0</text:p>
          </table:table-cell>
          <table:table-cell table:formula="of:=[.HR9]" office:value-type="float" office:value="0" calcext:value-type="float">
            <text:p>0</text:p>
          </table:table-cell>
          <table:table-cell table:formula="of:=[.HS9]" office:value-type="float" office:value="0" calcext:value-type="float">
            <text:p>0</text:p>
          </table:table-cell>
          <table:table-cell table:formula="of:=[.HT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W9]" office:value-type="float" office:value="0" calcext:value-type="float">
            <text:p>0</text:p>
          </table:table-cell>
          <table:table-cell table:formula="of:=[.HX9]" office:value-type="float" office:value="0" calcext:value-type="float">
            <text:p>0</text:p>
          </table:table-cell>
          <table:table-cell table:formula="of:=[.HY9]" office:value-type="float" office:value="0" calcext:value-type="float">
            <text:p>0</text:p>
          </table:table-cell>
          <table:table-cell table:formula="of:=[.HZ9]" office:value-type="float" office:value="0" calcext:value-type="float">
            <text:p>0</text:p>
          </table:table-cell>
          <table:table-cell table:formula="of:=[.IA9]" office:value-type="float" office:value="0" calcext:value-type="float">
            <text:p>0</text:p>
          </table:table-cell>
          <table:table-cell table:formula="of:=[.IB9]" office:value-type="float" office:value="0" calcext:value-type="float">
            <text:p>0</text:p>
          </table:table-cell>
          <table:table-cell table:formula="of:=[.IC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M9]" office:value-type="float" office:value="0" calcext:value-type="float">
            <text:p>0</text:p>
          </table:table-cell>
          <table:table-cell table:formula="of:=[.IN9]" office:value-type="float" office:value="0" calcext:value-type="float">
            <text:p>0</text:p>
          </table:table-cell>
          <table:table-cell table:formula="of:=[.IO9]" office:value-type="float" office:value="0" calcext:value-type="float">
            <text:p>0</text:p>
          </table:table-cell>
          <table:table-cell table:formula="of:=[.IP9]" office:value-type="float" office:value="0" calcext:value-type="float">
            <text:p>0</text:p>
          </table:table-cell>
          <table:table-cell table:formula="of:=[.IQ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T9]" office:value-type="float" office:value="0" calcext:value-type="float">
            <text:p>0</text:p>
          </table:table-cell>
          <table:table-cell table:formula="of:=[.IU9]" office:value-type="float" office:value="0" calcext:value-type="float">
            <text:p>0</text:p>
          </table:table-cell>
          <table:table-cell table:formula="of:=[.IV9]" office:value-type="float" office:value="0" calcext:value-type="float">
            <text:p>0</text:p>
          </table:table-cell>
          <table:table-cell table:formula="of:=[.IW9]" office:value-type="float" office:value="0" calcext:value-type="float">
            <text:p>0</text:p>
          </table:table-cell>
          <table:table-cell table:formula="of:=[.IX9]" office:value-type="float" office:value="0" calcext:value-type="float">
            <text:p>0</text:p>
          </table:table-cell>
          <table:table-cell table:formula="of:=[.IY9]" office:value-type="float" office:value="0" calcext:value-type="float">
            <text:p>0</text:p>
          </table:table-cell>
          <table:table-cell table:formula="of:=[.IZ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JJ9]" office:value-type="float" office:value="0" calcext:value-type="float">
            <text:p>0</text:p>
          </table:table-cell>
          <table:table-cell table:formula="of:=[.JK9]" office:value-type="float" office:value="0" calcext:value-type="float">
            <text:p>0</text:p>
          </table:table-cell>
          <table:table-cell table:formula="of:=[.JL9]" office:value-type="float" office:value="0" calcext:value-type="float">
            <text:p>0</text:p>
          </table:table-cell>
          <table:table-cell table:formula="of:=[.JM9]" office:value-type="float" office:value="0" calcext:value-type="float">
            <text:p>0</text:p>
          </table:table-cell>
          <table:table-cell table:formula="of:=[.JN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Q9]" office:value-type="float" office:value="0" calcext:value-type="float">
            <text:p>0</text:p>
          </table:table-cell>
          <table:table-cell table:formula="of:=[.JR9]" office:value-type="float" office:value="0" calcext:value-type="float">
            <text:p>0</text:p>
          </table:table-cell>
          <table:table-cell table:formula="of:=[.JS9]" office:value-type="float" office:value="0" calcext:value-type="float">
            <text:p>0</text:p>
          </table:table-cell>
          <table:table-cell table:formula="of:=[.JT9]" office:value-type="float" office:value="0" calcext:value-type="float">
            <text:p>0</text:p>
          </table:table-cell>
          <table:table-cell table:formula="of:=[.JU9]" office:value-type="float" office:value="0" calcext:value-type="float">
            <text:p>0</text:p>
          </table:table-cell>
          <table:table-cell table:formula="of:=[.JV9]" office:value-type="float" office:value="0" calcext:value-type="float">
            <text:p>0</text:p>
          </table:table-cell>
          <table:table-cell table:formula="of:=[.JW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KG9]" office:value-type="float" office:value="0" calcext:value-type="float">
            <text:p>0</text:p>
          </table:table-cell>
          <table:table-cell table:formula="of:=[.KH9]" office:value-type="float" office:value="0" calcext:value-type="float">
            <text:p>0</text:p>
          </table:table-cell>
          <table:table-cell table:formula="of:=[.KI9]" office:value-type="float" office:value="0" calcext:value-type="float">
            <text:p>0</text:p>
          </table:table-cell>
          <table:table-cell table:formula="of:=[.KJ9]" office:value-type="float" office:value="0" calcext:value-type="float">
            <text:p>0</text:p>
          </table:table-cell>
          <table:table-cell table:formula="of:=[.KK9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N9]" office:value-type="float" office:value="0" calcext:value-type="float">
            <text:p>0</text:p>
          </table:table-cell>
          <table:table-cell table:formula="of:=[.KO9]" office:value-type="float" office:value="0" calcext:value-type="float">
            <text:p>0</text:p>
          </table:table-cell>
          <table:table-cell table:formula="of:=[.KP9]" office:value-type="float" office:value="0" calcext:value-type="float">
            <text:p>0</text:p>
          </table:table-cell>
          <table:table-cell table:formula="of:=[.KQ9]" office:value-type="float" office:value="0" calcext:value-type="float">
            <text:p>0</text:p>
          </table:table-cell>
          <table:table-cell table:formula="of:=[.KR9]" office:value-type="float" office:value="0" calcext:value-type="float">
            <text:p>0</text:p>
          </table:table-cell>
          <table:table-cell table:formula="of:=[.KS9]" office:value-type="float" office:value="0" calcext:value-type="float">
            <text:p>0</text:p>
          </table:table-cell>
          <table:table-cell table:formula="of:=[.KT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LD9]" office:value-type="float" office:value="0" calcext:value-type="float">
            <text:p>0</text:p>
          </table:table-cell>
          <table:table-cell table:formula="of:=[.LE9]" office:value-type="float" office:value="0" calcext:value-type="float">
            <text:p>0</text:p>
          </table:table-cell>
          <table:table-cell table:formula="of:=[.LF9]" office:value-type="float" office:value="0" calcext:value-type="float">
            <text:p>0</text:p>
          </table:table-cell>
          <table:table-cell table:formula="of:=[.LG9]" office:value-type="float" office:value="0" calcext:value-type="float">
            <text:p>0</text:p>
          </table:table-cell>
          <table:table-cell table:formula="of:=[.LH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9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10]*[.E10]-[.F10]*[.C10]" office:value-type="float" office:value="-7.5" calcext:value-type="float">
            <text:p>-7.5</text:p>
          </table:table-cell>
          <table:table-cell table:formula="of:=[.F10]*[.A10]-[.B10]*[.E10]" office:value-type="float" office:value="3" calcext:value-type="float">
            <text:p>3</text:p>
          </table:table-cell>
          <table:table-cell table:formula="of:=[.B10]*[.C10]-[.D10]*[.A10]" office:value-type="float" office:value="3" calcext:value-type="float">
            <text:p>3</text:p>
          </table:table-cell>
          <table:table-cell table:formula="of:=[.C10]-[.E10]" office:value-type="float" office:value="0" calcext:value-type="float">
            <text:p>0</text:p>
          </table:table-cell>
          <table:table-cell table:formula="of:=[.E10]-[.A10]" office:value-type="float" office:value="1.5" calcext:value-type="float">
            <text:p>1.5</text:p>
          </table:table-cell>
          <table:table-cell table:formula="of:=[.A10]-[.C10]" office:value-type="float" office:value="-1.5" calcext:value-type="float">
            <text:p>-1.5</text:p>
          </table:table-cell>
          <table:table-cell table:formula="of:=[.F10]-[.B10]" office:value-type="float" office:value="1" calcext:value-type="float">
            <text:p>1</text:p>
          </table:table-cell>
          <table:table-cell table:formula="of:=[.B10]-[.F10]" office:value-type="float" office:value="-1" calcext:value-type="float">
            <text:p>-1</text:p>
          </table:table-cell>
          <table:table-cell table:formula="of:=[.D10]-[.B10]" office:value-type="float" office:value="0" calcext:value-type="float">
            <text:p>0</text:p>
          </table:table-cell>
          <table:table-cell table:formula="of:=0.5*([.A10]*([.D10]-[.F10]) + [.C10]*([.F10]-[.B10]) + [.E10]*([.B10]-[.D10]))" office:value-type="float" office:value="0.75" calcext:value-type="float">
            <text:p>0.75</text:p>
          </table:table-cell>
          <table:table-cell table:formula="of:=([.B10]+[.D10]+[.F10])/3" office:value-type="float" office:value="2.33333333333333" calcext:value-type="float">
            <text:p>2.33333333333333</text:p>
          </table:table-cell>
          <table:table-cell table:number-columns-repeated="4"/>
          <table:table-cell table:formula="of:=[.J10]*[.J10]+[.M10]*[.M10]" office:value-type="float" office:value="1" calcext:value-type="float">
            <text:p>1</text:p>
          </table:table-cell>
          <table:table-cell table:formula="of:=[.J10]*[.K10]+[.M10]*[.N10]" office:value-type="float" office:value="-1" calcext:value-type="float">
            <text:p>-1</text:p>
          </table:table-cell>
          <table:table-cell table:formula="of:=[.J10]*[.L10]+[.M10]*[.O10]" office:value-type="float" office:value="0" calcext:value-type="float">
            <text:p>0</text:p>
          </table:table-cell>
          <table:table-cell table:formula="of:=[.K10]*[.K10]+[.N10]*[.N10]" office:value-type="float" office:value="3.25" calcext:value-type="float">
            <text:p>3.25</text:p>
          </table:table-cell>
          <table:table-cell table:formula="of:=[.K10]*[.L10]+[.N10]*[.O10]" office:value-type="float" office:value="-2.25" calcext:value-type="float">
            <text:p>-2.25</text:p>
          </table:table-cell>
          <table:table-cell table:formula="of:=[.L10]*[.L10]+[.O10]*[.O10]" office:value-type="float" office:value="2.25" calcext:value-type="float">
            <text:p>2.25</text:p>
          </table:table-cell>
          <table:table-cell table:formula="of:=PI()*[.$Q10]/(2*[.$P10])*[.V10]" office:value-type="float" office:value="4.88692190558412" calcext:value-type="float">
            <text:p>4.88692190558412</text:p>
          </table:table-cell>
          <table:table-cell table:formula="of:=PI()*[.$Q10]/(2*[.$P10])*[.W10]" office:value-type="float" office:value="-4.88692190558412" calcext:value-type="float">
            <text:p>-4.88692190558412</text:p>
          </table:table-cell>
          <table:table-cell table:formula="of:=PI()*[.$Q10]/(2*[.$P10])*[.X10]" office:value-type="float" office:value="0" calcext:value-type="float">
            <text:p>0</text:p>
          </table:table-cell>
          <table:table-cell table:formula="of:=PI()*[.$Q10]/(2*[.$P10])*[.Y10]" office:value-type="float" office:value="15.8824961931484" calcext:value-type="float">
            <text:p>15.8824961931484</text:p>
          </table:table-cell>
          <table:table-cell table:formula="of:=PI()*[.$Q10]/(2*[.$P10])*[.Z10]" office:value-type="float" office:value="-10.9955742875643" calcext:value-type="float">
            <text:p>-10.9955742875643</text:p>
          </table:table-cell>
          <table:table-cell table:formula="of:=PI()*[.$Q10]/(2*[.$P10])*[.AA10]" office:value-type="float" office:value="10.9955742875643" calcext:value-type="float">
            <text:p>10.9955742875643</text:p>
          </table:table-cell>
          <table:table-cell/>
          <table:table-cell table:formula="of:=[.AB4]" office:value-type="float" office:value="2.79252680319093" calcext:value-type="float">
            <text:p>2.79252680319093</text:p>
          </table:table-cell>
          <table:table-cell table:formula="of:=[.AC4]" office:value-type="float" office:value="-2.79252680319093" calcext:value-type="float">
            <text:p>-2.79252680319093</text:p>
          </table:table-cell>
          <table:table-cell table:formula="of:=[.AD4]" office:value-type="float" office:value="0" calcext:value-type="float">
            <text:p>0</text:p>
          </table:table-cell>
          <table:table-cell table:formula="of:=[.AE4]" office:value-type="float" office:value="4.36332312998582" calcext:value-type="float">
            <text:p>4.36332312998582</text:p>
          </table:table-cell>
          <table:table-cell table:formula="of:=[.AF4]" office:value-type="float" office:value="-1.5707963267949" calcext:value-type="float">
            <text:p>-1.5707963267949</text:p>
          </table:table-cell>
          <table:table-cell table:formula="of:=[.AG4]" office:value-type="float" office:value="1.5707963267949" calcext:value-type="float">
            <text:p>1.5707963267949</text:p>
          </table:table-cell>
          <table:table-cell/>
          <table:table-cell table:formula="of:=[.AI10]" office:value-type="float" office:value="2.79252680319093" calcext:value-type="float">
            <text:p>2.79252680319093</text:p>
          </table:table-cell>
          <table:table-cell table:formula="of:=[.AJ10]" office:value-type="float" office:value="-2.79252680319093" calcext:value-type="float">
            <text:p>-2.79252680319093</text:p>
          </table:table-cell>
          <table:table-cell table:formula="of:=[.AK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P10]+[.BP32]+[.BP54]+[.BP76]+[.BP98]+[.BP120]+[.BP142]+[.BP164]+[.BP186]+[.BP208]+[.BP230]+[.BP252]+[.BP274]+[.BP296]+[.BP318]+[.BP340]+[.BP362]+[.BP384]+[.BP406]+[.BP428]+[.BP450]+[.BP472]+[.BP494]+[.BP516]" office:value-type="float" office:value="-5.58505360638185" calcext:value-type="float">
            <text:p>-5.58505360638185</text:p>
          </table:table-cell>
          <table:table-cell table:formula="of:=[.BQ10]+[.BQ32]+[.BQ54]+[.BQ76]+[.BQ98]+[.BQ120]+[.BQ142]+[.BQ164]+[.BQ186]+[.BQ208]+[.BQ230]+[.BQ252]+[.BQ274]+[.BQ296]+[.BQ318]+[.BQ340]+[.BQ362]+[.BQ384]+[.BQ406]+[.BQ428]+[.BQ450]+[.BQ472]+[.BQ494]+[.BQ516]" office:value-type="float" office:value="0.872664625997165" calcext:value-type="float">
            <text:p>0.872664625997165</text:p>
          </table:table-cell>
          <table:table-cell table:formula="of:=[.BR10]+[.BR32]+[.BR54]+[.BR76]+[.BR98]+[.BR120]+[.BR142]+[.BR164]+[.BR186]+[.BR208]+[.BR230]+[.BR252]+[.BR274]+[.BR296]+[.BR318]+[.BR340]+[.BR362]+[.BR384]+[.BR406]+[.BR428]+[.BR450]+[.BR472]+[.BR494]+[.BR516]" office:value-type="float" office:value="0" calcext:value-type="float">
            <text:p>0</text:p>
          </table:table-cell>
          <table:table-cell table:formula="of:=[.BS10]+[.BS32]+[.BS54]+[.BS76]+[.BS98]+[.BS120]+[.BS142]+[.BS164]+[.BS186]+[.BS208]+[.BS230]+[.BS252]+[.BS274]+[.BS296]+[.BS318]+[.BS340]+[.BS362]+[.BS384]+[.BS406]+[.BS428]+[.BS450]+[.BS472]+[.BS494]+[.BS516]" office:value-type="float" office:value="0" calcext:value-type="float">
            <text:p>0</text:p>
          </table:table-cell>
          <table:table-cell table:formula="of:=[.BT10]+[.BT32]+[.BT54]+[.BT76]+[.BT98]+[.BT120]+[.BT142]+[.BT164]+[.BT186]+[.BT208]+[.BT230]+[.BT252]+[.BT274]+[.BT296]+[.BT318]+[.BT340]+[.BT362]+[.BT384]+[.BT406]+[.BT428]+[.BT450]+[.BT472]+[.BT494]+[.BT516]" office:value-type="float" office:value="0" calcext:value-type="float">
            <text:p>0</text:p>
          </table:table-cell>
          <table:table-cell table:formula="of:=[.BU10]+[.BU32]+[.BU54]+[.BU76]+[.BU98]+[.BU120]+[.BU142]+[.BU164]+[.BU186]+[.BU208]+[.BU230]+[.BU252]+[.BU274]+[.BU296]+[.BU318]+[.BU340]+[.BU362]+[.BU384]+[.BU406]+[.BU428]+[.BU450]+[.BU472]+[.BU494]+[.BU516]" office:value-type="float" office:value="0" calcext:value-type="float">
            <text:p>0</text:p>
          </table:table-cell>
          <table:table-cell table:formula="of:=[.BV10]+[.BV32]+[.BV54]+[.BV76]+[.BV98]+[.BV120]+[.BV142]+[.BV164]+[.BV186]+[.BV208]+[.BV230]+[.BV252]+[.BV274]+[.BV296]+[.BV318]+[.BV340]+[.BV362]+[.BV384]+[.BV406]+[.BV428]+[.BV450]+[.BV472]+[.BV494]+[.BV516]" office:value-type="float" office:value="0" calcext:value-type="float">
            <text:p>0</text:p>
          </table:table-cell>
          <table:table-cell table:formula="of:=[.BW10]+[.BW32]+[.BW54]+[.BW76]+[.BW98]+[.BW120]+[.BW142]+[.BW164]+[.BW186]+[.BW208]+[.BW230]+[.BW252]+[.BW274]+[.BW296]+[.BW318]+[.BW340]+[.BW362]+[.BW384]+[.BW406]+[.BW428]+[.BW450]+[.BW472]+[.BW494]+[.BW516]" office:value-type="float" office:value="-16.7551608191456" calcext:value-type="float">
            <text:p>-16.7551608191456</text:p>
          </table:table-cell>
          <table:table-cell table:formula="of:=[.BX10]+[.BX32]+[.BX54]+[.BX76]+[.BX98]+[.BX120]+[.BX142]+[.BX164]+[.BX186]+[.BX208]+[.BX230]+[.BX252]+[.BX274]+[.BX296]+[.BX318]+[.BX340]+[.BX362]+[.BX384]+[.BX406]+[.BX428]+[.BX450]+[.BX472]+[.BX494]+[.BX516]" office:value-type="float" office:value="66.3225115757845" calcext:value-type="float">
            <text:p>66.3225115757845</text:p>
          </table:table-cell>
          <table:table-cell table:formula="of:=[.BY10]+[.BY32]+[.BY54]+[.BY76]+[.BY98]+[.BY120]+[.BY142]+[.BY164]+[.BY186]+[.BY208]+[.BY230]+[.BY252]+[.BY274]+[.BY296]+[.BY318]+[.BY340]+[.BY362]+[.BY384]+[.BY406]+[.BY428]+[.BY450]+[.BY472]+[.BY494]+[.BY516]" office:value-type="float" office:value="-16.7551608191456" calcext:value-type="float">
            <text:p>-16.7551608191456</text:p>
          </table:table-cell>
          <table:table-cell table:formula="of:=[.BZ10]+[.BZ32]+[.BZ54]+[.BZ76]+[.BZ98]+[.BZ120]+[.BZ142]+[.BZ164]+[.BZ186]+[.BZ208]+[.BZ230]+[.BZ252]+[.BZ274]+[.BZ296]+[.BZ318]+[.BZ340]+[.BZ362]+[.BZ384]+[.BZ406]+[.BZ428]+[.BZ450]+[.BZ472]+[.BZ494]+[.BZ516]" office:value-type="float" office:value="0" calcext:value-type="float">
            <text:p>0</text:p>
          </table:table-cell>
          <table:table-cell table:formula="of:=[.CA10]+[.CA32]+[.CA54]+[.CA76]+[.CA98]+[.CA120]+[.CA142]+[.CA164]+[.CA186]+[.CA208]+[.CA230]+[.CA252]+[.CA274]+[.CA296]+[.CA318]+[.CA340]+[.CA362]+[.CA384]+[.CA406]+[.CA428]+[.CA450]+[.CA472]+[.CA494]+[.CA516]" office:value-type="float" office:value="0" calcext:value-type="float">
            <text:p>0</text:p>
          </table:table-cell>
          <table:table-cell table:formula="of:=[.CB10]+[.CB32]+[.CB54]+[.CB76]+[.CB98]+[.CB120]+[.CB142]+[.CB164]+[.CB186]+[.CB208]+[.CB230]+[.CB252]+[.CB274]+[.CB296]+[.CB318]+[.CB340]+[.CB362]+[.CB384]+[.CB406]+[.CB428]+[.CB450]+[.CB472]+[.CB494]+[.CB516]" office:value-type="float" office:value="0" calcext:value-type="float">
            <text:p>0</text:p>
          </table:table-cell>
          <table:table-cell table:formula="of:=[.CC10]+[.CC32]+[.CC54]+[.CC76]+[.CC98]+[.CC120]+[.CC142]+[.CC164]+[.CC186]+[.CC208]+[.CC230]+[.CC252]+[.CC274]+[.CC296]+[.CC318]+[.CC340]+[.CC362]+[.CC384]+[.CC406]+[.CC428]+[.CC450]+[.CC472]+[.CC494]+[.CC516]" office:value-type="float" office:value="0" calcext:value-type="float">
            <text:p>0</text:p>
          </table:table-cell>
          <table:table-cell table:formula="of:=[.CD10]+[.CD32]+[.CD54]+[.CD76]+[.CD98]+[.CD120]+[.CD142]+[.CD164]+[.CD186]+[.CD208]+[.CD230]+[.CD252]+[.CD274]+[.CD296]+[.CD318]+[.CD340]+[.CD362]+[.CD384]+[.CD406]+[.CD428]+[.CD450]+[.CD472]+[.CD494]+[.CD516]" office:value-type="float" office:value="0" calcext:value-type="float">
            <text:p>0</text:p>
          </table:table-cell>
          <table:table-cell table:formula="of:=[.CE10]+[.CE32]+[.CE54]+[.CE76]+[.CE98]+[.CE120]+[.CE142]+[.CE164]+[.CE186]+[.CE208]+[.CE230]+[.CE252]+[.CE274]+[.CE296]+[.CE318]+[.CE340]+[.CE362]+[.CE384]+[.CE406]+[.CE428]+[.CE450]+[.CE472]+[.CE494]+[.CE516]" office:value-type="float" office:value="-0.174532925199433" calcext:value-type="float">
            <text:p>-0.174532925199433</text:p>
          </table:table-cell>
          <table:table-cell table:formula="of:=[.CF10]+[.CF32]+[.CF54]+[.CF76]+[.CF98]+[.CF120]+[.CF142]+[.CF164]+[.CF186]+[.CF208]+[.CF230]+[.CF252]+[.CF274]+[.CF296]+[.CF318]+[.CF340]+[.CF362]+[.CF384]+[.CF406]+[.CF428]+[.CF450]+[.CF472]+[.CF494]+[.CF516]" office:value-type="float" office:value="-13.9626340159546" calcext:value-type="float">
            <text:p>-13.9626340159546</text:p>
          </table:table-cell>
          <table:table-cell table:formula="of:=[.CG10]+[.CG32]+[.CG54]+[.CG76]+[.CG98]+[.CG120]+[.CG142]+[.CG164]+[.CG186]+[.CG208]+[.CG230]+[.CG252]+[.CG274]+[.CG296]+[.CG318]+[.CG340]+[.CG362]+[.CG384]+[.CG406]+[.CG428]+[.CG450]+[.CG472]+[.CG494]+[.CG516]" office:value-type="float" office:value="0" calcext:value-type="float">
            <text:p>0</text:p>
          </table:table-cell>
          <table:table-cell table:formula="of:=[.CH10]+[.CH32]+[.CH54]+[.CH76]+[.CH98]+[.CH120]+[.CH142]+[.CH164]+[.CH186]+[.CH208]+[.CH230]+[.CH252]+[.CH274]+[.CH296]+[.CH318]+[.CH340]+[.CH362]+[.CH384]+[.CH406]+[.CH428]+[.CH450]+[.CH472]+[.CH494]+[.CH516]" office:value-type="float" office:value="0" calcext:value-type="float">
            <text:p>0</text:p>
          </table:table-cell>
          <table:table-cell table:formula="of:=[.CI10]+[.CI32]+[.CI54]+[.CI76]+[.CI98]+[.CI120]+[.CI142]+[.CI164]+[.CI186]+[.CI208]+[.CI230]+[.CI252]+[.CI274]+[.CI296]+[.CI318]+[.CI340]+[.CI362]+[.CI384]+[.CI406]+[.CI428]+[.CI450]+[.CI472]+[.CI494]+[.CI516]" office:value-type="float" office:value="0" calcext:value-type="float">
            <text:p>0</text:p>
          </table:table-cell>
          <table:table-cell table:formula="of:=[.CJ10]+[.CJ32]+[.CJ54]+[.CJ76]+[.CJ98]+[.CJ120]+[.CJ142]+[.CJ164]+[.CJ186]+[.CJ208]+[.CJ230]+[.CJ252]+[.CJ274]+[.CJ296]+[.CJ318]+[.CJ340]+[.CJ362]+[.CJ384]+[.CJ406]+[.CJ428]+[.CJ450]+[.CJ472]+[.CJ494]+[.CJ516]" office:value-type="float" office:value="0" calcext:value-type="float">
            <text:p>0</text:p>
          </table:table-cell>
          <table:table-cell/>
          <table:table-cell table:formula="of:=-[.$DI$9]*[.DS10]-[.$DI$15]*[.EV10]-[.$DI$16]*[.FT10]-[.$DI$17]*[.GR10]-[.$DI$18]*[.HP10]-[.$DI$19]*[.IN10]-[.$DI$20]*[.JL10]-[.$DI$21]*[.KJ10]-[.$DI$22]*[.LH10]" office:value-type="float" office:value="146.607657167524" calcext:value-type="float">
            <text:p>146.6076571675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O10]" office:value-type="float" office:value="0" calcext:value-type="float">
            <text:p>0</text:p>
          </table:table-cell>
          <table:table-cell table:formula="of:=[.CP10]" office:value-type="float" office:value="0" calcext:value-type="float">
            <text:p>0</text:p>
          </table:table-cell>
          <table:table-cell table:formula="of:=[.CQ10]" office:value-type="float" office:value="0" calcext:value-type="float">
            <text:p>0</text:p>
          </table:table-cell>
          <table:table-cell table:formula="of:=[.CR10]" office:value-type="float" office:value="0" calcext:value-type="float">
            <text:p>0</text:p>
          </table:table-cell>
          <table:table-cell table:formula="of:=[.CS10]" office:value-type="float" office:value="0" calcext:value-type="float">
            <text:p>0</text:p>
          </table:table-cell>
          <table:table-cell table:formula="of:=[.CT10]" office:value-type="float" office:value="-16.7551608191456" calcext:value-type="float">
            <text:p>-16.7551608191456</text:p>
          </table:table-cell>
          <table:table-cell table:formula="of:=[.CU10]" office:value-type="float" office:value="66.3225115757845" calcext:value-type="float">
            <text:p>66.3225115757845</text:p>
          </table:table-cell>
          <table:table-cell table:formula="of:=[.CV10]" office:value-type="float" office:value="-16.7551608191456" calcext:value-type="float">
            <text:p>-16.7551608191456</text:p>
          </table:table-cell>
          <table:table-cell table:formula="of:=[.CW10]" office:value-type="float" office:value="0" calcext:value-type="float">
            <text:p>0</text:p>
          </table:table-cell>
          <table:table-cell table:formula="of:=[.CX10]" office:value-type="float" office:value="0" calcext:value-type="float">
            <text:p>0</text:p>
          </table:table-cell>
          <table:table-cell table:formula="of:=[.CY10]" office:value-type="float" office:value="0" calcext:value-type="float">
            <text:p>0</text:p>
          </table:table-cell>
          <table:table-cell table:formula="of:=[.CZ10]" office:value-type="float" office:value="0" calcext:value-type="float">
            <text:p>0</text:p>
          </table:table-cell>
          <table:table-cell table:formula="of:=[.DA10]" office:value-type="float" office:value="0" calcext:value-type="float">
            <text:p>0</text:p>
          </table:table-cell>
          <table:table-cell table:formula="of:=[.DB10]" office:value-type="float" office:value="-0.174532925199433" calcext:value-type="float">
            <text:p>-0.174532925199433</text:p>
          </table:table-cell>
          <table:table-cell table:formula="of:=[.DC10]" office:value-type="float" office:value="-13.9626340159546" calcext:value-type="float">
            <text:p>-13.9626340159546</text:p>
          </table:table-cell>
          <table:table-cell table:formula="of:=[.DD10]" office:value-type="float" office:value="0" calcext:value-type="float">
            <text:p>0</text:p>
          </table:table-cell>
          <table:table-cell table:formula="of:=[.DE10]" office:value-type="float" office:value="0" calcext:value-type="float">
            <text:p>0</text:p>
          </table:table-cell>
          <table:table-cell table:formula="of:=[.DF10]" office:value-type="float" office:value="0" calcext:value-type="float">
            <text:p>0</text:p>
          </table:table-cell>
          <table:table-cell table:formula="of:=[.DG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L10]" office:value-type="float" office:value="0" calcext:value-type="float">
            <text:p>0</text:p>
          </table:table-cell>
          <table:table-cell table:formula="of:=[.DM10]" office:value-type="float" office:value="0" calcext:value-type="float">
            <text:p>0</text:p>
          </table:table-cell>
          <table:table-cell table:formula="of:=[.DN10]" office:value-type="float" office:value="0" calcext:value-type="float">
            <text:p>0</text:p>
          </table:table-cell>
          <table:table-cell table:formula="of:=[.DO10]" office:value-type="float" office:value="0" calcext:value-type="float">
            <text:p>0</text:p>
          </table:table-cell>
          <table:table-cell table:formula="of:=[.DP10]" office:value-type="float" office:value="0" calcext:value-type="float">
            <text:p>0</text:p>
          </table:table-cell>
          <table:table-cell table:formula="of:=[.DQ10]" office:value-type="float" office:value="0" calcext:value-type="float">
            <text:p>0</text:p>
          </table:table-cell>
          <table:table-cell table:formula="of:=[.DR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0]" office:value-type="float" office:value="66.3225115757845" calcext:value-type="float">
            <text:p>66.3225115757845</text:p>
          </table:table-cell>
          <table:table-cell table:formula="of:=[.DU10]" office:value-type="float" office:value="-16.7551608191456" calcext:value-type="float">
            <text:p>-16.7551608191456</text:p>
          </table:table-cell>
          <table:table-cell table:formula="of:=[.DV10]" office:value-type="float" office:value="0" calcext:value-type="float">
            <text:p>0</text:p>
          </table:table-cell>
          <table:table-cell table:formula="of:=[.DW10]" office:value-type="float" office:value="0" calcext:value-type="float">
            <text:p>0</text:p>
          </table:table-cell>
          <table:table-cell table:formula="of:=[.DX10]" office:value-type="float" office:value="0" calcext:value-type="float">
            <text:p>0</text:p>
          </table:table-cell>
          <table:table-cell table:formula="of:=[.DY10]" office:value-type="float" office:value="0" calcext:value-type="float">
            <text:p>0</text:p>
          </table:table-cell>
          <table:table-cell table:formula="of:=[.DZ10]" office:value-type="float" office:value="0" calcext:value-type="float">
            <text:p>0</text:p>
          </table:table-cell>
          <table:table-cell table:formula="of:=[.EA10]" office:value-type="float" office:value="-0.174532925199433" calcext:value-type="float">
            <text:p>-0.174532925199433</text:p>
          </table:table-cell>
          <table:table-cell table:formula="of:=[.EB10]" office:value-type="float" office:value="-13.9626340159546" calcext:value-type="float">
            <text:p>-13.9626340159546</text:p>
          </table:table-cell>
          <table:table-cell table:formula="of:=[.EC10]" office:value-type="float" office:value="0" calcext:value-type="float">
            <text:p>0</text:p>
          </table:table-cell>
          <table:table-cell table:formula="of:=[.ED10]" office:value-type="float" office:value="0" calcext:value-type="float">
            <text:p>0</text:p>
          </table:table-cell>
          <table:table-cell table:formula="of:=[.EE10]" office:value-type="float" office:value="0" calcext:value-type="float">
            <text:p>0</text:p>
          </table:table-cell>
          <table:table-cell table:formula="of:=[.EF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I10]" office:value-type="float" office:value="0" calcext:value-type="float">
            <text:p>0</text:p>
          </table:table-cell>
          <table:table-cell table:formula="of:=[.EJ10]" office:value-type="float" office:value="0" calcext:value-type="float">
            <text:p>0</text:p>
          </table:table-cell>
          <table:table-cell table:formula="of:=[.EK10]" office:value-type="float" office:value="0" calcext:value-type="float">
            <text:p>0</text:p>
          </table:table-cell>
          <table:table-cell table:formula="of:=[.EL10]" office:value-type="float" office:value="0" calcext:value-type="float">
            <text:p>0</text:p>
          </table:table-cell>
          <table:table-cell table:formula="of:=[.EM10]" office:value-type="float" office:value="0" calcext:value-type="float">
            <text:p>0</text:p>
          </table:table-cell>
          <table:table-cell table:formula="of:=[.EN10]" office:value-type="float" office:value="0" calcext:value-type="float">
            <text:p>0</text:p>
          </table:table-cell>
          <table:table-cell table:formula="of:=[.EO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0]" office:value-type="float" office:value="66.3225115757845" calcext:value-type="float">
            <text:p>66.3225115757845</text:p>
          </table:table-cell>
          <table:table-cell table:formula="of:=[.ER10]" office:value-type="float" office:value="-16.7551608191456" calcext:value-type="float">
            <text:p>-16.7551608191456</text:p>
          </table:table-cell>
          <table:table-cell table:formula="of:=[.ES10]" office:value-type="float" office:value="0" calcext:value-type="float">
            <text:p>0</text:p>
          </table:table-cell>
          <table:table-cell table:formula="of:=[.ET10]" office:value-type="float" office:value="0" calcext:value-type="float">
            <text:p>0</text:p>
          </table:table-cell>
          <table:table-cell table:formula="of:=[.EU10]" office:value-type="float" office:value="0" calcext:value-type="float">
            <text:p>0</text:p>
          </table:table-cell>
          <table:table-cell table:formula="of:=[.EV10]" office:value-type="float" office:value="0" calcext:value-type="float">
            <text:p>0</text:p>
          </table:table-cell>
          <table:table-cell table:formula="of:=[.EW10]" office:value-type="float" office:value="0" calcext:value-type="float">
            <text:p>0</text:p>
          </table:table-cell>
          <table:table-cell table:formula="of:=[.EX10]" office:value-type="float" office:value="-0.174532925199433" calcext:value-type="float">
            <text:p>-0.174532925199433</text:p>
          </table:table-cell>
          <table:table-cell table:formula="of:=[.EY10]" office:value-type="float" office:value="-13.9626340159546" calcext:value-type="float">
            <text:p>-13.9626340159546</text:p>
          </table:table-cell>
          <table:table-cell table:formula="of:=[.EZ10]" office:value-type="float" office:value="0" calcext:value-type="float">
            <text:p>0</text:p>
          </table:table-cell>
          <table:table-cell table:formula="of:=[.FA10]" office:value-type="float" office:value="0" calcext:value-type="float">
            <text:p>0</text:p>
          </table:table-cell>
          <table:table-cell table:formula="of:=[.FB10]" office:value-type="float" office:value="0" calcext:value-type="float">
            <text:p>0</text:p>
          </table:table-cell>
          <table:table-cell table:formula="of:=[.FC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F10]" office:value-type="float" office:value="0" calcext:value-type="float">
            <text:p>0</text:p>
          </table:table-cell>
          <table:table-cell table:formula="of:=[.FG10]" office:value-type="float" office:value="0" calcext:value-type="float">
            <text:p>0</text:p>
          </table:table-cell>
          <table:table-cell table:formula="of:=[.FH10]" office:value-type="float" office:value="0" calcext:value-type="float">
            <text:p>0</text:p>
          </table:table-cell>
          <table:table-cell table:formula="of:=[.FI10]" office:value-type="float" office:value="0" calcext:value-type="float">
            <text:p>0</text:p>
          </table:table-cell>
          <table:table-cell table:formula="of:=[.FJ10]" office:value-type="float" office:value="0" calcext:value-type="float">
            <text:p>0</text:p>
          </table:table-cell>
          <table:table-cell table:formula="of:=[.FK10]" office:value-type="float" office:value="0" calcext:value-type="float">
            <text:p>0</text:p>
          </table:table-cell>
          <table:table-cell table:formula="of:=[.FL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0]" office:value-type="float" office:value="66.3225115757845" calcext:value-type="float">
            <text:p>66.3225115757845</text:p>
          </table:table-cell>
          <table:table-cell table:formula="of:=[.FO10]" office:value-type="float" office:value="-16.7551608191456" calcext:value-type="float">
            <text:p>-16.7551608191456</text:p>
          </table:table-cell>
          <table:table-cell table:formula="of:=[.FP10]" office:value-type="float" office:value="0" calcext:value-type="float">
            <text:p>0</text:p>
          </table:table-cell>
          <table:table-cell table:formula="of:=[.FQ10]" office:value-type="float" office:value="0" calcext:value-type="float">
            <text:p>0</text:p>
          </table:table-cell>
          <table:table-cell table:formula="of:=[.FR10]" office:value-type="float" office:value="0" calcext:value-type="float">
            <text:p>0</text:p>
          </table:table-cell>
          <table:table-cell table:formula="of:=[.FS10]" office:value-type="float" office:value="0" calcext:value-type="float">
            <text:p>0</text:p>
          </table:table-cell>
          <table:table-cell table:formula="of:=[.FT10]" office:value-type="float" office:value="0" calcext:value-type="float">
            <text:p>0</text:p>
          </table:table-cell>
          <table:table-cell table:formula="of:=[.FU10]" office:value-type="float" office:value="-0.174532925199433" calcext:value-type="float">
            <text:p>-0.174532925199433</text:p>
          </table:table-cell>
          <table:table-cell table:formula="of:=[.FV10]" office:value-type="float" office:value="-13.9626340159546" calcext:value-type="float">
            <text:p>-13.9626340159546</text:p>
          </table:table-cell>
          <table:table-cell table:formula="of:=[.FW10]" office:value-type="float" office:value="0" calcext:value-type="float">
            <text:p>0</text:p>
          </table:table-cell>
          <table:table-cell table:formula="of:=[.FX10]" office:value-type="float" office:value="0" calcext:value-type="float">
            <text:p>0</text:p>
          </table:table-cell>
          <table:table-cell table:formula="of:=[.FY10]" office:value-type="float" office:value="0" calcext:value-type="float">
            <text:p>0</text:p>
          </table:table-cell>
          <table:table-cell table:formula="of:=[.FZ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C10]" office:value-type="float" office:value="0" calcext:value-type="float">
            <text:p>0</text:p>
          </table:table-cell>
          <table:table-cell table:formula="of:=[.GD10]" office:value-type="float" office:value="0" calcext:value-type="float">
            <text:p>0</text:p>
          </table:table-cell>
          <table:table-cell table:formula="of:=[.GE10]" office:value-type="float" office:value="0" calcext:value-type="float">
            <text:p>0</text:p>
          </table:table-cell>
          <table:table-cell table:formula="of:=[.GF10]" office:value-type="float" office:value="0" calcext:value-type="float">
            <text:p>0</text:p>
          </table:table-cell>
          <table:table-cell table:formula="of:=[.GG10]" office:value-type="float" office:value="0" calcext:value-type="float">
            <text:p>0</text:p>
          </table:table-cell>
          <table:table-cell table:formula="of:=[.GH10]" office:value-type="float" office:value="0" calcext:value-type="float">
            <text:p>0</text:p>
          </table:table-cell>
          <table:table-cell table:formula="of:=[.G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0]" office:value-type="float" office:value="66.3225115757845" calcext:value-type="float">
            <text:p>66.3225115757845</text:p>
          </table:table-cell>
          <table:table-cell table:formula="of:=[.GL10]" office:value-type="float" office:value="-16.7551608191456" calcext:value-type="float">
            <text:p>-16.7551608191456</text:p>
          </table:table-cell>
          <table:table-cell table:formula="of:=[.GM10]" office:value-type="float" office:value="0" calcext:value-type="float">
            <text:p>0</text:p>
          </table:table-cell>
          <table:table-cell table:formula="of:=[.GN10]" office:value-type="float" office:value="0" calcext:value-type="float">
            <text:p>0</text:p>
          </table:table-cell>
          <table:table-cell table:formula="of:=[.GO10]" office:value-type="float" office:value="0" calcext:value-type="float">
            <text:p>0</text:p>
          </table:table-cell>
          <table:table-cell table:formula="of:=[.GP10]" office:value-type="float" office:value="0" calcext:value-type="float">
            <text:p>0</text:p>
          </table:table-cell>
          <table:table-cell table:formula="of:=[.GQ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S10]" office:value-type="float" office:value="-13.9626340159546" calcext:value-type="float">
            <text:p>-13.9626340159546</text:p>
          </table:table-cell>
          <table:table-cell table:formula="of:=[.GT10]" office:value-type="float" office:value="0" calcext:value-type="float">
            <text:p>0</text:p>
          </table:table-cell>
          <table:table-cell table:formula="of:=[.GU10]" office:value-type="float" office:value="0" calcext:value-type="float">
            <text:p>0</text:p>
          </table:table-cell>
          <table:table-cell table:formula="of:=[.GV10]" office:value-type="float" office:value="0" calcext:value-type="float">
            <text:p>0</text:p>
          </table:table-cell>
          <table:table-cell table:formula="of:=[.GW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Z10]" office:value-type="float" office:value="0" calcext:value-type="float">
            <text:p>0</text:p>
          </table:table-cell>
          <table:table-cell table:formula="of:=[.HA10]" office:value-type="float" office:value="0" calcext:value-type="float">
            <text:p>0</text:p>
          </table:table-cell>
          <table:table-cell table:formula="of:=[.HB10]" office:value-type="float" office:value="0" calcext:value-type="float">
            <text:p>0</text:p>
          </table:table-cell>
          <table:table-cell table:formula="of:=[.HC10]" office:value-type="float" office:value="0" calcext:value-type="float">
            <text:p>0</text:p>
          </table:table-cell>
          <table:table-cell table:formula="of:=[.HD10]" office:value-type="float" office:value="0" calcext:value-type="float">
            <text:p>0</text:p>
          </table:table-cell>
          <table:table-cell table:formula="of:=[.HE10]" office:value-type="float" office:value="0" calcext:value-type="float">
            <text:p>0</text:p>
          </table:table-cell>
          <table:table-cell table:formula="of:=[.H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0]" office:value-type="float" office:value="66.3225115757845" calcext:value-type="float">
            <text:p>66.3225115757845</text:p>
          </table:table-cell>
          <table:table-cell table:formula="of:=[.HI10]" office:value-type="float" office:value="-16.7551608191456" calcext:value-type="float">
            <text:p>-16.7551608191456</text:p>
          </table:table-cell>
          <table:table-cell table:formula="of:=[.HJ10]" office:value-type="float" office:value="0" calcext:value-type="float">
            <text:p>0</text:p>
          </table:table-cell>
          <table:table-cell table:formula="of:=[.HK10]" office:value-type="float" office:value="0" calcext:value-type="float">
            <text:p>0</text:p>
          </table:table-cell>
          <table:table-cell table:formula="of:=[.HL10]" office:value-type="float" office:value="0" calcext:value-type="float">
            <text:p>0</text:p>
          </table:table-cell>
          <table:table-cell table:formula="of:=[.HM10]" office:value-type="float" office:value="0" calcext:value-type="float">
            <text:p>0</text:p>
          </table:table-cell>
          <table:table-cell table:formula="of:=[.HN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Q10]" office:value-type="float" office:value="0" calcext:value-type="float">
            <text:p>0</text:p>
          </table:table-cell>
          <table:table-cell table:formula="of:=[.HR10]" office:value-type="float" office:value="0" calcext:value-type="float">
            <text:p>0</text:p>
          </table:table-cell>
          <table:table-cell table:formula="of:=[.HS10]" office:value-type="float" office:value="0" calcext:value-type="float">
            <text:p>0</text:p>
          </table:table-cell>
          <table:table-cell table:formula="of:=[.HT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W10]" office:value-type="float" office:value="0" calcext:value-type="float">
            <text:p>0</text:p>
          </table:table-cell>
          <table:table-cell table:formula="of:=[.HX10]" office:value-type="float" office:value="0" calcext:value-type="float">
            <text:p>0</text:p>
          </table:table-cell>
          <table:table-cell table:formula="of:=[.HY10]" office:value-type="float" office:value="0" calcext:value-type="float">
            <text:p>0</text:p>
          </table:table-cell>
          <table:table-cell table:formula="of:=[.HZ10]" office:value-type="float" office:value="0" calcext:value-type="float">
            <text:p>0</text:p>
          </table:table-cell>
          <table:table-cell table:formula="of:=[.IA10]" office:value-type="float" office:value="0" calcext:value-type="float">
            <text:p>0</text:p>
          </table:table-cell>
          <table:table-cell table:formula="of:=[.IB10]" office:value-type="float" office:value="0" calcext:value-type="float">
            <text:p>0</text:p>
          </table:table-cell>
          <table:table-cell table:formula="of:=[.I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0]" office:value-type="float" office:value="66.3225115757845" calcext:value-type="float">
            <text:p>66.3225115757845</text:p>
          </table:table-cell>
          <table:table-cell table:formula="of:=[.IF10]" office:value-type="float" office:value="-16.7551608191456" calcext:value-type="float">
            <text:p>-16.7551608191456</text:p>
          </table:table-cell>
          <table:table-cell table:formula="of:=[.IG10]" office:value-type="float" office:value="0" calcext:value-type="float">
            <text:p>0</text:p>
          </table:table-cell>
          <table:table-cell table:formula="of:=[.IH10]" office:value-type="float" office:value="0" calcext:value-type="float">
            <text:p>0</text:p>
          </table:table-cell>
          <table:table-cell table:formula="of:=[.II10]" office:value-type="float" office:value="0" calcext:value-type="float">
            <text:p>0</text:p>
          </table:table-cell>
          <table:table-cell table:formula="of:=[.IJ10]" office:value-type="float" office:value="0" calcext:value-type="float">
            <text:p>0</text:p>
          </table:table-cell>
          <table:table-cell table:formula="of:=[.IK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N10]" office:value-type="float" office:value="0" calcext:value-type="float">
            <text:p>0</text:p>
          </table:table-cell>
          <table:table-cell table:formula="of:=[.IO10]" office:value-type="float" office:value="0" calcext:value-type="float">
            <text:p>0</text:p>
          </table:table-cell>
          <table:table-cell table:formula="of:=[.IP10]" office:value-type="float" office:value="0" calcext:value-type="float">
            <text:p>0</text:p>
          </table:table-cell>
          <table:table-cell table:formula="of:=[.IQ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T10]" office:value-type="float" office:value="0" calcext:value-type="float">
            <text:p>0</text:p>
          </table:table-cell>
          <table:table-cell table:formula="of:=[.IU10]" office:value-type="float" office:value="0" calcext:value-type="float">
            <text:p>0</text:p>
          </table:table-cell>
          <table:table-cell table:formula="of:=[.IV10]" office:value-type="float" office:value="0" calcext:value-type="float">
            <text:p>0</text:p>
          </table:table-cell>
          <table:table-cell table:formula="of:=[.IW10]" office:value-type="float" office:value="0" calcext:value-type="float">
            <text:p>0</text:p>
          </table:table-cell>
          <table:table-cell table:formula="of:=[.IX10]" office:value-type="float" office:value="0" calcext:value-type="float">
            <text:p>0</text:p>
          </table:table-cell>
          <table:table-cell table:formula="of:=[.IY10]" office:value-type="float" office:value="0" calcext:value-type="float">
            <text:p>0</text:p>
          </table:table-cell>
          <table:table-cell table:formula="of:=[.IZ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0]" office:value-type="float" office:value="66.3225115757845" calcext:value-type="float">
            <text:p>66.3225115757845</text:p>
          </table:table-cell>
          <table:table-cell table:formula="of:=[.JC10]" office:value-type="float" office:value="-16.7551608191456" calcext:value-type="float">
            <text:p>-16.7551608191456</text:p>
          </table:table-cell>
          <table:table-cell table:formula="of:=[.JD10]" office:value-type="float" office:value="0" calcext:value-type="float">
            <text:p>0</text:p>
          </table:table-cell>
          <table:table-cell table:formula="of:=[.JE10]" office:value-type="float" office:value="0" calcext:value-type="float">
            <text:p>0</text:p>
          </table:table-cell>
          <table:table-cell table:formula="of:=[.JF10]" office:value-type="float" office:value="0" calcext:value-type="float">
            <text:p>0</text:p>
          </table:table-cell>
          <table:table-cell table:formula="of:=[.JG10]" office:value-type="float" office:value="0" calcext:value-type="float">
            <text:p>0</text:p>
          </table:table-cell>
          <table:table-cell table:formula="of:=[.JH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K10]" office:value-type="float" office:value="0" calcext:value-type="float">
            <text:p>0</text:p>
          </table:table-cell>
          <table:table-cell table:formula="of:=[.JL10]" office:value-type="float" office:value="0" calcext:value-type="float">
            <text:p>0</text:p>
          </table:table-cell>
          <table:table-cell table:formula="of:=[.JM10]" office:value-type="float" office:value="0" calcext:value-type="float">
            <text:p>0</text:p>
          </table:table-cell>
          <table:table-cell table:formula="of:=[.JN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Q10]" office:value-type="float" office:value="0" calcext:value-type="float">
            <text:p>0</text:p>
          </table:table-cell>
          <table:table-cell table:formula="of:=[.JR10]" office:value-type="float" office:value="0" calcext:value-type="float">
            <text:p>0</text:p>
          </table:table-cell>
          <table:table-cell table:formula="of:=[.JS10]" office:value-type="float" office:value="0" calcext:value-type="float">
            <text:p>0</text:p>
          </table:table-cell>
          <table:table-cell table:formula="of:=[.JT10]" office:value-type="float" office:value="0" calcext:value-type="float">
            <text:p>0</text:p>
          </table:table-cell>
          <table:table-cell table:formula="of:=[.JU10]" office:value-type="float" office:value="0" calcext:value-type="float">
            <text:p>0</text:p>
          </table:table-cell>
          <table:table-cell table:formula="of:=[.JV10]" office:value-type="float" office:value="0" calcext:value-type="float">
            <text:p>0</text:p>
          </table:table-cell>
          <table:table-cell table:formula="of:=[.JW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0]" office:value-type="float" office:value="66.3225115757845" calcext:value-type="float">
            <text:p>66.3225115757845</text:p>
          </table:table-cell>
          <table:table-cell table:formula="of:=[.JZ10]" office:value-type="float" office:value="-16.7551608191456" calcext:value-type="float">
            <text:p>-16.7551608191456</text:p>
          </table:table-cell>
          <table:table-cell table:formula="of:=[.KA10]" office:value-type="float" office:value="0" calcext:value-type="float">
            <text:p>0</text:p>
          </table:table-cell>
          <table:table-cell table:formula="of:=[.KB10]" office:value-type="float" office:value="0" calcext:value-type="float">
            <text:p>0</text:p>
          </table:table-cell>
          <table:table-cell table:formula="of:=[.KC10]" office:value-type="float" office:value="0" calcext:value-type="float">
            <text:p>0</text:p>
          </table:table-cell>
          <table:table-cell table:formula="of:=[.KD10]" office:value-type="float" office:value="0" calcext:value-type="float">
            <text:p>0</text:p>
          </table:table-cell>
          <table:table-cell table:formula="of:=[.KE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H10]" office:value-type="float" office:value="0" calcext:value-type="float">
            <text:p>0</text:p>
          </table:table-cell>
          <table:table-cell table:formula="of:=[.KI10]" office:value-type="float" office:value="0" calcext:value-type="float">
            <text:p>0</text:p>
          </table:table-cell>
          <table:table-cell table:formula="of:=[.KJ10]" office:value-type="float" office:value="0" calcext:value-type="float">
            <text:p>0</text:p>
          </table:table-cell>
          <table:table-cell table:formula="of:=[.KK1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KN10]" office:value-type="float" office:value="0" calcext:value-type="float">
            <text:p>0</text:p>
          </table:table-cell>
          <table:table-cell table:formula="of:=[.KO10]" office:value-type="float" office:value="0" calcext:value-type="float">
            <text:p>0</text:p>
          </table:table-cell>
          <table:table-cell table:formula="of:=[.KP10]" office:value-type="float" office:value="0" calcext:value-type="float">
            <text:p>0</text:p>
          </table:table-cell>
          <table:table-cell table:formula="of:=[.KQ10]" office:value-type="float" office:value="0" calcext:value-type="float">
            <text:p>0</text:p>
          </table:table-cell>
          <table:table-cell table:formula="of:=[.KR10]" office:value-type="float" office:value="0" calcext:value-type="float">
            <text:p>0</text:p>
          </table:table-cell>
          <table:table-cell table:formula="of:=[.KS10]" office:value-type="float" office:value="0" calcext:value-type="float">
            <text:p>0</text:p>
          </table:table-cell>
          <table:table-cell table:formula="of:=[.KT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0]" office:value-type="float" office:value="66.3225115757845" calcext:value-type="float">
            <text:p>66.3225115757845</text:p>
          </table:table-cell>
          <table:table-cell table:formula="of:=[.KW10]" office:value-type="float" office:value="-16.7551608191456" calcext:value-type="float">
            <text:p>-16.7551608191456</text:p>
          </table:table-cell>
          <table:table-cell table:formula="of:=[.KX10]" office:value-type="float" office:value="0" calcext:value-type="float">
            <text:p>0</text:p>
          </table:table-cell>
          <table:table-cell table:formula="of:=[.KY10]" office:value-type="float" office:value="0" calcext:value-type="float">
            <text:p>0</text:p>
          </table:table-cell>
          <table:table-cell table:formula="of:=[.KZ10]" office:value-type="float" office:value="0" calcext:value-type="float">
            <text:p>0</text:p>
          </table:table-cell>
          <table:table-cell table:formula="of:=[.LA10]" office:value-type="float" office:value="0" calcext:value-type="float">
            <text:p>0</text:p>
          </table:table-cell>
          <table:table-cell table:formula="of:=[.LB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E10]" office:value-type="float" office:value="0" calcext:value-type="float">
            <text:p>0</text:p>
          </table:table-cell>
          <table:table-cell table:formula="of:=[.LF10]" office:value-type="float" office:value="0" calcext:value-type="float">
            <text:p>0</text:p>
          </table:table-cell>
          <table:table-cell table:formula="of:=[.LG10]" office:value-type="float" office:value="0" calcext:value-type="float">
            <text:p>0</text:p>
          </table:table-cell>
          <table:table-cell table:formula="of:=[.LH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60616771838588" calcext:value-type="float">
            <text:p>0.0160616771838588</text:p>
          </table:table-cell>
          <table:table-cell office:value-type="float" office:value="0.00389436852664692" calcext:value-type="float">
            <text:p>0.00389436852664692</text:p>
          </table:table-cell>
          <table:table-cell office:value-type="float" office:value="0.00106871958581412" calcext:value-type="float">
            <text:p>0.00106871958581412</text:p>
          </table:table-cell>
          <table:table-cell office:value-type="float" office:value="0.000260144178888146" calcext:value-type="float">
            <text:p>0.000260144178888146</text:p>
          </table:table-cell>
          <table:table-cell office:value-type="float" office:value="0.0000365827751561455" calcext:value-type="float">
            <text:p>3.65827751561455E-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0]" office:value-type="float" office:value="146.607657167524" calcext:value-type="float">
            <text:p>146.607657167524</text:p>
          </table:table-cell>
          <table:table-cell/>
          <table:table-cell office:value-type="float" office:value="2.92191821811428" calcext:value-type="float">
            <text:p>2.92191821811428</text:p>
          </table:table-cell>
          <table:table-cell table:number-columns-repeated="16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1]*[.E11]-[.F11]*[.C11]" office:value-type="float" office:value="-4.5" calcext:value-type="float">
            <text:p>-4.5</text:p>
          </table:table-cell>
          <table:table-cell table:formula="of:=[.F11]*[.A11]-[.B11]*[.E11]" office:value-type="float" office:value="6" calcext:value-type="float">
            <text:p>6</text:p>
          </table:table-cell>
          <table:table-cell table:formula="of:=[.B11]*[.C11]-[.D11]*[.A11]" office:value-type="float" office:value="-3" calcext:value-type="float">
            <text:p>-3</text:p>
          </table:table-cell>
          <table:table-cell table:formula="of:=[.C11]-[.E11]" office:value-type="float" office:value="1.5" calcext:value-type="float">
            <text:p>1.5</text:p>
          </table:table-cell>
          <table:table-cell table:formula="of:=[.E11]-[.A11]" office:value-type="float" office:value="0" calcext:value-type="float">
            <text:p>0</text:p>
          </table:table-cell>
          <table:table-cell table:formula="of:=[.A11]-[.C11]" office:value-type="float" office:value="-1.5" calcext:value-type="float">
            <text:p>-1.5</text:p>
          </table:table-cell>
          <table:table-cell table:formula="of:=[.F11]-[.B11]" office:value-type="float" office:value="1" calcext:value-type="float">
            <text:p>1</text:p>
          </table:table-cell>
          <table:table-cell table:formula="of:=[.B11]-[.F11]" office:value-type="float" office:value="-1" calcext:value-type="float">
            <text:p>-1</text:p>
          </table:table-cell>
          <table:table-cell table:formula="of:=[.D11]-[.B11]" office:value-type="float" office:value="1" calcext:value-type="float">
            <text:p>1</text:p>
          </table:table-cell>
          <table:table-cell table:formula="of:=0.5*([.A11]*([.D11]-[.F11]) + [.C11]*([.F11]-[.B11]) + [.E11]*([.B11]-[.D11]))" office:value-type="float" office:value="0.75" calcext:value-type="float">
            <text:p>0.75</text:p>
          </table:table-cell>
          <table:table-cell table:formula="of:=([.B11]+[.D11]+[.F11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1]*[.J11]+[.M11]*[.M11]" office:value-type="float" office:value="3.25" calcext:value-type="float">
            <text:p>3.25</text:p>
          </table:table-cell>
          <table:table-cell table:formula="of:=[.J11]*[.K11]+[.M11]*[.N11]" office:value-type="float" office:value="-1" calcext:value-type="float">
            <text:p>-1</text:p>
          </table:table-cell>
          <table:table-cell table:formula="of:=[.J11]*[.L11]+[.M11]*[.O11]" office:value-type="float" office:value="-1.25" calcext:value-type="float">
            <text:p>-1.25</text:p>
          </table:table-cell>
          <table:table-cell table:formula="of:=[.K11]*[.K11]+[.N11]*[.N11]" office:value-type="float" office:value="1" calcext:value-type="float">
            <text:p>1</text:p>
          </table:table-cell>
          <table:table-cell table:formula="of:=[.K11]*[.L11]+[.N11]*[.O11]" office:value-type="float" office:value="-1" calcext:value-type="float">
            <text:p>-1</text:p>
          </table:table-cell>
          <table:table-cell table:formula="of:=[.L11]*[.L11]+[.O11]*[.O11]" office:value-type="float" office:value="3.25" calcext:value-type="float">
            <text:p>3.25</text:p>
          </table:table-cell>
          <table:table-cell table:formula="of:=PI()*[.$Q11]/(2*[.$P11])*[.V11]" office:value-type="float" office:value="18.151424220741" calcext:value-type="float">
            <text:p>18.151424220741</text:p>
          </table:table-cell>
          <table:table-cell table:formula="of:=PI()*[.$Q11]/(2*[.$P11])*[.W11]" office:value-type="float" office:value="-5.58505360638185" calcext:value-type="float">
            <text:p>-5.58505360638185</text:p>
          </table:table-cell>
          <table:table-cell table:formula="of:=PI()*[.$Q11]/(2*[.$P11])*[.X11]" office:value-type="float" office:value="-6.98131700797732" calcext:value-type="float">
            <text:p>-6.98131700797732</text:p>
          </table:table-cell>
          <table:table-cell table:formula="of:=PI()*[.$Q11]/(2*[.$P11])*[.Y11]" office:value-type="float" office:value="5.58505360638185" calcext:value-type="float">
            <text:p>5.58505360638185</text:p>
          </table:table-cell>
          <table:table-cell table:formula="of:=PI()*[.$Q11]/(2*[.$P11])*[.Z11]" office:value-type="float" office:value="-5.58505360638185" calcext:value-type="float">
            <text:p>-5.58505360638185</text:p>
          </table:table-cell>
          <table:table-cell table:formula="of:=PI()*[.$Q11]/(2*[.$P11])*[.AA11]" office:value-type="float" office:value="18.151424220741" calcext:value-type="float">
            <text:p>18.151424220741</text:p>
          </table:table-cell>
          <table:table-cell table:number-columns-repeated="8"/>
          <table:table-cell table:formula="of:=[.AJ10]" office:value-type="float" office:value="-2.79252680319093" calcext:value-type="float">
            <text:p>-2.79252680319093</text:p>
          </table:table-cell>
          <table:table-cell table:formula="of:=[.AL10]" office:value-type="float" office:value="4.36332312998582" calcext:value-type="float">
            <text:p>4.36332312998582</text:p>
          </table:table-cell>
          <table:table-cell table:formula="of:=[.AM10]" office:value-type="float" office:value="-1.5707963267949" calcext:value-type="float">
            <text:p>-1.57079632679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P11]+[.BP33]+[.BP55]+[.BP77]+[.BP99]+[.BP121]+[.BP143]+[.BP165]+[.BP187]+[.BP209]+[.BP231]+[.BP253]+[.BP275]+[.BP297]+[.BP319]+[.BP341]+[.BP363]+[.BP385]+[.BP407]+[.BP429]+[.BP451]+[.BP473]+[.BP495]+[.BP517]" office:value-type="float" office:value="0" calcext:value-type="float">
            <text:p>0</text:p>
          </table:table-cell>
          <table:table-cell table:formula="of:=[.BQ11]+[.BQ33]+[.BQ55]+[.BQ77]+[.BQ99]+[.BQ121]+[.BQ143]+[.BQ165]+[.BQ187]+[.BQ209]+[.BQ231]+[.BQ253]+[.BQ275]+[.BQ297]+[.BQ319]+[.BQ341]+[.BQ363]+[.BQ385]+[.BQ407]+[.BQ429]+[.BQ451]+[.BQ473]+[.BQ495]+[.BQ517]" office:value-type="float" office:value="-5.58505360638185" calcext:value-type="float">
            <text:p>-5.58505360638185</text:p>
          </table:table-cell>
          <table:table-cell table:formula="of:=[.BR11]+[.BR33]+[.BR55]+[.BR77]+[.BR99]+[.BR121]+[.BR143]+[.BR165]+[.BR187]+[.BR209]+[.BR231]+[.BR253]+[.BR275]+[.BR297]+[.BR319]+[.BR341]+[.BR363]+[.BR385]+[.BR407]+[.BR429]+[.BR451]+[.BR473]+[.BR495]+[.BR517]" office:value-type="float" office:value="2.74889357189107" calcext:value-type="float">
            <text:p>2.74889357189107</text:p>
          </table:table-cell>
          <table:table-cell table:formula="of:=[.BS11]+[.BS33]+[.BS55]+[.BS77]+[.BS99]+[.BS121]+[.BS143]+[.BS165]+[.BS187]+[.BS209]+[.BS231]+[.BS253]+[.BS275]+[.BS297]+[.BS319]+[.BS341]+[.BS363]+[.BS385]+[.BS407]+[.BS429]+[.BS451]+[.BS473]+[.BS495]+[.BS517]" office:value-type="float" office:value="0" calcext:value-type="float">
            <text:p>0</text:p>
          </table:table-cell>
          <table:table-cell table:formula="of:=[.BT11]+[.BT33]+[.BT55]+[.BT77]+[.BT99]+[.BT121]+[.BT143]+[.BT165]+[.BT187]+[.BT209]+[.BT231]+[.BT253]+[.BT275]+[.BT297]+[.BT319]+[.BT341]+[.BT363]+[.BT385]+[.BT407]+[.BT429]+[.BT451]+[.BT473]+[.BT495]+[.BT517]" office:value-type="float" office:value="0" calcext:value-type="float">
            <text:p>0</text:p>
          </table:table-cell>
          <table:table-cell table:formula="of:=[.BU11]+[.BU33]+[.BU55]+[.BU77]+[.BU99]+[.BU121]+[.BU143]+[.BU165]+[.BU187]+[.BU209]+[.BU231]+[.BU253]+[.BU275]+[.BU297]+[.BU319]+[.BU341]+[.BU363]+[.BU385]+[.BU407]+[.BU429]+[.BU451]+[.BU473]+[.BU495]+[.BU517]" office:value-type="float" office:value="0" calcext:value-type="float">
            <text:p>0</text:p>
          </table:table-cell>
          <table:table-cell table:formula="of:=[.BV11]+[.BV33]+[.BV55]+[.BV77]+[.BV99]+[.BV121]+[.BV143]+[.BV165]+[.BV187]+[.BV209]+[.BV231]+[.BV253]+[.BV275]+[.BV297]+[.BV319]+[.BV341]+[.BV363]+[.BV385]+[.BV407]+[.BV429]+[.BV451]+[.BV473]+[.BV495]+[.BV517]" office:value-type="float" office:value="0" calcext:value-type="float">
            <text:p>0</text:p>
          </table:table-cell>
          <table:table-cell table:formula="of:=[.BW11]+[.BW33]+[.BW55]+[.BW77]+[.BW99]+[.BW121]+[.BW143]+[.BW165]+[.BW187]+[.BW209]+[.BW231]+[.BW253]+[.BW275]+[.BW297]+[.BW319]+[.BW341]+[.BW363]+[.BW385]+[.BW407]+[.BW429]+[.BW451]+[.BW473]+[.BW495]+[.BW517]" office:value-type="float" office:value="0" calcext:value-type="float">
            <text:p>0</text:p>
          </table:table-cell>
          <table:table-cell table:formula="of:=[.BX11]+[.BX33]+[.BX55]+[.BX77]+[.BX99]+[.BX121]+[.BX143]+[.BX165]+[.BX187]+[.BX209]+[.BX231]+[.BX253]+[.BX275]+[.BX297]+[.BX319]+[.BX341]+[.BX363]+[.BX385]+[.BX407]+[.BX429]+[.BX451]+[.BX473]+[.BX495]+[.BX517]" office:value-type="float" office:value="-16.7551608191456" calcext:value-type="float">
            <text:p>-16.7551608191456</text:p>
          </table:table-cell>
          <table:table-cell table:formula="of:=[.BY11]+[.BY33]+[.BY55]+[.BY77]+[.BY99]+[.BY121]+[.BY143]+[.BY165]+[.BY187]+[.BY209]+[.BY231]+[.BY253]+[.BY275]+[.BY297]+[.BY319]+[.BY341]+[.BY363]+[.BY385]+[.BY407]+[.BY429]+[.BY451]+[.BY473]+[.BY495]+[.BY517]" office:value-type="float" office:value="75.601845432221" calcext:value-type="float">
            <text:p>75.601845432221</text:p>
          </table:table-cell>
          <table:table-cell table:formula="of:=[.BZ11]+[.BZ33]+[.BZ55]+[.BZ77]+[.BZ99]+[.BZ121]+[.BZ143]+[.BZ165]+[.BZ187]+[.BZ209]+[.BZ231]+[.BZ253]+[.BZ275]+[.BZ297]+[.BZ319]+[.BZ341]+[.BZ363]+[.BZ385]+[.BZ407]+[.BZ429]+[.BZ451]+[.BZ473]+[.BZ495]+[.BZ517]" office:value-type="float" office:value="-23.6783001853897" calcext:value-type="float">
            <text:p>-23.6783001853897</text:p>
          </table:table-cell>
          <table:table-cell table:formula="of:=[.CA11]+[.CA33]+[.CA55]+[.CA77]+[.CA99]+[.CA121]+[.CA143]+[.CA165]+[.CA187]+[.CA209]+[.CA231]+[.CA253]+[.CA275]+[.CA297]+[.CA319]+[.CA341]+[.CA363]+[.CA385]+[.CA407]+[.CA429]+[.CA451]+[.CA473]+[.CA495]+[.CA517]" office:value-type="float" office:value="0" calcext:value-type="float">
            <text:p>0</text:p>
          </table:table-cell>
          <table:table-cell table:formula="of:=[.CB11]+[.CB33]+[.CB55]+[.CB77]+[.CB99]+[.CB121]+[.CB143]+[.CB165]+[.CB187]+[.CB209]+[.CB231]+[.CB253]+[.CB275]+[.CB297]+[.CB319]+[.CB341]+[.CB363]+[.CB385]+[.CB407]+[.CB429]+[.CB451]+[.CB473]+[.CB495]+[.CB517]" office:value-type="float" office:value="0" calcext:value-type="float">
            <text:p>0</text:p>
          </table:table-cell>
          <table:table-cell table:formula="of:=[.CC11]+[.CC33]+[.CC55]+[.CC77]+[.CC99]+[.CC121]+[.CC143]+[.CC165]+[.CC187]+[.CC209]+[.CC231]+[.CC253]+[.CC275]+[.CC297]+[.CC319]+[.CC341]+[.CC363]+[.CC385]+[.CC407]+[.CC429]+[.CC451]+[.CC473]+[.CC495]+[.CC517]" office:value-type="float" office:value="0" calcext:value-type="float">
            <text:p>0</text:p>
          </table:table-cell>
          <table:table-cell table:formula="of:=[.CD11]+[.CD33]+[.CD55]+[.CD77]+[.CD99]+[.CD121]+[.CD143]+[.CD165]+[.CD187]+[.CD209]+[.CD231]+[.CD253]+[.CD275]+[.CD297]+[.CD319]+[.CD341]+[.CD363]+[.CD385]+[.CD407]+[.CD429]+[.CD451]+[.CD473]+[.CD495]+[.CD517]" office:value-type="float" office:value="0" calcext:value-type="float">
            <text:p>0</text:p>
          </table:table-cell>
          <table:table-cell table:formula="of:=[.CE11]+[.CE33]+[.CE55]+[.CE77]+[.CE99]+[.CE121]+[.CE143]+[.CE165]+[.CE187]+[.CE209]+[.CE231]+[.CE253]+[.CE275]+[.CE297]+[.CE319]+[.CE341]+[.CE363]+[.CE385]+[.CE407]+[.CE429]+[.CE451]+[.CE473]+[.CE495]+[.CE517]" office:value-type="float" office:value="0" calcext:value-type="float">
            <text:p>0</text:p>
          </table:table-cell>
          <table:table-cell table:formula="of:=[.CF11]+[.CF33]+[.CF55]+[.CF77]+[.CF99]+[.CF121]+[.CF143]+[.CF165]+[.CF187]+[.CF209]+[.CF231]+[.CF253]+[.CF275]+[.CF297]+[.CF319]+[.CF341]+[.CF363]+[.CF385]+[.CF407]+[.CF429]+[.CF451]+[.CF473]+[.CF495]+[.CF517]" office:value-type="float" office:value="-0.174532925199433" calcext:value-type="float">
            <text:p>-0.174532925199433</text:p>
          </table:table-cell>
          <table:table-cell table:formula="of:=[.CG11]+[.CG33]+[.CG55]+[.CG77]+[.CG99]+[.CG121]+[.CG143]+[.CG165]+[.CG187]+[.CG209]+[.CG231]+[.CG253]+[.CG275]+[.CG297]+[.CG319]+[.CG341]+[.CG363]+[.CG385]+[.CG407]+[.CG429]+[.CG451]+[.CG473]+[.CG495]+[.CG517]" office:value-type="float" office:value="-10.0065543781008" calcext:value-type="float">
            <text:p>-10.0065543781008</text:p>
          </table:table-cell>
          <table:table-cell table:formula="of:=[.CH11]+[.CH33]+[.CH55]+[.CH77]+[.CH99]+[.CH121]+[.CH143]+[.CH165]+[.CH187]+[.CH209]+[.CH231]+[.CH253]+[.CH275]+[.CH297]+[.CH319]+[.CH341]+[.CH363]+[.CH385]+[.CH407]+[.CH429]+[.CH451]+[.CH473]+[.CH495]+[.CH517]" office:value-type="float" office:value="0" calcext:value-type="float">
            <text:p>0</text:p>
          </table:table-cell>
          <table:table-cell table:formula="of:=[.CI11]+[.CI33]+[.CI55]+[.CI77]+[.CI99]+[.CI121]+[.CI143]+[.CI165]+[.CI187]+[.CI209]+[.CI231]+[.CI253]+[.CI275]+[.CI297]+[.CI319]+[.CI341]+[.CI363]+[.CI385]+[.CI407]+[.CI429]+[.CI451]+[.CI473]+[.CI495]+[.CI517]" office:value-type="float" office:value="0" calcext:value-type="float">
            <text:p>0</text:p>
          </table:table-cell>
          <table:table-cell table:formula="of:=[.CJ11]+[.CJ33]+[.CJ55]+[.CJ77]+[.CJ99]+[.CJ121]+[.CJ143]+[.CJ165]+[.CJ187]+[.CJ209]+[.CJ231]+[.CJ253]+[.CJ275]+[.CJ297]+[.CJ319]+[.CJ341]+[.CJ363]+[.CJ385]+[.CJ407]+[.CJ429]+[.CJ451]+[.CJ473]+[.CJ495]+[.CJ517]" office:value-type="float" office:value="0" calcext:value-type="float">
            <text:p>0</text:p>
          </table:table-cell>
          <table:table-cell/>
          <table:table-cell table:formula="of:=-[.$DI$9]*[.DS11]-[.$DI$15]*[.EV11]-[.$DI$16]*[.FT11]-[.$DI$17]*[.GR11]-[.$DI$18]*[.HP11]-[.$DI$19]*[.IN11]-[.$DI$20]*[.JL11]-[.$DI$21]*[.KJ11]-[.$DI$22]*[.LH11]" office:value-type="float" office:value="81.4486984264021" calcext:value-type="float">
            <text:p>81.44869842640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M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P11]" office:value-type="float" office:value="0" calcext:value-type="float">
            <text:p>0</text:p>
          </table:table-cell>
          <table:table-cell table:formula="of:=[.CQ11]" office:value-type="float" office:value="0" calcext:value-type="float">
            <text:p>0</text:p>
          </table:table-cell>
          <table:table-cell table:formula="of:=[.CR11]" office:value-type="float" office:value="0" calcext:value-type="float">
            <text:p>0</text:p>
          </table:table-cell>
          <table:table-cell table:formula="of:=[.CS11]" office:value-type="float" office:value="0" calcext:value-type="float">
            <text:p>0</text:p>
          </table:table-cell>
          <table:table-cell table:formula="of:=[.CT11]" office:value-type="float" office:value="0" calcext:value-type="float">
            <text:p>0</text:p>
          </table:table-cell>
          <table:table-cell table:formula="of:=[.CU11]" office:value-type="float" office:value="-16.7551608191456" calcext:value-type="float">
            <text:p>-16.7551608191456</text:p>
          </table:table-cell>
          <table:table-cell table:formula="of:=[.CV11]" office:value-type="float" office:value="75.601845432221" calcext:value-type="float">
            <text:p>75.601845432221</text:p>
          </table:table-cell>
          <table:table-cell table:formula="of:=[.CW11]" office:value-type="float" office:value="-23.6783001853897" calcext:value-type="float">
            <text:p>-23.6783001853897</text:p>
          </table:table-cell>
          <table:table-cell table:formula="of:=[.CX11]" office:value-type="float" office:value="0" calcext:value-type="float">
            <text:p>0</text:p>
          </table:table-cell>
          <table:table-cell table:formula="of:=[.CY11]" office:value-type="float" office:value="0" calcext:value-type="float">
            <text:p>0</text:p>
          </table:table-cell>
          <table:table-cell table:formula="of:=[.CZ11]" office:value-type="float" office:value="0" calcext:value-type="float">
            <text:p>0</text:p>
          </table:table-cell>
          <table:table-cell table:formula="of:=[.DA11]" office:value-type="float" office:value="0" calcext:value-type="float">
            <text:p>0</text:p>
          </table:table-cell>
          <table:table-cell table:formula="of:=[.DB11]" office:value-type="float" office:value="0" calcext:value-type="float">
            <text:p>0</text:p>
          </table:table-cell>
          <table:table-cell table:formula="of:=[.DC11]" office:value-type="float" office:value="-0.174532925199433" calcext:value-type="float">
            <text:p>-0.174532925199433</text:p>
          </table:table-cell>
          <table:table-cell table:formula="of:=[.DD11]" office:value-type="float" office:value="-10.0065543781008" calcext:value-type="float">
            <text:p>-10.0065543781008</text:p>
          </table:table-cell>
          <table:table-cell table:formula="of:=[.DE11]" office:value-type="float" office:value="0" calcext:value-type="float">
            <text:p>0</text:p>
          </table:table-cell>
          <table:table-cell table:formula="of:=[.DF11]" office:value-type="float" office:value="0" calcext:value-type="float">
            <text:p>0</text:p>
          </table:table-cell>
          <table:table-cell table:formula="of:=[.DG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L11]" office:value-type="float" office:value="0" calcext:value-type="float">
            <text:p>0</text:p>
          </table:table-cell>
          <table:table-cell table:formula="of:=[.DM11]" office:value-type="float" office:value="0" calcext:value-type="float">
            <text:p>0</text:p>
          </table:table-cell>
          <table:table-cell table:formula="of:=[.DN11]" office:value-type="float" office:value="0" calcext:value-type="float">
            <text:p>0</text:p>
          </table:table-cell>
          <table:table-cell table:formula="of:=[.DO11]" office:value-type="float" office:value="0" calcext:value-type="float">
            <text:p>0</text:p>
          </table:table-cell>
          <table:table-cell table:formula="of:=[.DP11]" office:value-type="float" office:value="0" calcext:value-type="float">
            <text:p>0</text:p>
          </table:table-cell>
          <table:table-cell table:formula="of:=[.DQ11]" office:value-type="float" office:value="0" calcext:value-type="float">
            <text:p>0</text:p>
          </table:table-cell>
          <table:table-cell table:formula="of:=[.DR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1]" office:value-type="float" office:value="-16.7551608191456" calcext:value-type="float">
            <text:p>-16.7551608191456</text:p>
          </table:table-cell>
          <table:table-cell table:formula="of:=[.DU11]" office:value-type="float" office:value="75.601845432221" calcext:value-type="float">
            <text:p>75.601845432221</text:p>
          </table:table-cell>
          <table:table-cell table:formula="of:=[.DV11]" office:value-type="float" office:value="-23.6783001853897" calcext:value-type="float">
            <text:p>-23.6783001853897</text:p>
          </table:table-cell>
          <table:table-cell table:formula="of:=[.DW11]" office:value-type="float" office:value="0" calcext:value-type="float">
            <text:p>0</text:p>
          </table:table-cell>
          <table:table-cell table:formula="of:=[.DX11]" office:value-type="float" office:value="0" calcext:value-type="float">
            <text:p>0</text:p>
          </table:table-cell>
          <table:table-cell table:formula="of:=[.DY11]" office:value-type="float" office:value="0" calcext:value-type="float">
            <text:p>0</text:p>
          </table:table-cell>
          <table:table-cell table:formula="of:=[.DZ11]" office:value-type="float" office:value="0" calcext:value-type="float">
            <text:p>0</text:p>
          </table:table-cell>
          <table:table-cell table:formula="of:=[.EA11]" office:value-type="float" office:value="0" calcext:value-type="float">
            <text:p>0</text:p>
          </table:table-cell>
          <table:table-cell table:formula="of:=[.EB11]" office:value-type="float" office:value="-0.174532925199433" calcext:value-type="float">
            <text:p>-0.174532925199433</text:p>
          </table:table-cell>
          <table:table-cell table:formula="of:=[.EC11]" office:value-type="float" office:value="-10.0065543781008" calcext:value-type="float">
            <text:p>-10.0065543781008</text:p>
          </table:table-cell>
          <table:table-cell table:formula="of:=[.ED11]" office:value-type="float" office:value="0" calcext:value-type="float">
            <text:p>0</text:p>
          </table:table-cell>
          <table:table-cell table:formula="of:=[.EE11]" office:value-type="float" office:value="0" calcext:value-type="float">
            <text:p>0</text:p>
          </table:table-cell>
          <table:table-cell table:formula="of:=[.EF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I11]" office:value-type="float" office:value="0" calcext:value-type="float">
            <text:p>0</text:p>
          </table:table-cell>
          <table:table-cell table:formula="of:=[.EJ11]" office:value-type="float" office:value="0" calcext:value-type="float">
            <text:p>0</text:p>
          </table:table-cell>
          <table:table-cell table:formula="of:=[.EK11]" office:value-type="float" office:value="0" calcext:value-type="float">
            <text:p>0</text:p>
          </table:table-cell>
          <table:table-cell table:formula="of:=[.EL11]" office:value-type="float" office:value="0" calcext:value-type="float">
            <text:p>0</text:p>
          </table:table-cell>
          <table:table-cell table:formula="of:=[.EM11]" office:value-type="float" office:value="0" calcext:value-type="float">
            <text:p>0</text:p>
          </table:table-cell>
          <table:table-cell table:formula="of:=[.EN11]" office:value-type="float" office:value="0" calcext:value-type="float">
            <text:p>0</text:p>
          </table:table-cell>
          <table:table-cell table:formula="of:=[.EO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1]" office:value-type="float" office:value="-16.7551608191456" calcext:value-type="float">
            <text:p>-16.7551608191456</text:p>
          </table:table-cell>
          <table:table-cell table:formula="of:=[.ER11]" office:value-type="float" office:value="75.601845432221" calcext:value-type="float">
            <text:p>75.601845432221</text:p>
          </table:table-cell>
          <table:table-cell table:formula="of:=[.ES11]" office:value-type="float" office:value="-23.6783001853897" calcext:value-type="float">
            <text:p>-23.6783001853897</text:p>
          </table:table-cell>
          <table:table-cell table:formula="of:=[.ET11]" office:value-type="float" office:value="0" calcext:value-type="float">
            <text:p>0</text:p>
          </table:table-cell>
          <table:table-cell table:formula="of:=[.EU11]" office:value-type="float" office:value="0" calcext:value-type="float">
            <text:p>0</text:p>
          </table:table-cell>
          <table:table-cell table:formula="of:=[.EV11]" office:value-type="float" office:value="0" calcext:value-type="float">
            <text:p>0</text:p>
          </table:table-cell>
          <table:table-cell table:formula="of:=[.EW11]" office:value-type="float" office:value="0" calcext:value-type="float">
            <text:p>0</text:p>
          </table:table-cell>
          <table:table-cell table:formula="of:=[.EX11]" office:value-type="float" office:value="0" calcext:value-type="float">
            <text:p>0</text:p>
          </table:table-cell>
          <table:table-cell table:formula="of:=[.EY11]" office:value-type="float" office:value="-0.174532925199433" calcext:value-type="float">
            <text:p>-0.174532925199433</text:p>
          </table:table-cell>
          <table:table-cell table:formula="of:=[.EZ11]" office:value-type="float" office:value="-10.0065543781008" calcext:value-type="float">
            <text:p>-10.0065543781008</text:p>
          </table:table-cell>
          <table:table-cell table:formula="of:=[.FA11]" office:value-type="float" office:value="0" calcext:value-type="float">
            <text:p>0</text:p>
          </table:table-cell>
          <table:table-cell table:formula="of:=[.FB11]" office:value-type="float" office:value="0" calcext:value-type="float">
            <text:p>0</text:p>
          </table:table-cell>
          <table:table-cell table:formula="of:=[.FC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F11]" office:value-type="float" office:value="0" calcext:value-type="float">
            <text:p>0</text:p>
          </table:table-cell>
          <table:table-cell table:formula="of:=[.FG11]" office:value-type="float" office:value="0" calcext:value-type="float">
            <text:p>0</text:p>
          </table:table-cell>
          <table:table-cell table:formula="of:=[.FH11]" office:value-type="float" office:value="0" calcext:value-type="float">
            <text:p>0</text:p>
          </table:table-cell>
          <table:table-cell table:formula="of:=[.FI11]" office:value-type="float" office:value="0" calcext:value-type="float">
            <text:p>0</text:p>
          </table:table-cell>
          <table:table-cell table:formula="of:=[.FJ11]" office:value-type="float" office:value="0" calcext:value-type="float">
            <text:p>0</text:p>
          </table:table-cell>
          <table:table-cell table:formula="of:=[.FK11]" office:value-type="float" office:value="0" calcext:value-type="float">
            <text:p>0</text:p>
          </table:table-cell>
          <table:table-cell table:formula="of:=[.FL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1]" office:value-type="float" office:value="-16.7551608191456" calcext:value-type="float">
            <text:p>-16.7551608191456</text:p>
          </table:table-cell>
          <table:table-cell table:formula="of:=[.FO11]" office:value-type="float" office:value="75.601845432221" calcext:value-type="float">
            <text:p>75.601845432221</text:p>
          </table:table-cell>
          <table:table-cell table:formula="of:=[.FP11]" office:value-type="float" office:value="-23.6783001853897" calcext:value-type="float">
            <text:p>-23.6783001853897</text:p>
          </table:table-cell>
          <table:table-cell table:formula="of:=[.FQ11]" office:value-type="float" office:value="0" calcext:value-type="float">
            <text:p>0</text:p>
          </table:table-cell>
          <table:table-cell table:formula="of:=[.FR11]" office:value-type="float" office:value="0" calcext:value-type="float">
            <text:p>0</text:p>
          </table:table-cell>
          <table:table-cell table:formula="of:=[.FS11]" office:value-type="float" office:value="0" calcext:value-type="float">
            <text:p>0</text:p>
          </table:table-cell>
          <table:table-cell table:formula="of:=[.FT11]" office:value-type="float" office:value="0" calcext:value-type="float">
            <text:p>0</text:p>
          </table:table-cell>
          <table:table-cell table:formula="of:=[.FU11]" office:value-type="float" office:value="0" calcext:value-type="float">
            <text:p>0</text:p>
          </table:table-cell>
          <table:table-cell table:formula="of:=[.FV11]" office:value-type="float" office:value="-0.174532925199433" calcext:value-type="float">
            <text:p>-0.174532925199433</text:p>
          </table:table-cell>
          <table:table-cell table:formula="of:=[.FW11]" office:value-type="float" office:value="-10.0065543781008" calcext:value-type="float">
            <text:p>-10.0065543781008</text:p>
          </table:table-cell>
          <table:table-cell table:formula="of:=[.FX11]" office:value-type="float" office:value="0" calcext:value-type="float">
            <text:p>0</text:p>
          </table:table-cell>
          <table:table-cell table:formula="of:=[.FY11]" office:value-type="float" office:value="0" calcext:value-type="float">
            <text:p>0</text:p>
          </table:table-cell>
          <table:table-cell table:formula="of:=[.FZ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C11]" office:value-type="float" office:value="0" calcext:value-type="float">
            <text:p>0</text:p>
          </table:table-cell>
          <table:table-cell table:formula="of:=[.GD11]" office:value-type="float" office:value="0" calcext:value-type="float">
            <text:p>0</text:p>
          </table:table-cell>
          <table:table-cell table:formula="of:=[.GE11]" office:value-type="float" office:value="0" calcext:value-type="float">
            <text:p>0</text:p>
          </table:table-cell>
          <table:table-cell table:formula="of:=[.GF11]" office:value-type="float" office:value="0" calcext:value-type="float">
            <text:p>0</text:p>
          </table:table-cell>
          <table:table-cell table:formula="of:=[.GG11]" office:value-type="float" office:value="0" calcext:value-type="float">
            <text:p>0</text:p>
          </table:table-cell>
          <table:table-cell table:formula="of:=[.GH11]" office:value-type="float" office:value="0" calcext:value-type="float">
            <text:p>0</text:p>
          </table:table-cell>
          <table:table-cell table:formula="of:=[.GI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1]" office:value-type="float" office:value="-16.7551608191456" calcext:value-type="float">
            <text:p>-16.7551608191456</text:p>
          </table:table-cell>
          <table:table-cell table:formula="of:=[.GL11]" office:value-type="float" office:value="75.601845432221" calcext:value-type="float">
            <text:p>75.601845432221</text:p>
          </table:table-cell>
          <table:table-cell table:formula="of:=[.GM11]" office:value-type="float" office:value="-23.6783001853897" calcext:value-type="float">
            <text:p>-23.6783001853897</text:p>
          </table:table-cell>
          <table:table-cell table:formula="of:=[.GN11]" office:value-type="float" office:value="0" calcext:value-type="float">
            <text:p>0</text:p>
          </table:table-cell>
          <table:table-cell table:formula="of:=[.GO11]" office:value-type="float" office:value="0" calcext:value-type="float">
            <text:p>0</text:p>
          </table:table-cell>
          <table:table-cell table:formula="of:=[.GP11]" office:value-type="float" office:value="0" calcext:value-type="float">
            <text:p>0</text:p>
          </table:table-cell>
          <table:table-cell table:formula="of:=[.GQ11]" office:value-type="float" office:value="0" calcext:value-type="float">
            <text:p>0</text:p>
          </table:table-cell>
          <table:table-cell table:formula="of:=[.GR11]" office:value-type="float" office:value="0" calcext:value-type="float">
            <text:p>0</text:p>
          </table:table-cell>
          <table:table-cell table:formula="of:=[.GS11]" office:value-type="float" office:value="-0.174532925199433" calcext:value-type="float">
            <text:p>-0.174532925199433</text:p>
          </table:table-cell>
          <table:table-cell table:formula="of:=[.GT11]" office:value-type="float" office:value="-10.0065543781008" calcext:value-type="float">
            <text:p>-10.0065543781008</text:p>
          </table:table-cell>
          <table:table-cell table:formula="of:=[.GU11]" office:value-type="float" office:value="0" calcext:value-type="float">
            <text:p>0</text:p>
          </table:table-cell>
          <table:table-cell table:formula="of:=[.GV11]" office:value-type="float" office:value="0" calcext:value-type="float">
            <text:p>0</text:p>
          </table:table-cell>
          <table:table-cell table:formula="of:=[.GW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Z11]" office:value-type="float" office:value="0" calcext:value-type="float">
            <text:p>0</text:p>
          </table:table-cell>
          <table:table-cell table:formula="of:=[.HA11]" office:value-type="float" office:value="0" calcext:value-type="float">
            <text:p>0</text:p>
          </table:table-cell>
          <table:table-cell table:formula="of:=[.HB11]" office:value-type="float" office:value="0" calcext:value-type="float">
            <text:p>0</text:p>
          </table:table-cell>
          <table:table-cell table:formula="of:=[.HC11]" office:value-type="float" office:value="0" calcext:value-type="float">
            <text:p>0</text:p>
          </table:table-cell>
          <table:table-cell table:formula="of:=[.HD11]" office:value-type="float" office:value="0" calcext:value-type="float">
            <text:p>0</text:p>
          </table:table-cell>
          <table:table-cell table:formula="of:=[.HE11]" office:value-type="float" office:value="0" calcext:value-type="float">
            <text:p>0</text:p>
          </table:table-cell>
          <table:table-cell table:formula="of:=[.H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1]" office:value-type="float" office:value="-16.7551608191456" calcext:value-type="float">
            <text:p>-16.7551608191456</text:p>
          </table:table-cell>
          <table:table-cell table:formula="of:=[.HI11]" office:value-type="float" office:value="75.601845432221" calcext:value-type="float">
            <text:p>75.601845432221</text:p>
          </table:table-cell>
          <table:table-cell table:formula="of:=[.HJ11]" office:value-type="float" office:value="-23.6783001853897" calcext:value-type="float">
            <text:p>-23.6783001853897</text:p>
          </table:table-cell>
          <table:table-cell table:formula="of:=[.HK11]" office:value-type="float" office:value="0" calcext:value-type="float">
            <text:p>0</text:p>
          </table:table-cell>
          <table:table-cell table:formula="of:=[.HL11]" office:value-type="float" office:value="0" calcext:value-type="float">
            <text:p>0</text:p>
          </table:table-cell>
          <table:table-cell table:formula="of:=[.HM11]" office:value-type="float" office:value="0" calcext:value-type="float">
            <text:p>0</text:p>
          </table:table-cell>
          <table:table-cell table:formula="of:=[.HN11]" office:value-type="float" office:value="0" calcext:value-type="float">
            <text:p>0</text:p>
          </table:table-cell>
          <table:table-cell table:formula="of:=[.HO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Q11]" office:value-type="float" office:value="-10.0065543781008" calcext:value-type="float">
            <text:p>-10.0065543781008</text:p>
          </table:table-cell>
          <table:table-cell table:formula="of:=[.HR11]" office:value-type="float" office:value="0" calcext:value-type="float">
            <text:p>0</text:p>
          </table:table-cell>
          <table:table-cell table:formula="of:=[.HS11]" office:value-type="float" office:value="0" calcext:value-type="float">
            <text:p>0</text:p>
          </table:table-cell>
          <table:table-cell table:formula="of:=[.HT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W11]" office:value-type="float" office:value="0" calcext:value-type="float">
            <text:p>0</text:p>
          </table:table-cell>
          <table:table-cell table:formula="of:=[.HX11]" office:value-type="float" office:value="0" calcext:value-type="float">
            <text:p>0</text:p>
          </table:table-cell>
          <table:table-cell table:formula="of:=[.HY11]" office:value-type="float" office:value="0" calcext:value-type="float">
            <text:p>0</text:p>
          </table:table-cell>
          <table:table-cell table:formula="of:=[.HZ11]" office:value-type="float" office:value="0" calcext:value-type="float">
            <text:p>0</text:p>
          </table:table-cell>
          <table:table-cell table:formula="of:=[.IA11]" office:value-type="float" office:value="0" calcext:value-type="float">
            <text:p>0</text:p>
          </table:table-cell>
          <table:table-cell table:formula="of:=[.IB11]" office:value-type="float" office:value="0" calcext:value-type="float">
            <text:p>0</text:p>
          </table:table-cell>
          <table:table-cell table:formula="of:=[.I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1]" office:value-type="float" office:value="-16.7551608191456" calcext:value-type="float">
            <text:p>-16.7551608191456</text:p>
          </table:table-cell>
          <table:table-cell table:formula="of:=[.IF11]" office:value-type="float" office:value="75.601845432221" calcext:value-type="float">
            <text:p>75.601845432221</text:p>
          </table:table-cell>
          <table:table-cell table:formula="of:=[.IG11]" office:value-type="float" office:value="-23.6783001853897" calcext:value-type="float">
            <text:p>-23.6783001853897</text:p>
          </table:table-cell>
          <table:table-cell table:formula="of:=[.IH11]" office:value-type="float" office:value="0" calcext:value-type="float">
            <text:p>0</text:p>
          </table:table-cell>
          <table:table-cell table:formula="of:=[.II11]" office:value-type="float" office:value="0" calcext:value-type="float">
            <text:p>0</text:p>
          </table:table-cell>
          <table:table-cell table:formula="of:=[.IJ11]" office:value-type="float" office:value="0" calcext:value-type="float">
            <text:p>0</text:p>
          </table:table-cell>
          <table:table-cell table:formula="of:=[.IK11]" office:value-type="float" office:value="0" calcext:value-type="float">
            <text:p>0</text:p>
          </table:table-cell>
          <table:table-cell table:formula="of:=[.IL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O11]" office:value-type="float" office:value="0" calcext:value-type="float">
            <text:p>0</text:p>
          </table:table-cell>
          <table:table-cell table:formula="of:=[.IP11]" office:value-type="float" office:value="0" calcext:value-type="float">
            <text:p>0</text:p>
          </table:table-cell>
          <table:table-cell table:formula="of:=[.IQ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T11]" office:value-type="float" office:value="0" calcext:value-type="float">
            <text:p>0</text:p>
          </table:table-cell>
          <table:table-cell table:formula="of:=[.IU11]" office:value-type="float" office:value="0" calcext:value-type="float">
            <text:p>0</text:p>
          </table:table-cell>
          <table:table-cell table:formula="of:=[.IV11]" office:value-type="float" office:value="0" calcext:value-type="float">
            <text:p>0</text:p>
          </table:table-cell>
          <table:table-cell table:formula="of:=[.IW11]" office:value-type="float" office:value="0" calcext:value-type="float">
            <text:p>0</text:p>
          </table:table-cell>
          <table:table-cell table:formula="of:=[.IX11]" office:value-type="float" office:value="0" calcext:value-type="float">
            <text:p>0</text:p>
          </table:table-cell>
          <table:table-cell table:formula="of:=[.IY11]" office:value-type="float" office:value="0" calcext:value-type="float">
            <text:p>0</text:p>
          </table:table-cell>
          <table:table-cell table:formula="of:=[.IZ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1]" office:value-type="float" office:value="-16.7551608191456" calcext:value-type="float">
            <text:p>-16.7551608191456</text:p>
          </table:table-cell>
          <table:table-cell table:formula="of:=[.JC11]" office:value-type="float" office:value="75.601845432221" calcext:value-type="float">
            <text:p>75.601845432221</text:p>
          </table:table-cell>
          <table:table-cell table:formula="of:=[.JD11]" office:value-type="float" office:value="-23.6783001853897" calcext:value-type="float">
            <text:p>-23.6783001853897</text:p>
          </table:table-cell>
          <table:table-cell table:formula="of:=[.JE11]" office:value-type="float" office:value="0" calcext:value-type="float">
            <text:p>0</text:p>
          </table:table-cell>
          <table:table-cell table:formula="of:=[.JF11]" office:value-type="float" office:value="0" calcext:value-type="float">
            <text:p>0</text:p>
          </table:table-cell>
          <table:table-cell table:formula="of:=[.JG11]" office:value-type="float" office:value="0" calcext:value-type="float">
            <text:p>0</text:p>
          </table:table-cell>
          <table:table-cell table:formula="of:=[.JH11]" office:value-type="float" office:value="0" calcext:value-type="float">
            <text:p>0</text:p>
          </table:table-cell>
          <table:table-cell table:formula="of:=[.JI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L11]" office:value-type="float" office:value="0" calcext:value-type="float">
            <text:p>0</text:p>
          </table:table-cell>
          <table:table-cell table:formula="of:=[.JM11]" office:value-type="float" office:value="0" calcext:value-type="float">
            <text:p>0</text:p>
          </table:table-cell>
          <table:table-cell table:formula="of:=[.JN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Q11]" office:value-type="float" office:value="0" calcext:value-type="float">
            <text:p>0</text:p>
          </table:table-cell>
          <table:table-cell table:formula="of:=[.JR11]" office:value-type="float" office:value="0" calcext:value-type="float">
            <text:p>0</text:p>
          </table:table-cell>
          <table:table-cell table:formula="of:=[.JS11]" office:value-type="float" office:value="0" calcext:value-type="float">
            <text:p>0</text:p>
          </table:table-cell>
          <table:table-cell table:formula="of:=[.JT11]" office:value-type="float" office:value="0" calcext:value-type="float">
            <text:p>0</text:p>
          </table:table-cell>
          <table:table-cell table:formula="of:=[.JU11]" office:value-type="float" office:value="0" calcext:value-type="float">
            <text:p>0</text:p>
          </table:table-cell>
          <table:table-cell table:formula="of:=[.JV11]" office:value-type="float" office:value="0" calcext:value-type="float">
            <text:p>0</text:p>
          </table:table-cell>
          <table:table-cell table:formula="of:=[.JW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1]" office:value-type="float" office:value="-16.7551608191456" calcext:value-type="float">
            <text:p>-16.7551608191456</text:p>
          </table:table-cell>
          <table:table-cell table:formula="of:=[.JZ11]" office:value-type="float" office:value="75.601845432221" calcext:value-type="float">
            <text:p>75.601845432221</text:p>
          </table:table-cell>
          <table:table-cell table:formula="of:=[.KA11]" office:value-type="float" office:value="-23.6783001853897" calcext:value-type="float">
            <text:p>-23.6783001853897</text:p>
          </table:table-cell>
          <table:table-cell table:formula="of:=[.KB11]" office:value-type="float" office:value="0" calcext:value-type="float">
            <text:p>0</text:p>
          </table:table-cell>
          <table:table-cell table:formula="of:=[.KC11]" office:value-type="float" office:value="0" calcext:value-type="float">
            <text:p>0</text:p>
          </table:table-cell>
          <table:table-cell table:formula="of:=[.KD11]" office:value-type="float" office:value="0" calcext:value-type="float">
            <text:p>0</text:p>
          </table:table-cell>
          <table:table-cell table:formula="of:=[.KE11]" office:value-type="float" office:value="0" calcext:value-type="float">
            <text:p>0</text:p>
          </table:table-cell>
          <table:table-cell table:formula="of:=[.KF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I11]" office:value-type="float" office:value="0" calcext:value-type="float">
            <text:p>0</text:p>
          </table:table-cell>
          <table:table-cell table:formula="of:=[.KJ11]" office:value-type="float" office:value="0" calcext:value-type="float">
            <text:p>0</text:p>
          </table:table-cell>
          <table:table-cell table:formula="of:=[.KK11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N11]" office:value-type="float" office:value="0" calcext:value-type="float">
            <text:p>0</text:p>
          </table:table-cell>
          <table:table-cell table:formula="of:=[.KO11]" office:value-type="float" office:value="0" calcext:value-type="float">
            <text:p>0</text:p>
          </table:table-cell>
          <table:table-cell table:formula="of:=[.KP11]" office:value-type="float" office:value="0" calcext:value-type="float">
            <text:p>0</text:p>
          </table:table-cell>
          <table:table-cell table:formula="of:=[.KQ11]" office:value-type="float" office:value="0" calcext:value-type="float">
            <text:p>0</text:p>
          </table:table-cell>
          <table:table-cell table:formula="of:=[.KR11]" office:value-type="float" office:value="0" calcext:value-type="float">
            <text:p>0</text:p>
          </table:table-cell>
          <table:table-cell table:formula="of:=[.KS11]" office:value-type="float" office:value="0" calcext:value-type="float">
            <text:p>0</text:p>
          </table:table-cell>
          <table:table-cell table:formula="of:=[.KT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1]" office:value-type="float" office:value="-16.7551608191456" calcext:value-type="float">
            <text:p>-16.7551608191456</text:p>
          </table:table-cell>
          <table:table-cell table:formula="of:=[.KW11]" office:value-type="float" office:value="75.601845432221" calcext:value-type="float">
            <text:p>75.601845432221</text:p>
          </table:table-cell>
          <table:table-cell table:formula="of:=[.KX11]" office:value-type="float" office:value="-23.6783001853897" calcext:value-type="float">
            <text:p>-23.6783001853897</text:p>
          </table:table-cell>
          <table:table-cell table:formula="of:=[.KY11]" office:value-type="float" office:value="0" calcext:value-type="float">
            <text:p>0</text:p>
          </table:table-cell>
          <table:table-cell table:formula="of:=[.KZ11]" office:value-type="float" office:value="0" calcext:value-type="float">
            <text:p>0</text:p>
          </table:table-cell>
          <table:table-cell table:formula="of:=[.LA11]" office:value-type="float" office:value="0" calcext:value-type="float">
            <text:p>0</text:p>
          </table:table-cell>
          <table:table-cell table:formula="of:=[.LB11]" office:value-type="float" office:value="0" calcext:value-type="float">
            <text:p>0</text:p>
          </table:table-cell>
          <table:table-cell table:formula="of:=[.LC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F11]" office:value-type="float" office:value="0" calcext:value-type="float">
            <text:p>0</text:p>
          </table:table-cell>
          <table:table-cell table:formula="of:=[.LG11]" office:value-type="float" office:value="0" calcext:value-type="float">
            <text:p>0</text:p>
          </table:table-cell>
          <table:table-cell table:formula="of:=[.LH1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389436852664692" calcext:value-type="float">
            <text:p>0.00389436852664692</text:p>
          </table:table-cell>
          <table:table-cell office:value-type="float" office:value="0.0154152087513107" calcext:value-type="float">
            <text:p>0.0154152087513107</text:p>
          </table:table-cell>
          <table:table-cell office:value-type="float" office:value="0.00423034836051422" calcext:value-type="float">
            <text:p>0.00423034836051422</text:p>
          </table:table-cell>
          <table:table-cell office:value-type="float" office:value="0.00102973737476558" calcext:value-type="float">
            <text:p>0.00102973737476558</text:p>
          </table:table-cell>
          <table:table-cell office:value-type="float" office:value="0.000144806818326409" calcext:value-type="float">
            <text:p>0.0001448068183264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1]" office:value-type="float" office:value="81.4486984264021" calcext:value-type="float">
            <text:p>81.4486984264021</text:p>
          </table:table-cell>
          <table:table-cell/>
          <table:table-cell office:value-type="float" office:value="2.81592628003567" calcext:value-type="float">
            <text:p>2.81592628003567</text:p>
          </table:table-cell>
          <table:table-cell table:number-columns-repeated="1601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2]*[.E12]-[.F12]*[.C12]" office:value-type="float" office:value="-9" calcext:value-type="float">
            <text:p>-9</text:p>
          </table:table-cell>
          <table:table-cell table:formula="of:=[.F12]*[.A12]-[.B12]*[.E12]" office:value-type="float" office:value="4.5" calcext:value-type="float">
            <text:p>4.5</text:p>
          </table:table-cell>
          <table:table-cell table:formula="of:=[.B12]*[.C12]-[.D12]*[.A12]" office:value-type="float" office:value="3" calcext:value-type="float">
            <text:p>3</text:p>
          </table:table-cell>
          <table:table-cell table:formula="of:=[.C12]-[.E12]" office:value-type="float" office:value="0" calcext:value-type="float">
            <text:p>0</text:p>
          </table:table-cell>
          <table:table-cell table:formula="of:=[.E12]-[.A12]" office:value-type="float" office:value="1.5" calcext:value-type="float">
            <text:p>1.5</text:p>
          </table:table-cell>
          <table:table-cell table:formula="of:=[.A12]-[.C12]" office:value-type="float" office:value="-1.5" calcext:value-type="float">
            <text:p>-1.5</text:p>
          </table:table-cell>
          <table:table-cell table:formula="of:=[.F12]-[.B12]" office:value-type="float" office:value="1" calcext:value-type="float">
            <text:p>1</text:p>
          </table:table-cell>
          <table:table-cell table:formula="of:=[.B12]-[.F12]" office:value-type="float" office:value="-1" calcext:value-type="float">
            <text:p>-1</text:p>
          </table:table-cell>
          <table:table-cell table:formula="of:=[.D12]-[.B12]" office:value-type="float" office:value="0" calcext:value-type="float">
            <text:p>0</text:p>
          </table:table-cell>
          <table:table-cell table:formula="of:=0.5*([.A12]*([.D12]-[.F12]) + [.C12]*([.F12]-[.B12]) + [.E12]*([.B12]-[.D12]))" office:value-type="float" office:value="0.75" calcext:value-type="float">
            <text:p>0.75</text:p>
          </table:table-cell>
          <table:table-cell table:formula="of:=([.B12]+[.D12]+[.F12])/3" office:value-type="float" office:value="2.33333333333333" calcext:value-type="float">
            <text:p>2.33333333333333</text:p>
          </table:table-cell>
          <table:table-cell table:number-columns-repeated="4"/>
          <table:table-cell table:formula="of:=[.J12]*[.J12]+[.M12]*[.M12]" office:value-type="float" office:value="1" calcext:value-type="float">
            <text:p>1</text:p>
          </table:table-cell>
          <table:table-cell table:formula="of:=[.J12]*[.K12]+[.M12]*[.N12]" office:value-type="float" office:value="-1" calcext:value-type="float">
            <text:p>-1</text:p>
          </table:table-cell>
          <table:table-cell table:formula="of:=[.J12]*[.L12]+[.M12]*[.O12]" office:value-type="float" office:value="0" calcext:value-type="float">
            <text:p>0</text:p>
          </table:table-cell>
          <table:table-cell table:formula="of:=[.K12]*[.K12]+[.N12]*[.N12]" office:value-type="float" office:value="3.25" calcext:value-type="float">
            <text:p>3.25</text:p>
          </table:table-cell>
          <table:table-cell table:formula="of:=[.K12]*[.L12]+[.N12]*[.O12]" office:value-type="float" office:value="-2.25" calcext:value-type="float">
            <text:p>-2.25</text:p>
          </table:table-cell>
          <table:table-cell table:formula="of:=[.L12]*[.L12]+[.O12]*[.O12]" office:value-type="float" office:value="2.25" calcext:value-type="float">
            <text:p>2.25</text:p>
          </table:table-cell>
          <table:table-cell table:formula="of:=PI()*[.$Q12]/(2*[.$P12])*[.V12]" office:value-type="float" office:value="4.88692190558412" calcext:value-type="float">
            <text:p>4.88692190558412</text:p>
          </table:table-cell>
          <table:table-cell table:formula="of:=PI()*[.$Q12]/(2*[.$P12])*[.W12]" office:value-type="float" office:value="-4.88692190558412" calcext:value-type="float">
            <text:p>-4.88692190558412</text:p>
          </table:table-cell>
          <table:table-cell table:formula="of:=PI()*[.$Q12]/(2*[.$P12])*[.X12]" office:value-type="float" office:value="0" calcext:value-type="float">
            <text:p>0</text:p>
          </table:table-cell>
          <table:table-cell table:formula="of:=PI()*[.$Q12]/(2*[.$P12])*[.Y12]" office:value-type="float" office:value="15.8824961931484" calcext:value-type="float">
            <text:p>15.8824961931484</text:p>
          </table:table-cell>
          <table:table-cell table:formula="of:=PI()*[.$Q12]/(2*[.$P12])*[.Z12]" office:value-type="float" office:value="-10.9955742875643" calcext:value-type="float">
            <text:p>-10.9955742875643</text:p>
          </table:table-cell>
          <table:table-cell table:formula="of:=PI()*[.$Q12]/(2*[.$P12])*[.AA12]" office:value-type="float" office:value="10.9955742875643" calcext:value-type="float">
            <text:p>10.9955742875643</text:p>
          </table:table-cell>
          <table:table-cell table:number-columns-repeated="8"/>
          <table:table-cell table:formula="of:=[.AK10]" office:value-type="float" office:value="0" calcext:value-type="float">
            <text:p>0</text:p>
          </table:table-cell>
          <table:table-cell table:formula="of:=[.AM10]" office:value-type="float" office:value="-1.5707963267949" calcext:value-type="float">
            <text:p>-1.5707963267949</text:p>
          </table:table-cell>
          <table:table-cell table:formula="of:=[.AN10]" office:value-type="float" office:value="1.5707963267949" calcext:value-type="float">
            <text:p>1.570796326794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P12]+[.BP34]+[.BP56]+[.BP78]+[.BP100]+[.BP122]+[.BP144]+[.BP166]+[.BP188]+[.BP210]+[.BP232]+[.BP254]+[.BP276]+[.BP298]+[.BP320]+[.BP342]+[.BP364]+[.BP386]+[.BP408]+[.BP430]+[.BP452]+[.BP474]+[.BP496]+[.BP518]" office:value-type="float" office:value="0" calcext:value-type="float">
            <text:p>0</text:p>
          </table:table-cell>
          <table:table-cell table:formula="of:=[.BQ12]+[.BQ34]+[.BQ56]+[.BQ78]+[.BQ100]+[.BQ122]+[.BQ144]+[.BQ166]+[.BQ188]+[.BQ210]+[.BQ232]+[.BQ254]+[.BQ276]+[.BQ298]+[.BQ320]+[.BQ342]+[.BQ364]+[.BQ386]+[.BQ408]+[.BQ430]+[.BQ452]+[.BQ474]+[.BQ496]+[.BQ518]" office:value-type="float" office:value="0" calcext:value-type="float">
            <text:p>0</text:p>
          </table:table-cell>
          <table:table-cell table:formula="of:=[.BR12]+[.BR34]+[.BR56]+[.BR78]+[.BR100]+[.BR122]+[.BR144]+[.BR166]+[.BR188]+[.BR210]+[.BR232]+[.BR254]+[.BR276]+[.BR298]+[.BR320]+[.BR342]+[.BR364]+[.BR386]+[.BR408]+[.BR430]+[.BR452]+[.BR474]+[.BR496]+[.BR518]" office:value-type="float" office:value="-2.21075038585948" calcext:value-type="float">
            <text:p>-2.21075038585948</text:p>
          </table:table-cell>
          <table:table-cell table:formula="of:=[.BS12]+[.BS34]+[.BS56]+[.BS78]+[.BS100]+[.BS122]+[.BS144]+[.BS166]+[.BS188]+[.BS210]+[.BS232]+[.BS254]+[.BS276]+[.BS298]+[.BS320]+[.BS342]+[.BS364]+[.BS386]+[.BS408]+[.BS430]+[.BS452]+[.BS474]+[.BS496]+[.BS518]" office:value-type="float" office:value="-5.46869832291557" calcext:value-type="float">
            <text:p>-5.46869832291557</text:p>
          </table:table-cell>
          <table:table-cell table:formula="of:=[.BT12]+[.BT34]+[.BT56]+[.BT78]+[.BT100]+[.BT122]+[.BT144]+[.BT166]+[.BT188]+[.BT210]+[.BT232]+[.BT254]+[.BT276]+[.BT298]+[.BT320]+[.BT342]+[.BT364]+[.BT386]+[.BT408]+[.BT430]+[.BT452]+[.BT474]+[.BT496]+[.BT518]" office:value-type="float" office:value="0" calcext:value-type="float">
            <text:p>0</text:p>
          </table:table-cell>
          <table:table-cell table:formula="of:=[.BU12]+[.BU34]+[.BU56]+[.BU78]+[.BU100]+[.BU122]+[.BU144]+[.BU166]+[.BU188]+[.BU210]+[.BU232]+[.BU254]+[.BU276]+[.BU298]+[.BU320]+[.BU342]+[.BU364]+[.BU386]+[.BU408]+[.BU430]+[.BU452]+[.BU474]+[.BU496]+[.BU518]" office:value-type="float" office:value="0" calcext:value-type="float">
            <text:p>0</text:p>
          </table:table-cell>
          <table:table-cell table:formula="of:=[.BV12]+[.BV34]+[.BV56]+[.BV78]+[.BV100]+[.BV122]+[.BV144]+[.BV166]+[.BV188]+[.BV210]+[.BV232]+[.BV254]+[.BV276]+[.BV298]+[.BV320]+[.BV342]+[.BV364]+[.BV386]+[.BV408]+[.BV430]+[.BV452]+[.BV474]+[.BV496]+[.BV518]" office:value-type="float" office:value="0" calcext:value-type="float">
            <text:p>0</text:p>
          </table:table-cell>
          <table:table-cell table:formula="of:=[.BW12]+[.BW34]+[.BW56]+[.BW78]+[.BW100]+[.BW122]+[.BW144]+[.BW166]+[.BW188]+[.BW210]+[.BW232]+[.BW254]+[.BW276]+[.BW298]+[.BW320]+[.BW342]+[.BW364]+[.BW386]+[.BW408]+[.BW430]+[.BW452]+[.BW474]+[.BW496]+[.BW518]" office:value-type="float" office:value="0" calcext:value-type="float">
            <text:p>0</text:p>
          </table:table-cell>
          <table:table-cell table:formula="of:=[.BX12]+[.BX34]+[.BX56]+[.BX78]+[.BX100]+[.BX122]+[.BX144]+[.BX166]+[.BX188]+[.BX210]+[.BX232]+[.BX254]+[.BX276]+[.BX298]+[.BX320]+[.BX342]+[.BX364]+[.BX386]+[.BX408]+[.BX430]+[.BX452]+[.BX474]+[.BX496]+[.BX518]" office:value-type="float" office:value="0" calcext:value-type="float">
            <text:p>0</text:p>
          </table:table-cell>
          <table:table-cell table:formula="of:=[.BY12]+[.BY34]+[.BY56]+[.BY78]+[.BY100]+[.BY122]+[.BY144]+[.BY166]+[.BY188]+[.BY210]+[.BY232]+[.BY254]+[.BY276]+[.BY298]+[.BY320]+[.BY342]+[.BY364]+[.BY386]+[.BY408]+[.BY430]+[.BY452]+[.BY474]+[.BY496]+[.BY518]" office:value-type="float" office:value="-23.6783001853897" calcext:value-type="float">
            <text:p>-23.6783001853897</text:p>
          </table:table-cell>
          <table:table-cell table:formula="of:=[.BZ12]+[.BZ34]+[.BZ56]+[.BZ78]+[.BZ100]+[.BZ122]+[.BZ144]+[.BZ166]+[.BZ188]+[.BZ210]+[.BZ232]+[.BZ254]+[.BZ276]+[.BZ298]+[.BZ320]+[.BZ342]+[.BZ364]+[.BZ386]+[.BZ408]+[.BZ430]+[.BZ452]+[.BZ474]+[.BZ496]+[.BZ518]" office:value-type="float" office:value="92.124295684434" calcext:value-type="float">
            <text:p>92.124295684434</text:p>
          </table:table-cell>
          <table:table-cell table:formula="of:=[.CA12]+[.CA34]+[.CA56]+[.CA78]+[.CA100]+[.CA122]+[.CA144]+[.CA166]+[.CA188]+[.CA210]+[.CA232]+[.CA254]+[.CA276]+[.CA298]+[.CA320]+[.CA342]+[.CA364]+[.CA386]+[.CA408]+[.CA430]+[.CA452]+[.CA474]+[.CA496]+[.CA518]" office:value-type="float" office:value="-23.998277214922" calcext:value-type="float">
            <text:p>-23.998277214922</text:p>
          </table:table-cell>
          <table:table-cell table:formula="of:=[.CB12]+[.CB34]+[.CB56]+[.CB78]+[.CB100]+[.CB122]+[.CB144]+[.CB166]+[.CB188]+[.CB210]+[.CB232]+[.CB254]+[.CB276]+[.CB298]+[.CB320]+[.CB342]+[.CB364]+[.CB386]+[.CB408]+[.CB430]+[.CB452]+[.CB474]+[.CB496]+[.CB518]" office:value-type="float" office:value="0" calcext:value-type="float">
            <text:p>0</text:p>
          </table:table-cell>
          <table:table-cell table:formula="of:=[.CC12]+[.CC34]+[.CC56]+[.CC78]+[.CC100]+[.CC122]+[.CC144]+[.CC166]+[.CC188]+[.CC210]+[.CC232]+[.CC254]+[.CC276]+[.CC298]+[.CC320]+[.CC342]+[.CC364]+[.CC386]+[.CC408]+[.CC430]+[.CC452]+[.CC474]+[.CC496]+[.CC518]" office:value-type="float" office:value="0" calcext:value-type="float">
            <text:p>0</text:p>
          </table:table-cell>
          <table:table-cell table:formula="of:=[.CD12]+[.CD34]+[.CD56]+[.CD78]+[.CD100]+[.CD122]+[.CD144]+[.CD166]+[.CD188]+[.CD210]+[.CD232]+[.CD254]+[.CD276]+[.CD298]+[.CD320]+[.CD342]+[.CD364]+[.CD386]+[.CD408]+[.CD430]+[.CD452]+[.CD474]+[.CD496]+[.CD518]" office:value-type="float" office:value="0" calcext:value-type="float">
            <text:p>0</text:p>
          </table:table-cell>
          <table:table-cell table:formula="of:=[.CE12]+[.CE34]+[.CE56]+[.CE78]+[.CE100]+[.CE122]+[.CE144]+[.CE166]+[.CE188]+[.CE210]+[.CE232]+[.CE254]+[.CE276]+[.CE298]+[.CE320]+[.CE342]+[.CE364]+[.CE386]+[.CE408]+[.CE430]+[.CE452]+[.CE474]+[.CE496]+[.CE518]" office:value-type="float" office:value="0" calcext:value-type="float">
            <text:p>0</text:p>
          </table:table-cell>
          <table:table-cell table:formula="of:=[.CF12]+[.CF34]+[.CF56]+[.CF78]+[.CF100]+[.CF122]+[.CF144]+[.CF166]+[.CF188]+[.CF210]+[.CF232]+[.CF254]+[.CF276]+[.CF298]+[.CF320]+[.CF342]+[.CF364]+[.CF386]+[.CF408]+[.CF430]+[.CF452]+[.CF474]+[.CF496]+[.CF518]" office:value-type="float" office:value="0" calcext:value-type="float">
            <text:p>0</text:p>
          </table:table-cell>
          <table:table-cell table:formula="of:=[.CG12]+[.CG34]+[.CG56]+[.CG78]+[.CG100]+[.CG122]+[.CG144]+[.CG166]+[.CG188]+[.CG210]+[.CG232]+[.CG254]+[.CG276]+[.CG298]+[.CG320]+[.CG342]+[.CG364]+[.CG386]+[.CG408]+[.CG430]+[.CG452]+[.CG474]+[.CG496]+[.CG518]" office:value-type="float" office:value="-12.8572588230249" calcext:value-type="float">
            <text:p>-12.8572588230249</text:p>
          </table:table-cell>
          <table:table-cell table:formula="of:=[.CH12]+[.CH34]+[.CH56]+[.CH78]+[.CH100]+[.CH122]+[.CH144]+[.CH166]+[.CH188]+[.CH210]+[.CH232]+[.CH254]+[.CH276]+[.CH298]+[.CH320]+[.CH342]+[.CH364]+[.CH386]+[.CH408]+[.CH430]+[.CH452]+[.CH474]+[.CH496]+[.CH518]" office:value-type="float" office:value="-6.02138591938044" calcext:value-type="float">
            <text:p>-6.02138591938044</text:p>
          </table:table-cell>
          <table:table-cell table:formula="of:=[.CI12]+[.CI34]+[.CI56]+[.CI78]+[.CI100]+[.CI122]+[.CI144]+[.CI166]+[.CI188]+[.CI210]+[.CI232]+[.CI254]+[.CI276]+[.CI298]+[.CI320]+[.CI342]+[.CI364]+[.CI386]+[.CI408]+[.CI430]+[.CI452]+[.CI474]+[.CI496]+[.CI518]" office:value-type="float" office:value="0" calcext:value-type="float">
            <text:p>0</text:p>
          </table:table-cell>
          <table:table-cell table:formula="of:=[.CJ12]+[.CJ34]+[.CJ56]+[.CJ78]+[.CJ100]+[.CJ122]+[.CJ144]+[.CJ166]+[.CJ188]+[.CJ210]+[.CJ232]+[.CJ254]+[.CJ276]+[.CJ298]+[.CJ320]+[.CJ342]+[.CJ364]+[.CJ386]+[.CJ408]+[.CJ430]+[.CJ452]+[.CJ474]+[.CJ496]+[.CJ518]" office:value-type="float" office:value="0" calcext:value-type="float">
            <text:p>0</text:p>
          </table:table-cell>
          <table:table-cell/>
          <table:table-cell table:formula="of:=-[.$DI$9]*[.DS12]-[.$DI$15]*[.EV12]-[.$DI$16]*[.FT12]-[.$DI$17]*[.GR12]-[.$DI$18]*[.HP12]-[.$DI$19]*[.IN12]-[.$DI$20]*[.JL12]-[.$DI$21]*[.KJ12]-[.$DI$22]*[.LH12]" office:value-type="float" office:value="151.029157939243" calcext:value-type="float">
            <text:p>151.02915793924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M12]" office:value-type="float" office:value="0" calcext:value-type="float">
            <text:p>0</text:p>
          </table:table-cell>
          <table:table-cell table:formula="of:=[.CN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Q12]" office:value-type="float" office:value="0" calcext:value-type="float">
            <text:p>0</text:p>
          </table:table-cell>
          <table:table-cell table:formula="of:=[.CR12]" office:value-type="float" office:value="0" calcext:value-type="float">
            <text:p>0</text:p>
          </table:table-cell>
          <table:table-cell table:formula="of:=[.CS12]" office:value-type="float" office:value="0" calcext:value-type="float">
            <text:p>0</text:p>
          </table:table-cell>
          <table:table-cell table:formula="of:=[.CT12]" office:value-type="float" office:value="0" calcext:value-type="float">
            <text:p>0</text:p>
          </table:table-cell>
          <table:table-cell table:formula="of:=[.CU12]" office:value-type="float" office:value="0" calcext:value-type="float">
            <text:p>0</text:p>
          </table:table-cell>
          <table:table-cell table:formula="of:=[.CV12]" office:value-type="float" office:value="-23.6783001853897" calcext:value-type="float">
            <text:p>-23.6783001853897</text:p>
          </table:table-cell>
          <table:table-cell table:formula="of:=[.CW12]" office:value-type="float" office:value="92.124295684434" calcext:value-type="float">
            <text:p>92.124295684434</text:p>
          </table:table-cell>
          <table:table-cell table:formula="of:=[.CX12]" office:value-type="float" office:value="-23.998277214922" calcext:value-type="float">
            <text:p>-23.998277214922</text:p>
          </table:table-cell>
          <table:table-cell table:formula="of:=[.CY12]" office:value-type="float" office:value="0" calcext:value-type="float">
            <text:p>0</text:p>
          </table:table-cell>
          <table:table-cell table:formula="of:=[.CZ12]" office:value-type="float" office:value="0" calcext:value-type="float">
            <text:p>0</text:p>
          </table:table-cell>
          <table:table-cell table:formula="of:=[.DA12]" office:value-type="float" office:value="0" calcext:value-type="float">
            <text:p>0</text:p>
          </table:table-cell>
          <table:table-cell table:formula="of:=[.DB12]" office:value-type="float" office:value="0" calcext:value-type="float">
            <text:p>0</text:p>
          </table:table-cell>
          <table:table-cell table:formula="of:=[.DC12]" office:value-type="float" office:value="0" calcext:value-type="float">
            <text:p>0</text:p>
          </table:table-cell>
          <table:table-cell table:formula="of:=[.DD12]" office:value-type="float" office:value="-12.8572588230249" calcext:value-type="float">
            <text:p>-12.8572588230249</text:p>
          </table:table-cell>
          <table:table-cell table:formula="of:=[.DE12]" office:value-type="float" office:value="-6.02138591938044" calcext:value-type="float">
            <text:p>-6.02138591938044</text:p>
          </table:table-cell>
          <table:table-cell table:formula="of:=[.DF12]" office:value-type="float" office:value="0" calcext:value-type="float">
            <text:p>0</text:p>
          </table:table-cell>
          <table:table-cell table:formula="of:=[.DG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L12]" office:value-type="float" office:value="0" calcext:value-type="float">
            <text:p>0</text:p>
          </table:table-cell>
          <table:table-cell table:formula="of:=[.DM12]" office:value-type="float" office:value="0" calcext:value-type="float">
            <text:p>0</text:p>
          </table:table-cell>
          <table:table-cell table:formula="of:=[.DN12]" office:value-type="float" office:value="0" calcext:value-type="float">
            <text:p>0</text:p>
          </table:table-cell>
          <table:table-cell table:formula="of:=[.DO12]" office:value-type="float" office:value="0" calcext:value-type="float">
            <text:p>0</text:p>
          </table:table-cell>
          <table:table-cell table:formula="of:=[.DP12]" office:value-type="float" office:value="0" calcext:value-type="float">
            <text:p>0</text:p>
          </table:table-cell>
          <table:table-cell table:formula="of:=[.DQ12]" office:value-type="float" office:value="0" calcext:value-type="float">
            <text:p>0</text:p>
          </table:table-cell>
          <table:table-cell table:formula="of:=[.DR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2]" office:value-type="float" office:value="0" calcext:value-type="float">
            <text:p>0</text:p>
          </table:table-cell>
          <table:table-cell table:formula="of:=[.DU12]" office:value-type="float" office:value="-23.6783001853897" calcext:value-type="float">
            <text:p>-23.6783001853897</text:p>
          </table:table-cell>
          <table:table-cell table:formula="of:=[.DV12]" office:value-type="float" office:value="92.124295684434" calcext:value-type="float">
            <text:p>92.124295684434</text:p>
          </table:table-cell>
          <table:table-cell table:formula="of:=[.DW12]" office:value-type="float" office:value="-23.998277214922" calcext:value-type="float">
            <text:p>-23.998277214922</text:p>
          </table:table-cell>
          <table:table-cell table:formula="of:=[.DX12]" office:value-type="float" office:value="0" calcext:value-type="float">
            <text:p>0</text:p>
          </table:table-cell>
          <table:table-cell table:formula="of:=[.DY12]" office:value-type="float" office:value="0" calcext:value-type="float">
            <text:p>0</text:p>
          </table:table-cell>
          <table:table-cell table:formula="of:=[.DZ12]" office:value-type="float" office:value="0" calcext:value-type="float">
            <text:p>0</text:p>
          </table:table-cell>
          <table:table-cell table:formula="of:=[.EA12]" office:value-type="float" office:value="0" calcext:value-type="float">
            <text:p>0</text:p>
          </table:table-cell>
          <table:table-cell table:formula="of:=[.EB12]" office:value-type="float" office:value="0" calcext:value-type="float">
            <text:p>0</text:p>
          </table:table-cell>
          <table:table-cell table:formula="of:=[.EC12]" office:value-type="float" office:value="-12.8572588230249" calcext:value-type="float">
            <text:p>-12.8572588230249</text:p>
          </table:table-cell>
          <table:table-cell table:formula="of:=[.ED12]" office:value-type="float" office:value="-6.02138591938044" calcext:value-type="float">
            <text:p>-6.02138591938044</text:p>
          </table:table-cell>
          <table:table-cell table:formula="of:=[.EE12]" office:value-type="float" office:value="0" calcext:value-type="float">
            <text:p>0</text:p>
          </table:table-cell>
          <table:table-cell table:formula="of:=[.EF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I12]" office:value-type="float" office:value="0" calcext:value-type="float">
            <text:p>0</text:p>
          </table:table-cell>
          <table:table-cell table:formula="of:=[.EJ12]" office:value-type="float" office:value="0" calcext:value-type="float">
            <text:p>0</text:p>
          </table:table-cell>
          <table:table-cell table:formula="of:=[.EK12]" office:value-type="float" office:value="0" calcext:value-type="float">
            <text:p>0</text:p>
          </table:table-cell>
          <table:table-cell table:formula="of:=[.EL12]" office:value-type="float" office:value="0" calcext:value-type="float">
            <text:p>0</text:p>
          </table:table-cell>
          <table:table-cell table:formula="of:=[.EM12]" office:value-type="float" office:value="0" calcext:value-type="float">
            <text:p>0</text:p>
          </table:table-cell>
          <table:table-cell table:formula="of:=[.EN12]" office:value-type="float" office:value="0" calcext:value-type="float">
            <text:p>0</text:p>
          </table:table-cell>
          <table:table-cell table:formula="of:=[.EO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2]" office:value-type="float" office:value="0" calcext:value-type="float">
            <text:p>0</text:p>
          </table:table-cell>
          <table:table-cell table:formula="of:=[.ER12]" office:value-type="float" office:value="-23.6783001853897" calcext:value-type="float">
            <text:p>-23.6783001853897</text:p>
          </table:table-cell>
          <table:table-cell table:formula="of:=[.ES12]" office:value-type="float" office:value="92.124295684434" calcext:value-type="float">
            <text:p>92.124295684434</text:p>
          </table:table-cell>
          <table:table-cell table:formula="of:=[.ET12]" office:value-type="float" office:value="-23.998277214922" calcext:value-type="float">
            <text:p>-23.998277214922</text:p>
          </table:table-cell>
          <table:table-cell table:formula="of:=[.EU12]" office:value-type="float" office:value="0" calcext:value-type="float">
            <text:p>0</text:p>
          </table:table-cell>
          <table:table-cell table:formula="of:=[.EV12]" office:value-type="float" office:value="0" calcext:value-type="float">
            <text:p>0</text:p>
          </table:table-cell>
          <table:table-cell table:formula="of:=[.EW12]" office:value-type="float" office:value="0" calcext:value-type="float">
            <text:p>0</text:p>
          </table:table-cell>
          <table:table-cell table:formula="of:=[.EX12]" office:value-type="float" office:value="0" calcext:value-type="float">
            <text:p>0</text:p>
          </table:table-cell>
          <table:table-cell table:formula="of:=[.EY12]" office:value-type="float" office:value="0" calcext:value-type="float">
            <text:p>0</text:p>
          </table:table-cell>
          <table:table-cell table:formula="of:=[.EZ12]" office:value-type="float" office:value="-12.8572588230249" calcext:value-type="float">
            <text:p>-12.8572588230249</text:p>
          </table:table-cell>
          <table:table-cell table:formula="of:=[.FA12]" office:value-type="float" office:value="-6.02138591938044" calcext:value-type="float">
            <text:p>-6.02138591938044</text:p>
          </table:table-cell>
          <table:table-cell table:formula="of:=[.FB12]" office:value-type="float" office:value="0" calcext:value-type="float">
            <text:p>0</text:p>
          </table:table-cell>
          <table:table-cell table:formula="of:=[.FC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F12]" office:value-type="float" office:value="0" calcext:value-type="float">
            <text:p>0</text:p>
          </table:table-cell>
          <table:table-cell table:formula="of:=[.FG12]" office:value-type="float" office:value="0" calcext:value-type="float">
            <text:p>0</text:p>
          </table:table-cell>
          <table:table-cell table:formula="of:=[.FH12]" office:value-type="float" office:value="0" calcext:value-type="float">
            <text:p>0</text:p>
          </table:table-cell>
          <table:table-cell table:formula="of:=[.FI12]" office:value-type="float" office:value="0" calcext:value-type="float">
            <text:p>0</text:p>
          </table:table-cell>
          <table:table-cell table:formula="of:=[.FJ12]" office:value-type="float" office:value="0" calcext:value-type="float">
            <text:p>0</text:p>
          </table:table-cell>
          <table:table-cell table:formula="of:=[.FK12]" office:value-type="float" office:value="0" calcext:value-type="float">
            <text:p>0</text:p>
          </table:table-cell>
          <table:table-cell table:formula="of:=[.FL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2]" office:value-type="float" office:value="0" calcext:value-type="float">
            <text:p>0</text:p>
          </table:table-cell>
          <table:table-cell table:formula="of:=[.FO12]" office:value-type="float" office:value="-23.6783001853897" calcext:value-type="float">
            <text:p>-23.6783001853897</text:p>
          </table:table-cell>
          <table:table-cell table:formula="of:=[.FP12]" office:value-type="float" office:value="92.124295684434" calcext:value-type="float">
            <text:p>92.124295684434</text:p>
          </table:table-cell>
          <table:table-cell table:formula="of:=[.FQ12]" office:value-type="float" office:value="-23.998277214922" calcext:value-type="float">
            <text:p>-23.998277214922</text:p>
          </table:table-cell>
          <table:table-cell table:formula="of:=[.FR12]" office:value-type="float" office:value="0" calcext:value-type="float">
            <text:p>0</text:p>
          </table:table-cell>
          <table:table-cell table:formula="of:=[.FS12]" office:value-type="float" office:value="0" calcext:value-type="float">
            <text:p>0</text:p>
          </table:table-cell>
          <table:table-cell table:formula="of:=[.FT12]" office:value-type="float" office:value="0" calcext:value-type="float">
            <text:p>0</text:p>
          </table:table-cell>
          <table:table-cell table:formula="of:=[.FU12]" office:value-type="float" office:value="0" calcext:value-type="float">
            <text:p>0</text:p>
          </table:table-cell>
          <table:table-cell table:formula="of:=[.FV12]" office:value-type="float" office:value="0" calcext:value-type="float">
            <text:p>0</text:p>
          </table:table-cell>
          <table:table-cell table:formula="of:=[.FW12]" office:value-type="float" office:value="-12.8572588230249" calcext:value-type="float">
            <text:p>-12.8572588230249</text:p>
          </table:table-cell>
          <table:table-cell table:formula="of:=[.FX12]" office:value-type="float" office:value="-6.02138591938044" calcext:value-type="float">
            <text:p>-6.02138591938044</text:p>
          </table:table-cell>
          <table:table-cell table:formula="of:=[.FY12]" office:value-type="float" office:value="0" calcext:value-type="float">
            <text:p>0</text:p>
          </table:table-cell>
          <table:table-cell table:formula="of:=[.FZ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C12]" office:value-type="float" office:value="0" calcext:value-type="float">
            <text:p>0</text:p>
          </table:table-cell>
          <table:table-cell table:formula="of:=[.GD12]" office:value-type="float" office:value="0" calcext:value-type="float">
            <text:p>0</text:p>
          </table:table-cell>
          <table:table-cell table:formula="of:=[.GE12]" office:value-type="float" office:value="0" calcext:value-type="float">
            <text:p>0</text:p>
          </table:table-cell>
          <table:table-cell table:formula="of:=[.GF12]" office:value-type="float" office:value="0" calcext:value-type="float">
            <text:p>0</text:p>
          </table:table-cell>
          <table:table-cell table:formula="of:=[.GG12]" office:value-type="float" office:value="0" calcext:value-type="float">
            <text:p>0</text:p>
          </table:table-cell>
          <table:table-cell table:formula="of:=[.GH12]" office:value-type="float" office:value="0" calcext:value-type="float">
            <text:p>0</text:p>
          </table:table-cell>
          <table:table-cell table:formula="of:=[.GI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2]" office:value-type="float" office:value="0" calcext:value-type="float">
            <text:p>0</text:p>
          </table:table-cell>
          <table:table-cell table:formula="of:=[.GL12]" office:value-type="float" office:value="-23.6783001853897" calcext:value-type="float">
            <text:p>-23.6783001853897</text:p>
          </table:table-cell>
          <table:table-cell table:formula="of:=[.GM12]" office:value-type="float" office:value="92.124295684434" calcext:value-type="float">
            <text:p>92.124295684434</text:p>
          </table:table-cell>
          <table:table-cell table:formula="of:=[.GN12]" office:value-type="float" office:value="-23.998277214922" calcext:value-type="float">
            <text:p>-23.998277214922</text:p>
          </table:table-cell>
          <table:table-cell table:formula="of:=[.GO12]" office:value-type="float" office:value="0" calcext:value-type="float">
            <text:p>0</text:p>
          </table:table-cell>
          <table:table-cell table:formula="of:=[.GP12]" office:value-type="float" office:value="0" calcext:value-type="float">
            <text:p>0</text:p>
          </table:table-cell>
          <table:table-cell table:formula="of:=[.GQ12]" office:value-type="float" office:value="0" calcext:value-type="float">
            <text:p>0</text:p>
          </table:table-cell>
          <table:table-cell table:formula="of:=[.GR12]" office:value-type="float" office:value="0" calcext:value-type="float">
            <text:p>0</text:p>
          </table:table-cell>
          <table:table-cell table:formula="of:=[.GS12]" office:value-type="float" office:value="0" calcext:value-type="float">
            <text:p>0</text:p>
          </table:table-cell>
          <table:table-cell table:formula="of:=[.GT12]" office:value-type="float" office:value="-12.8572588230249" calcext:value-type="float">
            <text:p>-12.8572588230249</text:p>
          </table:table-cell>
          <table:table-cell table:formula="of:=[.GU12]" office:value-type="float" office:value="-6.02138591938044" calcext:value-type="float">
            <text:p>-6.02138591938044</text:p>
          </table:table-cell>
          <table:table-cell table:formula="of:=[.GV12]" office:value-type="float" office:value="0" calcext:value-type="float">
            <text:p>0</text:p>
          </table:table-cell>
          <table:table-cell table:formula="of:=[.GW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Z12]" office:value-type="float" office:value="0" calcext:value-type="float">
            <text:p>0</text:p>
          </table:table-cell>
          <table:table-cell table:formula="of:=[.HA12]" office:value-type="float" office:value="0" calcext:value-type="float">
            <text:p>0</text:p>
          </table:table-cell>
          <table:table-cell table:formula="of:=[.HB12]" office:value-type="float" office:value="0" calcext:value-type="float">
            <text:p>0</text:p>
          </table:table-cell>
          <table:table-cell table:formula="of:=[.HC12]" office:value-type="float" office:value="0" calcext:value-type="float">
            <text:p>0</text:p>
          </table:table-cell>
          <table:table-cell table:formula="of:=[.HD12]" office:value-type="float" office:value="0" calcext:value-type="float">
            <text:p>0</text:p>
          </table:table-cell>
          <table:table-cell table:formula="of:=[.HE12]" office:value-type="float" office:value="0" calcext:value-type="float">
            <text:p>0</text:p>
          </table:table-cell>
          <table:table-cell table:formula="of:=[.H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2]" office:value-type="float" office:value="0" calcext:value-type="float">
            <text:p>0</text:p>
          </table:table-cell>
          <table:table-cell table:formula="of:=[.HI12]" office:value-type="float" office:value="-23.6783001853897" calcext:value-type="float">
            <text:p>-23.6783001853897</text:p>
          </table:table-cell>
          <table:table-cell table:formula="of:=[.HJ12]" office:value-type="float" office:value="92.124295684434" calcext:value-type="float">
            <text:p>92.124295684434</text:p>
          </table:table-cell>
          <table:table-cell table:formula="of:=[.HK12]" office:value-type="float" office:value="-23.998277214922" calcext:value-type="float">
            <text:p>-23.998277214922</text:p>
          </table:table-cell>
          <table:table-cell table:formula="of:=[.HL12]" office:value-type="float" office:value="0" calcext:value-type="float">
            <text:p>0</text:p>
          </table:table-cell>
          <table:table-cell table:formula="of:=[.HM12]" office:value-type="float" office:value="0" calcext:value-type="float">
            <text:p>0</text:p>
          </table:table-cell>
          <table:table-cell table:formula="of:=[.HN12]" office:value-type="float" office:value="0" calcext:value-type="float">
            <text:p>0</text:p>
          </table:table-cell>
          <table:table-cell table:formula="of:=[.HO12]" office:value-type="float" office:value="0" calcext:value-type="float">
            <text:p>0</text:p>
          </table:table-cell>
          <table:table-cell table:formula="of:=[.HP12]" office:value-type="float" office:value="0" calcext:value-type="float">
            <text:p>0</text:p>
          </table:table-cell>
          <table:table-cell table:formula="of:=[.HQ12]" office:value-type="float" office:value="-12.8572588230249" calcext:value-type="float">
            <text:p>-12.8572588230249</text:p>
          </table:table-cell>
          <table:table-cell table:formula="of:=[.HR12]" office:value-type="float" office:value="-6.02138591938044" calcext:value-type="float">
            <text:p>-6.02138591938044</text:p>
          </table:table-cell>
          <table:table-cell table:formula="of:=[.HS12]" office:value-type="float" office:value="0" calcext:value-type="float">
            <text:p>0</text:p>
          </table:table-cell>
          <table:table-cell table:formula="of:=[.HT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W12]" office:value-type="float" office:value="0" calcext:value-type="float">
            <text:p>0</text:p>
          </table:table-cell>
          <table:table-cell table:formula="of:=[.HX12]" office:value-type="float" office:value="0" calcext:value-type="float">
            <text:p>0</text:p>
          </table:table-cell>
          <table:table-cell table:formula="of:=[.HY12]" office:value-type="float" office:value="0" calcext:value-type="float">
            <text:p>0</text:p>
          </table:table-cell>
          <table:table-cell table:formula="of:=[.HZ12]" office:value-type="float" office:value="0" calcext:value-type="float">
            <text:p>0</text:p>
          </table:table-cell>
          <table:table-cell table:formula="of:=[.IA12]" office:value-type="float" office:value="0" calcext:value-type="float">
            <text:p>0</text:p>
          </table:table-cell>
          <table:table-cell table:formula="of:=[.IB12]" office:value-type="float" office:value="0" calcext:value-type="float">
            <text:p>0</text:p>
          </table:table-cell>
          <table:table-cell table:formula="of:=[.I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2]" office:value-type="float" office:value="0" calcext:value-type="float">
            <text:p>0</text:p>
          </table:table-cell>
          <table:table-cell table:formula="of:=[.IF12]" office:value-type="float" office:value="-23.6783001853897" calcext:value-type="float">
            <text:p>-23.6783001853897</text:p>
          </table:table-cell>
          <table:table-cell table:formula="of:=[.IG12]" office:value-type="float" office:value="92.124295684434" calcext:value-type="float">
            <text:p>92.124295684434</text:p>
          </table:table-cell>
          <table:table-cell table:formula="of:=[.IH12]" office:value-type="float" office:value="-23.998277214922" calcext:value-type="float">
            <text:p>-23.998277214922</text:p>
          </table:table-cell>
          <table:table-cell table:formula="of:=[.II12]" office:value-type="float" office:value="0" calcext:value-type="float">
            <text:p>0</text:p>
          </table:table-cell>
          <table:table-cell table:formula="of:=[.IJ12]" office:value-type="float" office:value="0" calcext:value-type="float">
            <text:p>0</text:p>
          </table:table-cell>
          <table:table-cell table:formula="of:=[.IK12]" office:value-type="float" office:value="0" calcext:value-type="float">
            <text:p>0</text:p>
          </table:table-cell>
          <table:table-cell table:formula="of:=[.IL12]" office:value-type="float" office:value="0" calcext:value-type="float">
            <text:p>0</text:p>
          </table:table-cell>
          <table:table-cell table:formula="of:=[.IM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O12]" office:value-type="float" office:value="-6.02138591938044" calcext:value-type="float">
            <text:p>-6.02138591938044</text:p>
          </table:table-cell>
          <table:table-cell table:formula="of:=[.IP12]" office:value-type="float" office:value="0" calcext:value-type="float">
            <text:p>0</text:p>
          </table:table-cell>
          <table:table-cell table:formula="of:=[.IQ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T12]" office:value-type="float" office:value="0" calcext:value-type="float">
            <text:p>0</text:p>
          </table:table-cell>
          <table:table-cell table:formula="of:=[.IU12]" office:value-type="float" office:value="0" calcext:value-type="float">
            <text:p>0</text:p>
          </table:table-cell>
          <table:table-cell table:formula="of:=[.IV12]" office:value-type="float" office:value="0" calcext:value-type="float">
            <text:p>0</text:p>
          </table:table-cell>
          <table:table-cell table:formula="of:=[.IW12]" office:value-type="float" office:value="0" calcext:value-type="float">
            <text:p>0</text:p>
          </table:table-cell>
          <table:table-cell table:formula="of:=[.IX12]" office:value-type="float" office:value="0" calcext:value-type="float">
            <text:p>0</text:p>
          </table:table-cell>
          <table:table-cell table:formula="of:=[.IY12]" office:value-type="float" office:value="0" calcext:value-type="float">
            <text:p>0</text:p>
          </table:table-cell>
          <table:table-cell table:formula="of:=[.IZ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2]" office:value-type="float" office:value="0" calcext:value-type="float">
            <text:p>0</text:p>
          </table:table-cell>
          <table:table-cell table:formula="of:=[.JC12]" office:value-type="float" office:value="-23.6783001853897" calcext:value-type="float">
            <text:p>-23.6783001853897</text:p>
          </table:table-cell>
          <table:table-cell table:formula="of:=[.JD12]" office:value-type="float" office:value="92.124295684434" calcext:value-type="float">
            <text:p>92.124295684434</text:p>
          </table:table-cell>
          <table:table-cell table:formula="of:=[.JE12]" office:value-type="float" office:value="-23.998277214922" calcext:value-type="float">
            <text:p>-23.998277214922</text:p>
          </table:table-cell>
          <table:table-cell table:formula="of:=[.JF12]" office:value-type="float" office:value="0" calcext:value-type="float">
            <text:p>0</text:p>
          </table:table-cell>
          <table:table-cell table:formula="of:=[.JG12]" office:value-type="float" office:value="0" calcext:value-type="float">
            <text:p>0</text:p>
          </table:table-cell>
          <table:table-cell table:formula="of:=[.JH12]" office:value-type="float" office:value="0" calcext:value-type="float">
            <text:p>0</text:p>
          </table:table-cell>
          <table:table-cell table:formula="of:=[.JI12]" office:value-type="float" office:value="0" calcext:value-type="float">
            <text:p>0</text:p>
          </table:table-cell>
          <table:table-cell table:formula="of:=[.JJ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M12]" office:value-type="float" office:value="0" calcext:value-type="float">
            <text:p>0</text:p>
          </table:table-cell>
          <table:table-cell table:formula="of:=[.JN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Q12]" office:value-type="float" office:value="0" calcext:value-type="float">
            <text:p>0</text:p>
          </table:table-cell>
          <table:table-cell table:formula="of:=[.JR12]" office:value-type="float" office:value="0" calcext:value-type="float">
            <text:p>0</text:p>
          </table:table-cell>
          <table:table-cell table:formula="of:=[.JS12]" office:value-type="float" office:value="0" calcext:value-type="float">
            <text:p>0</text:p>
          </table:table-cell>
          <table:table-cell table:formula="of:=[.JT12]" office:value-type="float" office:value="0" calcext:value-type="float">
            <text:p>0</text:p>
          </table:table-cell>
          <table:table-cell table:formula="of:=[.JU12]" office:value-type="float" office:value="0" calcext:value-type="float">
            <text:p>0</text:p>
          </table:table-cell>
          <table:table-cell table:formula="of:=[.JV12]" office:value-type="float" office:value="0" calcext:value-type="float">
            <text:p>0</text:p>
          </table:table-cell>
          <table:table-cell table:formula="of:=[.JW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2]" office:value-type="float" office:value="0" calcext:value-type="float">
            <text:p>0</text:p>
          </table:table-cell>
          <table:table-cell table:formula="of:=[.JZ12]" office:value-type="float" office:value="-23.6783001853897" calcext:value-type="float">
            <text:p>-23.6783001853897</text:p>
          </table:table-cell>
          <table:table-cell table:formula="of:=[.KA12]" office:value-type="float" office:value="92.124295684434" calcext:value-type="float">
            <text:p>92.124295684434</text:p>
          </table:table-cell>
          <table:table-cell table:formula="of:=[.KB12]" office:value-type="float" office:value="-23.998277214922" calcext:value-type="float">
            <text:p>-23.998277214922</text:p>
          </table:table-cell>
          <table:table-cell table:formula="of:=[.KC12]" office:value-type="float" office:value="0" calcext:value-type="float">
            <text:p>0</text:p>
          </table:table-cell>
          <table:table-cell table:formula="of:=[.KD12]" office:value-type="float" office:value="0" calcext:value-type="float">
            <text:p>0</text:p>
          </table:table-cell>
          <table:table-cell table:formula="of:=[.KE12]" office:value-type="float" office:value="0" calcext:value-type="float">
            <text:p>0</text:p>
          </table:table-cell>
          <table:table-cell table:formula="of:=[.KF12]" office:value-type="float" office:value="0" calcext:value-type="float">
            <text:p>0</text:p>
          </table:table-cell>
          <table:table-cell table:formula="of:=[.KG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J12]" office:value-type="float" office:value="0" calcext:value-type="float">
            <text:p>0</text:p>
          </table:table-cell>
          <table:table-cell table:formula="of:=[.KK12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KN12]" office:value-type="float" office:value="0" calcext:value-type="float">
            <text:p>0</text:p>
          </table:table-cell>
          <table:table-cell table:formula="of:=[.KO12]" office:value-type="float" office:value="0" calcext:value-type="float">
            <text:p>0</text:p>
          </table:table-cell>
          <table:table-cell table:formula="of:=[.KP12]" office:value-type="float" office:value="0" calcext:value-type="float">
            <text:p>0</text:p>
          </table:table-cell>
          <table:table-cell table:formula="of:=[.KQ12]" office:value-type="float" office:value="0" calcext:value-type="float">
            <text:p>0</text:p>
          </table:table-cell>
          <table:table-cell table:formula="of:=[.KR12]" office:value-type="float" office:value="0" calcext:value-type="float">
            <text:p>0</text:p>
          </table:table-cell>
          <table:table-cell table:formula="of:=[.KS12]" office:value-type="float" office:value="0" calcext:value-type="float">
            <text:p>0</text:p>
          </table:table-cell>
          <table:table-cell table:formula="of:=[.KT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2]" office:value-type="float" office:value="0" calcext:value-type="float">
            <text:p>0</text:p>
          </table:table-cell>
          <table:table-cell table:formula="of:=[.KW12]" office:value-type="float" office:value="-23.6783001853897" calcext:value-type="float">
            <text:p>-23.6783001853897</text:p>
          </table:table-cell>
          <table:table-cell table:formula="of:=[.KX12]" office:value-type="float" office:value="92.124295684434" calcext:value-type="float">
            <text:p>92.124295684434</text:p>
          </table:table-cell>
          <table:table-cell table:formula="of:=[.KY12]" office:value-type="float" office:value="-23.998277214922" calcext:value-type="float">
            <text:p>-23.998277214922</text:p>
          </table:table-cell>
          <table:table-cell table:formula="of:=[.KZ12]" office:value-type="float" office:value="0" calcext:value-type="float">
            <text:p>0</text:p>
          </table:table-cell>
          <table:table-cell table:formula="of:=[.LA12]" office:value-type="float" office:value="0" calcext:value-type="float">
            <text:p>0</text:p>
          </table:table-cell>
          <table:table-cell table:formula="of:=[.LB12]" office:value-type="float" office:value="0" calcext:value-type="float">
            <text:p>0</text:p>
          </table:table-cell>
          <table:table-cell table:formula="of:=[.LC12]" office:value-type="float" office:value="0" calcext:value-type="float">
            <text:p>0</text:p>
          </table:table-cell>
          <table:table-cell table:formula="of:=[.LD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G12]" office:value-type="float" office:value="0" calcext:value-type="float">
            <text:p>0</text:p>
          </table:table-cell>
          <table:table-cell table:formula="of:=[.LH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06871958581412" calcext:value-type="float">
            <text:p>0.00106871958581412</text:p>
          </table:table-cell>
          <table:table-cell office:value-type="float" office:value="0.00423034836051422" calcext:value-type="float">
            <text:p>0.00423034836051422</text:p>
          </table:table-cell>
          <table:table-cell office:value-type="float" office:value="0.0127507283876505" calcext:value-type="float">
            <text:p>0.0127507283876505</text:p>
          </table:table-cell>
          <table:table-cell office:value-type="float" office:value="0.00310374003682575" calcext:value-type="float">
            <text:p>0.00310374003682575</text:p>
          </table:table-cell>
          <table:table-cell office:value-type="float" office:value="0.000436463442678621" calcext:value-type="float">
            <text:p>0.0004364634426786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2]" office:value-type="float" office:value="151.029157939243" calcext:value-type="float">
            <text:p>151.029157939243</text:p>
          </table:table-cell>
          <table:table-cell/>
          <table:table-cell office:value-type="float" office:value="3.48349816729594" calcext:value-type="float">
            <text:p>3.48349816729594</text:p>
          </table:table-cell>
          <table:table-cell table:number-columns-repeated="1601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13]*[.E13]-[.F13]*[.C13]" office:value-type="float" office:value="-4.5" calcext:value-type="float">
            <text:p>-4.5</text:p>
          </table:table-cell>
          <table:table-cell table:formula="of:=[.F13]*[.A13]-[.B13]*[.E13]" office:value-type="float" office:value="7.5" calcext:value-type="float">
            <text:p>7.5</text:p>
          </table:table-cell>
          <table:table-cell table:formula="of:=[.B13]*[.C13]-[.D13]*[.A13]" office:value-type="float" office:value="-4.5" calcext:value-type="float">
            <text:p>-4.5</text:p>
          </table:table-cell>
          <table:table-cell table:formula="of:=[.C13]-[.E13]" office:value-type="float" office:value="1.5" calcext:value-type="float">
            <text:p>1.5</text:p>
          </table:table-cell>
          <table:table-cell table:formula="of:=[.E13]-[.A13]" office:value-type="float" office:value="0" calcext:value-type="float">
            <text:p>0</text:p>
          </table:table-cell>
          <table:table-cell table:formula="of:=[.A13]-[.C13]" office:value-type="float" office:value="-1.5" calcext:value-type="float">
            <text:p>-1.5</text:p>
          </table:table-cell>
          <table:table-cell table:formula="of:=[.F13]-[.B13]" office:value-type="float" office:value="1" calcext:value-type="float">
            <text:p>1</text:p>
          </table:table-cell>
          <table:table-cell table:formula="of:=[.B13]-[.F13]" office:value-type="float" office:value="-1" calcext:value-type="float">
            <text:p>-1</text:p>
          </table:table-cell>
          <table:table-cell table:formula="of:=[.D13]-[.B13]" office:value-type="float" office:value="1" calcext:value-type="float">
            <text:p>1</text:p>
          </table:table-cell>
          <table:table-cell table:formula="of:=0.5*([.A13]*([.D13]-[.F13]) + [.C13]*([.F13]-[.B13]) + [.E13]*([.B13]-[.D13]))" office:value-type="float" office:value="0.75" calcext:value-type="float">
            <text:p>0.75</text:p>
          </table:table-cell>
          <table:table-cell table:formula="of:=([.B13]+[.D13]+[.F13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3]*[.J13]+[.M13]*[.M13]" office:value-type="float" office:value="3.25" calcext:value-type="float">
            <text:p>3.25</text:p>
          </table:table-cell>
          <table:table-cell table:formula="of:=[.J13]*[.K13]+[.M13]*[.N13]" office:value-type="float" office:value="-1" calcext:value-type="float">
            <text:p>-1</text:p>
          </table:table-cell>
          <table:table-cell table:formula="of:=[.J13]*[.L13]+[.M13]*[.O13]" office:value-type="float" office:value="-1.25" calcext:value-type="float">
            <text:p>-1.25</text:p>
          </table:table-cell>
          <table:table-cell table:formula="of:=[.K13]*[.K13]+[.N13]*[.N13]" office:value-type="float" office:value="1" calcext:value-type="float">
            <text:p>1</text:p>
          </table:table-cell>
          <table:table-cell table:formula="of:=[.K13]*[.L13]+[.N13]*[.O13]" office:value-type="float" office:value="-1" calcext:value-type="float">
            <text:p>-1</text:p>
          </table:table-cell>
          <table:table-cell table:formula="of:=[.L13]*[.L13]+[.O13]*[.O13]" office:value-type="float" office:value="3.25" calcext:value-type="float">
            <text:p>3.25</text:p>
          </table:table-cell>
          <table:table-cell table:formula="of:=PI()*[.$Q13]/(2*[.$P13])*[.V13]" office:value-type="float" office:value="18.151424220741" calcext:value-type="float">
            <text:p>18.151424220741</text:p>
          </table:table-cell>
          <table:table-cell table:formula="of:=PI()*[.$Q13]/(2*[.$P13])*[.W13]" office:value-type="float" office:value="-5.58505360638185" calcext:value-type="float">
            <text:p>-5.58505360638185</text:p>
          </table:table-cell>
          <table:table-cell table:formula="of:=PI()*[.$Q13]/(2*[.$P13])*[.X13]" office:value-type="float" office:value="-6.98131700797732" calcext:value-type="float">
            <text:p>-6.98131700797732</text:p>
          </table:table-cell>
          <table:table-cell table:formula="of:=PI()*[.$Q13]/(2*[.$P13])*[.Y13]" office:value-type="float" office:value="5.58505360638185" calcext:value-type="float">
            <text:p>5.58505360638185</text:p>
          </table:table-cell>
          <table:table-cell table:formula="of:=PI()*[.$Q13]/(2*[.$P13])*[.Z13]" office:value-type="float" office:value="-5.58505360638185" calcext:value-type="float">
            <text:p>-5.58505360638185</text:p>
          </table:table-cell>
          <table:table-cell table:formula="of:=PI()*[.$Q13]/(2*[.$P13])*[.AA13]" office:value-type="float" office:value="18.151424220741" calcext:value-type="float">
            <text:p>18.151424220741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P13]+[.BP35]+[.BP57]+[.BP79]+[.BP101]+[.BP123]+[.BP145]+[.BP167]+[.BP189]+[.BP211]+[.BP233]+[.BP255]+[.BP277]+[.BP299]+[.BP321]+[.BP343]+[.BP365]+[.BP387]+[.BP409]+[.BP431]+[.BP453]+[.BP475]+[.BP497]+[.BP519]" office:value-type="float" office:value="0" calcext:value-type="float">
            <text:p>0</text:p>
          </table:table-cell>
          <table:table-cell table:formula="of:=[.BQ13]+[.BQ35]+[.BQ57]+[.BQ79]+[.BQ101]+[.BQ123]+[.BQ145]+[.BQ167]+[.BQ189]+[.BQ211]+[.BQ233]+[.BQ255]+[.BQ277]+[.BQ299]+[.BQ321]+[.BQ343]+[.BQ365]+[.BQ387]+[.BQ409]+[.BQ431]+[.BQ453]+[.BQ475]+[.BQ497]+[.BQ519]" office:value-type="float" office:value="0" calcext:value-type="float">
            <text:p>0</text:p>
          </table:table-cell>
          <table:table-cell table:formula="of:=[.BR13]+[.BR35]+[.BR57]+[.BR79]+[.BR101]+[.BR123]+[.BR145]+[.BR167]+[.BR189]+[.BR211]+[.BR233]+[.BR255]+[.BR277]+[.BR299]+[.BR321]+[.BR343]+[.BR365]+[.BR387]+[.BR409]+[.BR431]+[.BR453]+[.BR475]+[.BR497]+[.BR519]" office:value-type="float" office:value="0" calcext:value-type="float">
            <text:p>0</text:p>
          </table:table-cell>
          <table:table-cell table:formula="of:=[.BS13]+[.BS35]+[.BS57]+[.BS79]+[.BS101]+[.BS123]+[.BS145]+[.BS167]+[.BS189]+[.BS211]+[.BS233]+[.BS255]+[.BS277]+[.BS299]+[.BS321]+[.BS343]+[.BS365]+[.BS387]+[.BS409]+[.BS431]+[.BS453]+[.BS475]+[.BS497]+[.BS519]" office:value-type="float" office:value="1.5707963267949" calcext:value-type="float">
            <text:p>1.5707963267949</text:p>
          </table:table-cell>
          <table:table-cell table:formula="of:=[.BT13]+[.BT35]+[.BT57]+[.BT79]+[.BT101]+[.BT123]+[.BT145]+[.BT167]+[.BT189]+[.BT211]+[.BT233]+[.BT255]+[.BT277]+[.BT299]+[.BT321]+[.BT343]+[.BT365]+[.BT387]+[.BT409]+[.BT431]+[.BT453]+[.BT475]+[.BT497]+[.BT519]" office:value-type="float" office:value="-24.7836753783195" calcext:value-type="float">
            <text:p>-24.7836753783195</text:p>
          </table:table-cell>
          <table:table-cell table:formula="of:=[.BU13]+[.BU35]+[.BU57]+[.BU79]+[.BU101]+[.BU123]+[.BU145]+[.BU167]+[.BU189]+[.BU211]+[.BU233]+[.BU255]+[.BU277]+[.BU299]+[.BU321]+[.BU343]+[.BU365]+[.BU387]+[.BU409]+[.BU431]+[.BU453]+[.BU475]+[.BU497]+[.BU519]" office:value-type="float" office:value="0" calcext:value-type="float">
            <text:p>0</text:p>
          </table:table-cell>
          <table:table-cell table:formula="of:=[.BV13]+[.BV35]+[.BV57]+[.BV79]+[.BV101]+[.BV123]+[.BV145]+[.BV167]+[.BV189]+[.BV211]+[.BV233]+[.BV255]+[.BV277]+[.BV299]+[.BV321]+[.BV343]+[.BV365]+[.BV387]+[.BV409]+[.BV431]+[.BV453]+[.BV475]+[.BV497]+[.BV519]" office:value-type="float" office:value="0" calcext:value-type="float">
            <text:p>0</text:p>
          </table:table-cell>
          <table:table-cell table:formula="of:=[.BW13]+[.BW35]+[.BW57]+[.BW79]+[.BW101]+[.BW123]+[.BW145]+[.BW167]+[.BW189]+[.BW211]+[.BW233]+[.BW255]+[.BW277]+[.BW299]+[.BW321]+[.BW343]+[.BW365]+[.BW387]+[.BW409]+[.BW431]+[.BW453]+[.BW475]+[.BW497]+[.BW519]" office:value-type="float" office:value="0" calcext:value-type="float">
            <text:p>0</text:p>
          </table:table-cell>
          <table:table-cell table:formula="of:=[.BX13]+[.BX35]+[.BX57]+[.BX79]+[.BX101]+[.BX123]+[.BX145]+[.BX167]+[.BX189]+[.BX211]+[.BX233]+[.BX255]+[.BX277]+[.BX299]+[.BX321]+[.BX343]+[.BX365]+[.BX387]+[.BX409]+[.BX431]+[.BX453]+[.BX475]+[.BX497]+[.BX519]" office:value-type="float" office:value="0" calcext:value-type="float">
            <text:p>0</text:p>
          </table:table-cell>
          <table:table-cell table:formula="of:=[.BY13]+[.BY35]+[.BY57]+[.BY79]+[.BY101]+[.BY123]+[.BY145]+[.BY167]+[.BY189]+[.BY211]+[.BY233]+[.BY255]+[.BY277]+[.BY299]+[.BY321]+[.BY343]+[.BY365]+[.BY387]+[.BY409]+[.BY431]+[.BY453]+[.BY475]+[.BY497]+[.BY519]" office:value-type="float" office:value="0" calcext:value-type="float">
            <text:p>0</text:p>
          </table:table-cell>
          <table:table-cell table:formula="of:=[.BZ13]+[.BZ35]+[.BZ57]+[.BZ79]+[.BZ101]+[.BZ123]+[.BZ145]+[.BZ167]+[.BZ189]+[.BZ211]+[.BZ233]+[.BZ255]+[.BZ277]+[.BZ299]+[.BZ321]+[.BZ343]+[.BZ365]+[.BZ387]+[.BZ409]+[.BZ431]+[.BZ453]+[.BZ475]+[.BZ497]+[.BZ519]" office:value-type="float" office:value="-23.998277214922" calcext:value-type="float">
            <text:p>-23.998277214922</text:p>
          </table:table-cell>
          <table:table-cell table:formula="of:=[.CA13]+[.CA35]+[.CA57]+[.CA79]+[.CA101]+[.CA123]+[.CA145]+[.CA167]+[.CA189]+[.CA211]+[.CA233]+[.CA255]+[.CA277]+[.CA299]+[.CA321]+[.CA343]+[.CA365]+[.CA387]+[.CA409]+[.CA431]+[.CA453]+[.CA475]+[.CA497]+[.CA519]" office:value-type="float" office:value="100.356431989674" calcext:value-type="float">
            <text:p>100.356431989674</text:p>
          </table:table-cell>
          <table:table-cell table:formula="of:=[.CB13]+[.CB35]+[.CB57]+[.CB79]+[.CB101]+[.CB123]+[.CB145]+[.CB167]+[.CB189]+[.CB211]+[.CB233]+[.CB255]+[.CB277]+[.CB299]+[.CB321]+[.CB343]+[.CB365]+[.CB387]+[.CB409]+[.CB431]+[.CB453]+[.CB475]+[.CB497]+[.CB519]" office:value-type="float" office:value="-12.5663706143592" calcext:value-type="float">
            <text:p>-12.5663706143592</text:p>
          </table:table-cell>
          <table:table-cell table:formula="of:=[.CC13]+[.CC35]+[.CC57]+[.CC79]+[.CC101]+[.CC123]+[.CC145]+[.CC167]+[.CC189]+[.CC211]+[.CC233]+[.CC255]+[.CC277]+[.CC299]+[.CC321]+[.CC343]+[.CC365]+[.CC387]+[.CC409]+[.CC431]+[.CC453]+[.CC475]+[.CC497]+[.CC519]" office:value-type="float" office:value="0" calcext:value-type="float">
            <text:p>0</text:p>
          </table:table-cell>
          <table:table-cell table:formula="of:=[.CD13]+[.CD35]+[.CD57]+[.CD79]+[.CD101]+[.CD123]+[.CD145]+[.CD167]+[.CD189]+[.CD211]+[.CD233]+[.CD255]+[.CD277]+[.CD299]+[.CD321]+[.CD343]+[.CD365]+[.CD387]+[.CD409]+[.CD431]+[.CD453]+[.CD475]+[.CD497]+[.CD519]" office:value-type="float" office:value="0" calcext:value-type="float">
            <text:p>0</text:p>
          </table:table-cell>
          <table:table-cell table:formula="of:=[.CE13]+[.CE35]+[.CE57]+[.CE79]+[.CE101]+[.CE123]+[.CE145]+[.CE167]+[.CE189]+[.CE211]+[.CE233]+[.CE255]+[.CE277]+[.CE299]+[.CE321]+[.CE343]+[.CE365]+[.CE387]+[.CE409]+[.CE431]+[.CE453]+[.CE475]+[.CE497]+[.CE519]" office:value-type="float" office:value="0" calcext:value-type="float">
            <text:p>0</text:p>
          </table:table-cell>
          <table:table-cell table:formula="of:=[.CF13]+[.CF35]+[.CF57]+[.CF79]+[.CF101]+[.CF123]+[.CF145]+[.CF167]+[.CF189]+[.CF211]+[.CF233]+[.CF255]+[.CF277]+[.CF299]+[.CF321]+[.CF343]+[.CF365]+[.CF387]+[.CF409]+[.CF431]+[.CF453]+[.CF475]+[.CF497]+[.CF519]" office:value-type="float" office:value="0" calcext:value-type="float">
            <text:p>0</text:p>
          </table:table-cell>
          <table:table-cell table:formula="of:=[.CG13]+[.CG35]+[.CG57]+[.CG79]+[.CG101]+[.CG123]+[.CG145]+[.CG167]+[.CG189]+[.CG211]+[.CG233]+[.CG255]+[.CG277]+[.CG299]+[.CG321]+[.CG343]+[.CG365]+[.CG387]+[.CG409]+[.CG431]+[.CG453]+[.CG475]+[.CG497]+[.CG519]" office:value-type="float" office:value="0" calcext:value-type="float">
            <text:p>0</text:p>
          </table:table-cell>
          <table:table-cell table:formula="of:=[.CH13]+[.CH35]+[.CH57]+[.CH79]+[.CH101]+[.CH123]+[.CH145]+[.CH167]+[.CH189]+[.CH211]+[.CH233]+[.CH255]+[.CH277]+[.CH299]+[.CH321]+[.CH343]+[.CH365]+[.CH387]+[.CH409]+[.CH431]+[.CH453]+[.CH475]+[.CH497]+[.CH519]" office:value-type="float" office:value="-29.4960643587042" calcext:value-type="float">
            <text:p>-29.4960643587042</text:p>
          </table:table-cell>
          <table:table-cell table:formula="of:=[.CI13]+[.CI35]+[.CI57]+[.CI79]+[.CI101]+[.CI123]+[.CI145]+[.CI167]+[.CI189]+[.CI211]+[.CI233]+[.CI255]+[.CI277]+[.CI299]+[.CI321]+[.CI343]+[.CI365]+[.CI387]+[.CI409]+[.CI431]+[.CI453]+[.CI475]+[.CI497]+[.CI519]" office:value-type="float" office:value="-7.67944870877505" calcext:value-type="float">
            <text:p>-7.67944870877505</text:p>
          </table:table-cell>
          <table:table-cell table:formula="of:=[.CJ13]+[.CJ35]+[.CJ57]+[.CJ79]+[.CJ101]+[.CJ123]+[.CJ145]+[.CJ167]+[.CJ189]+[.CJ211]+[.CJ233]+[.CJ255]+[.CJ277]+[.CJ299]+[.CJ321]+[.CJ343]+[.CJ365]+[.CJ387]+[.CJ409]+[.CJ431]+[.CJ453]+[.CJ475]+[.CJ497]+[.CJ519]" office:value-type="float" office:value="0" calcext:value-type="float">
            <text:p>0</text:p>
          </table:table-cell>
          <table:table-cell/>
          <table:table-cell table:formula="of:=-[.$DI$9]*[.DS13]-[.$DI$15]*[.EV13]-[.$DI$16]*[.FT13]-[.$DI$17]*[.GR13]-[.$DI$18]*[.HP13]-[.$DI$19]*[.IN13]-[.$DI$20]*[.JL13]-[.$DI$21]*[.KJ13]-[.$DI$22]*[.LH13]" office:value-type="float" office:value="297.404104539834" calcext:value-type="float">
            <text:p>297.40410453983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M13]" office:value-type="float" office:value="0" calcext:value-type="float">
            <text:p>0</text:p>
          </table:table-cell>
          <table:table-cell table:formula="of:=[.CN13]" office:value-type="float" office:value="0" calcext:value-type="float">
            <text:p>0</text:p>
          </table:table-cell>
          <table:table-cell table:formula="of:=[.CO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R13]" office:value-type="float" office:value="0" calcext:value-type="float">
            <text:p>0</text:p>
          </table:table-cell>
          <table:table-cell table:formula="of:=[.CS13]" office:value-type="float" office:value="0" calcext:value-type="float">
            <text:p>0</text:p>
          </table:table-cell>
          <table:table-cell table:formula="of:=[.CT13]" office:value-type="float" office:value="0" calcext:value-type="float">
            <text:p>0</text:p>
          </table:table-cell>
          <table:table-cell table:formula="of:=[.CU13]" office:value-type="float" office:value="0" calcext:value-type="float">
            <text:p>0</text:p>
          </table:table-cell>
          <table:table-cell table:formula="of:=[.CV13]" office:value-type="float" office:value="0" calcext:value-type="float">
            <text:p>0</text:p>
          </table:table-cell>
          <table:table-cell table:formula="of:=[.CW13]" office:value-type="float" office:value="-23.998277214922" calcext:value-type="float">
            <text:p>-23.998277214922</text:p>
          </table:table-cell>
          <table:table-cell table:formula="of:=[.CX13]" office:value-type="float" office:value="100.356431989674" calcext:value-type="float">
            <text:p>100.356431989674</text:p>
          </table:table-cell>
          <table:table-cell table:formula="of:=[.CY13]" office:value-type="float" office:value="-12.5663706143592" calcext:value-type="float">
            <text:p>-12.5663706143592</text:p>
          </table:table-cell>
          <table:table-cell table:formula="of:=[.CZ13]" office:value-type="float" office:value="0" calcext:value-type="float">
            <text:p>0</text:p>
          </table:table-cell>
          <table:table-cell table:formula="of:=[.DA13]" office:value-type="float" office:value="0" calcext:value-type="float">
            <text:p>0</text:p>
          </table:table-cell>
          <table:table-cell table:formula="of:=[.DB13]" office:value-type="float" office:value="0" calcext:value-type="float">
            <text:p>0</text:p>
          </table:table-cell>
          <table:table-cell table:formula="of:=[.DC13]" office:value-type="float" office:value="0" calcext:value-type="float">
            <text:p>0</text:p>
          </table:table-cell>
          <table:table-cell table:formula="of:=[.DD13]" office:value-type="float" office:value="0" calcext:value-type="float">
            <text:p>0</text:p>
          </table:table-cell>
          <table:table-cell table:formula="of:=[.DE13]" office:value-type="float" office:value="-29.4960643587042" calcext:value-type="float">
            <text:p>-29.4960643587042</text:p>
          </table:table-cell>
          <table:table-cell table:formula="of:=[.DF13]" office:value-type="float" office:value="-7.67944870877505" calcext:value-type="float">
            <text:p>-7.67944870877505</text:p>
          </table:table-cell>
          <table:table-cell table:formula="of:=[.DG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L13]" office:value-type="float" office:value="0" calcext:value-type="float">
            <text:p>0</text:p>
          </table:table-cell>
          <table:table-cell table:formula="of:=[.DM13]" office:value-type="float" office:value="0" calcext:value-type="float">
            <text:p>0</text:p>
          </table:table-cell>
          <table:table-cell table:formula="of:=[.DN13]" office:value-type="float" office:value="0" calcext:value-type="float">
            <text:p>0</text:p>
          </table:table-cell>
          <table:table-cell table:formula="of:=[.DO13]" office:value-type="float" office:value="0" calcext:value-type="float">
            <text:p>0</text:p>
          </table:table-cell>
          <table:table-cell table:formula="of:=[.DP13]" office:value-type="float" office:value="0" calcext:value-type="float">
            <text:p>0</text:p>
          </table:table-cell>
          <table:table-cell table:formula="of:=[.DQ13]" office:value-type="float" office:value="0" calcext:value-type="float">
            <text:p>0</text:p>
          </table:table-cell>
          <table:table-cell table:formula="of:=[.DR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3]" office:value-type="float" office:value="0" calcext:value-type="float">
            <text:p>0</text:p>
          </table:table-cell>
          <table:table-cell table:formula="of:=[.DU13]" office:value-type="float" office:value="0" calcext:value-type="float">
            <text:p>0</text:p>
          </table:table-cell>
          <table:table-cell table:formula="of:=[.DV13]" office:value-type="float" office:value="-23.998277214922" calcext:value-type="float">
            <text:p>-23.998277214922</text:p>
          </table:table-cell>
          <table:table-cell table:formula="of:=[.DW13]" office:value-type="float" office:value="100.356431989674" calcext:value-type="float">
            <text:p>100.356431989674</text:p>
          </table:table-cell>
          <table:table-cell table:formula="of:=[.DX13]" office:value-type="float" office:value="-12.5663706143592" calcext:value-type="float">
            <text:p>-12.5663706143592</text:p>
          </table:table-cell>
          <table:table-cell table:formula="of:=[.DY13]" office:value-type="float" office:value="0" calcext:value-type="float">
            <text:p>0</text:p>
          </table:table-cell>
          <table:table-cell table:formula="of:=[.DZ13]" office:value-type="float" office:value="0" calcext:value-type="float">
            <text:p>0</text:p>
          </table:table-cell>
          <table:table-cell table:formula="of:=[.EA13]" office:value-type="float" office:value="0" calcext:value-type="float">
            <text:p>0</text:p>
          </table:table-cell>
          <table:table-cell table:formula="of:=[.EB13]" office:value-type="float" office:value="0" calcext:value-type="float">
            <text:p>0</text:p>
          </table:table-cell>
          <table:table-cell table:formula="of:=[.EC13]" office:value-type="float" office:value="0" calcext:value-type="float">
            <text:p>0</text:p>
          </table:table-cell>
          <table:table-cell table:formula="of:=[.ED13]" office:value-type="float" office:value="-29.4960643587042" calcext:value-type="float">
            <text:p>-29.4960643587042</text:p>
          </table:table-cell>
          <table:table-cell table:formula="of:=[.EE13]" office:value-type="float" office:value="-7.67944870877505" calcext:value-type="float">
            <text:p>-7.67944870877505</text:p>
          </table:table-cell>
          <table:table-cell table:formula="of:=[.EF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I13]" office:value-type="float" office:value="0" calcext:value-type="float">
            <text:p>0</text:p>
          </table:table-cell>
          <table:table-cell table:formula="of:=[.EJ13]" office:value-type="float" office:value="0" calcext:value-type="float">
            <text:p>0</text:p>
          </table:table-cell>
          <table:table-cell table:formula="of:=[.EK13]" office:value-type="float" office:value="0" calcext:value-type="float">
            <text:p>0</text:p>
          </table:table-cell>
          <table:table-cell table:formula="of:=[.EL13]" office:value-type="float" office:value="0" calcext:value-type="float">
            <text:p>0</text:p>
          </table:table-cell>
          <table:table-cell table:formula="of:=[.EM13]" office:value-type="float" office:value="0" calcext:value-type="float">
            <text:p>0</text:p>
          </table:table-cell>
          <table:table-cell table:formula="of:=[.EN13]" office:value-type="float" office:value="0" calcext:value-type="float">
            <text:p>0</text:p>
          </table:table-cell>
          <table:table-cell table:formula="of:=[.EO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3]" office:value-type="float" office:value="0" calcext:value-type="float">
            <text:p>0</text:p>
          </table:table-cell>
          <table:table-cell table:formula="of:=[.ER13]" office:value-type="float" office:value="0" calcext:value-type="float">
            <text:p>0</text:p>
          </table:table-cell>
          <table:table-cell table:formula="of:=[.ES13]" office:value-type="float" office:value="-23.998277214922" calcext:value-type="float">
            <text:p>-23.998277214922</text:p>
          </table:table-cell>
          <table:table-cell table:formula="of:=[.ET13]" office:value-type="float" office:value="100.356431989674" calcext:value-type="float">
            <text:p>100.356431989674</text:p>
          </table:table-cell>
          <table:table-cell table:formula="of:=[.EU13]" office:value-type="float" office:value="-12.5663706143592" calcext:value-type="float">
            <text:p>-12.5663706143592</text:p>
          </table:table-cell>
          <table:table-cell table:formula="of:=[.EV13]" office:value-type="float" office:value="0" calcext:value-type="float">
            <text:p>0</text:p>
          </table:table-cell>
          <table:table-cell table:formula="of:=[.EW13]" office:value-type="float" office:value="0" calcext:value-type="float">
            <text:p>0</text:p>
          </table:table-cell>
          <table:table-cell table:formula="of:=[.EX13]" office:value-type="float" office:value="0" calcext:value-type="float">
            <text:p>0</text:p>
          </table:table-cell>
          <table:table-cell table:formula="of:=[.EY13]" office:value-type="float" office:value="0" calcext:value-type="float">
            <text:p>0</text:p>
          </table:table-cell>
          <table:table-cell table:formula="of:=[.EZ13]" office:value-type="float" office:value="0" calcext:value-type="float">
            <text:p>0</text:p>
          </table:table-cell>
          <table:table-cell table:formula="of:=[.FA13]" office:value-type="float" office:value="-29.4960643587042" calcext:value-type="float">
            <text:p>-29.4960643587042</text:p>
          </table:table-cell>
          <table:table-cell table:formula="of:=[.FB13]" office:value-type="float" office:value="-7.67944870877505" calcext:value-type="float">
            <text:p>-7.67944870877505</text:p>
          </table:table-cell>
          <table:table-cell table:formula="of:=[.FC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F13]" office:value-type="float" office:value="0" calcext:value-type="float">
            <text:p>0</text:p>
          </table:table-cell>
          <table:table-cell table:formula="of:=[.FG13]" office:value-type="float" office:value="0" calcext:value-type="float">
            <text:p>0</text:p>
          </table:table-cell>
          <table:table-cell table:formula="of:=[.FH13]" office:value-type="float" office:value="0" calcext:value-type="float">
            <text:p>0</text:p>
          </table:table-cell>
          <table:table-cell table:formula="of:=[.FI13]" office:value-type="float" office:value="0" calcext:value-type="float">
            <text:p>0</text:p>
          </table:table-cell>
          <table:table-cell table:formula="of:=[.FJ13]" office:value-type="float" office:value="0" calcext:value-type="float">
            <text:p>0</text:p>
          </table:table-cell>
          <table:table-cell table:formula="of:=[.FK13]" office:value-type="float" office:value="0" calcext:value-type="float">
            <text:p>0</text:p>
          </table:table-cell>
          <table:table-cell table:formula="of:=[.FL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3]" office:value-type="float" office:value="0" calcext:value-type="float">
            <text:p>0</text:p>
          </table:table-cell>
          <table:table-cell table:formula="of:=[.FO13]" office:value-type="float" office:value="0" calcext:value-type="float">
            <text:p>0</text:p>
          </table:table-cell>
          <table:table-cell table:formula="of:=[.FP13]" office:value-type="float" office:value="-23.998277214922" calcext:value-type="float">
            <text:p>-23.998277214922</text:p>
          </table:table-cell>
          <table:table-cell table:formula="of:=[.FQ13]" office:value-type="float" office:value="100.356431989674" calcext:value-type="float">
            <text:p>100.356431989674</text:p>
          </table:table-cell>
          <table:table-cell table:formula="of:=[.FR13]" office:value-type="float" office:value="-12.5663706143592" calcext:value-type="float">
            <text:p>-12.5663706143592</text:p>
          </table:table-cell>
          <table:table-cell table:formula="of:=[.FS13]" office:value-type="float" office:value="0" calcext:value-type="float">
            <text:p>0</text:p>
          </table:table-cell>
          <table:table-cell table:formula="of:=[.FT13]" office:value-type="float" office:value="0" calcext:value-type="float">
            <text:p>0</text:p>
          </table:table-cell>
          <table:table-cell table:formula="of:=[.FU13]" office:value-type="float" office:value="0" calcext:value-type="float">
            <text:p>0</text:p>
          </table:table-cell>
          <table:table-cell table:formula="of:=[.FV13]" office:value-type="float" office:value="0" calcext:value-type="float">
            <text:p>0</text:p>
          </table:table-cell>
          <table:table-cell table:formula="of:=[.FW13]" office:value-type="float" office:value="0" calcext:value-type="float">
            <text:p>0</text:p>
          </table:table-cell>
          <table:table-cell table:formula="of:=[.FX13]" office:value-type="float" office:value="-29.4960643587042" calcext:value-type="float">
            <text:p>-29.4960643587042</text:p>
          </table:table-cell>
          <table:table-cell table:formula="of:=[.FY13]" office:value-type="float" office:value="-7.67944870877505" calcext:value-type="float">
            <text:p>-7.67944870877505</text:p>
          </table:table-cell>
          <table:table-cell table:formula="of:=[.FZ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C13]" office:value-type="float" office:value="0" calcext:value-type="float">
            <text:p>0</text:p>
          </table:table-cell>
          <table:table-cell table:formula="of:=[.GD13]" office:value-type="float" office:value="0" calcext:value-type="float">
            <text:p>0</text:p>
          </table:table-cell>
          <table:table-cell table:formula="of:=[.GE13]" office:value-type="float" office:value="0" calcext:value-type="float">
            <text:p>0</text:p>
          </table:table-cell>
          <table:table-cell table:formula="of:=[.GF13]" office:value-type="float" office:value="0" calcext:value-type="float">
            <text:p>0</text:p>
          </table:table-cell>
          <table:table-cell table:formula="of:=[.GG13]" office:value-type="float" office:value="0" calcext:value-type="float">
            <text:p>0</text:p>
          </table:table-cell>
          <table:table-cell table:formula="of:=[.GH13]" office:value-type="float" office:value="0" calcext:value-type="float">
            <text:p>0</text:p>
          </table:table-cell>
          <table:table-cell table:formula="of:=[.GI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3]" office:value-type="float" office:value="0" calcext:value-type="float">
            <text:p>0</text:p>
          </table:table-cell>
          <table:table-cell table:formula="of:=[.GL13]" office:value-type="float" office:value="0" calcext:value-type="float">
            <text:p>0</text:p>
          </table:table-cell>
          <table:table-cell table:formula="of:=[.GM13]" office:value-type="float" office:value="-23.998277214922" calcext:value-type="float">
            <text:p>-23.998277214922</text:p>
          </table:table-cell>
          <table:table-cell table:formula="of:=[.GN13]" office:value-type="float" office:value="100.356431989674" calcext:value-type="float">
            <text:p>100.356431989674</text:p>
          </table:table-cell>
          <table:table-cell table:formula="of:=[.GO13]" office:value-type="float" office:value="-12.5663706143592" calcext:value-type="float">
            <text:p>-12.5663706143592</text:p>
          </table:table-cell>
          <table:table-cell table:formula="of:=[.GP13]" office:value-type="float" office:value="0" calcext:value-type="float">
            <text:p>0</text:p>
          </table:table-cell>
          <table:table-cell table:formula="of:=[.GQ13]" office:value-type="float" office:value="0" calcext:value-type="float">
            <text:p>0</text:p>
          </table:table-cell>
          <table:table-cell table:formula="of:=[.GR13]" office:value-type="float" office:value="0" calcext:value-type="float">
            <text:p>0</text:p>
          </table:table-cell>
          <table:table-cell table:formula="of:=[.GS13]" office:value-type="float" office:value="0" calcext:value-type="float">
            <text:p>0</text:p>
          </table:table-cell>
          <table:table-cell table:formula="of:=[.GT13]" office:value-type="float" office:value="0" calcext:value-type="float">
            <text:p>0</text:p>
          </table:table-cell>
          <table:table-cell table:formula="of:=[.GU13]" office:value-type="float" office:value="-29.4960643587042" calcext:value-type="float">
            <text:p>-29.4960643587042</text:p>
          </table:table-cell>
          <table:table-cell table:formula="of:=[.GV13]" office:value-type="float" office:value="-7.67944870877505" calcext:value-type="float">
            <text:p>-7.67944870877505</text:p>
          </table:table-cell>
          <table:table-cell table:formula="of:=[.GW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Z13]" office:value-type="float" office:value="0" calcext:value-type="float">
            <text:p>0</text:p>
          </table:table-cell>
          <table:table-cell table:formula="of:=[.HA13]" office:value-type="float" office:value="0" calcext:value-type="float">
            <text:p>0</text:p>
          </table:table-cell>
          <table:table-cell table:formula="of:=[.HB13]" office:value-type="float" office:value="0" calcext:value-type="float">
            <text:p>0</text:p>
          </table:table-cell>
          <table:table-cell table:formula="of:=[.HC13]" office:value-type="float" office:value="0" calcext:value-type="float">
            <text:p>0</text:p>
          </table:table-cell>
          <table:table-cell table:formula="of:=[.HD13]" office:value-type="float" office:value="0" calcext:value-type="float">
            <text:p>0</text:p>
          </table:table-cell>
          <table:table-cell table:formula="of:=[.HE13]" office:value-type="float" office:value="0" calcext:value-type="float">
            <text:p>0</text:p>
          </table:table-cell>
          <table:table-cell table:formula="of:=[.H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3]" office:value-type="float" office:value="0" calcext:value-type="float">
            <text:p>0</text:p>
          </table:table-cell>
          <table:table-cell table:formula="of:=[.HI13]" office:value-type="float" office:value="0" calcext:value-type="float">
            <text:p>0</text:p>
          </table:table-cell>
          <table:table-cell table:formula="of:=[.HJ13]" office:value-type="float" office:value="-23.998277214922" calcext:value-type="float">
            <text:p>-23.998277214922</text:p>
          </table:table-cell>
          <table:table-cell table:formula="of:=[.HK13]" office:value-type="float" office:value="100.356431989674" calcext:value-type="float">
            <text:p>100.356431989674</text:p>
          </table:table-cell>
          <table:table-cell table:formula="of:=[.HL13]" office:value-type="float" office:value="-12.5663706143592" calcext:value-type="float">
            <text:p>-12.5663706143592</text:p>
          </table:table-cell>
          <table:table-cell table:formula="of:=[.HM13]" office:value-type="float" office:value="0" calcext:value-type="float">
            <text:p>0</text:p>
          </table:table-cell>
          <table:table-cell table:formula="of:=[.HN13]" office:value-type="float" office:value="0" calcext:value-type="float">
            <text:p>0</text:p>
          </table:table-cell>
          <table:table-cell table:formula="of:=[.HO13]" office:value-type="float" office:value="0" calcext:value-type="float">
            <text:p>0</text:p>
          </table:table-cell>
          <table:table-cell table:formula="of:=[.HP13]" office:value-type="float" office:value="0" calcext:value-type="float">
            <text:p>0</text:p>
          </table:table-cell>
          <table:table-cell table:formula="of:=[.HQ13]" office:value-type="float" office:value="0" calcext:value-type="float">
            <text:p>0</text:p>
          </table:table-cell>
          <table:table-cell table:formula="of:=[.HR13]" office:value-type="float" office:value="-29.4960643587042" calcext:value-type="float">
            <text:p>-29.4960643587042</text:p>
          </table:table-cell>
          <table:table-cell table:formula="of:=[.HS13]" office:value-type="float" office:value="-7.67944870877505" calcext:value-type="float">
            <text:p>-7.67944870877505</text:p>
          </table:table-cell>
          <table:table-cell table:formula="of:=[.HT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W13]" office:value-type="float" office:value="0" calcext:value-type="float">
            <text:p>0</text:p>
          </table:table-cell>
          <table:table-cell table:formula="of:=[.HX13]" office:value-type="float" office:value="0" calcext:value-type="float">
            <text:p>0</text:p>
          </table:table-cell>
          <table:table-cell table:formula="of:=[.HY13]" office:value-type="float" office:value="0" calcext:value-type="float">
            <text:p>0</text:p>
          </table:table-cell>
          <table:table-cell table:formula="of:=[.HZ13]" office:value-type="float" office:value="0" calcext:value-type="float">
            <text:p>0</text:p>
          </table:table-cell>
          <table:table-cell table:formula="of:=[.IA13]" office:value-type="float" office:value="0" calcext:value-type="float">
            <text:p>0</text:p>
          </table:table-cell>
          <table:table-cell table:formula="of:=[.IB13]" office:value-type="float" office:value="0" calcext:value-type="float">
            <text:p>0</text:p>
          </table:table-cell>
          <table:table-cell table:formula="of:=[.I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3]" office:value-type="float" office:value="0" calcext:value-type="float">
            <text:p>0</text:p>
          </table:table-cell>
          <table:table-cell table:formula="of:=[.IF13]" office:value-type="float" office:value="0" calcext:value-type="float">
            <text:p>0</text:p>
          </table:table-cell>
          <table:table-cell table:formula="of:=[.IG13]" office:value-type="float" office:value="-23.998277214922" calcext:value-type="float">
            <text:p>-23.998277214922</text:p>
          </table:table-cell>
          <table:table-cell table:formula="of:=[.IH13]" office:value-type="float" office:value="100.356431989674" calcext:value-type="float">
            <text:p>100.356431989674</text:p>
          </table:table-cell>
          <table:table-cell table:formula="of:=[.II13]" office:value-type="float" office:value="-12.5663706143592" calcext:value-type="float">
            <text:p>-12.5663706143592</text:p>
          </table:table-cell>
          <table:table-cell table:formula="of:=[.IJ13]" office:value-type="float" office:value="0" calcext:value-type="float">
            <text:p>0</text:p>
          </table:table-cell>
          <table:table-cell table:formula="of:=[.IK13]" office:value-type="float" office:value="0" calcext:value-type="float">
            <text:p>0</text:p>
          </table:table-cell>
          <table:table-cell table:formula="of:=[.IL13]" office:value-type="float" office:value="0" calcext:value-type="float">
            <text:p>0</text:p>
          </table:table-cell>
          <table:table-cell table:formula="of:=[.IM13]" office:value-type="float" office:value="0" calcext:value-type="float">
            <text:p>0</text:p>
          </table:table-cell>
          <table:table-cell table:formula="of:=[.IN13]" office:value-type="float" office:value="0" calcext:value-type="float">
            <text:p>0</text:p>
          </table:table-cell>
          <table:table-cell table:formula="of:=[.IO13]" office:value-type="float" office:value="-29.4960643587042" calcext:value-type="float">
            <text:p>-29.4960643587042</text:p>
          </table:table-cell>
          <table:table-cell table:formula="of:=[.IP13]" office:value-type="float" office:value="-7.67944870877505" calcext:value-type="float">
            <text:p>-7.67944870877505</text:p>
          </table:table-cell>
          <table:table-cell table:formula="of:=[.IQ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T13]" office:value-type="float" office:value="0" calcext:value-type="float">
            <text:p>0</text:p>
          </table:table-cell>
          <table:table-cell table:formula="of:=[.IU13]" office:value-type="float" office:value="0" calcext:value-type="float">
            <text:p>0</text:p>
          </table:table-cell>
          <table:table-cell table:formula="of:=[.IV13]" office:value-type="float" office:value="0" calcext:value-type="float">
            <text:p>0</text:p>
          </table:table-cell>
          <table:table-cell table:formula="of:=[.IW13]" office:value-type="float" office:value="0" calcext:value-type="float">
            <text:p>0</text:p>
          </table:table-cell>
          <table:table-cell table:formula="of:=[.IX13]" office:value-type="float" office:value="0" calcext:value-type="float">
            <text:p>0</text:p>
          </table:table-cell>
          <table:table-cell table:formula="of:=[.IY13]" office:value-type="float" office:value="0" calcext:value-type="float">
            <text:p>0</text:p>
          </table:table-cell>
          <table:table-cell table:formula="of:=[.IZ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3]" office:value-type="float" office:value="0" calcext:value-type="float">
            <text:p>0</text:p>
          </table:table-cell>
          <table:table-cell table:formula="of:=[.JC13]" office:value-type="float" office:value="0" calcext:value-type="float">
            <text:p>0</text:p>
          </table:table-cell>
          <table:table-cell table:formula="of:=[.JD13]" office:value-type="float" office:value="-23.998277214922" calcext:value-type="float">
            <text:p>-23.998277214922</text:p>
          </table:table-cell>
          <table:table-cell table:formula="of:=[.JE13]" office:value-type="float" office:value="100.356431989674" calcext:value-type="float">
            <text:p>100.356431989674</text:p>
          </table:table-cell>
          <table:table-cell table:formula="of:=[.JF13]" office:value-type="float" office:value="-12.5663706143592" calcext:value-type="float">
            <text:p>-12.5663706143592</text:p>
          </table:table-cell>
          <table:table-cell table:formula="of:=[.JG13]" office:value-type="float" office:value="0" calcext:value-type="float">
            <text:p>0</text:p>
          </table:table-cell>
          <table:table-cell table:formula="of:=[.JH13]" office:value-type="float" office:value="0" calcext:value-type="float">
            <text:p>0</text:p>
          </table:table-cell>
          <table:table-cell table:formula="of:=[.JI13]" office:value-type="float" office:value="0" calcext:value-type="float">
            <text:p>0</text:p>
          </table:table-cell>
          <table:table-cell table:formula="of:=[.JJ13]" office:value-type="float" office:value="0" calcext:value-type="float">
            <text:p>0</text:p>
          </table:table-cell>
          <table:table-cell table:formula="of:=[.JK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M13]" office:value-type="float" office:value="-7.67944870877505" calcext:value-type="float">
            <text:p>-7.67944870877505</text:p>
          </table:table-cell>
          <table:table-cell table:formula="of:=[.JN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Q13]" office:value-type="float" office:value="0" calcext:value-type="float">
            <text:p>0</text:p>
          </table:table-cell>
          <table:table-cell table:formula="of:=[.JR13]" office:value-type="float" office:value="0" calcext:value-type="float">
            <text:p>0</text:p>
          </table:table-cell>
          <table:table-cell table:formula="of:=[.JS13]" office:value-type="float" office:value="0" calcext:value-type="float">
            <text:p>0</text:p>
          </table:table-cell>
          <table:table-cell table:formula="of:=[.JT13]" office:value-type="float" office:value="0" calcext:value-type="float">
            <text:p>0</text:p>
          </table:table-cell>
          <table:table-cell table:formula="of:=[.JU13]" office:value-type="float" office:value="0" calcext:value-type="float">
            <text:p>0</text:p>
          </table:table-cell>
          <table:table-cell table:formula="of:=[.JV13]" office:value-type="float" office:value="0" calcext:value-type="float">
            <text:p>0</text:p>
          </table:table-cell>
          <table:table-cell table:formula="of:=[.JW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3]" office:value-type="float" office:value="0" calcext:value-type="float">
            <text:p>0</text:p>
          </table:table-cell>
          <table:table-cell table:formula="of:=[.JZ13]" office:value-type="float" office:value="0" calcext:value-type="float">
            <text:p>0</text:p>
          </table:table-cell>
          <table:table-cell table:formula="of:=[.KA13]" office:value-type="float" office:value="-23.998277214922" calcext:value-type="float">
            <text:p>-23.998277214922</text:p>
          </table:table-cell>
          <table:table-cell table:formula="of:=[.KB13]" office:value-type="float" office:value="100.356431989674" calcext:value-type="float">
            <text:p>100.356431989674</text:p>
          </table:table-cell>
          <table:table-cell table:formula="of:=[.KC13]" office:value-type="float" office:value="-12.5663706143592" calcext:value-type="float">
            <text:p>-12.5663706143592</text:p>
          </table:table-cell>
          <table:table-cell table:formula="of:=[.KD13]" office:value-type="float" office:value="0" calcext:value-type="float">
            <text:p>0</text:p>
          </table:table-cell>
          <table:table-cell table:formula="of:=[.KE13]" office:value-type="float" office:value="0" calcext:value-type="float">
            <text:p>0</text:p>
          </table:table-cell>
          <table:table-cell table:formula="of:=[.KF13]" office:value-type="float" office:value="0" calcext:value-type="float">
            <text:p>0</text:p>
          </table:table-cell>
          <table:table-cell table:formula="of:=[.KG13]" office:value-type="float" office:value="0" calcext:value-type="float">
            <text:p>0</text:p>
          </table:table-cell>
          <table:table-cell table:formula="of:=[.KH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K13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KN13]" office:value-type="float" office:value="0" calcext:value-type="float">
            <text:p>0</text:p>
          </table:table-cell>
          <table:table-cell table:formula="of:=[.KO13]" office:value-type="float" office:value="0" calcext:value-type="float">
            <text:p>0</text:p>
          </table:table-cell>
          <table:table-cell table:formula="of:=[.KP13]" office:value-type="float" office:value="0" calcext:value-type="float">
            <text:p>0</text:p>
          </table:table-cell>
          <table:table-cell table:formula="of:=[.KQ13]" office:value-type="float" office:value="0" calcext:value-type="float">
            <text:p>0</text:p>
          </table:table-cell>
          <table:table-cell table:formula="of:=[.KR13]" office:value-type="float" office:value="0" calcext:value-type="float">
            <text:p>0</text:p>
          </table:table-cell>
          <table:table-cell table:formula="of:=[.KS13]" office:value-type="float" office:value="0" calcext:value-type="float">
            <text:p>0</text:p>
          </table:table-cell>
          <table:table-cell table:formula="of:=[.KT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3]" office:value-type="float" office:value="0" calcext:value-type="float">
            <text:p>0</text:p>
          </table:table-cell>
          <table:table-cell table:formula="of:=[.KW13]" office:value-type="float" office:value="0" calcext:value-type="float">
            <text:p>0</text:p>
          </table:table-cell>
          <table:table-cell table:formula="of:=[.KX13]" office:value-type="float" office:value="-23.998277214922" calcext:value-type="float">
            <text:p>-23.998277214922</text:p>
          </table:table-cell>
          <table:table-cell table:formula="of:=[.KY13]" office:value-type="float" office:value="100.356431989674" calcext:value-type="float">
            <text:p>100.356431989674</text:p>
          </table:table-cell>
          <table:table-cell table:formula="of:=[.KZ13]" office:value-type="float" office:value="-12.5663706143592" calcext:value-type="float">
            <text:p>-12.5663706143592</text:p>
          </table:table-cell>
          <table:table-cell table:formula="of:=[.LA13]" office:value-type="float" office:value="0" calcext:value-type="float">
            <text:p>0</text:p>
          </table:table-cell>
          <table:table-cell table:formula="of:=[.LB13]" office:value-type="float" office:value="0" calcext:value-type="float">
            <text:p>0</text:p>
          </table:table-cell>
          <table:table-cell table:formula="of:=[.LC13]" office:value-type="float" office:value="0" calcext:value-type="float">
            <text:p>0</text:p>
          </table:table-cell>
          <table:table-cell table:formula="of:=[.LD13]" office:value-type="float" office:value="0" calcext:value-type="float">
            <text:p>0</text:p>
          </table:table-cell>
          <table:table-cell table:formula="of:=[.L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G13]" office:value-type="float" office:value="0" calcext:value-type="float">
            <text:p>0</text:p>
          </table:table-cell>
          <table:table-cell table:formula="of:=[.LH1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60144178888146" calcext:value-type="float">
            <text:p>0.000260144178888146</text:p>
          </table:table-cell>
          <table:table-cell office:value-type="float" office:value="0.00102973737476558" calcext:value-type="float">
            <text:p>0.00102973737476558</text:p>
          </table:table-cell>
          <table:table-cell office:value-type="float" office:value="0.00310374003682575" calcext:value-type="float">
            <text:p>0.00310374003682575</text:p>
          </table:table-cell>
          <table:table-cell office:value-type="float" office:value="0.0108985920891733" calcext:value-type="float">
            <text:p>0.0108985920891733</text:p>
          </table:table-cell>
          <table:table-cell office:value-type="float" office:value="0.00153261451254" calcext:value-type="float">
            <text:p>0.001532614512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3]" office:value-type="float" office:value="297.404104539834" calcext:value-type="float">
            <text:p>297.404104539834</text:p>
          </table:table-cell>
          <table:table-cell/>
          <table:table-cell office:value-type="float" office:value="4.30069661076024" calcext:value-type="float">
            <text:p>4.30069661076024</text:p>
          </table:table-cell>
          <table:table-cell table:number-columns-repeated="16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D14]*[.E14]-[.F14]*[.C14]" office:value-type="float" office:value="-3" calcext:value-type="float">
            <text:p>-3</text:p>
          </table:table-cell>
          <table:table-cell table:formula="of:=[.F14]*[.A14]-[.B14]*[.E14]" office:value-type="float" office:value="-3" calcext:value-type="float">
            <text:p>-3</text:p>
          </table:table-cell>
          <table:table-cell table:formula="of:=[.B14]*[.C14]-[.D14]*[.A14]" office:value-type="float" office:value="3" calcext:value-type="float">
            <text:p>3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E14]-[.A14]" office:value-type="float" office:value="1.5" calcext:value-type="float">
            <text:p>1.5</text:p>
          </table:table-cell>
          <table:table-cell table:formula="of:=[.A14]-[.C14]" office:value-type="float" office:value="-1.5" calcext:value-type="float">
            <text:p>-1.5</text:p>
          </table:table-cell>
          <table:table-cell table:formula="of:=[.F14]-[.B14]" office:value-type="float" office:value="2" calcext:value-type="float">
            <text:p>2</text:p>
          </table:table-cell>
          <table:table-cell table:formula="of:=[.B14]-[.F14]" office:value-type="float" office:value="-2" calcext:value-type="float">
            <text:p>-2</text:p>
          </table:table-cell>
          <table:table-cell table:formula="of:=[.D14]-[.B14]" office:value-type="float" office:value="0" calcext:value-type="float">
            <text:p>0</text:p>
          </table:table-cell>
          <table:table-cell table:formula="of:=0.5*([.A14]*([.D14]-[.F14]) + [.C14]*([.F14]-[.B14]) + [.E14]*([.B14]-[.D14]))" office:value-type="float" office:value="1.5" calcext:value-type="float">
            <text:p>1.5</text:p>
          </table:table-cell>
          <table:table-cell table:formula="of:=([.B14]+[.D14]+[.F14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4]*[.J14]+[.M14]*[.M14]" office:value-type="float" office:value="4" calcext:value-type="float">
            <text:p>4</text:p>
          </table:table-cell>
          <table:table-cell table:formula="of:=[.J14]*[.K14]+[.M14]*[.N14]" office:value-type="float" office:value="-4" calcext:value-type="float">
            <text:p>-4</text:p>
          </table:table-cell>
          <table:table-cell table:formula="of:=[.J14]*[.L14]+[.M14]*[.O14]" office:value-type="float" office:value="0" calcext:value-type="float">
            <text:p>0</text:p>
          </table:table-cell>
          <table:table-cell table:formula="of:=[.K14]*[.K14]+[.N14]*[.N14]" office:value-type="float" office:value="6.25" calcext:value-type="float">
            <text:p>6.25</text:p>
          </table:table-cell>
          <table:table-cell table:formula="of:=[.K14]*[.L14]+[.N14]*[.O14]" office:value-type="float" office:value="-2.25" calcext:value-type="float">
            <text:p>-2.25</text:p>
          </table:table-cell>
          <table:table-cell table:formula="of:=[.L14]*[.L14]+[.O14]*[.O14]" office:value-type="float" office:value="2.25" calcext:value-type="float">
            <text:p>2.25</text:p>
          </table:table-cell>
          <table:table-cell table:formula="of:=PI()*[.$Q14]/(2*[.$P14])*[.V14]" office:value-type="float" office:value="11.1701072127637" calcext:value-type="float">
            <text:p>11.1701072127637</text:p>
          </table:table-cell>
          <table:table-cell table:formula="of:=PI()*[.$Q14]/(2*[.$P14])*[.W14]" office:value-type="float" office:value="-11.1701072127637" calcext:value-type="float">
            <text:p>-11.1701072127637</text:p>
          </table:table-cell>
          <table:table-cell table:formula="of:=PI()*[.$Q14]/(2*[.$P14])*[.X14]" office:value-type="float" office:value="0" calcext:value-type="float">
            <text:p>0</text:p>
          </table:table-cell>
          <table:table-cell table:formula="of:=PI()*[.$Q14]/(2*[.$P14])*[.Y14]" office:value-type="float" office:value="17.4532925199433" calcext:value-type="float">
            <text:p>17.4532925199433</text:p>
          </table:table-cell>
          <table:table-cell table:formula="of:=PI()*[.$Q14]/(2*[.$P14])*[.Z14]" office:value-type="float" office:value="-6.28318530717959" calcext:value-type="float">
            <text:p>-6.28318530717959</text:p>
          </table:table-cell>
          <table:table-cell table:formula="of:=PI()*[.$Q14]/(2*[.$P14])*[.AA14]" office:value-type="float" office:value="6.28318530717959" calcext:value-type="float">
            <text:p>6.28318530717959</text:p>
          </table:table-cell>
          <table:table-cell/>
          <table:table-cell table:formula="of:=[.AB5]" office:value-type="float" office:value="8.72664625997165" calcext:value-type="float">
            <text:p>8.72664625997165</text:p>
          </table:table-cell>
          <table:table-cell table:formula="of:=[.AC5]" office:value-type="float" office:value="-5.58505360638185" calcext:value-type="float">
            <text:p>-5.58505360638185</text:p>
          </table:table-cell>
          <table:table-cell table:formula="of:=[.AD5]" office:value-type="float" office:value="2.44346095279206" calcext:value-type="float">
            <text:p>2.44346095279206</text:p>
          </table:table-cell>
          <table:table-cell table:formula="of:=[.AE5]" office:value-type="float" office:value="5.58505360638185" calcext:value-type="float">
            <text:p>5.58505360638185</text:p>
          </table:table-cell>
          <table:table-cell table:formula="of:=[.AF5]" office:value-type="float" office:value="-5.58505360638185" calcext:value-type="float">
            <text:p>-5.58505360638185</text:p>
          </table:table-cell>
          <table:table-cell table:formula="of:=[.AG5]" office:value-type="float" office:value="8.72664625997165" calcext:value-type="float">
            <text:p>8.72664625997165</text:p>
          </table:table-cell>
          <table:table-cell/>
          <table:table-cell table:formula="of:=[.AI14]" office:value-type="float" office:value="8.72664625997165" calcext:value-type="float">
            <text:p>8.72664625997165</text:p>
          </table:table-cell>
          <table:table-cell table:formula="of:=[.AJ14]" office:value-type="float" office:value="-5.58505360638185" calcext:value-type="float">
            <text:p>-5.58505360638185</text:p>
          </table:table-cell>
          <table:table-cell table:formula="of:=[.AK14]" office:value-type="float" office:value="2.44346095279206" calcext:value-type="float">
            <text:p>2.44346095279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P14]+[.BP36]+[.BP58]+[.BP80]+[.BP102]+[.BP124]+[.BP146]+[.BP168]+[.BP190]+[.BP212]+[.BP234]+[.BP256]+[.BP278]+[.BP300]+[.BP322]+[.BP344]+[.BP366]+[.BP388]+[.BP410]+[.BP432]+[.BP454]+[.BP476]+[.BP498]+[.BP520]" office:value-type="float" office:value="0" calcext:value-type="float">
            <text:p>0</text:p>
          </table:table-cell>
          <table:table-cell table:formula="of:=[.BQ14]+[.BQ36]+[.BQ58]+[.BQ80]+[.BQ102]+[.BQ124]+[.BQ146]+[.BQ168]+[.BQ190]+[.BQ212]+[.BQ234]+[.BQ256]+[.BQ278]+[.BQ300]+[.BQ322]+[.BQ344]+[.BQ366]+[.BQ388]+[.BQ410]+[.BQ432]+[.BQ454]+[.BQ476]+[.BQ498]+[.BQ520]" office:value-type="float" office:value="0" calcext:value-type="float">
            <text:p>0</text:p>
          </table:table-cell>
          <table:table-cell table:formula="of:=[.BR14]+[.BR36]+[.BR58]+[.BR80]+[.BR102]+[.BR124]+[.BR146]+[.BR168]+[.BR190]+[.BR212]+[.BR234]+[.BR256]+[.BR278]+[.BR300]+[.BR322]+[.BR344]+[.BR366]+[.BR388]+[.BR410]+[.BR432]+[.BR454]+[.BR476]+[.BR498]+[.BR520]" office:value-type="float" office:value="0" calcext:value-type="float">
            <text:p>0</text:p>
          </table:table-cell>
          <table:table-cell table:formula="of:=[.BS14]+[.BS36]+[.BS58]+[.BS80]+[.BS102]+[.BS124]+[.BS146]+[.BS168]+[.BS190]+[.BS212]+[.BS234]+[.BS256]+[.BS278]+[.BS300]+[.BS322]+[.BS344]+[.BS366]+[.BS388]+[.BS410]+[.BS432]+[.BS454]+[.BS476]+[.BS498]+[.BS520]" office:value-type="float" office:value="0" calcext:value-type="float">
            <text:p>0</text:p>
          </table:table-cell>
          <table:table-cell table:formula="of:=[.BT14]+[.BT36]+[.BT58]+[.BT80]+[.BT102]+[.BT124]+[.BT146]+[.BT168]+[.BT190]+[.BT212]+[.BT234]+[.BT256]+[.BT278]+[.BT300]+[.BT322]+[.BT344]+[.BT366]+[.BT388]+[.BT410]+[.BT432]+[.BT454]+[.BT476]+[.BT498]+[.BT520]" office:value-type="float" office:value="-5.58505360638185" calcext:value-type="float">
            <text:p>-5.58505360638185</text:p>
          </table:table-cell>
          <table:table-cell table:formula="of:=[.BU14]+[.BU36]+[.BU58]+[.BU80]+[.BU102]+[.BU124]+[.BU146]+[.BU168]+[.BU190]+[.BU212]+[.BU234]+[.BU256]+[.BU278]+[.BU300]+[.BU322]+[.BU344]+[.BU366]+[.BU388]+[.BU410]+[.BU432]+[.BU454]+[.BU476]+[.BU498]+[.BU520]" office:value-type="float" office:value="-17.9768912955416" calcext:value-type="float">
            <text:p>-17.9768912955416</text:p>
          </table:table-cell>
          <table:table-cell table:formula="of:=[.BV14]+[.BV36]+[.BV58]+[.BV80]+[.BV102]+[.BV124]+[.BV146]+[.BV168]+[.BV190]+[.BV212]+[.BV234]+[.BV256]+[.BV278]+[.BV300]+[.BV322]+[.BV344]+[.BV366]+[.BV388]+[.BV410]+[.BV432]+[.BV454]+[.BV476]+[.BV498]+[.BV520]" office:value-type="float" office:value="0" calcext:value-type="float">
            <text:p>0</text:p>
          </table:table-cell>
          <table:table-cell table:formula="of:=[.BW14]+[.BW36]+[.BW58]+[.BW80]+[.BW102]+[.BW124]+[.BW146]+[.BW168]+[.BW190]+[.BW212]+[.BW234]+[.BW256]+[.BW278]+[.BW300]+[.BW322]+[.BW344]+[.BW366]+[.BW388]+[.BW410]+[.BW432]+[.BW454]+[.BW476]+[.BW498]+[.BW520]" office:value-type="float" office:value="0" calcext:value-type="float">
            <text:p>0</text:p>
          </table:table-cell>
          <table:table-cell table:formula="of:=[.BX14]+[.BX36]+[.BX58]+[.BX80]+[.BX102]+[.BX124]+[.BX146]+[.BX168]+[.BX190]+[.BX212]+[.BX234]+[.BX256]+[.BX278]+[.BX300]+[.BX322]+[.BX344]+[.BX366]+[.BX388]+[.BX410]+[.BX432]+[.BX454]+[.BX476]+[.BX498]+[.BX520]" office:value-type="float" office:value="0" calcext:value-type="float">
            <text:p>0</text:p>
          </table:table-cell>
          <table:table-cell table:formula="of:=[.BY14]+[.BY36]+[.BY58]+[.BY80]+[.BY102]+[.BY124]+[.BY146]+[.BY168]+[.BY190]+[.BY212]+[.BY234]+[.BY256]+[.BY278]+[.BY300]+[.BY322]+[.BY344]+[.BY366]+[.BY388]+[.BY410]+[.BY432]+[.BY454]+[.BY476]+[.BY498]+[.BY520]" office:value-type="float" office:value="0" calcext:value-type="float">
            <text:p>0</text:p>
          </table:table-cell>
          <table:table-cell table:formula="of:=[.BZ14]+[.BZ36]+[.BZ58]+[.BZ80]+[.BZ102]+[.BZ124]+[.BZ146]+[.BZ168]+[.BZ190]+[.BZ212]+[.BZ234]+[.BZ256]+[.BZ278]+[.BZ300]+[.BZ322]+[.BZ344]+[.BZ366]+[.BZ388]+[.BZ410]+[.BZ432]+[.BZ454]+[.BZ476]+[.BZ498]+[.BZ520]" office:value-type="float" office:value="0" calcext:value-type="float">
            <text:p>0</text:p>
          </table:table-cell>
          <table:table-cell table:formula="of:=[.CA14]+[.CA36]+[.CA58]+[.CA80]+[.CA102]+[.CA124]+[.CA146]+[.CA168]+[.CA190]+[.CA212]+[.CA234]+[.CA256]+[.CA278]+[.CA300]+[.CA322]+[.CA344]+[.CA366]+[.CA388]+[.CA410]+[.CA432]+[.CA454]+[.CA476]+[.CA498]+[.CA520]" office:value-type="float" office:value="-12.5663706143592" calcext:value-type="float">
            <text:p>-12.5663706143592</text:p>
          </table:table-cell>
          <table:table-cell table:formula="of:=[.CB14]+[.CB36]+[.CB58]+[.CB80]+[.CB102]+[.CB124]+[.CB146]+[.CB168]+[.CB190]+[.CB212]+[.CB234]+[.CB256]+[.CB278]+[.CB300]+[.CB322]+[.CB344]+[.CB366]+[.CB388]+[.CB410]+[.CB432]+[.CB454]+[.CB476]+[.CB498]+[.CB520]" office:value-type="float" office:value="89.3608577021097" calcext:value-type="float">
            <text:p>89.3608577021097</text:p>
          </table:table-cell>
          <table:table-cell table:formula="of:=[.CC14]+[.CC36]+[.CC58]+[.CC80]+[.CC102]+[.CC124]+[.CC146]+[.CC168]+[.CC190]+[.CC212]+[.CC234]+[.CC256]+[.CC278]+[.CC300]+[.CC322]+[.CC344]+[.CC366]+[.CC388]+[.CC410]+[.CC432]+[.CC454]+[.CC476]+[.CC498]+[.CC520]" office:value-type="float" office:value="-12.5663706143592" calcext:value-type="float">
            <text:p>-12.5663706143592</text:p>
          </table:table-cell>
          <table:table-cell table:formula="of:=[.CD14]+[.CD36]+[.CD58]+[.CD80]+[.CD102]+[.CD124]+[.CD146]+[.CD168]+[.CD190]+[.CD212]+[.CD234]+[.CD256]+[.CD278]+[.CD300]+[.CD322]+[.CD344]+[.CD366]+[.CD388]+[.CD410]+[.CD432]+[.CD454]+[.CD476]+[.CD498]+[.CD520]" office:value-type="float" office:value="0" calcext:value-type="float">
            <text:p>0</text:p>
          </table:table-cell>
          <table:table-cell table:formula="of:=[.CE14]+[.CE36]+[.CE58]+[.CE80]+[.CE102]+[.CE124]+[.CE146]+[.CE168]+[.CE190]+[.CE212]+[.CE234]+[.CE256]+[.CE278]+[.CE300]+[.CE322]+[.CE344]+[.CE366]+[.CE388]+[.CE410]+[.CE432]+[.CE454]+[.CE476]+[.CE498]+[.CE520]" office:value-type="float" office:value="0" calcext:value-type="float">
            <text:p>0</text:p>
          </table:table-cell>
          <table:table-cell table:formula="of:=[.CF14]+[.CF36]+[.CF58]+[.CF80]+[.CF102]+[.CF124]+[.CF146]+[.CF168]+[.CF190]+[.CF212]+[.CF234]+[.CF256]+[.CF278]+[.CF300]+[.CF322]+[.CF344]+[.CF366]+[.CF388]+[.CF410]+[.CF432]+[.CF454]+[.CF476]+[.CF498]+[.CF520]" office:value-type="float" office:value="0" calcext:value-type="float">
            <text:p>0</text:p>
          </table:table-cell>
          <table:table-cell table:formula="of:=[.CG14]+[.CG36]+[.CG58]+[.CG80]+[.CG102]+[.CG124]+[.CG146]+[.CG168]+[.CG190]+[.CG212]+[.CG234]+[.CG256]+[.CG278]+[.CG300]+[.CG322]+[.CG344]+[.CG366]+[.CG388]+[.CG410]+[.CG432]+[.CG454]+[.CG476]+[.CG498]+[.CG520]" office:value-type="float" office:value="0" calcext:value-type="float">
            <text:p>0</text:p>
          </table:table-cell>
          <table:table-cell table:formula="of:=[.CH14]+[.CH36]+[.CH58]+[.CH80]+[.CH102]+[.CH124]+[.CH146]+[.CH168]+[.CH190]+[.CH212]+[.CH234]+[.CH256]+[.CH278]+[.CH300]+[.CH322]+[.CH344]+[.CH366]+[.CH388]+[.CH410]+[.CH432]+[.CH454]+[.CH476]+[.CH498]+[.CH520]" office:value-type="float" office:value="0" calcext:value-type="float">
            <text:p>0</text:p>
          </table:table-cell>
          <table:table-cell table:formula="of:=[.CI14]+[.CI36]+[.CI58]+[.CI80]+[.CI102]+[.CI124]+[.CI146]+[.CI168]+[.CI190]+[.CI212]+[.CI234]+[.CI256]+[.CI278]+[.CI300]+[.CI322]+[.CI344]+[.CI366]+[.CI388]+[.CI410]+[.CI432]+[.CI454]+[.CI476]+[.CI498]+[.CI520]" office:value-type="float" office:value="-25.3072741539178" calcext:value-type="float">
            <text:p>-25.3072741539178</text:p>
          </table:table-cell>
          <table:table-cell table:formula="of:=[.CJ14]+[.CJ36]+[.CJ58]+[.CJ80]+[.CJ102]+[.CJ124]+[.CJ146]+[.CJ168]+[.CJ190]+[.CJ212]+[.CJ234]+[.CJ256]+[.CJ278]+[.CJ300]+[.CJ322]+[.CJ344]+[.CJ366]+[.CJ388]+[.CJ410]+[.CJ432]+[.CJ454]+[.CJ476]+[.CJ498]+[.CJ520]" office:value-type="float" office:value="-7.67944870877505" calcext:value-type="float">
            <text:p>-7.67944870877505</text:p>
          </table:table-cell>
          <table:table-cell/>
          <table:table-cell table:formula="of:=-[.$DI$9]*[.DS14]-[.$DI$15]*[.EV14]-[.$DI$16]*[.FT14]-[.$DI$17]*[.GR14]-[.$DI$18]*[.HP14]-[.$DI$19]*[.IN14]-[.$DI$20]*[.JL14]-[.$DI$21]*[.KJ14]-[.$DI$22]*[.LH14]" office:value-type="float" office:value="305.781684949407" calcext:value-type="float">
            <text:p>305.78168494940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M14]" office:value-type="float" office:value="0" calcext:value-type="float">
            <text:p>0</text:p>
          </table:table-cell>
          <table:table-cell table:formula="of:=[.CN14]" office:value-type="float" office:value="0" calcext:value-type="float">
            <text:p>0</text:p>
          </table:table-cell>
          <table:table-cell table:formula="of:=[.CO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S14]" office:value-type="float" office:value="0" calcext:value-type="float">
            <text:p>0</text:p>
          </table:table-cell>
          <table:table-cell table:formula="of:=[.CT14]" office:value-type="float" office:value="0" calcext:value-type="float">
            <text:p>0</text:p>
          </table:table-cell>
          <table:table-cell table:formula="of:=[.CU14]" office:value-type="float" office:value="0" calcext:value-type="float">
            <text:p>0</text:p>
          </table:table-cell>
          <table:table-cell table:formula="of:=[.CV14]" office:value-type="float" office:value="0" calcext:value-type="float">
            <text:p>0</text:p>
          </table:table-cell>
          <table:table-cell table:formula="of:=[.CW14]" office:value-type="float" office:value="0" calcext:value-type="float">
            <text:p>0</text:p>
          </table:table-cell>
          <table:table-cell table:formula="of:=[.CX14]" office:value-type="float" office:value="-12.5663706143592" calcext:value-type="float">
            <text:p>-12.5663706143592</text:p>
          </table:table-cell>
          <table:table-cell table:formula="of:=[.CY14]" office:value-type="float" office:value="89.3608577021097" calcext:value-type="float">
            <text:p>89.3608577021097</text:p>
          </table:table-cell>
          <table:table-cell table:formula="of:=[.CZ14]" office:value-type="float" office:value="-12.5663706143592" calcext:value-type="float">
            <text:p>-12.5663706143592</text:p>
          </table:table-cell>
          <table:table-cell table:formula="of:=[.DA14]" office:value-type="float" office:value="0" calcext:value-type="float">
            <text:p>0</text:p>
          </table:table-cell>
          <table:table-cell table:formula="of:=[.DB14]" office:value-type="float" office:value="0" calcext:value-type="float">
            <text:p>0</text:p>
          </table:table-cell>
          <table:table-cell table:formula="of:=[.DC14]" office:value-type="float" office:value="0" calcext:value-type="float">
            <text:p>0</text:p>
          </table:table-cell>
          <table:table-cell table:formula="of:=[.DD14]" office:value-type="float" office:value="0" calcext:value-type="float">
            <text:p>0</text:p>
          </table:table-cell>
          <table:table-cell table:formula="of:=[.DE14]" office:value-type="float" office:value="0" calcext:value-type="float">
            <text:p>0</text:p>
          </table:table-cell>
          <table:table-cell table:formula="of:=[.DF14]" office:value-type="float" office:value="-25.3072741539178" calcext:value-type="float">
            <text:p>-25.3072741539178</text:p>
          </table:table-cell>
          <table:table-cell table:formula="of:=[.DG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L14]" office:value-type="float" office:value="0" calcext:value-type="float">
            <text:p>0</text:p>
          </table:table-cell>
          <table:table-cell table:formula="of:=[.DM14]" office:value-type="float" office:value="0" calcext:value-type="float">
            <text:p>0</text:p>
          </table:table-cell>
          <table:table-cell table:formula="of:=[.DN14]" office:value-type="float" office:value="0" calcext:value-type="float">
            <text:p>0</text:p>
          </table:table-cell>
          <table:table-cell table:formula="of:=[.DO14]" office:value-type="float" office:value="0" calcext:value-type="float">
            <text:p>0</text:p>
          </table:table-cell>
          <table:table-cell table:formula="of:=[.DP14]" office:value-type="float" office:value="0" calcext:value-type="float">
            <text:p>0</text:p>
          </table:table-cell>
          <table:table-cell table:formula="of:=[.DQ14]" office:value-type="float" office:value="0" calcext:value-type="float">
            <text:p>0</text:p>
          </table:table-cell>
          <table:table-cell table:formula="of:=[.DR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4]" office:value-type="float" office:value="0" calcext:value-type="float">
            <text:p>0</text:p>
          </table:table-cell>
          <table:table-cell table:formula="of:=[.DU14]" office:value-type="float" office:value="0" calcext:value-type="float">
            <text:p>0</text:p>
          </table:table-cell>
          <table:table-cell table:formula="of:=[.DV14]" office:value-type="float" office:value="0" calcext:value-type="float">
            <text:p>0</text:p>
          </table:table-cell>
          <table:table-cell table:formula="of:=[.DW14]" office:value-type="float" office:value="-12.5663706143592" calcext:value-type="float">
            <text:p>-12.5663706143592</text:p>
          </table:table-cell>
          <table:table-cell table:formula="of:=[.DX14]" office:value-type="float" office:value="89.3608577021097" calcext:value-type="float">
            <text:p>89.3608577021097</text:p>
          </table:table-cell>
          <table:table-cell table:formula="of:=[.DY14]" office:value-type="float" office:value="-12.5663706143592" calcext:value-type="float">
            <text:p>-12.5663706143592</text:p>
          </table:table-cell>
          <table:table-cell table:formula="of:=[.DZ14]" office:value-type="float" office:value="0" calcext:value-type="float">
            <text:p>0</text:p>
          </table:table-cell>
          <table:table-cell table:formula="of:=[.EA14]" office:value-type="float" office:value="0" calcext:value-type="float">
            <text:p>0</text:p>
          </table:table-cell>
          <table:table-cell table:formula="of:=[.EB14]" office:value-type="float" office:value="0" calcext:value-type="float">
            <text:p>0</text:p>
          </table:table-cell>
          <table:table-cell table:formula="of:=[.EC14]" office:value-type="float" office:value="0" calcext:value-type="float">
            <text:p>0</text:p>
          </table:table-cell>
          <table:table-cell table:formula="of:=[.ED14]" office:value-type="float" office:value="0" calcext:value-type="float">
            <text:p>0</text:p>
          </table:table-cell>
          <table:table-cell table:formula="of:=[.EE14]" office:value-type="float" office:value="-25.3072741539178" calcext:value-type="float">
            <text:p>-25.3072741539178</text:p>
          </table:table-cell>
          <table:table-cell table:formula="of:=[.EF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I14]" office:value-type="float" office:value="0" calcext:value-type="float">
            <text:p>0</text:p>
          </table:table-cell>
          <table:table-cell table:formula="of:=[.EJ14]" office:value-type="float" office:value="0" calcext:value-type="float">
            <text:p>0</text:p>
          </table:table-cell>
          <table:table-cell table:formula="of:=[.EK14]" office:value-type="float" office:value="0" calcext:value-type="float">
            <text:p>0</text:p>
          </table:table-cell>
          <table:table-cell table:formula="of:=[.EL14]" office:value-type="float" office:value="0" calcext:value-type="float">
            <text:p>0</text:p>
          </table:table-cell>
          <table:table-cell table:formula="of:=[.EM14]" office:value-type="float" office:value="0" calcext:value-type="float">
            <text:p>0</text:p>
          </table:table-cell>
          <table:table-cell table:formula="of:=[.EN14]" office:value-type="float" office:value="0" calcext:value-type="float">
            <text:p>0</text:p>
          </table:table-cell>
          <table:table-cell table:formula="of:=[.EO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4]" office:value-type="float" office:value="0" calcext:value-type="float">
            <text:p>0</text:p>
          </table:table-cell>
          <table:table-cell table:formula="of:=[.ER14]" office:value-type="float" office:value="0" calcext:value-type="float">
            <text:p>0</text:p>
          </table:table-cell>
          <table:table-cell table:formula="of:=[.ES14]" office:value-type="float" office:value="0" calcext:value-type="float">
            <text:p>0</text:p>
          </table:table-cell>
          <table:table-cell table:formula="of:=[.ET14]" office:value-type="float" office:value="-12.5663706143592" calcext:value-type="float">
            <text:p>-12.5663706143592</text:p>
          </table:table-cell>
          <table:table-cell table:formula="of:=[.EU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EW14]" office:value-type="float" office:value="0" calcext:value-type="float">
            <text:p>0</text:p>
          </table:table-cell>
          <table:table-cell table:formula="of:=[.EX14]" office:value-type="float" office:value="0" calcext:value-type="float">
            <text:p>0</text:p>
          </table:table-cell>
          <table:table-cell table:formula="of:=[.EY14]" office:value-type="float" office:value="0" calcext:value-type="float">
            <text:p>0</text:p>
          </table:table-cell>
          <table:table-cell table:formula="of:=[.EZ14]" office:value-type="float" office:value="0" calcext:value-type="float">
            <text:p>0</text:p>
          </table:table-cell>
          <table:table-cell table:formula="of:=[.FA14]" office:value-type="float" office:value="0" calcext:value-type="float">
            <text:p>0</text:p>
          </table:table-cell>
          <table:table-cell table:formula="of:=[.FB14]" office:value-type="float" office:value="-25.3072741539178" calcext:value-type="float">
            <text:p>-25.3072741539178</text:p>
          </table:table-cell>
          <table:table-cell table:formula="of:=[.FC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F14]" office:value-type="float" office:value="0" calcext:value-type="float">
            <text:p>0</text:p>
          </table:table-cell>
          <table:table-cell table:formula="of:=[.FG14]" office:value-type="float" office:value="0" calcext:value-type="float">
            <text:p>0</text:p>
          </table:table-cell>
          <table:table-cell table:formula="of:=[.FH14]" office:value-type="float" office:value="0" calcext:value-type="float">
            <text:p>0</text:p>
          </table:table-cell>
          <table:table-cell table:formula="of:=[.FI14]" office:value-type="float" office:value="0" calcext:value-type="float">
            <text:p>0</text:p>
          </table:table-cell>
          <table:table-cell table:formula="of:=[.FJ14]" office:value-type="float" office:value="0" calcext:value-type="float">
            <text:p>0</text:p>
          </table:table-cell>
          <table:table-cell table:formula="of:=[.FK14]" office:value-type="float" office:value="0" calcext:value-type="float">
            <text:p>0</text:p>
          </table:table-cell>
          <table:table-cell table:formula="of:=[.FL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4]" office:value-type="float" office:value="0" calcext:value-type="float">
            <text:p>0</text:p>
          </table:table-cell>
          <table:table-cell table:formula="of:=[.FO14]" office:value-type="float" office:value="0" calcext:value-type="float">
            <text:p>0</text:p>
          </table:table-cell>
          <table:table-cell table:formula="of:=[.FP14]" office:value-type="float" office:value="0" calcext:value-type="float">
            <text:p>0</text:p>
          </table:table-cell>
          <table:table-cell table:formula="of:=[.FQ14]" office:value-type="float" office:value="-12.5663706143592" calcext:value-type="float">
            <text:p>-12.5663706143592</text:p>
          </table:table-cell>
          <table:table-cell table:formula="of:=[.FR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FT14]" office:value-type="float" office:value="0" calcext:value-type="float">
            <text:p>0</text:p>
          </table:table-cell>
          <table:table-cell table:formula="of:=[.FU14]" office:value-type="float" office:value="0" calcext:value-type="float">
            <text:p>0</text:p>
          </table:table-cell>
          <table:table-cell table:formula="of:=[.FV14]" office:value-type="float" office:value="0" calcext:value-type="float">
            <text:p>0</text:p>
          </table:table-cell>
          <table:table-cell table:formula="of:=[.FW14]" office:value-type="float" office:value="0" calcext:value-type="float">
            <text:p>0</text:p>
          </table:table-cell>
          <table:table-cell table:formula="of:=[.FX14]" office:value-type="float" office:value="0" calcext:value-type="float">
            <text:p>0</text:p>
          </table:table-cell>
          <table:table-cell table:formula="of:=[.FY14]" office:value-type="float" office:value="-25.3072741539178" calcext:value-type="float">
            <text:p>-25.3072741539178</text:p>
          </table:table-cell>
          <table:table-cell table:formula="of:=[.FZ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C14]" office:value-type="float" office:value="0" calcext:value-type="float">
            <text:p>0</text:p>
          </table:table-cell>
          <table:table-cell table:formula="of:=[.GD14]" office:value-type="float" office:value="0" calcext:value-type="float">
            <text:p>0</text:p>
          </table:table-cell>
          <table:table-cell table:formula="of:=[.GE14]" office:value-type="float" office:value="0" calcext:value-type="float">
            <text:p>0</text:p>
          </table:table-cell>
          <table:table-cell table:formula="of:=[.GF14]" office:value-type="float" office:value="0" calcext:value-type="float">
            <text:p>0</text:p>
          </table:table-cell>
          <table:table-cell table:formula="of:=[.GG14]" office:value-type="float" office:value="0" calcext:value-type="float">
            <text:p>0</text:p>
          </table:table-cell>
          <table:table-cell table:formula="of:=[.GH14]" office:value-type="float" office:value="0" calcext:value-type="float">
            <text:p>0</text:p>
          </table:table-cell>
          <table:table-cell table:formula="of:=[.GI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4]" office:value-type="float" office:value="0" calcext:value-type="float">
            <text:p>0</text:p>
          </table:table-cell>
          <table:table-cell table:formula="of:=[.GL14]" office:value-type="float" office:value="0" calcext:value-type="float">
            <text:p>0</text:p>
          </table:table-cell>
          <table:table-cell table:formula="of:=[.GM14]" office:value-type="float" office:value="0" calcext:value-type="float">
            <text:p>0</text:p>
          </table:table-cell>
          <table:table-cell table:formula="of:=[.GN14]" office:value-type="float" office:value="-12.5663706143592" calcext:value-type="float">
            <text:p>-12.5663706143592</text:p>
          </table:table-cell>
          <table:table-cell table:formula="of:=[.GO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GQ14]" office:value-type="float" office:value="0" calcext:value-type="float">
            <text:p>0</text:p>
          </table:table-cell>
          <table:table-cell table:formula="of:=[.GR14]" office:value-type="float" office:value="0" calcext:value-type="float">
            <text:p>0</text:p>
          </table:table-cell>
          <table:table-cell table:formula="of:=[.GS14]" office:value-type="float" office:value="0" calcext:value-type="float">
            <text:p>0</text:p>
          </table:table-cell>
          <table:table-cell table:formula="of:=[.GT14]" office:value-type="float" office:value="0" calcext:value-type="float">
            <text:p>0</text:p>
          </table:table-cell>
          <table:table-cell table:formula="of:=[.GU14]" office:value-type="float" office:value="0" calcext:value-type="float">
            <text:p>0</text:p>
          </table:table-cell>
          <table:table-cell table:formula="of:=[.GV14]" office:value-type="float" office:value="-25.3072741539178" calcext:value-type="float">
            <text:p>-25.3072741539178</text:p>
          </table:table-cell>
          <table:table-cell table:formula="of:=[.GW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Z14]" office:value-type="float" office:value="0" calcext:value-type="float">
            <text:p>0</text:p>
          </table:table-cell>
          <table:table-cell table:formula="of:=[.HA14]" office:value-type="float" office:value="0" calcext:value-type="float">
            <text:p>0</text:p>
          </table:table-cell>
          <table:table-cell table:formula="of:=[.HB14]" office:value-type="float" office:value="0" calcext:value-type="float">
            <text:p>0</text:p>
          </table:table-cell>
          <table:table-cell table:formula="of:=[.HC14]" office:value-type="float" office:value="0" calcext:value-type="float">
            <text:p>0</text:p>
          </table:table-cell>
          <table:table-cell table:formula="of:=[.HD14]" office:value-type="float" office:value="0" calcext:value-type="float">
            <text:p>0</text:p>
          </table:table-cell>
          <table:table-cell table:formula="of:=[.HE14]" office:value-type="float" office:value="0" calcext:value-type="float">
            <text:p>0</text:p>
          </table:table-cell>
          <table:table-cell table:formula="of:=[.H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4]" office:value-type="float" office:value="0" calcext:value-type="float">
            <text:p>0</text:p>
          </table:table-cell>
          <table:table-cell table:formula="of:=[.HI14]" office:value-type="float" office:value="0" calcext:value-type="float">
            <text:p>0</text:p>
          </table:table-cell>
          <table:table-cell table:formula="of:=[.HJ14]" office:value-type="float" office:value="0" calcext:value-type="float">
            <text:p>0</text:p>
          </table:table-cell>
          <table:table-cell table:formula="of:=[.HK14]" office:value-type="float" office:value="-12.5663706143592" calcext:value-type="float">
            <text:p>-12.5663706143592</text:p>
          </table:table-cell>
          <table:table-cell table:formula="of:=[.HL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HN14]" office:value-type="float" office:value="0" calcext:value-type="float">
            <text:p>0</text:p>
          </table:table-cell>
          <table:table-cell table:formula="of:=[.HO14]" office:value-type="float" office:value="0" calcext:value-type="float">
            <text:p>0</text:p>
          </table:table-cell>
          <table:table-cell table:formula="of:=[.HP14]" office:value-type="float" office:value="0" calcext:value-type="float">
            <text:p>0</text:p>
          </table:table-cell>
          <table:table-cell table:formula="of:=[.HQ14]" office:value-type="float" office:value="0" calcext:value-type="float">
            <text:p>0</text:p>
          </table:table-cell>
          <table:table-cell table:formula="of:=[.HR14]" office:value-type="float" office:value="0" calcext:value-type="float">
            <text:p>0</text:p>
          </table:table-cell>
          <table:table-cell table:formula="of:=[.HS14]" office:value-type="float" office:value="-25.3072741539178" calcext:value-type="float">
            <text:p>-25.3072741539178</text:p>
          </table:table-cell>
          <table:table-cell table:formula="of:=[.HT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W14]" office:value-type="float" office:value="0" calcext:value-type="float">
            <text:p>0</text:p>
          </table:table-cell>
          <table:table-cell table:formula="of:=[.HX14]" office:value-type="float" office:value="0" calcext:value-type="float">
            <text:p>0</text:p>
          </table:table-cell>
          <table:table-cell table:formula="of:=[.HY14]" office:value-type="float" office:value="0" calcext:value-type="float">
            <text:p>0</text:p>
          </table:table-cell>
          <table:table-cell table:formula="of:=[.HZ14]" office:value-type="float" office:value="0" calcext:value-type="float">
            <text:p>0</text:p>
          </table:table-cell>
          <table:table-cell table:formula="of:=[.IA14]" office:value-type="float" office:value="0" calcext:value-type="float">
            <text:p>0</text:p>
          </table:table-cell>
          <table:table-cell table:formula="of:=[.IB14]" office:value-type="float" office:value="0" calcext:value-type="float">
            <text:p>0</text:p>
          </table:table-cell>
          <table:table-cell table:formula="of:=[.I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4]" office:value-type="float" office:value="0" calcext:value-type="float">
            <text:p>0</text:p>
          </table:table-cell>
          <table:table-cell table:formula="of:=[.IF14]" office:value-type="float" office:value="0" calcext:value-type="float">
            <text:p>0</text:p>
          </table:table-cell>
          <table:table-cell table:formula="of:=[.IG14]" office:value-type="float" office:value="0" calcext:value-type="float">
            <text:p>0</text:p>
          </table:table-cell>
          <table:table-cell table:formula="of:=[.IH14]" office:value-type="float" office:value="-12.5663706143592" calcext:value-type="float">
            <text:p>-12.5663706143592</text:p>
          </table:table-cell>
          <table:table-cell table:formula="of:=[.II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IK14]" office:value-type="float" office:value="0" calcext:value-type="float">
            <text:p>0</text:p>
          </table:table-cell>
          <table:table-cell table:formula="of:=[.IL14]" office:value-type="float" office:value="0" calcext:value-type="float">
            <text:p>0</text:p>
          </table:table-cell>
          <table:table-cell table:formula="of:=[.IM14]" office:value-type="float" office:value="0" calcext:value-type="float">
            <text:p>0</text:p>
          </table:table-cell>
          <table:table-cell table:formula="of:=[.IN14]" office:value-type="float" office:value="0" calcext:value-type="float">
            <text:p>0</text:p>
          </table:table-cell>
          <table:table-cell table:formula="of:=[.IO14]" office:value-type="float" office:value="0" calcext:value-type="float">
            <text:p>0</text:p>
          </table:table-cell>
          <table:table-cell table:formula="of:=[.IP14]" office:value-type="float" office:value="-25.3072741539178" calcext:value-type="float">
            <text:p>-25.3072741539178</text:p>
          </table:table-cell>
          <table:table-cell table:formula="of:=[.IQ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T14]" office:value-type="float" office:value="0" calcext:value-type="float">
            <text:p>0</text:p>
          </table:table-cell>
          <table:table-cell table:formula="of:=[.IU14]" office:value-type="float" office:value="0" calcext:value-type="float">
            <text:p>0</text:p>
          </table:table-cell>
          <table:table-cell table:formula="of:=[.IV14]" office:value-type="float" office:value="0" calcext:value-type="float">
            <text:p>0</text:p>
          </table:table-cell>
          <table:table-cell table:formula="of:=[.IW14]" office:value-type="float" office:value="0" calcext:value-type="float">
            <text:p>0</text:p>
          </table:table-cell>
          <table:table-cell table:formula="of:=[.IX14]" office:value-type="float" office:value="0" calcext:value-type="float">
            <text:p>0</text:p>
          </table:table-cell>
          <table:table-cell table:formula="of:=[.IY14]" office:value-type="float" office:value="0" calcext:value-type="float">
            <text:p>0</text:p>
          </table:table-cell>
          <table:table-cell table:formula="of:=[.IZ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4]" office:value-type="float" office:value="0" calcext:value-type="float">
            <text:p>0</text:p>
          </table:table-cell>
          <table:table-cell table:formula="of:=[.JC14]" office:value-type="float" office:value="0" calcext:value-type="float">
            <text:p>0</text:p>
          </table:table-cell>
          <table:table-cell table:formula="of:=[.JD14]" office:value-type="float" office:value="0" calcext:value-type="float">
            <text:p>0</text:p>
          </table:table-cell>
          <table:table-cell table:formula="of:=[.JE14]" office:value-type="float" office:value="-12.5663706143592" calcext:value-type="float">
            <text:p>-12.5663706143592</text:p>
          </table:table-cell>
          <table:table-cell table:formula="of:=[.JF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JH14]" office:value-type="float" office:value="0" calcext:value-type="float">
            <text:p>0</text:p>
          </table:table-cell>
          <table:table-cell table:formula="of:=[.JI14]" office:value-type="float" office:value="0" calcext:value-type="float">
            <text:p>0</text:p>
          </table:table-cell>
          <table:table-cell table:formula="of:=[.JJ14]" office:value-type="float" office:value="0" calcext:value-type="float">
            <text:p>0</text:p>
          </table:table-cell>
          <table:table-cell table:formula="of:=[.JK14]" office:value-type="float" office:value="0" calcext:value-type="float">
            <text:p>0</text:p>
          </table:table-cell>
          <table:table-cell table:formula="of:=[.JL14]" office:value-type="float" office:value="0" calcext:value-type="float">
            <text:p>0</text:p>
          </table:table-cell>
          <table:table-cell table:formula="of:=[.JM14]" office:value-type="float" office:value="-25.3072741539178" calcext:value-type="float">
            <text:p>-25.3072741539178</text:p>
          </table:table-cell>
          <table:table-cell table:formula="of:=[.JN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JQ14]" office:value-type="float" office:value="0" calcext:value-type="float">
            <text:p>0</text:p>
          </table:table-cell>
          <table:table-cell table:formula="of:=[.JR14]" office:value-type="float" office:value="0" calcext:value-type="float">
            <text:p>0</text:p>
          </table:table-cell>
          <table:table-cell table:formula="of:=[.JS14]" office:value-type="float" office:value="0" calcext:value-type="float">
            <text:p>0</text:p>
          </table:table-cell>
          <table:table-cell table:formula="of:=[.JT14]" office:value-type="float" office:value="0" calcext:value-type="float">
            <text:p>0</text:p>
          </table:table-cell>
          <table:table-cell table:formula="of:=[.JU14]" office:value-type="float" office:value="0" calcext:value-type="float">
            <text:p>0</text:p>
          </table:table-cell>
          <table:table-cell table:formula="of:=[.JV14]" office:value-type="float" office:value="0" calcext:value-type="float">
            <text:p>0</text:p>
          </table:table-cell>
          <table:table-cell table:formula="of:=[.JW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4]" office:value-type="float" office:value="0" calcext:value-type="float">
            <text:p>0</text:p>
          </table:table-cell>
          <table:table-cell table:formula="of:=[.JZ14]" office:value-type="float" office:value="0" calcext:value-type="float">
            <text:p>0</text:p>
          </table:table-cell>
          <table:table-cell table:formula="of:=[.KA14]" office:value-type="float" office:value="0" calcext:value-type="float">
            <text:p>0</text:p>
          </table:table-cell>
          <table:table-cell table:formula="of:=[.KB14]" office:value-type="float" office:value="-12.5663706143592" calcext:value-type="float">
            <text:p>-12.5663706143592</text:p>
          </table:table-cell>
          <table:table-cell table:formula="of:=[.KC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KE14]" office:value-type="float" office:value="0" calcext:value-type="float">
            <text:p>0</text:p>
          </table:table-cell>
          <table:table-cell table:formula="of:=[.KF14]" office:value-type="float" office:value="0" calcext:value-type="float">
            <text:p>0</text:p>
          </table:table-cell>
          <table:table-cell table:formula="of:=[.KG14]" office:value-type="float" office:value="0" calcext:value-type="float">
            <text:p>0</text:p>
          </table:table-cell>
          <table:table-cell table:formula="of:=[.KH14]" office:value-type="float" office:value="0" calcext:value-type="float">
            <text:p>0</text:p>
          </table:table-cell>
          <table:table-cell table:formula="of:=[.KI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K14]" office:value-type="float" office:value="-7.67944870877505" calcext:value-type="float">
            <text:p>-7.6794487087750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N14]" office:value-type="float" office:value="0" calcext:value-type="float">
            <text:p>0</text:p>
          </table:table-cell>
          <table:table-cell table:formula="of:=[.KO14]" office:value-type="float" office:value="0" calcext:value-type="float">
            <text:p>0</text:p>
          </table:table-cell>
          <table:table-cell table:formula="of:=[.KP14]" office:value-type="float" office:value="0" calcext:value-type="float">
            <text:p>0</text:p>
          </table:table-cell>
          <table:table-cell table:formula="of:=[.KQ14]" office:value-type="float" office:value="0" calcext:value-type="float">
            <text:p>0</text:p>
          </table:table-cell>
          <table:table-cell table:formula="of:=[.KR14]" office:value-type="float" office:value="0" calcext:value-type="float">
            <text:p>0</text:p>
          </table:table-cell>
          <table:table-cell table:formula="of:=[.KS14]" office:value-type="float" office:value="0" calcext:value-type="float">
            <text:p>0</text:p>
          </table:table-cell>
          <table:table-cell table:formula="of:=[.KT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4]" office:value-type="float" office:value="0" calcext:value-type="float">
            <text:p>0</text:p>
          </table:table-cell>
          <table:table-cell table:formula="of:=[.KW14]" office:value-type="float" office:value="0" calcext:value-type="float">
            <text:p>0</text:p>
          </table:table-cell>
          <table:table-cell table:formula="of:=[.KX14]" office:value-type="float" office:value="0" calcext:value-type="float">
            <text:p>0</text:p>
          </table:table-cell>
          <table:table-cell table:formula="of:=[.KY14]" office:value-type="float" office:value="-12.5663706143592" calcext:value-type="float">
            <text:p>-12.5663706143592</text:p>
          </table:table-cell>
          <table:table-cell table:formula="of:=[.KZ14]" office:value-type="float" office:value="89.3608577021097" calcext:value-type="float">
            <text:p>89.3608577021097</text:p>
          </table:table-cell>
          <table:table-cell office:value-type="float" office:value="0" calcext:value-type="float">
            <text:p>0</text:p>
          </table:table-cell>
          <table:table-cell table:formula="of:=[.LB14]" office:value-type="float" office:value="0" calcext:value-type="float">
            <text:p>0</text:p>
          </table:table-cell>
          <table:table-cell table:formula="of:=[.LC14]" office:value-type="float" office:value="0" calcext:value-type="float">
            <text:p>0</text:p>
          </table:table-cell>
          <table:table-cell table:formula="of:=[.LD14]" office:value-type="float" office:value="0" calcext:value-type="float">
            <text:p>0</text:p>
          </table:table-cell>
          <table:table-cell table:formula="of:=[.LE14]" office:value-type="float" office:value="0" calcext:value-type="float">
            <text:p>0</text:p>
          </table:table-cell>
          <table:table-cell table:formula="of:=[.LF14]" office:value-type="float" office:value="0" calcext:value-type="float">
            <text:p>0</text:p>
          </table:table-cell>
          <table:table-cell table:formula="of:=[.LG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365827751561455" calcext:value-type="float">
            <text:p>3.65827751561455E-05</text:p>
          </table:table-cell>
          <table:table-cell office:value-type="float" office:value="0.000144806818326409" calcext:value-type="float">
            <text:p>0.000144806818326409</text:p>
          </table:table-cell>
          <table:table-cell office:value-type="float" office:value="0.000436463442678622" calcext:value-type="float">
            <text:p>0.000436463442678622</text:p>
          </table:table-cell>
          <table:table-cell office:value-type="float" office:value="0.00153261451254" calcext:value-type="float">
            <text:p>0.00153261451254</text:p>
          </table:table-cell>
          <table:table-cell office:value-type="float" office:value="0.0114061058519748" calcext:value-type="float">
            <text:p>0.01140610585197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4]" office:value-type="float" office:value="305.781684949407" calcext:value-type="float">
            <text:p>305.781684949407</text:p>
          </table:table-cell>
          <table:table-cell/>
          <table:table-cell office:value-type="float" office:value="4.02666046088816" calcext:value-type="float">
            <text:p>4.02666046088816</text:p>
          </table:table-cell>
          <table:table-cell table:number-columns-repeated="16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15]*[.E15]-[.F15]*[.C15]" office:value-type="float" office:value="-6" calcext:value-type="float">
            <text:p>-6</text:p>
          </table:table-cell>
          <table:table-cell table:formula="of:=[.F15]*[.A15]-[.B15]*[.E15]" office:value-type="float" office:value="0" calcext:value-type="float">
            <text:p>0</text:p>
          </table:table-cell>
          <table:table-cell table:formula="of:=[.B15]*[.C15]-[.D15]*[.A15]" office:value-type="float" office:value="3" calcext:value-type="float">
            <text:p>3</text:p>
          </table:table-cell>
          <table:table-cell table:formula="of:=[.C15]-[.E15]" office:value-type="float" office:value="1.5" calcext:value-type="float">
            <text:p>1.5</text:p>
          </table:table-cell>
          <table:table-cell table:formula="of:=[.E15]-[.A15]" office:value-type="float" office:value="0" calcext:value-type="float">
            <text:p>0</text:p>
          </table:table-cell>
          <table:table-cell table:formula="of:=[.A15]-[.C15]" office:value-type="float" office:value="-1.5" calcext:value-type="float">
            <text:p>-1.5</text:p>
          </table:table-cell>
          <table:table-cell table:formula="of:=[.F15]-[.B15]" office:value-type="float" office:value="2" calcext:value-type="float">
            <text:p>2</text:p>
          </table:table-cell>
          <table:table-cell table:formula="of:=[.B15]-[.F15]" office:value-type="float" office:value="-2" calcext:value-type="float">
            <text:p>-2</text:p>
          </table:table-cell>
          <table:table-cell table:formula="of:=[.D15]-[.B15]" office:value-type="float" office:value="2" calcext:value-type="float">
            <text:p>2</text:p>
          </table:table-cell>
          <table:table-cell table:formula="of:=0.5*([.A15]*([.D15]-[.F15]) + [.C15]*([.F15]-[.B15]) + [.E15]*([.B15]-[.D15]))" office:value-type="float" office:value="1.5" calcext:value-type="float">
            <text:p>1.5</text:p>
          </table:table-cell>
          <table:table-cell table:formula="of:=([.B15]+[.D15]+[.F15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5]*[.J15]+[.M15]*[.M15]" office:value-type="float" office:value="6.25" calcext:value-type="float">
            <text:p>6.25</text:p>
          </table:table-cell>
          <table:table-cell table:formula="of:=[.J15]*[.K15]+[.M15]*[.N15]" office:value-type="float" office:value="-4" calcext:value-type="float">
            <text:p>-4</text:p>
          </table:table-cell>
          <table:table-cell table:formula="of:=[.J15]*[.L15]+[.M15]*[.O15]" office:value-type="float" office:value="1.75" calcext:value-type="float">
            <text:p>1.75</text:p>
          </table:table-cell>
          <table:table-cell table:formula="of:=[.K15]*[.K15]+[.N15]*[.N15]" office:value-type="float" office:value="4" calcext:value-type="float">
            <text:p>4</text:p>
          </table:table-cell>
          <table:table-cell table:formula="of:=[.K15]*[.L15]+[.N15]*[.O15]" office:value-type="float" office:value="-4" calcext:value-type="float">
            <text:p>-4</text:p>
          </table:table-cell>
          <table:table-cell table:formula="of:=[.L15]*[.L15]+[.O15]*[.O15]" office:value-type="float" office:value="6.25" calcext:value-type="float">
            <text:p>6.25</text:p>
          </table:table-cell>
          <table:table-cell table:formula="of:=PI()*[.$Q15]/(2*[.$P15])*[.V15]" office:value-type="float" office:value="21.8166156499291" calcext:value-type="float">
            <text:p>21.8166156499291</text:p>
          </table:table-cell>
          <table:table-cell table:formula="of:=PI()*[.$Q15]/(2*[.$P15])*[.W15]" office:value-type="float" office:value="-13.9626340159546" calcext:value-type="float">
            <text:p>-13.9626340159546</text:p>
          </table:table-cell>
          <table:table-cell table:formula="of:=PI()*[.$Q15]/(2*[.$P15])*[.X15]" office:value-type="float" office:value="6.10865238198015" calcext:value-type="float">
            <text:p>6.10865238198015</text:p>
          </table:table-cell>
          <table:table-cell table:formula="of:=PI()*[.$Q15]/(2*[.$P15])*[.Y15]" office:value-type="float" office:value="13.9626340159546" calcext:value-type="float">
            <text:p>13.9626340159546</text:p>
          </table:table-cell>
          <table:table-cell table:formula="of:=PI()*[.$Q15]/(2*[.$P15])*[.Z15]" office:value-type="float" office:value="-13.9626340159546" calcext:value-type="float">
            <text:p>-13.9626340159546</text:p>
          </table:table-cell>
          <table:table-cell table:formula="of:=PI()*[.$Q15]/(2*[.$P15])*[.AA15]" office:value-type="float" office:value="21.8166156499291" calcext:value-type="float">
            <text:p>21.8166156499291</text:p>
          </table:table-cell>
          <table:table-cell table:number-columns-repeated="8"/>
          <table:table-cell table:formula="of:=[.AJ14]" office:value-type="float" office:value="-5.58505360638185" calcext:value-type="float">
            <text:p>-5.58505360638185</text:p>
          </table:table-cell>
          <table:table-cell table:formula="of:=[.AL14]" office:value-type="float" office:value="5.58505360638185" calcext:value-type="float">
            <text:p>5.58505360638185</text:p>
          </table:table-cell>
          <table:table-cell table:formula="of:=[.AM14]" office:value-type="float" office:value="-5.58505360638185" calcext:value-type="float">
            <text:p>-5.5850536063818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P15]+[.BP37]+[.BP59]+[.BP81]+[.BP103]+[.BP125]+[.BP147]+[.BP169]+[.BP191]+[.BP213]+[.BP235]+[.BP257]+[.BP279]+[.BP301]+[.BP323]+[.BP345]+[.BP367]+[.BP389]+[.BP411]+[.BP433]+[.BP455]+[.BP477]+[.BP499]+[.BP521]" office:value-type="float" office:value="0" calcext:value-type="float">
            <text:p>0</text:p>
          </table:table-cell>
          <table:table-cell table:formula="of:=[.BQ15]+[.BQ37]+[.BQ59]+[.BQ81]+[.BQ103]+[.BQ125]+[.BQ147]+[.BQ169]+[.BQ191]+[.BQ213]+[.BQ235]+[.BQ257]+[.BQ279]+[.BQ301]+[.BQ323]+[.BQ345]+[.BQ367]+[.BQ389]+[.BQ411]+[.BQ433]+[.BQ455]+[.BQ477]+[.BQ499]+[.BQ521]" office:value-type="float" office:value="0" calcext:value-type="float">
            <text:p>0</text:p>
          </table:table-cell>
          <table:table-cell table:formula="of:=[.BR15]+[.BR37]+[.BR59]+[.BR81]+[.BR103]+[.BR125]+[.BR147]+[.BR169]+[.BR191]+[.BR213]+[.BR235]+[.BR257]+[.BR279]+[.BR301]+[.BR323]+[.BR345]+[.BR367]+[.BR389]+[.BR411]+[.BR433]+[.BR455]+[.BR477]+[.BR499]+[.BR521]" office:value-type="float" office:value="0" calcext:value-type="float">
            <text:p>0</text:p>
          </table:table-cell>
          <table:table-cell table:formula="of:=[.BS15]+[.BS37]+[.BS59]+[.BS81]+[.BS103]+[.BS125]+[.BS147]+[.BS169]+[.BS191]+[.BS213]+[.BS235]+[.BS257]+[.BS279]+[.BS301]+[.BS323]+[.BS345]+[.BS367]+[.BS389]+[.BS411]+[.BS433]+[.BS455]+[.BS477]+[.BS499]+[.BS521]" office:value-type="float" office:value="0" calcext:value-type="float">
            <text:p>0</text:p>
          </table:table-cell>
          <table:table-cell table:formula="of:=[.BT15]+[.BT37]+[.BT59]+[.BT81]+[.BT103]+[.BT125]+[.BT147]+[.BT169]+[.BT191]+[.BT213]+[.BT235]+[.BT257]+[.BT279]+[.BT301]+[.BT323]+[.BT345]+[.BT367]+[.BT389]+[.BT411]+[.BT433]+[.BT455]+[.BT477]+[.BT499]+[.BT521]" office:value-type="float" office:value="0" calcext:value-type="float">
            <text:p>0</text:p>
          </table:table-cell>
          <table:table-cell table:formula="of:=[.BU15]+[.BU37]+[.BU59]+[.BU81]+[.BU103]+[.BU125]+[.BU147]+[.BU169]+[.BU191]+[.BU213]+[.BU235]+[.BU257]+[.BU279]+[.BU301]+[.BU323]+[.BU345]+[.BU367]+[.BU389]+[.BU411]+[.BU433]+[.BU455]+[.BU477]+[.BU499]+[.BU521]" office:value-type="float" office:value="-5.58505360638185" calcext:value-type="float">
            <text:p>-5.58505360638185</text:p>
          </table:table-cell>
          <table:table-cell table:formula="of:=[.BV15]+[.BV37]+[.BV59]+[.BV81]+[.BV103]+[.BV125]+[.BV147]+[.BV169]+[.BV191]+[.BV213]+[.BV235]+[.BV257]+[.BV279]+[.BV301]+[.BV323]+[.BV345]+[.BV367]+[.BV389]+[.BV411]+[.BV433]+[.BV455]+[.BV477]+[.BV499]+[.BV521]" office:value-type="float" office:value="-10.9955742875643" calcext:value-type="float">
            <text:p>-10.9955742875643</text:p>
          </table:table-cell>
          <table:table-cell table:formula="of:=[.BW15]+[.BW37]+[.BW59]+[.BW81]+[.BW103]+[.BW125]+[.BW147]+[.BW169]+[.BW191]+[.BW213]+[.BW235]+[.BW257]+[.BW279]+[.BW301]+[.BW323]+[.BW345]+[.BW367]+[.BW389]+[.BW411]+[.BW433]+[.BW455]+[.BW477]+[.BW499]+[.BW521]" office:value-type="float" office:value="0" calcext:value-type="float">
            <text:p>0</text:p>
          </table:table-cell>
          <table:table-cell table:formula="of:=[.BX15]+[.BX37]+[.BX59]+[.BX81]+[.BX103]+[.BX125]+[.BX147]+[.BX169]+[.BX191]+[.BX213]+[.BX235]+[.BX257]+[.BX279]+[.BX301]+[.BX323]+[.BX345]+[.BX367]+[.BX389]+[.BX411]+[.BX433]+[.BX455]+[.BX477]+[.BX499]+[.BX521]" office:value-type="float" office:value="0" calcext:value-type="float">
            <text:p>0</text:p>
          </table:table-cell>
          <table:table-cell table:formula="of:=[.BY15]+[.BY37]+[.BY59]+[.BY81]+[.BY103]+[.BY125]+[.BY147]+[.BY169]+[.BY191]+[.BY213]+[.BY235]+[.BY257]+[.BY279]+[.BY301]+[.BY323]+[.BY345]+[.BY367]+[.BY389]+[.BY411]+[.BY433]+[.BY455]+[.BY477]+[.BY499]+[.BY521]" office:value-type="float" office:value="0" calcext:value-type="float">
            <text:p>0</text:p>
          </table:table-cell>
          <table:table-cell table:formula="of:=[.BZ15]+[.BZ37]+[.BZ59]+[.BZ81]+[.BZ103]+[.BZ125]+[.BZ147]+[.BZ169]+[.BZ191]+[.BZ213]+[.BZ235]+[.BZ257]+[.BZ279]+[.BZ301]+[.BZ323]+[.BZ345]+[.BZ367]+[.BZ389]+[.BZ411]+[.BZ433]+[.BZ455]+[.BZ477]+[.BZ499]+[.BZ521]" office:value-type="float" office:value="0" calcext:value-type="float">
            <text:p>0</text:p>
          </table:table-cell>
          <table:table-cell table:formula="of:=[.CA15]+[.CA37]+[.CA59]+[.CA81]+[.CA103]+[.CA125]+[.CA147]+[.CA169]+[.CA191]+[.CA213]+[.CA235]+[.CA257]+[.CA279]+[.CA301]+[.CA323]+[.CA345]+[.CA367]+[.CA389]+[.CA411]+[.CA433]+[.CA455]+[.CA477]+[.CA499]+[.CA521]" office:value-type="float" office:value="0" calcext:value-type="float">
            <text:p>0</text:p>
          </table:table-cell>
          <table:table-cell table:formula="of:=[.CB15]+[.CB37]+[.CB59]+[.CB81]+[.CB103]+[.CB125]+[.CB147]+[.CB169]+[.CB191]+[.CB213]+[.CB235]+[.CB257]+[.CB279]+[.CB301]+[.CB323]+[.CB345]+[.CB367]+[.CB389]+[.CB411]+[.CB433]+[.CB455]+[.CB477]+[.CB499]+[.CB521]" office:value-type="float" office:value="-12.5663706143592" calcext:value-type="float">
            <text:p>-12.5663706143592</text:p>
          </table:table-cell>
          <table:table-cell table:formula="of:=[.CC15]+[.CC37]+[.CC59]+[.CC81]+[.CC103]+[.CC125]+[.CC147]+[.CC169]+[.CC191]+[.CC213]+[.CC235]+[.CC257]+[.CC279]+[.CC301]+[.CC323]+[.CC345]+[.CC367]+[.CC389]+[.CC411]+[.CC433]+[.CC455]+[.CC477]+[.CC499]+[.CC521]" office:value-type="float" office:value="39.2699081698724" calcext:value-type="float">
            <text:p>39.2699081698724</text:p>
          </table:table-cell>
          <table:table-cell table:formula="of:=[.CD15]+[.CD37]+[.CD59]+[.CD81]+[.CD103]+[.CD125]+[.CD147]+[.CD169]+[.CD191]+[.CD213]+[.CD235]+[.CD257]+[.CD279]+[.CD301]+[.CD323]+[.CD345]+[.CD367]+[.CD389]+[.CD411]+[.CD433]+[.CD455]+[.CD477]+[.CD499]+[.CD521]" office:value-type="float" office:value="0" calcext:value-type="float">
            <text:p>0</text:p>
          </table:table-cell>
          <table:table-cell table:formula="of:=[.CE15]+[.CE37]+[.CE59]+[.CE81]+[.CE103]+[.CE125]+[.CE147]+[.CE169]+[.CE191]+[.CE213]+[.CE235]+[.CE257]+[.CE279]+[.CE301]+[.CE323]+[.CE345]+[.CE367]+[.CE389]+[.CE411]+[.CE433]+[.CE455]+[.CE477]+[.CE499]+[.CE521]" office:value-type="float" office:value="0" calcext:value-type="float">
            <text:p>0</text:p>
          </table:table-cell>
          <table:table-cell table:formula="of:=[.CF15]+[.CF37]+[.CF59]+[.CF81]+[.CF103]+[.CF125]+[.CF147]+[.CF169]+[.CF191]+[.CF213]+[.CF235]+[.CF257]+[.CF279]+[.CF301]+[.CF323]+[.CF345]+[.CF367]+[.CF389]+[.CF411]+[.CF433]+[.CF455]+[.CF477]+[.CF499]+[.CF521]" office:value-type="float" office:value="0" calcext:value-type="float">
            <text:p>0</text:p>
          </table:table-cell>
          <table:table-cell table:formula="of:=[.CG15]+[.CG37]+[.CG59]+[.CG81]+[.CG103]+[.CG125]+[.CG147]+[.CG169]+[.CG191]+[.CG213]+[.CG235]+[.CG257]+[.CG279]+[.CG301]+[.CG323]+[.CG345]+[.CG367]+[.CG389]+[.CG411]+[.CG433]+[.CG455]+[.CG477]+[.CG499]+[.CG521]" office:value-type="float" office:value="0" calcext:value-type="float">
            <text:p>0</text:p>
          </table:table-cell>
          <table:table-cell table:formula="of:=[.CH15]+[.CH37]+[.CH59]+[.CH81]+[.CH103]+[.CH125]+[.CH147]+[.CH169]+[.CH191]+[.CH213]+[.CH235]+[.CH257]+[.CH279]+[.CH301]+[.CH323]+[.CH345]+[.CH367]+[.CH389]+[.CH411]+[.CH433]+[.CH455]+[.CH477]+[.CH499]+[.CH521]" office:value-type="float" office:value="0" calcext:value-type="float">
            <text:p>0</text:p>
          </table:table-cell>
          <table:table-cell table:formula="of:=[.CI15]+[.CI37]+[.CI59]+[.CI81]+[.CI103]+[.CI125]+[.CI147]+[.CI169]+[.CI191]+[.CI213]+[.CI235]+[.CI257]+[.CI279]+[.CI301]+[.CI323]+[.CI345]+[.CI367]+[.CI389]+[.CI411]+[.CI433]+[.CI455]+[.CI477]+[.CI499]+[.CI521]" office:value-type="float" office:value="0" calcext:value-type="float">
            <text:p>0</text:p>
          </table:table-cell>
          <table:table-cell table:formula="of:=[.CJ15]+[.CJ37]+[.CJ59]+[.CJ81]+[.CJ103]+[.CJ125]+[.CJ147]+[.CJ169]+[.CJ191]+[.CJ213]+[.CJ235]+[.CJ257]+[.CJ279]+[.CJ301]+[.CJ323]+[.CJ345]+[.CJ367]+[.CJ389]+[.CJ411]+[.CJ433]+[.CJ455]+[.CJ477]+[.CJ499]+[.CJ521]" office:value-type="float" office:value="-15.707963267949" calcext:value-type="float">
            <text:p>-15.707963267949</text:p>
          </table:table-cell>
          <table:table-cell/>
          <table:table-cell table:formula="of:=10/3" office:value-type="float" office:value="3.33333333333333" calcext:value-type="float">
            <text:p>3.333333333333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M15]" office:value-type="float" office:value="0" calcext:value-type="float">
            <text:p>0</text:p>
          </table:table-cell>
          <table:table-cell table:formula="of:=[.CN15]" office:value-type="float" office:value="0" calcext:value-type="float">
            <text:p>0</text:p>
          </table:table-cell>
          <table:table-cell table:formula="of:=[.CO15]" office:value-type="float" office:value="0" calcext:value-type="float">
            <text:p>0</text:p>
          </table:table-cell>
          <table:table-cell table:formula="of:=[.CP15]" office:value-type="float" office:value="0" calcext:value-type="float">
            <text:p>0</text:p>
          </table:table-cell>
          <table:table-cell table:formula="of:=[.CQ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T15]" office:value-type="float" office:value="0" calcext:value-type="float">
            <text:p>0</text:p>
          </table:table-cell>
          <table:table-cell table:formula="of:=[.CU15]" office:value-type="float" office:value="0" calcext:value-type="float">
            <text:p>0</text:p>
          </table:table-cell>
          <table:table-cell table:formula="of:=[.CV15]" office:value-type="float" office:value="0" calcext:value-type="float">
            <text:p>0</text:p>
          </table:table-cell>
          <table:table-cell table:formula="of:=[.CW15]" office:value-type="float" office:value="0" calcext:value-type="float">
            <text:p>0</text:p>
          </table:table-cell>
          <table:table-cell table:formula="of:=[.CX15]" office:value-type="float" office:value="0" calcext:value-type="float">
            <text:p>0</text:p>
          </table:table-cell>
          <table:table-cell table:formula="of:=[.CY15]" office:value-type="float" office:value="-12.5663706143592" calcext:value-type="float">
            <text:p>-12.5663706143592</text:p>
          </table:table-cell>
          <table:table-cell table:formula="of:=[.CZ15]" office:value-type="float" office:value="39.2699081698724" calcext:value-type="float">
            <text:p>39.2699081698724</text:p>
          </table:table-cell>
          <table:table-cell table:formula="of:=[.DA15]" office:value-type="float" office:value="0" calcext:value-type="float">
            <text:p>0</text:p>
          </table:table-cell>
          <table:table-cell table:formula="of:=[.DB15]" office:value-type="float" office:value="0" calcext:value-type="float">
            <text:p>0</text:p>
          </table:table-cell>
          <table:table-cell table:formula="of:=[.DC15]" office:value-type="float" office:value="0" calcext:value-type="float">
            <text:p>0</text:p>
          </table:table-cell>
          <table:table-cell table:formula="of:=[.DD15]" office:value-type="float" office:value="0" calcext:value-type="float">
            <text:p>0</text:p>
          </table:table-cell>
          <table:table-cell table:formula="of:=[.DE15]" office:value-type="float" office:value="0" calcext:value-type="float">
            <text:p>0</text:p>
          </table:table-cell>
          <table:table-cell table:formula="of:=[.DF15]" office:value-type="float" office:value="0" calcext:value-type="float">
            <text:p>0</text:p>
          </table:table-cell>
          <table:table-cell table:formula="of:=[.DG15]" office:value-type="float" office:value="-15.707963267949" calcext:value-type="float">
            <text:p>-15.70796326794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L15]" office:value-type="float" office:value="0" calcext:value-type="float">
            <text:p>0</text:p>
          </table:table-cell>
          <table:table-cell table:formula="of:=[.DM15]" office:value-type="float" office:value="0" calcext:value-type="float">
            <text:p>0</text:p>
          </table:table-cell>
          <table:table-cell table:formula="of:=[.DN15]" office:value-type="float" office:value="0" calcext:value-type="float">
            <text:p>0</text:p>
          </table:table-cell>
          <table:table-cell table:formula="of:=[.DO15]" office:value-type="float" office:value="0" calcext:value-type="float">
            <text:p>0</text:p>
          </table:table-cell>
          <table:table-cell table:formula="of:=[.DP15]" office:value-type="float" office:value="0" calcext:value-type="float">
            <text:p>0</text:p>
          </table:table-cell>
          <table:table-cell table:formula="of:=[.DQ15]" office:value-type="float" office:value="0" calcext:value-type="float">
            <text:p>0</text:p>
          </table:table-cell>
          <table:table-cell table:formula="of:=[.DR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5]" office:value-type="float" office:value="0" calcext:value-type="float">
            <text:p>0</text:p>
          </table:table-cell>
          <table:table-cell table:formula="of:=[.DU15]" office:value-type="float" office:value="0" calcext:value-type="float">
            <text:p>0</text:p>
          </table:table-cell>
          <table:table-cell table:formula="of:=[.DV15]" office:value-type="float" office:value="0" calcext:value-type="float">
            <text:p>0</text:p>
          </table:table-cell>
          <table:table-cell table:formula="of:=[.DW15]" office:value-type="float" office:value="0" calcext:value-type="float">
            <text:p>0</text:p>
          </table:table-cell>
          <table:table-cell table:formula="of:=[.DX15]" office:value-type="float" office:value="-12.5663706143592" calcext:value-type="float">
            <text:p>-12.5663706143592</text:p>
          </table:table-cell>
          <table:table-cell table:formula="of:=[.DY15]" office:value-type="float" office:value="39.2699081698724" calcext:value-type="float">
            <text:p>39.2699081698724</text:p>
          </table:table-cell>
          <table:table-cell table:formula="of:=[.DZ15]" office:value-type="float" office:value="0" calcext:value-type="float">
            <text:p>0</text:p>
          </table:table-cell>
          <table:table-cell table:formula="of:=[.EA15]" office:value-type="float" office:value="0" calcext:value-type="float">
            <text:p>0</text:p>
          </table:table-cell>
          <table:table-cell table:formula="of:=[.EB15]" office:value-type="float" office:value="0" calcext:value-type="float">
            <text:p>0</text:p>
          </table:table-cell>
          <table:table-cell table:formula="of:=[.EC15]" office:value-type="float" office:value="0" calcext:value-type="float">
            <text:p>0</text:p>
          </table:table-cell>
          <table:table-cell table:formula="of:=[.ED15]" office:value-type="float" office:value="0" calcext:value-type="float">
            <text:p>0</text:p>
          </table:table-cell>
          <table:table-cell table:formula="of:=[.EE15]" office:value-type="float" office:value="0" calcext:value-type="float">
            <text:p>0</text:p>
          </table:table-cell>
          <table:table-cell table:formula="of:=[.EF15]" office:value-type="float" office:value="-15.707963267949" calcext:value-type="float">
            <text:p>-15.70796326794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I15]" office:value-type="float" office:value="0" calcext:value-type="float">
            <text:p>0</text:p>
          </table:table-cell>
          <table:table-cell table:formula="of:=[.EJ15]" office:value-type="float" office:value="0" calcext:value-type="float">
            <text:p>0</text:p>
          </table:table-cell>
          <table:table-cell table:formula="of:=[.EK15]" office:value-type="float" office:value="0" calcext:value-type="float">
            <text:p>0</text:p>
          </table:table-cell>
          <table:table-cell table:formula="of:=[.EL15]" office:value-type="float" office:value="0" calcext:value-type="float">
            <text:p>0</text:p>
          </table:table-cell>
          <table:table-cell table:formula="of:=[.EM15]" office:value-type="float" office:value="0" calcext:value-type="float">
            <text:p>0</text:p>
          </table:table-cell>
          <table:table-cell table:formula="of:=[.EN15]" office:value-type="float" office:value="0" calcext:value-type="float">
            <text:p>0</text:p>
          </table:table-cell>
          <table:table-cell table:formula="of:=[.EO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5]" office:value-type="float" office:value="0" calcext:value-type="float">
            <text:p>0</text:p>
          </table:table-cell>
          <table:table-cell table:formula="of:=[.ER15]" office:value-type="float" office:value="0" calcext:value-type="float">
            <text:p>0</text:p>
          </table:table-cell>
          <table:table-cell table:formula="of:=[.ES15]" office:value-type="float" office:value="0" calcext:value-type="float">
            <text:p>0</text:p>
          </table:table-cell>
          <table:table-cell table:formula="of:=[.ET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W15]" office:value-type="float" office:value="0" calcext:value-type="float">
            <text:p>0</text:p>
          </table:table-cell>
          <table:table-cell table:formula="of:=[.EX15]" office:value-type="float" office:value="0" calcext:value-type="float">
            <text:p>0</text:p>
          </table:table-cell>
          <table:table-cell table:formula="of:=[.EY15]" office:value-type="float" office:value="0" calcext:value-type="float">
            <text:p>0</text:p>
          </table:table-cell>
          <table:table-cell table:formula="of:=[.EZ15]" office:value-type="float" office:value="0" calcext:value-type="float">
            <text:p>0</text:p>
          </table:table-cell>
          <table:table-cell table:formula="of:=[.FA15]" office:value-type="float" office:value="0" calcext:value-type="float">
            <text:p>0</text:p>
          </table:table-cell>
          <table:table-cell table:formula="of:=[.F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F15]" office:value-type="float" office:value="0" calcext:value-type="float">
            <text:p>0</text:p>
          </table:table-cell>
          <table:table-cell table:formula="of:=[.FG15]" office:value-type="float" office:value="0" calcext:value-type="float">
            <text:p>0</text:p>
          </table:table-cell>
          <table:table-cell table:formula="of:=[.FH15]" office:value-type="float" office:value="0" calcext:value-type="float">
            <text:p>0</text:p>
          </table:table-cell>
          <table:table-cell table:formula="of:=[.FI15]" office:value-type="float" office:value="0" calcext:value-type="float">
            <text:p>0</text:p>
          </table:table-cell>
          <table:table-cell table:formula="of:=[.FJ15]" office:value-type="float" office:value="0" calcext:value-type="float">
            <text:p>0</text:p>
          </table:table-cell>
          <table:table-cell table:formula="of:=[.FK15]" office:value-type="float" office:value="0" calcext:value-type="float">
            <text:p>0</text:p>
          </table:table-cell>
          <table:table-cell table:formula="of:=[.F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5]" office:value-type="float" office:value="0" calcext:value-type="float">
            <text:p>0</text:p>
          </table:table-cell>
          <table:table-cell table:formula="of:=[.FO15]" office:value-type="float" office:value="0" calcext:value-type="float">
            <text:p>0</text:p>
          </table:table-cell>
          <table:table-cell table:formula="of:=[.FP15]" office:value-type="float" office:value="0" calcext:value-type="float">
            <text:p>0</text:p>
          </table:table-cell>
          <table:table-cell table:formula="of:=[.FQ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T15]" office:value-type="float" office:value="0" calcext:value-type="float">
            <text:p>0</text:p>
          </table:table-cell>
          <table:table-cell table:formula="of:=[.FU15]" office:value-type="float" office:value="0" calcext:value-type="float">
            <text:p>0</text:p>
          </table:table-cell>
          <table:table-cell table:formula="of:=[.FV15]" office:value-type="float" office:value="0" calcext:value-type="float">
            <text:p>0</text:p>
          </table:table-cell>
          <table:table-cell table:formula="of:=[.FW15]" office:value-type="float" office:value="0" calcext:value-type="float">
            <text:p>0</text:p>
          </table:table-cell>
          <table:table-cell table:formula="of:=[.FX15]" office:value-type="float" office:value="0" calcext:value-type="float">
            <text:p>0</text:p>
          </table:table-cell>
          <table:table-cell table:formula="of:=[.FY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C15]" office:value-type="float" office:value="0" calcext:value-type="float">
            <text:p>0</text:p>
          </table:table-cell>
          <table:table-cell table:formula="of:=[.GD15]" office:value-type="float" office:value="0" calcext:value-type="float">
            <text:p>0</text:p>
          </table:table-cell>
          <table:table-cell table:formula="of:=[.GE15]" office:value-type="float" office:value="0" calcext:value-type="float">
            <text:p>0</text:p>
          </table:table-cell>
          <table:table-cell table:formula="of:=[.GF15]" office:value-type="float" office:value="0" calcext:value-type="float">
            <text:p>0</text:p>
          </table:table-cell>
          <table:table-cell table:formula="of:=[.GG15]" office:value-type="float" office:value="0" calcext:value-type="float">
            <text:p>0</text:p>
          </table:table-cell>
          <table:table-cell table:formula="of:=[.GH15]" office:value-type="float" office:value="0" calcext:value-type="float">
            <text:p>0</text:p>
          </table:table-cell>
          <table:table-cell table:formula="of:=[.GI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5]" office:value-type="float" office:value="0" calcext:value-type="float">
            <text:p>0</text:p>
          </table:table-cell>
          <table:table-cell table:formula="of:=[.GL15]" office:value-type="float" office:value="0" calcext:value-type="float">
            <text:p>0</text:p>
          </table:table-cell>
          <table:table-cell table:formula="of:=[.GM15]" office:value-type="float" office:value="0" calcext:value-type="float">
            <text:p>0</text:p>
          </table:table-cell>
          <table:table-cell table:formula="of:=[.GN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Q15]" office:value-type="float" office:value="0" calcext:value-type="float">
            <text:p>0</text:p>
          </table:table-cell>
          <table:table-cell table:formula="of:=[.GR15]" office:value-type="float" office:value="0" calcext:value-type="float">
            <text:p>0</text:p>
          </table:table-cell>
          <table:table-cell table:formula="of:=[.GS15]" office:value-type="float" office:value="0" calcext:value-type="float">
            <text:p>0</text:p>
          </table:table-cell>
          <table:table-cell table:formula="of:=[.GT15]" office:value-type="float" office:value="0" calcext:value-type="float">
            <text:p>0</text:p>
          </table:table-cell>
          <table:table-cell table:formula="of:=[.GU15]" office:value-type="float" office:value="0" calcext:value-type="float">
            <text:p>0</text:p>
          </table:table-cell>
          <table:table-cell table:formula="of:=[.GV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Z15]" office:value-type="float" office:value="0" calcext:value-type="float">
            <text:p>0</text:p>
          </table:table-cell>
          <table:table-cell table:formula="of:=[.HA15]" office:value-type="float" office:value="0" calcext:value-type="float">
            <text:p>0</text:p>
          </table:table-cell>
          <table:table-cell table:formula="of:=[.HB15]" office:value-type="float" office:value="0" calcext:value-type="float">
            <text:p>0</text:p>
          </table:table-cell>
          <table:table-cell table:formula="of:=[.HC15]" office:value-type="float" office:value="0" calcext:value-type="float">
            <text:p>0</text:p>
          </table:table-cell>
          <table:table-cell table:formula="of:=[.HD15]" office:value-type="float" office:value="0" calcext:value-type="float">
            <text:p>0</text:p>
          </table:table-cell>
          <table:table-cell table:formula="of:=[.HE15]" office:value-type="float" office:value="0" calcext:value-type="float">
            <text:p>0</text:p>
          </table:table-cell>
          <table:table-cell table:formula="of:=[.H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5]" office:value-type="float" office:value="0" calcext:value-type="float">
            <text:p>0</text:p>
          </table:table-cell>
          <table:table-cell table:formula="of:=[.HI15]" office:value-type="float" office:value="0" calcext:value-type="float">
            <text:p>0</text:p>
          </table:table-cell>
          <table:table-cell table:formula="of:=[.HJ15]" office:value-type="float" office:value="0" calcext:value-type="float">
            <text:p>0</text:p>
          </table:table-cell>
          <table:table-cell table:formula="of:=[.HK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N15]" office:value-type="float" office:value="0" calcext:value-type="float">
            <text:p>0</text:p>
          </table:table-cell>
          <table:table-cell table:formula="of:=[.HO15]" office:value-type="float" office:value="0" calcext:value-type="float">
            <text:p>0</text:p>
          </table:table-cell>
          <table:table-cell table:formula="of:=[.HP15]" office:value-type="float" office:value="0" calcext:value-type="float">
            <text:p>0</text:p>
          </table:table-cell>
          <table:table-cell table:formula="of:=[.HQ15]" office:value-type="float" office:value="0" calcext:value-type="float">
            <text:p>0</text:p>
          </table:table-cell>
          <table:table-cell table:formula="of:=[.HR15]" office:value-type="float" office:value="0" calcext:value-type="float">
            <text:p>0</text:p>
          </table:table-cell>
          <table:table-cell table:formula="of:=[.HS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W15]" office:value-type="float" office:value="0" calcext:value-type="float">
            <text:p>0</text:p>
          </table:table-cell>
          <table:table-cell table:formula="of:=[.HX15]" office:value-type="float" office:value="0" calcext:value-type="float">
            <text:p>0</text:p>
          </table:table-cell>
          <table:table-cell table:formula="of:=[.HY15]" office:value-type="float" office:value="0" calcext:value-type="float">
            <text:p>0</text:p>
          </table:table-cell>
          <table:table-cell table:formula="of:=[.HZ15]" office:value-type="float" office:value="0" calcext:value-type="float">
            <text:p>0</text:p>
          </table:table-cell>
          <table:table-cell table:formula="of:=[.IA15]" office:value-type="float" office:value="0" calcext:value-type="float">
            <text:p>0</text:p>
          </table:table-cell>
          <table:table-cell table:formula="of:=[.IB15]" office:value-type="float" office:value="0" calcext:value-type="float">
            <text:p>0</text:p>
          </table:table-cell>
          <table:table-cell table:formula="of:=[.I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5]" office:value-type="float" office:value="0" calcext:value-type="float">
            <text:p>0</text:p>
          </table:table-cell>
          <table:table-cell table:formula="of:=[.IF15]" office:value-type="float" office:value="0" calcext:value-type="float">
            <text:p>0</text:p>
          </table:table-cell>
          <table:table-cell table:formula="of:=[.IG15]" office:value-type="float" office:value="0" calcext:value-type="float">
            <text:p>0</text:p>
          </table:table-cell>
          <table:table-cell table:formula="of:=[.IH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K15]" office:value-type="float" office:value="0" calcext:value-type="float">
            <text:p>0</text:p>
          </table:table-cell>
          <table:table-cell table:formula="of:=[.IL15]" office:value-type="float" office:value="0" calcext:value-type="float">
            <text:p>0</text:p>
          </table:table-cell>
          <table:table-cell table:formula="of:=[.IM15]" office:value-type="float" office:value="0" calcext:value-type="float">
            <text:p>0</text:p>
          </table:table-cell>
          <table:table-cell table:formula="of:=[.IN15]" office:value-type="float" office:value="0" calcext:value-type="float">
            <text:p>0</text:p>
          </table:table-cell>
          <table:table-cell table:formula="of:=[.IO15]" office:value-type="float" office:value="0" calcext:value-type="float">
            <text:p>0</text:p>
          </table:table-cell>
          <table:table-cell table:formula="of:=[.IP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T15]" office:value-type="float" office:value="0" calcext:value-type="float">
            <text:p>0</text:p>
          </table:table-cell>
          <table:table-cell table:formula="of:=[.IU15]" office:value-type="float" office:value="0" calcext:value-type="float">
            <text:p>0</text:p>
          </table:table-cell>
          <table:table-cell table:formula="of:=[.IV15]" office:value-type="float" office:value="0" calcext:value-type="float">
            <text:p>0</text:p>
          </table:table-cell>
          <table:table-cell table:formula="of:=[.IW15]" office:value-type="float" office:value="0" calcext:value-type="float">
            <text:p>0</text:p>
          </table:table-cell>
          <table:table-cell table:formula="of:=[.IX15]" office:value-type="float" office:value="0" calcext:value-type="float">
            <text:p>0</text:p>
          </table:table-cell>
          <table:table-cell table:formula="of:=[.IY15]" office:value-type="float" office:value="0" calcext:value-type="float">
            <text:p>0</text:p>
          </table:table-cell>
          <table:table-cell table:formula="of:=[.IZ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5]" office:value-type="float" office:value="0" calcext:value-type="float">
            <text:p>0</text:p>
          </table:table-cell>
          <table:table-cell table:formula="of:=[.JC15]" office:value-type="float" office:value="0" calcext:value-type="float">
            <text:p>0</text:p>
          </table:table-cell>
          <table:table-cell table:formula="of:=[.JD15]" office:value-type="float" office:value="0" calcext:value-type="float">
            <text:p>0</text:p>
          </table:table-cell>
          <table:table-cell table:formula="of:=[.J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H15]" office:value-type="float" office:value="0" calcext:value-type="float">
            <text:p>0</text:p>
          </table:table-cell>
          <table:table-cell table:formula="of:=[.JI15]" office:value-type="float" office:value="0" calcext:value-type="float">
            <text:p>0</text:p>
          </table:table-cell>
          <table:table-cell table:formula="of:=[.JJ15]" office:value-type="float" office:value="0" calcext:value-type="float">
            <text:p>0</text:p>
          </table:table-cell>
          <table:table-cell table:formula="of:=[.JK15]" office:value-type="float" office:value="0" calcext:value-type="float">
            <text:p>0</text:p>
          </table:table-cell>
          <table:table-cell table:formula="of:=[.JL15]" office:value-type="float" office:value="0" calcext:value-type="float">
            <text:p>0</text:p>
          </table:table-cell>
          <table:table-cell table:formula="of:=[.JM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JQ15]" office:value-type="float" office:value="0" calcext:value-type="float">
            <text:p>0</text:p>
          </table:table-cell>
          <table:table-cell table:formula="of:=[.JR15]" office:value-type="float" office:value="0" calcext:value-type="float">
            <text:p>0</text:p>
          </table:table-cell>
          <table:table-cell table:formula="of:=[.JS15]" office:value-type="float" office:value="0" calcext:value-type="float">
            <text:p>0</text:p>
          </table:table-cell>
          <table:table-cell table:formula="of:=[.JT15]" office:value-type="float" office:value="0" calcext:value-type="float">
            <text:p>0</text:p>
          </table:table-cell>
          <table:table-cell table:formula="of:=[.JU15]" office:value-type="float" office:value="0" calcext:value-type="float">
            <text:p>0</text:p>
          </table:table-cell>
          <table:table-cell table:formula="of:=[.JV15]" office:value-type="float" office:value="0" calcext:value-type="float">
            <text:p>0</text:p>
          </table:table-cell>
          <table:table-cell table:formula="of:=[.JW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5]" office:value-type="float" office:value="0" calcext:value-type="float">
            <text:p>0</text:p>
          </table:table-cell>
          <table:table-cell table:formula="of:=[.JZ15]" office:value-type="float" office:value="0" calcext:value-type="float">
            <text:p>0</text:p>
          </table:table-cell>
          <table:table-cell table:formula="of:=[.KA15]" office:value-type="float" office:value="0" calcext:value-type="float">
            <text:p>0</text:p>
          </table:table-cell>
          <table:table-cell table:formula="of:=[.K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E15]" office:value-type="float" office:value="0" calcext:value-type="float">
            <text:p>0</text:p>
          </table:table-cell>
          <table:table-cell table:formula="of:=[.KF15]" office:value-type="float" office:value="0" calcext:value-type="float">
            <text:p>0</text:p>
          </table:table-cell>
          <table:table-cell table:formula="of:=[.KG15]" office:value-type="float" office:value="0" calcext:value-type="float">
            <text:p>0</text:p>
          </table:table-cell>
          <table:table-cell table:formula="of:=[.KH15]" office:value-type="float" office:value="0" calcext:value-type="float">
            <text:p>0</text:p>
          </table:table-cell>
          <table:table-cell table:formula="of:=[.KI15]" office:value-type="float" office:value="0" calcext:value-type="float">
            <text:p>0</text:p>
          </table:table-cell>
          <table:table-cell table:formula="of:=[.KJ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KN15]" office:value-type="float" office:value="0" calcext:value-type="float">
            <text:p>0</text:p>
          </table:table-cell>
          <table:table-cell table:formula="of:=[.KO15]" office:value-type="float" office:value="0" calcext:value-type="float">
            <text:p>0</text:p>
          </table:table-cell>
          <table:table-cell table:formula="of:=[.KP15]" office:value-type="float" office:value="0" calcext:value-type="float">
            <text:p>0</text:p>
          </table:table-cell>
          <table:table-cell table:formula="of:=[.KQ15]" office:value-type="float" office:value="0" calcext:value-type="float">
            <text:p>0</text:p>
          </table:table-cell>
          <table:table-cell table:formula="of:=[.KR15]" office:value-type="float" office:value="0" calcext:value-type="float">
            <text:p>0</text:p>
          </table:table-cell>
          <table:table-cell table:formula="of:=[.KS15]" office:value-type="float" office:value="0" calcext:value-type="float">
            <text:p>0</text:p>
          </table:table-cell>
          <table:table-cell table:formula="of:=[.KT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5]" office:value-type="float" office:value="0" calcext:value-type="float">
            <text:p>0</text:p>
          </table:table-cell>
          <table:table-cell table:formula="of:=[.KW15]" office:value-type="float" office:value="0" calcext:value-type="float">
            <text:p>0</text:p>
          </table:table-cell>
          <table:table-cell table:formula="of:=[.KX15]" office:value-type="float" office:value="0" calcext:value-type="float">
            <text:p>0</text:p>
          </table:table-cell>
          <table:table-cell table:formula="of:=[.KY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B15]" office:value-type="float" office:value="0" calcext:value-type="float">
            <text:p>0</text:p>
          </table:table-cell>
          <table:table-cell table:formula="of:=[.LC15]" office:value-type="float" office:value="0" calcext:value-type="float">
            <text:p>0</text:p>
          </table:table-cell>
          <table:table-cell table:formula="of:=[.LD15]" office:value-type="float" office:value="0" calcext:value-type="float">
            <text:p>0</text:p>
          </table:table-cell>
          <table:table-cell table:formula="of:=[.LE15]" office:value-type="float" office:value="0" calcext:value-type="float">
            <text:p>0</text:p>
          </table:table-cell>
          <table:table-cell table:formula="of:=[.LF15]" office:value-type="float" office:value="0" calcext:value-type="float">
            <text:p>0</text:p>
          </table:table-cell>
          <table:table-cell table:formula="of:=[.LG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5]" office:value-type="float" office:value="3.33333333333333" calcext:value-type="float">
            <text:p>3.33333333333333</text:p>
          </table:table-cell>
          <table:table-cell/>
          <table:table-cell office:value-type="float" office:value="3.33333333333333" calcext:value-type="float">
            <text:p>3.33333333333333</text:p>
          </table:table-cell>
          <table:table-cell table:number-columns-repeated="16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6]*[.E16]-[.F16]*[.C16]" office:value-type="float" office:value="-6" calcext:value-type="float">
            <text:p>-6</text:p>
          </table:table-cell>
          <table:table-cell table:formula="of:=[.F16]*[.A16]-[.B16]*[.E16]" office:value-type="float" office:value="0" calcext:value-type="float">
            <text:p>0</text:p>
          </table:table-cell>
          <table:table-cell table:formula="of:=[.B16]*[.C16]-[.D16]*[.A16]" office:value-type="float" office:value="3" calcext:value-type="float">
            <text:p>3</text:p>
          </table:table-cell>
          <table:table-cell table:formula="of:=[.C16]-[.E16]" office:value-type="float" office:value="0" calcext:value-type="float">
            <text:p>0</text:p>
          </table:table-cell>
          <table:table-cell table:formula="of:=[.E16]-[.A16]" office:value-type="float" office:value="1.5" calcext:value-type="float">
            <text:p>1.5</text:p>
          </table:table-cell>
          <table:table-cell table:formula="of:=[.A16]-[.C16]" office:value-type="float" office:value="-1.5" calcext:value-type="float">
            <text:p>-1.5</text:p>
          </table:table-cell>
          <table:table-cell table:formula="of:=[.F16]-[.B16]" office:value-type="float" office:value="2" calcext:value-type="float">
            <text:p>2</text:p>
          </table:table-cell>
          <table:table-cell table:formula="of:=[.B16]-[.F16]" office:value-type="float" office:value="-2" calcext:value-type="float">
            <text:p>-2</text:p>
          </table:table-cell>
          <table:table-cell table:formula="of:=[.D16]-[.B16]" office:value-type="float" office:value="0" calcext:value-type="float">
            <text:p>0</text:p>
          </table:table-cell>
          <table:table-cell table:formula="of:=0.5*([.A16]*([.D16]-[.F16]) + [.C16]*([.F16]-[.B16]) + [.E16]*([.B16]-[.D16]))" office:value-type="float" office:value="1.5" calcext:value-type="float">
            <text:p>1.5</text:p>
          </table:table-cell>
          <table:table-cell table:formula="of:=([.B16]+[.D16]+[.F16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6]*[.J16]+[.M16]*[.M16]" office:value-type="float" office:value="4" calcext:value-type="float">
            <text:p>4</text:p>
          </table:table-cell>
          <table:table-cell table:formula="of:=[.J16]*[.K16]+[.M16]*[.N16]" office:value-type="float" office:value="-4" calcext:value-type="float">
            <text:p>-4</text:p>
          </table:table-cell>
          <table:table-cell table:formula="of:=[.J16]*[.L16]+[.M16]*[.O16]" office:value-type="float" office:value="0" calcext:value-type="float">
            <text:p>0</text:p>
          </table:table-cell>
          <table:table-cell table:formula="of:=[.K16]*[.K16]+[.N16]*[.N16]" office:value-type="float" office:value="6.25" calcext:value-type="float">
            <text:p>6.25</text:p>
          </table:table-cell>
          <table:table-cell table:formula="of:=[.K16]*[.L16]+[.N16]*[.O16]" office:value-type="float" office:value="-2.25" calcext:value-type="float">
            <text:p>-2.25</text:p>
          </table:table-cell>
          <table:table-cell table:formula="of:=[.L16]*[.L16]+[.O16]*[.O16]" office:value-type="float" office:value="2.25" calcext:value-type="float">
            <text:p>2.25</text:p>
          </table:table-cell>
          <table:table-cell table:formula="of:=PI()*[.$Q16]/(2*[.$P16])*[.V16]" office:value-type="float" office:value="11.1701072127637" calcext:value-type="float">
            <text:p>11.1701072127637</text:p>
          </table:table-cell>
          <table:table-cell table:formula="of:=PI()*[.$Q16]/(2*[.$P16])*[.W16]" office:value-type="float" office:value="-11.1701072127637" calcext:value-type="float">
            <text:p>-11.1701072127637</text:p>
          </table:table-cell>
          <table:table-cell table:formula="of:=PI()*[.$Q16]/(2*[.$P16])*[.X16]" office:value-type="float" office:value="0" calcext:value-type="float">
            <text:p>0</text:p>
          </table:table-cell>
          <table:table-cell table:formula="of:=PI()*[.$Q16]/(2*[.$P16])*[.Y16]" office:value-type="float" office:value="17.4532925199433" calcext:value-type="float">
            <text:p>17.4532925199433</text:p>
          </table:table-cell>
          <table:table-cell table:formula="of:=PI()*[.$Q16]/(2*[.$P16])*[.Z16]" office:value-type="float" office:value="-6.28318530717959" calcext:value-type="float">
            <text:p>-6.28318530717959</text:p>
          </table:table-cell>
          <table:table-cell table:formula="of:=PI()*[.$Q16]/(2*[.$P16])*[.AA16]" office:value-type="float" office:value="6.28318530717959" calcext:value-type="float">
            <text:p>6.28318530717959</text:p>
          </table:table-cell>
          <table:table-cell table:number-columns-repeated="8"/>
          <table:table-cell table:formula="of:=[.AK14]" office:value-type="float" office:value="2.44346095279206" calcext:value-type="float">
            <text:p>2.44346095279206</text:p>
          </table:table-cell>
          <table:table-cell table:formula="of:=[.AM14]" office:value-type="float" office:value="-5.58505360638185" calcext:value-type="float">
            <text:p>-5.58505360638185</text:p>
          </table:table-cell>
          <table:table-cell table:formula="of:=[.AN14]" office:value-type="float" office:value="8.72664625997165" calcext:value-type="float">
            <text:p>8.7266462599716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P16]+[.BP38]+[.BP60]+[.BP82]+[.BP104]+[.BP126]+[.BP148]+[.BP170]+[.BP192]+[.BP214]+[.BP236]+[.BP258]+[.BP280]+[.BP302]+[.BP324]+[.BP346]+[.BP368]+[.BP390]+[.BP412]+[.BP434]+[.BP456]+[.BP478]+[.BP500]+[.BP522]" office:value-type="float" office:value="0" calcext:value-type="float">
            <text:p>0</text:p>
          </table:table-cell>
          <table:table-cell table:formula="of:=[.BQ16]+[.BQ38]+[.BQ60]+[.BQ82]+[.BQ104]+[.BQ126]+[.BQ148]+[.BQ170]+[.BQ192]+[.BQ214]+[.BQ236]+[.BQ258]+[.BQ280]+[.BQ302]+[.BQ324]+[.BQ346]+[.BQ368]+[.BQ390]+[.BQ412]+[.BQ434]+[.BQ456]+[.BQ478]+[.BQ500]+[.BQ522]" office:value-type="float" office:value="0" calcext:value-type="float">
            <text:p>0</text:p>
          </table:table-cell>
          <table:table-cell table:formula="of:=[.BR16]+[.BR38]+[.BR60]+[.BR82]+[.BR104]+[.BR126]+[.BR148]+[.BR170]+[.BR192]+[.BR214]+[.BR236]+[.BR258]+[.BR280]+[.BR302]+[.BR324]+[.BR346]+[.BR368]+[.BR390]+[.BR412]+[.BR434]+[.BR456]+[.BR478]+[.BR500]+[.BR522]" office:value-type="float" office:value="0" calcext:value-type="float">
            <text:p>0</text:p>
          </table:table-cell>
          <table:table-cell table:formula="of:=[.BS16]+[.BS38]+[.BS60]+[.BS82]+[.BS104]+[.BS126]+[.BS148]+[.BS170]+[.BS192]+[.BS214]+[.BS236]+[.BS258]+[.BS280]+[.BS302]+[.BS324]+[.BS346]+[.BS368]+[.BS390]+[.BS412]+[.BS434]+[.BS456]+[.BS478]+[.BS500]+[.BS522]" office:value-type="float" office:value="0" calcext:value-type="float">
            <text:p>0</text:p>
          </table:table-cell>
          <table:table-cell table:formula="of:=[.BT16]+[.BT38]+[.BT60]+[.BT82]+[.BT104]+[.BT126]+[.BT148]+[.BT170]+[.BT192]+[.BT214]+[.BT236]+[.BT258]+[.BT280]+[.BT302]+[.BT324]+[.BT346]+[.BT368]+[.BT390]+[.BT412]+[.BT434]+[.BT456]+[.BT478]+[.BT500]+[.BT522]" office:value-type="float" office:value="0" calcext:value-type="float">
            <text:p>0</text:p>
          </table:table-cell>
          <table:table-cell table:formula="of:=[.BU16]+[.BU38]+[.BU60]+[.BU82]+[.BU104]+[.BU126]+[.BU148]+[.BU170]+[.BU192]+[.BU214]+[.BU236]+[.BU258]+[.BU280]+[.BU302]+[.BU324]+[.BU346]+[.BU368]+[.BU390]+[.BU412]+[.BU434]+[.BU456]+[.BU478]+[.BU500]+[.BU522]" office:value-type="float" office:value="0" calcext:value-type="float">
            <text:p>0</text:p>
          </table:table-cell>
          <table:table-cell table:formula="of:=[.BV16]+[.BV38]+[.BV60]+[.BV82]+[.BV104]+[.BV126]+[.BV148]+[.BV170]+[.BV192]+[.BV214]+[.BV236]+[.BV258]+[.BV280]+[.BV302]+[.BV324]+[.BV346]+[.BV368]+[.BV390]+[.BV412]+[.BV434]+[.BV456]+[.BV478]+[.BV500]+[.BV522]" office:value-type="float" office:value="0" calcext:value-type="float">
            <text:p>0</text:p>
          </table:table-cell>
          <table:table-cell table:formula="of:=[.BW16]+[.BW38]+[.BW60]+[.BW82]+[.BW104]+[.BW126]+[.BW148]+[.BW170]+[.BW192]+[.BW214]+[.BW236]+[.BW258]+[.BW280]+[.BW302]+[.BW324]+[.BW346]+[.BW368]+[.BW390]+[.BW412]+[.BW434]+[.BW456]+[.BW478]+[.BW500]+[.BW522]" office:value-type="float" office:value="6.10865238198015" calcext:value-type="float">
            <text:p>6.10865238198015</text:p>
          </table:table-cell>
          <table:table-cell table:formula="of:=[.BX16]+[.BX38]+[.BX60]+[.BX82]+[.BX104]+[.BX126]+[.BX148]+[.BX170]+[.BX192]+[.BX214]+[.BX236]+[.BX258]+[.BX280]+[.BX302]+[.BX324]+[.BX346]+[.BX368]+[.BX390]+[.BX412]+[.BX434]+[.BX456]+[.BX478]+[.BX500]+[.BX522]" office:value-type="float" office:value="0" calcext:value-type="float">
            <text:p>0</text:p>
          </table:table-cell>
          <table:table-cell table:formula="of:=[.BY16]+[.BY38]+[.BY60]+[.BY82]+[.BY104]+[.BY126]+[.BY148]+[.BY170]+[.BY192]+[.BY214]+[.BY236]+[.BY258]+[.BY280]+[.BY302]+[.BY324]+[.BY346]+[.BY368]+[.BY390]+[.BY412]+[.BY434]+[.BY456]+[.BY478]+[.BY500]+[.BY522]" office:value-type="float" office:value="0" calcext:value-type="float">
            <text:p>0</text:p>
          </table:table-cell>
          <table:table-cell table:formula="of:=[.BZ16]+[.BZ38]+[.BZ60]+[.BZ82]+[.BZ104]+[.BZ126]+[.BZ148]+[.BZ170]+[.BZ192]+[.BZ214]+[.BZ236]+[.BZ258]+[.BZ280]+[.BZ302]+[.BZ324]+[.BZ346]+[.BZ368]+[.BZ390]+[.BZ412]+[.BZ434]+[.BZ456]+[.BZ478]+[.BZ500]+[.BZ522]" office:value-type="float" office:value="0" calcext:value-type="float">
            <text:p>0</text:p>
          </table:table-cell>
          <table:table-cell table:formula="of:=[.CA16]+[.CA38]+[.CA60]+[.CA82]+[.CA104]+[.CA126]+[.CA148]+[.CA170]+[.CA192]+[.CA214]+[.CA236]+[.CA258]+[.CA280]+[.CA302]+[.CA324]+[.CA346]+[.CA368]+[.CA390]+[.CA412]+[.CA434]+[.CA456]+[.CA478]+[.CA500]+[.CA522]" office:value-type="float" office:value="0" calcext:value-type="float">
            <text:p>0</text:p>
          </table:table-cell>
          <table:table-cell table:formula="of:=[.CB16]+[.CB38]+[.CB60]+[.CB82]+[.CB104]+[.CB126]+[.CB148]+[.CB170]+[.CB192]+[.CB214]+[.CB236]+[.CB258]+[.CB280]+[.CB302]+[.CB324]+[.CB346]+[.CB368]+[.CB390]+[.CB412]+[.CB434]+[.CB456]+[.CB478]+[.CB500]+[.CB522]" office:value-type="float" office:value="0" calcext:value-type="float">
            <text:p>0</text:p>
          </table:table-cell>
          <table:table-cell table:formula="of:=[.CC16]+[.CC38]+[.CC60]+[.CC82]+[.CC104]+[.CC126]+[.CC148]+[.CC170]+[.CC192]+[.CC214]+[.CC236]+[.CC258]+[.CC280]+[.CC302]+[.CC324]+[.CC346]+[.CC368]+[.CC390]+[.CC412]+[.CC434]+[.CC456]+[.CC478]+[.CC500]+[.CC522]" office:value-type="float" office:value="0" calcext:value-type="float">
            <text:p>0</text:p>
          </table:table-cell>
          <table:table-cell table:formula="of:=[.CD16]+[.CD38]+[.CD60]+[.CD82]+[.CD104]+[.CD126]+[.CD148]+[.CD170]+[.CD192]+[.CD214]+[.CD236]+[.CD258]+[.CD280]+[.CD302]+[.CD324]+[.CD346]+[.CD368]+[.CD390]+[.CD412]+[.CD434]+[.CD456]+[.CD478]+[.CD500]+[.CD522]" office:value-type="float" office:value="21.8166156499291" calcext:value-type="float">
            <text:p>21.8166156499291</text:p>
          </table:table-cell>
          <table:table-cell table:formula="of:=[.CE16]+[.CE38]+[.CE60]+[.CE82]+[.CE104]+[.CE126]+[.CE148]+[.CE170]+[.CE192]+[.CE214]+[.CE236]+[.CE258]+[.CE280]+[.CE302]+[.CE324]+[.CE346]+[.CE368]+[.CE390]+[.CE412]+[.CE434]+[.CE456]+[.CE478]+[.CE500]+[.CE522]" office:value-type="float" office:value="-13.9626340159546" calcext:value-type="float">
            <text:p>-13.9626340159546</text:p>
          </table:table-cell>
          <table:table-cell table:formula="of:=[.CF16]+[.CF38]+[.CF60]+[.CF82]+[.CF104]+[.CF126]+[.CF148]+[.CF170]+[.CF192]+[.CF214]+[.CF236]+[.CF258]+[.CF280]+[.CF302]+[.CF324]+[.CF346]+[.CF368]+[.CF390]+[.CF412]+[.CF434]+[.CF456]+[.CF478]+[.CF500]+[.CF522]" office:value-type="float" office:value="0" calcext:value-type="float">
            <text:p>0</text:p>
          </table:table-cell>
          <table:table-cell table:formula="of:=[.CG16]+[.CG38]+[.CG60]+[.CG82]+[.CG104]+[.CG126]+[.CG148]+[.CG170]+[.CG192]+[.CG214]+[.CG236]+[.CG258]+[.CG280]+[.CG302]+[.CG324]+[.CG346]+[.CG368]+[.CG390]+[.CG412]+[.CG434]+[.CG456]+[.CG478]+[.CG500]+[.CG522]" office:value-type="float" office:value="0" calcext:value-type="float">
            <text:p>0</text:p>
          </table:table-cell>
          <table:table-cell table:formula="of:=[.CH16]+[.CH38]+[.CH60]+[.CH82]+[.CH104]+[.CH126]+[.CH148]+[.CH170]+[.CH192]+[.CH214]+[.CH236]+[.CH258]+[.CH280]+[.CH302]+[.CH324]+[.CH346]+[.CH368]+[.CH390]+[.CH412]+[.CH434]+[.CH456]+[.CH478]+[.CH500]+[.CH522]" office:value-type="float" office:value="0" calcext:value-type="float">
            <text:p>0</text:p>
          </table:table-cell>
          <table:table-cell table:formula="of:=[.CI16]+[.CI38]+[.CI60]+[.CI82]+[.CI104]+[.CI126]+[.CI148]+[.CI170]+[.CI192]+[.CI214]+[.CI236]+[.CI258]+[.CI280]+[.CI302]+[.CI324]+[.CI346]+[.CI368]+[.CI390]+[.CI412]+[.CI434]+[.CI456]+[.CI478]+[.CI500]+[.CI522]" office:value-type="float" office:value="0" calcext:value-type="float">
            <text:p>0</text:p>
          </table:table-cell>
          <table:table-cell table:formula="of:=[.CJ16]+[.CJ38]+[.CJ60]+[.CJ82]+[.CJ104]+[.CJ126]+[.CJ148]+[.CJ170]+[.CJ192]+[.CJ214]+[.CJ236]+[.CJ258]+[.CJ280]+[.CJ302]+[.CJ324]+[.CJ346]+[.CJ368]+[.CJ390]+[.CJ412]+[.CJ434]+[.CJ456]+[.CJ478]+[.CJ500]+[.CJ522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M16]" office:value-type="float" office:value="0" calcext:value-type="float">
            <text:p>0</text:p>
          </table:table-cell>
          <table:table-cell table:formula="of:=[.CN16]" office:value-type="float" office:value="0" calcext:value-type="float">
            <text:p>0</text:p>
          </table:table-cell>
          <table:table-cell table:formula="of:=[.CO16]" office:value-type="float" office:value="0" calcext:value-type="float">
            <text:p>0</text:p>
          </table:table-cell>
          <table:table-cell table:formula="of:=[.CP16]" office:value-type="float" office:value="0" calcext:value-type="float">
            <text:p>0</text:p>
          </table:table-cell>
          <table:table-cell table:formula="of:=[.CQ16]" office:value-type="float" office:value="0" calcext:value-type="float">
            <text:p>0</text:p>
          </table:table-cell>
          <table:table-cell table:formula="of:=[.CR16]" office:value-type="float" office:value="0" calcext:value-type="float">
            <text:p>0</text:p>
          </table:table-cell>
          <table:table-cell table:formula="of:=[.CS16]" office:value-type="float" office:value="0" calcext:value-type="float">
            <text:p>0</text:p>
          </table:table-cell>
          <table:table-cell table:formula="of:=[.CT16]" office:value-type="float" office:value="6.10865238198015" calcext:value-type="float">
            <text:p>6.10865238198015</text:p>
          </table:table-cell>
          <table:table-cell table:formula="of:=[.CU16]" office:value-type="float" office:value="0" calcext:value-type="float">
            <text:p>0</text:p>
          </table:table-cell>
          <table:table-cell table:formula="of:=[.CV16]" office:value-type="float" office:value="0" calcext:value-type="float">
            <text:p>0</text:p>
          </table:table-cell>
          <table:table-cell table:formula="of:=[.CW16]" office:value-type="float" office:value="0" calcext:value-type="float">
            <text:p>0</text:p>
          </table:table-cell>
          <table:table-cell table:formula="of:=[.CX16]" office:value-type="float" office:value="0" calcext:value-type="float">
            <text:p>0</text:p>
          </table:table-cell>
          <table:table-cell table:formula="of:=[.CY16]" office:value-type="float" office:value="0" calcext:value-type="float">
            <text:p>0</text:p>
          </table:table-cell>
          <table:table-cell table:formula="of:=[.CZ16]" office:value-type="float" office:value="0" calcext:value-type="float">
            <text:p>0</text:p>
          </table:table-cell>
          <table:table-cell table:formula="of:=[.DA16]" office:value-type="float" office:value="21.8166156499291" calcext:value-type="float">
            <text:p>21.8166156499291</text:p>
          </table:table-cell>
          <table:table-cell table:formula="of:=[.DB16]" office:value-type="float" office:value="-13.9626340159546" calcext:value-type="float">
            <text:p>-13.9626340159546</text:p>
          </table:table-cell>
          <table:table-cell table:formula="of:=[.DC16]" office:value-type="float" office:value="0" calcext:value-type="float">
            <text:p>0</text:p>
          </table:table-cell>
          <table:table-cell table:formula="of:=[.DD16]" office:value-type="float" office:value="0" calcext:value-type="float">
            <text:p>0</text:p>
          </table:table-cell>
          <table:table-cell table:formula="of:=[.DE16]" office:value-type="float" office:value="0" calcext:value-type="float">
            <text:p>0</text:p>
          </table:table-cell>
          <table:table-cell table:formula="of:=[.DF16]" office:value-type="float" office:value="0" calcext:value-type="float">
            <text:p>0</text:p>
          </table:table-cell>
          <table:table-cell table:formula="of:=[.DG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L16]" office:value-type="float" office:value="0" calcext:value-type="float">
            <text:p>0</text:p>
          </table:table-cell>
          <table:table-cell table:formula="of:=[.DM16]" office:value-type="float" office:value="0" calcext:value-type="float">
            <text:p>0</text:p>
          </table:table-cell>
          <table:table-cell table:formula="of:=[.DN16]" office:value-type="float" office:value="0" calcext:value-type="float">
            <text:p>0</text:p>
          </table:table-cell>
          <table:table-cell table:formula="of:=[.DO16]" office:value-type="float" office:value="0" calcext:value-type="float">
            <text:p>0</text:p>
          </table:table-cell>
          <table:table-cell table:formula="of:=[.DP16]" office:value-type="float" office:value="0" calcext:value-type="float">
            <text:p>0</text:p>
          </table:table-cell>
          <table:table-cell table:formula="of:=[.DQ16]" office:value-type="float" office:value="0" calcext:value-type="float">
            <text:p>0</text:p>
          </table:table-cell>
          <table:table-cell table:formula="of:=[.DR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6]" office:value-type="float" office:value="0" calcext:value-type="float">
            <text:p>0</text:p>
          </table:table-cell>
          <table:table-cell table:formula="of:=[.DU16]" office:value-type="float" office:value="0" calcext:value-type="float">
            <text:p>0</text:p>
          </table:table-cell>
          <table:table-cell table:formula="of:=[.DV16]" office:value-type="float" office:value="0" calcext:value-type="float">
            <text:p>0</text:p>
          </table:table-cell>
          <table:table-cell table:formula="of:=[.DW16]" office:value-type="float" office:value="0" calcext:value-type="float">
            <text:p>0</text:p>
          </table:table-cell>
          <table:table-cell table:formula="of:=[.DX16]" office:value-type="float" office:value="0" calcext:value-type="float">
            <text:p>0</text:p>
          </table:table-cell>
          <table:table-cell table:formula="of:=[.DY16]" office:value-type="float" office:value="0" calcext:value-type="float">
            <text:p>0</text:p>
          </table:table-cell>
          <table:table-cell table:formula="of:=[.DZ16]" office:value-type="float" office:value="21.8166156499291" calcext:value-type="float">
            <text:p>21.8166156499291</text:p>
          </table:table-cell>
          <table:table-cell table:formula="of:=[.EA16]" office:value-type="float" office:value="-13.9626340159546" calcext:value-type="float">
            <text:p>-13.9626340159546</text:p>
          </table:table-cell>
          <table:table-cell table:formula="of:=[.EB16]" office:value-type="float" office:value="0" calcext:value-type="float">
            <text:p>0</text:p>
          </table:table-cell>
          <table:table-cell table:formula="of:=[.EC16]" office:value-type="float" office:value="0" calcext:value-type="float">
            <text:p>0</text:p>
          </table:table-cell>
          <table:table-cell table:formula="of:=[.ED16]" office:value-type="float" office:value="0" calcext:value-type="float">
            <text:p>0</text:p>
          </table:table-cell>
          <table:table-cell table:formula="of:=[.EE16]" office:value-type="float" office:value="0" calcext:value-type="float">
            <text:p>0</text:p>
          </table:table-cell>
          <table:table-cell table:formula="of:=[.EF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I16]" office:value-type="float" office:value="0" calcext:value-type="float">
            <text:p>0</text:p>
          </table:table-cell>
          <table:table-cell table:formula="of:=[.EJ16]" office:value-type="float" office:value="0" calcext:value-type="float">
            <text:p>0</text:p>
          </table:table-cell>
          <table:table-cell table:formula="of:=[.EK16]" office:value-type="float" office:value="0" calcext:value-type="float">
            <text:p>0</text:p>
          </table:table-cell>
          <table:table-cell table:formula="of:=[.EL16]" office:value-type="float" office:value="0" calcext:value-type="float">
            <text:p>0</text:p>
          </table:table-cell>
          <table:table-cell table:formula="of:=[.EM16]" office:value-type="float" office:value="0" calcext:value-type="float">
            <text:p>0</text:p>
          </table:table-cell>
          <table:table-cell table:formula="of:=[.EN16]" office:value-type="float" office:value="0" calcext:value-type="float">
            <text:p>0</text:p>
          </table:table-cell>
          <table:table-cell table:formula="of:=[.EO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6]" office:value-type="float" office:value="0" calcext:value-type="float">
            <text:p>0</text:p>
          </table:table-cell>
          <table:table-cell table:formula="of:=[.ER16]" office:value-type="float" office:value="0" calcext:value-type="float">
            <text:p>0</text:p>
          </table:table-cell>
          <table:table-cell table:formula="of:=[.ES16]" office:value-type="float" office:value="0" calcext:value-type="float">
            <text:p>0</text:p>
          </table:table-cell>
          <table:table-cell table:formula="of:=[.ET16]" office:value-type="float" office:value="0" calcext:value-type="float">
            <text:p>0</text:p>
          </table:table-cell>
          <table:table-cell table:formula="of:=[.EU16]" office:value-type="float" office:value="0" calcext:value-type="float">
            <text:p>0</text:p>
          </table:table-cell>
          <table:table-cell table:formula="of:=[.EV16]" office:value-type="float" office:value="0" calcext:value-type="float">
            <text:p>0</text:p>
          </table:table-cell>
          <table:table-cell table:formula="of:=[.EW16]" office:value-type="float" office:value="21.8166156499291" calcext:value-type="float">
            <text:p>21.8166156499291</text:p>
          </table:table-cell>
          <table:table-cell table:formula="of:=[.EX16]" office:value-type="float" office:value="-13.9626340159546" calcext:value-type="float">
            <text:p>-13.9626340159546</text:p>
          </table:table-cell>
          <table:table-cell table:formula="of:=[.EY16]" office:value-type="float" office:value="0" calcext:value-type="float">
            <text:p>0</text:p>
          </table:table-cell>
          <table:table-cell table:formula="of:=[.EZ16]" office:value-type="float" office:value="0" calcext:value-type="float">
            <text:p>0</text:p>
          </table:table-cell>
          <table:table-cell table:formula="of:=[.FA16]" office:value-type="float" office:value="0" calcext:value-type="float">
            <text:p>0</text:p>
          </table:table-cell>
          <table:table-cell table:formula="of:=[.FB16]" office:value-type="float" office:value="0" calcext:value-type="float">
            <text:p>0</text:p>
          </table:table-cell>
          <table:table-cell table:formula="of:=[.FC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F16]" office:value-type="float" office:value="0" calcext:value-type="float">
            <text:p>0</text:p>
          </table:table-cell>
          <table:table-cell table:formula="of:=[.FG16]" office:value-type="float" office:value="0" calcext:value-type="float">
            <text:p>0</text:p>
          </table:table-cell>
          <table:table-cell table:formula="of:=[.FH16]" office:value-type="float" office:value="0" calcext:value-type="float">
            <text:p>0</text:p>
          </table:table-cell>
          <table:table-cell table:formula="of:=[.FI16]" office:value-type="float" office:value="0" calcext:value-type="float">
            <text:p>0</text:p>
          </table:table-cell>
          <table:table-cell table:formula="of:=[.FJ16]" office:value-type="float" office:value="0" calcext:value-type="float">
            <text:p>0</text:p>
          </table:table-cell>
          <table:table-cell table:formula="of:=[.FK16]" office:value-type="float" office:value="0" calcext:value-type="float">
            <text:p>0</text:p>
          </table:table-cell>
          <table:table-cell table:formula="of:=[.FL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6]" office:value-type="float" office:value="0" calcext:value-type="float">
            <text:p>0</text:p>
          </table:table-cell>
          <table:table-cell table:formula="of:=[.FO16]" office:value-type="float" office:value="0" calcext:value-type="float">
            <text:p>0</text:p>
          </table:table-cell>
          <table:table-cell table:formula="of:=[.FP16]" office:value-type="float" office:value="0" calcext:value-type="float">
            <text:p>0</text:p>
          </table:table-cell>
          <table:table-cell table:formula="of:=[.FQ16]" office:value-type="float" office:value="0" calcext:value-type="float">
            <text:p>0</text:p>
          </table:table-cell>
          <table:table-cell table:formula="of:=[.FR16]" office:value-type="float" office:value="0" calcext:value-type="float">
            <text:p>0</text:p>
          </table:table-cell>
          <table:table-cell table:formula="of:=[.FS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V16]" office:value-type="float" office:value="0" calcext:value-type="float">
            <text:p>0</text:p>
          </table:table-cell>
          <table:table-cell table:formula="of:=[.FW16]" office:value-type="float" office:value="0" calcext:value-type="float">
            <text:p>0</text:p>
          </table:table-cell>
          <table:table-cell table:formula="of:=[.FX16]" office:value-type="float" office:value="0" calcext:value-type="float">
            <text:p>0</text:p>
          </table:table-cell>
          <table:table-cell table:formula="of:=[.FY16]" office:value-type="float" office:value="0" calcext:value-type="float">
            <text:p>0</text:p>
          </table:table-cell>
          <table:table-cell table:formula="of:=[.FZ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C16]" office:value-type="float" office:value="0" calcext:value-type="float">
            <text:p>0</text:p>
          </table:table-cell>
          <table:table-cell table:formula="of:=[.GD16]" office:value-type="float" office:value="0" calcext:value-type="float">
            <text:p>0</text:p>
          </table:table-cell>
          <table:table-cell table:formula="of:=[.GE16]" office:value-type="float" office:value="0" calcext:value-type="float">
            <text:p>0</text:p>
          </table:table-cell>
          <table:table-cell table:formula="of:=[.GF16]" office:value-type="float" office:value="0" calcext:value-type="float">
            <text:p>0</text:p>
          </table:table-cell>
          <table:table-cell table:formula="of:=[.GG16]" office:value-type="float" office:value="0" calcext:value-type="float">
            <text:p>0</text:p>
          </table:table-cell>
          <table:table-cell table:formula="of:=[.GH16]" office:value-type="float" office:value="0" calcext:value-type="float">
            <text:p>0</text:p>
          </table:table-cell>
          <table:table-cell table:formula="of:=[.GI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K16]" office:value-type="float" office:value="0" calcext:value-type="float">
            <text:p>0</text:p>
          </table:table-cell>
          <table:table-cell table:formula="of:=[.GL16]" office:value-type="float" office:value="0" calcext:value-type="float">
            <text:p>0</text:p>
          </table:table-cell>
          <table:table-cell table:formula="of:=[.GM16]" office:value-type="float" office:value="0" calcext:value-type="float">
            <text:p>0</text:p>
          </table:table-cell>
          <table:table-cell table:formula="of:=[.GN16]" office:value-type="float" office:value="0" calcext:value-type="float">
            <text:p>0</text:p>
          </table:table-cell>
          <table:table-cell table:formula="of:=[.GO16]" office:value-type="float" office:value="0" calcext:value-type="float">
            <text:p>0</text:p>
          </table:table-cell>
          <table:table-cell table:formula="of:=[.GP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S16]" office:value-type="float" office:value="0" calcext:value-type="float">
            <text:p>0</text:p>
          </table:table-cell>
          <table:table-cell table:formula="of:=[.GT16]" office:value-type="float" office:value="0" calcext:value-type="float">
            <text:p>0</text:p>
          </table:table-cell>
          <table:table-cell table:formula="of:=[.GU16]" office:value-type="float" office:value="0" calcext:value-type="float">
            <text:p>0</text:p>
          </table:table-cell>
          <table:table-cell table:formula="of:=[.GV16]" office:value-type="float" office:value="0" calcext:value-type="float">
            <text:p>0</text:p>
          </table:table-cell>
          <table:table-cell table:formula="of:=[.GW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Z16]" office:value-type="float" office:value="0" calcext:value-type="float">
            <text:p>0</text:p>
          </table:table-cell>
          <table:table-cell table:formula="of:=[.HA16]" office:value-type="float" office:value="0" calcext:value-type="float">
            <text:p>0</text:p>
          </table:table-cell>
          <table:table-cell table:formula="of:=[.HB16]" office:value-type="float" office:value="0" calcext:value-type="float">
            <text:p>0</text:p>
          </table:table-cell>
          <table:table-cell table:formula="of:=[.HC16]" office:value-type="float" office:value="0" calcext:value-type="float">
            <text:p>0</text:p>
          </table:table-cell>
          <table:table-cell table:formula="of:=[.HD16]" office:value-type="float" office:value="0" calcext:value-type="float">
            <text:p>0</text:p>
          </table:table-cell>
          <table:table-cell table:formula="of:=[.HE16]" office:value-type="float" office:value="0" calcext:value-type="float">
            <text:p>0</text:p>
          </table:table-cell>
          <table:table-cell table:formula="of:=[.H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H16]" office:value-type="float" office:value="0" calcext:value-type="float">
            <text:p>0</text:p>
          </table:table-cell>
          <table:table-cell table:formula="of:=[.HI16]" office:value-type="float" office:value="0" calcext:value-type="float">
            <text:p>0</text:p>
          </table:table-cell>
          <table:table-cell table:formula="of:=[.HJ16]" office:value-type="float" office:value="0" calcext:value-type="float">
            <text:p>0</text:p>
          </table:table-cell>
          <table:table-cell table:formula="of:=[.HK16]" office:value-type="float" office:value="0" calcext:value-type="float">
            <text:p>0</text:p>
          </table:table-cell>
          <table:table-cell table:formula="of:=[.HL16]" office:value-type="float" office:value="0" calcext:value-type="float">
            <text:p>0</text:p>
          </table:table-cell>
          <table:table-cell table:formula="of:=[.HM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P16]" office:value-type="float" office:value="0" calcext:value-type="float">
            <text:p>0</text:p>
          </table:table-cell>
          <table:table-cell table:formula="of:=[.HQ16]" office:value-type="float" office:value="0" calcext:value-type="float">
            <text:p>0</text:p>
          </table:table-cell>
          <table:table-cell table:formula="of:=[.HR16]" office:value-type="float" office:value="0" calcext:value-type="float">
            <text:p>0</text:p>
          </table:table-cell>
          <table:table-cell table:formula="of:=[.HS16]" office:value-type="float" office:value="0" calcext:value-type="float">
            <text:p>0</text:p>
          </table:table-cell>
          <table:table-cell table:formula="of:=[.HT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W16]" office:value-type="float" office:value="0" calcext:value-type="float">
            <text:p>0</text:p>
          </table:table-cell>
          <table:table-cell table:formula="of:=[.HX16]" office:value-type="float" office:value="0" calcext:value-type="float">
            <text:p>0</text:p>
          </table:table-cell>
          <table:table-cell table:formula="of:=[.HY16]" office:value-type="float" office:value="0" calcext:value-type="float">
            <text:p>0</text:p>
          </table:table-cell>
          <table:table-cell table:formula="of:=[.HZ16]" office:value-type="float" office:value="0" calcext:value-type="float">
            <text:p>0</text:p>
          </table:table-cell>
          <table:table-cell table:formula="of:=[.IA16]" office:value-type="float" office:value="0" calcext:value-type="float">
            <text:p>0</text:p>
          </table:table-cell>
          <table:table-cell table:formula="of:=[.IB16]" office:value-type="float" office:value="0" calcext:value-type="float">
            <text:p>0</text:p>
          </table:table-cell>
          <table:table-cell table:formula="of:=[.I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E16]" office:value-type="float" office:value="0" calcext:value-type="float">
            <text:p>0</text:p>
          </table:table-cell>
          <table:table-cell table:formula="of:=[.IF16]" office:value-type="float" office:value="0" calcext:value-type="float">
            <text:p>0</text:p>
          </table:table-cell>
          <table:table-cell table:formula="of:=[.IG16]" office:value-type="float" office:value="0" calcext:value-type="float">
            <text:p>0</text:p>
          </table:table-cell>
          <table:table-cell table:formula="of:=[.IH16]" office:value-type="float" office:value="0" calcext:value-type="float">
            <text:p>0</text:p>
          </table:table-cell>
          <table:table-cell table:formula="of:=[.II16]" office:value-type="float" office:value="0" calcext:value-type="float">
            <text:p>0</text:p>
          </table:table-cell>
          <table:table-cell table:formula="of:=[.IJ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M16]" office:value-type="float" office:value="0" calcext:value-type="float">
            <text:p>0</text:p>
          </table:table-cell>
          <table:table-cell table:formula="of:=[.IN16]" office:value-type="float" office:value="0" calcext:value-type="float">
            <text:p>0</text:p>
          </table:table-cell>
          <table:table-cell table:formula="of:=[.IO16]" office:value-type="float" office:value="0" calcext:value-type="float">
            <text:p>0</text:p>
          </table:table-cell>
          <table:table-cell table:formula="of:=[.IP16]" office:value-type="float" office:value="0" calcext:value-type="float">
            <text:p>0</text:p>
          </table:table-cell>
          <table:table-cell table:formula="of:=[.IQ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T16]" office:value-type="float" office:value="0" calcext:value-type="float">
            <text:p>0</text:p>
          </table:table-cell>
          <table:table-cell table:formula="of:=[.IU16]" office:value-type="float" office:value="0" calcext:value-type="float">
            <text:p>0</text:p>
          </table:table-cell>
          <table:table-cell table:formula="of:=[.IV16]" office:value-type="float" office:value="0" calcext:value-type="float">
            <text:p>0</text:p>
          </table:table-cell>
          <table:table-cell table:formula="of:=[.IW16]" office:value-type="float" office:value="0" calcext:value-type="float">
            <text:p>0</text:p>
          </table:table-cell>
          <table:table-cell table:formula="of:=[.IX16]" office:value-type="float" office:value="0" calcext:value-type="float">
            <text:p>0</text:p>
          </table:table-cell>
          <table:table-cell table:formula="of:=[.IY16]" office:value-type="float" office:value="0" calcext:value-type="float">
            <text:p>0</text:p>
          </table:table-cell>
          <table:table-cell table:formula="of:=[.IZ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B16]" office:value-type="float" office:value="0" calcext:value-type="float">
            <text:p>0</text:p>
          </table:table-cell>
          <table:table-cell table:formula="of:=[.JC16]" office:value-type="float" office:value="0" calcext:value-type="float">
            <text:p>0</text:p>
          </table:table-cell>
          <table:table-cell table:formula="of:=[.JD16]" office:value-type="float" office:value="0" calcext:value-type="float">
            <text:p>0</text:p>
          </table:table-cell>
          <table:table-cell table:formula="of:=[.JE16]" office:value-type="float" office:value="0" calcext:value-type="float">
            <text:p>0</text:p>
          </table:table-cell>
          <table:table-cell table:formula="of:=[.JF16]" office:value-type="float" office:value="0" calcext:value-type="float">
            <text:p>0</text:p>
          </table:table-cell>
          <table:table-cell table:formula="of:=[.JG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J16]" office:value-type="float" office:value="0" calcext:value-type="float">
            <text:p>0</text:p>
          </table:table-cell>
          <table:table-cell table:formula="of:=[.JK16]" office:value-type="float" office:value="0" calcext:value-type="float">
            <text:p>0</text:p>
          </table:table-cell>
          <table:table-cell table:formula="of:=[.JL16]" office:value-type="float" office:value="0" calcext:value-type="float">
            <text:p>0</text:p>
          </table:table-cell>
          <table:table-cell table:formula="of:=[.JM16]" office:value-type="float" office:value="0" calcext:value-type="float">
            <text:p>0</text:p>
          </table:table-cell>
          <table:table-cell table:formula="of:=[.JN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Q16]" office:value-type="float" office:value="0" calcext:value-type="float">
            <text:p>0</text:p>
          </table:table-cell>
          <table:table-cell table:formula="of:=[.JR16]" office:value-type="float" office:value="0" calcext:value-type="float">
            <text:p>0</text:p>
          </table:table-cell>
          <table:table-cell table:formula="of:=[.JS16]" office:value-type="float" office:value="0" calcext:value-type="float">
            <text:p>0</text:p>
          </table:table-cell>
          <table:table-cell table:formula="of:=[.JT16]" office:value-type="float" office:value="0" calcext:value-type="float">
            <text:p>0</text:p>
          </table:table-cell>
          <table:table-cell table:formula="of:=[.JU16]" office:value-type="float" office:value="0" calcext:value-type="float">
            <text:p>0</text:p>
          </table:table-cell>
          <table:table-cell table:formula="of:=[.JV16]" office:value-type="float" office:value="0" calcext:value-type="float">
            <text:p>0</text:p>
          </table:table-cell>
          <table:table-cell table:formula="of:=[.JW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Y16]" office:value-type="float" office:value="0" calcext:value-type="float">
            <text:p>0</text:p>
          </table:table-cell>
          <table:table-cell table:formula="of:=[.JZ16]" office:value-type="float" office:value="0" calcext:value-type="float">
            <text:p>0</text:p>
          </table:table-cell>
          <table:table-cell table:formula="of:=[.KA16]" office:value-type="float" office:value="0" calcext:value-type="float">
            <text:p>0</text:p>
          </table:table-cell>
          <table:table-cell table:formula="of:=[.KB16]" office:value-type="float" office:value="0" calcext:value-type="float">
            <text:p>0</text:p>
          </table:table-cell>
          <table:table-cell table:formula="of:=[.KC16]" office:value-type="float" office:value="0" calcext:value-type="float">
            <text:p>0</text:p>
          </table:table-cell>
          <table:table-cell table:formula="of:=[.K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G16]" office:value-type="float" office:value="0" calcext:value-type="float">
            <text:p>0</text:p>
          </table:table-cell>
          <table:table-cell table:formula="of:=[.KH16]" office:value-type="float" office:value="0" calcext:value-type="float">
            <text:p>0</text:p>
          </table:table-cell>
          <table:table-cell table:formula="of:=[.KI16]" office:value-type="float" office:value="0" calcext:value-type="float">
            <text:p>0</text:p>
          </table:table-cell>
          <table:table-cell table:formula="of:=[.KJ16]" office:value-type="float" office:value="0" calcext:value-type="float">
            <text:p>0</text:p>
          </table:table-cell>
          <table:table-cell table:formula="of:=[.KK16]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N16]" office:value-type="float" office:value="0" calcext:value-type="float">
            <text:p>0</text:p>
          </table:table-cell>
          <table:table-cell table:formula="of:=[.KO16]" office:value-type="float" office:value="0" calcext:value-type="float">
            <text:p>0</text:p>
          </table:table-cell>
          <table:table-cell table:formula="of:=[.KP16]" office:value-type="float" office:value="0" calcext:value-type="float">
            <text:p>0</text:p>
          </table:table-cell>
          <table:table-cell table:formula="of:=[.KQ16]" office:value-type="float" office:value="0" calcext:value-type="float">
            <text:p>0</text:p>
          </table:table-cell>
          <table:table-cell table:formula="of:=[.KR16]" office:value-type="float" office:value="0" calcext:value-type="float">
            <text:p>0</text:p>
          </table:table-cell>
          <table:table-cell table:formula="of:=[.KS16]" office:value-type="float" office:value="0" calcext:value-type="float">
            <text:p>0</text:p>
          </table:table-cell>
          <table:table-cell table:formula="of:=[.KT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V16]" office:value-type="float" office:value="0" calcext:value-type="float">
            <text:p>0</text:p>
          </table:table-cell>
          <table:table-cell table:formula="of:=[.KW16]" office:value-type="float" office:value="0" calcext:value-type="float">
            <text:p>0</text:p>
          </table:table-cell>
          <table:table-cell table:formula="of:=[.KX16]" office:value-type="float" office:value="0" calcext:value-type="float">
            <text:p>0</text:p>
          </table:table-cell>
          <table:table-cell table:formula="of:=[.KY16]" office:value-type="float" office:value="0" calcext:value-type="float">
            <text:p>0</text:p>
          </table:table-cell>
          <table:table-cell table:formula="of:=[.KZ16]" office:value-type="float" office:value="0" calcext:value-type="float">
            <text:p>0</text:p>
          </table:table-cell>
          <table:table-cell table:formula="of:=[.L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D16]" office:value-type="float" office:value="0" calcext:value-type="float">
            <text:p>0</text:p>
          </table:table-cell>
          <table:table-cell table:formula="of:=[.LE16]" office:value-type="float" office:value="0" calcext:value-type="float">
            <text:p>0</text:p>
          </table:table-cell>
          <table:table-cell table:formula="of:=[.LF16]" office:value-type="float" office:value="0" calcext:value-type="float">
            <text:p>0</text:p>
          </table:table-cell>
          <table:table-cell table:formula="of:=[.LG16]" office:value-type="float" office:value="0" calcext:value-type="float">
            <text:p>0</text:p>
          </table:table-cell>
          <table:table-cell table:formula="of:=[.LH1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6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D17]*[.E17]-[.F17]*[.C17]" office:value-type="float" office:value="-6" calcext:value-type="float">
            <text:p>-6</text:p>
          </table:table-cell>
          <table:table-cell table:formula="of:=[.F17]*[.A17]-[.B17]*[.E17]" office:value-type="float" office:value="3" calcext:value-type="float">
            <text:p>3</text:p>
          </table:table-cell>
          <table:table-cell table:formula="of:=[.B17]*[.C17]-[.D17]*[.A17]" office:value-type="float" office:value="0" calcext:value-type="float">
            <text:p>0</text:p>
          </table:table-cell>
          <table:table-cell table:formula="of:=[.C17]-[.E17]" office:value-type="float" office:value="1.5" calcext:value-type="float">
            <text:p>1.5</text:p>
          </table:table-cell>
          <table:table-cell table:formula="of:=[.E17]-[.A17]" office:value-type="float" office:value="0" calcext:value-type="float">
            <text:p>0</text:p>
          </table:table-cell>
          <table:table-cell table:formula="of:=[.A17]-[.C17]" office:value-type="float" office:value="-1.5" calcext:value-type="float">
            <text:p>-1.5</text:p>
          </table:table-cell>
          <table:table-cell table:formula="of:=[.F17]-[.B17]" office:value-type="float" office:value="2" calcext:value-type="float">
            <text:p>2</text:p>
          </table:table-cell>
          <table:table-cell table:formula="of:=[.B17]-[.F17]" office:value-type="float" office:value="-2" calcext:value-type="float">
            <text:p>-2</text:p>
          </table:table-cell>
          <table:table-cell table:formula="of:=[.D17]-[.B17]" office:value-type="float" office:value="2" calcext:value-type="float">
            <text:p>2</text:p>
          </table:table-cell>
          <table:table-cell table:formula="of:=0.5*([.A17]*([.D17]-[.F17]) + [.C17]*([.F17]-[.B17]) + [.E17]*([.B17]-[.D17]))" office:value-type="float" office:value="1.5" calcext:value-type="float">
            <text:p>1.5</text:p>
          </table:table-cell>
          <table:table-cell table:formula="of:=([.B17]+[.D17]+[.F17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7]*[.J17]+[.M17]*[.M17]" office:value-type="float" office:value="6.25" calcext:value-type="float">
            <text:p>6.25</text:p>
          </table:table-cell>
          <table:table-cell table:formula="of:=[.J17]*[.K17]+[.M17]*[.N17]" office:value-type="float" office:value="-4" calcext:value-type="float">
            <text:p>-4</text:p>
          </table:table-cell>
          <table:table-cell table:formula="of:=[.J17]*[.L17]+[.M17]*[.O17]" office:value-type="float" office:value="1.75" calcext:value-type="float">
            <text:p>1.75</text:p>
          </table:table-cell>
          <table:table-cell table:formula="of:=[.K17]*[.K17]+[.N17]*[.N17]" office:value-type="float" office:value="4" calcext:value-type="float">
            <text:p>4</text:p>
          </table:table-cell>
          <table:table-cell table:formula="of:=[.K17]*[.L17]+[.N17]*[.O17]" office:value-type="float" office:value="-4" calcext:value-type="float">
            <text:p>-4</text:p>
          </table:table-cell>
          <table:table-cell table:formula="of:=[.L17]*[.L17]+[.O17]*[.O17]" office:value-type="float" office:value="6.25" calcext:value-type="float">
            <text:p>6.25</text:p>
          </table:table-cell>
          <table:table-cell table:formula="of:=PI()*[.$Q17]/(2*[.$P17])*[.V17]" office:value-type="float" office:value="21.8166156499291" calcext:value-type="float">
            <text:p>21.8166156499291</text:p>
          </table:table-cell>
          <table:table-cell table:formula="of:=PI()*[.$Q17]/(2*[.$P17])*[.W17]" office:value-type="float" office:value="-13.9626340159546" calcext:value-type="float">
            <text:p>-13.9626340159546</text:p>
          </table:table-cell>
          <table:table-cell table:formula="of:=PI()*[.$Q17]/(2*[.$P17])*[.X17]" office:value-type="float" office:value="6.10865238198015" calcext:value-type="float">
            <text:p>6.10865238198015</text:p>
          </table:table-cell>
          <table:table-cell table:formula="of:=PI()*[.$Q17]/(2*[.$P17])*[.Y17]" office:value-type="float" office:value="13.9626340159546" calcext:value-type="float">
            <text:p>13.9626340159546</text:p>
          </table:table-cell>
          <table:table-cell table:formula="of:=PI()*[.$Q17]/(2*[.$P17])*[.Z17]" office:value-type="float" office:value="-13.9626340159546" calcext:value-type="float">
            <text:p>-13.9626340159546</text:p>
          </table:table-cell>
          <table:table-cell table:formula="of:=PI()*[.$Q17]/(2*[.$P17])*[.AA17]" office:value-type="float" office:value="21.8166156499291" calcext:value-type="float">
            <text:p>21.8166156499291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P17]+[.BP39]+[.BP61]+[.BP83]+[.BP105]+[.BP127]+[.BP149]+[.BP171]+[.BP193]+[.BP215]+[.BP237]+[.BP259]+[.BP281]+[.BP303]+[.BP325]+[.BP347]+[.BP369]+[.BP391]+[.BP413]+[.BP435]+[.BP457]+[.BP479]+[.BP501]+[.BP523]" office:value-type="float" office:value="0" calcext:value-type="float">
            <text:p>0</text:p>
          </table:table-cell>
          <table:table-cell table:formula="of:=[.BQ17]+[.BQ39]+[.BQ61]+[.BQ83]+[.BQ105]+[.BQ127]+[.BQ149]+[.BQ171]+[.BQ193]+[.BQ215]+[.BQ237]+[.BQ259]+[.BQ281]+[.BQ303]+[.BQ325]+[.BQ347]+[.BQ369]+[.BQ391]+[.BQ413]+[.BQ435]+[.BQ457]+[.BQ479]+[.BQ501]+[.BQ523]" office:value-type="float" office:value="0" calcext:value-type="float">
            <text:p>0</text:p>
          </table:table-cell>
          <table:table-cell table:formula="of:=[.BR17]+[.BR39]+[.BR61]+[.BR83]+[.BR105]+[.BR127]+[.BR149]+[.BR171]+[.BR193]+[.BR215]+[.BR237]+[.BR259]+[.BR281]+[.BR303]+[.BR325]+[.BR347]+[.BR369]+[.BR391]+[.BR413]+[.BR435]+[.BR457]+[.BR479]+[.BR501]+[.BR523]" office:value-type="float" office:value="0" calcext:value-type="float">
            <text:p>0</text:p>
          </table:table-cell>
          <table:table-cell table:formula="of:=[.BS17]+[.BS39]+[.BS61]+[.BS83]+[.BS105]+[.BS127]+[.BS149]+[.BS171]+[.BS193]+[.BS215]+[.BS237]+[.BS259]+[.BS281]+[.BS303]+[.BS325]+[.BS347]+[.BS369]+[.BS391]+[.BS413]+[.BS435]+[.BS457]+[.BS479]+[.BS501]+[.BS523]" office:value-type="float" office:value="0" calcext:value-type="float">
            <text:p>0</text:p>
          </table:table-cell>
          <table:table-cell table:formula="of:=[.BT17]+[.BT39]+[.BT61]+[.BT83]+[.BT105]+[.BT127]+[.BT149]+[.BT171]+[.BT193]+[.BT215]+[.BT237]+[.BT259]+[.BT281]+[.BT303]+[.BT325]+[.BT347]+[.BT369]+[.BT391]+[.BT413]+[.BT435]+[.BT457]+[.BT479]+[.BT501]+[.BT523]" office:value-type="float" office:value="0" calcext:value-type="float">
            <text:p>0</text:p>
          </table:table-cell>
          <table:table-cell table:formula="of:=[.BU17]+[.BU39]+[.BU61]+[.BU83]+[.BU105]+[.BU127]+[.BU149]+[.BU171]+[.BU193]+[.BU215]+[.BU237]+[.BU259]+[.BU281]+[.BU303]+[.BU325]+[.BU347]+[.BU369]+[.BU391]+[.BU413]+[.BU435]+[.BU457]+[.BU479]+[.BU501]+[.BU523]" office:value-type="float" office:value="0" calcext:value-type="float">
            <text:p>0</text:p>
          </table:table-cell>
          <table:table-cell table:formula="of:=[.BV17]+[.BV39]+[.BV61]+[.BV83]+[.BV105]+[.BV127]+[.BV149]+[.BV171]+[.BV193]+[.BV215]+[.BV237]+[.BV259]+[.BV281]+[.BV303]+[.BV325]+[.BV347]+[.BV369]+[.BV391]+[.BV413]+[.BV435]+[.BV457]+[.BV479]+[.BV501]+[.BV523]" office:value-type="float" office:value="0" calcext:value-type="float">
            <text:p>0</text:p>
          </table:table-cell>
          <table:table-cell table:formula="of:=[.BW17]+[.BW39]+[.BW61]+[.BW83]+[.BW105]+[.BW127]+[.BW149]+[.BW171]+[.BW193]+[.BW215]+[.BW237]+[.BW259]+[.BW281]+[.BW303]+[.BW325]+[.BW347]+[.BW369]+[.BW391]+[.BW413]+[.BW435]+[.BW457]+[.BW479]+[.BW501]+[.BW523]" office:value-type="float" office:value="-13.9626340159546" calcext:value-type="float">
            <text:p>-13.9626340159546</text:p>
          </table:table-cell>
          <table:table-cell table:formula="of:=[.BX17]+[.BX39]+[.BX61]+[.BX83]+[.BX105]+[.BX127]+[.BX149]+[.BX171]+[.BX193]+[.BX215]+[.BX237]+[.BX259]+[.BX281]+[.BX303]+[.BX325]+[.BX347]+[.BX369]+[.BX391]+[.BX413]+[.BX435]+[.BX457]+[.BX479]+[.BX501]+[.BX523]" office:value-type="float" office:value="-0.174532925199433" calcext:value-type="float">
            <text:p>-0.174532925199433</text:p>
          </table:table-cell>
          <table:table-cell table:formula="of:=[.BY17]+[.BY39]+[.BY61]+[.BY83]+[.BY105]+[.BY127]+[.BY149]+[.BY171]+[.BY193]+[.BY215]+[.BY237]+[.BY259]+[.BY281]+[.BY303]+[.BY325]+[.BY347]+[.BY369]+[.BY391]+[.BY413]+[.BY435]+[.BY457]+[.BY479]+[.BY501]+[.BY523]" office:value-type="float" office:value="0" calcext:value-type="float">
            <text:p>0</text:p>
          </table:table-cell>
          <table:table-cell table:formula="of:=[.BZ17]+[.BZ39]+[.BZ61]+[.BZ83]+[.BZ105]+[.BZ127]+[.BZ149]+[.BZ171]+[.BZ193]+[.BZ215]+[.BZ237]+[.BZ259]+[.BZ281]+[.BZ303]+[.BZ325]+[.BZ347]+[.BZ369]+[.BZ391]+[.BZ413]+[.BZ435]+[.BZ457]+[.BZ479]+[.BZ501]+[.BZ523]" office:value-type="float" office:value="0" calcext:value-type="float">
            <text:p>0</text:p>
          </table:table-cell>
          <table:table-cell table:formula="of:=[.CA17]+[.CA39]+[.CA61]+[.CA83]+[.CA105]+[.CA127]+[.CA149]+[.CA171]+[.CA193]+[.CA215]+[.CA237]+[.CA259]+[.CA281]+[.CA303]+[.CA325]+[.CA347]+[.CA369]+[.CA391]+[.CA413]+[.CA435]+[.CA457]+[.CA479]+[.CA501]+[.CA523]" office:value-type="float" office:value="0" calcext:value-type="float">
            <text:p>0</text:p>
          </table:table-cell>
          <table:table-cell table:formula="of:=[.CB17]+[.CB39]+[.CB61]+[.CB83]+[.CB105]+[.CB127]+[.CB149]+[.CB171]+[.CB193]+[.CB215]+[.CB237]+[.CB259]+[.CB281]+[.CB303]+[.CB325]+[.CB347]+[.CB369]+[.CB391]+[.CB413]+[.CB435]+[.CB457]+[.CB479]+[.CB501]+[.CB523]" office:value-type="float" office:value="0" calcext:value-type="float">
            <text:p>0</text:p>
          </table:table-cell>
          <table:table-cell table:formula="of:=[.CC17]+[.CC39]+[.CC61]+[.CC83]+[.CC105]+[.CC127]+[.CC149]+[.CC171]+[.CC193]+[.CC215]+[.CC237]+[.CC259]+[.CC281]+[.CC303]+[.CC325]+[.CC347]+[.CC369]+[.CC391]+[.CC413]+[.CC435]+[.CC457]+[.CC479]+[.CC501]+[.CC523]" office:value-type="float" office:value="0" calcext:value-type="float">
            <text:p>0</text:p>
          </table:table-cell>
          <table:table-cell table:formula="of:=[.CD17]+[.CD39]+[.CD61]+[.CD83]+[.CD105]+[.CD127]+[.CD149]+[.CD171]+[.CD193]+[.CD215]+[.CD237]+[.CD259]+[.CD281]+[.CD303]+[.CD325]+[.CD347]+[.CD369]+[.CD391]+[.CD413]+[.CD435]+[.CD457]+[.CD479]+[.CD501]+[.CD523]" office:value-type="float" office:value="-13.9626340159546" calcext:value-type="float">
            <text:p>-13.9626340159546</text:p>
          </table:table-cell>
          <table:table-cell table:formula="of:=[.CE17]+[.CE39]+[.CE61]+[.CE83]+[.CE105]+[.CE127]+[.CE149]+[.CE171]+[.CE193]+[.CE215]+[.CE237]+[.CE259]+[.CE281]+[.CE303]+[.CE325]+[.CE347]+[.CE369]+[.CE391]+[.CE413]+[.CE435]+[.CE457]+[.CE479]+[.CE501]+[.CE523]" office:value-type="float" office:value="42.0624349730633" calcext:value-type="float">
            <text:p>42.0624349730633</text:p>
          </table:table-cell>
          <table:table-cell table:formula="of:=[.CF17]+[.CF39]+[.CF61]+[.CF83]+[.CF105]+[.CF127]+[.CF149]+[.CF171]+[.CF193]+[.CF215]+[.CF237]+[.CF259]+[.CF281]+[.CF303]+[.CF325]+[.CF347]+[.CF369]+[.CF391]+[.CF413]+[.CF435]+[.CF457]+[.CF479]+[.CF501]+[.CF523]" office:value-type="float" office:value="-13.9626340159546" calcext:value-type="float">
            <text:p>-13.9626340159546</text:p>
          </table:table-cell>
          <table:table-cell table:formula="of:=[.CG17]+[.CG39]+[.CG61]+[.CG83]+[.CG105]+[.CG127]+[.CG149]+[.CG171]+[.CG193]+[.CG215]+[.CG237]+[.CG259]+[.CG281]+[.CG303]+[.CG325]+[.CG347]+[.CG369]+[.CG391]+[.CG413]+[.CG435]+[.CG457]+[.CG479]+[.CG501]+[.CG523]" office:value-type="float" office:value="0" calcext:value-type="float">
            <text:p>0</text:p>
          </table:table-cell>
          <table:table-cell table:formula="of:=[.CH17]+[.CH39]+[.CH61]+[.CH83]+[.CH105]+[.CH127]+[.CH149]+[.CH171]+[.CH193]+[.CH215]+[.CH237]+[.CH259]+[.CH281]+[.CH303]+[.CH325]+[.CH347]+[.CH369]+[.CH391]+[.CH413]+[.CH435]+[.CH457]+[.CH479]+[.CH501]+[.CH523]" office:value-type="float" office:value="0" calcext:value-type="float">
            <text:p>0</text:p>
          </table:table-cell>
          <table:table-cell table:formula="of:=[.CI17]+[.CI39]+[.CI61]+[.CI83]+[.CI105]+[.CI127]+[.CI149]+[.CI171]+[.CI193]+[.CI215]+[.CI237]+[.CI259]+[.CI281]+[.CI303]+[.CI325]+[.CI347]+[.CI369]+[.CI391]+[.CI413]+[.CI435]+[.CI457]+[.CI479]+[.CI501]+[.CI523]" office:value-type="float" office:value="0" calcext:value-type="float">
            <text:p>0</text:p>
          </table:table-cell>
          <table:table-cell table:formula="of:=[.CJ17]+[.CJ39]+[.CJ61]+[.CJ83]+[.CJ105]+[.CJ127]+[.CJ149]+[.CJ171]+[.CJ193]+[.CJ215]+[.CJ237]+[.CJ259]+[.CJ281]+[.CJ303]+[.CJ325]+[.CJ347]+[.CJ369]+[.CJ391]+[.CJ413]+[.CJ435]+[.CJ457]+[.CJ479]+[.CJ501]+[.CJ523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M17]" office:value-type="float" office:value="0" calcext:value-type="float">
            <text:p>0</text:p>
          </table:table-cell>
          <table:table-cell table:formula="of:=[.CN17]" office:value-type="float" office:value="0" calcext:value-type="float">
            <text:p>0</text:p>
          </table:table-cell>
          <table:table-cell table:formula="of:=[.CO17]" office:value-type="float" office:value="0" calcext:value-type="float">
            <text:p>0</text:p>
          </table:table-cell>
          <table:table-cell table:formula="of:=[.CP17]" office:value-type="float" office:value="0" calcext:value-type="float">
            <text:p>0</text:p>
          </table:table-cell>
          <table:table-cell table:formula="of:=[.CQ17]" office:value-type="float" office:value="0" calcext:value-type="float">
            <text:p>0</text:p>
          </table:table-cell>
          <table:table-cell table:formula="of:=[.CR17]" office:value-type="float" office:value="0" calcext:value-type="float">
            <text:p>0</text:p>
          </table:table-cell>
          <table:table-cell table:formula="of:=[.CS17]" office:value-type="float" office:value="0" calcext:value-type="float">
            <text:p>0</text:p>
          </table:table-cell>
          <table:table-cell table:formula="of:=[.CT17]" office:value-type="float" office:value="-13.9626340159546" calcext:value-type="float">
            <text:p>-13.9626340159546</text:p>
          </table:table-cell>
          <table:table-cell table:formula="of:=[.CU17]" office:value-type="float" office:value="-0.174532925199433" calcext:value-type="float">
            <text:p>-0.174532925199433</text:p>
          </table:table-cell>
          <table:table-cell table:formula="of:=[.CV17]" office:value-type="float" office:value="0" calcext:value-type="float">
            <text:p>0</text:p>
          </table:table-cell>
          <table:table-cell table:formula="of:=[.CW17]" office:value-type="float" office:value="0" calcext:value-type="float">
            <text:p>0</text:p>
          </table:table-cell>
          <table:table-cell table:formula="of:=[.CX17]" office:value-type="float" office:value="0" calcext:value-type="float">
            <text:p>0</text:p>
          </table:table-cell>
          <table:table-cell table:formula="of:=[.CY17]" office:value-type="float" office:value="0" calcext:value-type="float">
            <text:p>0</text:p>
          </table:table-cell>
          <table:table-cell table:formula="of:=[.CZ17]" office:value-type="float" office:value="0" calcext:value-type="float">
            <text:p>0</text:p>
          </table:table-cell>
          <table:table-cell table:formula="of:=[.DA17]" office:value-type="float" office:value="-13.9626340159546" calcext:value-type="float">
            <text:p>-13.9626340159546</text:p>
          </table:table-cell>
          <table:table-cell table:formula="of:=[.DB17]" office:value-type="float" office:value="42.0624349730633" calcext:value-type="float">
            <text:p>42.0624349730633</text:p>
          </table:table-cell>
          <table:table-cell table:formula="of:=[.DC17]" office:value-type="float" office:value="-13.9626340159546" calcext:value-type="float">
            <text:p>-13.9626340159546</text:p>
          </table:table-cell>
          <table:table-cell table:formula="of:=[.DD17]" office:value-type="float" office:value="0" calcext:value-type="float">
            <text:p>0</text:p>
          </table:table-cell>
          <table:table-cell table:formula="of:=[.DE17]" office:value-type="float" office:value="0" calcext:value-type="float">
            <text:p>0</text:p>
          </table:table-cell>
          <table:table-cell table:formula="of:=[.DF17]" office:value-type="float" office:value="0" calcext:value-type="float">
            <text:p>0</text:p>
          </table:table-cell>
          <table:table-cell table:formula="of:=[.DG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L17]" office:value-type="float" office:value="0" calcext:value-type="float">
            <text:p>0</text:p>
          </table:table-cell>
          <table:table-cell table:formula="of:=[.DM17]" office:value-type="float" office:value="0" calcext:value-type="float">
            <text:p>0</text:p>
          </table:table-cell>
          <table:table-cell table:formula="of:=[.DN17]" office:value-type="float" office:value="0" calcext:value-type="float">
            <text:p>0</text:p>
          </table:table-cell>
          <table:table-cell table:formula="of:=[.DO17]" office:value-type="float" office:value="0" calcext:value-type="float">
            <text:p>0</text:p>
          </table:table-cell>
          <table:table-cell table:formula="of:=[.DP17]" office:value-type="float" office:value="0" calcext:value-type="float">
            <text:p>0</text:p>
          </table:table-cell>
          <table:table-cell table:formula="of:=[.DQ17]" office:value-type="float" office:value="0" calcext:value-type="float">
            <text:p>0</text:p>
          </table:table-cell>
          <table:table-cell table:formula="of:=[.DR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T17]" office:value-type="float" office:value="-0.174532925199433" calcext:value-type="float">
            <text:p>-0.174532925199433</text:p>
          </table:table-cell>
          <table:table-cell table:formula="of:=[.DU17]" office:value-type="float" office:value="0" calcext:value-type="float">
            <text:p>0</text:p>
          </table:table-cell>
          <table:table-cell table:formula="of:=[.DV17]" office:value-type="float" office:value="0" calcext:value-type="float">
            <text:p>0</text:p>
          </table:table-cell>
          <table:table-cell table:formula="of:=[.DW17]" office:value-type="float" office:value="0" calcext:value-type="float">
            <text:p>0</text:p>
          </table:table-cell>
          <table:table-cell table:formula="of:=[.DX17]" office:value-type="float" office:value="0" calcext:value-type="float">
            <text:p>0</text:p>
          </table:table-cell>
          <table:table-cell table:formula="of:=[.DY17]" office:value-type="float" office:value="0" calcext:value-type="float">
            <text:p>0</text:p>
          </table:table-cell>
          <table:table-cell table:formula="of:=[.DZ17]" office:value-type="float" office:value="-13.9626340159546" calcext:value-type="float">
            <text:p>-13.9626340159546</text:p>
          </table:table-cell>
          <table:table-cell table:formula="of:=[.EA17]" office:value-type="float" office:value="42.0624349730633" calcext:value-type="float">
            <text:p>42.0624349730633</text:p>
          </table:table-cell>
          <table:table-cell table:formula="of:=[.EB17]" office:value-type="float" office:value="-13.9626340159546" calcext:value-type="float">
            <text:p>-13.9626340159546</text:p>
          </table:table-cell>
          <table:table-cell table:formula="of:=[.EC17]" office:value-type="float" office:value="0" calcext:value-type="float">
            <text:p>0</text:p>
          </table:table-cell>
          <table:table-cell table:formula="of:=[.ED17]" office:value-type="float" office:value="0" calcext:value-type="float">
            <text:p>0</text:p>
          </table:table-cell>
          <table:table-cell table:formula="of:=[.EE17]" office:value-type="float" office:value="0" calcext:value-type="float">
            <text:p>0</text:p>
          </table:table-cell>
          <table:table-cell table:formula="of:=[.EF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I17]" office:value-type="float" office:value="0" calcext:value-type="float">
            <text:p>0</text:p>
          </table:table-cell>
          <table:table-cell table:formula="of:=[.EJ17]" office:value-type="float" office:value="0" calcext:value-type="float">
            <text:p>0</text:p>
          </table:table-cell>
          <table:table-cell table:formula="of:=[.EK17]" office:value-type="float" office:value="0" calcext:value-type="float">
            <text:p>0</text:p>
          </table:table-cell>
          <table:table-cell table:formula="of:=[.EL17]" office:value-type="float" office:value="0" calcext:value-type="float">
            <text:p>0</text:p>
          </table:table-cell>
          <table:table-cell table:formula="of:=[.EM17]" office:value-type="float" office:value="0" calcext:value-type="float">
            <text:p>0</text:p>
          </table:table-cell>
          <table:table-cell table:formula="of:=[.EN17]" office:value-type="float" office:value="0" calcext:value-type="float">
            <text:p>0</text:p>
          </table:table-cell>
          <table:table-cell table:formula="of:=[.EO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Q17]" office:value-type="float" office:value="-0.174532925199433" calcext:value-type="float">
            <text:p>-0.174532925199433</text:p>
          </table:table-cell>
          <table:table-cell table:formula="of:=[.ER17]" office:value-type="float" office:value="0" calcext:value-type="float">
            <text:p>0</text:p>
          </table:table-cell>
          <table:table-cell table:formula="of:=[.ES17]" office:value-type="float" office:value="0" calcext:value-type="float">
            <text:p>0</text:p>
          </table:table-cell>
          <table:table-cell table:formula="of:=[.ET17]" office:value-type="float" office:value="0" calcext:value-type="float">
            <text:p>0</text:p>
          </table:table-cell>
          <table:table-cell table:formula="of:=[.EU17]" office:value-type="float" office:value="0" calcext:value-type="float">
            <text:p>0</text:p>
          </table:table-cell>
          <table:table-cell table:formula="of:=[.EV17]" office:value-type="float" office:value="0" calcext:value-type="float">
            <text:p>0</text:p>
          </table:table-cell>
          <table:table-cell table:formula="of:=[.EW17]" office:value-type="float" office:value="-13.9626340159546" calcext:value-type="float">
            <text:p>-13.9626340159546</text:p>
          </table:table-cell>
          <table:table-cell table:formula="of:=[.EX17]" office:value-type="float" office:value="42.0624349730633" calcext:value-type="float">
            <text:p>42.0624349730633</text:p>
          </table:table-cell>
          <table:table-cell table:formula="of:=[.EY17]" office:value-type="float" office:value="-13.9626340159546" calcext:value-type="float">
            <text:p>-13.9626340159546</text:p>
          </table:table-cell>
          <table:table-cell table:formula="of:=[.EZ17]" office:value-type="float" office:value="0" calcext:value-type="float">
            <text:p>0</text:p>
          </table:table-cell>
          <table:table-cell table:formula="of:=[.FA17]" office:value-type="float" office:value="0" calcext:value-type="float">
            <text:p>0</text:p>
          </table:table-cell>
          <table:table-cell table:formula="of:=[.FB17]" office:value-type="float" office:value="0" calcext:value-type="float">
            <text:p>0</text:p>
          </table:table-cell>
          <table:table-cell table:formula="of:=[.FC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F17]" office:value-type="float" office:value="0" calcext:value-type="float">
            <text:p>0</text:p>
          </table:table-cell>
          <table:table-cell table:formula="of:=[.FG17]" office:value-type="float" office:value="0" calcext:value-type="float">
            <text:p>0</text:p>
          </table:table-cell>
          <table:table-cell table:formula="of:=[.FH17]" office:value-type="float" office:value="0" calcext:value-type="float">
            <text:p>0</text:p>
          </table:table-cell>
          <table:table-cell table:formula="of:=[.FI17]" office:value-type="float" office:value="0" calcext:value-type="float">
            <text:p>0</text:p>
          </table:table-cell>
          <table:table-cell table:formula="of:=[.FJ17]" office:value-type="float" office:value="0" calcext:value-type="float">
            <text:p>0</text:p>
          </table:table-cell>
          <table:table-cell table:formula="of:=[.FK17]" office:value-type="float" office:value="0" calcext:value-type="float">
            <text:p>0</text:p>
          </table:table-cell>
          <table:table-cell table:formula="of:=[.FL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N17]" office:value-type="float" office:value="-0.174532925199433" calcext:value-type="float">
            <text:p>-0.174532925199433</text:p>
          </table:table-cell>
          <table:table-cell table:formula="of:=[.FO17]" office:value-type="float" office:value="0" calcext:value-type="float">
            <text:p>0</text:p>
          </table:table-cell>
          <table:table-cell table:formula="of:=[.FP17]" office:value-type="float" office:value="0" calcext:value-type="float">
            <text:p>0</text:p>
          </table:table-cell>
          <table:table-cell table:formula="of:=[.FQ17]" office:value-type="float" office:value="0" calcext:value-type="float">
            <text:p>0</text:p>
          </table:table-cell>
          <table:table-cell table:formula="of:=[.FR17]" office:value-type="float" office:value="0" calcext:value-type="float">
            <text:p>0</text:p>
          </table:table-cell>
          <table:table-cell table:formula="of:=[.FS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U17]" office:value-type="float" office:value="42.0624349730633" calcext:value-type="float">
            <text:p>42.0624349730633</text:p>
          </table:table-cell>
          <table:table-cell table:formula="of:=[.FV17]" office:value-type="float" office:value="-13.9626340159546" calcext:value-type="float">
            <text:p>-13.9626340159546</text:p>
          </table:table-cell>
          <table:table-cell table:formula="of:=[.FW17]" office:value-type="float" office:value="0" calcext:value-type="float">
            <text:p>0</text:p>
          </table:table-cell>
          <table:table-cell table:formula="of:=[.FX17]" office:value-type="float" office:value="0" calcext:value-type="float">
            <text:p>0</text:p>
          </table:table-cell>
          <table:table-cell table:formula="of:=[.FY17]" office:value-type="float" office:value="0" calcext:value-type="float">
            <text:p>0</text:p>
          </table:table-cell>
          <table:table-cell table:formula="of:=[.FZ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C17]" office:value-type="float" office:value="0" calcext:value-type="float">
            <text:p>0</text:p>
          </table:table-cell>
          <table:table-cell table:formula="of:=[.GD17]" office:value-type="float" office:value="0" calcext:value-type="float">
            <text:p>0</text:p>
          </table:table-cell>
          <table:table-cell table:formula="of:=[.GE17]" office:value-type="float" office:value="0" calcext:value-type="float">
            <text:p>0</text:p>
          </table:table-cell>
          <table:table-cell table:formula="of:=[.GF17]" office:value-type="float" office:value="0" calcext:value-type="float">
            <text:p>0</text:p>
          </table:table-cell>
          <table:table-cell table:formula="of:=[.GG17]" office:value-type="float" office:value="0" calcext:value-type="float">
            <text:p>0</text:p>
          </table:table-cell>
          <table:table-cell table:formula="of:=[.GH17]" office:value-type="float" office:value="0" calcext:value-type="float">
            <text:p>0</text:p>
          </table:table-cell>
          <table:table-cell table:formula="of:=[.GI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L17]" office:value-type="float" office:value="0" calcext:value-type="float">
            <text:p>0</text:p>
          </table:table-cell>
          <table:table-cell table:formula="of:=[.GM17]" office:value-type="float" office:value="0" calcext:value-type="float">
            <text:p>0</text:p>
          </table:table-cell>
          <table:table-cell table:formula="of:=[.GN17]" office:value-type="float" office:value="0" calcext:value-type="float">
            <text:p>0</text:p>
          </table:table-cell>
          <table:table-cell table:formula="of:=[.GO17]" office:value-type="float" office:value="0" calcext:value-type="float">
            <text:p>0</text:p>
          </table:table-cell>
          <table:table-cell table:formula="of:=[.GP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T17]" office:value-type="float" office:value="0" calcext:value-type="float">
            <text:p>0</text:p>
          </table:table-cell>
          <table:table-cell table:formula="of:=[.GU17]" office:value-type="float" office:value="0" calcext:value-type="float">
            <text:p>0</text:p>
          </table:table-cell>
          <table:table-cell table:formula="of:=[.GV17]" office:value-type="float" office:value="0" calcext:value-type="float">
            <text:p>0</text:p>
          </table:table-cell>
          <table:table-cell table:formula="of:=[.GW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Z17]" office:value-type="float" office:value="0" calcext:value-type="float">
            <text:p>0</text:p>
          </table:table-cell>
          <table:table-cell table:formula="of:=[.HA17]" office:value-type="float" office:value="0" calcext:value-type="float">
            <text:p>0</text:p>
          </table:table-cell>
          <table:table-cell table:formula="of:=[.HB17]" office:value-type="float" office:value="0" calcext:value-type="float">
            <text:p>0</text:p>
          </table:table-cell>
          <table:table-cell table:formula="of:=[.HC17]" office:value-type="float" office:value="0" calcext:value-type="float">
            <text:p>0</text:p>
          </table:table-cell>
          <table:table-cell table:formula="of:=[.HD17]" office:value-type="float" office:value="0" calcext:value-type="float">
            <text:p>0</text:p>
          </table:table-cell>
          <table:table-cell table:formula="of:=[.HE17]" office:value-type="float" office:value="0" calcext:value-type="float">
            <text:p>0</text:p>
          </table:table-cell>
          <table:table-cell table:formula="of:=[.HF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I17]" office:value-type="float" office:value="0" calcext:value-type="float">
            <text:p>0</text:p>
          </table:table-cell>
          <table:table-cell table:formula="of:=[.HJ17]" office:value-type="float" office:value="0" calcext:value-type="float">
            <text:p>0</text:p>
          </table:table-cell>
          <table:table-cell table:formula="of:=[.HK17]" office:value-type="float" office:value="0" calcext:value-type="float">
            <text:p>0</text:p>
          </table:table-cell>
          <table:table-cell table:formula="of:=[.HL17]" office:value-type="float" office:value="0" calcext:value-type="float">
            <text:p>0</text:p>
          </table:table-cell>
          <table:table-cell table:formula="of:=[.HM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Q17]" office:value-type="float" office:value="0" calcext:value-type="float">
            <text:p>0</text:p>
          </table:table-cell>
          <table:table-cell table:formula="of:=[.HR17]" office:value-type="float" office:value="0" calcext:value-type="float">
            <text:p>0</text:p>
          </table:table-cell>
          <table:table-cell table:formula="of:=[.HS17]" office:value-type="float" office:value="0" calcext:value-type="float">
            <text:p>0</text:p>
          </table:table-cell>
          <table:table-cell table:formula="of:=[.HT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W17]" office:value-type="float" office:value="0" calcext:value-type="float">
            <text:p>0</text:p>
          </table:table-cell>
          <table:table-cell table:formula="of:=[.HX17]" office:value-type="float" office:value="0" calcext:value-type="float">
            <text:p>0</text:p>
          </table:table-cell>
          <table:table-cell table:formula="of:=[.HY17]" office:value-type="float" office:value="0" calcext:value-type="float">
            <text:p>0</text:p>
          </table:table-cell>
          <table:table-cell table:formula="of:=[.HZ17]" office:value-type="float" office:value="0" calcext:value-type="float">
            <text:p>0</text:p>
          </table:table-cell>
          <table:table-cell table:formula="of:=[.IA17]" office:value-type="float" office:value="0" calcext:value-type="float">
            <text:p>0</text:p>
          </table:table-cell>
          <table:table-cell table:formula="of:=[.IB17]" office:value-type="float" office:value="0" calcext:value-type="float">
            <text:p>0</text:p>
          </table:table-cell>
          <table:table-cell table:formula="of:=[.IC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F17]" office:value-type="float" office:value="0" calcext:value-type="float">
            <text:p>0</text:p>
          </table:table-cell>
          <table:table-cell table:formula="of:=[.IG17]" office:value-type="float" office:value="0" calcext:value-type="float">
            <text:p>0</text:p>
          </table:table-cell>
          <table:table-cell table:formula="of:=[.IH17]" office:value-type="float" office:value="0" calcext:value-type="float">
            <text:p>0</text:p>
          </table:table-cell>
          <table:table-cell table:formula="of:=[.II17]" office:value-type="float" office:value="0" calcext:value-type="float">
            <text:p>0</text:p>
          </table:table-cell>
          <table:table-cell table:formula="of:=[.IJ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N17]" office:value-type="float" office:value="0" calcext:value-type="float">
            <text:p>0</text:p>
          </table:table-cell>
          <table:table-cell table:formula="of:=[.IO17]" office:value-type="float" office:value="0" calcext:value-type="float">
            <text:p>0</text:p>
          </table:table-cell>
          <table:table-cell table:formula="of:=[.IP17]" office:value-type="float" office:value="0" calcext:value-type="float">
            <text:p>0</text:p>
          </table:table-cell>
          <table:table-cell table:formula="of:=[.IQ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T17]" office:value-type="float" office:value="0" calcext:value-type="float">
            <text:p>0</text:p>
          </table:table-cell>
          <table:table-cell table:formula="of:=[.IU17]" office:value-type="float" office:value="0" calcext:value-type="float">
            <text:p>0</text:p>
          </table:table-cell>
          <table:table-cell table:formula="of:=[.IV17]" office:value-type="float" office:value="0" calcext:value-type="float">
            <text:p>0</text:p>
          </table:table-cell>
          <table:table-cell table:formula="of:=[.IW17]" office:value-type="float" office:value="0" calcext:value-type="float">
            <text:p>0</text:p>
          </table:table-cell>
          <table:table-cell table:formula="of:=[.IX17]" office:value-type="float" office:value="0" calcext:value-type="float">
            <text:p>0</text:p>
          </table:table-cell>
          <table:table-cell table:formula="of:=[.IY17]" office:value-type="float" office:value="0" calcext:value-type="float">
            <text:p>0</text:p>
          </table:table-cell>
          <table:table-cell table:formula="of:=[.IZ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C17]" office:value-type="float" office:value="0" calcext:value-type="float">
            <text:p>0</text:p>
          </table:table-cell>
          <table:table-cell table:formula="of:=[.JD17]" office:value-type="float" office:value="0" calcext:value-type="float">
            <text:p>0</text:p>
          </table:table-cell>
          <table:table-cell table:formula="of:=[.JE17]" office:value-type="float" office:value="0" calcext:value-type="float">
            <text:p>0</text:p>
          </table:table-cell>
          <table:table-cell table:formula="of:=[.JF17]" office:value-type="float" office:value="0" calcext:value-type="float">
            <text:p>0</text:p>
          </table:table-cell>
          <table:table-cell table:formula="of:=[.JG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K17]" office:value-type="float" office:value="0" calcext:value-type="float">
            <text:p>0</text:p>
          </table:table-cell>
          <table:table-cell table:formula="of:=[.JL17]" office:value-type="float" office:value="0" calcext:value-type="float">
            <text:p>0</text:p>
          </table:table-cell>
          <table:table-cell table:formula="of:=[.JM17]" office:value-type="float" office:value="0" calcext:value-type="float">
            <text:p>0</text:p>
          </table:table-cell>
          <table:table-cell table:formula="of:=[.JN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Q17]" office:value-type="float" office:value="0" calcext:value-type="float">
            <text:p>0</text:p>
          </table:table-cell>
          <table:table-cell table:formula="of:=[.JR17]" office:value-type="float" office:value="0" calcext:value-type="float">
            <text:p>0</text:p>
          </table:table-cell>
          <table:table-cell table:formula="of:=[.JS17]" office:value-type="float" office:value="0" calcext:value-type="float">
            <text:p>0</text:p>
          </table:table-cell>
          <table:table-cell table:formula="of:=[.JT17]" office:value-type="float" office:value="0" calcext:value-type="float">
            <text:p>0</text:p>
          </table:table-cell>
          <table:table-cell table:formula="of:=[.JU17]" office:value-type="float" office:value="0" calcext:value-type="float">
            <text:p>0</text:p>
          </table:table-cell>
          <table:table-cell table:formula="of:=[.JV17]" office:value-type="float" office:value="0" calcext:value-type="float">
            <text:p>0</text:p>
          </table:table-cell>
          <table:table-cell table:formula="of:=[.JW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Z17]" office:value-type="float" office:value="0" calcext:value-type="float">
            <text:p>0</text:p>
          </table:table-cell>
          <table:table-cell table:formula="of:=[.KA17]" office:value-type="float" office:value="0" calcext:value-type="float">
            <text:p>0</text:p>
          </table:table-cell>
          <table:table-cell table:formula="of:=[.KB17]" office:value-type="float" office:value="0" calcext:value-type="float">
            <text:p>0</text:p>
          </table:table-cell>
          <table:table-cell table:formula="of:=[.KC17]" office:value-type="float" office:value="0" calcext:value-type="float">
            <text:p>0</text:p>
          </table:table-cell>
          <table:table-cell table:formula="of:=[.K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H17]" office:value-type="float" office:value="0" calcext:value-type="float">
            <text:p>0</text:p>
          </table:table-cell>
          <table:table-cell table:formula="of:=[.KI17]" office:value-type="float" office:value="0" calcext:value-type="float">
            <text:p>0</text:p>
          </table:table-cell>
          <table:table-cell table:formula="of:=[.KJ17]" office:value-type="float" office:value="0" calcext:value-type="float">
            <text:p>0</text:p>
          </table:table-cell>
          <table:table-cell table:formula="of:=[.KK17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KN17]" office:value-type="float" office:value="0" calcext:value-type="float">
            <text:p>0</text:p>
          </table:table-cell>
          <table:table-cell table:formula="of:=[.KO17]" office:value-type="float" office:value="0" calcext:value-type="float">
            <text:p>0</text:p>
          </table:table-cell>
          <table:table-cell table:formula="of:=[.KP17]" office:value-type="float" office:value="0" calcext:value-type="float">
            <text:p>0</text:p>
          </table:table-cell>
          <table:table-cell table:formula="of:=[.KQ17]" office:value-type="float" office:value="0" calcext:value-type="float">
            <text:p>0</text:p>
          </table:table-cell>
          <table:table-cell table:formula="of:=[.KR17]" office:value-type="float" office:value="0" calcext:value-type="float">
            <text:p>0</text:p>
          </table:table-cell>
          <table:table-cell table:formula="of:=[.KS17]" office:value-type="float" office:value="0" calcext:value-type="float">
            <text:p>0</text:p>
          </table:table-cell>
          <table:table-cell table:formula="of:=[.KT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W17]" office:value-type="float" office:value="0" calcext:value-type="float">
            <text:p>0</text:p>
          </table:table-cell>
          <table:table-cell table:formula="of:=[.KX17]" office:value-type="float" office:value="0" calcext:value-type="float">
            <text:p>0</text:p>
          </table:table-cell>
          <table:table-cell table:formula="of:=[.KY17]" office:value-type="float" office:value="0" calcext:value-type="float">
            <text:p>0</text:p>
          </table:table-cell>
          <table:table-cell table:formula="of:=[.KZ17]" office:value-type="float" office:value="0" calcext:value-type="float">
            <text:p>0</text:p>
          </table:table-cell>
          <table:table-cell table:formula="of:=[.L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E17]" office:value-type="float" office:value="0" calcext:value-type="float">
            <text:p>0</text:p>
          </table:table-cell>
          <table:table-cell table:formula="of:=[.LF17]" office:value-type="float" office:value="0" calcext:value-type="float">
            <text:p>0</text:p>
          </table:table-cell>
          <table:table-cell table:formula="of:=[.LG17]" office:value-type="float" office:value="0" calcext:value-type="float">
            <text:p>0</text:p>
          </table:table-cell>
          <table:table-cell table:formula="of:=[.LH1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7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D18]*[.E18]-[.F18]*[.C18]" office:value-type="float" office:value="-6.75" calcext:value-type="float">
            <text:p>-6.75</text:p>
          </table:table-cell>
          <table:table-cell table:formula="of:=[.F18]*[.A18]-[.B18]*[.E18]" office:value-type="float" office:value="3" calcext:value-type="float">
            <text:p>3</text:p>
          </table:table-cell>
          <table:table-cell table:formula="of:=[.B18]*[.C18]-[.D18]*[.A18]" office:value-type="float" office:value="1.5" calcext:value-type="float">
            <text:p>1.5</text:p>
          </table:table-cell>
          <table:table-cell table:formula="of:=[.C18]-[.E18]" office:value-type="float" office:value="0" calcext:value-type="float">
            <text:p>0</text:p>
          </table:table-cell>
          <table:table-cell table:formula="of:=[.E18]-[.A18]" office:value-type="float" office:value="1.5" calcext:value-type="float">
            <text:p>1.5</text:p>
          </table:table-cell>
          <table:table-cell table:formula="of:=[.A18]-[.C18]" office:value-type="float" office:value="-1.5" calcext:value-type="float">
            <text:p>-1.5</text:p>
          </table:table-cell>
          <table:table-cell table:formula="of:=[.F18]-[.B18]" office:value-type="float" office:value="2" calcext:value-type="float">
            <text:p>2</text:p>
          </table:table-cell>
          <table:table-cell table:formula="of:=[.B18]-[.F18]" office:value-type="float" office:value="-2" calcext:value-type="float">
            <text:p>-2</text:p>
          </table:table-cell>
          <table:table-cell table:formula="of:=[.D18]-[.B18]" office:value-type="float" office:value="0.5" calcext:value-type="float">
            <text:p>0.5</text:p>
          </table:table-cell>
          <table:table-cell table:formula="of:=0.5*([.A18]*([.D18]-[.F18]) + [.C18]*([.F18]-[.B18]) + [.E18]*([.B18]-[.D18]))" office:value-type="float" office:value="1.125" calcext:value-type="float">
            <text:p>1.125</text:p>
          </table:table-cell>
          <table:table-cell table:formula="of:=([.B18]+[.D18]+[.F18])/3" office:value-type="float" office:value="2.83333333333333" calcext:value-type="float">
            <text:p>2.83333333333333</text:p>
          </table:table-cell>
          <table:table-cell table:number-columns-repeated="4"/>
          <table:table-cell table:formula="of:=[.J18]*[.J18]+[.M18]*[.M18]" office:value-type="float" office:value="4" calcext:value-type="float">
            <text:p>4</text:p>
          </table:table-cell>
          <table:table-cell table:formula="of:=[.J18]*[.K18]+[.M18]*[.N18]" office:value-type="float" office:value="-4" calcext:value-type="float">
            <text:p>-4</text:p>
          </table:table-cell>
          <table:table-cell table:formula="of:=[.J18]*[.L18]+[.M18]*[.O18]" office:value-type="float" office:value="1" calcext:value-type="float">
            <text:p>1</text:p>
          </table:table-cell>
          <table:table-cell table:formula="of:=[.K18]*[.K18]+[.N18]*[.N18]" office:value-type="float" office:value="6.25" calcext:value-type="float">
            <text:p>6.25</text:p>
          </table:table-cell>
          <table:table-cell table:formula="of:=[.K18]*[.L18]+[.N18]*[.O18]" office:value-type="float" office:value="-3.25" calcext:value-type="float">
            <text:p>-3.25</text:p>
          </table:table-cell>
          <table:table-cell table:formula="of:=[.L18]*[.L18]+[.O18]*[.O18]" office:value-type="float" office:value="2.5" calcext:value-type="float">
            <text:p>2.5</text:p>
          </table:table-cell>
          <table:table-cell table:formula="of:=PI()*[.$Q18]/(2*[.$P18])*[.V18]" office:value-type="float" office:value="15.8243185514153" calcext:value-type="float">
            <text:p>15.8243185514153</text:p>
          </table:table-cell>
          <table:table-cell table:formula="of:=PI()*[.$Q18]/(2*[.$P18])*[.W18]" office:value-type="float" office:value="-15.8243185514153" calcext:value-type="float">
            <text:p>-15.8243185514153</text:p>
          </table:table-cell>
          <table:table-cell table:formula="of:=PI()*[.$Q18]/(2*[.$P18])*[.X18]" office:value-type="float" office:value="3.95607963785381" calcext:value-type="float">
            <text:p>3.95607963785381</text:p>
          </table:table-cell>
          <table:table-cell table:formula="of:=PI()*[.$Q18]/(2*[.$P18])*[.Y18]" office:value-type="float" office:value="24.7254977365863" calcext:value-type="float">
            <text:p>24.7254977365863</text:p>
          </table:table-cell>
          <table:table-cell table:formula="of:=PI()*[.$Q18]/(2*[.$P18])*[.Z18]" office:value-type="float" office:value="-12.8572588230249" calcext:value-type="float">
            <text:p>-12.8572588230249</text:p>
          </table:table-cell>
          <table:table-cell table:formula="of:=PI()*[.$Q18]/(2*[.$P18])*[.AA18]" office:value-type="float" office:value="9.89019909463453" calcext:value-type="float">
            <text:p>9.89019909463453</text:p>
          </table:table-cell>
          <table:table-cell/>
          <table:table-cell table:formula="of:=[.AB6]" office:value-type="float" office:value="10.1810873033003" calcext:value-type="float">
            <text:p>10.1810873033003</text:p>
          </table:table-cell>
          <table:table-cell table:formula="of:=[.AC6]" office:value-type="float" office:value="-10.1810873033003" calcext:value-type="float">
            <text:p>-10.1810873033003</text:p>
          </table:table-cell>
          <table:table-cell table:formula="of:=[.AD6]" office:value-type="float" office:value="4.0724349213201" calcext:value-type="float">
            <text:p>4.0724349213201</text:p>
          </table:table-cell>
          <table:table-cell table:formula="of:=[.AE6]" office:value-type="float" office:value="13.8462787324883" calcext:value-type="float">
            <text:p>13.8462787324883</text:p>
          </table:table-cell>
          <table:table-cell table:formula="of:=[.AF6]" office:value-type="float" office:value="-7.7376263505082" calcext:value-type="float">
            <text:p>-7.7376263505082</text:p>
          </table:table-cell>
          <table:table-cell table:formula="of:=[.AG6]" office:value-type="float" office:value="5.29416539771613" calcext:value-type="float">
            <text:p>5.29416539771613</text:p>
          </table:table-cell>
          <table:table-cell/>
          <table:table-cell table:formula="of:=[.AI18]" office:value-type="float" office:value="10.1810873033003" calcext:value-type="float">
            <text:p>10.1810873033003</text:p>
          </table:table-cell>
          <table:table-cell table:formula="of:=[.AJ18]" office:value-type="float" office:value="-10.1810873033003" calcext:value-type="float">
            <text:p>-10.1810873033003</text:p>
          </table:table-cell>
          <table:table-cell table:formula="of:=[.AK18]" office:value-type="float" office:value="4.0724349213201" calcext:value-type="float">
            <text:p>4.0724349213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P18]+[.BP40]+[.BP62]+[.BP84]+[.BP106]+[.BP128]+[.BP150]+[.BP172]+[.BP194]+[.BP216]+[.BP238]+[.BP260]+[.BP282]+[.BP304]+[.BP326]+[.BP348]+[.BP370]+[.BP392]+[.BP414]+[.BP436]+[.BP458]+[.BP480]+[.BP502]+[.BP524]" office:value-type="float" office:value="0" calcext:value-type="float">
            <text:p>0</text:p>
          </table:table-cell>
          <table:table-cell table:formula="of:=[.BQ18]+[.BQ40]+[.BQ62]+[.BQ84]+[.BQ106]+[.BQ128]+[.BQ150]+[.BQ172]+[.BQ194]+[.BQ216]+[.BQ238]+[.BQ260]+[.BQ282]+[.BQ304]+[.BQ326]+[.BQ348]+[.BQ370]+[.BQ392]+[.BQ414]+[.BQ436]+[.BQ458]+[.BQ480]+[.BQ502]+[.BQ524]" office:value-type="float" office:value="0" calcext:value-type="float">
            <text:p>0</text:p>
          </table:table-cell>
          <table:table-cell table:formula="of:=[.BR18]+[.BR40]+[.BR62]+[.BR84]+[.BR106]+[.BR128]+[.BR150]+[.BR172]+[.BR194]+[.BR216]+[.BR238]+[.BR260]+[.BR282]+[.BR304]+[.BR326]+[.BR348]+[.BR370]+[.BR392]+[.BR414]+[.BR436]+[.BR458]+[.BR480]+[.BR502]+[.BR524]" office:value-type="float" office:value="0" calcext:value-type="float">
            <text:p>0</text:p>
          </table:table-cell>
          <table:table-cell table:formula="of:=[.BS18]+[.BS40]+[.BS62]+[.BS84]+[.BS106]+[.BS128]+[.BS150]+[.BS172]+[.BS194]+[.BS216]+[.BS238]+[.BS260]+[.BS282]+[.BS304]+[.BS326]+[.BS348]+[.BS370]+[.BS392]+[.BS414]+[.BS436]+[.BS458]+[.BS480]+[.BS502]+[.BS524]" office:value-type="float" office:value="0" calcext:value-type="float">
            <text:p>0</text:p>
          </table:table-cell>
          <table:table-cell table:formula="of:=[.BT18]+[.BT40]+[.BT62]+[.BT84]+[.BT106]+[.BT128]+[.BT150]+[.BT172]+[.BT194]+[.BT216]+[.BT238]+[.BT260]+[.BT282]+[.BT304]+[.BT326]+[.BT348]+[.BT370]+[.BT392]+[.BT414]+[.BT436]+[.BT458]+[.BT480]+[.BT502]+[.BT524]" office:value-type="float" office:value="0" calcext:value-type="float">
            <text:p>0</text:p>
          </table:table-cell>
          <table:table-cell table:formula="of:=[.BU18]+[.BU40]+[.BU62]+[.BU84]+[.BU106]+[.BU128]+[.BU150]+[.BU172]+[.BU194]+[.BU216]+[.BU238]+[.BU260]+[.BU282]+[.BU304]+[.BU326]+[.BU348]+[.BU370]+[.BU392]+[.BU414]+[.BU436]+[.BU458]+[.BU480]+[.BU502]+[.BU524]" office:value-type="float" office:value="0" calcext:value-type="float">
            <text:p>0</text:p>
          </table:table-cell>
          <table:table-cell table:formula="of:=[.BV18]+[.BV40]+[.BV62]+[.BV84]+[.BV106]+[.BV128]+[.BV150]+[.BV172]+[.BV194]+[.BV216]+[.BV238]+[.BV260]+[.BV282]+[.BV304]+[.BV326]+[.BV348]+[.BV370]+[.BV392]+[.BV414]+[.BV436]+[.BV458]+[.BV480]+[.BV502]+[.BV524]" office:value-type="float" office:value="0" calcext:value-type="float">
            <text:p>0</text:p>
          </table:table-cell>
          <table:table-cell table:formula="of:=[.BW18]+[.BW40]+[.BW62]+[.BW84]+[.BW106]+[.BW128]+[.BW150]+[.BW172]+[.BW194]+[.BW216]+[.BW238]+[.BW260]+[.BW282]+[.BW304]+[.BW326]+[.BW348]+[.BW370]+[.BW392]+[.BW414]+[.BW436]+[.BW458]+[.BW480]+[.BW502]+[.BW524]" office:value-type="float" office:value="0" calcext:value-type="float">
            <text:p>0</text:p>
          </table:table-cell>
          <table:table-cell table:formula="of:=[.BX18]+[.BX40]+[.BX62]+[.BX84]+[.BX106]+[.BX128]+[.BX150]+[.BX172]+[.BX194]+[.BX216]+[.BX238]+[.BX260]+[.BX282]+[.BX304]+[.BX326]+[.BX348]+[.BX370]+[.BX392]+[.BX414]+[.BX436]+[.BX458]+[.BX480]+[.BX502]+[.BX524]" office:value-type="float" office:value="-13.9626340159546" calcext:value-type="float">
            <text:p>-13.9626340159546</text:p>
          </table:table-cell>
          <table:table-cell table:formula="of:=[.BY18]+[.BY40]+[.BY62]+[.BY84]+[.BY106]+[.BY128]+[.BY150]+[.BY172]+[.BY194]+[.BY216]+[.BY238]+[.BY260]+[.BY282]+[.BY304]+[.BY326]+[.BY348]+[.BY370]+[.BY392]+[.BY414]+[.BY436]+[.BY458]+[.BY480]+[.BY502]+[.BY524]" office:value-type="float" office:value="-0.174532925199433" calcext:value-type="float">
            <text:p>-0.174532925199433</text:p>
          </table:table-cell>
          <table:table-cell table:formula="of:=[.BZ18]+[.BZ40]+[.BZ62]+[.BZ84]+[.BZ106]+[.BZ128]+[.BZ150]+[.BZ172]+[.BZ194]+[.BZ216]+[.BZ238]+[.BZ260]+[.BZ282]+[.BZ304]+[.BZ326]+[.BZ348]+[.BZ370]+[.BZ392]+[.BZ414]+[.BZ436]+[.BZ458]+[.BZ480]+[.BZ502]+[.BZ524]" office:value-type="float" office:value="0" calcext:value-type="float">
            <text:p>0</text:p>
          </table:table-cell>
          <table:table-cell table:formula="of:=[.CA18]+[.CA40]+[.CA62]+[.CA84]+[.CA106]+[.CA128]+[.CA150]+[.CA172]+[.CA194]+[.CA216]+[.CA238]+[.CA260]+[.CA282]+[.CA304]+[.CA326]+[.CA348]+[.CA370]+[.CA392]+[.CA414]+[.CA436]+[.CA458]+[.CA480]+[.CA502]+[.CA524]" office:value-type="float" office:value="0" calcext:value-type="float">
            <text:p>0</text:p>
          </table:table-cell>
          <table:table-cell table:formula="of:=[.CB18]+[.CB40]+[.CB62]+[.CB84]+[.CB106]+[.CB128]+[.CB150]+[.CB172]+[.CB194]+[.CB216]+[.CB238]+[.CB260]+[.CB282]+[.CB304]+[.CB326]+[.CB348]+[.CB370]+[.CB392]+[.CB414]+[.CB436]+[.CB458]+[.CB480]+[.CB502]+[.CB524]" office:value-type="float" office:value="0" calcext:value-type="float">
            <text:p>0</text:p>
          </table:table-cell>
          <table:table-cell table:formula="of:=[.CC18]+[.CC40]+[.CC62]+[.CC84]+[.CC106]+[.CC128]+[.CC150]+[.CC172]+[.CC194]+[.CC216]+[.CC238]+[.CC260]+[.CC282]+[.CC304]+[.CC326]+[.CC348]+[.CC370]+[.CC392]+[.CC414]+[.CC436]+[.CC458]+[.CC480]+[.CC502]+[.CC524]" office:value-type="float" office:value="0" calcext:value-type="float">
            <text:p>0</text:p>
          </table:table-cell>
          <table:table-cell table:formula="of:=[.CD18]+[.CD40]+[.CD62]+[.CD84]+[.CD106]+[.CD128]+[.CD150]+[.CD172]+[.CD194]+[.CD216]+[.CD238]+[.CD260]+[.CD282]+[.CD304]+[.CD326]+[.CD348]+[.CD370]+[.CD392]+[.CD414]+[.CD436]+[.CD458]+[.CD480]+[.CD502]+[.CD524]" office:value-type="float" office:value="0" calcext:value-type="float">
            <text:p>0</text:p>
          </table:table-cell>
          <table:table-cell table:formula="of:=[.CE18]+[.CE40]+[.CE62]+[.CE84]+[.CE106]+[.CE128]+[.CE150]+[.CE172]+[.CE194]+[.CE216]+[.CE238]+[.CE260]+[.CE282]+[.CE304]+[.CE326]+[.CE348]+[.CE370]+[.CE392]+[.CE414]+[.CE436]+[.CE458]+[.CE480]+[.CE502]+[.CE524]" office:value-type="float" office:value="-13.9626340159546" calcext:value-type="float">
            <text:p>-13.9626340159546</text:p>
          </table:table-cell>
          <table:table-cell table:formula="of:=[.CF18]+[.CF40]+[.CF62]+[.CF84]+[.CF106]+[.CF128]+[.CF150]+[.CF172]+[.CF194]+[.CF216]+[.CF238]+[.CF260]+[.CF282]+[.CF304]+[.CF326]+[.CF348]+[.CF370]+[.CF392]+[.CF414]+[.CF436]+[.CF458]+[.CF480]+[.CF502]+[.CF524]" office:value-type="float" office:value="42.0624349730633" calcext:value-type="float">
            <text:p>42.0624349730633</text:p>
          </table:table-cell>
          <table:table-cell table:formula="of:=[.CG18]+[.CG40]+[.CG62]+[.CG84]+[.CG106]+[.CG128]+[.CG150]+[.CG172]+[.CG194]+[.CG216]+[.CG238]+[.CG260]+[.CG282]+[.CG304]+[.CG326]+[.CG348]+[.CG370]+[.CG392]+[.CG414]+[.CG436]+[.CG458]+[.CG480]+[.CG502]+[.CG524]" office:value-type="float" office:value="-13.9626340159546" calcext:value-type="float">
            <text:p>-13.9626340159546</text:p>
          </table:table-cell>
          <table:table-cell table:formula="of:=[.CH18]+[.CH40]+[.CH62]+[.CH84]+[.CH106]+[.CH128]+[.CH150]+[.CH172]+[.CH194]+[.CH216]+[.CH238]+[.CH260]+[.CH282]+[.CH304]+[.CH326]+[.CH348]+[.CH370]+[.CH392]+[.CH414]+[.CH436]+[.CH458]+[.CH480]+[.CH502]+[.CH524]" office:value-type="float" office:value="0" calcext:value-type="float">
            <text:p>0</text:p>
          </table:table-cell>
          <table:table-cell table:formula="of:=[.CI18]+[.CI40]+[.CI62]+[.CI84]+[.CI106]+[.CI128]+[.CI150]+[.CI172]+[.CI194]+[.CI216]+[.CI238]+[.CI260]+[.CI282]+[.CI304]+[.CI326]+[.CI348]+[.CI370]+[.CI392]+[.CI414]+[.CI436]+[.CI458]+[.CI480]+[.CI502]+[.CI524]" office:value-type="float" office:value="0" calcext:value-type="float">
            <text:p>0</text:p>
          </table:table-cell>
          <table:table-cell table:formula="of:=[.CJ18]+[.CJ40]+[.CJ62]+[.CJ84]+[.CJ106]+[.CJ128]+[.CJ150]+[.CJ172]+[.CJ194]+[.CJ216]+[.CJ238]+[.CJ260]+[.CJ282]+[.CJ304]+[.CJ326]+[.CJ348]+[.CJ370]+[.CJ392]+[.CJ414]+[.CJ436]+[.CJ458]+[.CJ480]+[.CJ502]+[.CJ524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M18]" office:value-type="float" office:value="0" calcext:value-type="float">
            <text:p>0</text:p>
          </table:table-cell>
          <table:table-cell table:formula="of:=[.CN18]" office:value-type="float" office:value="0" calcext:value-type="float">
            <text:p>0</text:p>
          </table:table-cell>
          <table:table-cell table:formula="of:=[.CO18]" office:value-type="float" office:value="0" calcext:value-type="float">
            <text:p>0</text:p>
          </table:table-cell>
          <table:table-cell table:formula="of:=[.CP18]" office:value-type="float" office:value="0" calcext:value-type="float">
            <text:p>0</text:p>
          </table:table-cell>
          <table:table-cell table:formula="of:=[.CQ18]" office:value-type="float" office:value="0" calcext:value-type="float">
            <text:p>0</text:p>
          </table:table-cell>
          <table:table-cell table:formula="of:=[.CR18]" office:value-type="float" office:value="0" calcext:value-type="float">
            <text:p>0</text:p>
          </table:table-cell>
          <table:table-cell table:formula="of:=[.CS18]" office:value-type="float" office:value="0" calcext:value-type="float">
            <text:p>0</text:p>
          </table:table-cell>
          <table:table-cell table:formula="of:=[.CT18]" office:value-type="float" office:value="0" calcext:value-type="float">
            <text:p>0</text:p>
          </table:table-cell>
          <table:table-cell table:formula="of:=[.CU18]" office:value-type="float" office:value="-13.9626340159546" calcext:value-type="float">
            <text:p>-13.9626340159546</text:p>
          </table:table-cell>
          <table:table-cell table:formula="of:=[.CV18]" office:value-type="float" office:value="-0.174532925199433" calcext:value-type="float">
            <text:p>-0.174532925199433</text:p>
          </table:table-cell>
          <table:table-cell table:formula="of:=[.CW18]" office:value-type="float" office:value="0" calcext:value-type="float">
            <text:p>0</text:p>
          </table:table-cell>
          <table:table-cell table:formula="of:=[.CX18]" office:value-type="float" office:value="0" calcext:value-type="float">
            <text:p>0</text:p>
          </table:table-cell>
          <table:table-cell table:formula="of:=[.CY18]" office:value-type="float" office:value="0" calcext:value-type="float">
            <text:p>0</text:p>
          </table:table-cell>
          <table:table-cell table:formula="of:=[.CZ18]" office:value-type="float" office:value="0" calcext:value-type="float">
            <text:p>0</text:p>
          </table:table-cell>
          <table:table-cell table:formula="of:=[.DA18]" office:value-type="float" office:value="0" calcext:value-type="float">
            <text:p>0</text:p>
          </table:table-cell>
          <table:table-cell table:formula="of:=[.DB18]" office:value-type="float" office:value="-13.9626340159546" calcext:value-type="float">
            <text:p>-13.9626340159546</text:p>
          </table:table-cell>
          <table:table-cell table:formula="of:=[.DC18]" office:value-type="float" office:value="42.0624349730633" calcext:value-type="float">
            <text:p>42.0624349730633</text:p>
          </table:table-cell>
          <table:table-cell table:formula="of:=[.DD18]" office:value-type="float" office:value="-13.9626340159546" calcext:value-type="float">
            <text:p>-13.9626340159546</text:p>
          </table:table-cell>
          <table:table-cell table:formula="of:=[.DE18]" office:value-type="float" office:value="0" calcext:value-type="float">
            <text:p>0</text:p>
          </table:table-cell>
          <table:table-cell table:formula="of:=[.DF18]" office:value-type="float" office:value="0" calcext:value-type="float">
            <text:p>0</text:p>
          </table:table-cell>
          <table:table-cell table:formula="of:=[.DG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L18]" office:value-type="float" office:value="0" calcext:value-type="float">
            <text:p>0</text:p>
          </table:table-cell>
          <table:table-cell table:formula="of:=[.DM18]" office:value-type="float" office:value="0" calcext:value-type="float">
            <text:p>0</text:p>
          </table:table-cell>
          <table:table-cell table:formula="of:=[.DN18]" office:value-type="float" office:value="0" calcext:value-type="float">
            <text:p>0</text:p>
          </table:table-cell>
          <table:table-cell table:formula="of:=[.DO18]" office:value-type="float" office:value="0" calcext:value-type="float">
            <text:p>0</text:p>
          </table:table-cell>
          <table:table-cell table:formula="of:=[.DP18]" office:value-type="float" office:value="0" calcext:value-type="float">
            <text:p>0</text:p>
          </table:table-cell>
          <table:table-cell table:formula="of:=[.DQ18]" office:value-type="float" office:value="0" calcext:value-type="float">
            <text:p>0</text:p>
          </table:table-cell>
          <table:table-cell table:formula="of:=[.DR18]" office:value-type="float" office:value="0" calcext:value-type="float">
            <text:p>0</text:p>
          </table:table-cell>
          <table:table-cell table:formula="of:=[.DS18]" office:value-type="float" office:value="0" calcext:value-type="float">
            <text:p>0</text:p>
          </table:table-cell>
          <table:table-cell table:formula="of:=[.DT18]" office:value-type="float" office:value="-13.9626340159546" calcext:value-type="float">
            <text:p>-13.9626340159546</text:p>
          </table:table-cell>
          <table:table-cell table:formula="of:=[.DU18]" office:value-type="float" office:value="-0.174532925199433" calcext:value-type="float">
            <text:p>-0.174532925199433</text:p>
          </table:table-cell>
          <table:table-cell table:formula="of:=[.DV18]" office:value-type="float" office:value="0" calcext:value-type="float">
            <text:p>0</text:p>
          </table:table-cell>
          <table:table-cell table:formula="of:=[.DW18]" office:value-type="float" office:value="0" calcext:value-type="float">
            <text:p>0</text:p>
          </table:table-cell>
          <table:table-cell table:formula="of:=[.DX18]" office:value-type="float" office:value="0" calcext:value-type="float">
            <text:p>0</text:p>
          </table:table-cell>
          <table:table-cell table:formula="of:=[.DY18]" office:value-type="float" office:value="0" calcext:value-type="float">
            <text:p>0</text:p>
          </table:table-cell>
          <table:table-cell table:formula="of:=[.DZ18]" office:value-type="float" office:value="0" calcext:value-type="float">
            <text:p>0</text:p>
          </table:table-cell>
          <table:table-cell table:formula="of:=[.EA18]" office:value-type="float" office:value="-13.9626340159546" calcext:value-type="float">
            <text:p>-13.9626340159546</text:p>
          </table:table-cell>
          <table:table-cell table:formula="of:=[.EB18]" office:value-type="float" office:value="42.0624349730633" calcext:value-type="float">
            <text:p>42.0624349730633</text:p>
          </table:table-cell>
          <table:table-cell table:formula="of:=[.EC18]" office:value-type="float" office:value="-13.9626340159546" calcext:value-type="float">
            <text:p>-13.9626340159546</text:p>
          </table:table-cell>
          <table:table-cell table:formula="of:=[.ED18]" office:value-type="float" office:value="0" calcext:value-type="float">
            <text:p>0</text:p>
          </table:table-cell>
          <table:table-cell table:formula="of:=[.EE18]" office:value-type="float" office:value="0" calcext:value-type="float">
            <text:p>0</text:p>
          </table:table-cell>
          <table:table-cell table:formula="of:=[.EF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I18]" office:value-type="float" office:value="0" calcext:value-type="float">
            <text:p>0</text:p>
          </table:table-cell>
          <table:table-cell table:formula="of:=[.EJ18]" office:value-type="float" office:value="0" calcext:value-type="float">
            <text:p>0</text:p>
          </table:table-cell>
          <table:table-cell table:formula="of:=[.EK18]" office:value-type="float" office:value="0" calcext:value-type="float">
            <text:p>0</text:p>
          </table:table-cell>
          <table:table-cell table:formula="of:=[.EL18]" office:value-type="float" office:value="0" calcext:value-type="float">
            <text:p>0</text:p>
          </table:table-cell>
          <table:table-cell table:formula="of:=[.EM18]" office:value-type="float" office:value="0" calcext:value-type="float">
            <text:p>0</text:p>
          </table:table-cell>
          <table:table-cell table:formula="of:=[.EN18]" office:value-type="float" office:value="0" calcext:value-type="float">
            <text:p>0</text:p>
          </table:table-cell>
          <table:table-cell table:formula="of:=[.EO18]" office:value-type="float" office:value="0" calcext:value-type="float">
            <text:p>0</text:p>
          </table:table-cell>
          <table:table-cell table:formula="of:=[.EP18]" office:value-type="float" office:value="0" calcext:value-type="float">
            <text:p>0</text:p>
          </table:table-cell>
          <table:table-cell table:formula="of:=[.EQ18]" office:value-type="float" office:value="-13.9626340159546" calcext:value-type="float">
            <text:p>-13.9626340159546</text:p>
          </table:table-cell>
          <table:table-cell table:formula="of:=[.ER18]" office:value-type="float" office:value="-0.174532925199433" calcext:value-type="float">
            <text:p>-0.174532925199433</text:p>
          </table:table-cell>
          <table:table-cell table:formula="of:=[.ES18]" office:value-type="float" office:value="0" calcext:value-type="float">
            <text:p>0</text:p>
          </table:table-cell>
          <table:table-cell table:formula="of:=[.ET18]" office:value-type="float" office:value="0" calcext:value-type="float">
            <text:p>0</text:p>
          </table:table-cell>
          <table:table-cell table:formula="of:=[.EU18]" office:value-type="float" office:value="0" calcext:value-type="float">
            <text:p>0</text:p>
          </table:table-cell>
          <table:table-cell table:formula="of:=[.EV18]" office:value-type="float" office:value="0" calcext:value-type="float">
            <text:p>0</text:p>
          </table:table-cell>
          <table:table-cell table:formula="of:=[.EW18]" office:value-type="float" office:value="0" calcext:value-type="float">
            <text:p>0</text:p>
          </table:table-cell>
          <table:table-cell table:formula="of:=[.EX18]" office:value-type="float" office:value="-13.9626340159546" calcext:value-type="float">
            <text:p>-13.9626340159546</text:p>
          </table:table-cell>
          <table:table-cell table:formula="of:=[.EY18]" office:value-type="float" office:value="42.0624349730633" calcext:value-type="float">
            <text:p>42.0624349730633</text:p>
          </table:table-cell>
          <table:table-cell table:formula="of:=[.EZ18]" office:value-type="float" office:value="-13.9626340159546" calcext:value-type="float">
            <text:p>-13.9626340159546</text:p>
          </table:table-cell>
          <table:table-cell table:formula="of:=[.FA18]" office:value-type="float" office:value="0" calcext:value-type="float">
            <text:p>0</text:p>
          </table:table-cell>
          <table:table-cell table:formula="of:=[.FB18]" office:value-type="float" office:value="0" calcext:value-type="float">
            <text:p>0</text:p>
          </table:table-cell>
          <table:table-cell table:formula="of:=[.FC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F18]" office:value-type="float" office:value="0" calcext:value-type="float">
            <text:p>0</text:p>
          </table:table-cell>
          <table:table-cell table:formula="of:=[.FG18]" office:value-type="float" office:value="0" calcext:value-type="float">
            <text:p>0</text:p>
          </table:table-cell>
          <table:table-cell table:formula="of:=[.FH18]" office:value-type="float" office:value="0" calcext:value-type="float">
            <text:p>0</text:p>
          </table:table-cell>
          <table:table-cell table:formula="of:=[.FI18]" office:value-type="float" office:value="0" calcext:value-type="float">
            <text:p>0</text:p>
          </table:table-cell>
          <table:table-cell table:formula="of:=[.FJ18]" office:value-type="float" office:value="0" calcext:value-type="float">
            <text:p>0</text:p>
          </table:table-cell>
          <table:table-cell table:formula="of:=[.FK18]" office:value-type="float" office:value="0" calcext:value-type="float">
            <text:p>0</text:p>
          </table:table-cell>
          <table:table-cell table:formula="of:=[.FL18]" office:value-type="float" office:value="0" calcext:value-type="float">
            <text:p>0</text:p>
          </table:table-cell>
          <table:table-cell table:formula="of:=[.FM18]" office:value-type="float" office:value="0" calcext:value-type="float">
            <text:p>0</text:p>
          </table:table-cell>
          <table:table-cell table:formula="of:=[.FN18]" office:value-type="float" office:value="-13.9626340159546" calcext:value-type="float">
            <text:p>-13.9626340159546</text:p>
          </table:table-cell>
          <table:table-cell table:formula="of:=[.FO18]" office:value-type="float" office:value="-0.174532925199433" calcext:value-type="float">
            <text:p>-0.174532925199433</text:p>
          </table:table-cell>
          <table:table-cell table:formula="of:=[.FP18]" office:value-type="float" office:value="0" calcext:value-type="float">
            <text:p>0</text:p>
          </table:table-cell>
          <table:table-cell table:formula="of:=[.FQ18]" office:value-type="float" office:value="0" calcext:value-type="float">
            <text:p>0</text:p>
          </table:table-cell>
          <table:table-cell table:formula="of:=[.FR18]" office:value-type="float" office:value="0" calcext:value-type="float">
            <text:p>0</text:p>
          </table:table-cell>
          <table:table-cell table:formula="of:=[.FS18]" office:value-type="float" office:value="0" calcext:value-type="float">
            <text:p>0</text:p>
          </table:table-cell>
          <table:table-cell table:formula="of:=[.FT18]" office:value-type="float" office:value="0" calcext:value-type="float">
            <text:p>0</text:p>
          </table:table-cell>
          <table:table-cell table:formula="of:=[.FU18]" office:value-type="float" office:value="-13.9626340159546" calcext:value-type="float">
            <text:p>-13.9626340159546</text:p>
          </table:table-cell>
          <table:table-cell table:formula="of:=[.FV18]" office:value-type="float" office:value="42.0624349730633" calcext:value-type="float">
            <text:p>42.0624349730633</text:p>
          </table:table-cell>
          <table:table-cell table:formula="of:=[.FW18]" office:value-type="float" office:value="-13.9626340159546" calcext:value-type="float">
            <text:p>-13.9626340159546</text:p>
          </table:table-cell>
          <table:table-cell table:formula="of:=[.FX18]" office:value-type="float" office:value="0" calcext:value-type="float">
            <text:p>0</text:p>
          </table:table-cell>
          <table:table-cell table:formula="of:=[.FY18]" office:value-type="float" office:value="0" calcext:value-type="float">
            <text:p>0</text:p>
          </table:table-cell>
          <table:table-cell table:formula="of:=[.FZ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C18]" office:value-type="float" office:value="0" calcext:value-type="float">
            <text:p>0</text:p>
          </table:table-cell>
          <table:table-cell table:formula="of:=[.GD18]" office:value-type="float" office:value="0" calcext:value-type="float">
            <text:p>0</text:p>
          </table:table-cell>
          <table:table-cell table:formula="of:=[.GE18]" office:value-type="float" office:value="0" calcext:value-type="float">
            <text:p>0</text:p>
          </table:table-cell>
          <table:table-cell table:formula="of:=[.GF18]" office:value-type="float" office:value="0" calcext:value-type="float">
            <text:p>0</text:p>
          </table:table-cell>
          <table:table-cell table:formula="of:=[.GG18]" office:value-type="float" office:value="0" calcext:value-type="float">
            <text:p>0</text:p>
          </table:table-cell>
          <table:table-cell table:formula="of:=[.GH18]" office:value-type="float" office:value="0" calcext:value-type="float">
            <text:p>0</text:p>
          </table:table-cell>
          <table:table-cell table:formula="of:=[.GI18]" office:value-type="float" office:value="0" calcext:value-type="float">
            <text:p>0</text:p>
          </table:table-cell>
          <table:table-cell table:formula="of:=[.GJ18]" office:value-type="float" office:value="0" calcext:value-type="float">
            <text:p>0</text:p>
          </table:table-cell>
          <table:table-cell table:formula="of:=[.GK18]" office:value-type="float" office:value="-13.9626340159546" calcext:value-type="float">
            <text:p>-13.9626340159546</text:p>
          </table:table-cell>
          <table:table-cell table:formula="of:=[.GL18]" office:value-type="float" office:value="-0.174532925199433" calcext:value-type="float">
            <text:p>-0.174532925199433</text:p>
          </table:table-cell>
          <table:table-cell table:formula="of:=[.GM18]" office:value-type="float" office:value="0" calcext:value-type="float">
            <text:p>0</text:p>
          </table:table-cell>
          <table:table-cell table:formula="of:=[.GN18]" office:value-type="float" office:value="0" calcext:value-type="float">
            <text:p>0</text:p>
          </table:table-cell>
          <table:table-cell table:formula="of:=[.GO18]" office:value-type="float" office:value="0" calcext:value-type="float">
            <text:p>0</text:p>
          </table:table-cell>
          <table:table-cell table:formula="of:=[.GP18]" office:value-type="float" office:value="0" calcext:value-type="float">
            <text:p>0</text:p>
          </table:table-cell>
          <table:table-cell table:formula="of:=[.GQ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S18]" office:value-type="float" office:value="42.0624349730633" calcext:value-type="float">
            <text:p>42.0624349730633</text:p>
          </table:table-cell>
          <table:table-cell table:formula="of:=[.GT18]" office:value-type="float" office:value="-13.9626340159546" calcext:value-type="float">
            <text:p>-13.9626340159546</text:p>
          </table:table-cell>
          <table:table-cell table:formula="of:=[.GU18]" office:value-type="float" office:value="0" calcext:value-type="float">
            <text:p>0</text:p>
          </table:table-cell>
          <table:table-cell table:formula="of:=[.GV18]" office:value-type="float" office:value="0" calcext:value-type="float">
            <text:p>0</text:p>
          </table:table-cell>
          <table:table-cell table:formula="of:=[.GW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Z18]" office:value-type="float" office:value="0" calcext:value-type="float">
            <text:p>0</text:p>
          </table:table-cell>
          <table:table-cell table:formula="of:=[.HA18]" office:value-type="float" office:value="0" calcext:value-type="float">
            <text:p>0</text:p>
          </table:table-cell>
          <table:table-cell table:formula="of:=[.HB18]" office:value-type="float" office:value="0" calcext:value-type="float">
            <text:p>0</text:p>
          </table:table-cell>
          <table:table-cell table:formula="of:=[.HC18]" office:value-type="float" office:value="0" calcext:value-type="float">
            <text:p>0</text:p>
          </table:table-cell>
          <table:table-cell table:formula="of:=[.HD18]" office:value-type="float" office:value="0" calcext:value-type="float">
            <text:p>0</text:p>
          </table:table-cell>
          <table:table-cell table:formula="of:=[.H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G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J18]" office:value-type="float" office:value="0" calcext:value-type="float">
            <text:p>0</text:p>
          </table:table-cell>
          <table:table-cell table:formula="of:=[.HK18]" office:value-type="float" office:value="0" calcext:value-type="float">
            <text:p>0</text:p>
          </table:table-cell>
          <table:table-cell table:formula="of:=[.HL18]" office:value-type="float" office:value="0" calcext:value-type="float">
            <text:p>0</text:p>
          </table:table-cell>
          <table:table-cell table:formula="of:=[.HM18]" office:value-type="float" office:value="0" calcext:value-type="float">
            <text:p>0</text:p>
          </table:table-cell>
          <table:table-cell table:formula="of:=[.HN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R18]" office:value-type="float" office:value="0" calcext:value-type="float">
            <text:p>0</text:p>
          </table:table-cell>
          <table:table-cell table:formula="of:=[.HS18]" office:value-type="float" office:value="0" calcext:value-type="float">
            <text:p>0</text:p>
          </table:table-cell>
          <table:table-cell table:formula="of:=[.HT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W18]" office:value-type="float" office:value="0" calcext:value-type="float">
            <text:p>0</text:p>
          </table:table-cell>
          <table:table-cell table:formula="of:=[.HX18]" office:value-type="float" office:value="0" calcext:value-type="float">
            <text:p>0</text:p>
          </table:table-cell>
          <table:table-cell table:formula="of:=[.HY18]" office:value-type="float" office:value="0" calcext:value-type="float">
            <text:p>0</text:p>
          </table:table-cell>
          <table:table-cell table:formula="of:=[.HZ18]" office:value-type="float" office:value="0" calcext:value-type="float">
            <text:p>0</text:p>
          </table:table-cell>
          <table:table-cell table:formula="of:=[.IA18]" office:value-type="float" office:value="0" calcext:value-type="float">
            <text:p>0</text:p>
          </table:table-cell>
          <table:table-cell table:formula="of:=[.I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D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G18]" office:value-type="float" office:value="0" calcext:value-type="float">
            <text:p>0</text:p>
          </table:table-cell>
          <table:table-cell table:formula="of:=[.IH18]" office:value-type="float" office:value="0" calcext:value-type="float">
            <text:p>0</text:p>
          </table:table-cell>
          <table:table-cell table:formula="of:=[.II18]" office:value-type="float" office:value="0" calcext:value-type="float">
            <text:p>0</text:p>
          </table:table-cell>
          <table:table-cell table:formula="of:=[.IJ18]" office:value-type="float" office:value="0" calcext:value-type="float">
            <text:p>0</text:p>
          </table:table-cell>
          <table:table-cell table:formula="of:=[.IK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O18]" office:value-type="float" office:value="0" calcext:value-type="float">
            <text:p>0</text:p>
          </table:table-cell>
          <table:table-cell table:formula="of:=[.IP18]" office:value-type="float" office:value="0" calcext:value-type="float">
            <text:p>0</text:p>
          </table:table-cell>
          <table:table-cell table:formula="of:=[.IQ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T18]" office:value-type="float" office:value="0" calcext:value-type="float">
            <text:p>0</text:p>
          </table:table-cell>
          <table:table-cell table:formula="of:=[.IU18]" office:value-type="float" office:value="0" calcext:value-type="float">
            <text:p>0</text:p>
          </table:table-cell>
          <table:table-cell table:formula="of:=[.IV18]" office:value-type="float" office:value="0" calcext:value-type="float">
            <text:p>0</text:p>
          </table:table-cell>
          <table:table-cell table:formula="of:=[.IW18]" office:value-type="float" office:value="0" calcext:value-type="float">
            <text:p>0</text:p>
          </table:table-cell>
          <table:table-cell table:formula="of:=[.IX18]" office:value-type="float" office:value="0" calcext:value-type="float">
            <text:p>0</text:p>
          </table:table-cell>
          <table:table-cell table:formula="of:=[.IY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A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D18]" office:value-type="float" office:value="0" calcext:value-type="float">
            <text:p>0</text:p>
          </table:table-cell>
          <table:table-cell table:formula="of:=[.JE18]" office:value-type="float" office:value="0" calcext:value-type="float">
            <text:p>0</text:p>
          </table:table-cell>
          <table:table-cell table:formula="of:=[.JF18]" office:value-type="float" office:value="0" calcext:value-type="float">
            <text:p>0</text:p>
          </table:table-cell>
          <table:table-cell table:formula="of:=[.JG18]" office:value-type="float" office:value="0" calcext:value-type="float">
            <text:p>0</text:p>
          </table:table-cell>
          <table:table-cell table:formula="of:=[.JH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L18]" office:value-type="float" office:value="0" calcext:value-type="float">
            <text:p>0</text:p>
          </table:table-cell>
          <table:table-cell table:formula="of:=[.JM18]" office:value-type="float" office:value="0" calcext:value-type="float">
            <text:p>0</text:p>
          </table:table-cell>
          <table:table-cell table:formula="of:=[.JN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JQ18]" office:value-type="float" office:value="0" calcext:value-type="float">
            <text:p>0</text:p>
          </table:table-cell>
          <table:table-cell table:formula="of:=[.JR18]" office:value-type="float" office:value="0" calcext:value-type="float">
            <text:p>0</text:p>
          </table:table-cell>
          <table:table-cell table:formula="of:=[.JS18]" office:value-type="float" office:value="0" calcext:value-type="float">
            <text:p>0</text:p>
          </table:table-cell>
          <table:table-cell table:formula="of:=[.JT18]" office:value-type="float" office:value="0" calcext:value-type="float">
            <text:p>0</text:p>
          </table:table-cell>
          <table:table-cell table:formula="of:=[.JU18]" office:value-type="float" office:value="0" calcext:value-type="float">
            <text:p>0</text:p>
          </table:table-cell>
          <table:table-cell table:formula="of:=[.JV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X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A18]" office:value-type="float" office:value="0" calcext:value-type="float">
            <text:p>0</text:p>
          </table:table-cell>
          <table:table-cell table:formula="of:=[.KB18]" office:value-type="float" office:value="0" calcext:value-type="float">
            <text:p>0</text:p>
          </table:table-cell>
          <table:table-cell table:formula="of:=[.KC18]" office:value-type="float" office:value="0" calcext:value-type="float">
            <text:p>0</text:p>
          </table:table-cell>
          <table:table-cell table:formula="of:=[.KD18]" office:value-type="float" office:value="0" calcext:value-type="float">
            <text:p>0</text:p>
          </table:table-cell>
          <table:table-cell table:formula="of:=[.K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I18]" office:value-type="float" office:value="0" calcext:value-type="float">
            <text:p>0</text:p>
          </table:table-cell>
          <table:table-cell table:formula="of:=[.KJ18]" office:value-type="float" office:value="0" calcext:value-type="float">
            <text:p>0</text:p>
          </table:table-cell>
          <table:table-cell table:formula="of:=[.KK18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KN18]" office:value-type="float" office:value="0" calcext:value-type="float">
            <text:p>0</text:p>
          </table:table-cell>
          <table:table-cell table:formula="of:=[.KO18]" office:value-type="float" office:value="0" calcext:value-type="float">
            <text:p>0</text:p>
          </table:table-cell>
          <table:table-cell table:formula="of:=[.KP18]" office:value-type="float" office:value="0" calcext:value-type="float">
            <text:p>0</text:p>
          </table:table-cell>
          <table:table-cell table:formula="of:=[.KQ18]" office:value-type="float" office:value="0" calcext:value-type="float">
            <text:p>0</text:p>
          </table:table-cell>
          <table:table-cell table:formula="of:=[.KR18]" office:value-type="float" office:value="0" calcext:value-type="float">
            <text:p>0</text:p>
          </table:table-cell>
          <table:table-cell table:formula="of:=[.KS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U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X18]" office:value-type="float" office:value="0" calcext:value-type="float">
            <text:p>0</text:p>
          </table:table-cell>
          <table:table-cell table:formula="of:=[.KY18]" office:value-type="float" office:value="0" calcext:value-type="float">
            <text:p>0</text:p>
          </table:table-cell>
          <table:table-cell table:formula="of:=[.KZ18]" office:value-type="float" office:value="0" calcext:value-type="float">
            <text:p>0</text:p>
          </table:table-cell>
          <table:table-cell table:formula="of:=[.LA18]" office:value-type="float" office:value="0" calcext:value-type="float">
            <text:p>0</text:p>
          </table:table-cell>
          <table:table-cell table:formula="of:=[.L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F18]" office:value-type="float" office:value="0" calcext:value-type="float">
            <text:p>0</text:p>
          </table:table-cell>
          <table:table-cell table:formula="of:=[.LG18]" office:value-type="float" office:value="0" calcext:value-type="float">
            <text:p>0</text:p>
          </table:table-cell>
          <table:table-cell table:formula="of:=[.LH1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8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9]*[.E19]-[.F19]*[.C19]" office:value-type="float" office:value="-6" calcext:value-type="float">
            <text:p>-6</text:p>
          </table:table-cell>
          <table:table-cell table:formula="of:=[.F19]*[.A19]-[.B19]*[.E19]" office:value-type="float" office:value="6" calcext:value-type="float">
            <text:p>6</text:p>
          </table:table-cell>
          <table:table-cell table:formula="of:=[.B19]*[.C19]-[.D19]*[.A19]" office:value-type="float" office:value="-3" calcext:value-type="float">
            <text:p>-3</text:p>
          </table:table-cell>
          <table:table-cell table:formula="of:=[.C19]-[.E19]" office:value-type="float" office:value="1.5" calcext:value-type="float">
            <text:p>1.5</text:p>
          </table:table-cell>
          <table:table-cell table:formula="of:=[.E19]-[.A19]" office:value-type="float" office:value="0" calcext:value-type="float">
            <text:p>0</text:p>
          </table:table-cell>
          <table:table-cell table:formula="of:=[.A19]-[.C19]" office:value-type="float" office:value="-1.5" calcext:value-type="float">
            <text:p>-1.5</text:p>
          </table:table-cell>
          <table:table-cell table:formula="of:=[.F19]-[.B19]" office:value-type="float" office:value="2" calcext:value-type="float">
            <text:p>2</text:p>
          </table:table-cell>
          <table:table-cell table:formula="of:=[.B19]-[.F19]" office:value-type="float" office:value="-2" calcext:value-type="float">
            <text:p>-2</text:p>
          </table:table-cell>
          <table:table-cell table:formula="of:=[.D19]-[.B19]" office:value-type="float" office:value="2" calcext:value-type="float">
            <text:p>2</text:p>
          </table:table-cell>
          <table:table-cell table:formula="of:=0.5*([.A19]*([.D19]-[.F19]) + [.C19]*([.F19]-[.B19]) + [.E19]*([.B19]-[.D19]))" office:value-type="float" office:value="1.5" calcext:value-type="float">
            <text:p>1.5</text:p>
          </table:table-cell>
          <table:table-cell table:formula="of:=([.B19]+[.D19]+[.F19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9]*[.J19]+[.M19]*[.M19]" office:value-type="float" office:value="6.25" calcext:value-type="float">
            <text:p>6.25</text:p>
          </table:table-cell>
          <table:table-cell table:formula="of:=[.J19]*[.K19]+[.M19]*[.N19]" office:value-type="float" office:value="-4" calcext:value-type="float">
            <text:p>-4</text:p>
          </table:table-cell>
          <table:table-cell table:formula="of:=[.J19]*[.L19]+[.M19]*[.O19]" office:value-type="float" office:value="1.75" calcext:value-type="float">
            <text:p>1.75</text:p>
          </table:table-cell>
          <table:table-cell table:formula="of:=[.K19]*[.K19]+[.N19]*[.N19]" office:value-type="float" office:value="4" calcext:value-type="float">
            <text:p>4</text:p>
          </table:table-cell>
          <table:table-cell table:formula="of:=[.K19]*[.L19]+[.N19]*[.O19]" office:value-type="float" office:value="-4" calcext:value-type="float">
            <text:p>-4</text:p>
          </table:table-cell>
          <table:table-cell table:formula="of:=[.L19]*[.L19]+[.O19]*[.O19]" office:value-type="float" office:value="6.25" calcext:value-type="float">
            <text:p>6.25</text:p>
          </table:table-cell>
          <table:table-cell table:formula="of:=PI()*[.$Q19]/(2*[.$P19])*[.V19]" office:value-type="float" office:value="21.8166156499291" calcext:value-type="float">
            <text:p>21.8166156499291</text:p>
          </table:table-cell>
          <table:table-cell table:formula="of:=PI()*[.$Q19]/(2*[.$P19])*[.W19]" office:value-type="float" office:value="-13.9626340159546" calcext:value-type="float">
            <text:p>-13.9626340159546</text:p>
          </table:table-cell>
          <table:table-cell table:formula="of:=PI()*[.$Q19]/(2*[.$P19])*[.X19]" office:value-type="float" office:value="6.10865238198015" calcext:value-type="float">
            <text:p>6.10865238198015</text:p>
          </table:table-cell>
          <table:table-cell table:formula="of:=PI()*[.$Q19]/(2*[.$P19])*[.Y19]" office:value-type="float" office:value="13.9626340159546" calcext:value-type="float">
            <text:p>13.9626340159546</text:p>
          </table:table-cell>
          <table:table-cell table:formula="of:=PI()*[.$Q19]/(2*[.$P19])*[.Z19]" office:value-type="float" office:value="-13.9626340159546" calcext:value-type="float">
            <text:p>-13.9626340159546</text:p>
          </table:table-cell>
          <table:table-cell table:formula="of:=PI()*[.$Q19]/(2*[.$P19])*[.AA19]" office:value-type="float" office:value="21.8166156499291" calcext:value-type="float">
            <text:p>21.8166156499291</text:p>
          </table:table-cell>
          <table:table-cell table:number-columns-repeated="8"/>
          <table:table-cell table:formula="of:=[.AJ18]" office:value-type="float" office:value="-10.1810873033003" calcext:value-type="float">
            <text:p>-10.1810873033003</text:p>
          </table:table-cell>
          <table:table-cell table:formula="of:=[.AL18]" office:value-type="float" office:value="13.8462787324883" calcext:value-type="float">
            <text:p>13.8462787324883</text:p>
          </table:table-cell>
          <table:table-cell table:formula="of:=[.AM18]" office:value-type="float" office:value="-7.7376263505082" calcext:value-type="float">
            <text:p>-7.73762635050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P19]+[.BP41]+[.BP63]+[.BP85]+[.BP107]+[.BP129]+[.BP151]+[.BP173]+[.BP195]+[.BP217]+[.BP239]+[.BP261]+[.BP283]+[.BP305]+[.BP327]+[.BP349]+[.BP371]+[.BP393]+[.BP415]+[.BP437]+[.BP459]+[.BP481]+[.BP503]+[.BP525]" office:value-type="float" office:value="0" calcext:value-type="float">
            <text:p>0</text:p>
          </table:table-cell>
          <table:table-cell table:formula="of:=[.BQ19]+[.BQ41]+[.BQ63]+[.BQ85]+[.BQ107]+[.BQ129]+[.BQ151]+[.BQ173]+[.BQ195]+[.BQ217]+[.BQ239]+[.BQ261]+[.BQ283]+[.BQ305]+[.BQ327]+[.BQ349]+[.BQ371]+[.BQ393]+[.BQ415]+[.BQ437]+[.BQ459]+[.BQ481]+[.BQ503]+[.BQ525]" office:value-type="float" office:value="0" calcext:value-type="float">
            <text:p>0</text:p>
          </table:table-cell>
          <table:table-cell table:formula="of:=[.BR19]+[.BR41]+[.BR63]+[.BR85]+[.BR107]+[.BR129]+[.BR151]+[.BR173]+[.BR195]+[.BR217]+[.BR239]+[.BR261]+[.BR283]+[.BR305]+[.BR327]+[.BR349]+[.BR371]+[.BR393]+[.BR415]+[.BR437]+[.BR459]+[.BR481]+[.BR503]+[.BR525]" office:value-type="float" office:value="0" calcext:value-type="float">
            <text:p>0</text:p>
          </table:table-cell>
          <table:table-cell table:formula="of:=[.BS19]+[.BS41]+[.BS63]+[.BS85]+[.BS107]+[.BS129]+[.BS151]+[.BS173]+[.BS195]+[.BS217]+[.BS239]+[.BS261]+[.BS283]+[.BS305]+[.BS327]+[.BS349]+[.BS371]+[.BS393]+[.BS415]+[.BS437]+[.BS459]+[.BS481]+[.BS503]+[.BS525]" office:value-type="float" office:value="0" calcext:value-type="float">
            <text:p>0</text:p>
          </table:table-cell>
          <table:table-cell table:formula="of:=[.BT19]+[.BT41]+[.BT63]+[.BT85]+[.BT107]+[.BT129]+[.BT151]+[.BT173]+[.BT195]+[.BT217]+[.BT239]+[.BT261]+[.BT283]+[.BT305]+[.BT327]+[.BT349]+[.BT371]+[.BT393]+[.BT415]+[.BT437]+[.BT459]+[.BT481]+[.BT503]+[.BT525]" office:value-type="float" office:value="0" calcext:value-type="float">
            <text:p>0</text:p>
          </table:table-cell>
          <table:table-cell table:formula="of:=[.BU19]+[.BU41]+[.BU63]+[.BU85]+[.BU107]+[.BU129]+[.BU151]+[.BU173]+[.BU195]+[.BU217]+[.BU239]+[.BU261]+[.BU283]+[.BU305]+[.BU327]+[.BU349]+[.BU371]+[.BU393]+[.BU415]+[.BU437]+[.BU459]+[.BU481]+[.BU503]+[.BU525]" office:value-type="float" office:value="0" calcext:value-type="float">
            <text:p>0</text:p>
          </table:table-cell>
          <table:table-cell table:formula="of:=[.BV19]+[.BV41]+[.BV63]+[.BV85]+[.BV107]+[.BV129]+[.BV151]+[.BV173]+[.BV195]+[.BV217]+[.BV239]+[.BV261]+[.BV283]+[.BV305]+[.BV327]+[.BV349]+[.BV371]+[.BV393]+[.BV415]+[.BV437]+[.BV459]+[.BV481]+[.BV503]+[.BV525]" office:value-type="float" office:value="0" calcext:value-type="float">
            <text:p>0</text:p>
          </table:table-cell>
          <table:table-cell table:formula="of:=[.BW19]+[.BW41]+[.BW63]+[.BW85]+[.BW107]+[.BW129]+[.BW151]+[.BW173]+[.BW195]+[.BW217]+[.BW239]+[.BW261]+[.BW283]+[.BW305]+[.BW327]+[.BW349]+[.BW371]+[.BW393]+[.BW415]+[.BW437]+[.BW459]+[.BW481]+[.BW503]+[.BW525]" office:value-type="float" office:value="0" calcext:value-type="float">
            <text:p>0</text:p>
          </table:table-cell>
          <table:table-cell table:formula="of:=[.BX19]+[.BX41]+[.BX63]+[.BX85]+[.BX107]+[.BX129]+[.BX151]+[.BX173]+[.BX195]+[.BX217]+[.BX239]+[.BX261]+[.BX283]+[.BX305]+[.BX327]+[.BX349]+[.BX371]+[.BX393]+[.BX415]+[.BX437]+[.BX459]+[.BX481]+[.BX503]+[.BX525]" office:value-type="float" office:value="0" calcext:value-type="float">
            <text:p>0</text:p>
          </table:table-cell>
          <table:table-cell table:formula="of:=[.BY19]+[.BY41]+[.BY63]+[.BY85]+[.BY107]+[.BY129]+[.BY151]+[.BY173]+[.BY195]+[.BY217]+[.BY239]+[.BY261]+[.BY283]+[.BY305]+[.BY327]+[.BY349]+[.BY371]+[.BY393]+[.BY415]+[.BY437]+[.BY459]+[.BY481]+[.BY503]+[.BY525]" office:value-type="float" office:value="-10.0065543781008" calcext:value-type="float">
            <text:p>-10.0065543781008</text:p>
          </table:table-cell>
          <table:table-cell table:formula="of:=[.BZ19]+[.BZ41]+[.BZ63]+[.BZ85]+[.BZ107]+[.BZ129]+[.BZ151]+[.BZ173]+[.BZ195]+[.BZ217]+[.BZ239]+[.BZ261]+[.BZ283]+[.BZ305]+[.BZ327]+[.BZ349]+[.BZ371]+[.BZ393]+[.BZ415]+[.BZ437]+[.BZ459]+[.BZ481]+[.BZ503]+[.BZ525]" office:value-type="float" office:value="-12.8572588230249" calcext:value-type="float">
            <text:p>-12.8572588230249</text:p>
          </table:table-cell>
          <table:table-cell table:formula="of:=[.CA19]+[.CA41]+[.CA63]+[.CA85]+[.CA107]+[.CA129]+[.CA151]+[.CA173]+[.CA195]+[.CA217]+[.CA239]+[.CA261]+[.CA283]+[.CA305]+[.CA327]+[.CA349]+[.CA371]+[.CA393]+[.CA415]+[.CA437]+[.CA459]+[.CA481]+[.CA503]+[.CA525]" office:value-type="float" office:value="0" calcext:value-type="float">
            <text:p>0</text:p>
          </table:table-cell>
          <table:table-cell table:formula="of:=[.CB19]+[.CB41]+[.CB63]+[.CB85]+[.CB107]+[.CB129]+[.CB151]+[.CB173]+[.CB195]+[.CB217]+[.CB239]+[.CB261]+[.CB283]+[.CB305]+[.CB327]+[.CB349]+[.CB371]+[.CB393]+[.CB415]+[.CB437]+[.CB459]+[.CB481]+[.CB503]+[.CB525]" office:value-type="float" office:value="0" calcext:value-type="float">
            <text:p>0</text:p>
          </table:table-cell>
          <table:table-cell table:formula="of:=[.CC19]+[.CC41]+[.CC63]+[.CC85]+[.CC107]+[.CC129]+[.CC151]+[.CC173]+[.CC195]+[.CC217]+[.CC239]+[.CC261]+[.CC283]+[.CC305]+[.CC327]+[.CC349]+[.CC371]+[.CC393]+[.CC415]+[.CC437]+[.CC459]+[.CC481]+[.CC503]+[.CC525]" office:value-type="float" office:value="0" calcext:value-type="float">
            <text:p>0</text:p>
          </table:table-cell>
          <table:table-cell table:formula="of:=[.CD19]+[.CD41]+[.CD63]+[.CD85]+[.CD107]+[.CD129]+[.CD151]+[.CD173]+[.CD195]+[.CD217]+[.CD239]+[.CD261]+[.CD283]+[.CD305]+[.CD327]+[.CD349]+[.CD371]+[.CD393]+[.CD415]+[.CD437]+[.CD459]+[.CD481]+[.CD503]+[.CD525]" office:value-type="float" office:value="0" calcext:value-type="float">
            <text:p>0</text:p>
          </table:table-cell>
          <table:table-cell table:formula="of:=[.CE19]+[.CE41]+[.CE63]+[.CE85]+[.CE107]+[.CE129]+[.CE151]+[.CE173]+[.CE195]+[.CE217]+[.CE239]+[.CE261]+[.CE283]+[.CE305]+[.CE327]+[.CE349]+[.CE371]+[.CE393]+[.CE415]+[.CE437]+[.CE459]+[.CE481]+[.CE503]+[.CE525]" office:value-type="float" office:value="0" calcext:value-type="float">
            <text:p>0</text:p>
          </table:table-cell>
          <table:table-cell table:formula="of:=[.CF19]+[.CF41]+[.CF63]+[.CF85]+[.CF107]+[.CF129]+[.CF151]+[.CF173]+[.CF195]+[.CF217]+[.CF239]+[.CF261]+[.CF283]+[.CF305]+[.CF327]+[.CF349]+[.CF371]+[.CF393]+[.CF415]+[.CF437]+[.CF459]+[.CF481]+[.CF503]+[.CF525]" office:value-type="float" office:value="-13.9626340159546" calcext:value-type="float">
            <text:p>-13.9626340159546</text:p>
          </table:table-cell>
          <table:table-cell table:formula="of:=[.CG19]+[.CG41]+[.CG63]+[.CG85]+[.CG107]+[.CG129]+[.CG151]+[.CG173]+[.CG195]+[.CG217]+[.CG239]+[.CG261]+[.CG283]+[.CG305]+[.CG327]+[.CG349]+[.CG371]+[.CG393]+[.CG415]+[.CG437]+[.CG459]+[.CG481]+[.CG503]+[.CG525]" office:value-type="float" office:value="45.8439816857177" calcext:value-type="float">
            <text:p>45.8439816857177</text:p>
          </table:table-cell>
          <table:table-cell table:formula="of:=[.CH19]+[.CH41]+[.CH63]+[.CH85]+[.CH107]+[.CH129]+[.CH151]+[.CH173]+[.CH195]+[.CH217]+[.CH239]+[.CH261]+[.CH283]+[.CH305]+[.CH327]+[.CH349]+[.CH371]+[.CH393]+[.CH415]+[.CH437]+[.CH459]+[.CH481]+[.CH503]+[.CH525]" office:value-type="float" office:value="-10.9955742875643" calcext:value-type="float">
            <text:p>-10.9955742875643</text:p>
          </table:table-cell>
          <table:table-cell table:formula="of:=[.CI19]+[.CI41]+[.CI63]+[.CI85]+[.CI107]+[.CI129]+[.CI151]+[.CI173]+[.CI195]+[.CI217]+[.CI239]+[.CI261]+[.CI283]+[.CI305]+[.CI327]+[.CI349]+[.CI371]+[.CI393]+[.CI415]+[.CI437]+[.CI459]+[.CI481]+[.CI503]+[.CI525]" office:value-type="float" office:value="0" calcext:value-type="float">
            <text:p>0</text:p>
          </table:table-cell>
          <table:table-cell table:formula="of:=[.CJ19]+[.CJ41]+[.CJ63]+[.CJ85]+[.CJ107]+[.CJ129]+[.CJ151]+[.CJ173]+[.CJ195]+[.CJ217]+[.CJ239]+[.CJ261]+[.CJ283]+[.CJ305]+[.CJ327]+[.CJ349]+[.CJ371]+[.CJ393]+[.CJ415]+[.CJ437]+[.CJ459]+[.CJ481]+[.CJ503]+[.CJ525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M19]" office:value-type="float" office:value="0" calcext:value-type="float">
            <text:p>0</text:p>
          </table:table-cell>
          <table:table-cell table:formula="of:=[.CN19]" office:value-type="float" office:value="0" calcext:value-type="float">
            <text:p>0</text:p>
          </table:table-cell>
          <table:table-cell table:formula="of:=[.CO19]" office:value-type="float" office:value="0" calcext:value-type="float">
            <text:p>0</text:p>
          </table:table-cell>
          <table:table-cell table:formula="of:=[.CP19]" office:value-type="float" office:value="0" calcext:value-type="float">
            <text:p>0</text:p>
          </table:table-cell>
          <table:table-cell table:formula="of:=[.CQ19]" office:value-type="float" office:value="0" calcext:value-type="float">
            <text:p>0</text:p>
          </table:table-cell>
          <table:table-cell table:formula="of:=[.CR19]" office:value-type="float" office:value="0" calcext:value-type="float">
            <text:p>0</text:p>
          </table:table-cell>
          <table:table-cell table:formula="of:=[.CS19]" office:value-type="float" office:value="0" calcext:value-type="float">
            <text:p>0</text:p>
          </table:table-cell>
          <table:table-cell table:formula="of:=[.CT19]" office:value-type="float" office:value="0" calcext:value-type="float">
            <text:p>0</text:p>
          </table:table-cell>
          <table:table-cell table:formula="of:=[.CU19]" office:value-type="float" office:value="0" calcext:value-type="float">
            <text:p>0</text:p>
          </table:table-cell>
          <table:table-cell table:formula="of:=[.CV19]" office:value-type="float" office:value="-10.0065543781008" calcext:value-type="float">
            <text:p>-10.0065543781008</text:p>
          </table:table-cell>
          <table:table-cell table:formula="of:=[.CW19]" office:value-type="float" office:value="-12.8572588230249" calcext:value-type="float">
            <text:p>-12.8572588230249</text:p>
          </table:table-cell>
          <table:table-cell table:formula="of:=[.CX19]" office:value-type="float" office:value="0" calcext:value-type="float">
            <text:p>0</text:p>
          </table:table-cell>
          <table:table-cell table:formula="of:=[.CY19]" office:value-type="float" office:value="0" calcext:value-type="float">
            <text:p>0</text:p>
          </table:table-cell>
          <table:table-cell table:formula="of:=[.CZ19]" office:value-type="float" office:value="0" calcext:value-type="float">
            <text:p>0</text:p>
          </table:table-cell>
          <table:table-cell table:formula="of:=[.DA19]" office:value-type="float" office:value="0" calcext:value-type="float">
            <text:p>0</text:p>
          </table:table-cell>
          <table:table-cell table:formula="of:=[.DB19]" office:value-type="float" office:value="0" calcext:value-type="float">
            <text:p>0</text:p>
          </table:table-cell>
          <table:table-cell table:formula="of:=[.DC19]" office:value-type="float" office:value="-13.9626340159546" calcext:value-type="float">
            <text:p>-13.9626340159546</text:p>
          </table:table-cell>
          <table:table-cell table:formula="of:=[.DD19]" office:value-type="float" office:value="45.8439816857177" calcext:value-type="float">
            <text:p>45.8439816857177</text:p>
          </table:table-cell>
          <table:table-cell table:formula="of:=[.DE19]" office:value-type="float" office:value="-10.9955742875643" calcext:value-type="float">
            <text:p>-10.9955742875643</text:p>
          </table:table-cell>
          <table:table-cell table:formula="of:=[.DF19]" office:value-type="float" office:value="0" calcext:value-type="float">
            <text:p>0</text:p>
          </table:table-cell>
          <table:table-cell table:formula="of:=[.DG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L19]" office:value-type="float" office:value="0" calcext:value-type="float">
            <text:p>0</text:p>
          </table:table-cell>
          <table:table-cell table:formula="of:=[.DM19]" office:value-type="float" office:value="0" calcext:value-type="float">
            <text:p>0</text:p>
          </table:table-cell>
          <table:table-cell table:formula="of:=[.DN19]" office:value-type="float" office:value="0" calcext:value-type="float">
            <text:p>0</text:p>
          </table:table-cell>
          <table:table-cell table:formula="of:=[.DO19]" office:value-type="float" office:value="0" calcext:value-type="float">
            <text:p>0</text:p>
          </table:table-cell>
          <table:table-cell table:formula="of:=[.DP19]" office:value-type="float" office:value="0" calcext:value-type="float">
            <text:p>0</text:p>
          </table:table-cell>
          <table:table-cell table:formula="of:=[.DQ19]" office:value-type="float" office:value="0" calcext:value-type="float">
            <text:p>0</text:p>
          </table:table-cell>
          <table:table-cell table:formula="of:=[.DR19]" office:value-type="float" office:value="0" calcext:value-type="float">
            <text:p>0</text:p>
          </table:table-cell>
          <table:table-cell table:formula="of:=[.DS19]" office:value-type="float" office:value="0" calcext:value-type="float">
            <text:p>0</text:p>
          </table:table-cell>
          <table:table-cell table:formula="of:=[.DT19]" office:value-type="float" office:value="0" calcext:value-type="float">
            <text:p>0</text:p>
          </table:table-cell>
          <table:table-cell table:formula="of:=[.DU19]" office:value-type="float" office:value="-10.0065543781008" calcext:value-type="float">
            <text:p>-10.0065543781008</text:p>
          </table:table-cell>
          <table:table-cell table:formula="of:=[.DV19]" office:value-type="float" office:value="-12.8572588230249" calcext:value-type="float">
            <text:p>-12.8572588230249</text:p>
          </table:table-cell>
          <table:table-cell table:formula="of:=[.DW19]" office:value-type="float" office:value="0" calcext:value-type="float">
            <text:p>0</text:p>
          </table:table-cell>
          <table:table-cell table:formula="of:=[.DX19]" office:value-type="float" office:value="0" calcext:value-type="float">
            <text:p>0</text:p>
          </table:table-cell>
          <table:table-cell table:formula="of:=[.DY19]" office:value-type="float" office:value="0" calcext:value-type="float">
            <text:p>0</text:p>
          </table:table-cell>
          <table:table-cell table:formula="of:=[.DZ19]" office:value-type="float" office:value="0" calcext:value-type="float">
            <text:p>0</text:p>
          </table:table-cell>
          <table:table-cell table:formula="of:=[.EA19]" office:value-type="float" office:value="0" calcext:value-type="float">
            <text:p>0</text:p>
          </table:table-cell>
          <table:table-cell table:formula="of:=[.EB19]" office:value-type="float" office:value="-13.9626340159546" calcext:value-type="float">
            <text:p>-13.9626340159546</text:p>
          </table:table-cell>
          <table:table-cell table:formula="of:=[.EC19]" office:value-type="float" office:value="45.8439816857177" calcext:value-type="float">
            <text:p>45.8439816857177</text:p>
          </table:table-cell>
          <table:table-cell table:formula="of:=[.ED19]" office:value-type="float" office:value="-10.9955742875643" calcext:value-type="float">
            <text:p>-10.9955742875643</text:p>
          </table:table-cell>
          <table:table-cell table:formula="of:=[.EE19]" office:value-type="float" office:value="0" calcext:value-type="float">
            <text:p>0</text:p>
          </table:table-cell>
          <table:table-cell table:formula="of:=[.EF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I19]" office:value-type="float" office:value="0" calcext:value-type="float">
            <text:p>0</text:p>
          </table:table-cell>
          <table:table-cell table:formula="of:=[.EJ19]" office:value-type="float" office:value="0" calcext:value-type="float">
            <text:p>0</text:p>
          </table:table-cell>
          <table:table-cell table:formula="of:=[.EK19]" office:value-type="float" office:value="0" calcext:value-type="float">
            <text:p>0</text:p>
          </table:table-cell>
          <table:table-cell table:formula="of:=[.EL19]" office:value-type="float" office:value="0" calcext:value-type="float">
            <text:p>0</text:p>
          </table:table-cell>
          <table:table-cell table:formula="of:=[.EM19]" office:value-type="float" office:value="0" calcext:value-type="float">
            <text:p>0</text:p>
          </table:table-cell>
          <table:table-cell table:formula="of:=[.EN19]" office:value-type="float" office:value="0" calcext:value-type="float">
            <text:p>0</text:p>
          </table:table-cell>
          <table:table-cell table:formula="of:=[.EO19]" office:value-type="float" office:value="0" calcext:value-type="float">
            <text:p>0</text:p>
          </table:table-cell>
          <table:table-cell table:formula="of:=[.EP19]" office:value-type="float" office:value="0" calcext:value-type="float">
            <text:p>0</text:p>
          </table:table-cell>
          <table:table-cell table:formula="of:=[.EQ19]" office:value-type="float" office:value="0" calcext:value-type="float">
            <text:p>0</text:p>
          </table:table-cell>
          <table:table-cell table:formula="of:=[.ER19]" office:value-type="float" office:value="-10.0065543781008" calcext:value-type="float">
            <text:p>-10.0065543781008</text:p>
          </table:table-cell>
          <table:table-cell table:formula="of:=[.ES19]" office:value-type="float" office:value="-12.8572588230249" calcext:value-type="float">
            <text:p>-12.8572588230249</text:p>
          </table:table-cell>
          <table:table-cell table:formula="of:=[.ET19]" office:value-type="float" office:value="0" calcext:value-type="float">
            <text:p>0</text:p>
          </table:table-cell>
          <table:table-cell table:formula="of:=[.EU19]" office:value-type="float" office:value="0" calcext:value-type="float">
            <text:p>0</text:p>
          </table:table-cell>
          <table:table-cell table:formula="of:=[.EV19]" office:value-type="float" office:value="0" calcext:value-type="float">
            <text:p>0</text:p>
          </table:table-cell>
          <table:table-cell table:formula="of:=[.EW19]" office:value-type="float" office:value="0" calcext:value-type="float">
            <text:p>0</text:p>
          </table:table-cell>
          <table:table-cell table:formula="of:=[.EX19]" office:value-type="float" office:value="0" calcext:value-type="float">
            <text:p>0</text:p>
          </table:table-cell>
          <table:table-cell table:formula="of:=[.EY19]" office:value-type="float" office:value="-13.9626340159546" calcext:value-type="float">
            <text:p>-13.9626340159546</text:p>
          </table:table-cell>
          <table:table-cell table:formula="of:=[.EZ19]" office:value-type="float" office:value="45.8439816857177" calcext:value-type="float">
            <text:p>45.8439816857177</text:p>
          </table:table-cell>
          <table:table-cell table:formula="of:=[.FA19]" office:value-type="float" office:value="-10.9955742875643" calcext:value-type="float">
            <text:p>-10.9955742875643</text:p>
          </table:table-cell>
          <table:table-cell table:formula="of:=[.FB19]" office:value-type="float" office:value="0" calcext:value-type="float">
            <text:p>0</text:p>
          </table:table-cell>
          <table:table-cell table:formula="of:=[.FC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F19]" office:value-type="float" office:value="0" calcext:value-type="float">
            <text:p>0</text:p>
          </table:table-cell>
          <table:table-cell table:formula="of:=[.FG19]" office:value-type="float" office:value="0" calcext:value-type="float">
            <text:p>0</text:p>
          </table:table-cell>
          <table:table-cell table:formula="of:=[.FH19]" office:value-type="float" office:value="0" calcext:value-type="float">
            <text:p>0</text:p>
          </table:table-cell>
          <table:table-cell table:formula="of:=[.FI19]" office:value-type="float" office:value="0" calcext:value-type="float">
            <text:p>0</text:p>
          </table:table-cell>
          <table:table-cell table:formula="of:=[.FJ19]" office:value-type="float" office:value="0" calcext:value-type="float">
            <text:p>0</text:p>
          </table:table-cell>
          <table:table-cell table:formula="of:=[.FK19]" office:value-type="float" office:value="0" calcext:value-type="float">
            <text:p>0</text:p>
          </table:table-cell>
          <table:table-cell table:formula="of:=[.FL19]" office:value-type="float" office:value="0" calcext:value-type="float">
            <text:p>0</text:p>
          </table:table-cell>
          <table:table-cell table:formula="of:=[.FM19]" office:value-type="float" office:value="0" calcext:value-type="float">
            <text:p>0</text:p>
          </table:table-cell>
          <table:table-cell table:formula="of:=[.FN19]" office:value-type="float" office:value="0" calcext:value-type="float">
            <text:p>0</text:p>
          </table:table-cell>
          <table:table-cell table:formula="of:=[.FO19]" office:value-type="float" office:value="-10.0065543781008" calcext:value-type="float">
            <text:p>-10.0065543781008</text:p>
          </table:table-cell>
          <table:table-cell table:formula="of:=[.FP19]" office:value-type="float" office:value="-12.8572588230249" calcext:value-type="float">
            <text:p>-12.8572588230249</text:p>
          </table:table-cell>
          <table:table-cell table:formula="of:=[.FQ19]" office:value-type="float" office:value="0" calcext:value-type="float">
            <text:p>0</text:p>
          </table:table-cell>
          <table:table-cell table:formula="of:=[.FR19]" office:value-type="float" office:value="0" calcext:value-type="float">
            <text:p>0</text:p>
          </table:table-cell>
          <table:table-cell table:formula="of:=[.FS19]" office:value-type="float" office:value="0" calcext:value-type="float">
            <text:p>0</text:p>
          </table:table-cell>
          <table:table-cell table:formula="of:=[.FT19]" office:value-type="float" office:value="0" calcext:value-type="float">
            <text:p>0</text:p>
          </table:table-cell>
          <table:table-cell table:formula="of:=[.FU19]" office:value-type="float" office:value="0" calcext:value-type="float">
            <text:p>0</text:p>
          </table:table-cell>
          <table:table-cell table:formula="of:=[.FV19]" office:value-type="float" office:value="-13.9626340159546" calcext:value-type="float">
            <text:p>-13.9626340159546</text:p>
          </table:table-cell>
          <table:table-cell table:formula="of:=[.FW19]" office:value-type="float" office:value="45.8439816857177" calcext:value-type="float">
            <text:p>45.8439816857177</text:p>
          </table:table-cell>
          <table:table-cell table:formula="of:=[.FX19]" office:value-type="float" office:value="-10.9955742875643" calcext:value-type="float">
            <text:p>-10.9955742875643</text:p>
          </table:table-cell>
          <table:table-cell table:formula="of:=[.FY19]" office:value-type="float" office:value="0" calcext:value-type="float">
            <text:p>0</text:p>
          </table:table-cell>
          <table:table-cell table:formula="of:=[.FZ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C19]" office:value-type="float" office:value="0" calcext:value-type="float">
            <text:p>0</text:p>
          </table:table-cell>
          <table:table-cell table:formula="of:=[.GD19]" office:value-type="float" office:value="0" calcext:value-type="float">
            <text:p>0</text:p>
          </table:table-cell>
          <table:table-cell table:formula="of:=[.GE19]" office:value-type="float" office:value="0" calcext:value-type="float">
            <text:p>0</text:p>
          </table:table-cell>
          <table:table-cell table:formula="of:=[.GF19]" office:value-type="float" office:value="0" calcext:value-type="float">
            <text:p>0</text:p>
          </table:table-cell>
          <table:table-cell table:formula="of:=[.GG19]" office:value-type="float" office:value="0" calcext:value-type="float">
            <text:p>0</text:p>
          </table:table-cell>
          <table:table-cell table:formula="of:=[.GH19]" office:value-type="float" office:value="0" calcext:value-type="float">
            <text:p>0</text:p>
          </table:table-cell>
          <table:table-cell table:formula="of:=[.GI19]" office:value-type="float" office:value="0" calcext:value-type="float">
            <text:p>0</text:p>
          </table:table-cell>
          <table:table-cell table:formula="of:=[.GJ19]" office:value-type="float" office:value="0" calcext:value-type="float">
            <text:p>0</text:p>
          </table:table-cell>
          <table:table-cell table:formula="of:=[.GK19]" office:value-type="float" office:value="0" calcext:value-type="float">
            <text:p>0</text:p>
          </table:table-cell>
          <table:table-cell table:formula="of:=[.GL19]" office:value-type="float" office:value="-10.0065543781008" calcext:value-type="float">
            <text:p>-10.0065543781008</text:p>
          </table:table-cell>
          <table:table-cell table:formula="of:=[.GM19]" office:value-type="float" office:value="-12.8572588230249" calcext:value-type="float">
            <text:p>-12.8572588230249</text:p>
          </table:table-cell>
          <table:table-cell table:formula="of:=[.GN19]" office:value-type="float" office:value="0" calcext:value-type="float">
            <text:p>0</text:p>
          </table:table-cell>
          <table:table-cell table:formula="of:=[.GO19]" office:value-type="float" office:value="0" calcext:value-type="float">
            <text:p>0</text:p>
          </table:table-cell>
          <table:table-cell table:formula="of:=[.GP19]" office:value-type="float" office:value="0" calcext:value-type="float">
            <text:p>0</text:p>
          </table:table-cell>
          <table:table-cell table:formula="of:=[.GQ19]" office:value-type="float" office:value="0" calcext:value-type="float">
            <text:p>0</text:p>
          </table:table-cell>
          <table:table-cell table:formula="of:=[.GR19]" office:value-type="float" office:value="0" calcext:value-type="float">
            <text:p>0</text:p>
          </table:table-cell>
          <table:table-cell table:formula="of:=[.GS19]" office:value-type="float" office:value="-13.9626340159546" calcext:value-type="float">
            <text:p>-13.9626340159546</text:p>
          </table:table-cell>
          <table:table-cell table:formula="of:=[.GT19]" office:value-type="float" office:value="45.8439816857177" calcext:value-type="float">
            <text:p>45.8439816857177</text:p>
          </table:table-cell>
          <table:table-cell table:formula="of:=[.GU19]" office:value-type="float" office:value="-10.9955742875643" calcext:value-type="float">
            <text:p>-10.9955742875643</text:p>
          </table:table-cell>
          <table:table-cell table:formula="of:=[.GV19]" office:value-type="float" office:value="0" calcext:value-type="float">
            <text:p>0</text:p>
          </table:table-cell>
          <table:table-cell table:formula="of:=[.GW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Z19]" office:value-type="float" office:value="0" calcext:value-type="float">
            <text:p>0</text:p>
          </table:table-cell>
          <table:table-cell table:formula="of:=[.HA19]" office:value-type="float" office:value="0" calcext:value-type="float">
            <text:p>0</text:p>
          </table:table-cell>
          <table:table-cell table:formula="of:=[.HB19]" office:value-type="float" office:value="0" calcext:value-type="float">
            <text:p>0</text:p>
          </table:table-cell>
          <table:table-cell table:formula="of:=[.HC19]" office:value-type="float" office:value="0" calcext:value-type="float">
            <text:p>0</text:p>
          </table:table-cell>
          <table:table-cell table:formula="of:=[.HD19]" office:value-type="float" office:value="0" calcext:value-type="float">
            <text:p>0</text:p>
          </table:table-cell>
          <table:table-cell table:formula="of:=[.HE19]" office:value-type="float" office:value="0" calcext:value-type="float">
            <text:p>0</text:p>
          </table:table-cell>
          <table:table-cell table:formula="of:=[.HF19]" office:value-type="float" office:value="0" calcext:value-type="float">
            <text:p>0</text:p>
          </table:table-cell>
          <table:table-cell table:formula="of:=[.HG19]" office:value-type="float" office:value="0" calcext:value-type="float">
            <text:p>0</text:p>
          </table:table-cell>
          <table:table-cell table:formula="of:=[.HH19]" office:value-type="float" office:value="0" calcext:value-type="float">
            <text:p>0</text:p>
          </table:table-cell>
          <table:table-cell table:formula="of:=[.HI19]" office:value-type="float" office:value="-10.0065543781008" calcext:value-type="float">
            <text:p>-10.0065543781008</text:p>
          </table:table-cell>
          <table:table-cell table:formula="of:=[.HJ19]" office:value-type="float" office:value="-12.8572588230249" calcext:value-type="float">
            <text:p>-12.8572588230249</text:p>
          </table:table-cell>
          <table:table-cell table:formula="of:=[.HK19]" office:value-type="float" office:value="0" calcext:value-type="float">
            <text:p>0</text:p>
          </table:table-cell>
          <table:table-cell table:formula="of:=[.HL19]" office:value-type="float" office:value="0" calcext:value-type="float">
            <text:p>0</text:p>
          </table:table-cell>
          <table:table-cell table:formula="of:=[.HM19]" office:value-type="float" office:value="0" calcext:value-type="float">
            <text:p>0</text:p>
          </table:table-cell>
          <table:table-cell table:formula="of:=[.HN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Q19]" office:value-type="float" office:value="45.8439816857177" calcext:value-type="float">
            <text:p>45.8439816857177</text:p>
          </table:table-cell>
          <table:table-cell table:formula="of:=[.HR19]" office:value-type="float" office:value="-10.9955742875643" calcext:value-type="float">
            <text:p>-10.9955742875643</text:p>
          </table:table-cell>
          <table:table-cell table:formula="of:=[.HS19]" office:value-type="float" office:value="0" calcext:value-type="float">
            <text:p>0</text:p>
          </table:table-cell>
          <table:table-cell table:formula="of:=[.HT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W19]" office:value-type="float" office:value="0" calcext:value-type="float">
            <text:p>0</text:p>
          </table:table-cell>
          <table:table-cell table:formula="of:=[.HX19]" office:value-type="float" office:value="0" calcext:value-type="float">
            <text:p>0</text:p>
          </table:table-cell>
          <table:table-cell table:formula="of:=[.HY19]" office:value-type="float" office:value="0" calcext:value-type="float">
            <text:p>0</text:p>
          </table:table-cell>
          <table:table-cell table:formula="of:=[.HZ19]" office:value-type="float" office:value="0" calcext:value-type="float">
            <text:p>0</text:p>
          </table:table-cell>
          <table:table-cell table:formula="of:=[.IA19]" office:value-type="float" office:value="0" calcext:value-type="float">
            <text:p>0</text:p>
          </table:table-cell>
          <table:table-cell table:formula="of:=[.IB19]" office:value-type="float" office:value="0" calcext:value-type="float">
            <text:p>0</text:p>
          </table:table-cell>
          <table:table-cell table:formula="of:=[.IC19]" office:value-type="float" office:value="0" calcext:value-type="float">
            <text:p>0</text:p>
          </table:table-cell>
          <table:table-cell table:formula="of:=[.ID19]" office:value-type="float" office:value="0" calcext:value-type="float">
            <text:p>0</text:p>
          </table:table-cell>
          <table:table-cell table:formula="of:=[.IE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H19]" office:value-type="float" office:value="0" calcext:value-type="float">
            <text:p>0</text:p>
          </table:table-cell>
          <table:table-cell table:formula="of:=[.II19]" office:value-type="float" office:value="0" calcext:value-type="float">
            <text:p>0</text:p>
          </table:table-cell>
          <table:table-cell table:formula="of:=[.IJ19]" office:value-type="float" office:value="0" calcext:value-type="float">
            <text:p>0</text:p>
          </table:table-cell>
          <table:table-cell table:formula="of:=[.IK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P19]" office:value-type="float" office:value="0" calcext:value-type="float">
            <text:p>0</text:p>
          </table:table-cell>
          <table:table-cell table:formula="of:=[.IQ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T19]" office:value-type="float" office:value="0" calcext:value-type="float">
            <text:p>0</text:p>
          </table:table-cell>
          <table:table-cell table:formula="of:=[.IU19]" office:value-type="float" office:value="0" calcext:value-type="float">
            <text:p>0</text:p>
          </table:table-cell>
          <table:table-cell table:formula="of:=[.IV19]" office:value-type="float" office:value="0" calcext:value-type="float">
            <text:p>0</text:p>
          </table:table-cell>
          <table:table-cell table:formula="of:=[.IW19]" office:value-type="float" office:value="0" calcext:value-type="float">
            <text:p>0</text:p>
          </table:table-cell>
          <table:table-cell table:formula="of:=[.IX19]" office:value-type="float" office:value="0" calcext:value-type="float">
            <text:p>0</text:p>
          </table:table-cell>
          <table:table-cell table:formula="of:=[.IY19]" office:value-type="float" office:value="0" calcext:value-type="float">
            <text:p>0</text:p>
          </table:table-cell>
          <table:table-cell table:formula="of:=[.IZ19]" office:value-type="float" office:value="0" calcext:value-type="float">
            <text:p>0</text:p>
          </table:table-cell>
          <table:table-cell table:formula="of:=[.JA19]" office:value-type="float" office:value="0" calcext:value-type="float">
            <text:p>0</text:p>
          </table:table-cell>
          <table:table-cell table:formula="of:=[.JB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E19]" office:value-type="float" office:value="0" calcext:value-type="float">
            <text:p>0</text:p>
          </table:table-cell>
          <table:table-cell table:formula="of:=[.JF19]" office:value-type="float" office:value="0" calcext:value-type="float">
            <text:p>0</text:p>
          </table:table-cell>
          <table:table-cell table:formula="of:=[.JG19]" office:value-type="float" office:value="0" calcext:value-type="float">
            <text:p>0</text:p>
          </table:table-cell>
          <table:table-cell table:formula="of:=[.JH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M19]" office:value-type="float" office:value="0" calcext:value-type="float">
            <text:p>0</text:p>
          </table:table-cell>
          <table:table-cell table:formula="of:=[.JN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JQ19]" office:value-type="float" office:value="0" calcext:value-type="float">
            <text:p>0</text:p>
          </table:table-cell>
          <table:table-cell table:formula="of:=[.JR19]" office:value-type="float" office:value="0" calcext:value-type="float">
            <text:p>0</text:p>
          </table:table-cell>
          <table:table-cell table:formula="of:=[.JS19]" office:value-type="float" office:value="0" calcext:value-type="float">
            <text:p>0</text:p>
          </table:table-cell>
          <table:table-cell table:formula="of:=[.JT19]" office:value-type="float" office:value="0" calcext:value-type="float">
            <text:p>0</text:p>
          </table:table-cell>
          <table:table-cell table:formula="of:=[.JU19]" office:value-type="float" office:value="0" calcext:value-type="float">
            <text:p>0</text:p>
          </table:table-cell>
          <table:table-cell table:formula="of:=[.JV19]" office:value-type="float" office:value="0" calcext:value-type="float">
            <text:p>0</text:p>
          </table:table-cell>
          <table:table-cell table:formula="of:=[.JW19]" office:value-type="float" office:value="0" calcext:value-type="float">
            <text:p>0</text:p>
          </table:table-cell>
          <table:table-cell table:formula="of:=[.JX19]" office:value-type="float" office:value="0" calcext:value-type="float">
            <text:p>0</text:p>
          </table:table-cell>
          <table:table-cell table:formula="of:=[.JY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B19]" office:value-type="float" office:value="0" calcext:value-type="float">
            <text:p>0</text:p>
          </table:table-cell>
          <table:table-cell table:formula="of:=[.KC19]" office:value-type="float" office:value="0" calcext:value-type="float">
            <text:p>0</text:p>
          </table:table-cell>
          <table:table-cell table:formula="of:=[.KD19]" office:value-type="float" office:value="0" calcext:value-type="float">
            <text:p>0</text:p>
          </table:table-cell>
          <table:table-cell table:formula="of:=[.KE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J19]" office:value-type="float" office:value="0" calcext:value-type="float">
            <text:p>0</text:p>
          </table:table-cell>
          <table:table-cell table:formula="of:=[.KK19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N19]" office:value-type="float" office:value="0" calcext:value-type="float">
            <text:p>0</text:p>
          </table:table-cell>
          <table:table-cell table:formula="of:=[.KO19]" office:value-type="float" office:value="0" calcext:value-type="float">
            <text:p>0</text:p>
          </table:table-cell>
          <table:table-cell table:formula="of:=[.KP19]" office:value-type="float" office:value="0" calcext:value-type="float">
            <text:p>0</text:p>
          </table:table-cell>
          <table:table-cell table:formula="of:=[.KQ19]" office:value-type="float" office:value="0" calcext:value-type="float">
            <text:p>0</text:p>
          </table:table-cell>
          <table:table-cell table:formula="of:=[.KR19]" office:value-type="float" office:value="0" calcext:value-type="float">
            <text:p>0</text:p>
          </table:table-cell>
          <table:table-cell table:formula="of:=[.KS19]" office:value-type="float" office:value="0" calcext:value-type="float">
            <text:p>0</text:p>
          </table:table-cell>
          <table:table-cell table:formula="of:=[.KT19]" office:value-type="float" office:value="0" calcext:value-type="float">
            <text:p>0</text:p>
          </table:table-cell>
          <table:table-cell table:formula="of:=[.KU19]" office:value-type="float" office:value="0" calcext:value-type="float">
            <text:p>0</text:p>
          </table:table-cell>
          <table:table-cell table:formula="of:=[.KV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Y19]" office:value-type="float" office:value="0" calcext:value-type="float">
            <text:p>0</text:p>
          </table:table-cell>
          <table:table-cell table:formula="of:=[.KZ19]" office:value-type="float" office:value="0" calcext:value-type="float">
            <text:p>0</text:p>
          </table:table-cell>
          <table:table-cell table:formula="of:=[.LA19]" office:value-type="float" office:value="0" calcext:value-type="float">
            <text:p>0</text:p>
          </table:table-cell>
          <table:table-cell table:formula="of:=[.LB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G19]" office:value-type="float" office:value="0" calcext:value-type="float">
            <text:p>0</text:p>
          </table:table-cell>
          <table:table-cell table:formula="of:=[.LH1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19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0]*[.E20]-[.F20]*[.C20]" office:value-type="float" office:value="-6" calcext:value-type="float">
            <text:p>-6</text:p>
          </table:table-cell>
          <table:table-cell table:formula="of:=[.F20]*[.A20]-[.B20]*[.E20]" office:value-type="float" office:value="3" calcext:value-type="float">
            <text:p>3</text:p>
          </table:table-cell>
          <table:table-cell table:formula="of:=[.B20]*[.C20]-[.D20]*[.A20]" office:value-type="float" office:value="1.5" calcext:value-type="float">
            <text:p>1.5</text:p>
          </table:table-cell>
          <table:table-cell table:formula="of:=[.C20]-[.E20]" office:value-type="float" office:value="0" calcext:value-type="float">
            <text:p>0</text:p>
          </table:table-cell>
          <table:table-cell table:formula="of:=[.E20]-[.A20]" office:value-type="float" office:value="1.5" calcext:value-type="float">
            <text:p>1.5</text:p>
          </table:table-cell>
          <table:table-cell table:formula="of:=[.A20]-[.C20]" office:value-type="float" office:value="-1.5" calcext:value-type="float">
            <text:p>-1.5</text:p>
          </table:table-cell>
          <table:table-cell table:formula="of:=[.F20]-[.B20]" office:value-type="float" office:value="1.5" calcext:value-type="float">
            <text:p>1.5</text:p>
          </table:table-cell>
          <table:table-cell table:formula="of:=[.B20]-[.F20]" office:value-type="float" office:value="-1.5" calcext:value-type="float">
            <text:p>-1.5</text:p>
          </table:table-cell>
          <table:table-cell table:formula="of:=[.D20]-[.B20]" office:value-type="float" office:value="0.5" calcext:value-type="float">
            <text:p>0.5</text:p>
          </table:table-cell>
          <table:table-cell table:formula="of:=0.5*([.A20]*([.D20]-[.F20]) + [.C20]*([.F20]-[.B20]) + [.E20]*([.B20]-[.D20]))" office:value-type="float" office:value="0.75" calcext:value-type="float">
            <text:p>0.75</text:p>
          </table:table-cell>
          <table:table-cell table:formula="of:=([.B20]+[.D20]+[.F20])/3" office:value-type="float" office:value="3.16666666666667" calcext:value-type="float">
            <text:p>3.16666666666667</text:p>
          </table:table-cell>
          <table:table-cell table:number-columns-repeated="4"/>
          <table:table-cell table:formula="of:=[.J20]*[.J20]+[.M20]*[.M20]" office:value-type="float" office:value="2.25" calcext:value-type="float">
            <text:p>2.25</text:p>
          </table:table-cell>
          <table:table-cell table:formula="of:=[.J20]*[.K20]+[.M20]*[.N20]" office:value-type="float" office:value="-2.25" calcext:value-type="float">
            <text:p>-2.25</text:p>
          </table:table-cell>
          <table:table-cell table:formula="of:=[.J20]*[.L20]+[.M20]*[.O20]" office:value-type="float" office:value="0.75" calcext:value-type="float">
            <text:p>0.75</text:p>
          </table:table-cell>
          <table:table-cell table:formula="of:=[.K20]*[.K20]+[.N20]*[.N20]" office:value-type="float" office:value="4.5" calcext:value-type="float">
            <text:p>4.5</text:p>
          </table:table-cell>
          <table:table-cell table:formula="of:=[.K20]*[.L20]+[.N20]*[.O20]" office:value-type="float" office:value="-3" calcext:value-type="float">
            <text:p>-3</text:p>
          </table:table-cell>
          <table:table-cell table:formula="of:=[.L20]*[.L20]+[.O20]*[.O20]" office:value-type="float" office:value="2.5" calcext:value-type="float">
            <text:p>2.5</text:p>
          </table:table-cell>
          <table:table-cell table:formula="of:=PI()*[.$Q20]/(2*[.$P20])*[.V20]" office:value-type="float" office:value="14.9225651045515" calcext:value-type="float">
            <text:p>14.9225651045515</text:p>
          </table:table-cell>
          <table:table-cell table:formula="of:=PI()*[.$Q20]/(2*[.$P20])*[.W20]" office:value-type="float" office:value="-14.9225651045515" calcext:value-type="float">
            <text:p>-14.9225651045515</text:p>
          </table:table-cell>
          <table:table-cell table:formula="of:=PI()*[.$Q20]/(2*[.$P20])*[.X20]" office:value-type="float" office:value="4.97418836818384" calcext:value-type="float">
            <text:p>4.97418836818384</text:p>
          </table:table-cell>
          <table:table-cell table:formula="of:=PI()*[.$Q20]/(2*[.$P20])*[.Y20]" office:value-type="float" office:value="29.845130209103" calcext:value-type="float">
            <text:p>29.845130209103</text:p>
          </table:table-cell>
          <table:table-cell table:formula="of:=PI()*[.$Q20]/(2*[.$P20])*[.Z20]" office:value-type="float" office:value="-19.8967534727354" calcext:value-type="float">
            <text:p>-19.8967534727354</text:p>
          </table:table-cell>
          <table:table-cell table:formula="of:=PI()*[.$Q20]/(2*[.$P20])*[.AA20]" office:value-type="float" office:value="16.5806278939461" calcext:value-type="float">
            <text:p>16.5806278939461</text:p>
          </table:table-cell>
          <table:table-cell table:number-columns-repeated="8"/>
          <table:table-cell table:formula="of:=[.AK18]" office:value-type="float" office:value="4.0724349213201" calcext:value-type="float">
            <text:p>4.0724349213201</text:p>
          </table:table-cell>
          <table:table-cell table:formula="of:=[.AM18]" office:value-type="float" office:value="-7.7376263505082" calcext:value-type="float">
            <text:p>-7.7376263505082</text:p>
          </table:table-cell>
          <table:table-cell table:formula="of:=[.AN18]" office:value-type="float" office:value="5.29416539771613" calcext:value-type="float">
            <text:p>5.2941653977161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P20]+[.BP42]+[.BP64]+[.BP86]+[.BP108]+[.BP130]+[.BP152]+[.BP174]+[.BP196]+[.BP218]+[.BP240]+[.BP262]+[.BP284]+[.BP306]+[.BP328]+[.BP350]+[.BP372]+[.BP394]+[.BP416]+[.BP438]+[.BP460]+[.BP482]+[.BP504]+[.BP526]" office:value-type="float" office:value="0" calcext:value-type="float">
            <text:p>0</text:p>
          </table:table-cell>
          <table:table-cell table:formula="of:=[.BQ20]+[.BQ42]+[.BQ64]+[.BQ86]+[.BQ108]+[.BQ130]+[.BQ152]+[.BQ174]+[.BQ196]+[.BQ218]+[.BQ240]+[.BQ262]+[.BQ284]+[.BQ306]+[.BQ328]+[.BQ350]+[.BQ372]+[.BQ394]+[.BQ416]+[.BQ438]+[.BQ460]+[.BQ482]+[.BQ504]+[.BQ526]" office:value-type="float" office:value="0" calcext:value-type="float">
            <text:p>0</text:p>
          </table:table-cell>
          <table:table-cell table:formula="of:=[.BR20]+[.BR42]+[.BR64]+[.BR86]+[.BR108]+[.BR130]+[.BR152]+[.BR174]+[.BR196]+[.BR218]+[.BR240]+[.BR262]+[.BR284]+[.BR306]+[.BR328]+[.BR350]+[.BR372]+[.BR394]+[.BR416]+[.BR438]+[.BR460]+[.BR482]+[.BR504]+[.BR526]" office:value-type="float" office:value="0" calcext:value-type="float">
            <text:p>0</text:p>
          </table:table-cell>
          <table:table-cell table:formula="of:=[.BS20]+[.BS42]+[.BS64]+[.BS86]+[.BS108]+[.BS130]+[.BS152]+[.BS174]+[.BS196]+[.BS218]+[.BS240]+[.BS262]+[.BS284]+[.BS306]+[.BS328]+[.BS350]+[.BS372]+[.BS394]+[.BS416]+[.BS438]+[.BS460]+[.BS482]+[.BS504]+[.BS526]" office:value-type="float" office:value="0" calcext:value-type="float">
            <text:p>0</text:p>
          </table:table-cell>
          <table:table-cell table:formula="of:=[.BT20]+[.BT42]+[.BT64]+[.BT86]+[.BT108]+[.BT130]+[.BT152]+[.BT174]+[.BT196]+[.BT218]+[.BT240]+[.BT262]+[.BT284]+[.BT306]+[.BT328]+[.BT350]+[.BT372]+[.BT394]+[.BT416]+[.BT438]+[.BT460]+[.BT482]+[.BT504]+[.BT526]" office:value-type="float" office:value="0" calcext:value-type="float">
            <text:p>0</text:p>
          </table:table-cell>
          <table:table-cell table:formula="of:=[.BU20]+[.BU42]+[.BU64]+[.BU86]+[.BU108]+[.BU130]+[.BU152]+[.BU174]+[.BU196]+[.BU218]+[.BU240]+[.BU262]+[.BU284]+[.BU306]+[.BU328]+[.BU350]+[.BU372]+[.BU394]+[.BU416]+[.BU438]+[.BU460]+[.BU482]+[.BU504]+[.BU526]" office:value-type="float" office:value="0" calcext:value-type="float">
            <text:p>0</text:p>
          </table:table-cell>
          <table:table-cell table:formula="of:=[.BV20]+[.BV42]+[.BV64]+[.BV86]+[.BV108]+[.BV130]+[.BV152]+[.BV174]+[.BV196]+[.BV218]+[.BV240]+[.BV262]+[.BV284]+[.BV306]+[.BV328]+[.BV350]+[.BV372]+[.BV394]+[.BV416]+[.BV438]+[.BV460]+[.BV482]+[.BV504]+[.BV526]" office:value-type="float" office:value="0" calcext:value-type="float">
            <text:p>0</text:p>
          </table:table-cell>
          <table:table-cell table:formula="of:=[.BW20]+[.BW42]+[.BW64]+[.BW86]+[.BW108]+[.BW130]+[.BW152]+[.BW174]+[.BW196]+[.BW218]+[.BW240]+[.BW262]+[.BW284]+[.BW306]+[.BW328]+[.BW350]+[.BW372]+[.BW394]+[.BW416]+[.BW438]+[.BW460]+[.BW482]+[.BW504]+[.BW526]" office:value-type="float" office:value="0" calcext:value-type="float">
            <text:p>0</text:p>
          </table:table-cell>
          <table:table-cell table:formula="of:=[.BX20]+[.BX42]+[.BX64]+[.BX86]+[.BX108]+[.BX130]+[.BX152]+[.BX174]+[.BX196]+[.BX218]+[.BX240]+[.BX262]+[.BX284]+[.BX306]+[.BX328]+[.BX350]+[.BX372]+[.BX394]+[.BX416]+[.BX438]+[.BX460]+[.BX482]+[.BX504]+[.BX526]" office:value-type="float" office:value="0" calcext:value-type="float">
            <text:p>0</text:p>
          </table:table-cell>
          <table:table-cell table:formula="of:=[.BY20]+[.BY42]+[.BY64]+[.BY86]+[.BY108]+[.BY130]+[.BY152]+[.BY174]+[.BY196]+[.BY218]+[.BY240]+[.BY262]+[.BY284]+[.BY306]+[.BY328]+[.BY350]+[.BY372]+[.BY394]+[.BY416]+[.BY438]+[.BY460]+[.BY482]+[.BY504]+[.BY526]" office:value-type="float" office:value="0" calcext:value-type="float">
            <text:p>0</text:p>
          </table:table-cell>
          <table:table-cell table:formula="of:=[.BZ20]+[.BZ42]+[.BZ64]+[.BZ86]+[.BZ108]+[.BZ130]+[.BZ152]+[.BZ174]+[.BZ196]+[.BZ218]+[.BZ240]+[.BZ262]+[.BZ284]+[.BZ306]+[.BZ328]+[.BZ350]+[.BZ372]+[.BZ394]+[.BZ416]+[.BZ438]+[.BZ460]+[.BZ482]+[.BZ504]+[.BZ526]" office:value-type="float" office:value="-6.02138591938044" calcext:value-type="float">
            <text:p>-6.02138591938044</text:p>
          </table:table-cell>
          <table:table-cell table:formula="of:=[.CA20]+[.CA42]+[.CA64]+[.CA86]+[.CA108]+[.CA130]+[.CA152]+[.CA174]+[.CA196]+[.CA218]+[.CA240]+[.CA262]+[.CA284]+[.CA306]+[.CA328]+[.CA350]+[.CA372]+[.CA394]+[.CA416]+[.CA438]+[.CA460]+[.CA482]+[.CA504]+[.CA526]" office:value-type="float" office:value="-29.4960643587042" calcext:value-type="float">
            <text:p>-29.4960643587042</text:p>
          </table:table-cell>
          <table:table-cell table:formula="of:=[.CB20]+[.CB42]+[.CB64]+[.CB86]+[.CB108]+[.CB130]+[.CB152]+[.CB174]+[.CB196]+[.CB218]+[.CB240]+[.CB262]+[.CB284]+[.CB306]+[.CB328]+[.CB350]+[.CB372]+[.CB394]+[.CB416]+[.CB438]+[.CB460]+[.CB482]+[.CB504]+[.CB526]" office:value-type="float" office:value="0" calcext:value-type="float">
            <text:p>0</text:p>
          </table:table-cell>
          <table:table-cell table:formula="of:=[.CC20]+[.CC42]+[.CC64]+[.CC86]+[.CC108]+[.CC130]+[.CC152]+[.CC174]+[.CC196]+[.CC218]+[.CC240]+[.CC262]+[.CC284]+[.CC306]+[.CC328]+[.CC350]+[.CC372]+[.CC394]+[.CC416]+[.CC438]+[.CC460]+[.CC482]+[.CC504]+[.CC526]" office:value-type="float" office:value="0" calcext:value-type="float">
            <text:p>0</text:p>
          </table:table-cell>
          <table:table-cell table:formula="of:=[.CD20]+[.CD42]+[.CD64]+[.CD86]+[.CD108]+[.CD130]+[.CD152]+[.CD174]+[.CD196]+[.CD218]+[.CD240]+[.CD262]+[.CD284]+[.CD306]+[.CD328]+[.CD350]+[.CD372]+[.CD394]+[.CD416]+[.CD438]+[.CD460]+[.CD482]+[.CD504]+[.CD526]" office:value-type="float" office:value="0" calcext:value-type="float">
            <text:p>0</text:p>
          </table:table-cell>
          <table:table-cell table:formula="of:=[.CE20]+[.CE42]+[.CE64]+[.CE86]+[.CE108]+[.CE130]+[.CE152]+[.CE174]+[.CE196]+[.CE218]+[.CE240]+[.CE262]+[.CE284]+[.CE306]+[.CE328]+[.CE350]+[.CE372]+[.CE394]+[.CE416]+[.CE438]+[.CE460]+[.CE482]+[.CE504]+[.CE526]" office:value-type="float" office:value="0" calcext:value-type="float">
            <text:p>0</text:p>
          </table:table-cell>
          <table:table-cell table:formula="of:=[.CF20]+[.CF42]+[.CF64]+[.CF86]+[.CF108]+[.CF130]+[.CF152]+[.CF174]+[.CF196]+[.CF218]+[.CF240]+[.CF262]+[.CF284]+[.CF306]+[.CF328]+[.CF350]+[.CF372]+[.CF394]+[.CF416]+[.CF438]+[.CF460]+[.CF482]+[.CF504]+[.CF526]" office:value-type="float" office:value="0" calcext:value-type="float">
            <text:p>0</text:p>
          </table:table-cell>
          <table:table-cell table:formula="of:=[.CG20]+[.CG42]+[.CG64]+[.CG86]+[.CG108]+[.CG130]+[.CG152]+[.CG174]+[.CG196]+[.CG218]+[.CG240]+[.CG262]+[.CG284]+[.CG306]+[.CG328]+[.CG350]+[.CG372]+[.CG394]+[.CG416]+[.CG438]+[.CG460]+[.CG482]+[.CG504]+[.CG526]" office:value-type="float" office:value="-10.9955742875643" calcext:value-type="float">
            <text:p>-10.9955742875643</text:p>
          </table:table-cell>
          <table:table-cell table:formula="of:=[.CH20]+[.CH42]+[.CH64]+[.CH86]+[.CH108]+[.CH130]+[.CH152]+[.CH174]+[.CH196]+[.CH218]+[.CH240]+[.CH262]+[.CH284]+[.CH306]+[.CH328]+[.CH350]+[.CH372]+[.CH394]+[.CH416]+[.CH438]+[.CH460]+[.CH482]+[.CH504]+[.CH526]" office:value-type="float" office:value="52.5344104850293" calcext:value-type="float">
            <text:p>52.5344104850293</text:p>
          </table:table-cell>
          <table:table-cell table:formula="of:=[.CI20]+[.CI42]+[.CI64]+[.CI86]+[.CI108]+[.CI130]+[.CI152]+[.CI174]+[.CI196]+[.CI218]+[.CI240]+[.CI262]+[.CI284]+[.CI306]+[.CI328]+[.CI350]+[.CI372]+[.CI394]+[.CI416]+[.CI438]+[.CI460]+[.CI482]+[.CI504]+[.CI526]" office:value-type="float" office:value="-7.67944870877505" calcext:value-type="float">
            <text:p>-7.67944870877505</text:p>
          </table:table-cell>
          <table:table-cell table:formula="of:=[.CJ20]+[.CJ42]+[.CJ64]+[.CJ86]+[.CJ108]+[.CJ130]+[.CJ152]+[.CJ174]+[.CJ196]+[.CJ218]+[.CJ240]+[.CJ262]+[.CJ284]+[.CJ306]+[.CJ328]+[.CJ350]+[.CJ372]+[.CJ394]+[.CJ416]+[.CJ438]+[.CJ460]+[.CJ482]+[.CJ504]+[.CJ526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M20]" office:value-type="float" office:value="0" calcext:value-type="float">
            <text:p>0</text:p>
          </table:table-cell>
          <table:table-cell table:formula="of:=[.CN20]" office:value-type="float" office:value="0" calcext:value-type="float">
            <text:p>0</text:p>
          </table:table-cell>
          <table:table-cell table:formula="of:=[.CO20]" office:value-type="float" office:value="0" calcext:value-type="float">
            <text:p>0</text:p>
          </table:table-cell>
          <table:table-cell table:formula="of:=[.CP20]" office:value-type="float" office:value="0" calcext:value-type="float">
            <text:p>0</text:p>
          </table:table-cell>
          <table:table-cell table:formula="of:=[.CQ20]" office:value-type="float" office:value="0" calcext:value-type="float">
            <text:p>0</text:p>
          </table:table-cell>
          <table:table-cell table:formula="of:=[.CR20]" office:value-type="float" office:value="0" calcext:value-type="float">
            <text:p>0</text:p>
          </table:table-cell>
          <table:table-cell table:formula="of:=[.CS20]" office:value-type="float" office:value="0" calcext:value-type="float">
            <text:p>0</text:p>
          </table:table-cell>
          <table:table-cell table:formula="of:=[.CT20]" office:value-type="float" office:value="0" calcext:value-type="float">
            <text:p>0</text:p>
          </table:table-cell>
          <table:table-cell table:formula="of:=[.CU20]" office:value-type="float" office:value="0" calcext:value-type="float">
            <text:p>0</text:p>
          </table:table-cell>
          <table:table-cell table:formula="of:=[.CV20]" office:value-type="float" office:value="0" calcext:value-type="float">
            <text:p>0</text:p>
          </table:table-cell>
          <table:table-cell table:formula="of:=[.CW20]" office:value-type="float" office:value="-6.02138591938044" calcext:value-type="float">
            <text:p>-6.02138591938044</text:p>
          </table:table-cell>
          <table:table-cell table:formula="of:=[.CX20]" office:value-type="float" office:value="-29.4960643587042" calcext:value-type="float">
            <text:p>-29.4960643587042</text:p>
          </table:table-cell>
          <table:table-cell table:formula="of:=[.CY20]" office:value-type="float" office:value="0" calcext:value-type="float">
            <text:p>0</text:p>
          </table:table-cell>
          <table:table-cell table:formula="of:=[.CZ20]" office:value-type="float" office:value="0" calcext:value-type="float">
            <text:p>0</text:p>
          </table:table-cell>
          <table:table-cell table:formula="of:=[.DA20]" office:value-type="float" office:value="0" calcext:value-type="float">
            <text:p>0</text:p>
          </table:table-cell>
          <table:table-cell table:formula="of:=[.DB20]" office:value-type="float" office:value="0" calcext:value-type="float">
            <text:p>0</text:p>
          </table:table-cell>
          <table:table-cell table:formula="of:=[.DC20]" office:value-type="float" office:value="0" calcext:value-type="float">
            <text:p>0</text:p>
          </table:table-cell>
          <table:table-cell table:formula="of:=[.DD20]" office:value-type="float" office:value="-10.9955742875643" calcext:value-type="float">
            <text:p>-10.9955742875643</text:p>
          </table:table-cell>
          <table:table-cell table:formula="of:=[.DE20]" office:value-type="float" office:value="52.5344104850293" calcext:value-type="float">
            <text:p>52.5344104850293</text:p>
          </table:table-cell>
          <table:table-cell table:formula="of:=[.DF20]" office:value-type="float" office:value="-7.67944870877505" calcext:value-type="float">
            <text:p>-7.67944870877505</text:p>
          </table:table-cell>
          <table:table-cell table:formula="of:=[.DG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L20]" office:value-type="float" office:value="0" calcext:value-type="float">
            <text:p>0</text:p>
          </table:table-cell>
          <table:table-cell table:formula="of:=[.DM20]" office:value-type="float" office:value="0" calcext:value-type="float">
            <text:p>0</text:p>
          </table:table-cell>
          <table:table-cell table:formula="of:=[.DN20]" office:value-type="float" office:value="0" calcext:value-type="float">
            <text:p>0</text:p>
          </table:table-cell>
          <table:table-cell table:formula="of:=[.DO20]" office:value-type="float" office:value="0" calcext:value-type="float">
            <text:p>0</text:p>
          </table:table-cell>
          <table:table-cell table:formula="of:=[.DP20]" office:value-type="float" office:value="0" calcext:value-type="float">
            <text:p>0</text:p>
          </table:table-cell>
          <table:table-cell table:formula="of:=[.DQ20]" office:value-type="float" office:value="0" calcext:value-type="float">
            <text:p>0</text:p>
          </table:table-cell>
          <table:table-cell table:formula="of:=[.DR20]" office:value-type="float" office:value="0" calcext:value-type="float">
            <text:p>0</text:p>
          </table:table-cell>
          <table:table-cell table:formula="of:=[.DS20]" office:value-type="float" office:value="0" calcext:value-type="float">
            <text:p>0</text:p>
          </table:table-cell>
          <table:table-cell table:formula="of:=[.DT20]" office:value-type="float" office:value="0" calcext:value-type="float">
            <text:p>0</text:p>
          </table:table-cell>
          <table:table-cell table:formula="of:=[.DU20]" office:value-type="float" office:value="0" calcext:value-type="float">
            <text:p>0</text:p>
          </table:table-cell>
          <table:table-cell table:formula="of:=[.DV20]" office:value-type="float" office:value="-6.02138591938044" calcext:value-type="float">
            <text:p>-6.02138591938044</text:p>
          </table:table-cell>
          <table:table-cell table:formula="of:=[.DW20]" office:value-type="float" office:value="-29.4960643587042" calcext:value-type="float">
            <text:p>-29.4960643587042</text:p>
          </table:table-cell>
          <table:table-cell table:formula="of:=[.DX20]" office:value-type="float" office:value="0" calcext:value-type="float">
            <text:p>0</text:p>
          </table:table-cell>
          <table:table-cell table:formula="of:=[.DY20]" office:value-type="float" office:value="0" calcext:value-type="float">
            <text:p>0</text:p>
          </table:table-cell>
          <table:table-cell table:formula="of:=[.DZ20]" office:value-type="float" office:value="0" calcext:value-type="float">
            <text:p>0</text:p>
          </table:table-cell>
          <table:table-cell table:formula="of:=[.EA20]" office:value-type="float" office:value="0" calcext:value-type="float">
            <text:p>0</text:p>
          </table:table-cell>
          <table:table-cell table:formula="of:=[.EB20]" office:value-type="float" office:value="0" calcext:value-type="float">
            <text:p>0</text:p>
          </table:table-cell>
          <table:table-cell table:formula="of:=[.EC20]" office:value-type="float" office:value="-10.9955742875643" calcext:value-type="float">
            <text:p>-10.9955742875643</text:p>
          </table:table-cell>
          <table:table-cell table:formula="of:=[.ED20]" office:value-type="float" office:value="52.5344104850293" calcext:value-type="float">
            <text:p>52.5344104850293</text:p>
          </table:table-cell>
          <table:table-cell table:formula="of:=[.EE20]" office:value-type="float" office:value="-7.67944870877505" calcext:value-type="float">
            <text:p>-7.67944870877505</text:p>
          </table:table-cell>
          <table:table-cell table:formula="of:=[.EF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I20]" office:value-type="float" office:value="0" calcext:value-type="float">
            <text:p>0</text:p>
          </table:table-cell>
          <table:table-cell table:formula="of:=[.EJ20]" office:value-type="float" office:value="0" calcext:value-type="float">
            <text:p>0</text:p>
          </table:table-cell>
          <table:table-cell table:formula="of:=[.EK20]" office:value-type="float" office:value="0" calcext:value-type="float">
            <text:p>0</text:p>
          </table:table-cell>
          <table:table-cell table:formula="of:=[.EL20]" office:value-type="float" office:value="0" calcext:value-type="float">
            <text:p>0</text:p>
          </table:table-cell>
          <table:table-cell table:formula="of:=[.EM20]" office:value-type="float" office:value="0" calcext:value-type="float">
            <text:p>0</text:p>
          </table:table-cell>
          <table:table-cell table:formula="of:=[.EN20]" office:value-type="float" office:value="0" calcext:value-type="float">
            <text:p>0</text:p>
          </table:table-cell>
          <table:table-cell table:formula="of:=[.EO20]" office:value-type="float" office:value="0" calcext:value-type="float">
            <text:p>0</text:p>
          </table:table-cell>
          <table:table-cell table:formula="of:=[.EP20]" office:value-type="float" office:value="0" calcext:value-type="float">
            <text:p>0</text:p>
          </table:table-cell>
          <table:table-cell table:formula="of:=[.EQ20]" office:value-type="float" office:value="0" calcext:value-type="float">
            <text:p>0</text:p>
          </table:table-cell>
          <table:table-cell table:formula="of:=[.ER20]" office:value-type="float" office:value="0" calcext:value-type="float">
            <text:p>0</text:p>
          </table:table-cell>
          <table:table-cell table:formula="of:=[.ES20]" office:value-type="float" office:value="-6.02138591938044" calcext:value-type="float">
            <text:p>-6.02138591938044</text:p>
          </table:table-cell>
          <table:table-cell table:formula="of:=[.ET20]" office:value-type="float" office:value="-29.4960643587042" calcext:value-type="float">
            <text:p>-29.4960643587042</text:p>
          </table:table-cell>
          <table:table-cell table:formula="of:=[.EU20]" office:value-type="float" office:value="0" calcext:value-type="float">
            <text:p>0</text:p>
          </table:table-cell>
          <table:table-cell table:formula="of:=[.EV20]" office:value-type="float" office:value="0" calcext:value-type="float">
            <text:p>0</text:p>
          </table:table-cell>
          <table:table-cell table:formula="of:=[.EW20]" office:value-type="float" office:value="0" calcext:value-type="float">
            <text:p>0</text:p>
          </table:table-cell>
          <table:table-cell table:formula="of:=[.EX20]" office:value-type="float" office:value="0" calcext:value-type="float">
            <text:p>0</text:p>
          </table:table-cell>
          <table:table-cell table:formula="of:=[.EY20]" office:value-type="float" office:value="0" calcext:value-type="float">
            <text:p>0</text:p>
          </table:table-cell>
          <table:table-cell table:formula="of:=[.EZ20]" office:value-type="float" office:value="-10.9955742875643" calcext:value-type="float">
            <text:p>-10.9955742875643</text:p>
          </table:table-cell>
          <table:table-cell table:formula="of:=[.FA20]" office:value-type="float" office:value="52.5344104850293" calcext:value-type="float">
            <text:p>52.5344104850293</text:p>
          </table:table-cell>
          <table:table-cell table:formula="of:=[.FB20]" office:value-type="float" office:value="-7.67944870877505" calcext:value-type="float">
            <text:p>-7.67944870877505</text:p>
          </table:table-cell>
          <table:table-cell table:formula="of:=[.FC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F20]" office:value-type="float" office:value="0" calcext:value-type="float">
            <text:p>0</text:p>
          </table:table-cell>
          <table:table-cell table:formula="of:=[.FG20]" office:value-type="float" office:value="0" calcext:value-type="float">
            <text:p>0</text:p>
          </table:table-cell>
          <table:table-cell table:formula="of:=[.FH20]" office:value-type="float" office:value="0" calcext:value-type="float">
            <text:p>0</text:p>
          </table:table-cell>
          <table:table-cell table:formula="of:=[.FI20]" office:value-type="float" office:value="0" calcext:value-type="float">
            <text:p>0</text:p>
          </table:table-cell>
          <table:table-cell table:formula="of:=[.FJ20]" office:value-type="float" office:value="0" calcext:value-type="float">
            <text:p>0</text:p>
          </table:table-cell>
          <table:table-cell table:formula="of:=[.FK20]" office:value-type="float" office:value="0" calcext:value-type="float">
            <text:p>0</text:p>
          </table:table-cell>
          <table:table-cell table:formula="of:=[.FL20]" office:value-type="float" office:value="0" calcext:value-type="float">
            <text:p>0</text:p>
          </table:table-cell>
          <table:table-cell table:formula="of:=[.FM20]" office:value-type="float" office:value="0" calcext:value-type="float">
            <text:p>0</text:p>
          </table:table-cell>
          <table:table-cell table:formula="of:=[.FN20]" office:value-type="float" office:value="0" calcext:value-type="float">
            <text:p>0</text:p>
          </table:table-cell>
          <table:table-cell table:formula="of:=[.FO20]" office:value-type="float" office:value="0" calcext:value-type="float">
            <text:p>0</text:p>
          </table:table-cell>
          <table:table-cell table:formula="of:=[.FP20]" office:value-type="float" office:value="-6.02138591938044" calcext:value-type="float">
            <text:p>-6.02138591938044</text:p>
          </table:table-cell>
          <table:table-cell table:formula="of:=[.FQ20]" office:value-type="float" office:value="-29.4960643587042" calcext:value-type="float">
            <text:p>-29.4960643587042</text:p>
          </table:table-cell>
          <table:table-cell table:formula="of:=[.FR20]" office:value-type="float" office:value="0" calcext:value-type="float">
            <text:p>0</text:p>
          </table:table-cell>
          <table:table-cell table:formula="of:=[.FS20]" office:value-type="float" office:value="0" calcext:value-type="float">
            <text:p>0</text:p>
          </table:table-cell>
          <table:table-cell table:formula="of:=[.FT20]" office:value-type="float" office:value="0" calcext:value-type="float">
            <text:p>0</text:p>
          </table:table-cell>
          <table:table-cell table:formula="of:=[.FU20]" office:value-type="float" office:value="0" calcext:value-type="float">
            <text:p>0</text:p>
          </table:table-cell>
          <table:table-cell table:formula="of:=[.FV20]" office:value-type="float" office:value="0" calcext:value-type="float">
            <text:p>0</text:p>
          </table:table-cell>
          <table:table-cell table:formula="of:=[.FW20]" office:value-type="float" office:value="-10.9955742875643" calcext:value-type="float">
            <text:p>-10.9955742875643</text:p>
          </table:table-cell>
          <table:table-cell table:formula="of:=[.FX20]" office:value-type="float" office:value="52.5344104850293" calcext:value-type="float">
            <text:p>52.5344104850293</text:p>
          </table:table-cell>
          <table:table-cell table:formula="of:=[.FY20]" office:value-type="float" office:value="-7.67944870877505" calcext:value-type="float">
            <text:p>-7.67944870877505</text:p>
          </table:table-cell>
          <table:table-cell table:formula="of:=[.FZ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C20]" office:value-type="float" office:value="0" calcext:value-type="float">
            <text:p>0</text:p>
          </table:table-cell>
          <table:table-cell table:formula="of:=[.GD20]" office:value-type="float" office:value="0" calcext:value-type="float">
            <text:p>0</text:p>
          </table:table-cell>
          <table:table-cell table:formula="of:=[.GE20]" office:value-type="float" office:value="0" calcext:value-type="float">
            <text:p>0</text:p>
          </table:table-cell>
          <table:table-cell table:formula="of:=[.GF20]" office:value-type="float" office:value="0" calcext:value-type="float">
            <text:p>0</text:p>
          </table:table-cell>
          <table:table-cell table:formula="of:=[.GG20]" office:value-type="float" office:value="0" calcext:value-type="float">
            <text:p>0</text:p>
          </table:table-cell>
          <table:table-cell table:formula="of:=[.GH20]" office:value-type="float" office:value="0" calcext:value-type="float">
            <text:p>0</text:p>
          </table:table-cell>
          <table:table-cell table:formula="of:=[.GI20]" office:value-type="float" office:value="0" calcext:value-type="float">
            <text:p>0</text:p>
          </table:table-cell>
          <table:table-cell table:formula="of:=[.GJ20]" office:value-type="float" office:value="0" calcext:value-type="float">
            <text:p>0</text:p>
          </table:table-cell>
          <table:table-cell table:formula="of:=[.GK20]" office:value-type="float" office:value="0" calcext:value-type="float">
            <text:p>0</text:p>
          </table:table-cell>
          <table:table-cell table:formula="of:=[.GL20]" office:value-type="float" office:value="0" calcext:value-type="float">
            <text:p>0</text:p>
          </table:table-cell>
          <table:table-cell table:formula="of:=[.GM20]" office:value-type="float" office:value="-6.02138591938044" calcext:value-type="float">
            <text:p>-6.02138591938044</text:p>
          </table:table-cell>
          <table:table-cell table:formula="of:=[.GN20]" office:value-type="float" office:value="-29.4960643587042" calcext:value-type="float">
            <text:p>-29.4960643587042</text:p>
          </table:table-cell>
          <table:table-cell table:formula="of:=[.GO20]" office:value-type="float" office:value="0" calcext:value-type="float">
            <text:p>0</text:p>
          </table:table-cell>
          <table:table-cell table:formula="of:=[.GP20]" office:value-type="float" office:value="0" calcext:value-type="float">
            <text:p>0</text:p>
          </table:table-cell>
          <table:table-cell table:formula="of:=[.GQ20]" office:value-type="float" office:value="0" calcext:value-type="float">
            <text:p>0</text:p>
          </table:table-cell>
          <table:table-cell table:formula="of:=[.GR20]" office:value-type="float" office:value="0" calcext:value-type="float">
            <text:p>0</text:p>
          </table:table-cell>
          <table:table-cell table:formula="of:=[.GS20]" office:value-type="float" office:value="0" calcext:value-type="float">
            <text:p>0</text:p>
          </table:table-cell>
          <table:table-cell table:formula="of:=[.GT20]" office:value-type="float" office:value="-10.9955742875643" calcext:value-type="float">
            <text:p>-10.9955742875643</text:p>
          </table:table-cell>
          <table:table-cell table:formula="of:=[.GU20]" office:value-type="float" office:value="52.5344104850293" calcext:value-type="float">
            <text:p>52.5344104850293</text:p>
          </table:table-cell>
          <table:table-cell table:formula="of:=[.GV20]" office:value-type="float" office:value="-7.67944870877505" calcext:value-type="float">
            <text:p>-7.67944870877505</text:p>
          </table:table-cell>
          <table:table-cell table:formula="of:=[.GW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Z20]" office:value-type="float" office:value="0" calcext:value-type="float">
            <text:p>0</text:p>
          </table:table-cell>
          <table:table-cell table:formula="of:=[.HA20]" office:value-type="float" office:value="0" calcext:value-type="float">
            <text:p>0</text:p>
          </table:table-cell>
          <table:table-cell table:formula="of:=[.HB20]" office:value-type="float" office:value="0" calcext:value-type="float">
            <text:p>0</text:p>
          </table:table-cell>
          <table:table-cell table:formula="of:=[.HC20]" office:value-type="float" office:value="0" calcext:value-type="float">
            <text:p>0</text:p>
          </table:table-cell>
          <table:table-cell table:formula="of:=[.HD20]" office:value-type="float" office:value="0" calcext:value-type="float">
            <text:p>0</text:p>
          </table:table-cell>
          <table:table-cell table:formula="of:=[.HE20]" office:value-type="float" office:value="0" calcext:value-type="float">
            <text:p>0</text:p>
          </table:table-cell>
          <table:table-cell table:formula="of:=[.HF20]" office:value-type="float" office:value="0" calcext:value-type="float">
            <text:p>0</text:p>
          </table:table-cell>
          <table:table-cell table:formula="of:=[.HG20]" office:value-type="float" office:value="0" calcext:value-type="float">
            <text:p>0</text:p>
          </table:table-cell>
          <table:table-cell table:formula="of:=[.HH20]" office:value-type="float" office:value="0" calcext:value-type="float">
            <text:p>0</text:p>
          </table:table-cell>
          <table:table-cell table:formula="of:=[.HI20]" office:value-type="float" office:value="0" calcext:value-type="float">
            <text:p>0</text:p>
          </table:table-cell>
          <table:table-cell table:formula="of:=[.HJ20]" office:value-type="float" office:value="-6.02138591938044" calcext:value-type="float">
            <text:p>-6.02138591938044</text:p>
          </table:table-cell>
          <table:table-cell table:formula="of:=[.HK20]" office:value-type="float" office:value="-29.4960643587042" calcext:value-type="float">
            <text:p>-29.4960643587042</text:p>
          </table:table-cell>
          <table:table-cell table:formula="of:=[.HL20]" office:value-type="float" office:value="0" calcext:value-type="float">
            <text:p>0</text:p>
          </table:table-cell>
          <table:table-cell table:formula="of:=[.HM20]" office:value-type="float" office:value="0" calcext:value-type="float">
            <text:p>0</text:p>
          </table:table-cell>
          <table:table-cell table:formula="of:=[.HN20]" office:value-type="float" office:value="0" calcext:value-type="float">
            <text:p>0</text:p>
          </table:table-cell>
          <table:table-cell table:formula="of:=[.HO20]" office:value-type="float" office:value="0" calcext:value-type="float">
            <text:p>0</text:p>
          </table:table-cell>
          <table:table-cell table:formula="of:=[.HP20]" office:value-type="float" office:value="0" calcext:value-type="float">
            <text:p>0</text:p>
          </table:table-cell>
          <table:table-cell table:formula="of:=[.HQ20]" office:value-type="float" office:value="-10.9955742875643" calcext:value-type="float">
            <text:p>-10.9955742875643</text:p>
          </table:table-cell>
          <table:table-cell table:formula="of:=[.HR20]" office:value-type="float" office:value="52.5344104850293" calcext:value-type="float">
            <text:p>52.5344104850293</text:p>
          </table:table-cell>
          <table:table-cell table:formula="of:=[.HS20]" office:value-type="float" office:value="-7.67944870877505" calcext:value-type="float">
            <text:p>-7.67944870877505</text:p>
          </table:table-cell>
          <table:table-cell table:formula="of:=[.HT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W20]" office:value-type="float" office:value="0" calcext:value-type="float">
            <text:p>0</text:p>
          </table:table-cell>
          <table:table-cell table:formula="of:=[.HX20]" office:value-type="float" office:value="0" calcext:value-type="float">
            <text:p>0</text:p>
          </table:table-cell>
          <table:table-cell table:formula="of:=[.HY20]" office:value-type="float" office:value="0" calcext:value-type="float">
            <text:p>0</text:p>
          </table:table-cell>
          <table:table-cell table:formula="of:=[.HZ20]" office:value-type="float" office:value="0" calcext:value-type="float">
            <text:p>0</text:p>
          </table:table-cell>
          <table:table-cell table:formula="of:=[.IA20]" office:value-type="float" office:value="0" calcext:value-type="float">
            <text:p>0</text:p>
          </table:table-cell>
          <table:table-cell table:formula="of:=[.IB20]" office:value-type="float" office:value="0" calcext:value-type="float">
            <text:p>0</text:p>
          </table:table-cell>
          <table:table-cell table:formula="of:=[.IC20]" office:value-type="float" office:value="0" calcext:value-type="float">
            <text:p>0</text:p>
          </table:table-cell>
          <table:table-cell table:formula="of:=[.ID20]" office:value-type="float" office:value="0" calcext:value-type="float">
            <text:p>0</text:p>
          </table:table-cell>
          <table:table-cell table:formula="of:=[.IE20]" office:value-type="float" office:value="0" calcext:value-type="float">
            <text:p>0</text:p>
          </table:table-cell>
          <table:table-cell table:formula="of:=[.IF20]" office:value-type="float" office:value="0" calcext:value-type="float">
            <text:p>0</text:p>
          </table:table-cell>
          <table:table-cell table:formula="of:=[.IG20]" office:value-type="float" office:value="-6.02138591938044" calcext:value-type="float">
            <text:p>-6.02138591938044</text:p>
          </table:table-cell>
          <table:table-cell table:formula="of:=[.IH20]" office:value-type="float" office:value="-29.4960643587042" calcext:value-type="float">
            <text:p>-29.4960643587042</text:p>
          </table:table-cell>
          <table:table-cell table:formula="of:=[.II20]" office:value-type="float" office:value="0" calcext:value-type="float">
            <text:p>0</text:p>
          </table:table-cell>
          <table:table-cell table:formula="of:=[.IJ20]" office:value-type="float" office:value="0" calcext:value-type="float">
            <text:p>0</text:p>
          </table:table-cell>
          <table:table-cell table:formula="of:=[.IK20]" office:value-type="float" office:value="0" calcext:value-type="float">
            <text:p>0</text:p>
          </table:table-cell>
          <table:table-cell table:formula="of:=[.IL20]" office:value-type="float" office:value="0" calcext:value-type="float">
            <text:p>0</text:p>
          </table:table-cell>
          <table:table-cell table:formula="of:=[.IM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O20]" office:value-type="float" office:value="52.5344104850293" calcext:value-type="float">
            <text:p>52.5344104850293</text:p>
          </table:table-cell>
          <table:table-cell table:formula="of:=[.IP20]" office:value-type="float" office:value="-7.67944870877505" calcext:value-type="float">
            <text:p>-7.67944870877505</text:p>
          </table:table-cell>
          <table:table-cell table:formula="of:=[.IQ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T20]" office:value-type="float" office:value="0" calcext:value-type="float">
            <text:p>0</text:p>
          </table:table-cell>
          <table:table-cell table:formula="of:=[.IU20]" office:value-type="float" office:value="0" calcext:value-type="float">
            <text:p>0</text:p>
          </table:table-cell>
          <table:table-cell table:formula="of:=[.IV20]" office:value-type="float" office:value="0" calcext:value-type="float">
            <text:p>0</text:p>
          </table:table-cell>
          <table:table-cell table:formula="of:=[.IW20]" office:value-type="float" office:value="0" calcext:value-type="float">
            <text:p>0</text:p>
          </table:table-cell>
          <table:table-cell table:formula="of:=[.IX20]" office:value-type="float" office:value="0" calcext:value-type="float">
            <text:p>0</text:p>
          </table:table-cell>
          <table:table-cell table:formula="of:=[.IY20]" office:value-type="float" office:value="0" calcext:value-type="float">
            <text:p>0</text:p>
          </table:table-cell>
          <table:table-cell table:formula="of:=[.IZ20]" office:value-type="float" office:value="0" calcext:value-type="float">
            <text:p>0</text:p>
          </table:table-cell>
          <table:table-cell table:formula="of:=[.JA20]" office:value-type="float" office:value="0" calcext:value-type="float">
            <text:p>0</text:p>
          </table:table-cell>
          <table:table-cell table:formula="of:=[.JB20]" office:value-type="float" office:value="0" calcext:value-type="float">
            <text:p>0</text:p>
          </table:table-cell>
          <table:table-cell table:formula="of:=[.JC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F20]" office:value-type="float" office:value="0" calcext:value-type="float">
            <text:p>0</text:p>
          </table:table-cell>
          <table:table-cell table:formula="of:=[.JG20]" office:value-type="float" office:value="0" calcext:value-type="float">
            <text:p>0</text:p>
          </table:table-cell>
          <table:table-cell table:formula="of:=[.JH20]" office:value-type="float" office:value="0" calcext:value-type="float">
            <text:p>0</text:p>
          </table:table-cell>
          <table:table-cell table:formula="of:=[.JI20]" office:value-type="float" office:value="0" calcext:value-type="float">
            <text:p>0</text:p>
          </table:table-cell>
          <table:table-cell table:formula="of:=[.JJ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M20]" office:value-type="float" office:value="-7.67944870877505" calcext:value-type="float">
            <text:p>-7.67944870877505</text:p>
          </table:table-cell>
          <table:table-cell table:formula="of:=[.JN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JQ20]" office:value-type="float" office:value="0" calcext:value-type="float">
            <text:p>0</text:p>
          </table:table-cell>
          <table:table-cell table:formula="of:=[.JR20]" office:value-type="float" office:value="0" calcext:value-type="float">
            <text:p>0</text:p>
          </table:table-cell>
          <table:table-cell table:formula="of:=[.JS20]" office:value-type="float" office:value="0" calcext:value-type="float">
            <text:p>0</text:p>
          </table:table-cell>
          <table:table-cell table:formula="of:=[.JT20]" office:value-type="float" office:value="0" calcext:value-type="float">
            <text:p>0</text:p>
          </table:table-cell>
          <table:table-cell table:formula="of:=[.JU20]" office:value-type="float" office:value="0" calcext:value-type="float">
            <text:p>0</text:p>
          </table:table-cell>
          <table:table-cell table:formula="of:=[.JV20]" office:value-type="float" office:value="0" calcext:value-type="float">
            <text:p>0</text:p>
          </table:table-cell>
          <table:table-cell table:formula="of:=[.JW20]" office:value-type="float" office:value="0" calcext:value-type="float">
            <text:p>0</text:p>
          </table:table-cell>
          <table:table-cell table:formula="of:=[.JX20]" office:value-type="float" office:value="0" calcext:value-type="float">
            <text:p>0</text:p>
          </table:table-cell>
          <table:table-cell table:formula="of:=[.JY20]" office:value-type="float" office:value="0" calcext:value-type="float">
            <text:p>0</text:p>
          </table:table-cell>
          <table:table-cell table:formula="of:=[.JZ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C20]" office:value-type="float" office:value="0" calcext:value-type="float">
            <text:p>0</text:p>
          </table:table-cell>
          <table:table-cell table:formula="of:=[.KD20]" office:value-type="float" office:value="0" calcext:value-type="float">
            <text:p>0</text:p>
          </table:table-cell>
          <table:table-cell table:formula="of:=[.KE20]" office:value-type="float" office:value="0" calcext:value-type="float">
            <text:p>0</text:p>
          </table:table-cell>
          <table:table-cell table:formula="of:=[.KF20]" office:value-type="float" office:value="0" calcext:value-type="float">
            <text:p>0</text:p>
          </table:table-cell>
          <table:table-cell table:formula="of:=[.KG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K20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KN20]" office:value-type="float" office:value="0" calcext:value-type="float">
            <text:p>0</text:p>
          </table:table-cell>
          <table:table-cell table:formula="of:=[.KO20]" office:value-type="float" office:value="0" calcext:value-type="float">
            <text:p>0</text:p>
          </table:table-cell>
          <table:table-cell table:formula="of:=[.KP20]" office:value-type="float" office:value="0" calcext:value-type="float">
            <text:p>0</text:p>
          </table:table-cell>
          <table:table-cell table:formula="of:=[.KQ20]" office:value-type="float" office:value="0" calcext:value-type="float">
            <text:p>0</text:p>
          </table:table-cell>
          <table:table-cell table:formula="of:=[.KR20]" office:value-type="float" office:value="0" calcext:value-type="float">
            <text:p>0</text:p>
          </table:table-cell>
          <table:table-cell table:formula="of:=[.KS20]" office:value-type="float" office:value="0" calcext:value-type="float">
            <text:p>0</text:p>
          </table:table-cell>
          <table:table-cell table:formula="of:=[.KT20]" office:value-type="float" office:value="0" calcext:value-type="float">
            <text:p>0</text:p>
          </table:table-cell>
          <table:table-cell table:formula="of:=[.KU20]" office:value-type="float" office:value="0" calcext:value-type="float">
            <text:p>0</text:p>
          </table:table-cell>
          <table:table-cell table:formula="of:=[.KV20]" office:value-type="float" office:value="0" calcext:value-type="float">
            <text:p>0</text:p>
          </table:table-cell>
          <table:table-cell table:formula="of:=[.KW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Z20]" office:value-type="float" office:value="0" calcext:value-type="float">
            <text:p>0</text:p>
          </table:table-cell>
          <table:table-cell table:formula="of:=[.LA20]" office:value-type="float" office:value="0" calcext:value-type="float">
            <text:p>0</text:p>
          </table:table-cell>
          <table:table-cell table:formula="of:=[.LB20]" office:value-type="float" office:value="0" calcext:value-type="float">
            <text:p>0</text:p>
          </table:table-cell>
          <table:table-cell table:formula="of:=[.LC20]" office:value-type="float" office:value="0" calcext:value-type="float">
            <text:p>0</text:p>
          </table:table-cell>
          <table:table-cell table:formula="of:=[.LD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G20]" office:value-type="float" office:value="0" calcext:value-type="float">
            <text:p>0</text:p>
          </table:table-cell>
          <table:table-cell table:formula="of:=[.LH2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20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D21]*[.E21]-[.F21]*[.C21]" office:value-type="float" office:value="-6" calcext:value-type="float">
            <text:p>-6</text:p>
          </table:table-cell>
          <table:table-cell table:formula="of:=[.F21]*[.A21]-[.B21]*[.E21]" office:value-type="float" office:value="6.75" calcext:value-type="float">
            <text:p>6.75</text:p>
          </table:table-cell>
          <table:table-cell table:formula="of:=[.B21]*[.C21]-[.D21]*[.A21]" office:value-type="float" office:value="-3" calcext:value-type="float">
            <text:p>-3</text:p>
          </table:table-cell>
          <table:table-cell table:formula="of:=[.C21]-[.E21]" office:value-type="float" office:value="1.5" calcext:value-type="float">
            <text:p>1.5</text:p>
          </table:table-cell>
          <table:table-cell table:formula="of:=[.E21]-[.A21]" office:value-type="float" office:value="0" calcext:value-type="float">
            <text:p>0</text:p>
          </table:table-cell>
          <table:table-cell table:formula="of:=[.A21]-[.C21]" office:value-type="float" office:value="-1.5" calcext:value-type="float">
            <text:p>-1.5</text:p>
          </table:table-cell>
          <table:table-cell table:formula="of:=[.F21]-[.B21]" office:value-type="float" office:value="1.5" calcext:value-type="float">
            <text:p>1.5</text:p>
          </table:table-cell>
          <table:table-cell table:formula="of:=[.B21]-[.F21]" office:value-type="float" office:value="-1.5" calcext:value-type="float">
            <text:p>-1.5</text:p>
          </table:table-cell>
          <table:table-cell table:formula="of:=[.D21]-[.B21]" office:value-type="float" office:value="1.5" calcext:value-type="float">
            <text:p>1.5</text:p>
          </table:table-cell>
          <table:table-cell table:formula="of:=0.5*([.A21]*([.D21]-[.F21]) + [.C21]*([.F21]-[.B21]) + [.E21]*([.B21]-[.D21]))" office:value-type="float" office:value="1.125" calcext:value-type="float">
            <text:p>1.125</text:p>
          </table:table-cell>
          <table:table-cell table:formula="of:=([.B21]+[.D21]+[.F21])/3" office:value-type="float" office:value="3.5" calcext:value-type="float">
            <text:p>3.5</text:p>
          </table:table-cell>
          <table:table-cell table:number-columns-repeated="4"/>
          <table:table-cell table:formula="of:=[.J21]*[.J21]+[.M21]*[.M21]" office:value-type="float" office:value="4.5" calcext:value-type="float">
            <text:p>4.5</text:p>
          </table:table-cell>
          <table:table-cell table:formula="of:=[.J21]*[.K21]+[.M21]*[.N21]" office:value-type="float" office:value="-2.25" calcext:value-type="float">
            <text:p>-2.25</text:p>
          </table:table-cell>
          <table:table-cell table:formula="of:=[.J21]*[.L21]+[.M21]*[.O21]" office:value-type="float" office:value="0" calcext:value-type="float">
            <text:p>0</text:p>
          </table:table-cell>
          <table:table-cell table:formula="of:=[.K21]*[.K21]+[.N21]*[.N21]" office:value-type="float" office:value="2.25" calcext:value-type="float">
            <text:p>2.25</text:p>
          </table:table-cell>
          <table:table-cell table:formula="of:=[.K21]*[.L21]+[.N21]*[.O21]" office:value-type="float" office:value="-2.25" calcext:value-type="float">
            <text:p>-2.25</text:p>
          </table:table-cell>
          <table:table-cell table:formula="of:=[.L21]*[.L21]+[.O21]*[.O21]" office:value-type="float" office:value="4.5" calcext:value-type="float">
            <text:p>4.5</text:p>
          </table:table-cell>
          <table:table-cell table:formula="of:=PI()*[.$Q21]/(2*[.$P21])*[.V21]" office:value-type="float" office:value="21.9911485751286" calcext:value-type="float">
            <text:p>21.9911485751286</text:p>
          </table:table-cell>
          <table:table-cell table:formula="of:=PI()*[.$Q21]/(2*[.$P21])*[.W21]" office:value-type="float" office:value="-10.9955742875643" calcext:value-type="float">
            <text:p>-10.9955742875643</text:p>
          </table:table-cell>
          <table:table-cell table:formula="of:=PI()*[.$Q21]/(2*[.$P21])*[.X21]" office:value-type="float" office:value="0" calcext:value-type="float">
            <text:p>0</text:p>
          </table:table-cell>
          <table:table-cell table:formula="of:=PI()*[.$Q21]/(2*[.$P21])*[.Y21]" office:value-type="float" office:value="10.9955742875643" calcext:value-type="float">
            <text:p>10.9955742875643</text:p>
          </table:table-cell>
          <table:table-cell table:formula="of:=PI()*[.$Q21]/(2*[.$P21])*[.Z21]" office:value-type="float" office:value="-10.9955742875643" calcext:value-type="float">
            <text:p>-10.9955742875643</text:p>
          </table:table-cell>
          <table:table-cell table:formula="of:=PI()*[.$Q21]/(2*[.$P21])*[.AA21]" office:value-type="float" office:value="21.9911485751286" calcext:value-type="float">
            <text:p>21.9911485751286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P21]+[.BP43]+[.BP65]+[.BP87]+[.BP109]+[.BP131]+[.BP153]+[.BP175]+[.BP197]+[.BP219]+[.BP241]+[.BP263]+[.BP285]+[.BP307]+[.BP329]+[.BP351]+[.BP373]+[.BP395]+[.BP417]+[.BP439]+[.BP461]+[.BP483]+[.BP505]+[.BP527]" office:value-type="float" office:value="0" calcext:value-type="float">
            <text:p>0</text:p>
          </table:table-cell>
          <table:table-cell table:formula="of:=[.BQ21]+[.BQ43]+[.BQ65]+[.BQ87]+[.BQ109]+[.BQ131]+[.BQ153]+[.BQ175]+[.BQ197]+[.BQ219]+[.BQ241]+[.BQ263]+[.BQ285]+[.BQ307]+[.BQ329]+[.BQ351]+[.BQ373]+[.BQ395]+[.BQ417]+[.BQ439]+[.BQ461]+[.BQ483]+[.BQ505]+[.BQ527]" office:value-type="float" office:value="0" calcext:value-type="float">
            <text:p>0</text:p>
          </table:table-cell>
          <table:table-cell table:formula="of:=[.BR21]+[.BR43]+[.BR65]+[.BR87]+[.BR109]+[.BR131]+[.BR153]+[.BR175]+[.BR197]+[.BR219]+[.BR241]+[.BR263]+[.BR285]+[.BR307]+[.BR329]+[.BR351]+[.BR373]+[.BR395]+[.BR417]+[.BR439]+[.BR461]+[.BR483]+[.BR505]+[.BR527]" office:value-type="float" office:value="0" calcext:value-type="float">
            <text:p>0</text:p>
          </table:table-cell>
          <table:table-cell table:formula="of:=[.BS21]+[.BS43]+[.BS65]+[.BS87]+[.BS109]+[.BS131]+[.BS153]+[.BS175]+[.BS197]+[.BS219]+[.BS241]+[.BS263]+[.BS285]+[.BS307]+[.BS329]+[.BS351]+[.BS373]+[.BS395]+[.BS417]+[.BS439]+[.BS461]+[.BS483]+[.BS505]+[.BS527]" office:value-type="float" office:value="0" calcext:value-type="float">
            <text:p>0</text:p>
          </table:table-cell>
          <table:table-cell table:formula="of:=[.BT21]+[.BT43]+[.BT65]+[.BT87]+[.BT109]+[.BT131]+[.BT153]+[.BT175]+[.BT197]+[.BT219]+[.BT241]+[.BT263]+[.BT285]+[.BT307]+[.BT329]+[.BT351]+[.BT373]+[.BT395]+[.BT417]+[.BT439]+[.BT461]+[.BT483]+[.BT505]+[.BT527]" office:value-type="float" office:value="0" calcext:value-type="float">
            <text:p>0</text:p>
          </table:table-cell>
          <table:table-cell table:formula="of:=[.BU21]+[.BU43]+[.BU65]+[.BU87]+[.BU109]+[.BU131]+[.BU153]+[.BU175]+[.BU197]+[.BU219]+[.BU241]+[.BU263]+[.BU285]+[.BU307]+[.BU329]+[.BU351]+[.BU373]+[.BU395]+[.BU417]+[.BU439]+[.BU461]+[.BU483]+[.BU505]+[.BU527]" office:value-type="float" office:value="0" calcext:value-type="float">
            <text:p>0</text:p>
          </table:table-cell>
          <table:table-cell table:formula="of:=[.BV21]+[.BV43]+[.BV65]+[.BV87]+[.BV109]+[.BV131]+[.BV153]+[.BV175]+[.BV197]+[.BV219]+[.BV241]+[.BV263]+[.BV285]+[.BV307]+[.BV329]+[.BV351]+[.BV373]+[.BV395]+[.BV417]+[.BV439]+[.BV461]+[.BV483]+[.BV505]+[.BV527]" office:value-type="float" office:value="0" calcext:value-type="float">
            <text:p>0</text:p>
          </table:table-cell>
          <table:table-cell table:formula="of:=[.BW21]+[.BW43]+[.BW65]+[.BW87]+[.BW109]+[.BW131]+[.BW153]+[.BW175]+[.BW197]+[.BW219]+[.BW241]+[.BW263]+[.BW285]+[.BW307]+[.BW329]+[.BW351]+[.BW373]+[.BW395]+[.BW417]+[.BW439]+[.BW461]+[.BW483]+[.BW505]+[.BW527]" office:value-type="float" office:value="0" calcext:value-type="float">
            <text:p>0</text:p>
          </table:table-cell>
          <table:table-cell table:formula="of:=[.BX21]+[.BX43]+[.BX65]+[.BX87]+[.BX109]+[.BX131]+[.BX153]+[.BX175]+[.BX197]+[.BX219]+[.BX241]+[.BX263]+[.BX285]+[.BX307]+[.BX329]+[.BX351]+[.BX373]+[.BX395]+[.BX417]+[.BX439]+[.BX461]+[.BX483]+[.BX505]+[.BX527]" office:value-type="float" office:value="0" calcext:value-type="float">
            <text:p>0</text:p>
          </table:table-cell>
          <table:table-cell table:formula="of:=[.BY21]+[.BY43]+[.BY65]+[.BY87]+[.BY109]+[.BY131]+[.BY153]+[.BY175]+[.BY197]+[.BY219]+[.BY241]+[.BY263]+[.BY285]+[.BY307]+[.BY329]+[.BY351]+[.BY373]+[.BY395]+[.BY417]+[.BY439]+[.BY461]+[.BY483]+[.BY505]+[.BY527]" office:value-type="float" office:value="0" calcext:value-type="float">
            <text:p>0</text:p>
          </table:table-cell>
          <table:table-cell table:formula="of:=[.BZ21]+[.BZ43]+[.BZ65]+[.BZ87]+[.BZ109]+[.BZ131]+[.BZ153]+[.BZ175]+[.BZ197]+[.BZ219]+[.BZ241]+[.BZ263]+[.BZ285]+[.BZ307]+[.BZ329]+[.BZ351]+[.BZ373]+[.BZ395]+[.BZ417]+[.BZ439]+[.BZ461]+[.BZ483]+[.BZ505]+[.BZ527]" office:value-type="float" office:value="0" calcext:value-type="float">
            <text:p>0</text:p>
          </table:table-cell>
          <table:table-cell table:formula="of:=[.CA21]+[.CA43]+[.CA65]+[.CA87]+[.CA109]+[.CA131]+[.CA153]+[.CA175]+[.CA197]+[.CA219]+[.CA241]+[.CA263]+[.CA285]+[.CA307]+[.CA329]+[.CA351]+[.CA373]+[.CA395]+[.CA417]+[.CA439]+[.CA461]+[.CA483]+[.CA505]+[.CA527]" office:value-type="float" office:value="-7.67944870877505" calcext:value-type="float">
            <text:p>-7.67944870877505</text:p>
          </table:table-cell>
          <table:table-cell table:formula="of:=[.CB21]+[.CB43]+[.CB65]+[.CB87]+[.CB109]+[.CB131]+[.CB153]+[.CB175]+[.CB197]+[.CB219]+[.CB241]+[.CB263]+[.CB285]+[.CB307]+[.CB329]+[.CB351]+[.CB373]+[.CB395]+[.CB417]+[.CB439]+[.CB461]+[.CB483]+[.CB505]+[.CB527]" office:value-type="float" office:value="-25.3072741539178" calcext:value-type="float">
            <text:p>-25.3072741539178</text:p>
          </table:table-cell>
          <table:table-cell table:formula="of:=[.CC21]+[.CC43]+[.CC65]+[.CC87]+[.CC109]+[.CC131]+[.CC153]+[.CC175]+[.CC197]+[.CC219]+[.CC241]+[.CC263]+[.CC285]+[.CC307]+[.CC329]+[.CC351]+[.CC373]+[.CC395]+[.CC417]+[.CC439]+[.CC461]+[.CC483]+[.CC505]+[.CC527]" office:value-type="float" office:value="0" calcext:value-type="float">
            <text:p>0</text:p>
          </table:table-cell>
          <table:table-cell table:formula="of:=[.CD21]+[.CD43]+[.CD65]+[.CD87]+[.CD109]+[.CD131]+[.CD153]+[.CD175]+[.CD197]+[.CD219]+[.CD241]+[.CD263]+[.CD285]+[.CD307]+[.CD329]+[.CD351]+[.CD373]+[.CD395]+[.CD417]+[.CD439]+[.CD461]+[.CD483]+[.CD505]+[.CD527]" office:value-type="float" office:value="0" calcext:value-type="float">
            <text:p>0</text:p>
          </table:table-cell>
          <table:table-cell table:formula="of:=[.CE21]+[.CE43]+[.CE65]+[.CE87]+[.CE109]+[.CE131]+[.CE153]+[.CE175]+[.CE197]+[.CE219]+[.CE241]+[.CE263]+[.CE285]+[.CE307]+[.CE329]+[.CE351]+[.CE373]+[.CE395]+[.CE417]+[.CE439]+[.CE461]+[.CE483]+[.CE505]+[.CE527]" office:value-type="float" office:value="0" calcext:value-type="float">
            <text:p>0</text:p>
          </table:table-cell>
          <table:table-cell table:formula="of:=[.CF21]+[.CF43]+[.CF65]+[.CF87]+[.CF109]+[.CF131]+[.CF153]+[.CF175]+[.CF197]+[.CF219]+[.CF241]+[.CF263]+[.CF285]+[.CF307]+[.CF329]+[.CF351]+[.CF373]+[.CF395]+[.CF417]+[.CF439]+[.CF461]+[.CF483]+[.CF505]+[.CF527]" office:value-type="float" office:value="0" calcext:value-type="float">
            <text:p>0</text:p>
          </table:table-cell>
          <table:table-cell table:formula="of:=[.CG21]+[.CG43]+[.CG65]+[.CG87]+[.CG109]+[.CG131]+[.CG153]+[.CG175]+[.CG197]+[.CG219]+[.CG241]+[.CG263]+[.CG285]+[.CG307]+[.CG329]+[.CG351]+[.CG373]+[.CG395]+[.CG417]+[.CG439]+[.CG461]+[.CG483]+[.CG505]+[.CG527]" office:value-type="float" office:value="0" calcext:value-type="float">
            <text:p>0</text:p>
          </table:table-cell>
          <table:table-cell table:formula="of:=[.CH21]+[.CH43]+[.CH65]+[.CH87]+[.CH109]+[.CH131]+[.CH153]+[.CH175]+[.CH197]+[.CH219]+[.CH241]+[.CH263]+[.CH285]+[.CH307]+[.CH329]+[.CH351]+[.CH373]+[.CH395]+[.CH417]+[.CH439]+[.CH461]+[.CH483]+[.CH505]+[.CH527]" office:value-type="float" office:value="-7.67944870877505" calcext:value-type="float">
            <text:p>-7.67944870877505</text:p>
          </table:table-cell>
          <table:table-cell table:formula="of:=[.CI21]+[.CI43]+[.CI65]+[.CI87]+[.CI109]+[.CI131]+[.CI153]+[.CI175]+[.CI197]+[.CI219]+[.CI241]+[.CI263]+[.CI285]+[.CI307]+[.CI329]+[.CI351]+[.CI373]+[.CI395]+[.CI417]+[.CI439]+[.CI461]+[.CI483]+[.CI505]+[.CI527]" office:value-type="float" office:value="48.3456202802429" calcext:value-type="float">
            <text:p>48.3456202802429</text:p>
          </table:table-cell>
          <table:table-cell table:formula="of:=[.CJ21]+[.CJ43]+[.CJ65]+[.CJ87]+[.CJ109]+[.CJ131]+[.CJ153]+[.CJ175]+[.CJ197]+[.CJ219]+[.CJ241]+[.CJ263]+[.CJ285]+[.CJ307]+[.CJ329]+[.CJ351]+[.CJ373]+[.CJ395]+[.CJ417]+[.CJ439]+[.CJ461]+[.CJ483]+[.CJ505]+[.CJ527]" office:value-type="float" office:value="-7.67944870877505" calcext:value-type="float">
            <text:p>-7.6794487087750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M21]" office:value-type="float" office:value="0" calcext:value-type="float">
            <text:p>0</text:p>
          </table:table-cell>
          <table:table-cell table:formula="of:=[.CN21]" office:value-type="float" office:value="0" calcext:value-type="float">
            <text:p>0</text:p>
          </table:table-cell>
          <table:table-cell table:formula="of:=[.CO21]" office:value-type="float" office:value="0" calcext:value-type="float">
            <text:p>0</text:p>
          </table:table-cell>
          <table:table-cell table:formula="of:=[.CP21]" office:value-type="float" office:value="0" calcext:value-type="float">
            <text:p>0</text:p>
          </table:table-cell>
          <table:table-cell table:formula="of:=[.CQ21]" office:value-type="float" office:value="0" calcext:value-type="float">
            <text:p>0</text:p>
          </table:table-cell>
          <table:table-cell table:formula="of:=[.CR21]" office:value-type="float" office:value="0" calcext:value-type="float">
            <text:p>0</text:p>
          </table:table-cell>
          <table:table-cell table:formula="of:=[.CS21]" office:value-type="float" office:value="0" calcext:value-type="float">
            <text:p>0</text:p>
          </table:table-cell>
          <table:table-cell table:formula="of:=[.CT21]" office:value-type="float" office:value="0" calcext:value-type="float">
            <text:p>0</text:p>
          </table:table-cell>
          <table:table-cell table:formula="of:=[.CU21]" office:value-type="float" office:value="0" calcext:value-type="float">
            <text:p>0</text:p>
          </table:table-cell>
          <table:table-cell table:formula="of:=[.CV21]" office:value-type="float" office:value="0" calcext:value-type="float">
            <text:p>0</text:p>
          </table:table-cell>
          <table:table-cell table:formula="of:=[.CW21]" office:value-type="float" office:value="0" calcext:value-type="float">
            <text:p>0</text:p>
          </table:table-cell>
          <table:table-cell table:formula="of:=[.CX21]" office:value-type="float" office:value="-7.67944870877505" calcext:value-type="float">
            <text:p>-7.67944870877505</text:p>
          </table:table-cell>
          <table:table-cell table:formula="of:=[.CY21]" office:value-type="float" office:value="-25.3072741539178" calcext:value-type="float">
            <text:p>-25.3072741539178</text:p>
          </table:table-cell>
          <table:table-cell table:formula="of:=[.CZ21]" office:value-type="float" office:value="0" calcext:value-type="float">
            <text:p>0</text:p>
          </table:table-cell>
          <table:table-cell table:formula="of:=[.DA21]" office:value-type="float" office:value="0" calcext:value-type="float">
            <text:p>0</text:p>
          </table:table-cell>
          <table:table-cell table:formula="of:=[.DB21]" office:value-type="float" office:value="0" calcext:value-type="float">
            <text:p>0</text:p>
          </table:table-cell>
          <table:table-cell table:formula="of:=[.DC21]" office:value-type="float" office:value="0" calcext:value-type="float">
            <text:p>0</text:p>
          </table:table-cell>
          <table:table-cell table:formula="of:=[.DD21]" office:value-type="float" office:value="0" calcext:value-type="float">
            <text:p>0</text:p>
          </table:table-cell>
          <table:table-cell table:formula="of:=[.DE21]" office:value-type="float" office:value="-7.67944870877505" calcext:value-type="float">
            <text:p>-7.67944870877505</text:p>
          </table:table-cell>
          <table:table-cell table:formula="of:=[.DF21]" office:value-type="float" office:value="48.3456202802429" calcext:value-type="float">
            <text:p>48.3456202802429</text:p>
          </table:table-cell>
          <table:table-cell table:formula="of:=[.DG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L21]" office:value-type="float" office:value="0" calcext:value-type="float">
            <text:p>0</text:p>
          </table:table-cell>
          <table:table-cell table:formula="of:=[.DM21]" office:value-type="float" office:value="0" calcext:value-type="float">
            <text:p>0</text:p>
          </table:table-cell>
          <table:table-cell table:formula="of:=[.DN21]" office:value-type="float" office:value="0" calcext:value-type="float">
            <text:p>0</text:p>
          </table:table-cell>
          <table:table-cell table:formula="of:=[.DO21]" office:value-type="float" office:value="0" calcext:value-type="float">
            <text:p>0</text:p>
          </table:table-cell>
          <table:table-cell table:formula="of:=[.DP21]" office:value-type="float" office:value="0" calcext:value-type="float">
            <text:p>0</text:p>
          </table:table-cell>
          <table:table-cell table:formula="of:=[.DQ21]" office:value-type="float" office:value="0" calcext:value-type="float">
            <text:p>0</text:p>
          </table:table-cell>
          <table:table-cell table:formula="of:=[.DR21]" office:value-type="float" office:value="0" calcext:value-type="float">
            <text:p>0</text:p>
          </table:table-cell>
          <table:table-cell table:formula="of:=[.DS21]" office:value-type="float" office:value="0" calcext:value-type="float">
            <text:p>0</text:p>
          </table:table-cell>
          <table:table-cell table:formula="of:=[.DT21]" office:value-type="float" office:value="0" calcext:value-type="float">
            <text:p>0</text:p>
          </table:table-cell>
          <table:table-cell table:formula="of:=[.DU21]" office:value-type="float" office:value="0" calcext:value-type="float">
            <text:p>0</text:p>
          </table:table-cell>
          <table:table-cell table:formula="of:=[.DV21]" office:value-type="float" office:value="0" calcext:value-type="float">
            <text:p>0</text:p>
          </table:table-cell>
          <table:table-cell table:formula="of:=[.DW21]" office:value-type="float" office:value="-7.67944870877505" calcext:value-type="float">
            <text:p>-7.67944870877505</text:p>
          </table:table-cell>
          <table:table-cell table:formula="of:=[.DX21]" office:value-type="float" office:value="-25.3072741539178" calcext:value-type="float">
            <text:p>-25.3072741539178</text:p>
          </table:table-cell>
          <table:table-cell table:formula="of:=[.DY21]" office:value-type="float" office:value="0" calcext:value-type="float">
            <text:p>0</text:p>
          </table:table-cell>
          <table:table-cell table:formula="of:=[.DZ21]" office:value-type="float" office:value="0" calcext:value-type="float">
            <text:p>0</text:p>
          </table:table-cell>
          <table:table-cell table:formula="of:=[.EA21]" office:value-type="float" office:value="0" calcext:value-type="float">
            <text:p>0</text:p>
          </table:table-cell>
          <table:table-cell table:formula="of:=[.EB21]" office:value-type="float" office:value="0" calcext:value-type="float">
            <text:p>0</text:p>
          </table:table-cell>
          <table:table-cell table:formula="of:=[.EC21]" office:value-type="float" office:value="0" calcext:value-type="float">
            <text:p>0</text:p>
          </table:table-cell>
          <table:table-cell table:formula="of:=[.ED21]" office:value-type="float" office:value="-7.67944870877505" calcext:value-type="float">
            <text:p>-7.67944870877505</text:p>
          </table:table-cell>
          <table:table-cell table:formula="of:=[.EE21]" office:value-type="float" office:value="48.3456202802429" calcext:value-type="float">
            <text:p>48.3456202802429</text:p>
          </table:table-cell>
          <table:table-cell table:formula="of:=[.EF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I21]" office:value-type="float" office:value="0" calcext:value-type="float">
            <text:p>0</text:p>
          </table:table-cell>
          <table:table-cell table:formula="of:=[.EJ21]" office:value-type="float" office:value="0" calcext:value-type="float">
            <text:p>0</text:p>
          </table:table-cell>
          <table:table-cell table:formula="of:=[.EK21]" office:value-type="float" office:value="0" calcext:value-type="float">
            <text:p>0</text:p>
          </table:table-cell>
          <table:table-cell table:formula="of:=[.EL21]" office:value-type="float" office:value="0" calcext:value-type="float">
            <text:p>0</text:p>
          </table:table-cell>
          <table:table-cell table:formula="of:=[.EM21]" office:value-type="float" office:value="0" calcext:value-type="float">
            <text:p>0</text:p>
          </table:table-cell>
          <table:table-cell table:formula="of:=[.EN21]" office:value-type="float" office:value="0" calcext:value-type="float">
            <text:p>0</text:p>
          </table:table-cell>
          <table:table-cell table:formula="of:=[.EO21]" office:value-type="float" office:value="0" calcext:value-type="float">
            <text:p>0</text:p>
          </table:table-cell>
          <table:table-cell table:formula="of:=[.EP21]" office:value-type="float" office:value="0" calcext:value-type="float">
            <text:p>0</text:p>
          </table:table-cell>
          <table:table-cell table:formula="of:=[.EQ21]" office:value-type="float" office:value="0" calcext:value-type="float">
            <text:p>0</text:p>
          </table:table-cell>
          <table:table-cell table:formula="of:=[.ER21]" office:value-type="float" office:value="0" calcext:value-type="float">
            <text:p>0</text:p>
          </table:table-cell>
          <table:table-cell table:formula="of:=[.ES21]" office:value-type="float" office:value="0" calcext:value-type="float">
            <text:p>0</text:p>
          </table:table-cell>
          <table:table-cell table:formula="of:=[.ET21]" office:value-type="float" office:value="-7.67944870877505" calcext:value-type="float">
            <text:p>-7.67944870877505</text:p>
          </table:table-cell>
          <table:table-cell table:formula="of:=[.EU21]" office:value-type="float" office:value="-25.3072741539178" calcext:value-type="float">
            <text:p>-25.3072741539178</text:p>
          </table:table-cell>
          <table:table-cell table:formula="of:=[.EV21]" office:value-type="float" office:value="0" calcext:value-type="float">
            <text:p>0</text:p>
          </table:table-cell>
          <table:table-cell table:formula="of:=[.EW21]" office:value-type="float" office:value="0" calcext:value-type="float">
            <text:p>0</text:p>
          </table:table-cell>
          <table:table-cell table:formula="of:=[.EX21]" office:value-type="float" office:value="0" calcext:value-type="float">
            <text:p>0</text:p>
          </table:table-cell>
          <table:table-cell table:formula="of:=[.EY21]" office:value-type="float" office:value="0" calcext:value-type="float">
            <text:p>0</text:p>
          </table:table-cell>
          <table:table-cell table:formula="of:=[.EZ21]" office:value-type="float" office:value="0" calcext:value-type="float">
            <text:p>0</text:p>
          </table:table-cell>
          <table:table-cell table:formula="of:=[.FA21]" office:value-type="float" office:value="-7.67944870877505" calcext:value-type="float">
            <text:p>-7.67944870877505</text:p>
          </table:table-cell>
          <table:table-cell table:formula="of:=[.FB21]" office:value-type="float" office:value="48.3456202802429" calcext:value-type="float">
            <text:p>48.3456202802429</text:p>
          </table:table-cell>
          <table:table-cell table:formula="of:=[.FC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F21]" office:value-type="float" office:value="0" calcext:value-type="float">
            <text:p>0</text:p>
          </table:table-cell>
          <table:table-cell table:formula="of:=[.FG21]" office:value-type="float" office:value="0" calcext:value-type="float">
            <text:p>0</text:p>
          </table:table-cell>
          <table:table-cell table:formula="of:=[.FH21]" office:value-type="float" office:value="0" calcext:value-type="float">
            <text:p>0</text:p>
          </table:table-cell>
          <table:table-cell table:formula="of:=[.FI21]" office:value-type="float" office:value="0" calcext:value-type="float">
            <text:p>0</text:p>
          </table:table-cell>
          <table:table-cell table:formula="of:=[.FJ21]" office:value-type="float" office:value="0" calcext:value-type="float">
            <text:p>0</text:p>
          </table:table-cell>
          <table:table-cell table:formula="of:=[.FK21]" office:value-type="float" office:value="0" calcext:value-type="float">
            <text:p>0</text:p>
          </table:table-cell>
          <table:table-cell table:formula="of:=[.FL21]" office:value-type="float" office:value="0" calcext:value-type="float">
            <text:p>0</text:p>
          </table:table-cell>
          <table:table-cell table:formula="of:=[.FM21]" office:value-type="float" office:value="0" calcext:value-type="float">
            <text:p>0</text:p>
          </table:table-cell>
          <table:table-cell table:formula="of:=[.FN21]" office:value-type="float" office:value="0" calcext:value-type="float">
            <text:p>0</text:p>
          </table:table-cell>
          <table:table-cell table:formula="of:=[.FO21]" office:value-type="float" office:value="0" calcext:value-type="float">
            <text:p>0</text:p>
          </table:table-cell>
          <table:table-cell table:formula="of:=[.FP21]" office:value-type="float" office:value="0" calcext:value-type="float">
            <text:p>0</text:p>
          </table:table-cell>
          <table:table-cell table:formula="of:=[.FQ21]" office:value-type="float" office:value="-7.67944870877505" calcext:value-type="float">
            <text:p>-7.67944870877505</text:p>
          </table:table-cell>
          <table:table-cell table:formula="of:=[.FR21]" office:value-type="float" office:value="-25.3072741539178" calcext:value-type="float">
            <text:p>-25.3072741539178</text:p>
          </table:table-cell>
          <table:table-cell table:formula="of:=[.FS21]" office:value-type="float" office:value="0" calcext:value-type="float">
            <text:p>0</text:p>
          </table:table-cell>
          <table:table-cell table:formula="of:=[.FT21]" office:value-type="float" office:value="0" calcext:value-type="float">
            <text:p>0</text:p>
          </table:table-cell>
          <table:table-cell table:formula="of:=[.FU21]" office:value-type="float" office:value="0" calcext:value-type="float">
            <text:p>0</text:p>
          </table:table-cell>
          <table:table-cell table:formula="of:=[.FV21]" office:value-type="float" office:value="0" calcext:value-type="float">
            <text:p>0</text:p>
          </table:table-cell>
          <table:table-cell table:formula="of:=[.FW21]" office:value-type="float" office:value="0" calcext:value-type="float">
            <text:p>0</text:p>
          </table:table-cell>
          <table:table-cell table:formula="of:=[.FX21]" office:value-type="float" office:value="-7.67944870877505" calcext:value-type="float">
            <text:p>-7.67944870877505</text:p>
          </table:table-cell>
          <table:table-cell table:formula="of:=[.FY21]" office:value-type="float" office:value="48.3456202802429" calcext:value-type="float">
            <text:p>48.3456202802429</text:p>
          </table:table-cell>
          <table:table-cell table:formula="of:=[.FZ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C21]" office:value-type="float" office:value="0" calcext:value-type="float">
            <text:p>0</text:p>
          </table:table-cell>
          <table:table-cell table:formula="of:=[.GD21]" office:value-type="float" office:value="0" calcext:value-type="float">
            <text:p>0</text:p>
          </table:table-cell>
          <table:table-cell table:formula="of:=[.GE21]" office:value-type="float" office:value="0" calcext:value-type="float">
            <text:p>0</text:p>
          </table:table-cell>
          <table:table-cell table:formula="of:=[.GF21]" office:value-type="float" office:value="0" calcext:value-type="float">
            <text:p>0</text:p>
          </table:table-cell>
          <table:table-cell table:formula="of:=[.GG21]" office:value-type="float" office:value="0" calcext:value-type="float">
            <text:p>0</text:p>
          </table:table-cell>
          <table:table-cell table:formula="of:=[.GH21]" office:value-type="float" office:value="0" calcext:value-type="float">
            <text:p>0</text:p>
          </table:table-cell>
          <table:table-cell table:formula="of:=[.GI21]" office:value-type="float" office:value="0" calcext:value-type="float">
            <text:p>0</text:p>
          </table:table-cell>
          <table:table-cell table:formula="of:=[.GJ21]" office:value-type="float" office:value="0" calcext:value-type="float">
            <text:p>0</text:p>
          </table:table-cell>
          <table:table-cell table:formula="of:=[.GK21]" office:value-type="float" office:value="0" calcext:value-type="float">
            <text:p>0</text:p>
          </table:table-cell>
          <table:table-cell table:formula="of:=[.GL21]" office:value-type="float" office:value="0" calcext:value-type="float">
            <text:p>0</text:p>
          </table:table-cell>
          <table:table-cell table:formula="of:=[.GM21]" office:value-type="float" office:value="0" calcext:value-type="float">
            <text:p>0</text:p>
          </table:table-cell>
          <table:table-cell table:formula="of:=[.GN21]" office:value-type="float" office:value="-7.67944870877505" calcext:value-type="float">
            <text:p>-7.67944870877505</text:p>
          </table:table-cell>
          <table:table-cell table:formula="of:=[.GO21]" office:value-type="float" office:value="-25.3072741539178" calcext:value-type="float">
            <text:p>-25.3072741539178</text:p>
          </table:table-cell>
          <table:table-cell table:formula="of:=[.GP21]" office:value-type="float" office:value="0" calcext:value-type="float">
            <text:p>0</text:p>
          </table:table-cell>
          <table:table-cell table:formula="of:=[.GQ21]" office:value-type="float" office:value="0" calcext:value-type="float">
            <text:p>0</text:p>
          </table:table-cell>
          <table:table-cell table:formula="of:=[.GR21]" office:value-type="float" office:value="0" calcext:value-type="float">
            <text:p>0</text:p>
          </table:table-cell>
          <table:table-cell table:formula="of:=[.GS21]" office:value-type="float" office:value="0" calcext:value-type="float">
            <text:p>0</text:p>
          </table:table-cell>
          <table:table-cell table:formula="of:=[.GT21]" office:value-type="float" office:value="0" calcext:value-type="float">
            <text:p>0</text:p>
          </table:table-cell>
          <table:table-cell table:formula="of:=[.GU21]" office:value-type="float" office:value="-7.67944870877505" calcext:value-type="float">
            <text:p>-7.67944870877505</text:p>
          </table:table-cell>
          <table:table-cell table:formula="of:=[.GV21]" office:value-type="float" office:value="48.3456202802429" calcext:value-type="float">
            <text:p>48.3456202802429</text:p>
          </table:table-cell>
          <table:table-cell table:formula="of:=[.GW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Z21]" office:value-type="float" office:value="0" calcext:value-type="float">
            <text:p>0</text:p>
          </table:table-cell>
          <table:table-cell table:formula="of:=[.HA21]" office:value-type="float" office:value="0" calcext:value-type="float">
            <text:p>0</text:p>
          </table:table-cell>
          <table:table-cell table:formula="of:=[.HB21]" office:value-type="float" office:value="0" calcext:value-type="float">
            <text:p>0</text:p>
          </table:table-cell>
          <table:table-cell table:formula="of:=[.HC21]" office:value-type="float" office:value="0" calcext:value-type="float">
            <text:p>0</text:p>
          </table:table-cell>
          <table:table-cell table:formula="of:=[.HD21]" office:value-type="float" office:value="0" calcext:value-type="float">
            <text:p>0</text:p>
          </table:table-cell>
          <table:table-cell table:formula="of:=[.HE21]" office:value-type="float" office:value="0" calcext:value-type="float">
            <text:p>0</text:p>
          </table:table-cell>
          <table:table-cell table:formula="of:=[.HF21]" office:value-type="float" office:value="0" calcext:value-type="float">
            <text:p>0</text:p>
          </table:table-cell>
          <table:table-cell table:formula="of:=[.HG21]" office:value-type="float" office:value="0" calcext:value-type="float">
            <text:p>0</text:p>
          </table:table-cell>
          <table:table-cell table:formula="of:=[.HH21]" office:value-type="float" office:value="0" calcext:value-type="float">
            <text:p>0</text:p>
          </table:table-cell>
          <table:table-cell table:formula="of:=[.HI21]" office:value-type="float" office:value="0" calcext:value-type="float">
            <text:p>0</text:p>
          </table:table-cell>
          <table:table-cell table:formula="of:=[.HJ21]" office:value-type="float" office:value="0" calcext:value-type="float">
            <text:p>0</text:p>
          </table:table-cell>
          <table:table-cell table:formula="of:=[.HK21]" office:value-type="float" office:value="-7.67944870877505" calcext:value-type="float">
            <text:p>-7.67944870877505</text:p>
          </table:table-cell>
          <table:table-cell table:formula="of:=[.HL21]" office:value-type="float" office:value="-25.3072741539178" calcext:value-type="float">
            <text:p>-25.3072741539178</text:p>
          </table:table-cell>
          <table:table-cell table:formula="of:=[.HM21]" office:value-type="float" office:value="0" calcext:value-type="float">
            <text:p>0</text:p>
          </table:table-cell>
          <table:table-cell table:formula="of:=[.HN21]" office:value-type="float" office:value="0" calcext:value-type="float">
            <text:p>0</text:p>
          </table:table-cell>
          <table:table-cell table:formula="of:=[.HO21]" office:value-type="float" office:value="0" calcext:value-type="float">
            <text:p>0</text:p>
          </table:table-cell>
          <table:table-cell table:formula="of:=[.HP21]" office:value-type="float" office:value="0" calcext:value-type="float">
            <text:p>0</text:p>
          </table:table-cell>
          <table:table-cell table:formula="of:=[.HQ21]" office:value-type="float" office:value="0" calcext:value-type="float">
            <text:p>0</text:p>
          </table:table-cell>
          <table:table-cell table:formula="of:=[.HR21]" office:value-type="float" office:value="-7.67944870877505" calcext:value-type="float">
            <text:p>-7.67944870877505</text:p>
          </table:table-cell>
          <table:table-cell table:formula="of:=[.HS21]" office:value-type="float" office:value="48.3456202802429" calcext:value-type="float">
            <text:p>48.3456202802429</text:p>
          </table:table-cell>
          <table:table-cell table:formula="of:=[.HT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W21]" office:value-type="float" office:value="0" calcext:value-type="float">
            <text:p>0</text:p>
          </table:table-cell>
          <table:table-cell table:formula="of:=[.HX21]" office:value-type="float" office:value="0" calcext:value-type="float">
            <text:p>0</text:p>
          </table:table-cell>
          <table:table-cell table:formula="of:=[.HY21]" office:value-type="float" office:value="0" calcext:value-type="float">
            <text:p>0</text:p>
          </table:table-cell>
          <table:table-cell table:formula="of:=[.HZ21]" office:value-type="float" office:value="0" calcext:value-type="float">
            <text:p>0</text:p>
          </table:table-cell>
          <table:table-cell table:formula="of:=[.IA21]" office:value-type="float" office:value="0" calcext:value-type="float">
            <text:p>0</text:p>
          </table:table-cell>
          <table:table-cell table:formula="of:=[.IB21]" office:value-type="float" office:value="0" calcext:value-type="float">
            <text:p>0</text:p>
          </table:table-cell>
          <table:table-cell table:formula="of:=[.IC21]" office:value-type="float" office:value="0" calcext:value-type="float">
            <text:p>0</text:p>
          </table:table-cell>
          <table:table-cell table:formula="of:=[.ID21]" office:value-type="float" office:value="0" calcext:value-type="float">
            <text:p>0</text:p>
          </table:table-cell>
          <table:table-cell table:formula="of:=[.IE21]" office:value-type="float" office:value="0" calcext:value-type="float">
            <text:p>0</text:p>
          </table:table-cell>
          <table:table-cell table:formula="of:=[.IF21]" office:value-type="float" office:value="0" calcext:value-type="float">
            <text:p>0</text:p>
          </table:table-cell>
          <table:table-cell table:formula="of:=[.IG21]" office:value-type="float" office:value="0" calcext:value-type="float">
            <text:p>0</text:p>
          </table:table-cell>
          <table:table-cell table:formula="of:=[.IH21]" office:value-type="float" office:value="-7.67944870877505" calcext:value-type="float">
            <text:p>-7.67944870877505</text:p>
          </table:table-cell>
          <table:table-cell table:formula="of:=[.II21]" office:value-type="float" office:value="-25.3072741539178" calcext:value-type="float">
            <text:p>-25.3072741539178</text:p>
          </table:table-cell>
          <table:table-cell table:formula="of:=[.IJ21]" office:value-type="float" office:value="0" calcext:value-type="float">
            <text:p>0</text:p>
          </table:table-cell>
          <table:table-cell table:formula="of:=[.IK21]" office:value-type="float" office:value="0" calcext:value-type="float">
            <text:p>0</text:p>
          </table:table-cell>
          <table:table-cell table:formula="of:=[.IL21]" office:value-type="float" office:value="0" calcext:value-type="float">
            <text:p>0</text:p>
          </table:table-cell>
          <table:table-cell table:formula="of:=[.IM21]" office:value-type="float" office:value="0" calcext:value-type="float">
            <text:p>0</text:p>
          </table:table-cell>
          <table:table-cell table:formula="of:=[.IN21]" office:value-type="float" office:value="0" calcext:value-type="float">
            <text:p>0</text:p>
          </table:table-cell>
          <table:table-cell table:formula="of:=[.IO21]" office:value-type="float" office:value="-7.67944870877505" calcext:value-type="float">
            <text:p>-7.67944870877505</text:p>
          </table:table-cell>
          <table:table-cell table:formula="of:=[.IP21]" office:value-type="float" office:value="48.3456202802429" calcext:value-type="float">
            <text:p>48.3456202802429</text:p>
          </table:table-cell>
          <table:table-cell table:formula="of:=[.IQ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T21]" office:value-type="float" office:value="0" calcext:value-type="float">
            <text:p>0</text:p>
          </table:table-cell>
          <table:table-cell table:formula="of:=[.IU21]" office:value-type="float" office:value="0" calcext:value-type="float">
            <text:p>0</text:p>
          </table:table-cell>
          <table:table-cell table:formula="of:=[.IV21]" office:value-type="float" office:value="0" calcext:value-type="float">
            <text:p>0</text:p>
          </table:table-cell>
          <table:table-cell table:formula="of:=[.IW21]" office:value-type="float" office:value="0" calcext:value-type="float">
            <text:p>0</text:p>
          </table:table-cell>
          <table:table-cell table:formula="of:=[.IX21]" office:value-type="float" office:value="0" calcext:value-type="float">
            <text:p>0</text:p>
          </table:table-cell>
          <table:table-cell table:formula="of:=[.IY21]" office:value-type="float" office:value="0" calcext:value-type="float">
            <text:p>0</text:p>
          </table:table-cell>
          <table:table-cell table:formula="of:=[.IZ21]" office:value-type="float" office:value="0" calcext:value-type="float">
            <text:p>0</text:p>
          </table:table-cell>
          <table:table-cell table:formula="of:=[.JA21]" office:value-type="float" office:value="0" calcext:value-type="float">
            <text:p>0</text:p>
          </table:table-cell>
          <table:table-cell table:formula="of:=[.JB21]" office:value-type="float" office:value="0" calcext:value-type="float">
            <text:p>0</text:p>
          </table:table-cell>
          <table:table-cell table:formula="of:=[.JC21]" office:value-type="float" office:value="0" calcext:value-type="float">
            <text:p>0</text:p>
          </table:table-cell>
          <table:table-cell table:formula="of:=[.JD21]" office:value-type="float" office:value="0" calcext:value-type="float">
            <text:p>0</text:p>
          </table:table-cell>
          <table:table-cell table:formula="of:=[.JE21]" office:value-type="float" office:value="-7.67944870877505" calcext:value-type="float">
            <text:p>-7.67944870877505</text:p>
          </table:table-cell>
          <table:table-cell table:formula="of:=[.JF21]" office:value-type="float" office:value="-25.3072741539178" calcext:value-type="float">
            <text:p>-25.3072741539178</text:p>
          </table:table-cell>
          <table:table-cell table:formula="of:=[.JG21]" office:value-type="float" office:value="0" calcext:value-type="float">
            <text:p>0</text:p>
          </table:table-cell>
          <table:table-cell table:formula="of:=[.JH21]" office:value-type="float" office:value="0" calcext:value-type="float">
            <text:p>0</text:p>
          </table:table-cell>
          <table:table-cell table:formula="of:=[.JI21]" office:value-type="float" office:value="0" calcext:value-type="float">
            <text:p>0</text:p>
          </table:table-cell>
          <table:table-cell table:formula="of:=[.JJ21]" office:value-type="float" office:value="0" calcext:value-type="float">
            <text:p>0</text:p>
          </table:table-cell>
          <table:table-cell table:formula="of:=[.JK21]" office:value-type="float" office:value="0" calcext:value-type="float">
            <text:p>0</text:p>
          </table:table-cell>
          <table:table-cell table:formula="of:=[.JL21]" office:value-type="float" office:value="-7.67944870877505" calcext:value-type="float">
            <text:p>-7.67944870877505</text:p>
          </table:table-cell>
          <table:table-cell table:formula="of:=[.JM21]" office:value-type="float" office:value="48.3456202802429" calcext:value-type="float">
            <text:p>48.3456202802429</text:p>
          </table:table-cell>
          <table:table-cell table:formula="of:=[.JN21]" office:value-type="float" office:value="-7.67944870877505" calcext:value-type="float">
            <text:p>-7.679448708775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Q21]" office:value-type="float" office:value="0" calcext:value-type="float">
            <text:p>0</text:p>
          </table:table-cell>
          <table:table-cell table:formula="of:=[.JR21]" office:value-type="float" office:value="0" calcext:value-type="float">
            <text:p>0</text:p>
          </table:table-cell>
          <table:table-cell table:formula="of:=[.JS21]" office:value-type="float" office:value="0" calcext:value-type="float">
            <text:p>0</text:p>
          </table:table-cell>
          <table:table-cell table:formula="of:=[.JT21]" office:value-type="float" office:value="0" calcext:value-type="float">
            <text:p>0</text:p>
          </table:table-cell>
          <table:table-cell table:formula="of:=[.JU21]" office:value-type="float" office:value="0" calcext:value-type="float">
            <text:p>0</text:p>
          </table:table-cell>
          <table:table-cell table:formula="of:=[.JV21]" office:value-type="float" office:value="0" calcext:value-type="float">
            <text:p>0</text:p>
          </table:table-cell>
          <table:table-cell table:formula="of:=[.JW21]" office:value-type="float" office:value="0" calcext:value-type="float">
            <text:p>0</text:p>
          </table:table-cell>
          <table:table-cell table:formula="of:=[.JX21]" office:value-type="float" office:value="0" calcext:value-type="float">
            <text:p>0</text:p>
          </table:table-cell>
          <table:table-cell table:formula="of:=[.JY21]" office:value-type="float" office:value="0" calcext:value-type="float">
            <text:p>0</text:p>
          </table:table-cell>
          <table:table-cell table:formula="of:=[.JZ21]" office:value-type="float" office:value="0" calcext:value-type="float">
            <text:p>0</text:p>
          </table:table-cell>
          <table:table-cell table:formula="of:=[.KA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D21]" office:value-type="float" office:value="0" calcext:value-type="float">
            <text:p>0</text:p>
          </table:table-cell>
          <table:table-cell table:formula="of:=[.KE21]" office:value-type="float" office:value="0" calcext:value-type="float">
            <text:p>0</text:p>
          </table:table-cell>
          <table:table-cell table:formula="of:=[.KF21]" office:value-type="float" office:value="0" calcext:value-type="float">
            <text:p>0</text:p>
          </table:table-cell>
          <table:table-cell table:formula="of:=[.KG21]" office:value-type="float" office:value="0" calcext:value-type="float">
            <text:p>0</text:p>
          </table:table-cell>
          <table:table-cell table:formula="of:=[.KH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N21]" office:value-type="float" office:value="0" calcext:value-type="float">
            <text:p>0</text:p>
          </table:table-cell>
          <table:table-cell table:formula="of:=[.KO21]" office:value-type="float" office:value="0" calcext:value-type="float">
            <text:p>0</text:p>
          </table:table-cell>
          <table:table-cell table:formula="of:=[.KP21]" office:value-type="float" office:value="0" calcext:value-type="float">
            <text:p>0</text:p>
          </table:table-cell>
          <table:table-cell table:formula="of:=[.KQ21]" office:value-type="float" office:value="0" calcext:value-type="float">
            <text:p>0</text:p>
          </table:table-cell>
          <table:table-cell table:formula="of:=[.KR21]" office:value-type="float" office:value="0" calcext:value-type="float">
            <text:p>0</text:p>
          </table:table-cell>
          <table:table-cell table:formula="of:=[.KS21]" office:value-type="float" office:value="0" calcext:value-type="float">
            <text:p>0</text:p>
          </table:table-cell>
          <table:table-cell table:formula="of:=[.KT21]" office:value-type="float" office:value="0" calcext:value-type="float">
            <text:p>0</text:p>
          </table:table-cell>
          <table:table-cell table:formula="of:=[.KU21]" office:value-type="float" office:value="0" calcext:value-type="float">
            <text:p>0</text:p>
          </table:table-cell>
          <table:table-cell table:formula="of:=[.KV21]" office:value-type="float" office:value="0" calcext:value-type="float">
            <text:p>0</text:p>
          </table:table-cell>
          <table:table-cell table:formula="of:=[.KW21]" office:value-type="float" office:value="0" calcext:value-type="float">
            <text:p>0</text:p>
          </table:table-cell>
          <table:table-cell table:formula="of:=[.KX21]" office:value-type="float" office:value="0" calcext:value-type="float">
            <text:p>0</text:p>
          </table:table-cell>
          <table:table-cell table:formula="of:=[.KY21]" office:value-type="float" office:value="0" calcext:value-type="float">
            <text:p>0</text:p>
          </table:table-cell>
          <table:table-cell table:formula="of:=[.KZ21]" office:value-type="float" office:value="0" calcext:value-type="float">
            <text:p>0</text:p>
          </table:table-cell>
          <table:table-cell table:formula="of:=[.LA21]" office:value-type="float" office:value="0" calcext:value-type="float">
            <text:p>0</text:p>
          </table:table-cell>
          <table:table-cell table:formula="of:=[.LB21]" office:value-type="float" office:value="0" calcext:value-type="float">
            <text:p>0</text:p>
          </table:table-cell>
          <table:table-cell table:formula="of:=[.LC21]" office:value-type="float" office:value="0" calcext:value-type="float">
            <text:p>0</text:p>
          </table:table-cell>
          <table:table-cell table:formula="of:=[.LD21]" office:value-type="float" office:value="0" calcext:value-type="float">
            <text:p>0</text:p>
          </table:table-cell>
          <table:table-cell table:formula="of:=[.LE21]" office:value-type="float" office:value="0" calcext:value-type="float">
            <text:p>0</text:p>
          </table:table-cell>
          <table:table-cell table:formula="of:=[.LF21]" office:value-type="float" office:value="0" calcext:value-type="float">
            <text:p>0</text:p>
          </table:table-cell>
          <table:table-cell table:formula="of:=[.LG21]" office:value-type="float" office:value="1" calcext:value-type="float">
            <text:p>1</text:p>
          </table:table-cell>
          <table:table-cell table:formula="of:=[.LH2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I21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22]*[.E22]-[.F22]*[.C22]" office:value-type="float" office:value="-7.5" calcext:value-type="float">
            <text:p>-7.5</text:p>
          </table:table-cell>
          <table:table-cell table:formula="of:=[.F22]*[.A22]-[.B22]*[.E22]" office:value-type="float" office:value="1.5" calcext:value-type="float">
            <text:p>1.5</text:p>
          </table:table-cell>
          <table:table-cell table:formula="of:=[.B22]*[.C22]-[.D22]*[.A22]" office:value-type="float" office:value="4.5" calcext:value-type="float">
            <text:p>4.5</text:p>
          </table:table-cell>
          <table:table-cell table:formula="of:=[.C22]-[.E22]" office:value-type="float" office:value="0" calcext:value-type="float">
            <text:p>0</text:p>
          </table:table-cell>
          <table:table-cell table:formula="of:=[.E22]-[.A22]" office:value-type="float" office:value="1.5" calcext:value-type="float">
            <text:p>1.5</text:p>
          </table:table-cell>
          <table:table-cell table:formula="of:=[.A22]-[.C22]" office:value-type="float" office:value="-1.5" calcext:value-type="float">
            <text:p>-1.5</text:p>
          </table:table-cell>
          <table:table-cell table:formula="of:=[.F22]-[.B22]" office:value-type="float" office:value="1" calcext:value-type="float">
            <text:p>1</text:p>
          </table:table-cell>
          <table:table-cell table:formula="of:=[.B22]-[.F22]" office:value-type="float" office:value="-1" calcext:value-type="float">
            <text:p>-1</text:p>
          </table:table-cell>
          <table:table-cell table:formula="of:=[.D22]-[.B22]" office:value-type="float" office:value="0" calcext:value-type="float">
            <text:p>0</text:p>
          </table:table-cell>
          <table:table-cell table:formula="of:=0.5*([.A22]*([.D22]-[.F22]) + [.C22]*([.F22]-[.B22]) + [.E22]*([.B22]-[.D22]))" office:value-type="float" office:value="0.75" calcext:value-type="float">
            <text:p>0.75</text:p>
          </table:table-cell>
          <table:table-cell table:formula="of:=([.B22]+[.D22]+[.F22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22]*[.J22]+[.M22]*[.M22]" office:value-type="float" office:value="1" calcext:value-type="float">
            <text:p>1</text:p>
          </table:table-cell>
          <table:table-cell table:formula="of:=[.J22]*[.K22]+[.M22]*[.N22]" office:value-type="float" office:value="-1" calcext:value-type="float">
            <text:p>-1</text:p>
          </table:table-cell>
          <table:table-cell table:formula="of:=[.J22]*[.L22]+[.M22]*[.O22]" office:value-type="float" office:value="0" calcext:value-type="float">
            <text:p>0</text:p>
          </table:table-cell>
          <table:table-cell table:formula="of:=[.K22]*[.K22]+[.N22]*[.N22]" office:value-type="float" office:value="3.25" calcext:value-type="float">
            <text:p>3.25</text:p>
          </table:table-cell>
          <table:table-cell table:formula="of:=[.K22]*[.L22]+[.N22]*[.O22]" office:value-type="float" office:value="-2.25" calcext:value-type="float">
            <text:p>-2.25</text:p>
          </table:table-cell>
          <table:table-cell table:formula="of:=[.L22]*[.L22]+[.O22]*[.O22]" office:value-type="float" office:value="2.25" calcext:value-type="float">
            <text:p>2.25</text:p>
          </table:table-cell>
          <table:table-cell table:formula="of:=PI()*[.$Q22]/(2*[.$P22])*[.V22]" office:value-type="float" office:value="6.98131700797732" calcext:value-type="float">
            <text:p>6.98131700797732</text:p>
          </table:table-cell>
          <table:table-cell table:formula="of:=PI()*[.$Q22]/(2*[.$P22])*[.W22]" office:value-type="float" office:value="-6.98131700797732" calcext:value-type="float">
            <text:p>-6.98131700797732</text:p>
          </table:table-cell>
          <table:table-cell table:formula="of:=PI()*[.$Q22]/(2*[.$P22])*[.X22]" office:value-type="float" office:value="0" calcext:value-type="float">
            <text:p>0</text:p>
          </table:table-cell>
          <table:table-cell table:formula="of:=PI()*[.$Q22]/(2*[.$P22])*[.Y22]" office:value-type="float" office:value="22.6892802759263" calcext:value-type="float">
            <text:p>22.6892802759263</text:p>
          </table:table-cell>
          <table:table-cell table:formula="of:=PI()*[.$Q22]/(2*[.$P22])*[.Z22]" office:value-type="float" office:value="-15.707963267949" calcext:value-type="float">
            <text:p>-15.707963267949</text:p>
          </table:table-cell>
          <table:table-cell table:formula="of:=PI()*[.$Q22]/(2*[.$P22])*[.AA22]" office:value-type="float" office:value="15.707963267949" calcext:value-type="float">
            <text:p>15.707963267949</text:p>
          </table:table-cell>
          <table:table-cell/>
          <table:table-cell table:formula="of:=[.AB7]" office:value-type="float" office:value="9.8174770424681" calcext:value-type="float">
            <text:p>9.8174770424681</text:p>
          </table:table-cell>
          <table:table-cell table:formula="of:=[.AC7]" office:value-type="float" office:value="-6.28318530717959" calcext:value-type="float">
            <text:p>-6.28318530717959</text:p>
          </table:table-cell>
          <table:table-cell table:formula="of:=[.AD7]" office:value-type="float" office:value="4.31968989868597" calcext:value-type="float">
            <text:p>4.31968989868597</text:p>
          </table:table-cell>
          <table:table-cell table:formula="of:=[.AE7]" office:value-type="float" office:value="6.28318530717959" calcext:value-type="float">
            <text:p>6.28318530717959</text:p>
          </table:table-cell>
          <table:table-cell table:formula="of:=[.AF7]" office:value-type="float" office:value="-7.85398163397448" calcext:value-type="float">
            <text:p>-7.85398163397448</text:p>
          </table:table-cell>
          <table:table-cell table:formula="of:=[.AG7]" office:value-type="float" office:value="13.3517687777566" calcext:value-type="float">
            <text:p>13.3517687777566</text:p>
          </table:table-cell>
          <table:table-cell/>
          <table:table-cell table:formula="of:=[.AI22]" office:value-type="float" office:value="9.8174770424681" calcext:value-type="float">
            <text:p>9.8174770424681</text:p>
          </table:table-cell>
          <table:table-cell table:formula="of:=[.AJ22]" office:value-type="float" office:value="-6.28318530717959" calcext:value-type="float">
            <text:p>-6.28318530717959</text:p>
          </table:table-cell>
          <table:table-cell table:formula="of:=[.AK22]" office:value-type="float" office:value="4.31968989868597" calcext:value-type="float">
            <text:p>4.319689898685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P22]+[.BP44]+[.BP66]+[.BP88]+[.BP110]+[.BP132]+[.BP154]+[.BP176]+[.BP198]+[.BP220]+[.BP242]+[.BP264]+[.BP286]+[.BP308]+[.BP330]+[.BP352]+[.BP374]+[.BP396]+[.BP418]+[.BP440]+[.BP462]+[.BP484]+[.BP506]+[.BP528]" office:value-type="float" office:value="0" calcext:value-type="float">
            <text:p>0</text:p>
          </table:table-cell>
          <table:table-cell table:formula="of:=[.BQ22]+[.BQ44]+[.BQ66]+[.BQ88]+[.BQ110]+[.BQ132]+[.BQ154]+[.BQ176]+[.BQ198]+[.BQ220]+[.BQ242]+[.BQ264]+[.BQ286]+[.BQ308]+[.BQ330]+[.BQ352]+[.BQ374]+[.BQ396]+[.BQ418]+[.BQ440]+[.BQ462]+[.BQ484]+[.BQ506]+[.BQ528]" office:value-type="float" office:value="0" calcext:value-type="float">
            <text:p>0</text:p>
          </table:table-cell>
          <table:table-cell table:formula="of:=[.BR22]+[.BR44]+[.BR66]+[.BR88]+[.BR110]+[.BR132]+[.BR154]+[.BR176]+[.BR198]+[.BR220]+[.BR242]+[.BR264]+[.BR286]+[.BR308]+[.BR330]+[.BR352]+[.BR374]+[.BR396]+[.BR418]+[.BR440]+[.BR462]+[.BR484]+[.BR506]+[.BR528]" office:value-type="float" office:value="0" calcext:value-type="float">
            <text:p>0</text:p>
          </table:table-cell>
          <table:table-cell table:formula="of:=[.BS22]+[.BS44]+[.BS66]+[.BS88]+[.BS110]+[.BS132]+[.BS154]+[.BS176]+[.BS198]+[.BS220]+[.BS242]+[.BS264]+[.BS286]+[.BS308]+[.BS330]+[.BS352]+[.BS374]+[.BS396]+[.BS418]+[.BS440]+[.BS462]+[.BS484]+[.BS506]+[.BS528]" office:value-type="float" office:value="0" calcext:value-type="float">
            <text:p>0</text:p>
          </table:table-cell>
          <table:table-cell table:formula="of:=[.BT22]+[.BT44]+[.BT66]+[.BT88]+[.BT110]+[.BT132]+[.BT154]+[.BT176]+[.BT198]+[.BT220]+[.BT242]+[.BT264]+[.BT286]+[.BT308]+[.BT330]+[.BT352]+[.BT374]+[.BT396]+[.BT418]+[.BT440]+[.BT462]+[.BT484]+[.BT506]+[.BT528]" office:value-type="float" office:value="0" calcext:value-type="float">
            <text:p>0</text:p>
          </table:table-cell>
          <table:table-cell table:formula="of:=[.BU22]+[.BU44]+[.BU66]+[.BU88]+[.BU110]+[.BU132]+[.BU154]+[.BU176]+[.BU198]+[.BU220]+[.BU242]+[.BU264]+[.BU286]+[.BU308]+[.BU330]+[.BU352]+[.BU374]+[.BU396]+[.BU418]+[.BU440]+[.BU462]+[.BU484]+[.BU506]+[.BU528]" office:value-type="float" office:value="0" calcext:value-type="float">
            <text:p>0</text:p>
          </table:table-cell>
          <table:table-cell table:formula="of:=[.BV22]+[.BV44]+[.BV66]+[.BV88]+[.BV110]+[.BV132]+[.BV154]+[.BV176]+[.BV198]+[.BV220]+[.BV242]+[.BV264]+[.BV286]+[.BV308]+[.BV330]+[.BV352]+[.BV374]+[.BV396]+[.BV418]+[.BV440]+[.BV462]+[.BV484]+[.BV506]+[.BV528]" office:value-type="float" office:value="0" calcext:value-type="float">
            <text:p>0</text:p>
          </table:table-cell>
          <table:table-cell table:formula="of:=[.BW22]+[.BW44]+[.BW66]+[.BW88]+[.BW110]+[.BW132]+[.BW154]+[.BW176]+[.BW198]+[.BW220]+[.BW242]+[.BW264]+[.BW286]+[.BW308]+[.BW330]+[.BW352]+[.BW374]+[.BW396]+[.BW418]+[.BW440]+[.BW462]+[.BW484]+[.BW506]+[.BW528]" office:value-type="float" office:value="0" calcext:value-type="float">
            <text:p>0</text:p>
          </table:table-cell>
          <table:table-cell table:formula="of:=[.BX22]+[.BX44]+[.BX66]+[.BX88]+[.BX110]+[.BX132]+[.BX154]+[.BX176]+[.BX198]+[.BX220]+[.BX242]+[.BX264]+[.BX286]+[.BX308]+[.BX330]+[.BX352]+[.BX374]+[.BX396]+[.BX418]+[.BX440]+[.BX462]+[.BX484]+[.BX506]+[.BX528]" office:value-type="float" office:value="0" calcext:value-type="float">
            <text:p>0</text:p>
          </table:table-cell>
          <table:table-cell table:formula="of:=[.BY22]+[.BY44]+[.BY66]+[.BY88]+[.BY110]+[.BY132]+[.BY154]+[.BY176]+[.BY198]+[.BY220]+[.BY242]+[.BY264]+[.BY286]+[.BY308]+[.BY330]+[.BY352]+[.BY374]+[.BY396]+[.BY418]+[.BY440]+[.BY462]+[.BY484]+[.BY506]+[.BY528]" office:value-type="float" office:value="0" calcext:value-type="float">
            <text:p>0</text:p>
          </table:table-cell>
          <table:table-cell table:formula="of:=[.BZ22]+[.BZ44]+[.BZ66]+[.BZ88]+[.BZ110]+[.BZ132]+[.BZ154]+[.BZ176]+[.BZ198]+[.BZ220]+[.BZ242]+[.BZ264]+[.BZ286]+[.BZ308]+[.BZ330]+[.BZ352]+[.BZ374]+[.BZ396]+[.BZ418]+[.BZ440]+[.BZ462]+[.BZ484]+[.BZ506]+[.BZ528]" office:value-type="float" office:value="0" calcext:value-type="float">
            <text:p>0</text:p>
          </table:table-cell>
          <table:table-cell table:formula="of:=[.CA22]+[.CA44]+[.CA66]+[.CA88]+[.CA110]+[.CA132]+[.CA154]+[.CA176]+[.CA198]+[.CA220]+[.CA242]+[.CA264]+[.CA286]+[.CA308]+[.CA330]+[.CA352]+[.CA374]+[.CA396]+[.CA418]+[.CA440]+[.CA462]+[.CA484]+[.CA506]+[.CA528]" office:value-type="float" office:value="0" calcext:value-type="float">
            <text:p>0</text:p>
          </table:table-cell>
          <table:table-cell table:formula="of:=[.CB22]+[.CB44]+[.CB66]+[.CB88]+[.CB110]+[.CB132]+[.CB154]+[.CB176]+[.CB198]+[.CB220]+[.CB242]+[.CB264]+[.CB286]+[.CB308]+[.CB330]+[.CB352]+[.CB374]+[.CB396]+[.CB418]+[.CB440]+[.CB462]+[.CB484]+[.CB506]+[.CB528]" office:value-type="float" office:value="-7.67944870877505" calcext:value-type="float">
            <text:p>-7.67944870877505</text:p>
          </table:table-cell>
          <table:table-cell table:formula="of:=[.CC22]+[.CC44]+[.CC66]+[.CC88]+[.CC110]+[.CC132]+[.CC154]+[.CC176]+[.CC198]+[.CC220]+[.CC242]+[.CC264]+[.CC286]+[.CC308]+[.CC330]+[.CC352]+[.CC374]+[.CC396]+[.CC418]+[.CC440]+[.CC462]+[.CC484]+[.CC506]+[.CC528]" office:value-type="float" office:value="-15.707963267949" calcext:value-type="float">
            <text:p>-15.707963267949</text:p>
          </table:table-cell>
          <table:table-cell table:formula="of:=[.CD22]+[.CD44]+[.CD66]+[.CD88]+[.CD110]+[.CD132]+[.CD154]+[.CD176]+[.CD198]+[.CD220]+[.CD242]+[.CD264]+[.CD286]+[.CD308]+[.CD330]+[.CD352]+[.CD374]+[.CD396]+[.CD418]+[.CD440]+[.CD462]+[.CD484]+[.CD506]+[.CD528]" office:value-type="float" office:value="0" calcext:value-type="float">
            <text:p>0</text:p>
          </table:table-cell>
          <table:table-cell table:formula="of:=[.CE22]+[.CE44]+[.CE66]+[.CE88]+[.CE110]+[.CE132]+[.CE154]+[.CE176]+[.CE198]+[.CE220]+[.CE242]+[.CE264]+[.CE286]+[.CE308]+[.CE330]+[.CE352]+[.CE374]+[.CE396]+[.CE418]+[.CE440]+[.CE462]+[.CE484]+[.CE506]+[.CE528]" office:value-type="float" office:value="0" calcext:value-type="float">
            <text:p>0</text:p>
          </table:table-cell>
          <table:table-cell table:formula="of:=[.CF22]+[.CF44]+[.CF66]+[.CF88]+[.CF110]+[.CF132]+[.CF154]+[.CF176]+[.CF198]+[.CF220]+[.CF242]+[.CF264]+[.CF286]+[.CF308]+[.CF330]+[.CF352]+[.CF374]+[.CF396]+[.CF418]+[.CF440]+[.CF462]+[.CF484]+[.CF506]+[.CF528]" office:value-type="float" office:value="0" calcext:value-type="float">
            <text:p>0</text:p>
          </table:table-cell>
          <table:table-cell table:formula="of:=[.CG22]+[.CG44]+[.CG66]+[.CG88]+[.CG110]+[.CG132]+[.CG154]+[.CG176]+[.CG198]+[.CG220]+[.CG242]+[.CG264]+[.CG286]+[.CG308]+[.CG330]+[.CG352]+[.CG374]+[.CG396]+[.CG418]+[.CG440]+[.CG462]+[.CG484]+[.CG506]+[.CG528]" office:value-type="float" office:value="0" calcext:value-type="float">
            <text:p>0</text:p>
          </table:table-cell>
          <table:table-cell table:formula="of:=[.CH22]+[.CH44]+[.CH66]+[.CH88]+[.CH110]+[.CH132]+[.CH154]+[.CH176]+[.CH198]+[.CH220]+[.CH242]+[.CH264]+[.CH286]+[.CH308]+[.CH330]+[.CH352]+[.CH374]+[.CH396]+[.CH418]+[.CH440]+[.CH462]+[.CH484]+[.CH506]+[.CH528]" office:value-type="float" office:value="0" calcext:value-type="float">
            <text:p>0</text:p>
          </table:table-cell>
          <table:table-cell table:formula="of:=[.CI22]+[.CI44]+[.CI66]+[.CI88]+[.CI110]+[.CI132]+[.CI154]+[.CI176]+[.CI198]+[.CI220]+[.CI242]+[.CI264]+[.CI286]+[.CI308]+[.CI330]+[.CI352]+[.CI374]+[.CI396]+[.CI418]+[.CI440]+[.CI462]+[.CI484]+[.CI506]+[.CI528]" office:value-type="float" office:value="-7.67944870877505" calcext:value-type="float">
            <text:p>-7.67944870877505</text:p>
          </table:table-cell>
          <table:table-cell table:formula="of:=[.CJ22]+[.CJ44]+[.CJ66]+[.CJ88]+[.CJ110]+[.CJ132]+[.CJ154]+[.CJ176]+[.CJ198]+[.CJ220]+[.CJ242]+[.CJ264]+[.CJ286]+[.CJ308]+[.CJ330]+[.CJ352]+[.CJ374]+[.CJ396]+[.CJ418]+[.CJ440]+[.CJ462]+[.CJ484]+[.CJ506]+[.CJ528]" office:value-type="float" office:value="23.387411976724" calcext:value-type="float">
            <text:p>23.3874119767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CM22]" office:value-type="float" office:value="0" calcext:value-type="float">
            <text:p>0</text:p>
          </table:table-cell>
          <table:table-cell table:formula="of:=[.CN22]" office:value-type="float" office:value="0" calcext:value-type="float">
            <text:p>0</text:p>
          </table:table-cell>
          <table:table-cell table:formula="of:=[.CO22]" office:value-type="float" office:value="0" calcext:value-type="float">
            <text:p>0</text:p>
          </table:table-cell>
          <table:table-cell table:formula="of:=[.CP22]" office:value-type="float" office:value="0" calcext:value-type="float">
            <text:p>0</text:p>
          </table:table-cell>
          <table:table-cell table:formula="of:=[.CQ22]" office:value-type="float" office:value="0" calcext:value-type="float">
            <text:p>0</text:p>
          </table:table-cell>
          <table:table-cell table:formula="of:=[.CR22]" office:value-type="float" office:value="0" calcext:value-type="float">
            <text:p>0</text:p>
          </table:table-cell>
          <table:table-cell table:formula="of:=[.CS22]" office:value-type="float" office:value="0" calcext:value-type="float">
            <text:p>0</text:p>
          </table:table-cell>
          <table:table-cell table:formula="of:=[.CT22]" office:value-type="float" office:value="0" calcext:value-type="float">
            <text:p>0</text:p>
          </table:table-cell>
          <table:table-cell table:formula="of:=[.CU22]" office:value-type="float" office:value="0" calcext:value-type="float">
            <text:p>0</text:p>
          </table:table-cell>
          <table:table-cell table:formula="of:=[.CV22]" office:value-type="float" office:value="0" calcext:value-type="float">
            <text:p>0</text:p>
          </table:table-cell>
          <table:table-cell table:formula="of:=[.CW22]" office:value-type="float" office:value="0" calcext:value-type="float">
            <text:p>0</text:p>
          </table:table-cell>
          <table:table-cell table:formula="of:=[.CX22]" office:value-type="float" office:value="0" calcext:value-type="float">
            <text:p>0</text:p>
          </table:table-cell>
          <table:table-cell table:formula="of:=[.CY22]" office:value-type="float" office:value="-7.67944870877505" calcext:value-type="float">
            <text:p>-7.67944870877505</text:p>
          </table:table-cell>
          <table:table-cell table:formula="of:=[.CZ22]" office:value-type="float" office:value="-15.707963267949" calcext:value-type="float">
            <text:p>-15.707963267949</text:p>
          </table:table-cell>
          <table:table-cell table:formula="of:=[.DA22]" office:value-type="float" office:value="0" calcext:value-type="float">
            <text:p>0</text:p>
          </table:table-cell>
          <table:table-cell table:formula="of:=[.DB22]" office:value-type="float" office:value="0" calcext:value-type="float">
            <text:p>0</text:p>
          </table:table-cell>
          <table:table-cell table:formula="of:=[.DC22]" office:value-type="float" office:value="0" calcext:value-type="float">
            <text:p>0</text:p>
          </table:table-cell>
          <table:table-cell table:formula="of:=[.DD22]" office:value-type="float" office:value="0" calcext:value-type="float">
            <text:p>0</text:p>
          </table:table-cell>
          <table:table-cell table:formula="of:=[.DE22]" office:value-type="float" office:value="0" calcext:value-type="float">
            <text:p>0</text:p>
          </table:table-cell>
          <table:table-cell table:formula="of:=[.DF22]" office:value-type="float" office:value="-7.67944870877505" calcext:value-type="float">
            <text:p>-7.67944870877505</text:p>
          </table:table-cell>
          <table:table-cell table:formula="of:=[.DG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L22]" office:value-type="float" office:value="0" calcext:value-type="float">
            <text:p>0</text:p>
          </table:table-cell>
          <table:table-cell table:formula="of:=[.DM22]" office:value-type="float" office:value="0" calcext:value-type="float">
            <text:p>0</text:p>
          </table:table-cell>
          <table:table-cell table:formula="of:=[.DN22]" office:value-type="float" office:value="0" calcext:value-type="float">
            <text:p>0</text:p>
          </table:table-cell>
          <table:table-cell table:formula="of:=[.DO22]" office:value-type="float" office:value="0" calcext:value-type="float">
            <text:p>0</text:p>
          </table:table-cell>
          <table:table-cell table:formula="of:=[.DP22]" office:value-type="float" office:value="0" calcext:value-type="float">
            <text:p>0</text:p>
          </table:table-cell>
          <table:table-cell table:formula="of:=[.DQ22]" office:value-type="float" office:value="0" calcext:value-type="float">
            <text:p>0</text:p>
          </table:table-cell>
          <table:table-cell table:formula="of:=[.DR22]" office:value-type="float" office:value="0" calcext:value-type="float">
            <text:p>0</text:p>
          </table:table-cell>
          <table:table-cell table:formula="of:=[.DS22]" office:value-type="float" office:value="0" calcext:value-type="float">
            <text:p>0</text:p>
          </table:table-cell>
          <table:table-cell table:formula="of:=[.DT22]" office:value-type="float" office:value="0" calcext:value-type="float">
            <text:p>0</text:p>
          </table:table-cell>
          <table:table-cell table:formula="of:=[.DU22]" office:value-type="float" office:value="0" calcext:value-type="float">
            <text:p>0</text:p>
          </table:table-cell>
          <table:table-cell table:formula="of:=[.DV22]" office:value-type="float" office:value="0" calcext:value-type="float">
            <text:p>0</text:p>
          </table:table-cell>
          <table:table-cell table:formula="of:=[.DW22]" office:value-type="float" office:value="0" calcext:value-type="float">
            <text:p>0</text:p>
          </table:table-cell>
          <table:table-cell table:formula="of:=[.DX22]" office:value-type="float" office:value="-7.67944870877505" calcext:value-type="float">
            <text:p>-7.67944870877505</text:p>
          </table:table-cell>
          <table:table-cell table:formula="of:=[.DY22]" office:value-type="float" office:value="-15.707963267949" calcext:value-type="float">
            <text:p>-15.707963267949</text:p>
          </table:table-cell>
          <table:table-cell table:formula="of:=[.DZ22]" office:value-type="float" office:value="0" calcext:value-type="float">
            <text:p>0</text:p>
          </table:table-cell>
          <table:table-cell table:formula="of:=[.EA22]" office:value-type="float" office:value="0" calcext:value-type="float">
            <text:p>0</text:p>
          </table:table-cell>
          <table:table-cell table:formula="of:=[.EB22]" office:value-type="float" office:value="0" calcext:value-type="float">
            <text:p>0</text:p>
          </table:table-cell>
          <table:table-cell table:formula="of:=[.EC22]" office:value-type="float" office:value="0" calcext:value-type="float">
            <text:p>0</text:p>
          </table:table-cell>
          <table:table-cell table:formula="of:=[.ED22]" office:value-type="float" office:value="0" calcext:value-type="float">
            <text:p>0</text:p>
          </table:table-cell>
          <table:table-cell table:formula="of:=[.EE22]" office:value-type="float" office:value="-7.67944870877505" calcext:value-type="float">
            <text:p>-7.67944870877505</text:p>
          </table:table-cell>
          <table:table-cell table:formula="of:=[.EF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I22]" office:value-type="float" office:value="0" calcext:value-type="float">
            <text:p>0</text:p>
          </table:table-cell>
          <table:table-cell table:formula="of:=[.EJ22]" office:value-type="float" office:value="0" calcext:value-type="float">
            <text:p>0</text:p>
          </table:table-cell>
          <table:table-cell table:formula="of:=[.EK22]" office:value-type="float" office:value="0" calcext:value-type="float">
            <text:p>0</text:p>
          </table:table-cell>
          <table:table-cell table:formula="of:=[.EL22]" office:value-type="float" office:value="0" calcext:value-type="float">
            <text:p>0</text:p>
          </table:table-cell>
          <table:table-cell table:formula="of:=[.EM22]" office:value-type="float" office:value="0" calcext:value-type="float">
            <text:p>0</text:p>
          </table:table-cell>
          <table:table-cell table:formula="of:=[.EN22]" office:value-type="float" office:value="0" calcext:value-type="float">
            <text:p>0</text:p>
          </table:table-cell>
          <table:table-cell table:formula="of:=[.EO22]" office:value-type="float" office:value="0" calcext:value-type="float">
            <text:p>0</text:p>
          </table:table-cell>
          <table:table-cell table:formula="of:=[.EP22]" office:value-type="float" office:value="0" calcext:value-type="float">
            <text:p>0</text:p>
          </table:table-cell>
          <table:table-cell table:formula="of:=[.EQ22]" office:value-type="float" office:value="0" calcext:value-type="float">
            <text:p>0</text:p>
          </table:table-cell>
          <table:table-cell table:formula="of:=[.ER22]" office:value-type="float" office:value="0" calcext:value-type="float">
            <text:p>0</text:p>
          </table:table-cell>
          <table:table-cell table:formula="of:=[.ES22]" office:value-type="float" office:value="0" calcext:value-type="float">
            <text:p>0</text:p>
          </table:table-cell>
          <table:table-cell table:formula="of:=[.ET22]" office:value-type="float" office:value="0" calcext:value-type="float">
            <text:p>0</text:p>
          </table:table-cell>
          <table:table-cell table:formula="of:=[.EU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EW22]" office:value-type="float" office:value="0" calcext:value-type="float">
            <text:p>0</text:p>
          </table:table-cell>
          <table:table-cell table:formula="of:=[.EX22]" office:value-type="float" office:value="0" calcext:value-type="float">
            <text:p>0</text:p>
          </table:table-cell>
          <table:table-cell table:formula="of:=[.EY22]" office:value-type="float" office:value="0" calcext:value-type="float">
            <text:p>0</text:p>
          </table:table-cell>
          <table:table-cell table:formula="of:=[.EZ22]" office:value-type="float" office:value="0" calcext:value-type="float">
            <text:p>0</text:p>
          </table:table-cell>
          <table:table-cell table:formula="of:=[.FA22]" office:value-type="float" office:value="0" calcext:value-type="float">
            <text:p>0</text:p>
          </table:table-cell>
          <table:table-cell table:formula="of:=[.FB22]" office:value-type="float" office:value="-7.67944870877505" calcext:value-type="float">
            <text:p>-7.67944870877505</text:p>
          </table:table-cell>
          <table:table-cell table:formula="of:=[.FC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F22]" office:value-type="float" office:value="0" calcext:value-type="float">
            <text:p>0</text:p>
          </table:table-cell>
          <table:table-cell table:formula="of:=[.FG22]" office:value-type="float" office:value="0" calcext:value-type="float">
            <text:p>0</text:p>
          </table:table-cell>
          <table:table-cell table:formula="of:=[.FH22]" office:value-type="float" office:value="0" calcext:value-type="float">
            <text:p>0</text:p>
          </table:table-cell>
          <table:table-cell table:formula="of:=[.FI22]" office:value-type="float" office:value="0" calcext:value-type="float">
            <text:p>0</text:p>
          </table:table-cell>
          <table:table-cell table:formula="of:=[.FJ22]" office:value-type="float" office:value="0" calcext:value-type="float">
            <text:p>0</text:p>
          </table:table-cell>
          <table:table-cell table:formula="of:=[.FK22]" office:value-type="float" office:value="0" calcext:value-type="float">
            <text:p>0</text:p>
          </table:table-cell>
          <table:table-cell table:formula="of:=[.FL22]" office:value-type="float" office:value="0" calcext:value-type="float">
            <text:p>0</text:p>
          </table:table-cell>
          <table:table-cell table:formula="of:=[.FM22]" office:value-type="float" office:value="0" calcext:value-type="float">
            <text:p>0</text:p>
          </table:table-cell>
          <table:table-cell table:formula="of:=[.FN22]" office:value-type="float" office:value="0" calcext:value-type="float">
            <text:p>0</text:p>
          </table:table-cell>
          <table:table-cell table:formula="of:=[.FO22]" office:value-type="float" office:value="0" calcext:value-type="float">
            <text:p>0</text:p>
          </table:table-cell>
          <table:table-cell table:formula="of:=[.FP22]" office:value-type="float" office:value="0" calcext:value-type="float">
            <text:p>0</text:p>
          </table:table-cell>
          <table:table-cell table:formula="of:=[.FQ22]" office:value-type="float" office:value="0" calcext:value-type="float">
            <text:p>0</text:p>
          </table:table-cell>
          <table:table-cell table:formula="of:=[.FR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FT22]" office:value-type="float" office:value="0" calcext:value-type="float">
            <text:p>0</text:p>
          </table:table-cell>
          <table:table-cell table:formula="of:=[.FU22]" office:value-type="float" office:value="0" calcext:value-type="float">
            <text:p>0</text:p>
          </table:table-cell>
          <table:table-cell table:formula="of:=[.FV22]" office:value-type="float" office:value="0" calcext:value-type="float">
            <text:p>0</text:p>
          </table:table-cell>
          <table:table-cell table:formula="of:=[.FW22]" office:value-type="float" office:value="0" calcext:value-type="float">
            <text:p>0</text:p>
          </table:table-cell>
          <table:table-cell table:formula="of:=[.FX22]" office:value-type="float" office:value="0" calcext:value-type="float">
            <text:p>0</text:p>
          </table:table-cell>
          <table:table-cell table:formula="of:=[.FY22]" office:value-type="float" office:value="-7.67944870877505" calcext:value-type="float">
            <text:p>-7.67944870877505</text:p>
          </table:table-cell>
          <table:table-cell table:formula="of:=[.FZ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C22]" office:value-type="float" office:value="0" calcext:value-type="float">
            <text:p>0</text:p>
          </table:table-cell>
          <table:table-cell table:formula="of:=[.GD22]" office:value-type="float" office:value="0" calcext:value-type="float">
            <text:p>0</text:p>
          </table:table-cell>
          <table:table-cell table:formula="of:=[.GE22]" office:value-type="float" office:value="0" calcext:value-type="float">
            <text:p>0</text:p>
          </table:table-cell>
          <table:table-cell table:formula="of:=[.GF22]" office:value-type="float" office:value="0" calcext:value-type="float">
            <text:p>0</text:p>
          </table:table-cell>
          <table:table-cell table:formula="of:=[.GG22]" office:value-type="float" office:value="0" calcext:value-type="float">
            <text:p>0</text:p>
          </table:table-cell>
          <table:table-cell table:formula="of:=[.GH22]" office:value-type="float" office:value="0" calcext:value-type="float">
            <text:p>0</text:p>
          </table:table-cell>
          <table:table-cell table:formula="of:=[.GI22]" office:value-type="float" office:value="0" calcext:value-type="float">
            <text:p>0</text:p>
          </table:table-cell>
          <table:table-cell table:formula="of:=[.GJ22]" office:value-type="float" office:value="0" calcext:value-type="float">
            <text:p>0</text:p>
          </table:table-cell>
          <table:table-cell table:formula="of:=[.GK22]" office:value-type="float" office:value="0" calcext:value-type="float">
            <text:p>0</text:p>
          </table:table-cell>
          <table:table-cell table:formula="of:=[.GL22]" office:value-type="float" office:value="0" calcext:value-type="float">
            <text:p>0</text:p>
          </table:table-cell>
          <table:table-cell table:formula="of:=[.GM22]" office:value-type="float" office:value="0" calcext:value-type="float">
            <text:p>0</text:p>
          </table:table-cell>
          <table:table-cell table:formula="of:=[.GN22]" office:value-type="float" office:value="0" calcext:value-type="float">
            <text:p>0</text:p>
          </table:table-cell>
          <table:table-cell table:formula="of:=[.GO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GQ22]" office:value-type="float" office:value="0" calcext:value-type="float">
            <text:p>0</text:p>
          </table:table-cell>
          <table:table-cell table:formula="of:=[.GR22]" office:value-type="float" office:value="0" calcext:value-type="float">
            <text:p>0</text:p>
          </table:table-cell>
          <table:table-cell table:formula="of:=[.GS22]" office:value-type="float" office:value="0" calcext:value-type="float">
            <text:p>0</text:p>
          </table:table-cell>
          <table:table-cell table:formula="of:=[.GT22]" office:value-type="float" office:value="0" calcext:value-type="float">
            <text:p>0</text:p>
          </table:table-cell>
          <table:table-cell table:formula="of:=[.GU22]" office:value-type="float" office:value="0" calcext:value-type="float">
            <text:p>0</text:p>
          </table:table-cell>
          <table:table-cell table:formula="of:=[.GV22]" office:value-type="float" office:value="-7.67944870877505" calcext:value-type="float">
            <text:p>-7.67944870877505</text:p>
          </table:table-cell>
          <table:table-cell table:formula="of:=[.GW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Z22]" office:value-type="float" office:value="0" calcext:value-type="float">
            <text:p>0</text:p>
          </table:table-cell>
          <table:table-cell table:formula="of:=[.HA22]" office:value-type="float" office:value="0" calcext:value-type="float">
            <text:p>0</text:p>
          </table:table-cell>
          <table:table-cell table:formula="of:=[.HB22]" office:value-type="float" office:value="0" calcext:value-type="float">
            <text:p>0</text:p>
          </table:table-cell>
          <table:table-cell table:formula="of:=[.HC22]" office:value-type="float" office:value="0" calcext:value-type="float">
            <text:p>0</text:p>
          </table:table-cell>
          <table:table-cell table:formula="of:=[.HD22]" office:value-type="float" office:value="0" calcext:value-type="float">
            <text:p>0</text:p>
          </table:table-cell>
          <table:table-cell table:formula="of:=[.HE22]" office:value-type="float" office:value="0" calcext:value-type="float">
            <text:p>0</text:p>
          </table:table-cell>
          <table:table-cell table:formula="of:=[.HF22]" office:value-type="float" office:value="0" calcext:value-type="float">
            <text:p>0</text:p>
          </table:table-cell>
          <table:table-cell table:formula="of:=[.HG22]" office:value-type="float" office:value="0" calcext:value-type="float">
            <text:p>0</text:p>
          </table:table-cell>
          <table:table-cell table:formula="of:=[.HH22]" office:value-type="float" office:value="0" calcext:value-type="float">
            <text:p>0</text:p>
          </table:table-cell>
          <table:table-cell table:formula="of:=[.HI22]" office:value-type="float" office:value="0" calcext:value-type="float">
            <text:p>0</text:p>
          </table:table-cell>
          <table:table-cell table:formula="of:=[.HJ22]" office:value-type="float" office:value="0" calcext:value-type="float">
            <text:p>0</text:p>
          </table:table-cell>
          <table:table-cell table:formula="of:=[.HK22]" office:value-type="float" office:value="0" calcext:value-type="float">
            <text:p>0</text:p>
          </table:table-cell>
          <table:table-cell table:formula="of:=[.HL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HN22]" office:value-type="float" office:value="0" calcext:value-type="float">
            <text:p>0</text:p>
          </table:table-cell>
          <table:table-cell table:formula="of:=[.HO22]" office:value-type="float" office:value="0" calcext:value-type="float">
            <text:p>0</text:p>
          </table:table-cell>
          <table:table-cell table:formula="of:=[.HP22]" office:value-type="float" office:value="0" calcext:value-type="float">
            <text:p>0</text:p>
          </table:table-cell>
          <table:table-cell table:formula="of:=[.HQ22]" office:value-type="float" office:value="0" calcext:value-type="float">
            <text:p>0</text:p>
          </table:table-cell>
          <table:table-cell table:formula="of:=[.HR22]" office:value-type="float" office:value="0" calcext:value-type="float">
            <text:p>0</text:p>
          </table:table-cell>
          <table:table-cell table:formula="of:=[.HS22]" office:value-type="float" office:value="-7.67944870877505" calcext:value-type="float">
            <text:p>-7.67944870877505</text:p>
          </table:table-cell>
          <table:table-cell table:formula="of:=[.HT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W22]" office:value-type="float" office:value="0" calcext:value-type="float">
            <text:p>0</text:p>
          </table:table-cell>
          <table:table-cell table:formula="of:=[.HX22]" office:value-type="float" office:value="0" calcext:value-type="float">
            <text:p>0</text:p>
          </table:table-cell>
          <table:table-cell table:formula="of:=[.HY22]" office:value-type="float" office:value="0" calcext:value-type="float">
            <text:p>0</text:p>
          </table:table-cell>
          <table:table-cell table:formula="of:=[.HZ22]" office:value-type="float" office:value="0" calcext:value-type="float">
            <text:p>0</text:p>
          </table:table-cell>
          <table:table-cell table:formula="of:=[.IA22]" office:value-type="float" office:value="0" calcext:value-type="float">
            <text:p>0</text:p>
          </table:table-cell>
          <table:table-cell table:formula="of:=[.IB22]" office:value-type="float" office:value="0" calcext:value-type="float">
            <text:p>0</text:p>
          </table:table-cell>
          <table:table-cell table:formula="of:=[.IC22]" office:value-type="float" office:value="0" calcext:value-type="float">
            <text:p>0</text:p>
          </table:table-cell>
          <table:table-cell table:formula="of:=[.ID22]" office:value-type="float" office:value="0" calcext:value-type="float">
            <text:p>0</text:p>
          </table:table-cell>
          <table:table-cell table:formula="of:=[.IE22]" office:value-type="float" office:value="0" calcext:value-type="float">
            <text:p>0</text:p>
          </table:table-cell>
          <table:table-cell table:formula="of:=[.IF22]" office:value-type="float" office:value="0" calcext:value-type="float">
            <text:p>0</text:p>
          </table:table-cell>
          <table:table-cell table:formula="of:=[.IG22]" office:value-type="float" office:value="0" calcext:value-type="float">
            <text:p>0</text:p>
          </table:table-cell>
          <table:table-cell table:formula="of:=[.IH22]" office:value-type="float" office:value="0" calcext:value-type="float">
            <text:p>0</text:p>
          </table:table-cell>
          <table:table-cell table:formula="of:=[.II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IK22]" office:value-type="float" office:value="0" calcext:value-type="float">
            <text:p>0</text:p>
          </table:table-cell>
          <table:table-cell table:formula="of:=[.IL22]" office:value-type="float" office:value="0" calcext:value-type="float">
            <text:p>0</text:p>
          </table:table-cell>
          <table:table-cell table:formula="of:=[.IM22]" office:value-type="float" office:value="0" calcext:value-type="float">
            <text:p>0</text:p>
          </table:table-cell>
          <table:table-cell table:formula="of:=[.IN22]" office:value-type="float" office:value="0" calcext:value-type="float">
            <text:p>0</text:p>
          </table:table-cell>
          <table:table-cell table:formula="of:=[.IO22]" office:value-type="float" office:value="0" calcext:value-type="float">
            <text:p>0</text:p>
          </table:table-cell>
          <table:table-cell table:formula="of:=[.IP22]" office:value-type="float" office:value="-7.67944870877505" calcext:value-type="float">
            <text:p>-7.67944870877505</text:p>
          </table:table-cell>
          <table:table-cell table:formula="of:=[.IQ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T22]" office:value-type="float" office:value="0" calcext:value-type="float">
            <text:p>0</text:p>
          </table:table-cell>
          <table:table-cell table:formula="of:=[.IU22]" office:value-type="float" office:value="0" calcext:value-type="float">
            <text:p>0</text:p>
          </table:table-cell>
          <table:table-cell table:formula="of:=[.IV22]" office:value-type="float" office:value="0" calcext:value-type="float">
            <text:p>0</text:p>
          </table:table-cell>
          <table:table-cell table:formula="of:=[.IW22]" office:value-type="float" office:value="0" calcext:value-type="float">
            <text:p>0</text:p>
          </table:table-cell>
          <table:table-cell table:formula="of:=[.IX22]" office:value-type="float" office:value="0" calcext:value-type="float">
            <text:p>0</text:p>
          </table:table-cell>
          <table:table-cell table:formula="of:=[.IY22]" office:value-type="float" office:value="0" calcext:value-type="float">
            <text:p>0</text:p>
          </table:table-cell>
          <table:table-cell table:formula="of:=[.IZ22]" office:value-type="float" office:value="0" calcext:value-type="float">
            <text:p>0</text:p>
          </table:table-cell>
          <table:table-cell table:formula="of:=[.JA22]" office:value-type="float" office:value="0" calcext:value-type="float">
            <text:p>0</text:p>
          </table:table-cell>
          <table:table-cell table:formula="of:=[.JB22]" office:value-type="float" office:value="0" calcext:value-type="float">
            <text:p>0</text:p>
          </table:table-cell>
          <table:table-cell table:formula="of:=[.JC22]" office:value-type="float" office:value="0" calcext:value-type="float">
            <text:p>0</text:p>
          </table:table-cell>
          <table:table-cell table:formula="of:=[.JD22]" office:value-type="float" office:value="0" calcext:value-type="float">
            <text:p>0</text:p>
          </table:table-cell>
          <table:table-cell table:formula="of:=[.JE22]" office:value-type="float" office:value="0" calcext:value-type="float">
            <text:p>0</text:p>
          </table:table-cell>
          <table:table-cell table:formula="of:=[.JF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JH22]" office:value-type="float" office:value="0" calcext:value-type="float">
            <text:p>0</text:p>
          </table:table-cell>
          <table:table-cell table:formula="of:=[.JI22]" office:value-type="float" office:value="0" calcext:value-type="float">
            <text:p>0</text:p>
          </table:table-cell>
          <table:table-cell table:formula="of:=[.JJ22]" office:value-type="float" office:value="0" calcext:value-type="float">
            <text:p>0</text:p>
          </table:table-cell>
          <table:table-cell table:formula="of:=[.JK22]" office:value-type="float" office:value="0" calcext:value-type="float">
            <text:p>0</text:p>
          </table:table-cell>
          <table:table-cell table:formula="of:=[.JL22]" office:value-type="float" office:value="0" calcext:value-type="float">
            <text:p>0</text:p>
          </table:table-cell>
          <table:table-cell table:formula="of:=[.JM22]" office:value-type="float" office:value="-7.67944870877505" calcext:value-type="float">
            <text:p>-7.67944870877505</text:p>
          </table:table-cell>
          <table:table-cell table:formula="of:=[.JN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JQ22]" office:value-type="float" office:value="0" calcext:value-type="float">
            <text:p>0</text:p>
          </table:table-cell>
          <table:table-cell table:formula="of:=[.JR22]" office:value-type="float" office:value="0" calcext:value-type="float">
            <text:p>0</text:p>
          </table:table-cell>
          <table:table-cell table:formula="of:=[.JS22]" office:value-type="float" office:value="0" calcext:value-type="float">
            <text:p>0</text:p>
          </table:table-cell>
          <table:table-cell table:formula="of:=[.JT22]" office:value-type="float" office:value="0" calcext:value-type="float">
            <text:p>0</text:p>
          </table:table-cell>
          <table:table-cell table:formula="of:=[.JU22]" office:value-type="float" office:value="0" calcext:value-type="float">
            <text:p>0</text:p>
          </table:table-cell>
          <table:table-cell table:formula="of:=[.JV22]" office:value-type="float" office:value="0" calcext:value-type="float">
            <text:p>0</text:p>
          </table:table-cell>
          <table:table-cell table:formula="of:=[.JW22]" office:value-type="float" office:value="0" calcext:value-type="float">
            <text:p>0</text:p>
          </table:table-cell>
          <table:table-cell table:formula="of:=[.JX22]" office:value-type="float" office:value="0" calcext:value-type="float">
            <text:p>0</text:p>
          </table:table-cell>
          <table:table-cell table:formula="of:=[.JY22]" office:value-type="float" office:value="0" calcext:value-type="float">
            <text:p>0</text:p>
          </table:table-cell>
          <table:table-cell table:formula="of:=[.JZ22]" office:value-type="float" office:value="0" calcext:value-type="float">
            <text:p>0</text:p>
          </table:table-cell>
          <table:table-cell table:formula="of:=[.KA22]" office:value-type="float" office:value="0" calcext:value-type="float">
            <text:p>0</text:p>
          </table:table-cell>
          <table:table-cell table:formula="of:=[.KB22]" office:value-type="float" office:value="0" calcext:value-type="float">
            <text:p>0</text:p>
          </table:table-cell>
          <table:table-cell table:formula="of:=[.KC22]"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formula="of:=[.KE22]" office:value-type="float" office:value="0" calcext:value-type="float">
            <text:p>0</text:p>
          </table:table-cell>
          <table:table-cell table:formula="of:=[.KF22]" office:value-type="float" office:value="0" calcext:value-type="float">
            <text:p>0</text:p>
          </table:table-cell>
          <table:table-cell table:formula="of:=[.KG22]" office:value-type="float" office:value="0" calcext:value-type="float">
            <text:p>0</text:p>
          </table:table-cell>
          <table:table-cell table:formula="of:=[.KH22]" office:value-type="float" office:value="0" calcext:value-type="float">
            <text:p>0</text:p>
          </table:table-cell>
          <table:table-cell table:formula="of:=[.KI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K22]" office:value-type="float" office:value="23.387411976724" calcext:value-type="float">
            <text:p>23.3874119767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N22]" office:value-type="float" office:value="0" calcext:value-type="float">
            <text:p>0</text:p>
          </table:table-cell>
          <table:table-cell table:formula="of:=[.KO22]" office:value-type="float" office:value="0" calcext:value-type="float">
            <text:p>0</text:p>
          </table:table-cell>
          <table:table-cell table:formula="of:=[.KP22]" office:value-type="float" office:value="0" calcext:value-type="float">
            <text:p>0</text:p>
          </table:table-cell>
          <table:table-cell table:formula="of:=[.KQ22]" office:value-type="float" office:value="0" calcext:value-type="float">
            <text:p>0</text:p>
          </table:table-cell>
          <table:table-cell table:formula="of:=[.KR22]" office:value-type="float" office:value="0" calcext:value-type="float">
            <text:p>0</text:p>
          </table:table-cell>
          <table:table-cell table:formula="of:=[.KS22]" office:value-type="float" office:value="0" calcext:value-type="float">
            <text:p>0</text:p>
          </table:table-cell>
          <table:table-cell table:formula="of:=[.KT22]" office:value-type="float" office:value="0" calcext:value-type="float">
            <text:p>0</text:p>
          </table:table-cell>
          <table:table-cell table:formula="of:=[.KU22]" office:value-type="float" office:value="0" calcext:value-type="float">
            <text:p>0</text:p>
          </table:table-cell>
          <table:table-cell table:formula="of:=[.KV22]" office:value-type="float" office:value="0" calcext:value-type="float">
            <text:p>0</text:p>
          </table:table-cell>
          <table:table-cell table:formula="of:=[.KW22]" office:value-type="float" office:value="0" calcext:value-type="float">
            <text:p>0</text:p>
          </table:table-cell>
          <table:table-cell table:formula="of:=[.KX22]" office:value-type="float" office:value="0" calcext:value-type="float">
            <text:p>0</text:p>
          </table:table-cell>
          <table:table-cell table:formula="of:=[.KY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B22]" office:value-type="float" office:value="0" calcext:value-type="float">
            <text:p>0</text:p>
          </table:table-cell>
          <table:table-cell table:formula="of:=[.LC22]" office:value-type="float" office:value="0" calcext:value-type="float">
            <text:p>0</text:p>
          </table:table-cell>
          <table:table-cell table:formula="of:=[.LD22]" office:value-type="float" office:value="0" calcext:value-type="float">
            <text:p>0</text:p>
          </table:table-cell>
          <table:table-cell table:formula="of:=[.LE22]" office:value-type="float" office:value="0" calcext:value-type="float">
            <text:p>0</text:p>
          </table:table-cell>
          <table:table-cell table:formula="of:=[.LF22]" office:value-type="float" office:value="0" calcext:value-type="float">
            <text:p>0</text:p>
          </table:table-cell>
          <table:table-cell table:formula="of:=[.LG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I2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3]*[.E23]-[.F23]*[.C23]" office:value-type="float" office:value="-6" calcext:value-type="float">
            <text:p>-6</text:p>
          </table:table-cell>
          <table:table-cell table:formula="of:=[.F23]*[.A23]-[.B23]*[.E23]" office:value-type="float" office:value="6" calcext:value-type="float">
            <text:p>6</text:p>
          </table:table-cell>
          <table:table-cell table:formula="of:=[.B23]*[.C23]-[.D23]*[.A23]" office:value-type="float" office:value="-1.5" calcext:value-type="float">
            <text:p>-1.5</text:p>
          </table:table-cell>
          <table:table-cell table:formula="of:=[.C23]-[.E23]" office:value-type="float" office:value="1.5" calcext:value-type="float">
            <text:p>1.5</text:p>
          </table:table-cell>
          <table:table-cell table:formula="of:=[.E23]-[.A23]" office:value-type="float" office:value="0" calcext:value-type="float">
            <text:p>0</text:p>
          </table:table-cell>
          <table:table-cell table:formula="of:=[.A23]-[.C23]" office:value-type="float" office:value="-1.5" calcext:value-type="float">
            <text:p>-1.5</text:p>
          </table:table-cell>
          <table:table-cell table:formula="of:=[.F23]-[.B23]" office:value-type="float" office:value="1" calcext:value-type="float">
            <text:p>1</text:p>
          </table:table-cell>
          <table:table-cell table:formula="of:=[.B23]-[.F23]" office:value-type="float" office:value="-1" calcext:value-type="float">
            <text:p>-1</text:p>
          </table:table-cell>
          <table:table-cell table:formula="of:=[.D23]-[.B23]" office:value-type="float" office:value="1" calcext:value-type="float">
            <text:p>1</text:p>
          </table:table-cell>
          <table:table-cell table:formula="of:=0.5*([.A23]*([.D23]-[.F23]) + [.C23]*([.F23]-[.B23]) + [.E23]*([.B23]-[.D23]))" office:value-type="float" office:value="0.75" calcext:value-type="float">
            <text:p>0.75</text:p>
          </table:table-cell>
          <table:table-cell table:formula="of:=([.B23]+[.D23]+[.F23])/3" office:value-type="float" office:value="3.66666666666667" calcext:value-type="float">
            <text:p>3.66666666666667</text:p>
          </table:table-cell>
          <table:table-cell table:number-columns-repeated="4"/>
          <table:table-cell table:formula="of:=[.J23]*[.J23]+[.M23]*[.M23]" office:value-type="float" office:value="3.25" calcext:value-type="float">
            <text:p>3.25</text:p>
          </table:table-cell>
          <table:table-cell table:formula="of:=[.J23]*[.K23]+[.M23]*[.N23]" office:value-type="float" office:value="-1" calcext:value-type="float">
            <text:p>-1</text:p>
          </table:table-cell>
          <table:table-cell table:formula="of:=[.J23]*[.L23]+[.M23]*[.O23]" office:value-type="float" office:value="-1.25" calcext:value-type="float">
            <text:p>-1.25</text:p>
          </table:table-cell>
          <table:table-cell table:formula="of:=[.K23]*[.K23]+[.N23]*[.N23]" office:value-type="float" office:value="1" calcext:value-type="float">
            <text:p>1</text:p>
          </table:table-cell>
          <table:table-cell table:formula="of:=[.K23]*[.L23]+[.N23]*[.O23]" office:value-type="float" office:value="-1" calcext:value-type="float">
            <text:p>-1</text:p>
          </table:table-cell>
          <table:table-cell table:formula="of:=[.L23]*[.L23]+[.O23]*[.O23]" office:value-type="float" office:value="3.25" calcext:value-type="float">
            <text:p>3.25</text:p>
          </table:table-cell>
          <table:table-cell table:formula="of:=PI()*[.$Q23]/(2*[.$P23])*[.V23]" office:value-type="float" office:value="24.9582083035189" calcext:value-type="float">
            <text:p>24.9582083035189</text:p>
          </table:table-cell>
          <table:table-cell table:formula="of:=PI()*[.$Q23]/(2*[.$P23])*[.W23]" office:value-type="float" office:value="-7.67944870877505" calcext:value-type="float">
            <text:p>-7.67944870877505</text:p>
          </table:table-cell>
          <table:table-cell table:formula="of:=PI()*[.$Q23]/(2*[.$P23])*[.X23]" office:value-type="float" office:value="-9.59931088596881" calcext:value-type="float">
            <text:p>-9.59931088596881</text:p>
          </table:table-cell>
          <table:table-cell table:formula="of:=PI()*[.$Q23]/(2*[.$P23])*[.Y23]" office:value-type="float" office:value="7.67944870877505" calcext:value-type="float">
            <text:p>7.67944870877505</text:p>
          </table:table-cell>
          <table:table-cell table:formula="of:=PI()*[.$Q23]/(2*[.$P23])*[.Z23]" office:value-type="float" office:value="-7.67944870877505" calcext:value-type="float">
            <text:p>-7.67944870877505</text:p>
          </table:table-cell>
          <table:table-cell table:formula="of:=PI()*[.$Q23]/(2*[.$P23])*[.AA23]" office:value-type="float" office:value="24.9582083035189" calcext:value-type="float">
            <text:p>24.9582083035189</text:p>
          </table:table-cell>
          <table:table-cell table:number-columns-repeated="8"/>
          <table:table-cell table:formula="of:=[.AJ22]" office:value-type="float" office:value="-6.28318530717959" calcext:value-type="float">
            <text:p>-6.28318530717959</text:p>
          </table:table-cell>
          <table:table-cell table:formula="of:=[.AL22]" office:value-type="float" office:value="6.28318530717959" calcext:value-type="float">
            <text:p>6.28318530717959</text:p>
          </table:table-cell>
          <table:table-cell table:formula="of:=[.AM22]" office:value-type="float" office:value="-7.85398163397448" calcext:value-type="float">
            <text:p>-7.85398163397448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1"/>
          <table:table-cell table:style-name="ce2"/>
          <table:table-cell table:number-columns-repeated="1624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4]*[.E24]-[.F24]*[.C24]" office:value-type="float" office:value="-9" calcext:value-type="float">
            <text:p>-9</text:p>
          </table:table-cell>
          <table:table-cell table:formula="of:=[.F24]*[.A24]-[.B24]*[.E24]" office:value-type="float" office:value="3" calcext:value-type="float">
            <text:p>3</text:p>
          </table:table-cell>
          <table:table-cell table:formula="of:=[.B24]*[.C24]-[.D24]*[.A24]" office:value-type="float" office:value="4.5" calcext:value-type="float">
            <text:p>4.5</text:p>
          </table:table-cell>
          <table:table-cell table:formula="of:=[.C24]-[.E24]" office:value-type="float" office:value="0" calcext:value-type="float">
            <text:p>0</text:p>
          </table:table-cell>
          <table:table-cell table:formula="of:=[.E24]-[.A24]" office:value-type="float" office:value="1.5" calcext:value-type="float">
            <text:p>1.5</text:p>
          </table:table-cell>
          <table:table-cell table:formula="of:=[.A24]-[.C24]" office:value-type="float" office:value="-1.5" calcext:value-type="float">
            <text:p>-1.5</text:p>
          </table:table-cell>
          <table:table-cell table:formula="of:=[.F24]-[.B24]" office:value-type="float" office:value="1" calcext:value-type="float">
            <text:p>1</text:p>
          </table:table-cell>
          <table:table-cell table:formula="of:=[.B24]-[.F24]" office:value-type="float" office:value="-1" calcext:value-type="float">
            <text:p>-1</text:p>
          </table:table-cell>
          <table:table-cell table:formula="of:=[.D24]-[.B24]" office:value-type="float" office:value="0" calcext:value-type="float">
            <text:p>0</text:p>
          </table:table-cell>
          <table:table-cell table:formula="of:=0.5*([.A24]*([.D24]-[.F24]) + [.C24]*([.F24]-[.B24]) + [.E24]*([.B24]-[.D24]))" office:value-type="float" office:value="0.75" calcext:value-type="float">
            <text:p>0.75</text:p>
          </table:table-cell>
          <table:table-cell table:formula="of:=([.B24]+[.D24]+[.F24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24]*[.J24]+[.M24]*[.M24]" office:value-type="float" office:value="1" calcext:value-type="float">
            <text:p>1</text:p>
          </table:table-cell>
          <table:table-cell table:formula="of:=[.J24]*[.K24]+[.M24]*[.N24]" office:value-type="float" office:value="-1" calcext:value-type="float">
            <text:p>-1</text:p>
          </table:table-cell>
          <table:table-cell table:formula="of:=[.J24]*[.L24]+[.M24]*[.O24]" office:value-type="float" office:value="0" calcext:value-type="float">
            <text:p>0</text:p>
          </table:table-cell>
          <table:table-cell table:formula="of:=[.K24]*[.K24]+[.N24]*[.N24]" office:value-type="float" office:value="3.25" calcext:value-type="float">
            <text:p>3.25</text:p>
          </table:table-cell>
          <table:table-cell table:formula="of:=[.K24]*[.L24]+[.N24]*[.O24]" office:value-type="float" office:value="-2.25" calcext:value-type="float">
            <text:p>-2.25</text:p>
          </table:table-cell>
          <table:table-cell table:formula="of:=[.L24]*[.L24]+[.O24]*[.O24]" office:value-type="float" office:value="2.25" calcext:value-type="float">
            <text:p>2.25</text:p>
          </table:table-cell>
          <table:table-cell table:formula="of:=PI()*[.$Q24]/(2*[.$P24])*[.V24]" office:value-type="float" office:value="6.98131700797732" calcext:value-type="float">
            <text:p>6.98131700797732</text:p>
          </table:table-cell>
          <table:table-cell table:formula="of:=PI()*[.$Q24]/(2*[.$P24])*[.W24]" office:value-type="float" office:value="-6.98131700797732" calcext:value-type="float">
            <text:p>-6.98131700797732</text:p>
          </table:table-cell>
          <table:table-cell table:formula="of:=PI()*[.$Q24]/(2*[.$P24])*[.X24]" office:value-type="float" office:value="0" calcext:value-type="float">
            <text:p>0</text:p>
          </table:table-cell>
          <table:table-cell table:formula="of:=PI()*[.$Q24]/(2*[.$P24])*[.Y24]" office:value-type="float" office:value="22.6892802759263" calcext:value-type="float">
            <text:p>22.6892802759263</text:p>
          </table:table-cell>
          <table:table-cell table:formula="of:=PI()*[.$Q24]/(2*[.$P24])*[.Z24]" office:value-type="float" office:value="-15.707963267949" calcext:value-type="float">
            <text:p>-15.707963267949</text:p>
          </table:table-cell>
          <table:table-cell table:formula="of:=PI()*[.$Q24]/(2*[.$P24])*[.AA24]" office:value-type="float" office:value="15.707963267949" calcext:value-type="float">
            <text:p>15.707963267949</text:p>
          </table:table-cell>
          <table:table-cell table:number-columns-repeated="8"/>
          <table:table-cell table:formula="of:=[.AK22]" office:value-type="float" office:value="4.31968989868597" calcext:value-type="float">
            <text:p>4.31968989868597</text:p>
          </table:table-cell>
          <table:table-cell table:formula="of:=[.AM22]" office:value-type="float" office:value="-7.85398163397448" calcext:value-type="float">
            <text:p>-7.85398163397448</text:p>
          </table:table-cell>
          <table:table-cell table:formula="of:=[.AN22]" office:value-type="float" office:value="13.3517687777566" calcext:value-type="float">
            <text:p>13.3517687777566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MULT(MMULT(TRANSPOSE([.AT6:.BN8]);[.AP6:.AR8]);[.AT6:.BN8])" office:value-type="float" office:value="8.72664625997165" calcext:value-type="float">
            <text:p>8.7266462599716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4346095279206" calcext:value-type="float">
            <text:p>2.44346095279206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25]*[.E25]-[.F25]*[.C25]" office:value-type="float" office:value="-6" calcext:value-type="float">
            <text:p>-6</text:p>
          </table:table-cell>
          <table:table-cell table:formula="of:=[.F25]*[.A25]-[.B25]*[.E25]" office:value-type="float" office:value="7.5" calcext:value-type="float">
            <text:p>7.5</text:p>
          </table:table-cell>
          <table:table-cell table:formula="of:=[.B25]*[.C25]-[.D25]*[.A25]" office:value-type="float" office:value="-3" calcext:value-type="float">
            <text:p>-3</text:p>
          </table:table-cell>
          <table:table-cell table:formula="of:=[.C25]-[.E25]" office:value-type="float" office:value="1.5" calcext:value-type="float">
            <text:p>1.5</text:p>
          </table:table-cell>
          <table:table-cell table:formula="of:=[.E25]-[.A25]" office:value-type="float" office:value="0" calcext:value-type="float">
            <text:p>0</text:p>
          </table:table-cell>
          <table:table-cell table:formula="of:=[.A25]-[.C25]" office:value-type="float" office:value="-1.5" calcext:value-type="float">
            <text:p>-1.5</text:p>
          </table:table-cell>
          <table:table-cell table:formula="of:=[.F25]-[.B25]" office:value-type="float" office:value="1" calcext:value-type="float">
            <text:p>1</text:p>
          </table:table-cell>
          <table:table-cell table:formula="of:=[.B25]-[.F25]" office:value-type="float" office:value="-1" calcext:value-type="float">
            <text:p>-1</text:p>
          </table:table-cell>
          <table:table-cell table:formula="of:=[.D25]-[.B25]" office:value-type="float" office:value="1" calcext:value-type="float">
            <text:p>1</text:p>
          </table:table-cell>
          <table:table-cell table:formula="of:=0.5*([.A25]*([.D25]-[.F25]) + [.C25]*([.F25]-[.B25]) + [.E25]*([.B25]-[.D25]))" office:value-type="float" office:value="0.75" calcext:value-type="float">
            <text:p>0.75</text:p>
          </table:table-cell>
          <table:table-cell table:formula="of:=([.B25]+[.D25]+[.F25])/3" office:value-type="float" office:value="3.66666666666667" calcext:value-type="float">
            <text:p>3.66666666666667</text:p>
          </table:table-cell>
          <table:table-cell table:number-columns-repeated="4"/>
          <table:table-cell table:formula="of:=[.J25]*[.J25]+[.M25]*[.M25]" office:value-type="float" office:value="3.25" calcext:value-type="float">
            <text:p>3.25</text:p>
          </table:table-cell>
          <table:table-cell table:formula="of:=[.J25]*[.K25]+[.M25]*[.N25]" office:value-type="float" office:value="-1" calcext:value-type="float">
            <text:p>-1</text:p>
          </table:table-cell>
          <table:table-cell table:formula="of:=[.J25]*[.L25]+[.M25]*[.O25]" office:value-type="float" office:value="-1.25" calcext:value-type="float">
            <text:p>-1.25</text:p>
          </table:table-cell>
          <table:table-cell table:formula="of:=[.K25]*[.K25]+[.N25]*[.N25]" office:value-type="float" office:value="1" calcext:value-type="float">
            <text:p>1</text:p>
          </table:table-cell>
          <table:table-cell table:formula="of:=[.K25]*[.L25]+[.N25]*[.O25]" office:value-type="float" office:value="-1" calcext:value-type="float">
            <text:p>-1</text:p>
          </table:table-cell>
          <table:table-cell table:formula="of:=[.L25]*[.L25]+[.O25]*[.O25]" office:value-type="float" office:value="3.25" calcext:value-type="float">
            <text:p>3.25</text:p>
          </table:table-cell>
          <table:table-cell table:formula="of:=PI()*[.$Q25]/(2*[.$P25])*[.V25]" office:value-type="float" office:value="24.9582083035189" calcext:value-type="float">
            <text:p>24.9582083035189</text:p>
          </table:table-cell>
          <table:table-cell table:formula="of:=PI()*[.$Q25]/(2*[.$P25])*[.W25]" office:value-type="float" office:value="-7.67944870877505" calcext:value-type="float">
            <text:p>-7.67944870877505</text:p>
          </table:table-cell>
          <table:table-cell table:formula="of:=PI()*[.$Q25]/(2*[.$P25])*[.X25]" office:value-type="float" office:value="-9.59931088596881" calcext:value-type="float">
            <text:p>-9.59931088596881</text:p>
          </table:table-cell>
          <table:table-cell table:formula="of:=PI()*[.$Q25]/(2*[.$P25])*[.Y25]" office:value-type="float" office:value="7.67944870877505" calcext:value-type="float">
            <text:p>7.67944870877505</text:p>
          </table:table-cell>
          <table:table-cell table:formula="of:=PI()*[.$Q25]/(2*[.$P25])*[.Z25]" office:value-type="float" office:value="-7.67944870877505" calcext:value-type="float">
            <text:p>-7.67944870877505</text:p>
          </table:table-cell>
          <table:table-cell table:formula="of:=PI()*[.$Q25]/(2*[.$P25])*[.AA25]" office:value-type="float" office:value="24.9582083035189" calcext:value-type="float">
            <text:p>24.958208303518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8]" office:value-type="float" office:value="16.7551608191456" calcext:value-type="float">
            <text:p>16.7551608191456</text:p>
          </table:table-cell>
          <table:table-cell table:formula="of:=[.AC8]" office:value-type="float" office:value="-16.7551608191456" calcext:value-type="float">
            <text:p>-16.7551608191456</text:p>
          </table:table-cell>
          <table:table-cell table:formula="of:=[.AD8]" office:value-type="float" office:value="8.37758040957278" calcext:value-type="float">
            <text:p>8.37758040957278</text:p>
          </table:table-cell>
          <table:table-cell table:formula="of:=[.AE8]" office:value-type="float" office:value="26.1799387799149" calcext:value-type="float">
            <text:p>26.1799387799149</text:p>
          </table:table-cell>
          <table:table-cell table:formula="of:=[.AF8]" office:value-type="float" office:value="-17.8023583703422" calcext:value-type="float">
            <text:p>-17.8023583703422</text:p>
          </table:table-cell>
          <table:table-cell table:formula="of:=[.AG8]" office:value-type="float" office:value="13.6135681655558" calcext:value-type="float">
            <text:p>13.6135681655558</text:p>
          </table:table-cell>
          <table:table-cell/>
          <table:table-cell table:formula="of:=[.AI26]" office:value-type="float" office:value="16.7551608191456" calcext:value-type="float">
            <text:p>16.7551608191456</text:p>
          </table:table-cell>
          <table:table-cell table:formula="of:=[.AJ26]" office:value-type="float" office:value="-16.7551608191456" calcext:value-type="float">
            <text:p>-16.7551608191456</text:p>
          </table:table-cell>
          <table:table-cell table:formula="of:=[.AK26]" office:value-type="float" office:value="8.37758040957278" calcext:value-type="float">
            <text:p>8.377580409572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26]" office:value-type="float" office:value="-16.7551608191456" calcext:value-type="float">
            <text:p>-16.7551608191456</text:p>
          </table:table-cell>
          <table:table-cell table:formula="of:=[.AL26]" office:value-type="float" office:value="26.1799387799149" calcext:value-type="float">
            <text:p>26.1799387799149</text:p>
          </table:table-cell>
          <table:table-cell table:formula="of:=[.AM26]" office:value-type="float" office:value="-17.8023583703422" calcext:value-type="float">
            <text:p>-17.802358370342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26]" office:value-type="float" office:value="8.37758040957278" calcext:value-type="float">
            <text:p>8.37758040957278</text:p>
          </table:table-cell>
          <table:table-cell table:formula="of:=[.AM26]" office:value-type="float" office:value="-17.8023583703422" calcext:value-type="float">
            <text:p>-17.8023583703422</text:p>
          </table:table-cell>
          <table:table-cell table:formula="of:=[.AN26]" office:value-type="float" office:value="13.6135681655558" calcext:value-type="float">
            <text:p>13.6135681655558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9]" office:value-type="float" office:value="13.6135681655558" calcext:value-type="float">
            <text:p>13.6135681655558</text:p>
          </table:table-cell>
          <table:table-cell table:formula="of:=[.AC9]" office:value-type="float" office:value="-6.80678408277788" calcext:value-type="float">
            <text:p>-6.80678408277788</text:p>
          </table:table-cell>
          <table:table-cell table:formula="of:=[.AD9]" office:value-type="float" office:value="2.26892802759263" calcext:value-type="float">
            <text:p>2.26892802759263</text:p>
          </table:table-cell>
          <table:table-cell table:formula="of:=[.AE9]" office:value-type="float" office:value="6.80678408277788" calcext:value-type="float">
            <text:p>6.80678408277788</text:p>
          </table:table-cell>
          <table:table-cell table:formula="of:=[.AF9]" office:value-type="float" office:value="-9.07571211037051" calcext:value-type="float">
            <text:p>-9.07571211037051</text:p>
          </table:table-cell>
          <table:table-cell table:formula="of:=[.AG9]" office:value-type="float" office:value="18.9077335632719" calcext:value-type="float">
            <text:p>18.9077335632719</text:p>
          </table:table-cell>
          <table:table-cell/>
          <table:table-cell table:formula="of:=[.AI30]" office:value-type="float" office:value="13.6135681655558" calcext:value-type="float">
            <text:p>13.6135681655558</text:p>
          </table:table-cell>
          <table:table-cell table:formula="of:=[.AJ30]" office:value-type="float" office:value="-6.80678408277788" calcext:value-type="float">
            <text:p>-6.80678408277788</text:p>
          </table:table-cell>
          <table:table-cell table:formula="of:=[.AK30]" office:value-type="float" office:value="2.26892802759263" calcext:value-type="float">
            <text:p>2.268928027592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30]" office:value-type="float" office:value="-6.80678408277788" calcext:value-type="float">
            <text:p>-6.80678408277788</text:p>
          </table:table-cell>
          <table:table-cell table:formula="of:=[.AL30]" office:value-type="float" office:value="6.80678408277788" calcext:value-type="float">
            <text:p>6.80678408277788</text:p>
          </table:table-cell>
          <table:table-cell table:formula="of:=[.AM30]" office:value-type="float" office:value="-9.07571211037051" calcext:value-type="float">
            <text:p>-9.0757121103705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.44346095279206" calcext:value-type="float">
            <text:p>2.443460952792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72664625997165" calcext:value-type="float">
            <text:p>8.72664625997165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30]" office:value-type="float" office:value="2.26892802759263" calcext:value-type="float">
            <text:p>2.26892802759263</text:p>
          </table:table-cell>
          <table:table-cell table:formula="of:=[.AM30]" office:value-type="float" office:value="-9.07571211037051" calcext:value-type="float">
            <text:p>-9.07571211037051</text:p>
          </table:table-cell>
          <table:table-cell table:formula="of:=[.AN30]" office:value-type="float" office:value="18.9077335632719" calcext:value-type="float">
            <text:p>18.9077335632719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5.58505360638185" calcext:value-type="float">
            <text:p>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0]" office:value-type="float" office:value="4.88692190558412" calcext:value-type="float">
            <text:p>4.88692190558412</text:p>
          </table:table-cell>
          <table:table-cell table:formula="of:=[.AC10]" office:value-type="float" office:value="-4.88692190558412" calcext:value-type="float">
            <text:p>-4.88692190558412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15.8824961931484" calcext:value-type="float">
            <text:p>15.8824961931484</text:p>
          </table:table-cell>
          <table:table-cell table:formula="of:=[.AF10]" office:value-type="float" office:value="-10.9955742875643" calcext:value-type="float">
            <text:p>-10.9955742875643</text:p>
          </table:table-cell>
          <table:table-cell table:formula="of:=[.AG10]" office:value-type="float" office:value="10.9955742875643" calcext:value-type="float">
            <text:p>10.9955742875643</text:p>
          </table:table-cell>
          <table:table-cell/>
          <table:table-cell table:formula="of:=[.AI34]" office:value-type="float" office:value="4.88692190558412" calcext:value-type="float">
            <text:p>4.88692190558412</text:p>
          </table:table-cell>
          <table:table-cell table:formula="of:=[.AJ34]" office:value-type="float" office:value="-4.88692190558412" calcext:value-type="float">
            <text:p>-4.88692190558412</text:p>
          </table:table-cell>
          <table:table-cell table:formula="of:=[.AK34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34]" office:value-type="float" office:value="-4.88692190558412" calcext:value-type="float">
            <text:p>-4.88692190558412</text:p>
          </table:table-cell>
          <table:table-cell table:formula="of:=[.AL34]" office:value-type="float" office:value="15.8824961931484" calcext:value-type="float">
            <text:p>15.8824961931484</text:p>
          </table:table-cell>
          <table:table-cell table:formula="of:=[.AM34]" office:value-type="float" office:value="-10.9955742875643" calcext:value-type="float">
            <text:p>-10.995574287564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34]" office:value-type="float" office:value="0" calcext:value-type="float">
            <text:p>0</text:p>
          </table:table-cell>
          <table:table-cell table:formula="of:=[.AM34]" office:value-type="float" office:value="-10.9955742875643" calcext:value-type="float">
            <text:p>-10.9955742875643</text:p>
          </table:table-cell>
          <table:table-cell table:formula="of:=[.AN34]" office:value-type="float" office:value="10.9955742875643" calcext:value-type="float">
            <text:p>10.9955742875643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1]" office:value-type="float" office:value="18.151424220741" calcext:value-type="float">
            <text:p>18.151424220741</text:p>
          </table:table-cell>
          <table:table-cell table:formula="of:=[.AC11]" office:value-type="float" office:value="-5.58505360638185" calcext:value-type="float">
            <text:p>-5.58505360638185</text:p>
          </table:table-cell>
          <table:table-cell table:formula="of:=[.AD11]" office:value-type="float" office:value="-6.98131700797732" calcext:value-type="float">
            <text:p>-6.98131700797732</text:p>
          </table:table-cell>
          <table:table-cell table:formula="of:=[.AE11]" office:value-type="float" office:value="5.58505360638185" calcext:value-type="float">
            <text:p>5.58505360638185</text:p>
          </table:table-cell>
          <table:table-cell table:formula="of:=[.AF11]" office:value-type="float" office:value="-5.58505360638185" calcext:value-type="float">
            <text:p>-5.58505360638185</text:p>
          </table:table-cell>
          <table:table-cell table:formula="of:=[.AG11]" office:value-type="float" office:value="18.151424220741" calcext:value-type="float">
            <text:p>18.151424220741</text:p>
          </table:table-cell>
          <table:table-cell/>
          <table:table-cell table:formula="of:=[.AI38]" office:value-type="float" office:value="18.151424220741" calcext:value-type="float">
            <text:p>18.151424220741</text:p>
          </table:table-cell>
          <table:table-cell table:formula="of:=[.AJ38]" office:value-type="float" office:value="-5.58505360638185" calcext:value-type="float">
            <text:p>-5.58505360638185</text:p>
          </table:table-cell>
          <table:table-cell table:formula="of:=[.AK38]" office:value-type="float" office:value="-6.98131700797732" calcext:value-type="float">
            <text:p>-6.9813170079773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38]" office:value-type="float" office:value="-5.58505360638185" calcext:value-type="float">
            <text:p>-5.58505360638185</text:p>
          </table:table-cell>
          <table:table-cell table:formula="of:=[.AL38]" office:value-type="float" office:value="5.58505360638185" calcext:value-type="float">
            <text:p>5.58505360638185</text:p>
          </table:table-cell>
          <table:table-cell table:formula="of:=[.AM38]" office:value-type="float" office:value="-5.58505360638185" calcext:value-type="float">
            <text:p>-5.58505360638185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38]" office:value-type="float" office:value="-6.98131700797732" calcext:value-type="float">
            <text:p>-6.98131700797732</text:p>
          </table:table-cell>
          <table:table-cell table:formula="of:=[.AM38]" office:value-type="float" office:value="-5.58505360638185" calcext:value-type="float">
            <text:p>-5.58505360638185</text:p>
          </table:table-cell>
          <table:table-cell table:formula="of:=[.AN38]" office:value-type="float" office:value="18.151424220741" calcext:value-type="float">
            <text:p>18.15142422074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2]" office:value-type="float" office:value="4.88692190558412" calcext:value-type="float">
            <text:p>4.88692190558412</text:p>
          </table:table-cell>
          <table:table-cell table:formula="of:=[.AC12]" office:value-type="float" office:value="-4.88692190558412" calcext:value-type="float">
            <text:p>-4.88692190558412</text:p>
          </table:table-cell>
          <table:table-cell table:formula="of:=[.AD12]" office:value-type="float" office:value="0" calcext:value-type="float">
            <text:p>0</text:p>
          </table:table-cell>
          <table:table-cell table:formula="of:=[.AE12]" office:value-type="float" office:value="15.8824961931484" calcext:value-type="float">
            <text:p>15.8824961931484</text:p>
          </table:table-cell>
          <table:table-cell table:formula="of:=[.AF12]" office:value-type="float" office:value="-10.9955742875643" calcext:value-type="float">
            <text:p>-10.9955742875643</text:p>
          </table:table-cell>
          <table:table-cell table:formula="of:=[.AG12]" office:value-type="float" office:value="10.9955742875643" calcext:value-type="float">
            <text:p>10.9955742875643</text:p>
          </table:table-cell>
          <table:table-cell/>
          <table:table-cell table:formula="of:=[.AI42]" office:value-type="float" office:value="4.88692190558412" calcext:value-type="float">
            <text:p>4.88692190558412</text:p>
          </table:table-cell>
          <table:table-cell table:formula="of:=[.AJ42]" office:value-type="float" office:value="-4.88692190558412" calcext:value-type="float">
            <text:p>-4.88692190558412</text:p>
          </table:table-cell>
          <table:table-cell table:formula="of:=[.AK42]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42]" office:value-type="float" office:value="-4.88692190558412" calcext:value-type="float">
            <text:p>-4.88692190558412</text:p>
          </table:table-cell>
          <table:table-cell table:formula="of:=[.AL42]" office:value-type="float" office:value="15.8824961931484" calcext:value-type="float">
            <text:p>15.8824961931484</text:p>
          </table:table-cell>
          <table:table-cell table:formula="of:=[.AM42]" office:value-type="float" office:value="-10.9955742875643" calcext:value-type="float">
            <text:p>-10.9955742875643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42]" office:value-type="float" office:value="0" calcext:value-type="float">
            <text:p>0</text:p>
          </table:table-cell>
          <table:table-cell table:formula="of:=[.AM42]" office:value-type="float" office:value="-10.9955742875643" calcext:value-type="float">
            <text:p>-10.9955742875643</text:p>
          </table:table-cell>
          <table:table-cell table:formula="of:=[.AN42]" office:value-type="float" office:value="10.9955742875643" calcext:value-type="float">
            <text:p>10.9955742875643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4"/>
          <table:table-cell table:formula="of:=[.AB13]" office:value-type="float" office:value="18.151424220741" calcext:value-type="float">
            <text:p>18.151424220741</text:p>
          </table:table-cell>
          <table:table-cell table:formula="of:=[.AC13]" office:value-type="float" office:value="-5.58505360638185" calcext:value-type="float">
            <text:p>-5.58505360638185</text:p>
          </table:table-cell>
          <table:table-cell table:formula="of:=[.AD13]" office:value-type="float" office:value="-6.98131700797732" calcext:value-type="float">
            <text:p>-6.98131700797732</text:p>
          </table:table-cell>
          <table:table-cell table:formula="of:=[.AE13]" office:value-type="float" office:value="5.58505360638185" calcext:value-type="float">
            <text:p>5.58505360638185</text:p>
          </table:table-cell>
          <table:table-cell table:formula="of:=[.AF13]" office:value-type="float" office:value="-5.58505360638185" calcext:value-type="float">
            <text:p>-5.58505360638185</text:p>
          </table:table-cell>
          <table:table-cell table:formula="of:=[.AG13]" office:value-type="float" office:value="18.151424220741" calcext:value-type="float">
            <text:p>18.151424220741</text:p>
          </table:table-cell>
          <table:table-cell/>
          <table:table-cell table:formula="of:=[.AI46]" office:value-type="float" office:value="18.151424220741" calcext:value-type="float">
            <text:p>18.151424220741</text:p>
          </table:table-cell>
          <table:table-cell table:formula="of:=[.AJ46]" office:value-type="float" office:value="-5.58505360638185" calcext:value-type="float">
            <text:p>-5.58505360638185</text:p>
          </table:table-cell>
          <table:table-cell table:formula="of:=[.AK46]" office:value-type="float" office:value="-6.98131700797732" calcext:value-type="float">
            <text:p>-6.9813170079773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MULT(MMULT(TRANSPOSE([.AT10:.BN12]);[.AP10:.AR12]);[.AT10:.BN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46]" office:value-type="float" office:value="-5.58505360638185" calcext:value-type="float">
            <text:p>-5.58505360638185</text:p>
          </table:table-cell>
          <table:table-cell table:formula="of:=[.AL46]" office:value-type="float" office:value="5.58505360638185" calcext:value-type="float">
            <text:p>5.58505360638185</text:p>
          </table:table-cell>
          <table:table-cell table:formula="of:=[.AM46]" office:value-type="float" office:value="-5.58505360638185" calcext:value-type="float">
            <text:p>-5.58505360638185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9252680319093" calcext:value-type="float">
            <text:p>2.79252680319093</text:p>
          </table:table-cell>
          <table:table-cell office:value-type="float" office:value="-2.79252680319093" calcext:value-type="float">
            <text:p>-2.792526803190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46]" office:value-type="float" office:value="-6.98131700797732" calcext:value-type="float">
            <text:p>-6.98131700797732</text:p>
          </table:table-cell>
          <table:table-cell table:formula="of:=[.AM46]" office:value-type="float" office:value="-5.58505360638185" calcext:value-type="float">
            <text:p>-5.58505360638185</text:p>
          </table:table-cell>
          <table:table-cell table:formula="of:=[.AN46]" office:value-type="float" office:value="18.151424220741" calcext:value-type="float">
            <text:p>18.15142422074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79252680319093" calcext:value-type="float">
            <text:p>-2.79252680319093</text:p>
          </table:table-cell>
          <table:table-cell office:value-type="float" office:value="4.36332312998582" calcext:value-type="float">
            <text:p>4.363323129985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4]" office:value-type="float" office:value="11.1701072127637" calcext:value-type="float">
            <text:p>11.1701072127637</text:p>
          </table:table-cell>
          <table:table-cell table:formula="of:=[.AC14]" office:value-type="float" office:value="-11.1701072127637" calcext:value-type="float">
            <text:p>-11.1701072127637</text:p>
          </table:table-cell>
          <table:table-cell table:formula="of:=[.AD14]" office:value-type="float" office:value="0" calcext:value-type="float">
            <text:p>0</text:p>
          </table:table-cell>
          <table:table-cell table:formula="of:=[.AE14]" office:value-type="float" office:value="17.4532925199433" calcext:value-type="float">
            <text:p>17.4532925199433</text:p>
          </table:table-cell>
          <table:table-cell table:formula="of:=[.AF14]" office:value-type="float" office:value="-6.28318530717959" calcext:value-type="float">
            <text:p>-6.28318530717959</text:p>
          </table:table-cell>
          <table:table-cell table:formula="of:=[.AG14]" office:value-type="float" office:value="6.28318530717959" calcext:value-type="float">
            <text:p>6.28318530717959</text:p>
          </table:table-cell>
          <table:table-cell/>
          <table:table-cell table:formula="of:=[.AI50]" office:value-type="float" office:value="11.1701072127637" calcext:value-type="float">
            <text:p>11.1701072127637</text:p>
          </table:table-cell>
          <table:table-cell table:formula="of:=[.AJ50]" office:value-type="float" office:value="-11.1701072127637" calcext:value-type="float">
            <text:p>-11.1701072127637</text:p>
          </table:table-cell>
          <table:table-cell table:formula="of:=[.AK50]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50]" office:value-type="float" office:value="-11.1701072127637" calcext:value-type="float">
            <text:p>-11.1701072127637</text:p>
          </table:table-cell>
          <table:table-cell table:formula="of:=[.AL50]" office:value-type="float" office:value="17.4532925199433" calcext:value-type="float">
            <text:p>17.4532925199433</text:p>
          </table:table-cell>
          <table:table-cell table:formula="of:=[.AM50]" office:value-type="float" office:value="-6.28318530717959" calcext:value-type="float">
            <text:p>-6.2831853071795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50]" office:value-type="float" office:value="0" calcext:value-type="float">
            <text:p>0</text:p>
          </table:table-cell>
          <table:table-cell table:formula="of:=[.AM50]" office:value-type="float" office:value="-6.28318530717959" calcext:value-type="float">
            <text:p>-6.28318530717959</text:p>
          </table:table-cell>
          <table:table-cell table:formula="of:=[.AN50]" office:value-type="float" office:value="6.28318530717959" calcext:value-type="float">
            <text:p>6.28318530717959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5]" office:value-type="float" office:value="21.8166156499291" calcext:value-type="float">
            <text:p>21.8166156499291</text:p>
          </table:table-cell>
          <table:table-cell table:formula="of:=[.AC15]" office:value-type="float" office:value="-13.9626340159546" calcext:value-type="float">
            <text:p>-13.9626340159546</text:p>
          </table:table-cell>
          <table:table-cell table:formula="of:=[.AD15]" office:value-type="float" office:value="6.10865238198015" calcext:value-type="float">
            <text:p>6.10865238198015</text:p>
          </table:table-cell>
          <table:table-cell table:formula="of:=[.AE15]" office:value-type="float" office:value="13.9626340159546" calcext:value-type="float">
            <text:p>13.9626340159546</text:p>
          </table:table-cell>
          <table:table-cell table:formula="of:=[.AF15]" office:value-type="float" office:value="-13.9626340159546" calcext:value-type="float">
            <text:p>-13.9626340159546</text:p>
          </table:table-cell>
          <table:table-cell table:formula="of:=[.AG15]" office:value-type="float" office:value="21.8166156499291" calcext:value-type="float">
            <text:p>21.8166156499291</text:p>
          </table:table-cell>
          <table:table-cell/>
          <table:table-cell table:formula="of:=[.AI54]" office:value-type="float" office:value="21.8166156499291" calcext:value-type="float">
            <text:p>21.8166156499291</text:p>
          </table:table-cell>
          <table:table-cell table:formula="of:=[.AJ54]" office:value-type="float" office:value="-13.9626340159546" calcext:value-type="float">
            <text:p>-13.9626340159546</text:p>
          </table:table-cell>
          <table:table-cell table:formula="of:=[.AK54]" office:value-type="float" office:value="6.10865238198015" calcext:value-type="float">
            <text:p>6.1086523819801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54]" office:value-type="float" office:value="-13.9626340159546" calcext:value-type="float">
            <text:p>-13.9626340159546</text:p>
          </table:table-cell>
          <table:table-cell table:formula="of:=[.AL54]" office:value-type="float" office:value="13.9626340159546" calcext:value-type="float">
            <text:p>13.9626340159546</text:p>
          </table:table-cell>
          <table:table-cell table:formula="of:=[.AM54]" office:value-type="float" office:value="-13.9626340159546" calcext:value-type="float">
            <text:p>-13.9626340159546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54]" office:value-type="float" office:value="6.10865238198015" calcext:value-type="float">
            <text:p>6.10865238198015</text:p>
          </table:table-cell>
          <table:table-cell table:formula="of:=[.AM54]" office:value-type="float" office:value="-13.9626340159546" calcext:value-type="float">
            <text:p>-13.9626340159546</text:p>
          </table:table-cell>
          <table:table-cell table:formula="of:=[.AN54]" office:value-type="float" office:value="21.8166156499291" calcext:value-type="float">
            <text:p>21.816615649929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6]" office:value-type="float" office:value="11.1701072127637" calcext:value-type="float">
            <text:p>11.1701072127637</text:p>
          </table:table-cell>
          <table:table-cell table:formula="of:=[.AC16]" office:value-type="float" office:value="-11.1701072127637" calcext:value-type="float">
            <text:p>-11.1701072127637</text:p>
          </table:table-cell>
          <table:table-cell table:formula="of:=[.AD16]" office:value-type="float" office:value="0" calcext:value-type="float">
            <text:p>0</text:p>
          </table:table-cell>
          <table:table-cell table:formula="of:=[.AE16]" office:value-type="float" office:value="17.4532925199433" calcext:value-type="float">
            <text:p>17.4532925199433</text:p>
          </table:table-cell>
          <table:table-cell table:formula="of:=[.AF16]" office:value-type="float" office:value="-6.28318530717959" calcext:value-type="float">
            <text:p>-6.28318530717959</text:p>
          </table:table-cell>
          <table:table-cell table:formula="of:=[.AG16]" office:value-type="float" office:value="6.28318530717959" calcext:value-type="float">
            <text:p>6.28318530717959</text:p>
          </table:table-cell>
          <table:table-cell/>
          <table:table-cell table:formula="of:=[.AI58]" office:value-type="float" office:value="11.1701072127637" calcext:value-type="float">
            <text:p>11.1701072127637</text:p>
          </table:table-cell>
          <table:table-cell table:formula="of:=[.AJ58]" office:value-type="float" office:value="-11.1701072127637" calcext:value-type="float">
            <text:p>-11.1701072127637</text:p>
          </table:table-cell>
          <table:table-cell table:formula="of:=[.AK58]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58]" office:value-type="float" office:value="-11.1701072127637" calcext:value-type="float">
            <text:p>-11.1701072127637</text:p>
          </table:table-cell>
          <table:table-cell table:formula="of:=[.AL58]" office:value-type="float" office:value="17.4532925199433" calcext:value-type="float">
            <text:p>17.4532925199433</text:p>
          </table:table-cell>
          <table:table-cell table:formula="of:=[.AM58]" office:value-type="float" office:value="-6.28318530717959" calcext:value-type="float">
            <text:p>-6.2831853071795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58]" office:value-type="float" office:value="0" calcext:value-type="float">
            <text:p>0</text:p>
          </table:table-cell>
          <table:table-cell table:formula="of:=[.AM58]" office:value-type="float" office:value="-6.28318530717959" calcext:value-type="float">
            <text:p>-6.28318530717959</text:p>
          </table:table-cell>
          <table:table-cell table:formula="of:=[.AN58]" office:value-type="float" office:value="6.28318530717959" calcext:value-type="float">
            <text:p>6.28318530717959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7]" office:value-type="float" office:value="21.8166156499291" calcext:value-type="float">
            <text:p>21.8166156499291</text:p>
          </table:table-cell>
          <table:table-cell table:formula="of:=[.AC17]" office:value-type="float" office:value="-13.9626340159546" calcext:value-type="float">
            <text:p>-13.9626340159546</text:p>
          </table:table-cell>
          <table:table-cell table:formula="of:=[.AD17]" office:value-type="float" office:value="6.10865238198015" calcext:value-type="float">
            <text:p>6.10865238198015</text:p>
          </table:table-cell>
          <table:table-cell table:formula="of:=[.AE17]" office:value-type="float" office:value="13.9626340159546" calcext:value-type="float">
            <text:p>13.9626340159546</text:p>
          </table:table-cell>
          <table:table-cell table:formula="of:=[.AF17]" office:value-type="float" office:value="-13.9626340159546" calcext:value-type="float">
            <text:p>-13.9626340159546</text:p>
          </table:table-cell>
          <table:table-cell table:formula="of:=[.AG17]" office:value-type="float" office:value="21.8166156499291" calcext:value-type="float">
            <text:p>21.8166156499291</text:p>
          </table:table-cell>
          <table:table-cell/>
          <table:table-cell table:formula="of:=[.AI62]" office:value-type="float" office:value="21.8166156499291" calcext:value-type="float">
            <text:p>21.8166156499291</text:p>
          </table:table-cell>
          <table:table-cell table:formula="of:=[.AJ62]" office:value-type="float" office:value="-13.9626340159546" calcext:value-type="float">
            <text:p>-13.9626340159546</text:p>
          </table:table-cell>
          <table:table-cell table:formula="of:=[.AK62]" office:value-type="float" office:value="6.10865238198015" calcext:value-type="float">
            <text:p>6.1086523819801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62]" office:value-type="float" office:value="-13.9626340159546" calcext:value-type="float">
            <text:p>-13.9626340159546</text:p>
          </table:table-cell>
          <table:table-cell table:formula="of:=[.AL62]" office:value-type="float" office:value="13.9626340159546" calcext:value-type="float">
            <text:p>13.9626340159546</text:p>
          </table:table-cell>
          <table:table-cell table:formula="of:=[.AM62]" office:value-type="float" office:value="-13.9626340159546" calcext:value-type="float">
            <text:p>-13.962634015954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62]" office:value-type="float" office:value="6.10865238198015" calcext:value-type="float">
            <text:p>6.10865238198015</text:p>
          </table:table-cell>
          <table:table-cell table:formula="of:=[.AM62]" office:value-type="float" office:value="-13.9626340159546" calcext:value-type="float">
            <text:p>-13.9626340159546</text:p>
          </table:table-cell>
          <table:table-cell table:formula="of:=[.AN62]" office:value-type="float" office:value="21.8166156499291" calcext:value-type="float">
            <text:p>21.816615649929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8]" office:value-type="float" office:value="15.8243185514153" calcext:value-type="float">
            <text:p>15.8243185514153</text:p>
          </table:table-cell>
          <table:table-cell table:formula="of:=[.AC18]" office:value-type="float" office:value="-15.8243185514153" calcext:value-type="float">
            <text:p>-15.8243185514153</text:p>
          </table:table-cell>
          <table:table-cell table:formula="of:=[.AD18]" office:value-type="float" office:value="3.95607963785381" calcext:value-type="float">
            <text:p>3.95607963785381</text:p>
          </table:table-cell>
          <table:table-cell table:formula="of:=[.AE18]" office:value-type="float" office:value="24.7254977365863" calcext:value-type="float">
            <text:p>24.7254977365863</text:p>
          </table:table-cell>
          <table:table-cell table:formula="of:=[.AF18]" office:value-type="float" office:value="-12.8572588230249" calcext:value-type="float">
            <text:p>-12.8572588230249</text:p>
          </table:table-cell>
          <table:table-cell table:formula="of:=[.AG18]" office:value-type="float" office:value="9.89019909463453" calcext:value-type="float">
            <text:p>9.89019909463453</text:p>
          </table:table-cell>
          <table:table-cell/>
          <table:table-cell table:formula="of:=[.AI66]" office:value-type="float" office:value="15.8243185514153" calcext:value-type="float">
            <text:p>15.8243185514153</text:p>
          </table:table-cell>
          <table:table-cell table:formula="of:=[.AJ66]" office:value-type="float" office:value="-15.8243185514153" calcext:value-type="float">
            <text:p>-15.8243185514153</text:p>
          </table:table-cell>
          <table:table-cell table:formula="of:=[.AK66]" office:value-type="float" office:value="3.95607963785381" calcext:value-type="float">
            <text:p>3.9560796378538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66]" office:value-type="float" office:value="-15.8243185514153" calcext:value-type="float">
            <text:p>-15.8243185514153</text:p>
          </table:table-cell>
          <table:table-cell table:formula="of:=[.AL66]" office:value-type="float" office:value="24.7254977365863" calcext:value-type="float">
            <text:p>24.7254977365863</text:p>
          </table:table-cell>
          <table:table-cell table:formula="of:=[.AM66]" office:value-type="float" office:value="-12.8572588230249" calcext:value-type="float">
            <text:p>-12.8572588230249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 table:number-columns-repeated="41"/>
          <table:table-cell table:formula="of:=[.AK66]" office:value-type="float" office:value="3.95607963785381" calcext:value-type="float">
            <text:p>3.95607963785381</text:p>
          </table:table-cell>
          <table:table-cell table:formula="of:=[.AM66]" office:value-type="float" office:value="-12.8572588230249" calcext:value-type="float">
            <text:p>-12.8572588230249</text:p>
          </table:table-cell>
          <table:table-cell table:formula="of:=[.AN66]" office:value-type="float" office:value="9.89019909463453" calcext:value-type="float">
            <text:p>9.89019909463453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MULT(MMULT(TRANSPOSE([.AT14:.BN16]);[.AP14:.AR16]);[.AT14:.BN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8.72664625997165" calcext:value-type="float">
            <text:p>8.7266462599716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4346095279206" calcext:value-type="float">
            <text:p>2.44346095279206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19]" office:value-type="float" office:value="21.8166156499291" calcext:value-type="float">
            <text:p>21.8166156499291</text:p>
          </table:table-cell>
          <table:table-cell table:formula="of:=[.AC19]" office:value-type="float" office:value="-13.9626340159546" calcext:value-type="float">
            <text:p>-13.9626340159546</text:p>
          </table:table-cell>
          <table:table-cell table:formula="of:=[.AD19]" office:value-type="float" office:value="6.10865238198015" calcext:value-type="float">
            <text:p>6.10865238198015</text:p>
          </table:table-cell>
          <table:table-cell table:formula="of:=[.AE19]" office:value-type="float" office:value="13.9626340159546" calcext:value-type="float">
            <text:p>13.9626340159546</text:p>
          </table:table-cell>
          <table:table-cell table:formula="of:=[.AF19]" office:value-type="float" office:value="-13.9626340159546" calcext:value-type="float">
            <text:p>-13.9626340159546</text:p>
          </table:table-cell>
          <table:table-cell table:formula="of:=[.AG19]" office:value-type="float" office:value="21.8166156499291" calcext:value-type="float">
            <text:p>21.8166156499291</text:p>
          </table:table-cell>
          <table:table-cell/>
          <table:table-cell table:formula="of:=[.AI70]" office:value-type="float" office:value="21.8166156499291" calcext:value-type="float">
            <text:p>21.8166156499291</text:p>
          </table:table-cell>
          <table:table-cell table:formula="of:=[.AJ70]" office:value-type="float" office:value="-13.9626340159546" calcext:value-type="float">
            <text:p>-13.9626340159546</text:p>
          </table:table-cell>
          <table:table-cell table:formula="of:=[.AK70]" office:value-type="float" office:value="6.10865238198015" calcext:value-type="float">
            <text:p>6.1086523819801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70]" office:value-type="float" office:value="-13.9626340159546" calcext:value-type="float">
            <text:p>-13.9626340159546</text:p>
          </table:table-cell>
          <table:table-cell table:formula="of:=[.AL70]" office:value-type="float" office:value="13.9626340159546" calcext:value-type="float">
            <text:p>13.9626340159546</text:p>
          </table:table-cell>
          <table:table-cell table:formula="of:=[.AM70]" office:value-type="float" office:value="-13.9626340159546" calcext:value-type="float">
            <text:p>-13.9626340159546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70]" office:value-type="float" office:value="6.10865238198015" calcext:value-type="float">
            <text:p>6.10865238198015</text:p>
          </table:table-cell>
          <table:table-cell table:formula="of:=[.AM70]" office:value-type="float" office:value="-13.9626340159546" calcext:value-type="float">
            <text:p>-13.9626340159546</text:p>
          </table:table-cell>
          <table:table-cell table:formula="of:=[.AN70]" office:value-type="float" office:value="21.8166156499291" calcext:value-type="float">
            <text:p>21.816615649929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20]" office:value-type="float" office:value="14.9225651045515" calcext:value-type="float">
            <text:p>14.9225651045515</text:p>
          </table:table-cell>
          <table:table-cell table:formula="of:=[.AC20]" office:value-type="float" office:value="-14.9225651045515" calcext:value-type="float">
            <text:p>-14.9225651045515</text:p>
          </table:table-cell>
          <table:table-cell table:formula="of:=[.AD20]" office:value-type="float" office:value="4.97418836818384" calcext:value-type="float">
            <text:p>4.97418836818384</text:p>
          </table:table-cell>
          <table:table-cell table:formula="of:=[.AE20]" office:value-type="float" office:value="29.845130209103" calcext:value-type="float">
            <text:p>29.845130209103</text:p>
          </table:table-cell>
          <table:table-cell table:formula="of:=[.AF20]" office:value-type="float" office:value="-19.8967534727354" calcext:value-type="float">
            <text:p>-19.8967534727354</text:p>
          </table:table-cell>
          <table:table-cell table:formula="of:=[.AG20]" office:value-type="float" office:value="16.5806278939461" calcext:value-type="float">
            <text:p>16.5806278939461</text:p>
          </table:table-cell>
          <table:table-cell/>
          <table:table-cell table:formula="of:=[.AI74]" office:value-type="float" office:value="14.9225651045515" calcext:value-type="float">
            <text:p>14.9225651045515</text:p>
          </table:table-cell>
          <table:table-cell table:formula="of:=[.AJ74]" office:value-type="float" office:value="-14.9225651045515" calcext:value-type="float">
            <text:p>-14.9225651045515</text:p>
          </table:table-cell>
          <table:table-cell table:formula="of:=[.AK74]" office:value-type="float" office:value="4.97418836818384" calcext:value-type="float">
            <text:p>4.97418836818384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74]" office:value-type="float" office:value="-14.9225651045515" calcext:value-type="float">
            <text:p>-14.9225651045515</text:p>
          </table:table-cell>
          <table:table-cell table:formula="of:=[.AL74]" office:value-type="float" office:value="29.845130209103" calcext:value-type="float">
            <text:p>29.845130209103</text:p>
          </table:table-cell>
          <table:table-cell table:formula="of:=[.AM74]" office:value-type="float" office:value="-19.8967534727354" calcext:value-type="float">
            <text:p>-19.8967534727354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74]" office:value-type="float" office:value="4.97418836818384" calcext:value-type="float">
            <text:p>4.97418836818384</text:p>
          </table:table-cell>
          <table:table-cell table:formula="of:=[.AM74]" office:value-type="float" office:value="-19.8967534727354" calcext:value-type="float">
            <text:p>-19.8967534727354</text:p>
          </table:table-cell>
          <table:table-cell table:formula="of:=[.AN74]" office:value-type="float" office:value="16.5806278939461" calcext:value-type="float">
            <text:p>16.580627893946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4346095279206" calcext:value-type="float">
            <text:p>2.443460952792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72664625997165" calcext:value-type="float">
            <text:p>8.72664625997165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5.58505360638185" calcext:value-type="float">
            <text:p>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21]" office:value-type="float" office:value="21.9911485751286" calcext:value-type="float">
            <text:p>21.9911485751286</text:p>
          </table:table-cell>
          <table:table-cell table:formula="of:=[.AC21]" office:value-type="float" office:value="-10.9955742875643" calcext:value-type="float">
            <text:p>-10.9955742875643</text:p>
          </table:table-cell>
          <table:table-cell table:formula="of:=[.AD21]" office:value-type="float" office:value="0" calcext:value-type="float">
            <text:p>0</text:p>
          </table:table-cell>
          <table:table-cell table:formula="of:=[.AE21]" office:value-type="float" office:value="10.9955742875643" calcext:value-type="float">
            <text:p>10.9955742875643</text:p>
          </table:table-cell>
          <table:table-cell table:formula="of:=[.AF21]" office:value-type="float" office:value="-10.9955742875643" calcext:value-type="float">
            <text:p>-10.9955742875643</text:p>
          </table:table-cell>
          <table:table-cell table:formula="of:=[.AG21]" office:value-type="float" office:value="21.9911485751286" calcext:value-type="float">
            <text:p>21.9911485751286</text:p>
          </table:table-cell>
          <table:table-cell/>
          <table:table-cell table:formula="of:=[.AI78]" office:value-type="float" office:value="21.9911485751286" calcext:value-type="float">
            <text:p>21.9911485751286</text:p>
          </table:table-cell>
          <table:table-cell table:formula="of:=[.AJ78]" office:value-type="float" office:value="-10.9955742875643" calcext:value-type="float">
            <text:p>-10.9955742875643</text:p>
          </table:table-cell>
          <table:table-cell table:formula="of:=[.AK78]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78]" office:value-type="float" office:value="-10.9955742875643" calcext:value-type="float">
            <text:p>-10.9955742875643</text:p>
          </table:table-cell>
          <table:table-cell table:formula="of:=[.AL78]" office:value-type="float" office:value="10.9955742875643" calcext:value-type="float">
            <text:p>10.9955742875643</text:p>
          </table:table-cell>
          <table:table-cell table:formula="of:=[.AM78]" office:value-type="float" office:value="-10.9955742875643" calcext:value-type="float">
            <text:p>-10.9955742875643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78]" office:value-type="float" office:value="0" calcext:value-type="float">
            <text:p>0</text:p>
          </table:table-cell>
          <table:table-cell table:formula="of:=[.AM78]" office:value-type="float" office:value="-10.9955742875643" calcext:value-type="float">
            <text:p>-10.9955742875643</text:p>
          </table:table-cell>
          <table:table-cell table:formula="of:=[.AN78]" office:value-type="float" office:value="21.9911485751286" calcext:value-type="float">
            <text:p>21.9911485751286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22]" office:value-type="float" office:value="6.98131700797732" calcext:value-type="float">
            <text:p>6.98131700797732</text:p>
          </table:table-cell>
          <table:table-cell table:formula="of:=[.AC22]" office:value-type="float" office:value="-6.98131700797732" calcext:value-type="float">
            <text:p>-6.98131700797732</text:p>
          </table:table-cell>
          <table:table-cell table:formula="of:=[.AD22]" office:value-type="float" office:value="0" calcext:value-type="float">
            <text:p>0</text:p>
          </table:table-cell>
          <table:table-cell table:formula="of:=[.AE22]" office:value-type="float" office:value="22.6892802759263" calcext:value-type="float">
            <text:p>22.6892802759263</text:p>
          </table:table-cell>
          <table:table-cell table:formula="of:=[.AF22]" office:value-type="float" office:value="-15.707963267949" calcext:value-type="float">
            <text:p>-15.707963267949</text:p>
          </table:table-cell>
          <table:table-cell table:formula="of:=[.AG22]" office:value-type="float" office:value="15.707963267949" calcext:value-type="float">
            <text:p>15.707963267949</text:p>
          </table:table-cell>
          <table:table-cell/>
          <table:table-cell table:formula="of:=[.AI82]" office:value-type="float" office:value="6.98131700797732" calcext:value-type="float">
            <text:p>6.98131700797732</text:p>
          </table:table-cell>
          <table:table-cell table:formula="of:=[.AJ82]" office:value-type="float" office:value="-6.98131700797732" calcext:value-type="float">
            <text:p>-6.98131700797732</text:p>
          </table:table-cell>
          <table:table-cell table:formula="of:=[.AK82]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82]" office:value-type="float" office:value="-6.98131700797732" calcext:value-type="float">
            <text:p>-6.98131700797732</text:p>
          </table:table-cell>
          <table:table-cell table:formula="of:=[.AL82]" office:value-type="float" office:value="22.6892802759263" calcext:value-type="float">
            <text:p>22.6892802759263</text:p>
          </table:table-cell>
          <table:table-cell table:formula="of:=[.AM82]" office:value-type="float" office:value="-15.707963267949" calcext:value-type="float">
            <text:p>-15.707963267949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82]" office:value-type="float" office:value="0" calcext:value-type="float">
            <text:p>0</text:p>
          </table:table-cell>
          <table:table-cell table:formula="of:=[.AM82]" office:value-type="float" office:value="-15.707963267949" calcext:value-type="float">
            <text:p>-15.707963267949</text:p>
          </table:table-cell>
          <table:table-cell table:formula="of:=[.AN82]" office:value-type="float" office:value="15.707963267949" calcext:value-type="float">
            <text:p>15.707963267949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23]" office:value-type="float" office:value="24.9582083035189" calcext:value-type="float">
            <text:p>24.9582083035189</text:p>
          </table:table-cell>
          <table:table-cell table:formula="of:=[.AC23]" office:value-type="float" office:value="-7.67944870877505" calcext:value-type="float">
            <text:p>-7.67944870877505</text:p>
          </table:table-cell>
          <table:table-cell table:formula="of:=[.AD23]" office:value-type="float" office:value="-9.59931088596881" calcext:value-type="float">
            <text:p>-9.59931088596881</text:p>
          </table:table-cell>
          <table:table-cell table:formula="of:=[.AE23]" office:value-type="float" office:value="7.67944870877505" calcext:value-type="float">
            <text:p>7.67944870877505</text:p>
          </table:table-cell>
          <table:table-cell table:formula="of:=[.AF23]" office:value-type="float" office:value="-7.67944870877505" calcext:value-type="float">
            <text:p>-7.67944870877505</text:p>
          </table:table-cell>
          <table:table-cell table:formula="of:=[.AG23]" office:value-type="float" office:value="24.9582083035189" calcext:value-type="float">
            <text:p>24.9582083035189</text:p>
          </table:table-cell>
          <table:table-cell/>
          <table:table-cell table:formula="of:=[.AI86]" office:value-type="float" office:value="24.9582083035189" calcext:value-type="float">
            <text:p>24.9582083035189</text:p>
          </table:table-cell>
          <table:table-cell table:formula="of:=[.AJ86]" office:value-type="float" office:value="-7.67944870877505" calcext:value-type="float">
            <text:p>-7.67944870877505</text:p>
          </table:table-cell>
          <table:table-cell table:formula="of:=[.AK86]" office:value-type="float" office:value="-9.59931088596881" calcext:value-type="float">
            <text:p>-9.5993108859688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86]" office:value-type="float" office:value="-7.67944870877505" calcext:value-type="float">
            <text:p>-7.67944870877505</text:p>
          </table:table-cell>
          <table:table-cell table:formula="of:=[.AL86]" office:value-type="float" office:value="7.67944870877505" calcext:value-type="float">
            <text:p>7.67944870877505</text:p>
          </table:table-cell>
          <table:table-cell table:formula="of:=[.AM86]" office:value-type="float" office:value="-7.67944870877505" calcext:value-type="float">
            <text:p>-7.67944870877505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86]" office:value-type="float" office:value="-9.59931088596881" calcext:value-type="float">
            <text:p>-9.59931088596881</text:p>
          </table:table-cell>
          <table:table-cell table:formula="of:=[.AM86]" office:value-type="float" office:value="-7.67944870877505" calcext:value-type="float">
            <text:p>-7.67944870877505</text:p>
          </table:table-cell>
          <table:table-cell table:formula="of:=[.AN86]" office:value-type="float" office:value="24.9582083035189" calcext:value-type="float">
            <text:p>24.9582083035189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4"/>
          <table:table-cell table:formula="of:=[.AB24]" office:value-type="float" office:value="6.98131700797732" calcext:value-type="float">
            <text:p>6.98131700797732</text:p>
          </table:table-cell>
          <table:table-cell table:formula="of:=[.AC24]" office:value-type="float" office:value="-6.98131700797732" calcext:value-type="float">
            <text:p>-6.98131700797732</text:p>
          </table:table-cell>
          <table:table-cell table:formula="of:=[.AD24]" office:value-type="float" office:value="0" calcext:value-type="float">
            <text:p>0</text:p>
          </table:table-cell>
          <table:table-cell table:formula="of:=[.AE24]" office:value-type="float" office:value="22.6892802759263" calcext:value-type="float">
            <text:p>22.6892802759263</text:p>
          </table:table-cell>
          <table:table-cell table:formula="of:=[.AF24]" office:value-type="float" office:value="-15.707963267949" calcext:value-type="float">
            <text:p>-15.707963267949</text:p>
          </table:table-cell>
          <table:table-cell table:formula="of:=[.AG24]" office:value-type="float" office:value="15.707963267949" calcext:value-type="float">
            <text:p>15.707963267949</text:p>
          </table:table-cell>
          <table:table-cell/>
          <table:table-cell table:formula="of:=[.AI90]" office:value-type="float" office:value="6.98131700797732" calcext:value-type="float">
            <text:p>6.98131700797732</text:p>
          </table:table-cell>
          <table:table-cell table:formula="of:=[.AJ90]" office:value-type="float" office:value="-6.98131700797732" calcext:value-type="float">
            <text:p>-6.98131700797732</text:p>
          </table:table-cell>
          <table:table-cell table:formula="of:=[.AK90]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21" table:number-matrix-rows-spanned="21" table:formula="of:=MMULT(MMULT(TRANSPOSE([.AT18:.BN20]);[.AP18:.AR20]);[.AT18:.BN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90]" office:value-type="float" office:value="-6.98131700797732" calcext:value-type="float">
            <text:p>-6.98131700797732</text:p>
          </table:table-cell>
          <table:table-cell table:formula="of:=[.AL90]" office:value-type="float" office:value="22.6892802759263" calcext:value-type="float">
            <text:p>22.6892802759263</text:p>
          </table:table-cell>
          <table:table-cell table:formula="of:=[.AM90]" office:value-type="float" office:value="-15.707963267949" calcext:value-type="float">
            <text:p>-15.70796326794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90]" office:value-type="float" office:value="0" calcext:value-type="float">
            <text:p>0</text:p>
          </table:table-cell>
          <table:table-cell table:formula="of:=[.AM90]" office:value-type="float" office:value="-15.707963267949" calcext:value-type="float">
            <text:p>-15.707963267949</text:p>
          </table:table-cell>
          <table:table-cell table:formula="of:=[.AN90]" office:value-type="float" office:value="15.707963267949" calcext:value-type="float">
            <text:p>15.707963267949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1810873033003" calcext:value-type="float">
            <text:p>10.1810873033003</text:p>
          </table:table-cell>
          <table:table-cell office:value-type="float" office:value="-10.1810873033003" calcext:value-type="float">
            <text:p>-10.18108730330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724349213201" calcext:value-type="float">
            <text:p>4.07243492132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1810873033003" calcext:value-type="float">
            <text:p>-10.1810873033003</text:p>
          </table:table-cell>
          <table:table-cell office:value-type="float" office:value="13.8462787324883" calcext:value-type="float">
            <text:p>13.84627873248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7376263505082" calcext:value-type="float">
            <text:p>-7.73762635050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34"/>
          <table:table-cell table:formula="of:=[.AB25]" office:value-type="float" office:value="24.9582083035189" calcext:value-type="float">
            <text:p>24.9582083035189</text:p>
          </table:table-cell>
          <table:table-cell table:formula="of:=[.AC25]" office:value-type="float" office:value="-7.67944870877505" calcext:value-type="float">
            <text:p>-7.67944870877505</text:p>
          </table:table-cell>
          <table:table-cell table:formula="of:=[.AD25]" office:value-type="float" office:value="-9.59931088596881" calcext:value-type="float">
            <text:p>-9.59931088596881</text:p>
          </table:table-cell>
          <table:table-cell table:formula="of:=[.AE25]" office:value-type="float" office:value="7.67944870877505" calcext:value-type="float">
            <text:p>7.67944870877505</text:p>
          </table:table-cell>
          <table:table-cell table:formula="of:=[.AF25]" office:value-type="float" office:value="-7.67944870877505" calcext:value-type="float">
            <text:p>-7.67944870877505</text:p>
          </table:table-cell>
          <table:table-cell table:formula="of:=[.AG25]" office:value-type="float" office:value="24.9582083035189" calcext:value-type="float">
            <text:p>24.9582083035189</text:p>
          </table:table-cell>
          <table:table-cell/>
          <table:table-cell table:formula="of:=[.AI94]" office:value-type="float" office:value="24.9582083035189" calcext:value-type="float">
            <text:p>24.9582083035189</text:p>
          </table:table-cell>
          <table:table-cell table:formula="of:=[.AJ94]" office:value-type="float" office:value="-7.67944870877505" calcext:value-type="float">
            <text:p>-7.67944870877505</text:p>
          </table:table-cell>
          <table:table-cell table:formula="of:=[.AK94]" office:value-type="float" office:value="-9.59931088596881" calcext:value-type="float">
            <text:p>-9.5993108859688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J94]" office:value-type="float" office:value="-7.67944870877505" calcext:value-type="float">
            <text:p>-7.67944870877505</text:p>
          </table:table-cell>
          <table:table-cell table:formula="of:=[.AL94]" office:value-type="float" office:value="7.67944870877505" calcext:value-type="float">
            <text:p>7.67944870877505</text:p>
          </table:table-cell>
          <table:table-cell table:formula="of:=[.AM94]" office:value-type="float" office:value="-7.67944870877505" calcext:value-type="float">
            <text:p>-7.67944870877505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41"/>
          <table:table-cell table:formula="of:=[.AK94]" office:value-type="float" office:value="-9.59931088596881" calcext:value-type="float">
            <text:p>-9.59931088596881</text:p>
          </table:table-cell>
          <table:table-cell table:formula="of:=[.AM94]" office:value-type="float" office:value="-7.67944870877505" calcext:value-type="float">
            <text:p>-7.67944870877505</text:p>
          </table:table-cell>
          <table:table-cell table:formula="of:=[.AN94]" office:value-type="float" office:value="24.9582083035189" calcext:value-type="float">
            <text:p>24.9582083035189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724349213201" calcext:value-type="float">
            <text:p>4.0724349213201</text:p>
          </table:table-cell>
          <table:table-cell office:value-type="float" office:value="-7.7376263505082" calcext:value-type="float">
            <text:p>-7.73762635050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29416539771613" calcext:value-type="float">
            <text:p>5.294165397716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22:.BN24]);[.AP22:.AR24]);[.AT22:.BN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8174770424681" calcext:value-type="float">
            <text:p>9.81747704246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31968989868597" calcext:value-type="float">
            <text:p>4.31968989868597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31968989868597" calcext:value-type="float">
            <text:p>4.3196898986859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3517687777566" calcext:value-type="float">
            <text:p>13.3517687777566</text:p>
          </table:table-cell>
          <table:table-cell office:value-type="float" office:value="-7.85398163397448" calcext:value-type="float">
            <text:p>-7.853981633974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85398163397448" calcext:value-type="float">
            <text:p>-7.85398163397448</text:p>
          </table:table-cell>
          <table:table-cell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26:.BN28]);[.AP26:.AR28]);[.AT26:.BN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7551608191456" calcext:value-type="float">
            <text:p>16.7551608191456</text:p>
          </table:table-cell>
          <table:table-cell office:value-type="float" office:value="-16.7551608191456" calcext:value-type="float">
            <text:p>-16.75516081914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37758040957278" calcext:value-type="float">
            <text:p>8.377580409572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6.7551608191456" calcext:value-type="float">
            <text:p>-16.7551608191456</text:p>
          </table:table-cell>
          <table:table-cell office:value-type="float" office:value="26.1799387799149" calcext:value-type="float">
            <text:p>26.17993877991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7.8023583703422" calcext:value-type="float">
            <text:p>-17.80235837034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37758040957278" calcext:value-type="float">
            <text:p>8.37758040957278</text:p>
          </table:table-cell>
          <table:table-cell office:value-type="float" office:value="-17.8023583703422" calcext:value-type="float">
            <text:p>-17.80235837034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6135681655558" calcext:value-type="float">
            <text:p>13.61356816555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30:.BN32]);[.AP30:.AR32]);[.AT30:.BN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6135681655558" calcext:value-type="float">
            <text:p>13.61356816555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26892802759263" calcext:value-type="float">
            <text:p>2.26892802759263</text:p>
          </table:table-cell>
          <table:table-cell office:value-type="float" office:value="-6.80678408277788" calcext:value-type="float">
            <text:p>-6.806784082777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26892802759263" calcext:value-type="float">
            <text:p>2.268928027592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9077335632719" calcext:value-type="float">
            <text:p>18.9077335632719</text:p>
          </table:table-cell>
          <table:table-cell office:value-type="float" office:value="-9.07571211037051" calcext:value-type="float">
            <text:p>-9.075712110370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80678408277788" calcext:value-type="float">
            <text:p>-6.806784082777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07571211037051" calcext:value-type="float">
            <text:p>-9.07571211037051</text:p>
          </table:table-cell>
          <table:table-cell office:value-type="float" office:value="6.80678408277788" calcext:value-type="float">
            <text:p>6.806784082777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34:.BN36]);[.AP34:.AR36]);[.AT34:.BN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88692190558412" calcext:value-type="float">
            <text:p>4.88692190558412</text:p>
          </table:table-cell>
          <table:table-cell office:value-type="float" office:value="-4.88692190558412" calcext:value-type="float">
            <text:p>-4.886921905584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88692190558412" calcext:value-type="float">
            <text:p>-4.88692190558412</text:p>
          </table:table-cell>
          <table:table-cell office:value-type="float" office:value="15.8824961931484" calcext:value-type="float">
            <text:p>15.882496193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9955742875643" calcext:value-type="float">
            <text:p>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38:.BN40]);[.AP38:.AR40]);[.AT38:.BN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151424220741" calcext:value-type="float">
            <text:p>18.1514242207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151424220741" calcext:value-type="float">
            <text:p>18.151424220741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5.58505360638185" calcext:value-type="float">
            <text:p>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42:.BN44]);[.AP42:.AR44]);[.AT42:.BN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88692190558412" calcext:value-type="float">
            <text:p>4.88692190558412</text:p>
          </table:table-cell>
          <table:table-cell office:value-type="float" office:value="-4.88692190558412" calcext:value-type="float">
            <text:p>-4.886921905584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.88692190558412" calcext:value-type="float">
            <text:p>-4.88692190558412</text:p>
          </table:table-cell>
          <table:table-cell office:value-type="float" office:value="15.8824961931484" calcext:value-type="float">
            <text:p>15.882496193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9955742875643" calcext:value-type="float">
            <text:p>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46:.BN48]);[.AP46:.AR48]);[.AT46:.BN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151424220741" calcext:value-type="float">
            <text:p>18.1514242207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151424220741" calcext:value-type="float">
            <text:p>18.151424220741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5.58505360638185" calcext:value-type="float">
            <text:p>-5.58505360638185</text:p>
          </table:table-cell>
          <table:table-cell office:value-type="float" office:value="5.58505360638185" calcext:value-type="float">
            <text:p>5.585053606381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50:.BN52]);[.AP50:.AR52]);[.AT50:.BN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1701072127637" calcext:value-type="float">
            <text:p>11.1701072127637</text:p>
          </table:table-cell>
          <table:table-cell office:value-type="float" office:value="-11.1701072127637" calcext:value-type="float">
            <text:p>-11.17010721276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.1701072127637" calcext:value-type="float">
            <text:p>-11.1701072127637</text:p>
          </table:table-cell>
          <table:table-cell office:value-type="float" office:value="17.4532925199433" calcext:value-type="float">
            <text:p>17.45329251994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54:.BN56]);[.AP54:.AR56]);[.AT54:.BN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13.9626340159546" calcext:value-type="float">
            <text:p>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58:.BN60]);[.AP58:.AR60]);[.AT58:.BN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1701072127637" calcext:value-type="float">
            <text:p>11.1701072127637</text:p>
          </table:table-cell>
          <table:table-cell office:value-type="float" office:value="-11.1701072127637" calcext:value-type="float">
            <text:p>-11.17010721276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.1701072127637" calcext:value-type="float">
            <text:p>-11.1701072127637</text:p>
          </table:table-cell>
          <table:table-cell office:value-type="float" office:value="17.4532925199433" calcext:value-type="float">
            <text:p>17.45329251994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28318530717959" calcext:value-type="float">
            <text:p>-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62:.BN64]);[.AP62:.AR64]);[.AT62:.BN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13.9626340159546" calcext:value-type="float">
            <text:p>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66:.BN68]);[.AP66:.AR68]);[.AT66:.BN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8243185514153" calcext:value-type="float">
            <text:p>15.8243185514153</text:p>
          </table:table-cell>
          <table:table-cell office:value-type="float" office:value="-15.8243185514153" calcext:value-type="float">
            <text:p>-15.82431855141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95607963785381" calcext:value-type="float">
            <text:p>3.956079637853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5.8243185514153" calcext:value-type="float">
            <text:p>-15.8243185514153</text:p>
          </table:table-cell>
          <table:table-cell office:value-type="float" office:value="24.7254977365863" calcext:value-type="float">
            <text:p>24.72549773658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2.8572588230249" calcext:value-type="float">
            <text:p>-12.85725882302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95607963785381" calcext:value-type="float">
            <text:p>3.95607963785381</text:p>
          </table:table-cell>
          <table:table-cell office:value-type="float" office:value="-12.8572588230249" calcext:value-type="float">
            <text:p>-12.85725882302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89019909463453" calcext:value-type="float">
            <text:p>9.890199094634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70:.BN72]);[.AP70:.AR72]);[.AT70:.BN7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10865238198015" calcext:value-type="float">
            <text:p>6.108652381980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8166156499291" calcext:value-type="float">
            <text:p>21.8166156499291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.9626340159546" calcext:value-type="float">
            <text:p>-13.9626340159546</text:p>
          </table:table-cell>
          <table:table-cell office:value-type="float" office:value="13.9626340159546" calcext:value-type="float">
            <text:p>13.96263401595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74:.BN76]);[.AP74:.AR76]);[.AT74:.BN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.9225651045515" calcext:value-type="float">
            <text:p>14.9225651045515</text:p>
          </table:table-cell>
          <table:table-cell office:value-type="float" office:value="-14.9225651045515" calcext:value-type="float">
            <text:p>-14.92256510455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97418836818384" calcext:value-type="float">
            <text:p>4.974188368183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4.9225651045515" calcext:value-type="float">
            <text:p>-14.9225651045515</text:p>
          </table:table-cell>
          <table:table-cell office:value-type="float" office:value="29.845130209103" calcext:value-type="float">
            <text:p>29.8451302091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.8967534727354" calcext:value-type="float">
            <text:p>-19.8967534727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97418836818384" calcext:value-type="float">
            <text:p>4.97418836818384</text:p>
          </table:table-cell>
          <table:table-cell office:value-type="float" office:value="-19.8967534727354" calcext:value-type="float">
            <text:p>-19.8967534727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5806278939461" calcext:value-type="float">
            <text:p>16.58062789394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78:.BN80]);[.AP78:.AR80]);[.AT78:.BN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9911485751286" calcext:value-type="float">
            <text:p>21.99114857512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.9911485751286" calcext:value-type="float">
            <text:p>21.9911485751286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.9955742875643" calcext:value-type="float">
            <text:p>-10.9955742875643</text:p>
          </table:table-cell>
          <table:table-cell office:value-type="float" office:value="10.9955742875643" calcext:value-type="float">
            <text:p>10.99557428756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=MMULT(MMULT(TRANSPOSE([.AT82:.BN84]);[.AP82:.AR84]);[.AT82:.BN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98131700797732" calcext:value-type="float">
            <text:p>6.98131700797732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22.6892802759263" calcext:value-type="float">
            <text:p>22.68928027592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5.707963267949" calcext:value-type="float">
            <text:p>-15.707963267949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5.707963267949" calcext:value-type="float">
            <text:p>-15.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707963267949" calcext:value-type="float">
            <text:p>15.707963267949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86:.BN88]);[.AP86:.AR88]);[.AT86:.BN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9582083035189" calcext:value-type="float">
            <text:p>24.95820830351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59931088596881" calcext:value-type="float">
            <text:p>-9.59931088596881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59931088596881" calcext:value-type="float">
            <text:p>-9.599310885968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9582083035189" calcext:value-type="float">
            <text:p>24.9582083035189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7.67944870877505" calcext:value-type="float">
            <text:p>7.67944870877505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90:.BN92]);[.AP90:.AR92]);[.AT90:.BN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.98131700797732" calcext:value-type="float">
            <text:p>6.98131700797732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.98131700797732" calcext:value-type="float">
            <text:p>-6.98131700797732</text:p>
          </table:table-cell>
          <table:table-cell office:value-type="float" office:value="22.6892802759263" calcext:value-type="float">
            <text:p>22.68928027592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5.707963267949" calcext:value-type="float">
            <text:p>-15.707963267949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5.707963267949" calcext:value-type="float">
            <text:p>-15.7079632679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.707963267949" calcext:value-type="float">
            <text:p>15.707963267949</text:p>
          </table:table-cell>
          <table:table-cell table:number-columns-repeated="1629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7"/>
          <table:table-cell table:number-matrix-columns-spanned="21" table:number-matrix-rows-spanned="21" table:formula="of:=MMULT(MMULT(TRANSPOSE([.AT94:.BN96]);[.AP94:.AR96]);[.AT94:.BN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9582083035189" calcext:value-type="float">
            <text:p>24.95820830351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59931088596881" calcext:value-type="float">
            <text:p>-9.59931088596881</text:p>
          </table:table-cell>
          <table:table-cell office:value-type="float" office:value="-7.67944870877505" calcext:value-type="float">
            <text:p>-7.67944870877505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59931088596881" calcext:value-type="float">
            <text:p>-9.599310885968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.9582083035189" calcext:value-type="float">
            <text:p>24.9582083035189</text:p>
          </table:table-cell>
          <table:table-cell office:value-type="float" office:value="-7.67944870877505" calcext:value-type="float">
            <text:p>-7.67944870877505</text:p>
          </table:table-cell>
          <table:table-cell table:number-columns-repeated="16296"/>
        </table:table-row>
        <table:table-row table:style-name="ro1">
          <table:table-cell table:number-columns-repeated="67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.67944870877505" calcext:value-type="float">
            <text:p>-7.67944870877505</text:p>
          </table:table-cell>
          <table:table-cell office:value-type="float" office:value="7.67944870877505" calcext:value-type="float">
            <text:p>7.67944870877505</text:p>
          </table:table-cell>
          <table:table-cell table:number-columns-repeated="16296"/>
        </table:table-row>
        <table:table-row table:style-name="ro1" table:number-rows-repeated="1048026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ST_GRADIENT_RECOVERY" table:style-name="ta1">
        <table:table-column table:style-name="co2" table:number-columns-repeated="16384" table:default-cell-style-name="ce3"/>
        <table:table-row table:style-name="ro3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ETA</text:p>
          </table:table-cell>
          <table:table-cell table:formula="of:=[$TEST_AXISYMMETRIC_ELEM.NE2]" office:value-type="float" office:value="0" calcext:value-type="float">
            <text:p>0</text:p>
          </table:table-cell>
          <table:table-cell office:value-type="string" calcext:value-type="string">
            <text:p>MaxLength</text:p>
          </table:table-cell>
          <table:table-cell table:number-columns-repeated="16377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SQRT(([.A2]-[.$A$1])^2+([.B2]-[.$B$1])^2)" office:value-type="float" office:value="1.5" calcext:value-type="float">
            <text:p>1.5</text:p>
          </table:table-cell>
          <table:table-cell table:formula="of:=([.A2]-[.A$1])/[.$C$4]" office:value-type="float" office:value="0.3" calcext:value-type="float">
            <text:p>0.3</text:p>
          </table:table-cell>
          <table:table-cell table:formula="of:=([.B2]-[.B$1])/[.$C$4]" office:value-type="float" office:value="0" calcext:value-type="float">
            <text:p>0</text:p>
          </table:table-cell>
          <table:table-cell table:formula="of:=[$TEST_AXISYMMETRIC_ELEM.NE3]" office:value-type="float" office:value="0" calcext:value-type="float">
            <text:p>0</text:p>
          </table:table-cell>
          <table:table-cell table:formula="of:=[.C7]" office:value-type="float" office:value="2.5" calcext:value-type="float">
            <text:p>2.5</text:p>
          </table:table-cell>
          <table:table-cell table:formula="of:=([.A2]-[.$A$1])/[.$G$2]" office:value-type="float" office:value="0.6" calcext:value-type="float">
            <text:p>0.6</text:p>
          </table:table-cell>
          <table:table-cell table:formula="of:=([.B2]-[.$B$1])/[.$G$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matrix-columns-spanned="6" table:number-matrix-rows-spanned="6" table:formula="of:=MMULT(TRANSPOSE([.K2:.P8]);[.K2:.P8])"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3.96" calcext:value-type="float">
            <text:p>3.96</text:p>
          </table:table-cell>
          <table:table-cell office:value-type="float" office:value="4.32" calcext:value-type="float">
            <text:p>4.32</text:p>
          </table:table-cell>
          <table:table-cell office:value-type="float" office:value="7.04" calcext:value-type="float">
            <text:p>7.04</text:p>
          </table:table-cell>
          <table:table-cell/>
          <table:table-cell table:number-matrix-columns-spanned="1" table:number-matrix-rows-spanned="6" table:formula="of:=MMULT(TRANSPOSE([.K2:.P8]);[.F1:.F7])" office:value-type="float" office:value="23.73784449815" calcext:value-type="float">
            <text:p>23.73784449815</text:p>
          </table:table-cell>
          <table:table-cell/>
          <table:table-cell table:number-matrix-columns-spanned="1" table:number-matrix-rows-spanned="6" table:formula="of:=MMULT(TRANSPOSE([.R2:.W7]); [.Y2:.Y7])" office:value-type="float" office:value="943.964913087319" calcext:value-type="float">
            <text:p>943.964913087319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QRT(([.A3]-[.$A$1])^2+([.B3]-[.$B$1])^2)" office:value-type="float" office:value="3.60555127546399" calcext:value-type="float">
            <text:p>3.60555127546399</text:p>
          </table:table-cell>
          <table:table-cell table:formula="of:=([.A3]-[.A$1])/[.$C$4]" office:value-type="float" office:value="0.6" calcext:value-type="float">
            <text:p>0.6</text:p>
          </table:table-cell>
          <table:table-cell table:formula="of:=([.B3]-[.B$1])/[.$C$4]" office:value-type="float" office:value="0.4" calcext:value-type="float">
            <text:p>0.4</text:p>
          </table:table-cell>
          <table:table-cell table:formula="of:=[$TEST_AXISYMMETRIC_ELEM.NE11]" office:value-type="float" office:value="2.81592628003567" calcext:value-type="float">
            <text:p>2.81592628003567</text:p>
          </table:table-cell>
          <table:table-cell/>
          <table:table-cell table:formula="of:=([.A3]-[.$A$1])/[.$G$2]" office:value-type="float" office:value="1.2" calcext:value-type="float">
            <text:p>1.2</text:p>
          </table:table-cell>
          <table:table-cell table:formula="of:=([.B3]-[.$B$1])/[.$G$2]"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2]" office:value-type="float" office:value="0.6" calcext:value-type="float">
            <text:p>0.6</text:p>
          </table:table-cell>
          <table:table-cell table:formula="of:=[.$I2]" office:value-type="float" office:value="0" calcext:value-type="float">
            <text:p>0</text:p>
          </table:table-cell>
          <table:table-cell table:formula="of:=[.$H2]*[.$H2]" office:value-type="float" office:value="0.36" calcext:value-type="float">
            <text:p>0.36</text:p>
          </table:table-cell>
          <table:table-cell table:formula="of:=[.$H2]*[.$I2]" office:value-type="float" office:value="0" calcext:value-type="float">
            <text:p>0</text:p>
          </table:table-cell>
          <table:table-cell table:formula="of:=[.$I2]*[.$I2]" office:value-type="float" office:value="0" calcext:value-type="float">
            <text:p>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32" calcext:value-type="float">
            <text:p>4.32</text:p>
          </table:table-cell>
          <table:table-cell office:value-type="float" office:value="4.104" calcext:value-type="float">
            <text:p>4.104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19.5322624669114" calcext:value-type="float">
            <text:p>19.5322624669114</text:p>
          </table:table-cell>
          <table:table-cell/>
          <table:table-cell office:value-type="float" office:value="776.160993235305" calcext:value-type="float">
            <text:p>776.160993235305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QRT(([.A4]-[.$A$1])^2+([.B4]-[.$B$1])^2)" office:value-type="float" office:value="5" calcext:value-type="float">
            <text:p>5</text:p>
          </table:table-cell>
          <table:table-cell table:formula="of:=([.A4]-[.A$1])/[.$C$4]" office:value-type="float" office:value="0.6" calcext:value-type="float">
            <text:p>0.6</text:p>
          </table:table-cell>
          <table:table-cell table:formula="of:=([.B4]-[.B$1])/[.$C$4]" office:value-type="float" office:value="0.8" calcext:value-type="float">
            <text:p>0.8</text:p>
          </table:table-cell>
          <table:table-cell table:formula="of:=[$TEST_AXISYMMETRIC_ELEM.NE17]" office:value-type="float" office:value="8" calcext:value-type="float">
            <text:p>8</text:p>
          </table:table-cell>
          <table:table-cell/>
          <table:table-cell table:formula="of:=([.A4]-[.$A$1])/[.$G$2]" office:value-type="float" office:value="1.2" calcext:value-type="float">
            <text:p>1.2</text:p>
          </table:table-cell>
          <table:table-cell table:formula="of:=([.B4]-[.$B$1])/[.$G$2]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3]" office:value-type="float" office:value="1.2" calcext:value-type="float">
            <text:p>1.2</text:p>
          </table:table-cell>
          <table:table-cell table:formula="of:=[.$I3]" office:value-type="float" office:value="0.8" calcext:value-type="float">
            <text:p>0.8</text:p>
          </table:table-cell>
          <table:table-cell table:formula="of:=[.$H3]*[.$H3]" office:value-type="float" office:value="1.44" calcext:value-type="float">
            <text:p>1.44</text:p>
          </table:table-cell>
          <table:table-cell table:formula="of:=[.$H3]*[.$I3]" office:value-type="float" office:value="0.96" calcext:value-type="float">
            <text:p>0.96</text:p>
          </table:table-cell>
          <table:table-cell table:formula="of:=[.$I3]*[.$I3]" office:value-type="float" office:value="0.64" calcext:value-type="float">
            <text:p>0.6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4.32" calcext:value-type="float">
            <text:p>4.32</text:p>
          </table:table-cell>
          <table:table-cell office:value-type="float" office:value="7.04" calcext:value-type="float">
            <text:p>7.04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9.728" calcext:value-type="float">
            <text:p>9.728</text:p>
          </table:table-cell>
          <table:table-cell/>
          <table:table-cell office:value-type="float" office:value="31.79027559852" calcext:value-type="float">
            <text:p>31.79027559852</text:p>
          </table:table-cell>
          <table:table-cell/>
          <table:table-cell office:value-type="float" office:value="1128.37827094138" calcext:value-type="float">
            <text:p>1128.37827094138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SQRT(([.A5]-[.$A$1])^2+([.B5]-[.$B$1])^2)" office:value-type="float" office:value="4.27200187265877" calcext:value-type="float">
            <text:p>4.27200187265877</text:p>
          </table:table-cell>
          <table:table-cell table:formula="of:=([.A5]-[.A$1])/[.$C$4]" office:value-type="float" office:value="0.3" calcext:value-type="float">
            <text:p>0.3</text:p>
          </table:table-cell>
          <table:table-cell table:formula="of:=([.B5]-[.B$1])/[.$C$4]" office:value-type="float" office:value="0.8" calcext:value-type="float">
            <text:p>0.8</text:p>
          </table:table-cell>
          <table:table-cell table:formula="of:=[$TEST_AXISYMMETRIC_ELEM.NE16]" office:value-type="float" office:value="8" calcext:value-type="float">
            <text:p>8</text:p>
          </table:table-cell>
          <table:table-cell/>
          <table:table-cell table:formula="of:=([.A5]-[.$A$1])/[.$G$2]" office:value-type="float" office:value="0.6" calcext:value-type="float">
            <text:p>0.6</text:p>
          </table:table-cell>
          <table:table-cell table:formula="of:=([.B5]-[.$B$1])/[.$G$2]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4]" office:value-type="float" office:value="1.2" calcext:value-type="float">
            <text:p>1.2</text:p>
          </table:table-cell>
          <table:table-cell table:formula="of:=[.$I4]" office:value-type="float" office:value="1.6" calcext:value-type="float">
            <text:p>1.6</text:p>
          </table:table-cell>
          <table:table-cell table:formula="of:=[.$H4]*[.$H4]" office:value-type="float" office:value="1.44" calcext:value-type="float">
            <text:p>1.44</text:p>
          </table:table-cell>
          <table:table-cell table:formula="of:=[.$H4]*[.$I4]" office:value-type="float" office:value="1.92" calcext:value-type="float">
            <text:p>1.92</text:p>
          </table:table-cell>
          <table:table-cell table:formula="of:=[.$I4]*[.$I4]" office:value-type="float" office:value="2.56" calcext:value-type="float">
            <text:p>2.56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4.104" calcext:value-type="float">
            <text:p>4.104</text:p>
          </table:table-cell>
          <table:table-cell office:value-type="float" office:value="4.32" calcext:value-type="float">
            <text:p>4.32</text:p>
          </table:table-cell>
          <table:table-cell office:value-type="float" office:value="4.536" calcext:value-type="float">
            <text:p>4.536</text:p>
          </table:table-cell>
          <table:table-cell office:value-type="float" office:value="4.6656" calcext:value-type="float">
            <text:p>4.6656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19.5068244017725" calcext:value-type="float">
            <text:p>19.5068244017725</text:p>
          </table:table-cell>
          <table:table-cell/>
          <table:table-cell office:value-type="float" office:value="791.085096419402" calcext:value-type="float">
            <text:p>791.085096419402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QRT(([.A6]-[.$A$1])^2+([.B6]-[.$B$1])^2)" office:value-type="float" office:value="2" calcext:value-type="float">
            <text:p>2</text:p>
          </table:table-cell>
          <table:table-cell table:formula="of:=([.A6]-[.A$1])/[.$C$4]" office:value-type="float" office:value="0" calcext:value-type="float">
            <text:p>0</text:p>
          </table:table-cell>
          <table:table-cell table:formula="of:=([.B6]-[.B$1])/[.$C$4]" office:value-type="float" office:value="0.4" calcext:value-type="float">
            <text:p>0.4</text:p>
          </table:table-cell>
          <table:table-cell table:formula="of:=[$TEST_AXISYMMETRIC_ELEM.NE9]" office:value-type="float" office:value="2" calcext:value-type="float">
            <text:p>2</text:p>
          </table:table-cell>
          <table:table-cell/>
          <table:table-cell table:formula="of:=([.A6]-[.$A$1])/[.$G$2]" office:value-type="float" office:value="0" calcext:value-type="float">
            <text:p>0</text:p>
          </table:table-cell>
          <table:table-cell table:formula="of:=([.B6]-[.$B$1])/[.$G$2]"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5]" office:value-type="float" office:value="0.6" calcext:value-type="float">
            <text:p>0.6</text:p>
          </table:table-cell>
          <table:table-cell table:formula="of:=[.$I5]" office:value-type="float" office:value="1.6" calcext:value-type="float">
            <text:p>1.6</text:p>
          </table:table-cell>
          <table:table-cell table:formula="of:=[.$H5]*[.$H5]" office:value-type="float" office:value="0.36" calcext:value-type="float">
            <text:p>0.36</text:p>
          </table:table-cell>
          <table:table-cell table:formula="of:=[.$H5]*[.$I5]" office:value-type="float" office:value="0.96" calcext:value-type="float">
            <text:p>0.96</text:p>
          </table:table-cell>
          <table:table-cell table:formula="of:=[.$I5]*[.$I5]" office:value-type="float" office:value="2.56" calcext:value-type="float">
            <text:p>2.5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4.6656" calcext:value-type="float">
            <text:p>4.6656</text:p>
          </table:table-cell>
          <table:table-cell office:value-type="float" office:value="5.76" calcext:value-type="float">
            <text:p>5.76</text:p>
          </table:table-cell>
          <table:table-cell office:value-type="float" office:value="8.2944" calcext:value-type="float">
            <text:p>8.2944</text:p>
          </table:table-cell>
          <table:table-cell/>
          <table:table-cell office:value-type="float" office:value="27.1458099735291" calcext:value-type="float">
            <text:p>27.1458099735291</text:p>
          </table:table-cell>
          <table:table-cell/>
          <table:table-cell office:value-type="float" office:value="998.224076452469" calcext:value-type="float">
            <text:p>998.224076452469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SQRT(([.A7]-[.$A$1])^2+([.B7]-[.$B$1])^2)" office:value-type="float" office:value="2.5" calcext:value-type="float">
            <text:p>2.5</text:p>
          </table:table-cell>
          <table:table-cell table:formula="of:=([.A7]-[.A$1])/[.$C$4]" office:value-type="float" office:value="0.3" calcext:value-type="float">
            <text:p>0.3</text:p>
          </table:table-cell>
          <table:table-cell table:formula="of:=([.B7]-[.B$1])/[.$C$4]" office:value-type="float" office:value="0.4" calcext:value-type="float">
            <text:p>0.4</text:p>
          </table:table-cell>
          <table:table-cell table:formula="of:=[$TEST_AXISYMMETRIC_ELEM.NE10]" office:value-type="float" office:value="2.92191821811428" calcext:value-type="float">
            <text:p>2.92191821811428</text:p>
          </table:table-cell>
          <table:table-cell/>
          <table:table-cell table:formula="of:=([.A7]-[.$A$1])/[.$G$2]" office:value-type="float" office:value="0.6" calcext:value-type="float">
            <text:p>0.6</text:p>
          </table:table-cell>
          <table:table-cell table:formula="of:=([.B7]-[.$B$1])/[.$G$2]"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H6]" office:value-type="float" office:value="0" calcext:value-type="float">
            <text:p>0</text:p>
          </table:table-cell>
          <table:table-cell table:formula="of:=[.$I6]" office:value-type="float" office:value="0.8" calcext:value-type="float">
            <text:p>0.8</text:p>
          </table:table-cell>
          <table:table-cell table:formula="of:=[.$H6]*[.$H6]" office:value-type="float" office:value="0" calcext:value-type="float">
            <text:p>0</text:p>
          </table:table-cell>
          <table:table-cell table:formula="of:=[.$H6]*[.$I6]" office:value-type="float" office:value="0" calcext:value-type="float">
            <text:p>0</text:p>
          </table:table-cell>
          <table:table-cell table:formula="of:=[.$I6]*[.$I6]" office:value-type="float" office:value="0.64" calcext:value-type="float">
            <text:p>0.64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5.76" calcext:value-type="float">
            <text:p>5.76</text:p>
          </table:table-cell>
          <table:table-cell office:value-type="float" office:value="9.728" calcext:value-type="float">
            <text:p>9.728</text:p>
          </table:table-cell>
          <table:table-cell office:value-type="float" office:value="5.76" calcext:value-type="float">
            <text:p>5.76</text:p>
          </table:table-cell>
          <table:table-cell office:value-type="float" office:value="8.2944" calcext:value-type="float">
            <text:p>8.2944</text:p>
          </table:table-cell>
          <table:table-cell office:value-type="float" office:value="14.336" calcext:value-type="float">
            <text:p>14.336</text:p>
          </table:table-cell>
          <table:table-cell/>
          <table:table-cell office:value-type="float" office:value="45.912220478816" calcext:value-type="float">
            <text:p>45.912220478816</text:p>
          </table:table-cell>
          <table:table-cell/>
          <table:table-cell office:value-type="float" office:value="1584.59116568174" calcext:value-type="float">
            <text:p>1584.59116568174</text:p>
          </table:table-cell>
          <table:table-cell table:number-columns-repeated="4"/>
          <table:table-cell table:style-name="Default"/>
          <table:table-cell table:number-columns-repeated="16352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table:formula="of:=[.$H7]" office:value-type="float" office:value="0.6" calcext:value-type="float">
            <text:p>0.6</text:p>
          </table:table-cell>
          <table:table-cell table:formula="of:=[.$I7]" office:value-type="float" office:value="0.8" calcext:value-type="float">
            <text:p>0.8</text:p>
          </table:table-cell>
          <table:table-cell table:formula="of:=[.$H7]*[.$H7]" office:value-type="float" office:value="0.36" calcext:value-type="float">
            <text:p>0.36</text:p>
          </table:table-cell>
          <table:table-cell table:formula="of:=[.$H7]*[.$I7]" office:value-type="float" office:value="0.48" calcext:value-type="float">
            <text:p>0.48</text:p>
          </table:table-cell>
          <table:table-cell table:formula="of:=[.$I7]*[.$I7]" office:value-type="float" office:value="0.64" calcext:value-type="float">
            <text:p>0.64</text:p>
          </table:table-cell>
          <table:table-cell table:number-columns-repeated="16368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64" calcext:value-type="float">
            <text:p>0.64</text:p>
          </table:table-cell>
          <table:table-cell table:number-columns-repeated="10"/>
          <table:table-cell table:number-matrix-columns-spanned="6" table:number-matrix-rows-spanned="6" table:formula="of:=MINVERSE([.R2:.W7])" office:value-type="float" office:value="0.833333333333331" calcext:value-type="float">
            <text:p>0.833333333333331</text:p>
          </table:table-cell>
          <table:table-cell office:value-type="float" office:value="-1.11111111111111" calcext:value-type="float">
            <text:p>-1.11111111111111</text:p>
          </table:table-cell>
          <table:table-cell office:value-type="float" office:value="-0.833333333333329" calcext:value-type="float">
            <text:p>-0.833333333333329</text:p>
          </table:table-cell>
          <table:table-cell office:value-type="float" office:value="0" calcext:value-type="float">
            <text:p>0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Y2]" office:value-type="float" office:value="23.73784449815" calcext:value-type="float">
            <text:p>23.73784449815</text:p>
          </table:table-cell>
          <table:table-cell/>
          <table:table-cell table:number-matrix-columns-spanned="1" table:number-matrix-rows-spanned="6" table:formula="of:=MMULT([.R9:.W14];[.Y9:.Y14])" office:value-type="float" office:value="-0.135987713339084" calcext:value-type="float">
            <text:p>-0.135987713339084</text:p>
          </table:table-cell>
          <table:table-cell table:number-columns-repeated="16357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2.56" calcext:value-type="float">
            <text:p>2.56</text:p>
          </table:table-cell>
          <table:table-cell table:number-columns-repeated="10"/>
          <table:table-cell office:value-type="float" office:value="-1.1111111111111" calcext:value-type="float">
            <text:p>-1.1111111111111</text:p>
          </table:table-cell>
          <table:table-cell office:value-type="float" office:value="7.87037037037037" calcext:value-type="float">
            <text:p>7.87037037037037</text:p>
          </table:table-cell>
          <table:table-cell office:value-type="float" office:value="0.694444444444374" calcext:value-type="float">
            <text:p>0.694444444444374</text:p>
          </table:table-cell>
          <table:table-cell office:value-type="float" office:value="-6.94444444444442" calcext:value-type="float">
            <text:p>-6.94444444444442</text:p>
          </table:table-cell>
          <table:table-cell office:value-type="float" office:value="1.73611111111108" calcext:value-type="float">
            <text:p>1.73611111111108</text:p>
          </table:table-cell>
          <table:table-cell office:value-type="float" office:value="-1.30208333333328" calcext:value-type="float">
            <text:p>-1.30208333333328</text:p>
          </table:table-cell>
          <table:table-cell/>
          <table:table-cell table:formula="of:=[.Y3]" office:value-type="float" office:value="19.5322624669114" calcext:value-type="float">
            <text:p>19.5322624669114</text:p>
          </table:table-cell>
          <table:table-cell/>
          <table:table-cell office:value-type="float" office:value="1.3098841746252" calcext:value-type="float">
            <text:p>1.3098841746252</text:p>
          </table:table-cell>
          <table:table-cell table:number-columns-repeated="16357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56" calcext:value-type="float">
            <text:p>2.56</text:p>
          </table:table-cell>
          <table:table-cell table:number-columns-repeated="10"/>
          <table:table-cell office:value-type="float" office:value="-0.833333333333331" calcext:value-type="float">
            <text:p>-0.833333333333331</text:p>
          </table:table-cell>
          <table:table-cell office:value-type="float" office:value="0.694444444444402" calcext:value-type="float">
            <text:p>0.694444444444402</text:p>
          </table:table-cell>
          <table:table-cell office:value-type="float" office:value="4.42708333333329" calcext:value-type="float">
            <text:p>4.42708333333329</text:p>
          </table:table-cell>
          <table:table-cell office:value-type="float" office:value="-1.73611111111103" calcext:value-type="float">
            <text:p>-1.73611111111103</text:p>
          </table:table-cell>
          <table:table-cell office:value-type="float" office:value="1.30208333333326" calcext:value-type="float">
            <text:p>1.30208333333326</text:p>
          </table:table-cell>
          <table:table-cell office:value-type="float" office:value="-2.92968749999995" calcext:value-type="float">
            <text:p>-2.92968749999995</text:p>
          </table:table-cell>
          <table:table-cell/>
          <table:table-cell table:formula="of:=[.Y4]" office:value-type="float" office:value="31.79027559852" calcext:value-type="float">
            <text:p>31.79027559852</text:p>
          </table:table-cell>
          <table:table-cell/>
          <table:table-cell office:value-type="float" office:value="1.49236705599099" calcext:value-type="float">
            <text:p>1.49236705599099</text:p>
          </table:table-cell>
          <table:table-cell table:number-columns-repeated="16357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64" calcext:value-type="float">
            <text:p>0.64</text:p>
          </table:table-cell>
          <table:table-cell table:number-columns-repeated="10"/>
          <table:table-cell office:value-type="float" office:value="-2.99828748934264E-015" calcext:value-type="float">
            <text:p>-2.99828748934264E-15</text:p>
          </table:table-cell>
          <table:table-cell office:value-type="float" office:value="-6.94444444444443" calcext:value-type="float">
            <text:p>-6.94444444444443</text:p>
          </table:table-cell>
          <table:table-cell office:value-type="float" office:value="-1.73611111111099" calcext:value-type="float">
            <text:p>-1.73611111111099</text:p>
          </table:table-cell>
          <table:table-cell office:value-type="float" office:value="11.574074074074" calcext:value-type="float">
            <text:p>11.574074074074</text:p>
          </table:table-cell>
          <table:table-cell office:value-type="float" office:value="-8.68055555555544" calcext:value-type="float">
            <text:p>-8.68055555555544</text:p>
          </table:table-cell>
          <table:table-cell office:value-type="float" office:value="4.34027777777766" calcext:value-type="float">
            <text:p>4.34027777777766</text:p>
          </table:table-cell>
          <table:table-cell/>
          <table:table-cell table:formula="of:=[.Y5]" office:value-type="float" office:value="19.5068244017725" calcext:value-type="float">
            <text:p>19.5068244017725</text:p>
          </table:table-cell>
          <table:table-cell/>
          <table:table-cell office:value-type="float" office:value="-1.42765299471237" calcext:value-type="float">
            <text:p>-1.42765299471237</text:p>
          </table:table-cell>
          <table:table-cell table:number-columns-repeated="16357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0.64" calcext:value-type="float">
            <text:p>0.64</text:p>
          </table:table-cell>
          <table:table-cell table:number-columns-repeated="10"/>
          <table:table-cell office:value-type="float" office:value="1.04166666666666" calcext:value-type="float">
            <text:p>1.04166666666666</text:p>
          </table:table-cell>
          <table:table-cell office:value-type="float" office:value="1.73611111111109" calcext:value-type="float">
            <text:p>1.73611111111109</text:p>
          </table:table-cell>
          <table:table-cell office:value-type="float" office:value="1.30208333333324" calcext:value-type="float">
            <text:p>1.30208333333324</text:p>
          </table:table-cell>
          <table:table-cell office:value-type="float" office:value="-8.68055555555544" calcext:value-type="float">
            <text:p>-8.68055555555544</text:p>
          </table:table-cell>
          <table:table-cell office:value-type="float" office:value="10.8506944444443" calcext:value-type="float">
            <text:p>10.8506944444443</text:p>
          </table:table-cell>
          <table:table-cell office:value-type="float" office:value="-4.8828124999999" calcext:value-type="float">
            <text:p>-4.8828124999999</text:p>
          </table:table-cell>
          <table:table-cell/>
          <table:table-cell table:formula="of:=[.Y6]" office:value-type="float" office:value="27.1458099735291" calcext:value-type="float">
            <text:p>27.1458099735291</text:p>
          </table:table-cell>
          <table:table-cell/>
          <table:table-cell office:value-type="float" office:value="1.07073974603412" calcext:value-type="float">
            <text:p>1.07073974603412</text:p>
          </table:table-cell>
          <table:table-cell table:number-columns-repeated="1635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-0" calcext:value-type="float">
            <text:p>0</text:p>
          </table:table-cell>
          <table:table-cell office:value-type="float" office:value="-1.3020833333333" calcext:value-type="float">
            <text:p>-1.3020833333333</text:p>
          </table:table-cell>
          <table:table-cell office:value-type="float" office:value="-2.92968749999994" calcext:value-type="float">
            <text:p>-2.92968749999994</text:p>
          </table:table-cell>
          <table:table-cell office:value-type="float" office:value="4.34027777777769" calcext:value-type="float">
            <text:p>4.34027777777769</text:p>
          </table:table-cell>
          <table:table-cell office:value-type="float" office:value="-4.88281249999991" calcext:value-type="float">
            <text:p>-4.88281249999991</text:p>
          </table:table-cell>
          <table:table-cell office:value-type="float" office:value="3.66210937499993" calcext:value-type="float">
            <text:p>3.66210937499993</text:p>
          </table:table-cell>
          <table:table-cell/>
          <table:table-cell table:formula="of:=[.Y7]" office:value-type="float" office:value="45.912220478816" calcext:value-type="float">
            <text:p>45.912220478816</text:p>
          </table:table-cell>
          <table:table-cell/>
          <table:table-cell office:value-type="float" office:value="1.68450278419653" calcext:value-type="float">
            <text:p>1.68450278419653</text:p>
          </table:table-cell>
          <table:table-cell table:number-columns-repeated="1635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matrix-columns-spanned="6" table:number-matrix-rows-spanned="6" table:formula="of:=MMULT(TRANSPOSE([.B9:.G15]);[.B9:.G15])"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office:value-type="float" office:value="3.96" calcext:value-type="float">
            <text:p>3.96</text:p>
          </table:table-cell>
          <table:table-cell office:value-type="float" office:value="4.32" calcext:value-type="float">
            <text:p>4.32</text:p>
          </table:table-cell>
          <table:table-cell office:value-type="float" office:value="7.04" calcext:value-type="float">
            <text:p>7.04</text:p>
          </table:table-cell>
          <table:table-cell/>
          <table:table-cell table:formula="of:=[.Y4]" office:value-type="float" office:value="31.79027559852" calcext:value-type="float">
            <text:p>31.79027559852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32" calcext:value-type="float">
            <text:p>4.32</text:p>
          </table:table-cell>
          <table:table-cell office:value-type="float" office:value="4.104" calcext:value-type="float">
            <text:p>4.104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table:number-columns-repeated="10"/>
          <table:table-cell table:formula="of:=[.K2]" office:value-type="float" office:value="1" calcext:value-type="float">
            <text:p>1</text:p>
          </table:table-cell>
          <table:table-cell table:formula="of:=[.L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0" calcext:value-type="float">
            <text:p>0</text:p>
          </table:table-cell>
          <table:table-cell/>
          <table:table-cell table:number-matrix-columns-spanned="6" table:number-matrix-rows-spanned="6" table:formula="of:=MINVERSE(MMULT(TRANSPOSE([.R18:.W24]);[.R18:.W24]))" office:value-type="float" office:value="0.833333333333331" calcext:value-type="float">
            <text:p>0.833333333333331</text:p>
          </table:table-cell>
          <table:table-cell office:value-type="float" office:value="-1.11111111111111" calcext:value-type="float">
            <text:p>-1.11111111111111</text:p>
          </table:table-cell>
          <table:table-cell office:value-type="float" office:value="-0.833333333333329" calcext:value-type="float">
            <text:p>-0.833333333333329</text:p>
          </table:table-cell>
          <table:table-cell office:value-type="float" office:value="0" calcext:value-type="float">
            <text:p>0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7" table:number-matrix-rows-spanned="6" table:formula="of:=MMULT([.Y18:.AD23];TRANSPOSE([.R18:.W24]))" office:value-type="float" office:value="0.833333333333331" calcext:value-type="float">
            <text:p>0.833333333333331</text:p>
          </table:table-cell>
          <table:table-cell office:value-type="float" office:value="0.166666666666668" calcext:value-type="float">
            <text:p>0.166666666666668</text:p>
          </table:table-cell>
          <table:table-cell office:value-type="float" office:value="-0.166666666666659" calcext:value-type="float">
            <text:p>-0.166666666666659</text:p>
          </table:table-cell>
          <table:table-cell office:value-type="float" office:value="0.166666666666678" calcext:value-type="float">
            <text:p>0.166666666666678</text:p>
          </table:table-cell>
          <table:table-cell office:value-type="float" office:value="-0.166666666666658" calcext:value-type="float">
            <text:p>-0.166666666666658</text:p>
          </table:table-cell>
          <table:table-cell office:value-type="float" office:value="0.166666666666668" calcext:value-type="float">
            <text:p>0.166666666666668</text:p>
          </table:table-cell>
          <table:table-cell office:value-type="float" office:value="4.77395900588817E-015" calcext:value-type="float">
            <text:p>4.77395900588817E-15</text:p>
          </table:table-cell>
          <table:table-cell/>
          <table:table-cell table:formula="of:=[.F1]" office:value-type="float" office:value="0" calcext:value-type="float">
            <text:p>0</text:p>
          </table:table-cell>
          <table:table-cell/>
          <table:table-cell table:number-matrix-columns-spanned="1" table:number-matrix-rows-spanned="1" table:formula="of:=MMULT([.AF18:.AL23];[.AN18:.AN23])" office:value-type="string" office:string-value="" calcext:value-type="error">
            <text:p>Err:502</text:p>
          </table:table-cell>
          <table:table-cell table:number-columns-repeated="16342"/>
        </table:table-row>
        <table:table-row table:style-name="ro3">
          <table:table-cell/>
          <table:table-cell office:value-type="float" office:value="5.6" calcext:value-type="float">
            <text:p>5.6</text:p>
          </table:table-cell>
          <table:table-cell office:value-type="float" office:value="4.32" calcext:value-type="float">
            <text:p>4.32</text:p>
          </table:table-cell>
          <table:table-cell office:value-type="float" office:value="7.04" calcext:value-type="float">
            <text:p>7.04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9.728" calcext:value-type="float">
            <text:p>9.728</text:p>
          </table:table-cell>
          <table:table-cell table:number-columns-repeated="10"/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0.6" calcext:value-type="float">
            <text:p>0.6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.36" calcext:value-type="float">
            <text:p>0.36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/>
          <table:table-cell office:value-type="float" office:value="-1.1111111111111" calcext:value-type="float">
            <text:p>-1.1111111111111</text:p>
          </table:table-cell>
          <table:table-cell office:value-type="float" office:value="7.87037037037037" calcext:value-type="float">
            <text:p>7.87037037037037</text:p>
          </table:table-cell>
          <table:table-cell office:value-type="float" office:value="0.694444444444374" calcext:value-type="float">
            <text:p>0.694444444444374</text:p>
          </table:table-cell>
          <table:table-cell office:value-type="float" office:value="-6.94444444444442" calcext:value-type="float">
            <text:p>-6.94444444444442</text:p>
          </table:table-cell>
          <table:table-cell office:value-type="float" office:value="1.73611111111108" calcext:value-type="float">
            <text:p>1.73611111111108</text:p>
          </table:table-cell>
          <table:table-cell office:value-type="float" office:value="-1.30208333333328" calcext:value-type="float">
            <text:p>-1.30208333333328</text:p>
          </table:table-cell>
          <table:table-cell/>
          <table:table-cell office:value-type="float" office:value="-1.1111111111111" calcext:value-type="float">
            <text:p>-1.1111111111111</text:p>
          </table:table-cell>
          <table:table-cell office:value-type="float" office:value="1.11111111111113" calcext:value-type="float">
            <text:p>1.11111111111113</text:p>
          </table:table-cell>
          <table:table-cell office:value-type="float" office:value="-0.277777777777784" calcext:value-type="float">
            <text:p>-0.277777777777784</text:p>
          </table:table-cell>
          <table:table-cell office:value-type="float" office:value="-0.555555555555538" calcext:value-type="float">
            <text:p>-0.555555555555538</text:p>
          </table:table-cell>
          <table:table-cell office:value-type="float" office:value="0.555555555555576" calcext:value-type="float">
            <text:p>0.555555555555576</text:p>
          </table:table-cell>
          <table:table-cell office:value-type="float" office:value="-1.3888888888889" calcext:value-type="float">
            <text:p>-1.3888888888889</text:p>
          </table:table-cell>
          <table:table-cell office:value-type="float" office:value="1.66666666666665" calcext:value-type="float">
            <text:p>1.66666666666665</text:p>
          </table:table-cell>
          <table:table-cell/>
          <table:table-cell table:formula="of:=[.F2]" office:value-type="float" office:value="0" calcext:value-type="float">
            <text:p>0</text:p>
          </table:table-cell>
          <table:table-cell table:number-columns-repeated="16344"/>
        </table:table-row>
        <table:table-row table:style-name="ro3">
          <table:table-cell/>
          <table:table-cell office:value-type="float" office:value="3.96" calcext:value-type="float">
            <text:p>3.96</text:p>
          </table:table-cell>
          <table:table-cell office:value-type="float" office:value="4.104" calcext:value-type="float">
            <text:p>4.104</text:p>
          </table:table-cell>
          <table:table-cell office:value-type="float" office:value="4.32" calcext:value-type="float">
            <text:p>4.32</text:p>
          </table:table-cell>
          <table:table-cell office:value-type="float" office:value="4.536" calcext:value-type="float">
            <text:p>4.536</text:p>
          </table:table-cell>
          <table:table-cell office:value-type="float" office:value="4.6656" calcext:value-type="float">
            <text:p>4.6656</text:p>
          </table:table-cell>
          <table:table-cell office:value-type="float" office:value="5.76" calcext:value-type="float">
            <text:p>5.76</text:p>
          </table:table-cell>
          <table:table-cell table:number-columns-repeated="10"/>
          <table:table-cell table:formula="of:=[.K4]" office:value-type="float" office:value="1" calcext:value-type="float">
            <text:p>1</text:p>
          </table:table-cell>
          <table:table-cell table:formula="of:=[.L4]" office:value-type="float" office:value="1.2" calcext:value-type="float">
            <text:p>1.2</text:p>
          </table:table-cell>
          <table:table-cell table:formula="of:=[.M4]" office:value-type="float" office:value="0.8" calcext:value-type="float">
            <text:p>0.8</text:p>
          </table:table-cell>
          <table:table-cell table:formula="of:=[.N4]" office:value-type="float" office:value="1.44" calcext:value-type="float">
            <text:p>1.44</text:p>
          </table:table-cell>
          <table:table-cell table:formula="of:=[.O4]" office:value-type="float" office:value="0.96" calcext:value-type="float">
            <text:p>0.96</text:p>
          </table:table-cell>
          <table:table-cell table:formula="of:=[.P4]" office:value-type="float" office:value="0.64" calcext:value-type="float">
            <text:p>0.64</text:p>
          </table:table-cell>
          <table:table-cell/>
          <table:table-cell office:value-type="float" office:value="-0.833333333333331" calcext:value-type="float">
            <text:p>-0.833333333333331</text:p>
          </table:table-cell>
          <table:table-cell office:value-type="float" office:value="0.694444444444402" calcext:value-type="float">
            <text:p>0.694444444444402</text:p>
          </table:table-cell>
          <table:table-cell office:value-type="float" office:value="4.42708333333329" calcext:value-type="float">
            <text:p>4.42708333333329</text:p>
          </table:table-cell>
          <table:table-cell office:value-type="float" office:value="-1.73611111111103" calcext:value-type="float">
            <text:p>-1.73611111111103</text:p>
          </table:table-cell>
          <table:table-cell office:value-type="float" office:value="1.30208333333326" calcext:value-type="float">
            <text:p>1.30208333333326</text:p>
          </table:table-cell>
          <table:table-cell office:value-type="float" office:value="-2.92968749999995" calcext:value-type="float">
            <text:p>-2.92968749999995</text:p>
          </table:table-cell>
          <table:table-cell/>
          <table:table-cell office:value-type="float" office:value="-0.833333333333331" calcext:value-type="float">
            <text:p>-0.833333333333331</text:p>
          </table:table-cell>
          <table:table-cell office:value-type="float" office:value="-1.04166666666666" calcext:value-type="float">
            <text:p>-1.04166666666666</text:p>
          </table:table-cell>
          <table:table-cell office:value-type="float" office:value="0.41666666666667" calcext:value-type="float">
            <text:p>0.41666666666667</text:p>
          </table:table-cell>
          <table:table-cell office:value-type="float" office:value="-0.416666666666667" calcext:value-type="float">
            <text:p>-0.416666666666667</text:p>
          </table:table-cell>
          <table:table-cell office:value-type="float" office:value="-0.208333333333332" calcext:value-type="float">
            <text:p>-0.208333333333332</text:p>
          </table:table-cell>
          <table:table-cell office:value-type="float" office:value="0.833333333333334" calcext:value-type="float">
            <text:p>0.833333333333334</text:p>
          </table:table-cell>
          <table:table-cell office:value-type="float" office:value="1.24999999999997" calcext:value-type="float">
            <text:p>1.24999999999997</text:p>
          </table:table-cell>
          <table:table-cell/>
          <table:table-cell table:formula="of:=[.F3]" office:value-type="float" office:value="2.81592628003567" calcext:value-type="float">
            <text:p>2.81592628003567</text:p>
          </table:table-cell>
          <table:table-cell table:number-columns-repeated="16344"/>
        </table:table-row>
        <table:table-row table:style-name="ro3">
          <table:table-cell/>
          <table:table-cell office:value-type="float" office:value="4.32" calcext:value-type="float">
            <text:p>4.32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4.6656" calcext:value-type="float">
            <text:p>4.6656</text:p>
          </table:table-cell>
          <table:table-cell office:value-type="float" office:value="5.76" calcext:value-type="float">
            <text:p>5.76</text:p>
          </table:table-cell>
          <table:table-cell office:value-type="float" office:value="8.2944" calcext:value-type="float">
            <text:p>8.2944</text:p>
          </table:table-cell>
          <table:table-cell table:number-columns-repeated="10"/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.2" calcext:value-type="float">
            <text:p>1.2</text:p>
          </table:table-cell>
          <table:table-cell table:formula="of:=[.M5]" office:value-type="float" office:value="1.6" calcext:value-type="float">
            <text:p>1.6</text:p>
          </table:table-cell>
          <table:table-cell table:formula="of:=[.N5]" office:value-type="float" office:value="1.44" calcext:value-type="float">
            <text:p>1.44</text:p>
          </table:table-cell>
          <table:table-cell table:formula="of:=[.O5]" office:value-type="float" office:value="1.92" calcext:value-type="float">
            <text:p>1.92</text:p>
          </table:table-cell>
          <table:table-cell table:formula="of:=[.P5]" office:value-type="float" office:value="2.56" calcext:value-type="float">
            <text:p>2.56</text:p>
          </table:table-cell>
          <table:table-cell/>
          <table:table-cell office:value-type="float" office:value="-2.99828748934264E-015" calcext:value-type="float">
            <text:p>-2.99828748934264E-15</text:p>
          </table:table-cell>
          <table:table-cell office:value-type="float" office:value="-6.94444444444443" calcext:value-type="float">
            <text:p>-6.94444444444443</text:p>
          </table:table-cell>
          <table:table-cell office:value-type="float" office:value="-1.73611111111099" calcext:value-type="float">
            <text:p>-1.73611111111099</text:p>
          </table:table-cell>
          <table:table-cell office:value-type="float" office:value="11.574074074074" calcext:value-type="float">
            <text:p>11.574074074074</text:p>
          </table:table-cell>
          <table:table-cell office:value-type="float" office:value="-8.68055555555544" calcext:value-type="float">
            <text:p>-8.68055555555544</text:p>
          </table:table-cell>
          <table:table-cell office:value-type="float" office:value="4.34027777777766" calcext:value-type="float">
            <text:p>4.34027777777766</text:p>
          </table:table-cell>
          <table:table-cell/>
          <table:table-cell office:value-type="float" office:value="-2.99828748934264E-015" calcext:value-type="float">
            <text:p>-2.99828748934264E-15</text:p>
          </table:table-cell>
          <table:table-cell office:value-type="float" office:value="-0.0000000000000296436400803464" calcext:value-type="float">
            <text:p>-2.96436400803464E-14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8888888888891" calcext:value-type="float">
            <text:p>1.38888888888891</text:p>
          </table:table-cell>
          <table:table-cell office:value-type="float" office:value="-2.77777777777773" calcext:value-type="float">
            <text:p>-2.77777777777773</text:p>
          </table:table-cell>
          <table:table-cell/>
          <table:table-cell table:formula="of:=[.F4]" office:value-type="float" office:value="8" calcext:value-type="float">
            <text:p>8</text:p>
          </table:table-cell>
          <table:table-cell table:number-columns-repeated="16344"/>
        </table:table-row>
        <table:table-row table:style-name="ro3">
          <table:table-cell/>
          <table:table-cell office:value-type="float" office:value="7.04" calcext:value-type="float">
            <text:p>7.04</text:p>
          </table:table-cell>
          <table:table-cell office:value-type="float" office:value="5.76" calcext:value-type="float">
            <text:p>5.76</text:p>
          </table:table-cell>
          <table:table-cell office:value-type="float" office:value="9.728" calcext:value-type="float">
            <text:p>9.728</text:p>
          </table:table-cell>
          <table:table-cell office:value-type="float" office:value="5.76" calcext:value-type="float">
            <text:p>5.76</text:p>
          </table:table-cell>
          <table:table-cell office:value-type="float" office:value="8.2944" calcext:value-type="float">
            <text:p>8.2944</text:p>
          </table:table-cell>
          <table:table-cell office:value-type="float" office:value="14.336" calcext:value-type="float">
            <text:p>14.336</text:p>
          </table:table-cell>
          <table:table-cell table:number-columns-repeated="10"/>
          <table:table-cell table:formula="of:=[.K6]" office:value-type="float" office:value="1" calcext:value-type="float">
            <text:p>1</text:p>
          </table:table-cell>
          <table:table-cell table:formula="of:=[.L6]" office:value-type="float" office:value="0.6" calcext:value-type="float">
            <text:p>0.6</text:p>
          </table:table-cell>
          <table:table-cell table:formula="of:=[.M6]" office:value-type="float" office:value="1.6" calcext:value-type="float">
            <text:p>1.6</text:p>
          </table:table-cell>
          <table:table-cell table:formula="of:=[.N6]" office:value-type="float" office:value="0.36" calcext:value-type="float">
            <text:p>0.36</text:p>
          </table:table-cell>
          <table:table-cell table:formula="of:=[.O6]" office:value-type="float" office:value="0.96" calcext:value-type="float">
            <text:p>0.96</text:p>
          </table:table-cell>
          <table:table-cell table:formula="of:=[.P6]" office:value-type="float" office:value="2.56" calcext:value-type="float">
            <text:p>2.56</text:p>
          </table:table-cell>
          <table:table-cell/>
          <table:table-cell office:value-type="float" office:value="1.04166666666666" calcext:value-type="float">
            <text:p>1.04166666666666</text:p>
          </table:table-cell>
          <table:table-cell office:value-type="float" office:value="1.73611111111109" calcext:value-type="float">
            <text:p>1.73611111111109</text:p>
          </table:table-cell>
          <table:table-cell office:value-type="float" office:value="1.30208333333324" calcext:value-type="float">
            <text:p>1.30208333333324</text:p>
          </table:table-cell>
          <table:table-cell office:value-type="float" office:value="-8.68055555555544" calcext:value-type="float">
            <text:p>-8.68055555555544</text:p>
          </table:table-cell>
          <table:table-cell office:value-type="float" office:value="10.8506944444443" calcext:value-type="float">
            <text:p>10.8506944444443</text:p>
          </table:table-cell>
          <table:table-cell office:value-type="float" office:value="-4.8828124999999" calcext:value-type="float">
            <text:p>-4.8828124999999</text:p>
          </table:table-cell>
          <table:table-cell/>
          <table:table-cell office:value-type="float" office:value="1.04166666666666" calcext:value-type="float">
            <text:p>1.04166666666666</text:p>
          </table:table-cell>
          <table:table-cell office:value-type="float" office:value="-1.04166666666664" calcext:value-type="float">
            <text:p>-1.04166666666664</text:p>
          </table:table-cell>
          <table:table-cell office:value-type="float" office:value="-1.04166666666667" calcext:value-type="float">
            <text:p>-1.04166666666667</text:p>
          </table:table-cell>
          <table:table-cell office:value-type="float" office:value="1.04166666666666" calcext:value-type="float">
            <text:p>1.04166666666666</text:p>
          </table:table-cell>
          <table:table-cell office:value-type="float" office:value="-1.04166666666666" calcext:value-type="float">
            <text:p>-1.04166666666666</text:p>
          </table:table-cell>
          <table:table-cell office:value-type="float" office:value="-1.04166666666668" calcext:value-type="float">
            <text:p>-1.04166666666668</text:p>
          </table:table-cell>
          <table:table-cell office:value-type="float" office:value="2.08333333333329" calcext:value-type="float">
            <text:p>2.08333333333329</text:p>
          </table:table-cell>
          <table:table-cell/>
          <table:table-cell table:formula="of:=[.F5]" office:value-type="float" office:value="8" calcext:value-type="float">
            <text:p>8</text:p>
          </table:table-cell>
          <table:table-cell table:number-columns-repeated="16344"/>
        </table:table-row>
        <table:table-row table:style-name="ro3">
          <table:table-cell table:number-columns-repeated="17"/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0" calcext:value-type="float">
            <text:p>0</text:p>
          </table:table-cell>
          <table:table-cell table:formula="of:=[.M7]" office:value-type="float" office:value="0.8" calcext:value-type="float">
            <text:p>0.8</text:p>
          </table:table-cell>
          <table:table-cell table:formula="of:=[.N7]" office:value-type="float" office:value="0" calcext:value-type="float">
            <text:p>0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.64" calcext:value-type="float">
            <text:p>0.64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1.3020833333333" calcext:value-type="float">
            <text:p>-1.3020833333333</text:p>
          </table:table-cell>
          <table:table-cell office:value-type="float" office:value="-2.92968749999994" calcext:value-type="float">
            <text:p>-2.92968749999994</text:p>
          </table:table-cell>
          <table:table-cell office:value-type="float" office:value="4.34027777777769" calcext:value-type="float">
            <text:p>4.34027777777769</text:p>
          </table:table-cell>
          <table:table-cell office:value-type="float" office:value="-4.88281249999991" calcext:value-type="float">
            <text:p>-4.88281249999991</text:p>
          </table:table-cell>
          <table:table-cell office:value-type="float" office:value="3.66210937499993" calcext:value-type="float">
            <text:p>3.66210937499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1249999999987" calcext:value-type="float">
            <text:p>0.78124999999998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1249999999996" calcext:value-type="float">
            <text:p>0.781249999999996</text:p>
          </table:table-cell>
          <table:table-cell office:value-type="float" office:value="0" calcext:value-type="float">
            <text:p>0</text:p>
          </table:table-cell>
          <table:table-cell office:value-type="float" office:value="-1.56249999999996" calcext:value-type="float">
            <text:p>-1.56249999999996</text:p>
          </table:table-cell>
          <table:table-cell/>
          <table:table-cell table:formula="of:=[.F6]" office:value-type="float" office:value="2" calcext:value-type="float">
            <text:p>2</text:p>
          </table:table-cell>
          <table:table-cell table:number-columns-repeated="16344"/>
        </table:table-row>
        <table:table-row table:style-name="ro3">
          <table:table-cell table:number-columns-repeated="17"/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0.6" calcext:value-type="float">
            <text:p>0.6</text:p>
          </table:table-cell>
          <table:table-cell table:formula="of:=[.M8]" office:value-type="float" office:value="0.8" calcext:value-type="float">
            <text:p>0.8</text:p>
          </table:table-cell>
          <table:table-cell table:formula="of:=[.N8]" office:value-type="float" office:value="0.36" calcext:value-type="float">
            <text:p>0.36</text:p>
          </table:table-cell>
          <table:table-cell table:formula="of:=[.O8]" office:value-type="float" office:value="0.48" calcext:value-type="float">
            <text:p>0.48</text:p>
          </table:table-cell>
          <table:table-cell table:formula="of:=[.P8]" office:value-type="float" office:value="0.64" calcext:value-type="float">
            <text:p>0.64</text:p>
          </table:table-cell>
          <table:table-cell table:number-columns-repeated="16361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_BETTER_DIRICHLET_HANDLER_APPROACH" table:style-name="ta1">
        <table:table-column table:style-name="co1" table:number-columns-repeated="45" table:default-cell-style-name="ce1"/>
        <table:table-column table:style-name="co3" table:default-cell-style-name="ce1"/>
        <table:table-column table:style-name="co1" table:number-columns-repeated="328" table:default-cell-style-name="ce1"/>
        <table:table-column table:style-name="co2" table:default-cell-style-name="ce1"/>
        <table:table-column table:style-name="co1" table:number-columns-repeated="15996" table:default-cell-style-name="ce1"/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_cen</text:p>
          </table:table-cell>
          <table:table-cell table:number-columns-repeated="4"/>
          <table:table-cell office:value-type="string" calcext:value-type="string">
            <text:p>c1c1</text:p>
          </table:table-cell>
          <table:table-cell office:value-type="string" calcext:value-type="string">
            <text:p>c1c2</text:p>
          </table:table-cell>
          <table:table-cell office:value-type="string" calcext:value-type="string">
            <text:p>c1c3</text:p>
          </table:table-cell>
          <table:table-cell office:value-type="string" calcext:value-type="string">
            <text:p>c2c2</text:p>
          </table:table-cell>
          <table:table-cell office:value-type="string" calcext:value-type="string">
            <text:p>c2c3</text:p>
          </table:table-cell>
          <table:table-cell office:value-type="string" calcext:value-type="string">
            <text:p>c3c3</text:p>
          </table:table-cell>
          <table:table-cell table:number-columns-repeated="18"/>
          <table:table-cell office:value-type="string" calcext:value-type="string">
            <text:p>Bound</text:p>
          </table:table-cell>
          <table:table-cell/>
          <table:table-cell office:value-type="string" calcext:value-type="string">
            <text:p>Boud’</text:p>
          </table:table-cell>
          <table:table-cell table:number-columns-repeated="49"/>
          <table:table-cell table:style-name="ce2"/>
          <table:table-cell table:number-columns-repeated="162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D2]*[.E2]-[.F2]*[.C2]" office:value-type="float" office:value="-3" calcext:value-type="float">
            <text:p>-3</text:p>
          </table:table-cell>
          <table:table-cell table:formula="of:=[.F2]*[.A2]-[.B2]*[.E2]" office:value-type="float" office:value="0" calcext:value-type="float">
            <text:p>0</text:p>
          </table:table-cell>
          <table:table-cell table:formula="of:=[.B2]*[.C2]-[.D2]*[.A2]"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E2]-[.A2]" office:value-type="float" office:value="1.5" calcext:value-type="float">
            <text:p>1.5</text:p>
          </table:table-cell>
          <table:table-cell table:formula="of:=[.A2]-[.C2]" office:value-type="float" office:value="-1.5" calcext:value-type="float">
            <text:p>-1.5</text:p>
          </table:table-cell>
          <table:table-cell table:formula="of:=[.F2]-[.B2]" office:value-type="float" office:value="2" calcext:value-type="float">
            <text:p>2</text:p>
          </table:table-cell>
          <table:table-cell table:formula="of:=[.B2]-[.F2]" office:value-type="float" office:value="-2" calcext:value-type="float">
            <text:p>-2</text:p>
          </table:table-cell>
          <table:table-cell table:formula="of:=[.D2]-[.B2]" office:value-type="float" office:value="0" calcext:value-type="float">
            <text:p>0</text:p>
          </table:table-cell>
          <table:table-cell table:formula="of:=0.5*([.A2]*([.D2]-[.F2]) + [.C2]*([.F2]-[.B2]) + [.E2]*([.B2]-[.D2]))" office:value-type="float" office:value="1.5" calcext:value-type="float">
            <text:p>1.5</text:p>
          </table:table-cell>
          <table:table-cell table:formula="of:=([.B2]+[.D2]+[.F2])/3" office:value-type="float" office:value="0.666666666666667" calcext:value-type="float">
            <text:p>0.666666666666667</text:p>
          </table:table-cell>
          <table:table-cell table:number-columns-repeated="4"/>
          <table:table-cell table:formula="of:=[.J2]*[.J2]+[.M2]*[.M2]" office:value-type="float" office:value="4" calcext:value-type="float">
            <text:p>4</text:p>
          </table:table-cell>
          <table:table-cell table:formula="of:=[.J2]*[.K2]+[.M2]*[.N2]" office:value-type="float" office:value="-4" calcext:value-type="float">
            <text:p>-4</text:p>
          </table:table-cell>
          <table:table-cell table:formula="of:=[.J2]*[.L2]+[.M2]*[.O2]" office:value-type="float" office:value="0" calcext:value-type="float">
            <text:p>0</text:p>
          </table:table-cell>
          <table:table-cell table:formula="of:=[.K2]*[.K2]+[.N2]*[.N2]" office:value-type="float" office:value="6.25" calcext:value-type="float">
            <text:p>6.25</text:p>
          </table:table-cell>
          <table:table-cell table:formula="of:=[.K2]*[.L2]+[.N2]*[.O2]" office:value-type="float" office:value="-2.25" calcext:value-type="float">
            <text:p>-2.25</text:p>
          </table:table-cell>
          <table:table-cell table:formula="of:=[.L2]*[.L2]+[.O2]*[.O2]" office:value-type="float" office:value="2.25" calcext:value-type="float">
            <text:p>2.25</text:p>
          </table:table-cell>
          <table:table-cell table:formula="of:=PI()*[.$Q2]/(2*[.$P2])*[.V2]" office:value-type="float" office:value="2.79252680319093" calcext:value-type="float">
            <text:p>2.79252680319093</text:p>
          </table:table-cell>
          <table:table-cell table:formula="of:=PI()*[.$Q2]/(2*[.$P2])*[.W2]" office:value-type="float" office:value="-2.79252680319093" calcext:value-type="float">
            <text:p>-2.79252680319093</text:p>
          </table:table-cell>
          <table:table-cell table:formula="of:=PI()*[.$Q2]/(2*[.$P2])*[.X2]" office:value-type="float" office:value="0" calcext:value-type="float">
            <text:p>0</text:p>
          </table:table-cell>
          <table:table-cell table:formula="of:=PI()*[.$Q2]/(2*[.$P2])*[.Y2]" office:value-type="float" office:value="4.36332312998582" calcext:value-type="float">
            <text:p>4.36332312998582</text:p>
          </table:table-cell>
          <table:table-cell table:formula="of:=PI()*[.$Q2]/(2*[.$P2])*[.Z2]" office:value-type="float" office:value="-1.5707963267949" calcext:value-type="float">
            <text:p>-1.5707963267949</text:p>
          </table:table-cell>
          <table:table-cell table:formula="of:=PI()*[.$Q2]/(2*[.$P2])*[.AA2]" office:value-type="float" office:value="1.5707963267949" calcext:value-type="float">
            <text:p>1.5707963267949</text:p>
          </table:table-cell>
          <table:table-cell/>
          <table:table-cell table:formula="of:=[.AB2]" office:value-type="float" office:value="2.79252680319093" calcext:value-type="float">
            <text:p>2.79252680319093</text:p>
          </table:table-cell>
          <table:table-cell table:formula="of:=[.AC2]" office:value-type="float" office:value="-2.79252680319093" calcext:value-type="float">
            <text:p>-2.79252680319093</text:p>
          </table:table-cell>
          <table:table-cell table:formula="of:=[.AD2]" office:value-type="float" office:value="0" calcext:value-type="float">
            <text:p>0</text:p>
          </table:table-cell>
          <table:table-cell table:formula="of:=[.AE2]" office:value-type="float" office:value="4.36332312998582" calcext:value-type="float">
            <text:p>4.36332312998582</text:p>
          </table:table-cell>
          <table:table-cell table:formula="of:=[.AF2]" office:value-type="float" office:value="-1.5707963267949" calcext:value-type="float">
            <text:p>-1.5707963267949</text:p>
          </table:table-cell>
          <table:table-cell table:formula="of:=[.AG2]" office:value-type="float" office:value="1.5707963267949" calcext:value-type="float">
            <text:p>1.5707963267949</text:p>
          </table:table-cell>
          <table:table-cell/>
          <table:table-cell table:formula="of:=[.AI2]" office:value-type="float" office:value="2.79252680319093" calcext:value-type="float">
            <text:p>2.79252680319093</text:p>
          </table:table-cell>
          <table:table-cell table:formula="of:=[.AJ2]" office:value-type="float" office:value="-2.79252680319093" calcext:value-type="float">
            <text:p>-2.79252680319093</text:p>
          </table:table-cell>
          <table:table-cell table:formula="of:=[.A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-" office:value-type="string" office:string-value="" calcext:value-type="error">
            <text:p>Err:5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3]*[.E3]-[.F3]*[.C3]" office:value-type="float" office:value="-3" calcext:value-type="float">
            <text:p>-3</text:p>
          </table:table-cell>
          <table:table-cell table:formula="of:=[.F3]*[.A3]-[.B3]*[.E3]" office:value-type="float" office:value="0" calcext:value-type="float">
            <text:p>0</text:p>
          </table:table-cell>
          <table:table-cell table:formula="of:=[.B3]*[.C3]-[.D3]*[.A3]" office:value-type="float" office:value="0" calcext:value-type="float">
            <text:p>0</text:p>
          </table:table-cell>
          <table:table-cell table:formula="of:=[.C3]-[.E3]" office:value-type="float" office:value="1.5" calcext:value-type="float">
            <text:p>1.5</text:p>
          </table:table-cell>
          <table:table-cell table:formula="of:=[.E3]-[.A3]" office:value-type="float" office:value="0" calcext:value-type="float">
            <text:p>0</text:p>
          </table:table-cell>
          <table:table-cell table:formula="of:=[.A3]-[.C3]" office:value-type="float" office:value="-1.5" calcext:value-type="float">
            <text:p>-1.5</text:p>
          </table:table-cell>
          <table:table-cell table:formula="of:=[.F3]-[.B3]" office:value-type="float" office:value="2" calcext:value-type="float">
            <text:p>2</text:p>
          </table:table-cell>
          <table:table-cell table:formula="of:=[.B3]-[.F3]" office:value-type="float" office:value="-2" calcext:value-type="float">
            <text:p>-2</text:p>
          </table:table-cell>
          <table:table-cell table:formula="of:=[.D3]-[.B3]" office:value-type="float" office:value="2" calcext:value-type="float">
            <text:p>2</text:p>
          </table:table-cell>
          <table:table-cell table:formula="of:=0.5*([.A3]*([.D3]-[.F3]) + [.C3]*([.F3]-[.B3]) + [.E3]*([.B3]-[.D3]))" office:value-type="float" office:value="1.5" calcext:value-type="float">
            <text:p>1.5</text:p>
          </table:table-cell>
          <table:table-cell table:formula="of:=([.B3]+[.D3]+[.F3])/3" office:value-type="float" office:value="1.33333333333333" calcext:value-type="float">
            <text:p>1.33333333333333</text:p>
          </table:table-cell>
          <table:table-cell table:number-columns-repeated="4"/>
          <table:table-cell table:formula="of:=[.J3]*[.J3]+[.M3]*[.M3]" office:value-type="float" office:value="6.25" calcext:value-type="float">
            <text:p>6.25</text:p>
          </table:table-cell>
          <table:table-cell table:formula="of:=[.J3]*[.K3]+[.M3]*[.N3]" office:value-type="float" office:value="-4" calcext:value-type="float">
            <text:p>-4</text:p>
          </table:table-cell>
          <table:table-cell table:formula="of:=[.J3]*[.L3]+[.M3]*[.O3]" office:value-type="float" office:value="1.75" calcext:value-type="float">
            <text:p>1.75</text:p>
          </table:table-cell>
          <table:table-cell table:formula="of:=[.K3]*[.K3]+[.N3]*[.N3]" office:value-type="float" office:value="4" calcext:value-type="float">
            <text:p>4</text:p>
          </table:table-cell>
          <table:table-cell table:formula="of:=[.K3]*[.L3]+[.N3]*[.O3]" office:value-type="float" office:value="-4" calcext:value-type="float">
            <text:p>-4</text:p>
          </table:table-cell>
          <table:table-cell table:formula="of:=[.L3]*[.L3]+[.O3]*[.O3]" office:value-type="float" office:value="6.25" calcext:value-type="float">
            <text:p>6.25</text:p>
          </table:table-cell>
          <table:table-cell table:formula="of:=PI()*[.$Q3]/(2*[.$P3])*[.V3]" office:value-type="float" office:value="8.72664625997165" calcext:value-type="float">
            <text:p>8.72664625997165</text:p>
          </table:table-cell>
          <table:table-cell table:formula="of:=PI()*[.$Q3]/(2*[.$P3])*[.W3]" office:value-type="float" office:value="-5.58505360638185" calcext:value-type="float">
            <text:p>-5.58505360638185</text:p>
          </table:table-cell>
          <table:table-cell table:formula="of:=PI()*[.$Q3]/(2*[.$P3])*[.X3]" office:value-type="float" office:value="2.44346095279206" calcext:value-type="float">
            <text:p>2.44346095279206</text:p>
          </table:table-cell>
          <table:table-cell table:formula="of:=PI()*[.$Q3]/(2*[.$P3])*[.Y3]" office:value-type="float" office:value="5.58505360638185" calcext:value-type="float">
            <text:p>5.58505360638185</text:p>
          </table:table-cell>
          <table:table-cell table:formula="of:=PI()*[.$Q3]/(2*[.$P3])*[.Z3]" office:value-type="float" office:value="-5.58505360638185" calcext:value-type="float">
            <text:p>-5.58505360638185</text:p>
          </table:table-cell>
          <table:table-cell table:formula="of:=PI()*[.$Q3]/(2*[.$P3])*[.AA3]" office:value-type="float" office:value="8.72664625997165" calcext:value-type="float">
            <text:p>8.72664625997165</text:p>
          </table:table-cell>
          <table:table-cell table:number-columns-repeated="8"/>
          <table:table-cell table:formula="of:=[.AJ2]" office:value-type="float" office:value="-2.79252680319093" calcext:value-type="float">
            <text:p>-2.79252680319093</text:p>
          </table:table-cell>
          <table:table-cell table:formula="of:=[.AL2]" office:value-type="float" office:value="4.36332312998582" calcext:value-type="float">
            <text:p>4.36332312998582</text:p>
          </table:table-cell>
          <table:table-cell table:formula="of:=[.AM2]" office:value-type="float" office:value="-1.5707963267949" calcext:value-type="float">
            <text:p>-1.57079632679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4]*[.E4]-[.F4]*[.C4]" office:value-type="float" office:value="-6" calcext:value-type="float">
            <text:p>-6</text:p>
          </table:table-cell>
          <table:table-cell table:formula="of:=[.F4]*[.A4]-[.B4]*[.E4]" office:value-type="float" office:value="3" calcext:value-type="float">
            <text:p>3</text:p>
          </table:table-cell>
          <table:table-cell table:formula="of:=[.B4]*[.C4]-[.D4]*[.A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E4]-[.A4]" office:value-type="float" office:value="1.5" calcext:value-type="float">
            <text:p>1.5</text:p>
          </table:table-cell>
          <table:table-cell table:formula="of:=[.A4]-[.C4]" office:value-type="float" office:value="-1.5" calcext:value-type="float">
            <text:p>-1.5</text:p>
          </table:table-cell>
          <table:table-cell table:formula="of:=[.F4]-[.B4]" office:value-type="float" office:value="2" calcext:value-type="float">
            <text:p>2</text:p>
          </table:table-cell>
          <table:table-cell table:formula="of:=[.B4]-[.F4]" office:value-type="float" office:value="-2" calcext:value-type="float">
            <text:p>-2</text:p>
          </table:table-cell>
          <table:table-cell table:formula="of:=[.D4]-[.B4]" office:value-type="float" office:value="0" calcext:value-type="float">
            <text:p>0</text:p>
          </table:table-cell>
          <table:table-cell table:formula="of:=0.5*([.A4]*([.D4]-[.F4]) + [.C4]*([.F4]-[.B4]) + [.E4]*([.B4]-[.D4]))" office:value-type="float" office:value="1.5" calcext:value-type="float">
            <text:p>1.5</text:p>
          </table:table-cell>
          <table:table-cell table:formula="of:=([.B4]+[.D4]+[.F4])/3" office:value-type="float" office:value="0.666666666666667" calcext:value-type="float">
            <text:p>0.666666666666667</text:p>
          </table:table-cell>
          <table:table-cell table:number-columns-repeated="4"/>
          <table:table-cell table:formula="of:=[.J4]*[.J4]+[.M4]*[.M4]" office:value-type="float" office:value="4" calcext:value-type="float">
            <text:p>4</text:p>
          </table:table-cell>
          <table:table-cell table:formula="of:=[.J4]*[.K4]+[.M4]*[.N4]" office:value-type="float" office:value="-4" calcext:value-type="float">
            <text:p>-4</text:p>
          </table:table-cell>
          <table:table-cell table:formula="of:=[.J4]*[.L4]+[.M4]*[.O4]" office:value-type="float" office:value="0" calcext:value-type="float">
            <text:p>0</text:p>
          </table:table-cell>
          <table:table-cell table:formula="of:=[.K4]*[.K4]+[.N4]*[.N4]" office:value-type="float" office:value="6.25" calcext:value-type="float">
            <text:p>6.25</text:p>
          </table:table-cell>
          <table:table-cell table:formula="of:=[.K4]*[.L4]+[.N4]*[.O4]" office:value-type="float" office:value="-2.25" calcext:value-type="float">
            <text:p>-2.25</text:p>
          </table:table-cell>
          <table:table-cell table:formula="of:=[.L4]*[.L4]+[.O4]*[.O4]" office:value-type="float" office:value="2.25" calcext:value-type="float">
            <text:p>2.25</text:p>
          </table:table-cell>
          <table:table-cell table:formula="of:=PI()*[.$Q4]/(2*[.$P4])*[.V4]" office:value-type="float" office:value="2.79252680319093" calcext:value-type="float">
            <text:p>2.79252680319093</text:p>
          </table:table-cell>
          <table:table-cell table:formula="of:=PI()*[.$Q4]/(2*[.$P4])*[.W4]" office:value-type="float" office:value="-2.79252680319093" calcext:value-type="float">
            <text:p>-2.79252680319093</text:p>
          </table:table-cell>
          <table:table-cell table:formula="of:=PI()*[.$Q4]/(2*[.$P4])*[.X4]" office:value-type="float" office:value="0" calcext:value-type="float">
            <text:p>0</text:p>
          </table:table-cell>
          <table:table-cell table:formula="of:=PI()*[.$Q4]/(2*[.$P4])*[.Y4]" office:value-type="float" office:value="4.36332312998582" calcext:value-type="float">
            <text:p>4.36332312998582</text:p>
          </table:table-cell>
          <table:table-cell table:formula="of:=PI()*[.$Q4]/(2*[.$P4])*[.Z4]" office:value-type="float" office:value="-1.5707963267949" calcext:value-type="float">
            <text:p>-1.5707963267949</text:p>
          </table:table-cell>
          <table:table-cell table:formula="of:=PI()*[.$Q4]/(2*[.$P4])*[.AA4]" office:value-type="float" office:value="1.5707963267949" calcext:value-type="float">
            <text:p>1.5707963267949</text:p>
          </table:table-cell>
          <table:table-cell table:number-columns-repeated="8"/>
          <table:table-cell table:formula="of:=[.AK2]" office:value-type="float" office:value="0" calcext:value-type="float">
            <text:p>0</text:p>
          </table:table-cell>
          <table:table-cell table:formula="of:=[.AM2]" office:value-type="float" office:value="-1.5707963267949" calcext:value-type="float">
            <text:p>-1.5707963267949</text:p>
          </table:table-cell>
          <table:table-cell table:formula="of:=[.AN2]" office:value-type="float" office:value="1.5707963267949" calcext:value-type="float">
            <text:p>1.570796326794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D5]*[.E5]-[.F5]*[.C5]" office:value-type="float" office:value="-3" calcext:value-type="float">
            <text:p>-3</text:p>
          </table:table-cell>
          <table:table-cell table:formula="of:=[.F5]*[.A5]-[.B5]*[.E5]" office:value-type="float" office:value="3" calcext:value-type="float">
            <text:p>3</text:p>
          </table:table-cell>
          <table:table-cell table:formula="of:=[.B5]*[.C5]-[.D5]*[.A5]" office:value-type="float" office:value="-3" calcext:value-type="float">
            <text:p>-3</text:p>
          </table:table-cell>
          <table:table-cell table:formula="of:=[.C5]-[.E5]" office:value-type="float" office:value="1.5" calcext:value-type="float">
            <text:p>1.5</text:p>
          </table:table-cell>
          <table:table-cell table:formula="of:=[.E5]-[.A5]" office:value-type="float" office:value="0" calcext:value-type="float">
            <text:p>0</text:p>
          </table:table-cell>
          <table:table-cell table:formula="of:=[.A5]-[.C5]" office:value-type="float" office:value="-1.5" calcext:value-type="float">
            <text:p>-1.5</text:p>
          </table:table-cell>
          <table:table-cell table:formula="of:=[.F5]-[.B5]" office:value-type="float" office:value="2" calcext:value-type="float">
            <text:p>2</text:p>
          </table:table-cell>
          <table:table-cell table:formula="of:=[.B5]-[.F5]" office:value-type="float" office:value="-2" calcext:value-type="float">
            <text:p>-2</text:p>
          </table:table-cell>
          <table:table-cell table:formula="of:=[.D5]-[.B5]" office:value-type="float" office:value="2" calcext:value-type="float">
            <text:p>2</text:p>
          </table:table-cell>
          <table:table-cell table:formula="of:=0.5*([.A5]*([.D5]-[.F5]) + [.C5]*([.F5]-[.B5]) + [.E5]*([.B5]-[.D5]))" office:value-type="float" office:value="1.5" calcext:value-type="float">
            <text:p>1.5</text:p>
          </table:table-cell>
          <table:table-cell table:formula="of:=([.B5]+[.D5]+[.F5])/3" office:value-type="float" office:value="1.33333333333333" calcext:value-type="float">
            <text:p>1.33333333333333</text:p>
          </table:table-cell>
          <table:table-cell table:number-columns-repeated="4"/>
          <table:table-cell table:formula="of:=[.J5]*[.J5]+[.M5]*[.M5]" office:value-type="float" office:value="6.25" calcext:value-type="float">
            <text:p>6.25</text:p>
          </table:table-cell>
          <table:table-cell table:formula="of:=[.J5]*[.K5]+[.M5]*[.N5]" office:value-type="float" office:value="-4" calcext:value-type="float">
            <text:p>-4</text:p>
          </table:table-cell>
          <table:table-cell table:formula="of:=[.J5]*[.L5]+[.M5]*[.O5]" office:value-type="float" office:value="1.75" calcext:value-type="float">
            <text:p>1.75</text:p>
          </table:table-cell>
          <table:table-cell table:formula="of:=[.K5]*[.K5]+[.N5]*[.N5]" office:value-type="float" office:value="4" calcext:value-type="float">
            <text:p>4</text:p>
          </table:table-cell>
          <table:table-cell table:formula="of:=[.K5]*[.L5]+[.N5]*[.O5]" office:value-type="float" office:value="-4" calcext:value-type="float">
            <text:p>-4</text:p>
          </table:table-cell>
          <table:table-cell table:formula="of:=[.L5]*[.L5]+[.O5]*[.O5]" office:value-type="float" office:value="6.25" calcext:value-type="float">
            <text:p>6.25</text:p>
          </table:table-cell>
          <table:table-cell table:formula="of:=PI()*[.$Q5]/(2*[.$P5])*[.V5]" office:value-type="float" office:value="8.72664625997165" calcext:value-type="float">
            <text:p>8.72664625997165</text:p>
          </table:table-cell>
          <table:table-cell table:formula="of:=PI()*[.$Q5]/(2*[.$P5])*[.W5]" office:value-type="float" office:value="-5.58505360638185" calcext:value-type="float">
            <text:p>-5.58505360638185</text:p>
          </table:table-cell>
          <table:table-cell table:formula="of:=PI()*[.$Q5]/(2*[.$P5])*[.X5]" office:value-type="float" office:value="2.44346095279206" calcext:value-type="float">
            <text:p>2.44346095279206</text:p>
          </table:table-cell>
          <table:table-cell table:formula="of:=PI()*[.$Q5]/(2*[.$P5])*[.Y5]" office:value-type="float" office:value="5.58505360638185" calcext:value-type="float">
            <text:p>5.58505360638185</text:p>
          </table:table-cell>
          <table:table-cell table:formula="of:=PI()*[.$Q5]/(2*[.$P5])*[.Z5]" office:value-type="float" office:value="-5.58505360638185" calcext:value-type="float">
            <text:p>-5.58505360638185</text:p>
          </table:table-cell>
          <table:table-cell table:formula="of:=PI()*[.$Q5]/(2*[.$P5])*[.AA5]" office:value-type="float" office:value="8.72664625997165" calcext:value-type="float">
            <text:p>8.72664625997165</text:p>
          </table:table-cell>
          <table:table-cell table:number-columns-repeated="1633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formula="of:=[.D6]*[.E6]-[.F6]*[.C6]" office:value-type="float" office:value="-6.75" calcext:value-type="float">
            <text:p>-6.75</text:p>
          </table:table-cell>
          <table:table-cell table:formula="of:=[.F6]*[.A6]-[.B6]*[.E6]" office:value-type="float" office:value="7.5" calcext:value-type="float">
            <text:p>7.5</text:p>
          </table:table-cell>
          <table:table-cell table:formula="of:=[.B6]*[.C6]-[.D6]*[.A6]" office:value-type="float" office:value="-3" calcext:value-type="float">
            <text:p>-3</text:p>
          </table:table-cell>
          <table:table-cell table:formula="of:=[.C6]-[.E6]" office:value-type="float" office:value="0" calcext:value-type="float">
            <text:p>0</text:p>
          </table:table-cell>
          <table:table-cell table:formula="of:=[.E6]-[.A6]" office:value-type="float" office:value="1.5" calcext:value-type="float">
            <text:p>1.5</text:p>
          </table:table-cell>
          <table:table-cell table:formula="of:=[.A6]-[.C6]" office:value-type="float" office:value="-1.5" calcext:value-type="float">
            <text:p>-1.5</text:p>
          </table:table-cell>
          <table:table-cell table:formula="of:=[.F6]-[.B6]" office:value-type="float" office:value="2.5" calcext:value-type="float">
            <text:p>2.5</text:p>
          </table:table-cell>
          <table:table-cell table:formula="of:=[.B6]-[.F6]" office:value-type="float" office:value="-2.5" calcext:value-type="float">
            <text:p>-2.5</text:p>
          </table:table-cell>
          <table:table-cell table:formula="of:=[.D6]-[.B6]" office:value-type="float" office:value="1" calcext:value-type="float">
            <text:p>1</text:p>
          </table:table-cell>
          <table:table-cell table:formula="of:=0.5*([.A6]*([.D6]-[.F6]) + [.C6]*([.F6]-[.B6]) + [.E6]*([.B6]-[.D6]))" office:value-type="float" office:value="1.125" calcext:value-type="float">
            <text:p>1.125</text:p>
          </table:table-cell>
          <table:table-cell table:formula="of:=([.B6]+[.D6]+[.F6])/3" office:value-type="float" office:value="1.16666666666667" calcext:value-type="float">
            <text:p>1.16666666666667</text:p>
          </table:table-cell>
          <table:table-cell table:number-columns-repeated="4"/>
          <table:table-cell table:formula="of:=[.J6]*[.J6]+[.M6]*[.M6]" office:value-type="float" office:value="6.25" calcext:value-type="float">
            <text:p>6.25</text:p>
          </table:table-cell>
          <table:table-cell table:formula="of:=[.J6]*[.K6]+[.M6]*[.N6]" office:value-type="float" office:value="-6.25" calcext:value-type="float">
            <text:p>-6.25</text:p>
          </table:table-cell>
          <table:table-cell table:formula="of:=[.J6]*[.L6]+[.M6]*[.O6]" office:value-type="float" office:value="2.5" calcext:value-type="float">
            <text:p>2.5</text:p>
          </table:table-cell>
          <table:table-cell table:formula="of:=[.K6]*[.K6]+[.N6]*[.N6]" office:value-type="float" office:value="8.5" calcext:value-type="float">
            <text:p>8.5</text:p>
          </table:table-cell>
          <table:table-cell table:formula="of:=[.K6]*[.L6]+[.N6]*[.O6]" office:value-type="float" office:value="-4.75" calcext:value-type="float">
            <text:p>-4.75</text:p>
          </table:table-cell>
          <table:table-cell table:formula="of:=[.L6]*[.L6]+[.O6]*[.O6]" office:value-type="float" office:value="3.25" calcext:value-type="float">
            <text:p>3.25</text:p>
          </table:table-cell>
          <table:table-cell table:formula="of:=PI()*[.$Q6]/(2*[.$P6])*[.V6]" office:value-type="float" office:value="10.1810873033003" calcext:value-type="float">
            <text:p>10.1810873033003</text:p>
          </table:table-cell>
          <table:table-cell table:formula="of:=PI()*[.$Q6]/(2*[.$P6])*[.W6]" office:value-type="float" office:value="-10.1810873033003" calcext:value-type="float">
            <text:p>-10.1810873033003</text:p>
          </table:table-cell>
          <table:table-cell table:formula="of:=PI()*[.$Q6]/(2*[.$P6])*[.X6]" office:value-type="float" office:value="4.0724349213201" calcext:value-type="float">
            <text:p>4.0724349213201</text:p>
          </table:table-cell>
          <table:table-cell table:formula="of:=PI()*[.$Q6]/(2*[.$P6])*[.Y6]" office:value-type="float" office:value="13.8462787324883" calcext:value-type="float">
            <text:p>13.8462787324883</text:p>
          </table:table-cell>
          <table:table-cell table:formula="of:=PI()*[.$Q6]/(2*[.$P6])*[.Z6]" office:value-type="float" office:value="-7.7376263505082" calcext:value-type="float">
            <text:p>-7.7376263505082</text:p>
          </table:table-cell>
          <table:table-cell table:formula="of:=PI()*[.$Q6]/(2*[.$P6])*[.AA6]" office:value-type="float" office:value="5.29416539771613" calcext:value-type="float">
            <text:p>5.29416539771613</text:p>
          </table:table-cell>
          <table:table-cell/>
          <table:table-cell table:formula="of:=[.AB3]" office:value-type="float" office:value="8.72664625997165" calcext:value-type="float">
            <text:p>8.72664625997165</text:p>
          </table:table-cell>
          <table:table-cell table:formula="of:=[.AC3]" office:value-type="float" office:value="-5.58505360638185" calcext:value-type="float">
            <text:p>-5.58505360638185</text:p>
          </table:table-cell>
          <table:table-cell table:formula="of:=[.AD3]" office:value-type="float" office:value="2.44346095279206" calcext:value-type="float">
            <text:p>2.44346095279206</text:p>
          </table:table-cell>
          <table:table-cell table:formula="of:=[.AE3]" office:value-type="float" office:value="5.58505360638185" calcext:value-type="float">
            <text:p>5.58505360638185</text:p>
          </table:table-cell>
          <table:table-cell table:formula="of:=[.AF3]" office:value-type="float" office:value="-5.58505360638185" calcext:value-type="float">
            <text:p>-5.58505360638185</text:p>
          </table:table-cell>
          <table:table-cell table:formula="of:=[.AG3]" office:value-type="float" office:value="8.72664625997165" calcext:value-type="float">
            <text:p>8.72664625997165</text:p>
          </table:table-cell>
          <table:table-cell/>
          <table:table-cell table:formula="of:=[.AI6]" office:value-type="float" office:value="8.72664625997165" calcext:value-type="float">
            <text:p>8.72664625997165</text:p>
          </table:table-cell>
          <table:table-cell table:formula="of:=[.AJ6]" office:value-type="float" office:value="-5.58505360638185" calcext:value-type="float">
            <text:p>-5.58505360638185</text:p>
          </table:table-cell>
          <table:table-cell table:formula="of:=[.AK6]" office:value-type="float" office:value="2.44346095279206" calcext:value-type="float">
            <text:p>2.44346095279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7]*[.E7]-[.F7]*[.C7]" office:value-type="float" office:value="-1.5" calcext:value-type="float">
            <text:p>-1.5</text:p>
          </table:table-cell>
          <table:table-cell table:formula="of:=[.F7]*[.A7]-[.B7]*[.E7]" office:value-type="float" office:value="6" calcext:value-type="float">
            <text:p>6</text:p>
          </table:table-cell>
          <table:table-cell table:formula="of:=[.B7]*[.C7]-[.D7]*[.A7]" office:value-type="float" office:value="-7.5" calcext:value-type="float">
            <text:p>-7.5</text:p>
          </table:table-cell>
          <table:table-cell table:formula="of:=[.C7]-[.E7]" office:value-type="float" office:value="1.5" calcext:value-type="float">
            <text:p>1.5</text:p>
          </table:table-cell>
          <table:table-cell table:formula="of:=[.E7]-[.A7]" office:value-type="float" office:value="0" calcext:value-type="float">
            <text:p>0</text:p>
          </table:table-cell>
          <table:table-cell table:formula="of:=[.A7]-[.C7]" office:value-type="float" office:value="-1.5" calcext:value-type="float">
            <text:p>-1.5</text:p>
          </table:table-cell>
          <table:table-cell table:formula="of:=[.F7]-[.B7]" office:value-type="float" office:value="2" calcext:value-type="float">
            <text:p>2</text:p>
          </table:table-cell>
          <table:table-cell table:formula="of:=[.B7]-[.F7]" office:value-type="float" office:value="-2" calcext:value-type="float">
            <text:p>-2</text:p>
          </table:table-cell>
          <table:table-cell table:formula="of:=[.D7]-[.B7]" office:value-type="float" office:value="2.5" calcext:value-type="float">
            <text:p>2.5</text:p>
          </table:table-cell>
          <table:table-cell table:formula="of:=0.5*([.A7]*([.D7]-[.F7]) + [.C7]*([.F7]-[.B7]) + [.E7]*([.B7]-[.D7]))" office:value-type="float" office:value="1.5" calcext:value-type="float">
            <text:p>1.5</text:p>
          </table:table-cell>
          <table:table-cell table:formula="of:=([.B7]+[.D7]+[.F7])/3" office:value-type="float" office:value="1.5" calcext:value-type="float">
            <text:p>1.5</text:p>
          </table:table-cell>
          <table:table-cell table:number-columns-repeated="4"/>
          <table:table-cell table:formula="of:=[.J7]*[.J7]+[.M7]*[.M7]" office:value-type="float" office:value="6.25" calcext:value-type="float">
            <text:p>6.25</text:p>
          </table:table-cell>
          <table:table-cell table:formula="of:=[.J7]*[.K7]+[.M7]*[.N7]" office:value-type="float" office:value="-4" calcext:value-type="float">
            <text:p>-4</text:p>
          </table:table-cell>
          <table:table-cell table:formula="of:=[.J7]*[.L7]+[.M7]*[.O7]" office:value-type="float" office:value="2.75" calcext:value-type="float">
            <text:p>2.75</text:p>
          </table:table-cell>
          <table:table-cell table:formula="of:=[.K7]*[.K7]+[.N7]*[.N7]" office:value-type="float" office:value="4" calcext:value-type="float">
            <text:p>4</text:p>
          </table:table-cell>
          <table:table-cell table:formula="of:=[.K7]*[.L7]+[.N7]*[.O7]" office:value-type="float" office:value="-5" calcext:value-type="float">
            <text:p>-5</text:p>
          </table:table-cell>
          <table:table-cell table:formula="of:=[.L7]*[.L7]+[.O7]*[.O7]" office:value-type="float" office:value="8.5" calcext:value-type="float">
            <text:p>8.5</text:p>
          </table:table-cell>
          <table:table-cell table:formula="of:=PI()*[.$Q7]/(2*[.$P7])*[.V7]" office:value-type="float" office:value="9.8174770424681" calcext:value-type="float">
            <text:p>9.8174770424681</text:p>
          </table:table-cell>
          <table:table-cell table:formula="of:=PI()*[.$Q7]/(2*[.$P7])*[.W7]" office:value-type="float" office:value="-6.28318530717959" calcext:value-type="float">
            <text:p>-6.28318530717959</text:p>
          </table:table-cell>
          <table:table-cell table:formula="of:=PI()*[.$Q7]/(2*[.$P7])*[.X7]" office:value-type="float" office:value="4.31968989868597" calcext:value-type="float">
            <text:p>4.31968989868597</text:p>
          </table:table-cell>
          <table:table-cell table:formula="of:=PI()*[.$Q7]/(2*[.$P7])*[.Y7]" office:value-type="float" office:value="6.28318530717959" calcext:value-type="float">
            <text:p>6.28318530717959</text:p>
          </table:table-cell>
          <table:table-cell table:formula="of:=PI()*[.$Q7]/(2*[.$P7])*[.Z7]" office:value-type="float" office:value="-7.85398163397448" calcext:value-type="float">
            <text:p>-7.85398163397448</text:p>
          </table:table-cell>
          <table:table-cell table:formula="of:=PI()*[.$Q7]/(2*[.$P7])*[.AA7]" office:value-type="float" office:value="13.3517687777566" calcext:value-type="float">
            <text:p>13.3517687777566</text:p>
          </table:table-cell>
          <table:table-cell table:number-columns-repeated="8"/>
          <table:table-cell table:formula="of:=[.AJ6]" office:value-type="float" office:value="-5.58505360638185" calcext:value-type="float">
            <text:p>-5.58505360638185</text:p>
          </table:table-cell>
          <table:table-cell table:formula="of:=[.AL6]" office:value-type="float" office:value="5.58505360638185" calcext:value-type="float">
            <text:p>5.58505360638185</text:p>
          </table:table-cell>
          <table:table-cell table:formula="of:=[.AM6]" office:value-type="float" office:value="-5.58505360638185" calcext:value-type="float">
            <text:p>-5.5850536063818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]*[.E8]-[.F8]*[.C8]" office:value-type="float" office:value="-6" calcext:value-type="float">
            <text:p>-6</text:p>
          </table:table-cell>
          <table:table-cell table:formula="of:=[.F8]*[.A8]-[.B8]*[.E8]" office:value-type="float" office:value="7.5" calcext:value-type="float">
            <text:p>7.5</text:p>
          </table:table-cell>
          <table:table-cell table:formula="of:=[.B8]*[.C8]-[.D8]*[.A8]" office:value-type="float" office:value="-3" calcext:value-type="float">
            <text:p>-3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E8]-[.A8]" office:value-type="float" office:value="1.5" calcext:value-type="float">
            <text:p>1.5</text:p>
          </table:table-cell>
          <table:table-cell table:formula="of:=[.A8]-[.C8]" office:value-type="float" office:value="-1.5" calcext:value-type="float">
            <text:p>-1.5</text:p>
          </table:table-cell>
          <table:table-cell table:formula="of:=[.F8]-[.B8]" office:value-type="float" office:value="2" calcext:value-type="float">
            <text:p>2</text:p>
          </table:table-cell>
          <table:table-cell table:formula="of:=[.B8]-[.F8]" office:value-type="float" office:value="-2" calcext:value-type="float">
            <text:p>-2</text:p>
          </table:table-cell>
          <table:table-cell table:formula="of:=[.D8]-[.B8]" office:value-type="float" office:value="1" calcext:value-type="float">
            <text:p>1</text:p>
          </table:table-cell>
          <table:table-cell table:formula="of:=0.5*([.A8]*([.D8]-[.F8]) + [.C8]*([.F8]-[.B8]) + [.E8]*([.B8]-[.D8]))" office:value-type="float" office:value="0.75" calcext:value-type="float">
            <text:p>0.75</text:p>
          </table:table-cell>
          <table:table-cell table:formula="of:=([.B8]+[.D8]+[.F8])/3" office:value-type="float" office:value="2" calcext:value-type="float">
            <text:p>2</text:p>
          </table:table-cell>
          <table:table-cell table:number-columns-repeated="4"/>
          <table:table-cell table:formula="of:=[.J8]*[.J8]+[.M8]*[.M8]" office:value-type="float" office:value="4" calcext:value-type="float">
            <text:p>4</text:p>
          </table:table-cell>
          <table:table-cell table:formula="of:=[.J8]*[.K8]+[.M8]*[.N8]" office:value-type="float" office:value="-4" calcext:value-type="float">
            <text:p>-4</text:p>
          </table:table-cell>
          <table:table-cell table:formula="of:=[.J8]*[.L8]+[.M8]*[.O8]" office:value-type="float" office:value="2" calcext:value-type="float">
            <text:p>2</text:p>
          </table:table-cell>
          <table:table-cell table:formula="of:=[.K8]*[.K8]+[.N8]*[.N8]" office:value-type="float" office:value="6.25" calcext:value-type="float">
            <text:p>6.25</text:p>
          </table:table-cell>
          <table:table-cell table:formula="of:=[.K8]*[.L8]+[.N8]*[.O8]" office:value-type="float" office:value="-4.25" calcext:value-type="float">
            <text:p>-4.25</text:p>
          </table:table-cell>
          <table:table-cell table:formula="of:=[.L8]*[.L8]+[.O8]*[.O8]" office:value-type="float" office:value="3.25" calcext:value-type="float">
            <text:p>3.25</text:p>
          </table:table-cell>
          <table:table-cell table:formula="of:=PI()*[.$Q8]/(2*[.$P8])*[.V8]" office:value-type="float" office:value="16.7551608191456" calcext:value-type="float">
            <text:p>16.7551608191456</text:p>
          </table:table-cell>
          <table:table-cell table:formula="of:=PI()*[.$Q8]/(2*[.$P8])*[.W8]" office:value-type="float" office:value="-16.7551608191456" calcext:value-type="float">
            <text:p>-16.7551608191456</text:p>
          </table:table-cell>
          <table:table-cell table:formula="of:=PI()*[.$Q8]/(2*[.$P8])*[.X8]" office:value-type="float" office:value="8.37758040957278" calcext:value-type="float">
            <text:p>8.37758040957278</text:p>
          </table:table-cell>
          <table:table-cell table:formula="of:=PI()*[.$Q8]/(2*[.$P8])*[.Y8]" office:value-type="float" office:value="26.1799387799149" calcext:value-type="float">
            <text:p>26.1799387799149</text:p>
          </table:table-cell>
          <table:table-cell table:formula="of:=PI()*[.$Q8]/(2*[.$P8])*[.Z8]" office:value-type="float" office:value="-17.8023583703422" calcext:value-type="float">
            <text:p>-17.8023583703422</text:p>
          </table:table-cell>
          <table:table-cell table:formula="of:=PI()*[.$Q8]/(2*[.$P8])*[.AA8]" office:value-type="float" office:value="13.6135681655558" calcext:value-type="float">
            <text:p>13.6135681655558</text:p>
          </table:table-cell>
          <table:table-cell table:number-columns-repeated="8"/>
          <table:table-cell table:formula="of:=[.AK6]" office:value-type="float" office:value="2.44346095279206" calcext:value-type="float">
            <text:p>2.44346095279206</text:p>
          </table:table-cell>
          <table:table-cell table:formula="of:=[.AM6]" office:value-type="float" office:value="-5.58505360638185" calcext:value-type="float">
            <text:p>-5.58505360638185</text:p>
          </table:table-cell>
          <table:table-cell table:formula="of:=[.AN6]" office:value-type="float" office:value="8.72664625997165" calcext:value-type="float">
            <text:p>8.726646259971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formula="of:=[.D9]*[.E9]-[.F9]*[.C9]" office:value-type="float" office:value="-1.5" calcext:value-type="float">
            <text:p>-1.5</text:p>
          </table:table-cell>
          <table:table-cell table:formula="of:=[.F9]*[.A9]-[.B9]*[.E9]" office:value-type="float" office:value="6.75" calcext:value-type="float">
            <text:p>6.75</text:p>
          </table:table-cell>
          <table:table-cell table:formula="of:=[.B9]*[.C9]-[.D9]*[.A9]" office:value-type="float" office:value="-7.5" calcext:value-type="float">
            <text:p>-7.5</text:p>
          </table:table-cell>
          <table:table-cell table:formula="of:=[.C9]-[.E9]" office:value-type="float" office:value="1.5" calcext:value-type="float">
            <text:p>1.5</text:p>
          </table:table-cell>
          <table:table-cell table:formula="of:=[.E9]-[.A9]" office:value-type="float" office:value="0" calcext:value-type="float">
            <text:p>0</text:p>
          </table:table-cell>
          <table:table-cell table:formula="of:=[.A9]-[.C9]" office:value-type="float" office:value="-1.5" calcext:value-type="float">
            <text:p>-1.5</text:p>
          </table:table-cell>
          <table:table-cell table:formula="of:=[.F9]-[.B9]" office:value-type="float" office:value="1.5" calcext:value-type="float">
            <text:p>1.5</text:p>
          </table:table-cell>
          <table:table-cell table:formula="of:=[.B9]-[.F9]" office:value-type="float" office:value="-1.5" calcext:value-type="float">
            <text:p>-1.5</text:p>
          </table:table-cell>
          <table:table-cell table:formula="of:=[.D9]-[.B9]" office:value-type="float" office:value="2" calcext:value-type="float">
            <text:p>2</text:p>
          </table:table-cell>
          <table:table-cell table:formula="of:=0.5*([.A9]*([.D9]-[.F9]) + [.C9]*([.F9]-[.B9]) + [.E9]*([.B9]-[.D9]))" office:value-type="float" office:value="1.125" calcext:value-type="float">
            <text:p>1.125</text:p>
          </table:table-cell>
          <table:table-cell table:formula="of:=([.B9]+[.D9]+[.F9])/3" office:value-type="float" office:value="2.16666666666667" calcext:value-type="float">
            <text:p>2.16666666666667</text:p>
          </table:table-cell>
          <table:table-cell table:number-columns-repeated="4"/>
          <table:table-cell table:formula="of:=[.J9]*[.J9]+[.M9]*[.M9]" office:value-type="float" office:value="4.5" calcext:value-type="float">
            <text:p>4.5</text:p>
          </table:table-cell>
          <table:table-cell table:formula="of:=[.J9]*[.K9]+[.M9]*[.N9]" office:value-type="float" office:value="-2.25" calcext:value-type="float">
            <text:p>-2.25</text:p>
          </table:table-cell>
          <table:table-cell table:formula="of:=[.J9]*[.L9]+[.M9]*[.O9]" office:value-type="float" office:value="0.75" calcext:value-type="float">
            <text:p>0.75</text:p>
          </table:table-cell>
          <table:table-cell table:formula="of:=[.K9]*[.K9]+[.N9]*[.N9]" office:value-type="float" office:value="2.25" calcext:value-type="float">
            <text:p>2.25</text:p>
          </table:table-cell>
          <table:table-cell table:formula="of:=[.K9]*[.L9]+[.N9]*[.O9]" office:value-type="float" office:value="-3" calcext:value-type="float">
            <text:p>-3</text:p>
          </table:table-cell>
          <table:table-cell table:formula="of:=[.L9]*[.L9]+[.O9]*[.O9]" office:value-type="float" office:value="6.25" calcext:value-type="float">
            <text:p>6.25</text:p>
          </table:table-cell>
          <table:table-cell table:formula="of:=PI()*[.$Q9]/(2*[.$P9])*[.V9]" office:value-type="float" office:value="13.6135681655558" calcext:value-type="float">
            <text:p>13.6135681655558</text:p>
          </table:table-cell>
          <table:table-cell table:formula="of:=PI()*[.$Q9]/(2*[.$P9])*[.W9]" office:value-type="float" office:value="-6.80678408277788" calcext:value-type="float">
            <text:p>-6.80678408277788</text:p>
          </table:table-cell>
          <table:table-cell table:formula="of:=PI()*[.$Q9]/(2*[.$P9])*[.X9]" office:value-type="float" office:value="2.26892802759263" calcext:value-type="float">
            <text:p>2.26892802759263</text:p>
          </table:table-cell>
          <table:table-cell table:formula="of:=PI()*[.$Q9]/(2*[.$P9])*[.Y9]" office:value-type="float" office:value="6.80678408277788" calcext:value-type="float">
            <text:p>6.80678408277788</text:p>
          </table:table-cell>
          <table:table-cell table:formula="of:=PI()*[.$Q9]/(2*[.$P9])*[.Z9]" office:value-type="float" office:value="-9.07571211037051" calcext:value-type="float">
            <text:p>-9.07571211037051</text:p>
          </table:table-cell>
          <table:table-cell table:formula="of:=PI()*[.$Q9]/(2*[.$P9])*[.AA9]" office:value-type="float" office:value="18.9077335632719" calcext:value-type="float">
            <text:p>18.9077335632719</text:p>
          </table:table-cell>
          <table:table-cell table:number-columns-repeated="163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10]*[.E10]-[.F10]*[.C10]" office:value-type="float" office:value="-7.5" calcext:value-type="float">
            <text:p>-7.5</text:p>
          </table:table-cell>
          <table:table-cell table:formula="of:=[.F10]*[.A10]-[.B10]*[.E10]" office:value-type="float" office:value="3" calcext:value-type="float">
            <text:p>3</text:p>
          </table:table-cell>
          <table:table-cell table:formula="of:=[.B10]*[.C10]-[.D10]*[.A10]" office:value-type="float" office:value="3" calcext:value-type="float">
            <text:p>3</text:p>
          </table:table-cell>
          <table:table-cell table:formula="of:=[.C10]-[.E10]" office:value-type="float" office:value="0" calcext:value-type="float">
            <text:p>0</text:p>
          </table:table-cell>
          <table:table-cell table:formula="of:=[.E10]-[.A10]" office:value-type="float" office:value="1.5" calcext:value-type="float">
            <text:p>1.5</text:p>
          </table:table-cell>
          <table:table-cell table:formula="of:=[.A10]-[.C10]" office:value-type="float" office:value="-1.5" calcext:value-type="float">
            <text:p>-1.5</text:p>
          </table:table-cell>
          <table:table-cell table:formula="of:=[.F10]-[.B10]" office:value-type="float" office:value="1" calcext:value-type="float">
            <text:p>1</text:p>
          </table:table-cell>
          <table:table-cell table:formula="of:=[.B10]-[.F10]" office:value-type="float" office:value="-1" calcext:value-type="float">
            <text:p>-1</text:p>
          </table:table-cell>
          <table:table-cell table:formula="of:=[.D10]-[.B10]" office:value-type="float" office:value="0" calcext:value-type="float">
            <text:p>0</text:p>
          </table:table-cell>
          <table:table-cell table:formula="of:=0.5*([.A10]*([.D10]-[.F10]) + [.C10]*([.F10]-[.B10]) + [.E10]*([.B10]-[.D10]))" office:value-type="float" office:value="0.75" calcext:value-type="float">
            <text:p>0.75</text:p>
          </table:table-cell>
          <table:table-cell table:formula="of:=([.B10]+[.D10]+[.F10])/3" office:value-type="float" office:value="2.33333333333333" calcext:value-type="float">
            <text:p>2.33333333333333</text:p>
          </table:table-cell>
          <table:table-cell table:number-columns-repeated="4"/>
          <table:table-cell table:formula="of:=[.J10]*[.J10]+[.M10]*[.M10]" office:value-type="float" office:value="1" calcext:value-type="float">
            <text:p>1</text:p>
          </table:table-cell>
          <table:table-cell table:formula="of:=[.J10]*[.K10]+[.M10]*[.N10]" office:value-type="float" office:value="-1" calcext:value-type="float">
            <text:p>-1</text:p>
          </table:table-cell>
          <table:table-cell table:formula="of:=[.J10]*[.L10]+[.M10]*[.O10]" office:value-type="float" office:value="0" calcext:value-type="float">
            <text:p>0</text:p>
          </table:table-cell>
          <table:table-cell table:formula="of:=[.K10]*[.K10]+[.N10]*[.N10]" office:value-type="float" office:value="3.25" calcext:value-type="float">
            <text:p>3.25</text:p>
          </table:table-cell>
          <table:table-cell table:formula="of:=[.K10]*[.L10]+[.N10]*[.O10]" office:value-type="float" office:value="-2.25" calcext:value-type="float">
            <text:p>-2.25</text:p>
          </table:table-cell>
          <table:table-cell table:formula="of:=[.L10]*[.L10]+[.O10]*[.O10]" office:value-type="float" office:value="2.25" calcext:value-type="float">
            <text:p>2.25</text:p>
          </table:table-cell>
          <table:table-cell table:formula="of:=PI()*[.$Q10]/(2*[.$P10])*[.V10]" office:value-type="float" office:value="4.88692190558412" calcext:value-type="float">
            <text:p>4.88692190558412</text:p>
          </table:table-cell>
          <table:table-cell table:formula="of:=PI()*[.$Q10]/(2*[.$P10])*[.W10]" office:value-type="float" office:value="-4.88692190558412" calcext:value-type="float">
            <text:p>-4.88692190558412</text:p>
          </table:table-cell>
          <table:table-cell table:formula="of:=PI()*[.$Q10]/(2*[.$P10])*[.X10]" office:value-type="float" office:value="0" calcext:value-type="float">
            <text:p>0</text:p>
          </table:table-cell>
          <table:table-cell table:formula="of:=PI()*[.$Q10]/(2*[.$P10])*[.Y10]" office:value-type="float" office:value="15.8824961931484" calcext:value-type="float">
            <text:p>15.8824961931484</text:p>
          </table:table-cell>
          <table:table-cell table:formula="of:=PI()*[.$Q10]/(2*[.$P10])*[.Z10]" office:value-type="float" office:value="-10.9955742875643" calcext:value-type="float">
            <text:p>-10.9955742875643</text:p>
          </table:table-cell>
          <table:table-cell table:formula="of:=PI()*[.$Q10]/(2*[.$P10])*[.AA10]" office:value-type="float" office:value="10.9955742875643" calcext:value-type="float">
            <text:p>10.9955742875643</text:p>
          </table:table-cell>
          <table:table-cell/>
          <table:table-cell table:formula="of:=[.AB4]" office:value-type="float" office:value="2.79252680319093" calcext:value-type="float">
            <text:p>2.79252680319093</text:p>
          </table:table-cell>
          <table:table-cell table:formula="of:=[.AC4]" office:value-type="float" office:value="-2.79252680319093" calcext:value-type="float">
            <text:p>-2.79252680319093</text:p>
          </table:table-cell>
          <table:table-cell table:formula="of:=[.AD4]" office:value-type="float" office:value="0" calcext:value-type="float">
            <text:p>0</text:p>
          </table:table-cell>
          <table:table-cell table:formula="of:=[.AE4]" office:value-type="float" office:value="4.36332312998582" calcext:value-type="float">
            <text:p>4.36332312998582</text:p>
          </table:table-cell>
          <table:table-cell table:formula="of:=[.AF4]" office:value-type="float" office:value="-1.5707963267949" calcext:value-type="float">
            <text:p>-1.5707963267949</text:p>
          </table:table-cell>
          <table:table-cell table:formula="of:=[.AG4]" office:value-type="float" office:value="1.5707963267949" calcext:value-type="float">
            <text:p>1.5707963267949</text:p>
          </table:table-cell>
          <table:table-cell/>
          <table:table-cell table:formula="of:=[.AI10]" office:value-type="float" office:value="2.79252680319093" calcext:value-type="float">
            <text:p>2.79252680319093</text:p>
          </table:table-cell>
          <table:table-cell table:formula="of:=[.AJ10]" office:value-type="float" office:value="-2.79252680319093" calcext:value-type="float">
            <text:p>-2.79252680319093</text:p>
          </table:table-cell>
          <table:table-cell table:formula="of:=[.AK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1]*[.E11]-[.F11]*[.C11]" office:value-type="float" office:value="-4.5" calcext:value-type="float">
            <text:p>-4.5</text:p>
          </table:table-cell>
          <table:table-cell table:formula="of:=[.F11]*[.A11]-[.B11]*[.E11]" office:value-type="float" office:value="6" calcext:value-type="float">
            <text:p>6</text:p>
          </table:table-cell>
          <table:table-cell table:formula="of:=[.B11]*[.C11]-[.D11]*[.A11]" office:value-type="float" office:value="-3" calcext:value-type="float">
            <text:p>-3</text:p>
          </table:table-cell>
          <table:table-cell table:formula="of:=[.C11]-[.E11]" office:value-type="float" office:value="1.5" calcext:value-type="float">
            <text:p>1.5</text:p>
          </table:table-cell>
          <table:table-cell table:formula="of:=[.E11]-[.A11]" office:value-type="float" office:value="0" calcext:value-type="float">
            <text:p>0</text:p>
          </table:table-cell>
          <table:table-cell table:formula="of:=[.A11]-[.C11]" office:value-type="float" office:value="-1.5" calcext:value-type="float">
            <text:p>-1.5</text:p>
          </table:table-cell>
          <table:table-cell table:formula="of:=[.F11]-[.B11]" office:value-type="float" office:value="1" calcext:value-type="float">
            <text:p>1</text:p>
          </table:table-cell>
          <table:table-cell table:formula="of:=[.B11]-[.F11]" office:value-type="float" office:value="-1" calcext:value-type="float">
            <text:p>-1</text:p>
          </table:table-cell>
          <table:table-cell table:formula="of:=[.D11]-[.B11]" office:value-type="float" office:value="1" calcext:value-type="float">
            <text:p>1</text:p>
          </table:table-cell>
          <table:table-cell table:formula="of:=0.5*([.A11]*([.D11]-[.F11]) + [.C11]*([.F11]-[.B11]) + [.E11]*([.B11]-[.D11]))" office:value-type="float" office:value="0.75" calcext:value-type="float">
            <text:p>0.75</text:p>
          </table:table-cell>
          <table:table-cell table:formula="of:=([.B11]+[.D11]+[.F11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1]*[.J11]+[.M11]*[.M11]" office:value-type="float" office:value="3.25" calcext:value-type="float">
            <text:p>3.25</text:p>
          </table:table-cell>
          <table:table-cell table:formula="of:=[.J11]*[.K11]+[.M11]*[.N11]" office:value-type="float" office:value="-1" calcext:value-type="float">
            <text:p>-1</text:p>
          </table:table-cell>
          <table:table-cell table:formula="of:=[.J11]*[.L11]+[.M11]*[.O11]" office:value-type="float" office:value="-1.25" calcext:value-type="float">
            <text:p>-1.25</text:p>
          </table:table-cell>
          <table:table-cell table:formula="of:=[.K11]*[.K11]+[.N11]*[.N11]" office:value-type="float" office:value="1" calcext:value-type="float">
            <text:p>1</text:p>
          </table:table-cell>
          <table:table-cell table:formula="of:=[.K11]*[.L11]+[.N11]*[.O11]" office:value-type="float" office:value="-1" calcext:value-type="float">
            <text:p>-1</text:p>
          </table:table-cell>
          <table:table-cell table:formula="of:=[.L11]*[.L11]+[.O11]*[.O11]" office:value-type="float" office:value="3.25" calcext:value-type="float">
            <text:p>3.25</text:p>
          </table:table-cell>
          <table:table-cell table:formula="of:=PI()*[.$Q11]/(2*[.$P11])*[.V11]" office:value-type="float" office:value="18.151424220741" calcext:value-type="float">
            <text:p>18.151424220741</text:p>
          </table:table-cell>
          <table:table-cell table:formula="of:=PI()*[.$Q11]/(2*[.$P11])*[.W11]" office:value-type="float" office:value="-5.58505360638185" calcext:value-type="float">
            <text:p>-5.58505360638185</text:p>
          </table:table-cell>
          <table:table-cell table:formula="of:=PI()*[.$Q11]/(2*[.$P11])*[.X11]" office:value-type="float" office:value="-6.98131700797732" calcext:value-type="float">
            <text:p>-6.98131700797732</text:p>
          </table:table-cell>
          <table:table-cell table:formula="of:=PI()*[.$Q11]/(2*[.$P11])*[.Y11]" office:value-type="float" office:value="5.58505360638185" calcext:value-type="float">
            <text:p>5.58505360638185</text:p>
          </table:table-cell>
          <table:table-cell table:formula="of:=PI()*[.$Q11]/(2*[.$P11])*[.Z11]" office:value-type="float" office:value="-5.58505360638185" calcext:value-type="float">
            <text:p>-5.58505360638185</text:p>
          </table:table-cell>
          <table:table-cell table:formula="of:=PI()*[.$Q11]/(2*[.$P11])*[.AA11]" office:value-type="float" office:value="18.151424220741" calcext:value-type="float">
            <text:p>18.151424220741</text:p>
          </table:table-cell>
          <table:table-cell table:number-columns-repeated="8"/>
          <table:table-cell table:formula="of:=[.AJ10]" office:value-type="float" office:value="-2.79252680319093" calcext:value-type="float">
            <text:p>-2.79252680319093</text:p>
          </table:table-cell>
          <table:table-cell table:formula="of:=[.AL10]" office:value-type="float" office:value="4.36332312998582" calcext:value-type="float">
            <text:p>4.36332312998582</text:p>
          </table:table-cell>
          <table:table-cell table:formula="of:=[.AM10]" office:value-type="float" office:value="-1.5707963267949" calcext:value-type="float">
            <text:p>-1.57079632679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2]*[.E12]-[.F12]*[.C12]" office:value-type="float" office:value="-9" calcext:value-type="float">
            <text:p>-9</text:p>
          </table:table-cell>
          <table:table-cell table:formula="of:=[.F12]*[.A12]-[.B12]*[.E12]" office:value-type="float" office:value="4.5" calcext:value-type="float">
            <text:p>4.5</text:p>
          </table:table-cell>
          <table:table-cell table:formula="of:=[.B12]*[.C12]-[.D12]*[.A12]" office:value-type="float" office:value="3" calcext:value-type="float">
            <text:p>3</text:p>
          </table:table-cell>
          <table:table-cell table:formula="of:=[.C12]-[.E12]" office:value-type="float" office:value="0" calcext:value-type="float">
            <text:p>0</text:p>
          </table:table-cell>
          <table:table-cell table:formula="of:=[.E12]-[.A12]" office:value-type="float" office:value="1.5" calcext:value-type="float">
            <text:p>1.5</text:p>
          </table:table-cell>
          <table:table-cell table:formula="of:=[.A12]-[.C12]" office:value-type="float" office:value="-1.5" calcext:value-type="float">
            <text:p>-1.5</text:p>
          </table:table-cell>
          <table:table-cell table:formula="of:=[.F12]-[.B12]" office:value-type="float" office:value="1" calcext:value-type="float">
            <text:p>1</text:p>
          </table:table-cell>
          <table:table-cell table:formula="of:=[.B12]-[.F12]" office:value-type="float" office:value="-1" calcext:value-type="float">
            <text:p>-1</text:p>
          </table:table-cell>
          <table:table-cell table:formula="of:=[.D12]-[.B12]" office:value-type="float" office:value="0" calcext:value-type="float">
            <text:p>0</text:p>
          </table:table-cell>
          <table:table-cell table:formula="of:=0.5*([.A12]*([.D12]-[.F12]) + [.C12]*([.F12]-[.B12]) + [.E12]*([.B12]-[.D12]))" office:value-type="float" office:value="0.75" calcext:value-type="float">
            <text:p>0.75</text:p>
          </table:table-cell>
          <table:table-cell table:formula="of:=([.B12]+[.D12]+[.F12])/3" office:value-type="float" office:value="2.33333333333333" calcext:value-type="float">
            <text:p>2.33333333333333</text:p>
          </table:table-cell>
          <table:table-cell table:number-columns-repeated="4"/>
          <table:table-cell table:formula="of:=[.J12]*[.J12]+[.M12]*[.M12]" office:value-type="float" office:value="1" calcext:value-type="float">
            <text:p>1</text:p>
          </table:table-cell>
          <table:table-cell table:formula="of:=[.J12]*[.K12]+[.M12]*[.N12]" office:value-type="float" office:value="-1" calcext:value-type="float">
            <text:p>-1</text:p>
          </table:table-cell>
          <table:table-cell table:formula="of:=[.J12]*[.L12]+[.M12]*[.O12]" office:value-type="float" office:value="0" calcext:value-type="float">
            <text:p>0</text:p>
          </table:table-cell>
          <table:table-cell table:formula="of:=[.K12]*[.K12]+[.N12]*[.N12]" office:value-type="float" office:value="3.25" calcext:value-type="float">
            <text:p>3.25</text:p>
          </table:table-cell>
          <table:table-cell table:formula="of:=[.K12]*[.L12]+[.N12]*[.O12]" office:value-type="float" office:value="-2.25" calcext:value-type="float">
            <text:p>-2.25</text:p>
          </table:table-cell>
          <table:table-cell table:formula="of:=[.L12]*[.L12]+[.O12]*[.O12]" office:value-type="float" office:value="2.25" calcext:value-type="float">
            <text:p>2.25</text:p>
          </table:table-cell>
          <table:table-cell table:formula="of:=PI()*[.$Q12]/(2*[.$P12])*[.V12]" office:value-type="float" office:value="4.88692190558412" calcext:value-type="float">
            <text:p>4.88692190558412</text:p>
          </table:table-cell>
          <table:table-cell table:formula="of:=PI()*[.$Q12]/(2*[.$P12])*[.W12]" office:value-type="float" office:value="-4.88692190558412" calcext:value-type="float">
            <text:p>-4.88692190558412</text:p>
          </table:table-cell>
          <table:table-cell table:formula="of:=PI()*[.$Q12]/(2*[.$P12])*[.X12]" office:value-type="float" office:value="0" calcext:value-type="float">
            <text:p>0</text:p>
          </table:table-cell>
          <table:table-cell table:formula="of:=PI()*[.$Q12]/(2*[.$P12])*[.Y12]" office:value-type="float" office:value="15.8824961931484" calcext:value-type="float">
            <text:p>15.8824961931484</text:p>
          </table:table-cell>
          <table:table-cell table:formula="of:=PI()*[.$Q12]/(2*[.$P12])*[.Z12]" office:value-type="float" office:value="-10.9955742875643" calcext:value-type="float">
            <text:p>-10.9955742875643</text:p>
          </table:table-cell>
          <table:table-cell table:formula="of:=PI()*[.$Q12]/(2*[.$P12])*[.AA12]" office:value-type="float" office:value="10.9955742875643" calcext:value-type="float">
            <text:p>10.9955742875643</text:p>
          </table:table-cell>
          <table:table-cell table:number-columns-repeated="8"/>
          <table:table-cell table:formula="of:=[.AK10]" office:value-type="float" office:value="0" calcext:value-type="float">
            <text:p>0</text:p>
          </table:table-cell>
          <table:table-cell table:formula="of:=[.AM10]" office:value-type="float" office:value="-1.5707963267949" calcext:value-type="float">
            <text:p>-1.5707963267949</text:p>
          </table:table-cell>
          <table:table-cell table:formula="of:=[.AN10]" office:value-type="float" office:value="1.5707963267949" calcext:value-type="float">
            <text:p>1.570796326794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[.D13]*[.E13]-[.F13]*[.C13]" office:value-type="float" office:value="-4.5" calcext:value-type="float">
            <text:p>-4.5</text:p>
          </table:table-cell>
          <table:table-cell table:formula="of:=[.F13]*[.A13]-[.B13]*[.E13]" office:value-type="float" office:value="7.5" calcext:value-type="float">
            <text:p>7.5</text:p>
          </table:table-cell>
          <table:table-cell table:formula="of:=[.B13]*[.C13]-[.D13]*[.A13]" office:value-type="float" office:value="-4.5" calcext:value-type="float">
            <text:p>-4.5</text:p>
          </table:table-cell>
          <table:table-cell table:formula="of:=[.C13]-[.E13]" office:value-type="float" office:value="1.5" calcext:value-type="float">
            <text:p>1.5</text:p>
          </table:table-cell>
          <table:table-cell table:formula="of:=[.E13]-[.A13]" office:value-type="float" office:value="0" calcext:value-type="float">
            <text:p>0</text:p>
          </table:table-cell>
          <table:table-cell table:formula="of:=[.A13]-[.C13]" office:value-type="float" office:value="-1.5" calcext:value-type="float">
            <text:p>-1.5</text:p>
          </table:table-cell>
          <table:table-cell table:formula="of:=[.F13]-[.B13]" office:value-type="float" office:value="1" calcext:value-type="float">
            <text:p>1</text:p>
          </table:table-cell>
          <table:table-cell table:formula="of:=[.B13]-[.F13]" office:value-type="float" office:value="-1" calcext:value-type="float">
            <text:p>-1</text:p>
          </table:table-cell>
          <table:table-cell table:formula="of:=[.D13]-[.B13]" office:value-type="float" office:value="1" calcext:value-type="float">
            <text:p>1</text:p>
          </table:table-cell>
          <table:table-cell table:formula="of:=0.5*([.A13]*([.D13]-[.F13]) + [.C13]*([.F13]-[.B13]) + [.E13]*([.B13]-[.D13]))" office:value-type="float" office:value="0.75" calcext:value-type="float">
            <text:p>0.75</text:p>
          </table:table-cell>
          <table:table-cell table:formula="of:=([.B13]+[.D13]+[.F13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3]*[.J13]+[.M13]*[.M13]" office:value-type="float" office:value="3.25" calcext:value-type="float">
            <text:p>3.25</text:p>
          </table:table-cell>
          <table:table-cell table:formula="of:=[.J13]*[.K13]+[.M13]*[.N13]" office:value-type="float" office:value="-1" calcext:value-type="float">
            <text:p>-1</text:p>
          </table:table-cell>
          <table:table-cell table:formula="of:=[.J13]*[.L13]+[.M13]*[.O13]" office:value-type="float" office:value="-1.25" calcext:value-type="float">
            <text:p>-1.25</text:p>
          </table:table-cell>
          <table:table-cell table:formula="of:=[.K13]*[.K13]+[.N13]*[.N13]" office:value-type="float" office:value="1" calcext:value-type="float">
            <text:p>1</text:p>
          </table:table-cell>
          <table:table-cell table:formula="of:=[.K13]*[.L13]+[.N13]*[.O13]" office:value-type="float" office:value="-1" calcext:value-type="float">
            <text:p>-1</text:p>
          </table:table-cell>
          <table:table-cell table:formula="of:=[.L13]*[.L13]+[.O13]*[.O13]" office:value-type="float" office:value="3.25" calcext:value-type="float">
            <text:p>3.25</text:p>
          </table:table-cell>
          <table:table-cell table:formula="of:=PI()*[.$Q13]/(2*[.$P13])*[.V13]" office:value-type="float" office:value="18.151424220741" calcext:value-type="float">
            <text:p>18.151424220741</text:p>
          </table:table-cell>
          <table:table-cell table:formula="of:=PI()*[.$Q13]/(2*[.$P13])*[.W13]" office:value-type="float" office:value="-5.58505360638185" calcext:value-type="float">
            <text:p>-5.58505360638185</text:p>
          </table:table-cell>
          <table:table-cell table:formula="of:=PI()*[.$Q13]/(2*[.$P13])*[.X13]" office:value-type="float" office:value="-6.98131700797732" calcext:value-type="float">
            <text:p>-6.98131700797732</text:p>
          </table:table-cell>
          <table:table-cell table:formula="of:=PI()*[.$Q13]/(2*[.$P13])*[.Y13]" office:value-type="float" office:value="5.58505360638185" calcext:value-type="float">
            <text:p>5.58505360638185</text:p>
          </table:table-cell>
          <table:table-cell table:formula="of:=PI()*[.$Q13]/(2*[.$P13])*[.Z13]" office:value-type="float" office:value="-5.58505360638185" calcext:value-type="float">
            <text:p>-5.58505360638185</text:p>
          </table:table-cell>
          <table:table-cell table:formula="of:=PI()*[.$Q13]/(2*[.$P13])*[.AA13]" office:value-type="float" office:value="18.151424220741" calcext:value-type="float">
            <text:p>18.151424220741</text:p>
          </table:table-cell>
          <table:table-cell table:number-columns-repeated="163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D14]*[.E14]-[.F14]*[.C14]" office:value-type="float" office:value="-3" calcext:value-type="float">
            <text:p>-3</text:p>
          </table:table-cell>
          <table:table-cell table:formula="of:=[.F14]*[.A14]-[.B14]*[.E14]" office:value-type="float" office:value="-3" calcext:value-type="float">
            <text:p>-3</text:p>
          </table:table-cell>
          <table:table-cell table:formula="of:=[.B14]*[.C14]-[.D14]*[.A14]" office:value-type="float" office:value="3" calcext:value-type="float">
            <text:p>3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E14]-[.A14]" office:value-type="float" office:value="1.5" calcext:value-type="float">
            <text:p>1.5</text:p>
          </table:table-cell>
          <table:table-cell table:formula="of:=[.A14]-[.C14]" office:value-type="float" office:value="-1.5" calcext:value-type="float">
            <text:p>-1.5</text:p>
          </table:table-cell>
          <table:table-cell table:formula="of:=[.F14]-[.B14]" office:value-type="float" office:value="2" calcext:value-type="float">
            <text:p>2</text:p>
          </table:table-cell>
          <table:table-cell table:formula="of:=[.B14]-[.F14]" office:value-type="float" office:value="-2" calcext:value-type="float">
            <text:p>-2</text:p>
          </table:table-cell>
          <table:table-cell table:formula="of:=[.D14]-[.B14]" office:value-type="float" office:value="0" calcext:value-type="float">
            <text:p>0</text:p>
          </table:table-cell>
          <table:table-cell table:formula="of:=0.5*([.A14]*([.D14]-[.F14]) + [.C14]*([.F14]-[.B14]) + [.E14]*([.B14]-[.D14]))" office:value-type="float" office:value="1.5" calcext:value-type="float">
            <text:p>1.5</text:p>
          </table:table-cell>
          <table:table-cell table:formula="of:=([.B14]+[.D14]+[.F14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4]*[.J14]+[.M14]*[.M14]" office:value-type="float" office:value="4" calcext:value-type="float">
            <text:p>4</text:p>
          </table:table-cell>
          <table:table-cell table:formula="of:=[.J14]*[.K14]+[.M14]*[.N14]" office:value-type="float" office:value="-4" calcext:value-type="float">
            <text:p>-4</text:p>
          </table:table-cell>
          <table:table-cell table:formula="of:=[.J14]*[.L14]+[.M14]*[.O14]" office:value-type="float" office:value="0" calcext:value-type="float">
            <text:p>0</text:p>
          </table:table-cell>
          <table:table-cell table:formula="of:=[.K14]*[.K14]+[.N14]*[.N14]" office:value-type="float" office:value="6.25" calcext:value-type="float">
            <text:p>6.25</text:p>
          </table:table-cell>
          <table:table-cell table:formula="of:=[.K14]*[.L14]+[.N14]*[.O14]" office:value-type="float" office:value="-2.25" calcext:value-type="float">
            <text:p>-2.25</text:p>
          </table:table-cell>
          <table:table-cell table:formula="of:=[.L14]*[.L14]+[.O14]*[.O14]" office:value-type="float" office:value="2.25" calcext:value-type="float">
            <text:p>2.25</text:p>
          </table:table-cell>
          <table:table-cell table:formula="of:=PI()*[.$Q14]/(2*[.$P14])*[.V14]" office:value-type="float" office:value="11.1701072127637" calcext:value-type="float">
            <text:p>11.1701072127637</text:p>
          </table:table-cell>
          <table:table-cell table:formula="of:=PI()*[.$Q14]/(2*[.$P14])*[.W14]" office:value-type="float" office:value="-11.1701072127637" calcext:value-type="float">
            <text:p>-11.1701072127637</text:p>
          </table:table-cell>
          <table:table-cell table:formula="of:=PI()*[.$Q14]/(2*[.$P14])*[.X14]" office:value-type="float" office:value="0" calcext:value-type="float">
            <text:p>0</text:p>
          </table:table-cell>
          <table:table-cell table:formula="of:=PI()*[.$Q14]/(2*[.$P14])*[.Y14]" office:value-type="float" office:value="17.4532925199433" calcext:value-type="float">
            <text:p>17.4532925199433</text:p>
          </table:table-cell>
          <table:table-cell table:formula="of:=PI()*[.$Q14]/(2*[.$P14])*[.Z14]" office:value-type="float" office:value="-6.28318530717959" calcext:value-type="float">
            <text:p>-6.28318530717959</text:p>
          </table:table-cell>
          <table:table-cell table:formula="of:=PI()*[.$Q14]/(2*[.$P14])*[.AA14]" office:value-type="float" office:value="6.28318530717959" calcext:value-type="float">
            <text:p>6.28318530717959</text:p>
          </table:table-cell>
          <table:table-cell/>
          <table:table-cell table:formula="of:=[.AB5]" office:value-type="float" office:value="8.72664625997165" calcext:value-type="float">
            <text:p>8.72664625997165</text:p>
          </table:table-cell>
          <table:table-cell table:formula="of:=[.AC5]" office:value-type="float" office:value="-5.58505360638185" calcext:value-type="float">
            <text:p>-5.58505360638185</text:p>
          </table:table-cell>
          <table:table-cell table:formula="of:=[.AD5]" office:value-type="float" office:value="2.44346095279206" calcext:value-type="float">
            <text:p>2.44346095279206</text:p>
          </table:table-cell>
          <table:table-cell table:formula="of:=[.AE5]" office:value-type="float" office:value="5.58505360638185" calcext:value-type="float">
            <text:p>5.58505360638185</text:p>
          </table:table-cell>
          <table:table-cell table:formula="of:=[.AF5]" office:value-type="float" office:value="-5.58505360638185" calcext:value-type="float">
            <text:p>-5.58505360638185</text:p>
          </table:table-cell>
          <table:table-cell table:formula="of:=[.AG5]" office:value-type="float" office:value="8.72664625997165" calcext:value-type="float">
            <text:p>8.72664625997165</text:p>
          </table:table-cell>
          <table:table-cell/>
          <table:table-cell table:formula="of:=[.AI14]" office:value-type="float" office:value="8.72664625997165" calcext:value-type="float">
            <text:p>8.72664625997165</text:p>
          </table:table-cell>
          <table:table-cell table:formula="of:=[.AJ14]" office:value-type="float" office:value="-5.58505360638185" calcext:value-type="float">
            <text:p>-5.58505360638185</text:p>
          </table:table-cell>
          <table:table-cell table:formula="of:=[.AK14]" office:value-type="float" office:value="2.44346095279206" calcext:value-type="float">
            <text:p>2.443460952792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15]*[.E15]-[.F15]*[.C15]" office:value-type="float" office:value="-6" calcext:value-type="float">
            <text:p>-6</text:p>
          </table:table-cell>
          <table:table-cell table:formula="of:=[.F15]*[.A15]-[.B15]*[.E15]" office:value-type="float" office:value="0" calcext:value-type="float">
            <text:p>0</text:p>
          </table:table-cell>
          <table:table-cell table:formula="of:=[.B15]*[.C15]-[.D15]*[.A15]" office:value-type="float" office:value="3" calcext:value-type="float">
            <text:p>3</text:p>
          </table:table-cell>
          <table:table-cell table:formula="of:=[.C15]-[.E15]" office:value-type="float" office:value="1.5" calcext:value-type="float">
            <text:p>1.5</text:p>
          </table:table-cell>
          <table:table-cell table:formula="of:=[.E15]-[.A15]" office:value-type="float" office:value="0" calcext:value-type="float">
            <text:p>0</text:p>
          </table:table-cell>
          <table:table-cell table:formula="of:=[.A15]-[.C15]" office:value-type="float" office:value="-1.5" calcext:value-type="float">
            <text:p>-1.5</text:p>
          </table:table-cell>
          <table:table-cell table:formula="of:=[.F15]-[.B15]" office:value-type="float" office:value="2" calcext:value-type="float">
            <text:p>2</text:p>
          </table:table-cell>
          <table:table-cell table:formula="of:=[.B15]-[.F15]" office:value-type="float" office:value="-2" calcext:value-type="float">
            <text:p>-2</text:p>
          </table:table-cell>
          <table:table-cell table:formula="of:=[.D15]-[.B15]" office:value-type="float" office:value="2" calcext:value-type="float">
            <text:p>2</text:p>
          </table:table-cell>
          <table:table-cell table:formula="of:=0.5*([.A15]*([.D15]-[.F15]) + [.C15]*([.F15]-[.B15]) + [.E15]*([.B15]-[.D15]))" office:value-type="float" office:value="1.5" calcext:value-type="float">
            <text:p>1.5</text:p>
          </table:table-cell>
          <table:table-cell table:formula="of:=([.B15]+[.D15]+[.F15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5]*[.J15]+[.M15]*[.M15]" office:value-type="float" office:value="6.25" calcext:value-type="float">
            <text:p>6.25</text:p>
          </table:table-cell>
          <table:table-cell table:formula="of:=[.J15]*[.K15]+[.M15]*[.N15]" office:value-type="float" office:value="-4" calcext:value-type="float">
            <text:p>-4</text:p>
          </table:table-cell>
          <table:table-cell table:formula="of:=[.J15]*[.L15]+[.M15]*[.O15]" office:value-type="float" office:value="1.75" calcext:value-type="float">
            <text:p>1.75</text:p>
          </table:table-cell>
          <table:table-cell table:formula="of:=[.K15]*[.K15]+[.N15]*[.N15]" office:value-type="float" office:value="4" calcext:value-type="float">
            <text:p>4</text:p>
          </table:table-cell>
          <table:table-cell table:formula="of:=[.K15]*[.L15]+[.N15]*[.O15]" office:value-type="float" office:value="-4" calcext:value-type="float">
            <text:p>-4</text:p>
          </table:table-cell>
          <table:table-cell table:formula="of:=[.L15]*[.L15]+[.O15]*[.O15]" office:value-type="float" office:value="6.25" calcext:value-type="float">
            <text:p>6.25</text:p>
          </table:table-cell>
          <table:table-cell table:formula="of:=PI()*[.$Q15]/(2*[.$P15])*[.V15]" office:value-type="float" office:value="21.8166156499291" calcext:value-type="float">
            <text:p>21.8166156499291</text:p>
          </table:table-cell>
          <table:table-cell table:formula="of:=PI()*[.$Q15]/(2*[.$P15])*[.W15]" office:value-type="float" office:value="-13.9626340159546" calcext:value-type="float">
            <text:p>-13.9626340159546</text:p>
          </table:table-cell>
          <table:table-cell table:formula="of:=PI()*[.$Q15]/(2*[.$P15])*[.X15]" office:value-type="float" office:value="6.10865238198015" calcext:value-type="float">
            <text:p>6.10865238198015</text:p>
          </table:table-cell>
          <table:table-cell table:formula="of:=PI()*[.$Q15]/(2*[.$P15])*[.Y15]" office:value-type="float" office:value="13.9626340159546" calcext:value-type="float">
            <text:p>13.9626340159546</text:p>
          </table:table-cell>
          <table:table-cell table:formula="of:=PI()*[.$Q15]/(2*[.$P15])*[.Z15]" office:value-type="float" office:value="-13.9626340159546" calcext:value-type="float">
            <text:p>-13.9626340159546</text:p>
          </table:table-cell>
          <table:table-cell table:formula="of:=PI()*[.$Q15]/(2*[.$P15])*[.AA15]" office:value-type="float" office:value="21.8166156499291" calcext:value-type="float">
            <text:p>21.8166156499291</text:p>
          </table:table-cell>
          <table:table-cell table:number-columns-repeated="8"/>
          <table:table-cell table:formula="of:=[.AJ14]" office:value-type="float" office:value="-5.58505360638185" calcext:value-type="float">
            <text:p>-5.58505360638185</text:p>
          </table:table-cell>
          <table:table-cell table:formula="of:=[.AL14]" office:value-type="float" office:value="5.58505360638185" calcext:value-type="float">
            <text:p>5.58505360638185</text:p>
          </table:table-cell>
          <table:table-cell table:formula="of:=[.AM14]" office:value-type="float" office:value="-5.58505360638185" calcext:value-type="float">
            <text:p>-5.5850536063818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6]*[.E16]-[.F16]*[.C16]" office:value-type="float" office:value="-6" calcext:value-type="float">
            <text:p>-6</text:p>
          </table:table-cell>
          <table:table-cell table:formula="of:=[.F16]*[.A16]-[.B16]*[.E16]" office:value-type="float" office:value="0" calcext:value-type="float">
            <text:p>0</text:p>
          </table:table-cell>
          <table:table-cell table:formula="of:=[.B16]*[.C16]-[.D16]*[.A16]" office:value-type="float" office:value="3" calcext:value-type="float">
            <text:p>3</text:p>
          </table:table-cell>
          <table:table-cell table:formula="of:=[.C16]-[.E16]" office:value-type="float" office:value="0" calcext:value-type="float">
            <text:p>0</text:p>
          </table:table-cell>
          <table:table-cell table:formula="of:=[.E16]-[.A16]" office:value-type="float" office:value="1.5" calcext:value-type="float">
            <text:p>1.5</text:p>
          </table:table-cell>
          <table:table-cell table:formula="of:=[.A16]-[.C16]" office:value-type="float" office:value="-1.5" calcext:value-type="float">
            <text:p>-1.5</text:p>
          </table:table-cell>
          <table:table-cell table:formula="of:=[.F16]-[.B16]" office:value-type="float" office:value="2" calcext:value-type="float">
            <text:p>2</text:p>
          </table:table-cell>
          <table:table-cell table:formula="of:=[.B16]-[.F16]" office:value-type="float" office:value="-2" calcext:value-type="float">
            <text:p>-2</text:p>
          </table:table-cell>
          <table:table-cell table:formula="of:=[.D16]-[.B16]" office:value-type="float" office:value="0" calcext:value-type="float">
            <text:p>0</text:p>
          </table:table-cell>
          <table:table-cell table:formula="of:=0.5*([.A16]*([.D16]-[.F16]) + [.C16]*([.F16]-[.B16]) + [.E16]*([.B16]-[.D16]))" office:value-type="float" office:value="1.5" calcext:value-type="float">
            <text:p>1.5</text:p>
          </table:table-cell>
          <table:table-cell table:formula="of:=([.B16]+[.D16]+[.F16])/3" office:value-type="float" office:value="2.66666666666667" calcext:value-type="float">
            <text:p>2.66666666666667</text:p>
          </table:table-cell>
          <table:table-cell table:number-columns-repeated="4"/>
          <table:table-cell table:formula="of:=[.J16]*[.J16]+[.M16]*[.M16]" office:value-type="float" office:value="4" calcext:value-type="float">
            <text:p>4</text:p>
          </table:table-cell>
          <table:table-cell table:formula="of:=[.J16]*[.K16]+[.M16]*[.N16]" office:value-type="float" office:value="-4" calcext:value-type="float">
            <text:p>-4</text:p>
          </table:table-cell>
          <table:table-cell table:formula="of:=[.J16]*[.L16]+[.M16]*[.O16]" office:value-type="float" office:value="0" calcext:value-type="float">
            <text:p>0</text:p>
          </table:table-cell>
          <table:table-cell table:formula="of:=[.K16]*[.K16]+[.N16]*[.N16]" office:value-type="float" office:value="6.25" calcext:value-type="float">
            <text:p>6.25</text:p>
          </table:table-cell>
          <table:table-cell table:formula="of:=[.K16]*[.L16]+[.N16]*[.O16]" office:value-type="float" office:value="-2.25" calcext:value-type="float">
            <text:p>-2.25</text:p>
          </table:table-cell>
          <table:table-cell table:formula="of:=[.L16]*[.L16]+[.O16]*[.O16]" office:value-type="float" office:value="2.25" calcext:value-type="float">
            <text:p>2.25</text:p>
          </table:table-cell>
          <table:table-cell table:formula="of:=PI()*[.$Q16]/(2*[.$P16])*[.V16]" office:value-type="float" office:value="11.1701072127637" calcext:value-type="float">
            <text:p>11.1701072127637</text:p>
          </table:table-cell>
          <table:table-cell table:formula="of:=PI()*[.$Q16]/(2*[.$P16])*[.W16]" office:value-type="float" office:value="-11.1701072127637" calcext:value-type="float">
            <text:p>-11.1701072127637</text:p>
          </table:table-cell>
          <table:table-cell table:formula="of:=PI()*[.$Q16]/(2*[.$P16])*[.X16]" office:value-type="float" office:value="0" calcext:value-type="float">
            <text:p>0</text:p>
          </table:table-cell>
          <table:table-cell table:formula="of:=PI()*[.$Q16]/(2*[.$P16])*[.Y16]" office:value-type="float" office:value="17.4532925199433" calcext:value-type="float">
            <text:p>17.4532925199433</text:p>
          </table:table-cell>
          <table:table-cell table:formula="of:=PI()*[.$Q16]/(2*[.$P16])*[.Z16]" office:value-type="float" office:value="-6.28318530717959" calcext:value-type="float">
            <text:p>-6.28318530717959</text:p>
          </table:table-cell>
          <table:table-cell table:formula="of:=PI()*[.$Q16]/(2*[.$P16])*[.AA16]" office:value-type="float" office:value="6.28318530717959" calcext:value-type="float">
            <text:p>6.28318530717959</text:p>
          </table:table-cell>
          <table:table-cell table:number-columns-repeated="8"/>
          <table:table-cell table:formula="of:=[.AK14]" office:value-type="float" office:value="2.44346095279206" calcext:value-type="float">
            <text:p>2.44346095279206</text:p>
          </table:table-cell>
          <table:table-cell table:formula="of:=[.AM14]" office:value-type="float" office:value="-5.58505360638185" calcext:value-type="float">
            <text:p>-5.58505360638185</text:p>
          </table:table-cell>
          <table:table-cell table:formula="of:=[.AN14]" office:value-type="float" office:value="8.72664625997165" calcext:value-type="float">
            <text:p>8.7266462599716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D17]*[.E17]-[.F17]*[.C17]" office:value-type="float" office:value="-6" calcext:value-type="float">
            <text:p>-6</text:p>
          </table:table-cell>
          <table:table-cell table:formula="of:=[.F17]*[.A17]-[.B17]*[.E17]" office:value-type="float" office:value="3" calcext:value-type="float">
            <text:p>3</text:p>
          </table:table-cell>
          <table:table-cell table:formula="of:=[.B17]*[.C17]-[.D17]*[.A17]" office:value-type="float" office:value="0" calcext:value-type="float">
            <text:p>0</text:p>
          </table:table-cell>
          <table:table-cell table:formula="of:=[.C17]-[.E17]" office:value-type="float" office:value="1.5" calcext:value-type="float">
            <text:p>1.5</text:p>
          </table:table-cell>
          <table:table-cell table:formula="of:=[.E17]-[.A17]" office:value-type="float" office:value="0" calcext:value-type="float">
            <text:p>0</text:p>
          </table:table-cell>
          <table:table-cell table:formula="of:=[.A17]-[.C17]" office:value-type="float" office:value="-1.5" calcext:value-type="float">
            <text:p>-1.5</text:p>
          </table:table-cell>
          <table:table-cell table:formula="of:=[.F17]-[.B17]" office:value-type="float" office:value="2" calcext:value-type="float">
            <text:p>2</text:p>
          </table:table-cell>
          <table:table-cell table:formula="of:=[.B17]-[.F17]" office:value-type="float" office:value="-2" calcext:value-type="float">
            <text:p>-2</text:p>
          </table:table-cell>
          <table:table-cell table:formula="of:=[.D17]-[.B17]" office:value-type="float" office:value="2" calcext:value-type="float">
            <text:p>2</text:p>
          </table:table-cell>
          <table:table-cell table:formula="of:=0.5*([.A17]*([.D17]-[.F17]) + [.C17]*([.F17]-[.B17]) + [.E17]*([.B17]-[.D17]))" office:value-type="float" office:value="1.5" calcext:value-type="float">
            <text:p>1.5</text:p>
          </table:table-cell>
          <table:table-cell table:formula="of:=([.B17]+[.D17]+[.F17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7]*[.J17]+[.M17]*[.M17]" office:value-type="float" office:value="6.25" calcext:value-type="float">
            <text:p>6.25</text:p>
          </table:table-cell>
          <table:table-cell table:formula="of:=[.J17]*[.K17]+[.M17]*[.N17]" office:value-type="float" office:value="-4" calcext:value-type="float">
            <text:p>-4</text:p>
          </table:table-cell>
          <table:table-cell table:formula="of:=[.J17]*[.L17]+[.M17]*[.O17]" office:value-type="float" office:value="1.75" calcext:value-type="float">
            <text:p>1.75</text:p>
          </table:table-cell>
          <table:table-cell table:formula="of:=[.K17]*[.K17]+[.N17]*[.N17]" office:value-type="float" office:value="4" calcext:value-type="float">
            <text:p>4</text:p>
          </table:table-cell>
          <table:table-cell table:formula="of:=[.K17]*[.L17]+[.N17]*[.O17]" office:value-type="float" office:value="-4" calcext:value-type="float">
            <text:p>-4</text:p>
          </table:table-cell>
          <table:table-cell table:formula="of:=[.L17]*[.L17]+[.O17]*[.O17]" office:value-type="float" office:value="6.25" calcext:value-type="float">
            <text:p>6.25</text:p>
          </table:table-cell>
          <table:table-cell table:formula="of:=PI()*[.$Q17]/(2*[.$P17])*[.V17]" office:value-type="float" office:value="21.8166156499291" calcext:value-type="float">
            <text:p>21.8166156499291</text:p>
          </table:table-cell>
          <table:table-cell table:formula="of:=PI()*[.$Q17]/(2*[.$P17])*[.W17]" office:value-type="float" office:value="-13.9626340159546" calcext:value-type="float">
            <text:p>-13.9626340159546</text:p>
          </table:table-cell>
          <table:table-cell table:formula="of:=PI()*[.$Q17]/(2*[.$P17])*[.X17]" office:value-type="float" office:value="6.10865238198015" calcext:value-type="float">
            <text:p>6.10865238198015</text:p>
          </table:table-cell>
          <table:table-cell table:formula="of:=PI()*[.$Q17]/(2*[.$P17])*[.Y17]" office:value-type="float" office:value="13.9626340159546" calcext:value-type="float">
            <text:p>13.9626340159546</text:p>
          </table:table-cell>
          <table:table-cell table:formula="of:=PI()*[.$Q17]/(2*[.$P17])*[.Z17]" office:value-type="float" office:value="-13.9626340159546" calcext:value-type="float">
            <text:p>-13.9626340159546</text:p>
          </table:table-cell>
          <table:table-cell table:formula="of:=PI()*[.$Q17]/(2*[.$P17])*[.AA17]" office:value-type="float" office:value="21.8166156499291" calcext:value-type="float">
            <text:p>21.8166156499291</text:p>
          </table:table-cell>
          <table:table-cell table:number-columns-repeated="1633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D18]*[.E18]-[.F18]*[.C18]" office:value-type="float" office:value="-6.75" calcext:value-type="float">
            <text:p>-6.75</text:p>
          </table:table-cell>
          <table:table-cell table:formula="of:=[.F18]*[.A18]-[.B18]*[.E18]" office:value-type="float" office:value="3" calcext:value-type="float">
            <text:p>3</text:p>
          </table:table-cell>
          <table:table-cell table:formula="of:=[.B18]*[.C18]-[.D18]*[.A18]" office:value-type="float" office:value="1.5" calcext:value-type="float">
            <text:p>1.5</text:p>
          </table:table-cell>
          <table:table-cell table:formula="of:=[.C18]-[.E18]" office:value-type="float" office:value="0" calcext:value-type="float">
            <text:p>0</text:p>
          </table:table-cell>
          <table:table-cell table:formula="of:=[.E18]-[.A18]" office:value-type="float" office:value="1.5" calcext:value-type="float">
            <text:p>1.5</text:p>
          </table:table-cell>
          <table:table-cell table:formula="of:=[.A18]-[.C18]" office:value-type="float" office:value="-1.5" calcext:value-type="float">
            <text:p>-1.5</text:p>
          </table:table-cell>
          <table:table-cell table:formula="of:=[.F18]-[.B18]" office:value-type="float" office:value="2" calcext:value-type="float">
            <text:p>2</text:p>
          </table:table-cell>
          <table:table-cell table:formula="of:=[.B18]-[.F18]" office:value-type="float" office:value="-2" calcext:value-type="float">
            <text:p>-2</text:p>
          </table:table-cell>
          <table:table-cell table:formula="of:=[.D18]-[.B18]" office:value-type="float" office:value="0.5" calcext:value-type="float">
            <text:p>0.5</text:p>
          </table:table-cell>
          <table:table-cell table:formula="of:=0.5*([.A18]*([.D18]-[.F18]) + [.C18]*([.F18]-[.B18]) + [.E18]*([.B18]-[.D18]))" office:value-type="float" office:value="1.125" calcext:value-type="float">
            <text:p>1.125</text:p>
          </table:table-cell>
          <table:table-cell table:formula="of:=([.B18]+[.D18]+[.F18])/3" office:value-type="float" office:value="2.83333333333333" calcext:value-type="float">
            <text:p>2.83333333333333</text:p>
          </table:table-cell>
          <table:table-cell table:number-columns-repeated="4"/>
          <table:table-cell table:formula="of:=[.J18]*[.J18]+[.M18]*[.M18]" office:value-type="float" office:value="4" calcext:value-type="float">
            <text:p>4</text:p>
          </table:table-cell>
          <table:table-cell table:formula="of:=[.J18]*[.K18]+[.M18]*[.N18]" office:value-type="float" office:value="-4" calcext:value-type="float">
            <text:p>-4</text:p>
          </table:table-cell>
          <table:table-cell table:formula="of:=[.J18]*[.L18]+[.M18]*[.O18]" office:value-type="float" office:value="1" calcext:value-type="float">
            <text:p>1</text:p>
          </table:table-cell>
          <table:table-cell table:formula="of:=[.K18]*[.K18]+[.N18]*[.N18]" office:value-type="float" office:value="6.25" calcext:value-type="float">
            <text:p>6.25</text:p>
          </table:table-cell>
          <table:table-cell table:formula="of:=[.K18]*[.L18]+[.N18]*[.O18]" office:value-type="float" office:value="-3.25" calcext:value-type="float">
            <text:p>-3.25</text:p>
          </table:table-cell>
          <table:table-cell table:formula="of:=[.L18]*[.L18]+[.O18]*[.O18]" office:value-type="float" office:value="2.5" calcext:value-type="float">
            <text:p>2.5</text:p>
          </table:table-cell>
          <table:table-cell table:formula="of:=PI()*[.$Q18]/(2*[.$P18])*[.V18]" office:value-type="float" office:value="15.8243185514153" calcext:value-type="float">
            <text:p>15.8243185514153</text:p>
          </table:table-cell>
          <table:table-cell table:formula="of:=PI()*[.$Q18]/(2*[.$P18])*[.W18]" office:value-type="float" office:value="-15.8243185514153" calcext:value-type="float">
            <text:p>-15.8243185514153</text:p>
          </table:table-cell>
          <table:table-cell table:formula="of:=PI()*[.$Q18]/(2*[.$P18])*[.X18]" office:value-type="float" office:value="3.95607963785381" calcext:value-type="float">
            <text:p>3.95607963785381</text:p>
          </table:table-cell>
          <table:table-cell table:formula="of:=PI()*[.$Q18]/(2*[.$P18])*[.Y18]" office:value-type="float" office:value="24.7254977365863" calcext:value-type="float">
            <text:p>24.7254977365863</text:p>
          </table:table-cell>
          <table:table-cell table:formula="of:=PI()*[.$Q18]/(2*[.$P18])*[.Z18]" office:value-type="float" office:value="-12.8572588230249" calcext:value-type="float">
            <text:p>-12.8572588230249</text:p>
          </table:table-cell>
          <table:table-cell table:formula="of:=PI()*[.$Q18]/(2*[.$P18])*[.AA18]" office:value-type="float" office:value="9.89019909463453" calcext:value-type="float">
            <text:p>9.89019909463453</text:p>
          </table:table-cell>
          <table:table-cell/>
          <table:table-cell table:formula="of:=[.AB6]" office:value-type="float" office:value="10.1810873033003" calcext:value-type="float">
            <text:p>10.1810873033003</text:p>
          </table:table-cell>
          <table:table-cell table:formula="of:=[.AC6]" office:value-type="float" office:value="-10.1810873033003" calcext:value-type="float">
            <text:p>-10.1810873033003</text:p>
          </table:table-cell>
          <table:table-cell table:formula="of:=[.AD6]" office:value-type="float" office:value="4.0724349213201" calcext:value-type="float">
            <text:p>4.0724349213201</text:p>
          </table:table-cell>
          <table:table-cell table:formula="of:=[.AE6]" office:value-type="float" office:value="13.8462787324883" calcext:value-type="float">
            <text:p>13.8462787324883</text:p>
          </table:table-cell>
          <table:table-cell table:formula="of:=[.AF6]" office:value-type="float" office:value="-7.7376263505082" calcext:value-type="float">
            <text:p>-7.7376263505082</text:p>
          </table:table-cell>
          <table:table-cell table:formula="of:=[.AG6]" office:value-type="float" office:value="5.29416539771613" calcext:value-type="float">
            <text:p>5.29416539771613</text:p>
          </table:table-cell>
          <table:table-cell/>
          <table:table-cell table:formula="of:=[.AI18]" office:value-type="float" office:value="10.1810873033003" calcext:value-type="float">
            <text:p>10.1810873033003</text:p>
          </table:table-cell>
          <table:table-cell table:formula="of:=[.AJ18]" office:value-type="float" office:value="-10.1810873033003" calcext:value-type="float">
            <text:p>-10.1810873033003</text:p>
          </table:table-cell>
          <table:table-cell table:formula="of:=[.AK18]" office:value-type="float" office:value="4.0724349213201" calcext:value-type="float">
            <text:p>4.07243492132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9]*[.E19]-[.F19]*[.C19]" office:value-type="float" office:value="-6" calcext:value-type="float">
            <text:p>-6</text:p>
          </table:table-cell>
          <table:table-cell table:formula="of:=[.F19]*[.A19]-[.B19]*[.E19]" office:value-type="float" office:value="6" calcext:value-type="float">
            <text:p>6</text:p>
          </table:table-cell>
          <table:table-cell table:formula="of:=[.B19]*[.C19]-[.D19]*[.A19]" office:value-type="float" office:value="-3" calcext:value-type="float">
            <text:p>-3</text:p>
          </table:table-cell>
          <table:table-cell table:formula="of:=[.C19]-[.E19]" office:value-type="float" office:value="1.5" calcext:value-type="float">
            <text:p>1.5</text:p>
          </table:table-cell>
          <table:table-cell table:formula="of:=[.E19]-[.A19]" office:value-type="float" office:value="0" calcext:value-type="float">
            <text:p>0</text:p>
          </table:table-cell>
          <table:table-cell table:formula="of:=[.A19]-[.C19]" office:value-type="float" office:value="-1.5" calcext:value-type="float">
            <text:p>-1.5</text:p>
          </table:table-cell>
          <table:table-cell table:formula="of:=[.F19]-[.B19]" office:value-type="float" office:value="2" calcext:value-type="float">
            <text:p>2</text:p>
          </table:table-cell>
          <table:table-cell table:formula="of:=[.B19]-[.F19]" office:value-type="float" office:value="-2" calcext:value-type="float">
            <text:p>-2</text:p>
          </table:table-cell>
          <table:table-cell table:formula="of:=[.D19]-[.B19]" office:value-type="float" office:value="2" calcext:value-type="float">
            <text:p>2</text:p>
          </table:table-cell>
          <table:table-cell table:formula="of:=0.5*([.A19]*([.D19]-[.F19]) + [.C19]*([.F19]-[.B19]) + [.E19]*([.B19]-[.D19]))" office:value-type="float" office:value="1.5" calcext:value-type="float">
            <text:p>1.5</text:p>
          </table:table-cell>
          <table:table-cell table:formula="of:=([.B19]+[.D19]+[.F19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19]*[.J19]+[.M19]*[.M19]" office:value-type="float" office:value="6.25" calcext:value-type="float">
            <text:p>6.25</text:p>
          </table:table-cell>
          <table:table-cell table:formula="of:=[.J19]*[.K19]+[.M19]*[.N19]" office:value-type="float" office:value="-4" calcext:value-type="float">
            <text:p>-4</text:p>
          </table:table-cell>
          <table:table-cell table:formula="of:=[.J19]*[.L19]+[.M19]*[.O19]" office:value-type="float" office:value="1.75" calcext:value-type="float">
            <text:p>1.75</text:p>
          </table:table-cell>
          <table:table-cell table:formula="of:=[.K19]*[.K19]+[.N19]*[.N19]" office:value-type="float" office:value="4" calcext:value-type="float">
            <text:p>4</text:p>
          </table:table-cell>
          <table:table-cell table:formula="of:=[.K19]*[.L19]+[.N19]*[.O19]" office:value-type="float" office:value="-4" calcext:value-type="float">
            <text:p>-4</text:p>
          </table:table-cell>
          <table:table-cell table:formula="of:=[.L19]*[.L19]+[.O19]*[.O19]" office:value-type="float" office:value="6.25" calcext:value-type="float">
            <text:p>6.25</text:p>
          </table:table-cell>
          <table:table-cell table:formula="of:=PI()*[.$Q19]/(2*[.$P19])*[.V19]" office:value-type="float" office:value="21.8166156499291" calcext:value-type="float">
            <text:p>21.8166156499291</text:p>
          </table:table-cell>
          <table:table-cell table:formula="of:=PI()*[.$Q19]/(2*[.$P19])*[.W19]" office:value-type="float" office:value="-13.9626340159546" calcext:value-type="float">
            <text:p>-13.9626340159546</text:p>
          </table:table-cell>
          <table:table-cell table:formula="of:=PI()*[.$Q19]/(2*[.$P19])*[.X19]" office:value-type="float" office:value="6.10865238198015" calcext:value-type="float">
            <text:p>6.10865238198015</text:p>
          </table:table-cell>
          <table:table-cell table:formula="of:=PI()*[.$Q19]/(2*[.$P19])*[.Y19]" office:value-type="float" office:value="13.9626340159546" calcext:value-type="float">
            <text:p>13.9626340159546</text:p>
          </table:table-cell>
          <table:table-cell table:formula="of:=PI()*[.$Q19]/(2*[.$P19])*[.Z19]" office:value-type="float" office:value="-13.9626340159546" calcext:value-type="float">
            <text:p>-13.9626340159546</text:p>
          </table:table-cell>
          <table:table-cell table:formula="of:=PI()*[.$Q19]/(2*[.$P19])*[.AA19]" office:value-type="float" office:value="21.8166156499291" calcext:value-type="float">
            <text:p>21.8166156499291</text:p>
          </table:table-cell>
          <table:table-cell table:number-columns-repeated="8"/>
          <table:table-cell table:formula="of:=[.AJ18]" office:value-type="float" office:value="-10.1810873033003" calcext:value-type="float">
            <text:p>-10.1810873033003</text:p>
          </table:table-cell>
          <table:table-cell table:formula="of:=[.AL18]" office:value-type="float" office:value="13.8462787324883" calcext:value-type="float">
            <text:p>13.8462787324883</text:p>
          </table:table-cell>
          <table:table-cell table:formula="of:=[.AM18]" office:value-type="float" office:value="-7.7376263505082" calcext:value-type="float">
            <text:p>-7.73762635050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0]*[.E20]-[.F20]*[.C20]" office:value-type="float" office:value="-6" calcext:value-type="float">
            <text:p>-6</text:p>
          </table:table-cell>
          <table:table-cell table:formula="of:=[.F20]*[.A20]-[.B20]*[.E20]" office:value-type="float" office:value="3" calcext:value-type="float">
            <text:p>3</text:p>
          </table:table-cell>
          <table:table-cell table:formula="of:=[.B20]*[.C20]-[.D20]*[.A20]" office:value-type="float" office:value="1.5" calcext:value-type="float">
            <text:p>1.5</text:p>
          </table:table-cell>
          <table:table-cell table:formula="of:=[.C20]-[.E20]" office:value-type="float" office:value="0" calcext:value-type="float">
            <text:p>0</text:p>
          </table:table-cell>
          <table:table-cell table:formula="of:=[.E20]-[.A20]" office:value-type="float" office:value="1.5" calcext:value-type="float">
            <text:p>1.5</text:p>
          </table:table-cell>
          <table:table-cell table:formula="of:=[.A20]-[.C20]" office:value-type="float" office:value="-1.5" calcext:value-type="float">
            <text:p>-1.5</text:p>
          </table:table-cell>
          <table:table-cell table:formula="of:=[.F20]-[.B20]" office:value-type="float" office:value="1.5" calcext:value-type="float">
            <text:p>1.5</text:p>
          </table:table-cell>
          <table:table-cell table:formula="of:=[.B20]-[.F20]" office:value-type="float" office:value="-1.5" calcext:value-type="float">
            <text:p>-1.5</text:p>
          </table:table-cell>
          <table:table-cell table:formula="of:=[.D20]-[.B20]" office:value-type="float" office:value="0.5" calcext:value-type="float">
            <text:p>0.5</text:p>
          </table:table-cell>
          <table:table-cell table:formula="of:=0.5*([.A20]*([.D20]-[.F20]) + [.C20]*([.F20]-[.B20]) + [.E20]*([.B20]-[.D20]))" office:value-type="float" office:value="0.75" calcext:value-type="float">
            <text:p>0.75</text:p>
          </table:table-cell>
          <table:table-cell table:formula="of:=([.B20]+[.D20]+[.F20])/3" office:value-type="float" office:value="3.16666666666667" calcext:value-type="float">
            <text:p>3.16666666666667</text:p>
          </table:table-cell>
          <table:table-cell table:number-columns-repeated="4"/>
          <table:table-cell table:formula="of:=[.J20]*[.J20]+[.M20]*[.M20]" office:value-type="float" office:value="2.25" calcext:value-type="float">
            <text:p>2.25</text:p>
          </table:table-cell>
          <table:table-cell table:formula="of:=[.J20]*[.K20]+[.M20]*[.N20]" office:value-type="float" office:value="-2.25" calcext:value-type="float">
            <text:p>-2.25</text:p>
          </table:table-cell>
          <table:table-cell table:formula="of:=[.J20]*[.L20]+[.M20]*[.O20]" office:value-type="float" office:value="0.75" calcext:value-type="float">
            <text:p>0.75</text:p>
          </table:table-cell>
          <table:table-cell table:formula="of:=[.K20]*[.K20]+[.N20]*[.N20]" office:value-type="float" office:value="4.5" calcext:value-type="float">
            <text:p>4.5</text:p>
          </table:table-cell>
          <table:table-cell table:formula="of:=[.K20]*[.L20]+[.N20]*[.O20]" office:value-type="float" office:value="-3" calcext:value-type="float">
            <text:p>-3</text:p>
          </table:table-cell>
          <table:table-cell table:formula="of:=[.L20]*[.L20]+[.O20]*[.O20]" office:value-type="float" office:value="2.5" calcext:value-type="float">
            <text:p>2.5</text:p>
          </table:table-cell>
          <table:table-cell table:formula="of:=PI()*[.$Q20]/(2*[.$P20])*[.V20]" office:value-type="float" office:value="14.9225651045515" calcext:value-type="float">
            <text:p>14.9225651045515</text:p>
          </table:table-cell>
          <table:table-cell table:formula="of:=PI()*[.$Q20]/(2*[.$P20])*[.W20]" office:value-type="float" office:value="-14.9225651045515" calcext:value-type="float">
            <text:p>-14.9225651045515</text:p>
          </table:table-cell>
          <table:table-cell table:formula="of:=PI()*[.$Q20]/(2*[.$P20])*[.X20]" office:value-type="float" office:value="4.97418836818384" calcext:value-type="float">
            <text:p>4.97418836818384</text:p>
          </table:table-cell>
          <table:table-cell table:formula="of:=PI()*[.$Q20]/(2*[.$P20])*[.Y20]" office:value-type="float" office:value="29.845130209103" calcext:value-type="float">
            <text:p>29.845130209103</text:p>
          </table:table-cell>
          <table:table-cell table:formula="of:=PI()*[.$Q20]/(2*[.$P20])*[.Z20]" office:value-type="float" office:value="-19.8967534727354" calcext:value-type="float">
            <text:p>-19.8967534727354</text:p>
          </table:table-cell>
          <table:table-cell table:formula="of:=PI()*[.$Q20]/(2*[.$P20])*[.AA20]" office:value-type="float" office:value="16.5806278939461" calcext:value-type="float">
            <text:p>16.5806278939461</text:p>
          </table:table-cell>
          <table:table-cell table:number-columns-repeated="8"/>
          <table:table-cell table:formula="of:=[.AK18]" office:value-type="float" office:value="4.0724349213201" calcext:value-type="float">
            <text:p>4.0724349213201</text:p>
          </table:table-cell>
          <table:table-cell table:formula="of:=[.AM18]" office:value-type="float" office:value="-7.7376263505082" calcext:value-type="float">
            <text:p>-7.7376263505082</text:p>
          </table:table-cell>
          <table:table-cell table:formula="of:=[.AN18]" office:value-type="float" office:value="5.29416539771613" calcext:value-type="float">
            <text:p>5.29416539771613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D21]*[.E21]-[.F21]*[.C21]" office:value-type="float" office:value="-6" calcext:value-type="float">
            <text:p>-6</text:p>
          </table:table-cell>
          <table:table-cell table:formula="of:=[.F21]*[.A21]-[.B21]*[.E21]" office:value-type="float" office:value="6.75" calcext:value-type="float">
            <text:p>6.75</text:p>
          </table:table-cell>
          <table:table-cell table:formula="of:=[.B21]*[.C21]-[.D21]*[.A21]" office:value-type="float" office:value="-3" calcext:value-type="float">
            <text:p>-3</text:p>
          </table:table-cell>
          <table:table-cell table:formula="of:=[.C21]-[.E21]" office:value-type="float" office:value="1.5" calcext:value-type="float">
            <text:p>1.5</text:p>
          </table:table-cell>
          <table:table-cell table:formula="of:=[.E21]-[.A21]" office:value-type="float" office:value="0" calcext:value-type="float">
            <text:p>0</text:p>
          </table:table-cell>
          <table:table-cell table:formula="of:=[.A21]-[.C21]" office:value-type="float" office:value="-1.5" calcext:value-type="float">
            <text:p>-1.5</text:p>
          </table:table-cell>
          <table:table-cell table:formula="of:=[.F21]-[.B21]" office:value-type="float" office:value="1.5" calcext:value-type="float">
            <text:p>1.5</text:p>
          </table:table-cell>
          <table:table-cell table:formula="of:=[.B21]-[.F21]" office:value-type="float" office:value="-1.5" calcext:value-type="float">
            <text:p>-1.5</text:p>
          </table:table-cell>
          <table:table-cell table:formula="of:=[.D21]-[.B21]" office:value-type="float" office:value="1.5" calcext:value-type="float">
            <text:p>1.5</text:p>
          </table:table-cell>
          <table:table-cell table:formula="of:=0.5*([.A21]*([.D21]-[.F21]) + [.C21]*([.F21]-[.B21]) + [.E21]*([.B21]-[.D21]))" office:value-type="float" office:value="1.125" calcext:value-type="float">
            <text:p>1.125</text:p>
          </table:table-cell>
          <table:table-cell table:formula="of:=([.B21]+[.D21]+[.F21])/3" office:value-type="float" office:value="3.5" calcext:value-type="float">
            <text:p>3.5</text:p>
          </table:table-cell>
          <table:table-cell table:number-columns-repeated="4"/>
          <table:table-cell table:formula="of:=[.J21]*[.J21]+[.M21]*[.M21]" office:value-type="float" office:value="4.5" calcext:value-type="float">
            <text:p>4.5</text:p>
          </table:table-cell>
          <table:table-cell table:formula="of:=[.J21]*[.K21]+[.M21]*[.N21]" office:value-type="float" office:value="-2.25" calcext:value-type="float">
            <text:p>-2.25</text:p>
          </table:table-cell>
          <table:table-cell table:formula="of:=[.J21]*[.L21]+[.M21]*[.O21]" office:value-type="float" office:value="0" calcext:value-type="float">
            <text:p>0</text:p>
          </table:table-cell>
          <table:table-cell table:formula="of:=[.K21]*[.K21]+[.N21]*[.N21]" office:value-type="float" office:value="2.25" calcext:value-type="float">
            <text:p>2.25</text:p>
          </table:table-cell>
          <table:table-cell table:formula="of:=[.K21]*[.L21]+[.N21]*[.O21]" office:value-type="float" office:value="-2.25" calcext:value-type="float">
            <text:p>-2.25</text:p>
          </table:table-cell>
          <table:table-cell table:formula="of:=[.L21]*[.L21]+[.O21]*[.O21]" office:value-type="float" office:value="4.5" calcext:value-type="float">
            <text:p>4.5</text:p>
          </table:table-cell>
          <table:table-cell table:formula="of:=PI()*[.$Q21]/(2*[.$P21])*[.V21]" office:value-type="float" office:value="21.9911485751286" calcext:value-type="float">
            <text:p>21.9911485751286</text:p>
          </table:table-cell>
          <table:table-cell table:formula="of:=PI()*[.$Q21]/(2*[.$P21])*[.W21]" office:value-type="float" office:value="-10.9955742875643" calcext:value-type="float">
            <text:p>-10.9955742875643</text:p>
          </table:table-cell>
          <table:table-cell table:formula="of:=PI()*[.$Q21]/(2*[.$P21])*[.X21]" office:value-type="float" office:value="0" calcext:value-type="float">
            <text:p>0</text:p>
          </table:table-cell>
          <table:table-cell table:formula="of:=PI()*[.$Q21]/(2*[.$P21])*[.Y21]" office:value-type="float" office:value="10.9955742875643" calcext:value-type="float">
            <text:p>10.9955742875643</text:p>
          </table:table-cell>
          <table:table-cell table:formula="of:=PI()*[.$Q21]/(2*[.$P21])*[.Z21]" office:value-type="float" office:value="-10.9955742875643" calcext:value-type="float">
            <text:p>-10.9955742875643</text:p>
          </table:table-cell>
          <table:table-cell table:formula="of:=PI()*[.$Q21]/(2*[.$P21])*[.AA21]" office:value-type="float" office:value="21.9911485751286" calcext:value-type="float">
            <text:p>21.9911485751286</text:p>
          </table:table-cell>
          <table:table-cell table:number-columns-repeated="163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22]*[.E22]-[.F22]*[.C22]" office:value-type="float" office:value="-7.5" calcext:value-type="float">
            <text:p>-7.5</text:p>
          </table:table-cell>
          <table:table-cell table:formula="of:=[.F22]*[.A22]-[.B22]*[.E22]" office:value-type="float" office:value="1.5" calcext:value-type="float">
            <text:p>1.5</text:p>
          </table:table-cell>
          <table:table-cell table:formula="of:=[.B22]*[.C22]-[.D22]*[.A22]" office:value-type="float" office:value="4.5" calcext:value-type="float">
            <text:p>4.5</text:p>
          </table:table-cell>
          <table:table-cell table:formula="of:=[.C22]-[.E22]" office:value-type="float" office:value="0" calcext:value-type="float">
            <text:p>0</text:p>
          </table:table-cell>
          <table:table-cell table:formula="of:=[.E22]-[.A22]" office:value-type="float" office:value="1.5" calcext:value-type="float">
            <text:p>1.5</text:p>
          </table:table-cell>
          <table:table-cell table:formula="of:=[.A22]-[.C22]" office:value-type="float" office:value="-1.5" calcext:value-type="float">
            <text:p>-1.5</text:p>
          </table:table-cell>
          <table:table-cell table:formula="of:=[.F22]-[.B22]" office:value-type="float" office:value="1" calcext:value-type="float">
            <text:p>1</text:p>
          </table:table-cell>
          <table:table-cell table:formula="of:=[.B22]-[.F22]" office:value-type="float" office:value="-1" calcext:value-type="float">
            <text:p>-1</text:p>
          </table:table-cell>
          <table:table-cell table:formula="of:=[.D22]-[.B22]" office:value-type="float" office:value="0" calcext:value-type="float">
            <text:p>0</text:p>
          </table:table-cell>
          <table:table-cell table:formula="of:=0.5*([.A22]*([.D22]-[.F22]) + [.C22]*([.F22]-[.B22]) + [.E22]*([.B22]-[.D22]))" office:value-type="float" office:value="0.75" calcext:value-type="float">
            <text:p>0.75</text:p>
          </table:table-cell>
          <table:table-cell table:formula="of:=([.B22]+[.D22]+[.F22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22]*[.J22]+[.M22]*[.M22]" office:value-type="float" office:value="1" calcext:value-type="float">
            <text:p>1</text:p>
          </table:table-cell>
          <table:table-cell table:formula="of:=[.J22]*[.K22]+[.M22]*[.N22]" office:value-type="float" office:value="-1" calcext:value-type="float">
            <text:p>-1</text:p>
          </table:table-cell>
          <table:table-cell table:formula="of:=[.J22]*[.L22]+[.M22]*[.O22]" office:value-type="float" office:value="0" calcext:value-type="float">
            <text:p>0</text:p>
          </table:table-cell>
          <table:table-cell table:formula="of:=[.K22]*[.K22]+[.N22]*[.N22]" office:value-type="float" office:value="3.25" calcext:value-type="float">
            <text:p>3.25</text:p>
          </table:table-cell>
          <table:table-cell table:formula="of:=[.K22]*[.L22]+[.N22]*[.O22]" office:value-type="float" office:value="-2.25" calcext:value-type="float">
            <text:p>-2.25</text:p>
          </table:table-cell>
          <table:table-cell table:formula="of:=[.L22]*[.L22]+[.O22]*[.O22]" office:value-type="float" office:value="2.25" calcext:value-type="float">
            <text:p>2.25</text:p>
          </table:table-cell>
          <table:table-cell table:formula="of:=PI()*[.$Q22]/(2*[.$P22])*[.V22]" office:value-type="float" office:value="6.98131700797732" calcext:value-type="float">
            <text:p>6.98131700797732</text:p>
          </table:table-cell>
          <table:table-cell table:formula="of:=PI()*[.$Q22]/(2*[.$P22])*[.W22]" office:value-type="float" office:value="-6.98131700797732" calcext:value-type="float">
            <text:p>-6.98131700797732</text:p>
          </table:table-cell>
          <table:table-cell table:formula="of:=PI()*[.$Q22]/(2*[.$P22])*[.X22]" office:value-type="float" office:value="0" calcext:value-type="float">
            <text:p>0</text:p>
          </table:table-cell>
          <table:table-cell table:formula="of:=PI()*[.$Q22]/(2*[.$P22])*[.Y22]" office:value-type="float" office:value="22.6892802759263" calcext:value-type="float">
            <text:p>22.6892802759263</text:p>
          </table:table-cell>
          <table:table-cell table:formula="of:=PI()*[.$Q22]/(2*[.$P22])*[.Z22]" office:value-type="float" office:value="-15.707963267949" calcext:value-type="float">
            <text:p>-15.707963267949</text:p>
          </table:table-cell>
          <table:table-cell table:formula="of:=PI()*[.$Q22]/(2*[.$P22])*[.AA22]" office:value-type="float" office:value="15.707963267949" calcext:value-type="float">
            <text:p>15.707963267949</text:p>
          </table:table-cell>
          <table:table-cell/>
          <table:table-cell table:formula="of:=[.AB7]" office:value-type="float" office:value="9.8174770424681" calcext:value-type="float">
            <text:p>9.8174770424681</text:p>
          </table:table-cell>
          <table:table-cell table:formula="of:=[.AC7]" office:value-type="float" office:value="-6.28318530717959" calcext:value-type="float">
            <text:p>-6.28318530717959</text:p>
          </table:table-cell>
          <table:table-cell table:formula="of:=[.AD7]" office:value-type="float" office:value="4.31968989868597" calcext:value-type="float">
            <text:p>4.31968989868597</text:p>
          </table:table-cell>
          <table:table-cell table:formula="of:=[.AE7]" office:value-type="float" office:value="6.28318530717959" calcext:value-type="float">
            <text:p>6.28318530717959</text:p>
          </table:table-cell>
          <table:table-cell table:formula="of:=[.AF7]" office:value-type="float" office:value="-7.85398163397448" calcext:value-type="float">
            <text:p>-7.85398163397448</text:p>
          </table:table-cell>
          <table:table-cell table:formula="of:=[.AG7]" office:value-type="float" office:value="13.3517687777566" calcext:value-type="float">
            <text:p>13.3517687777566</text:p>
          </table:table-cell>
          <table:table-cell/>
          <table:table-cell table:formula="of:=[.AI22]" office:value-type="float" office:value="9.8174770424681" calcext:value-type="float">
            <text:p>9.8174770424681</text:p>
          </table:table-cell>
          <table:table-cell table:formula="of:=[.AJ22]" office:value-type="float" office:value="-6.28318530717959" calcext:value-type="float">
            <text:p>-6.28318530717959</text:p>
          </table:table-cell>
          <table:table-cell table:formula="of:=[.AK22]" office:value-type="float" office:value="4.31968989868597" calcext:value-type="float">
            <text:p>4.31968989868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3]*[.E23]-[.F23]*[.C23]" office:value-type="float" office:value="-6" calcext:value-type="float">
            <text:p>-6</text:p>
          </table:table-cell>
          <table:table-cell table:formula="of:=[.F23]*[.A23]-[.B23]*[.E23]" office:value-type="float" office:value="6" calcext:value-type="float">
            <text:p>6</text:p>
          </table:table-cell>
          <table:table-cell table:formula="of:=[.B23]*[.C23]-[.D23]*[.A23]" office:value-type="float" office:value="-1.5" calcext:value-type="float">
            <text:p>-1.5</text:p>
          </table:table-cell>
          <table:table-cell table:formula="of:=[.C23]-[.E23]" office:value-type="float" office:value="1.5" calcext:value-type="float">
            <text:p>1.5</text:p>
          </table:table-cell>
          <table:table-cell table:formula="of:=[.E23]-[.A23]" office:value-type="float" office:value="0" calcext:value-type="float">
            <text:p>0</text:p>
          </table:table-cell>
          <table:table-cell table:formula="of:=[.A23]-[.C23]" office:value-type="float" office:value="-1.5" calcext:value-type="float">
            <text:p>-1.5</text:p>
          </table:table-cell>
          <table:table-cell table:formula="of:=[.F23]-[.B23]" office:value-type="float" office:value="1" calcext:value-type="float">
            <text:p>1</text:p>
          </table:table-cell>
          <table:table-cell table:formula="of:=[.B23]-[.F23]" office:value-type="float" office:value="-1" calcext:value-type="float">
            <text:p>-1</text:p>
          </table:table-cell>
          <table:table-cell table:formula="of:=[.D23]-[.B23]" office:value-type="float" office:value="1" calcext:value-type="float">
            <text:p>1</text:p>
          </table:table-cell>
          <table:table-cell table:formula="of:=0.5*([.A23]*([.D23]-[.F23]) + [.C23]*([.F23]-[.B23]) + [.E23]*([.B23]-[.D23]))" office:value-type="float" office:value="0.75" calcext:value-type="float">
            <text:p>0.75</text:p>
          </table:table-cell>
          <table:table-cell table:formula="of:=([.B23]+[.D23]+[.F23])/3" office:value-type="float" office:value="3.66666666666667" calcext:value-type="float">
            <text:p>3.66666666666667</text:p>
          </table:table-cell>
          <table:table-cell table:number-columns-repeated="4"/>
          <table:table-cell table:formula="of:=[.J23]*[.J23]+[.M23]*[.M23]" office:value-type="float" office:value="3.25" calcext:value-type="float">
            <text:p>3.25</text:p>
          </table:table-cell>
          <table:table-cell table:formula="of:=[.J23]*[.K23]+[.M23]*[.N23]" office:value-type="float" office:value="-1" calcext:value-type="float">
            <text:p>-1</text:p>
          </table:table-cell>
          <table:table-cell table:formula="of:=[.J23]*[.L23]+[.M23]*[.O23]" office:value-type="float" office:value="-1.25" calcext:value-type="float">
            <text:p>-1.25</text:p>
          </table:table-cell>
          <table:table-cell table:formula="of:=[.K23]*[.K23]+[.N23]*[.N23]" office:value-type="float" office:value="1" calcext:value-type="float">
            <text:p>1</text:p>
          </table:table-cell>
          <table:table-cell table:formula="of:=[.K23]*[.L23]+[.N23]*[.O23]" office:value-type="float" office:value="-1" calcext:value-type="float">
            <text:p>-1</text:p>
          </table:table-cell>
          <table:table-cell table:formula="of:=[.L23]*[.L23]+[.O23]*[.O23]" office:value-type="float" office:value="3.25" calcext:value-type="float">
            <text:p>3.25</text:p>
          </table:table-cell>
          <table:table-cell table:formula="of:=PI()*[.$Q23]/(2*[.$P23])*[.V23]" office:value-type="float" office:value="24.9582083035189" calcext:value-type="float">
            <text:p>24.9582083035189</text:p>
          </table:table-cell>
          <table:table-cell table:formula="of:=PI()*[.$Q23]/(2*[.$P23])*[.W23]" office:value-type="float" office:value="-7.67944870877505" calcext:value-type="float">
            <text:p>-7.67944870877505</text:p>
          </table:table-cell>
          <table:table-cell table:formula="of:=PI()*[.$Q23]/(2*[.$P23])*[.X23]" office:value-type="float" office:value="-9.59931088596881" calcext:value-type="float">
            <text:p>-9.59931088596881</text:p>
          </table:table-cell>
          <table:table-cell table:formula="of:=PI()*[.$Q23]/(2*[.$P23])*[.Y23]" office:value-type="float" office:value="7.67944870877505" calcext:value-type="float">
            <text:p>7.67944870877505</text:p>
          </table:table-cell>
          <table:table-cell table:formula="of:=PI()*[.$Q23]/(2*[.$P23])*[.Z23]" office:value-type="float" office:value="-7.67944870877505" calcext:value-type="float">
            <text:p>-7.67944870877505</text:p>
          </table:table-cell>
          <table:table-cell table:formula="of:=PI()*[.$Q23]/(2*[.$P23])*[.AA23]" office:value-type="float" office:value="24.9582083035189" calcext:value-type="float">
            <text:p>24.9582083035189</text:p>
          </table:table-cell>
          <table:table-cell table:number-columns-repeated="8"/>
          <table:table-cell table:formula="of:=[.AJ22]" office:value-type="float" office:value="-6.28318530717959" calcext:value-type="float">
            <text:p>-6.28318530717959</text:p>
          </table:table-cell>
          <table:table-cell table:formula="of:=[.AL22]" office:value-type="float" office:value="6.28318530717959" calcext:value-type="float">
            <text:p>6.28318530717959</text:p>
          </table:table-cell>
          <table:table-cell table:formula="of:=[.AM22]" office:value-type="float" office:value="-7.85398163397448" calcext:value-type="float">
            <text:p>-7.85398163397448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1"/>
          <table:table-cell table:style-name="ce2"/>
          <table:table-cell table:number-columns-repeated="16225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4]*[.E24]-[.F24]*[.C24]" office:value-type="float" office:value="-9" calcext:value-type="float">
            <text:p>-9</text:p>
          </table:table-cell>
          <table:table-cell table:formula="of:=[.F24]*[.A24]-[.B24]*[.E24]" office:value-type="float" office:value="3" calcext:value-type="float">
            <text:p>3</text:p>
          </table:table-cell>
          <table:table-cell table:formula="of:=[.B24]*[.C24]-[.D24]*[.A24]" office:value-type="float" office:value="4.5" calcext:value-type="float">
            <text:p>4.5</text:p>
          </table:table-cell>
          <table:table-cell table:formula="of:=[.C24]-[.E24]" office:value-type="float" office:value="0" calcext:value-type="float">
            <text:p>0</text:p>
          </table:table-cell>
          <table:table-cell table:formula="of:=[.E24]-[.A24]" office:value-type="float" office:value="1.5" calcext:value-type="float">
            <text:p>1.5</text:p>
          </table:table-cell>
          <table:table-cell table:formula="of:=[.A24]-[.C24]" office:value-type="float" office:value="-1.5" calcext:value-type="float">
            <text:p>-1.5</text:p>
          </table:table-cell>
          <table:table-cell table:formula="of:=[.F24]-[.B24]" office:value-type="float" office:value="1" calcext:value-type="float">
            <text:p>1</text:p>
          </table:table-cell>
          <table:table-cell table:formula="of:=[.B24]-[.F24]" office:value-type="float" office:value="-1" calcext:value-type="float">
            <text:p>-1</text:p>
          </table:table-cell>
          <table:table-cell table:formula="of:=[.D24]-[.B24]" office:value-type="float" office:value="0" calcext:value-type="float">
            <text:p>0</text:p>
          </table:table-cell>
          <table:table-cell table:formula="of:=0.5*([.A24]*([.D24]-[.F24]) + [.C24]*([.F24]-[.B24]) + [.E24]*([.B24]-[.D24]))" office:value-type="float" office:value="0.75" calcext:value-type="float">
            <text:p>0.75</text:p>
          </table:table-cell>
          <table:table-cell table:formula="of:=([.B24]+[.D24]+[.F24])/3" office:value-type="float" office:value="3.33333333333333" calcext:value-type="float">
            <text:p>3.33333333333333</text:p>
          </table:table-cell>
          <table:table-cell table:number-columns-repeated="4"/>
          <table:table-cell table:formula="of:=[.J24]*[.J24]+[.M24]*[.M24]" office:value-type="float" office:value="1" calcext:value-type="float">
            <text:p>1</text:p>
          </table:table-cell>
          <table:table-cell table:formula="of:=[.J24]*[.K24]+[.M24]*[.N24]" office:value-type="float" office:value="-1" calcext:value-type="float">
            <text:p>-1</text:p>
          </table:table-cell>
          <table:table-cell table:formula="of:=[.J24]*[.L24]+[.M24]*[.O24]" office:value-type="float" office:value="0" calcext:value-type="float">
            <text:p>0</text:p>
          </table:table-cell>
          <table:table-cell table:formula="of:=[.K24]*[.K24]+[.N24]*[.N24]" office:value-type="float" office:value="3.25" calcext:value-type="float">
            <text:p>3.25</text:p>
          </table:table-cell>
          <table:table-cell table:formula="of:=[.K24]*[.L24]+[.N24]*[.O24]" office:value-type="float" office:value="-2.25" calcext:value-type="float">
            <text:p>-2.25</text:p>
          </table:table-cell>
          <table:table-cell table:formula="of:=[.L24]*[.L24]+[.O24]*[.O24]" office:value-type="float" office:value="2.25" calcext:value-type="float">
            <text:p>2.25</text:p>
          </table:table-cell>
          <table:table-cell table:formula="of:=PI()*[.$Q24]/(2*[.$P24])*[.V24]" office:value-type="float" office:value="6.98131700797732" calcext:value-type="float">
            <text:p>6.98131700797732</text:p>
          </table:table-cell>
          <table:table-cell table:formula="of:=PI()*[.$Q24]/(2*[.$P24])*[.W24]" office:value-type="float" office:value="-6.98131700797732" calcext:value-type="float">
            <text:p>-6.98131700797732</text:p>
          </table:table-cell>
          <table:table-cell table:formula="of:=PI()*[.$Q24]/(2*[.$P24])*[.X24]" office:value-type="float" office:value="0" calcext:value-type="float">
            <text:p>0</text:p>
          </table:table-cell>
          <table:table-cell table:formula="of:=PI()*[.$Q24]/(2*[.$P24])*[.Y24]" office:value-type="float" office:value="22.6892802759263" calcext:value-type="float">
            <text:p>22.6892802759263</text:p>
          </table:table-cell>
          <table:table-cell table:formula="of:=PI()*[.$Q24]/(2*[.$P24])*[.Z24]" office:value-type="float" office:value="-15.707963267949" calcext:value-type="float">
            <text:p>-15.707963267949</text:p>
          </table:table-cell>
          <table:table-cell table:formula="of:=PI()*[.$Q24]/(2*[.$P24])*[.AA24]" office:value-type="float" office:value="15.707963267949" calcext:value-type="float">
            <text:p>15.707963267949</text:p>
          </table:table-cell>
          <table:table-cell table:number-columns-repeated="8"/>
          <table:table-cell table:formula="of:=[.AK22]" office:value-type="float" office:value="4.31968989868597" calcext:value-type="float">
            <text:p>4.31968989868597</text:p>
          </table:table-cell>
          <table:table-cell table:formula="of:=[.AM22]" office:value-type="float" office:value="-7.85398163397448" calcext:value-type="float">
            <text:p>-7.85398163397448</text:p>
          </table:table-cell>
          <table:table-cell table:formula="of:=[.AN22]" office:value-type="float" office:value="13.3517687777566" calcext:value-type="float">
            <text:p>13.3517687777566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D25]*[.E25]-[.F25]*[.C25]" office:value-type="float" office:value="-6" calcext:value-type="float">
            <text:p>-6</text:p>
          </table:table-cell>
          <table:table-cell table:formula="of:=[.F25]*[.A25]-[.B25]*[.E25]" office:value-type="float" office:value="7.5" calcext:value-type="float">
            <text:p>7.5</text:p>
          </table:table-cell>
          <table:table-cell table:formula="of:=[.B25]*[.C25]-[.D25]*[.A25]" office:value-type="float" office:value="-3" calcext:value-type="float">
            <text:p>-3</text:p>
          </table:table-cell>
          <table:table-cell table:formula="of:=[.C25]-[.E25]" office:value-type="float" office:value="1.5" calcext:value-type="float">
            <text:p>1.5</text:p>
          </table:table-cell>
          <table:table-cell table:formula="of:=[.E25]-[.A25]" office:value-type="float" office:value="0" calcext:value-type="float">
            <text:p>0</text:p>
          </table:table-cell>
          <table:table-cell table:formula="of:=[.A25]-[.C25]" office:value-type="float" office:value="-1.5" calcext:value-type="float">
            <text:p>-1.5</text:p>
          </table:table-cell>
          <table:table-cell table:formula="of:=[.F25]-[.B25]" office:value-type="float" office:value="1" calcext:value-type="float">
            <text:p>1</text:p>
          </table:table-cell>
          <table:table-cell table:formula="of:=[.B25]-[.F25]" office:value-type="float" office:value="-1" calcext:value-type="float">
            <text:p>-1</text:p>
          </table:table-cell>
          <table:table-cell table:formula="of:=[.D25]-[.B25]" office:value-type="float" office:value="1" calcext:value-type="float">
            <text:p>1</text:p>
          </table:table-cell>
          <table:table-cell table:formula="of:=0.5*([.A25]*([.D25]-[.F25]) + [.C25]*([.F25]-[.B25]) + [.E25]*([.B25]-[.D25]))" office:value-type="float" office:value="0.75" calcext:value-type="float">
            <text:p>0.75</text:p>
          </table:table-cell>
          <table:table-cell table:formula="of:=([.B25]+[.D25]+[.F25])/3" office:value-type="float" office:value="3.66666666666667" calcext:value-type="float">
            <text:p>3.66666666666667</text:p>
          </table:table-cell>
          <table:table-cell table:number-columns-repeated="4"/>
          <table:table-cell table:formula="of:=[.J25]*[.J25]+[.M25]*[.M25]" office:value-type="float" office:value="3.25" calcext:value-type="float">
            <text:p>3.25</text:p>
          </table:table-cell>
          <table:table-cell table:formula="of:=[.J25]*[.K25]+[.M25]*[.N25]" office:value-type="float" office:value="-1" calcext:value-type="float">
            <text:p>-1</text:p>
          </table:table-cell>
          <table:table-cell table:formula="of:=[.J25]*[.L25]+[.M25]*[.O25]" office:value-type="float" office:value="-1.25" calcext:value-type="float">
            <text:p>-1.25</text:p>
          </table:table-cell>
          <table:table-cell table:formula="of:=[.K25]*[.K25]+[.N25]*[.N25]" office:value-type="float" office:value="1" calcext:value-type="float">
            <text:p>1</text:p>
          </table:table-cell>
          <table:table-cell table:formula="of:=[.K25]*[.L25]+[.N25]*[.O25]" office:value-type="float" office:value="-1" calcext:value-type="float">
            <text:p>-1</text:p>
          </table:table-cell>
          <table:table-cell table:formula="of:=[.L25]*[.L25]+[.O25]*[.O25]" office:value-type="float" office:value="3.25" calcext:value-type="float">
            <text:p>3.25</text:p>
          </table:table-cell>
          <table:table-cell table:formula="of:=PI()*[.$Q25]/(2*[.$P25])*[.V25]" office:value-type="float" office:value="24.9582083035189" calcext:value-type="float">
            <text:p>24.9582083035189</text:p>
          </table:table-cell>
          <table:table-cell table:formula="of:=PI()*[.$Q25]/(2*[.$P25])*[.W25]" office:value-type="float" office:value="-7.67944870877505" calcext:value-type="float">
            <text:p>-7.67944870877505</text:p>
          </table:table-cell>
          <table:table-cell table:formula="of:=PI()*[.$Q25]/(2*[.$P25])*[.X25]" office:value-type="float" office:value="-9.59931088596881" calcext:value-type="float">
            <text:p>-9.59931088596881</text:p>
          </table:table-cell>
          <table:table-cell table:formula="of:=PI()*[.$Q25]/(2*[.$P25])*[.Y25]" office:value-type="float" office:value="7.67944870877505" calcext:value-type="float">
            <text:p>7.67944870877505</text:p>
          </table:table-cell>
          <table:table-cell table:formula="of:=PI()*[.$Q25]/(2*[.$P25])*[.Z25]" office:value-type="float" office:value="-7.67944870877505" calcext:value-type="float">
            <text:p>-7.67944870877505</text:p>
          </table:table-cell>
          <table:table-cell table:formula="of:=PI()*[.$Q25]/(2*[.$P25])*[.AA25]" office:value-type="float" office:value="24.9582083035189" calcext:value-type="float">
            <text:p>24.9582083035189</text:p>
          </table:table-cell>
          <table:table-cell table:number-columns-repeated="16338"/>
        </table:table-row>
        <table:table-row table:style-name="ro1">
          <table:table-cell table:number-columns-repeated="34"/>
          <table:table-cell table:formula="of:=[.AB8]" office:value-type="float" office:value="16.7551608191456" calcext:value-type="float">
            <text:p>16.7551608191456</text:p>
          </table:table-cell>
          <table:table-cell table:formula="of:=[.AC8]" office:value-type="float" office:value="-16.7551608191456" calcext:value-type="float">
            <text:p>-16.7551608191456</text:p>
          </table:table-cell>
          <table:table-cell table:formula="of:=[.AD8]" office:value-type="float" office:value="8.37758040957278" calcext:value-type="float">
            <text:p>8.37758040957278</text:p>
          </table:table-cell>
          <table:table-cell table:formula="of:=[.AE8]" office:value-type="float" office:value="26.1799387799149" calcext:value-type="float">
            <text:p>26.1799387799149</text:p>
          </table:table-cell>
          <table:table-cell table:formula="of:=[.AF8]" office:value-type="float" office:value="-17.8023583703422" calcext:value-type="float">
            <text:p>-17.8023583703422</text:p>
          </table:table-cell>
          <table:table-cell table:formula="of:=[.AG8]" office:value-type="float" office:value="13.6135681655558" calcext:value-type="float">
            <text:p>13.6135681655558</text:p>
          </table:table-cell>
          <table:table-cell/>
          <table:table-cell table:formula="of:=[.AI26]" office:value-type="float" office:value="16.7551608191456" calcext:value-type="float">
            <text:p>16.7551608191456</text:p>
          </table:table-cell>
          <table:table-cell table:formula="of:=[.AJ26]" office:value-type="float" office:value="-16.7551608191456" calcext:value-type="float">
            <text:p>-16.7551608191456</text:p>
          </table:table-cell>
          <table:table-cell table:formula="of:=[.AK26]" office:value-type="float" office:value="8.37758040957278" calcext:value-type="float">
            <text:p>8.377580409572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26]" office:value-type="float" office:value="-16.7551608191456" calcext:value-type="float">
            <text:p>-16.7551608191456</text:p>
          </table:table-cell>
          <table:table-cell table:formula="of:=[.AL26]" office:value-type="float" office:value="26.1799387799149" calcext:value-type="float">
            <text:p>26.1799387799149</text:p>
          </table:table-cell>
          <table:table-cell table:formula="of:=[.AM26]" office:value-type="float" office:value="-17.8023583703422" calcext:value-type="float">
            <text:p>-17.80235837034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26]" office:value-type="float" office:value="8.37758040957278" calcext:value-type="float">
            <text:p>8.37758040957278</text:p>
          </table:table-cell>
          <table:table-cell table:formula="of:=[.AM26]" office:value-type="float" office:value="-17.8023583703422" calcext:value-type="float">
            <text:p>-17.8023583703422</text:p>
          </table:table-cell>
          <table:table-cell table:formula="of:=[.AN26]" office:value-type="float" office:value="13.6135681655558" calcext:value-type="float">
            <text:p>13.6135681655558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9]" office:value-type="float" office:value="13.6135681655558" calcext:value-type="float">
            <text:p>13.6135681655558</text:p>
          </table:table-cell>
          <table:table-cell table:formula="of:=[.AC9]" office:value-type="float" office:value="-6.80678408277788" calcext:value-type="float">
            <text:p>-6.80678408277788</text:p>
          </table:table-cell>
          <table:table-cell table:formula="of:=[.AD9]" office:value-type="float" office:value="2.26892802759263" calcext:value-type="float">
            <text:p>2.26892802759263</text:p>
          </table:table-cell>
          <table:table-cell table:formula="of:=[.AE9]" office:value-type="float" office:value="6.80678408277788" calcext:value-type="float">
            <text:p>6.80678408277788</text:p>
          </table:table-cell>
          <table:table-cell table:formula="of:=[.AF9]" office:value-type="float" office:value="-9.07571211037051" calcext:value-type="float">
            <text:p>-9.07571211037051</text:p>
          </table:table-cell>
          <table:table-cell table:formula="of:=[.AG9]" office:value-type="float" office:value="18.9077335632719" calcext:value-type="float">
            <text:p>18.9077335632719</text:p>
          </table:table-cell>
          <table:table-cell/>
          <table:table-cell table:formula="of:=[.AI30]" office:value-type="float" office:value="13.6135681655558" calcext:value-type="float">
            <text:p>13.6135681655558</text:p>
          </table:table-cell>
          <table:table-cell table:formula="of:=[.AJ30]" office:value-type="float" office:value="-6.80678408277788" calcext:value-type="float">
            <text:p>-6.80678408277788</text:p>
          </table:table-cell>
          <table:table-cell table:formula="of:=[.AK30]" office:value-type="float" office:value="2.26892802759263" calcext:value-type="float">
            <text:p>2.268928027592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30]" office:value-type="float" office:value="-6.80678408277788" calcext:value-type="float">
            <text:p>-6.80678408277788</text:p>
          </table:table-cell>
          <table:table-cell table:formula="of:=[.AL30]" office:value-type="float" office:value="6.80678408277788" calcext:value-type="float">
            <text:p>6.80678408277788</text:p>
          </table:table-cell>
          <table:table-cell table:formula="of:=[.AM30]" office:value-type="float" office:value="-9.07571211037051" calcext:value-type="float">
            <text:p>-9.0757121103705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30]" office:value-type="float" office:value="2.26892802759263" calcext:value-type="float">
            <text:p>2.26892802759263</text:p>
          </table:table-cell>
          <table:table-cell table:formula="of:=[.AM30]" office:value-type="float" office:value="-9.07571211037051" calcext:value-type="float">
            <text:p>-9.07571211037051</text:p>
          </table:table-cell>
          <table:table-cell table:formula="of:=[.AN30]" office:value-type="float" office:value="18.9077335632719" calcext:value-type="float">
            <text:p>18.907733563271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0]" office:value-type="float" office:value="4.88692190558412" calcext:value-type="float">
            <text:p>4.88692190558412</text:p>
          </table:table-cell>
          <table:table-cell table:formula="of:=[.AC10]" office:value-type="float" office:value="-4.88692190558412" calcext:value-type="float">
            <text:p>-4.88692190558412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15.8824961931484" calcext:value-type="float">
            <text:p>15.8824961931484</text:p>
          </table:table-cell>
          <table:table-cell table:formula="of:=[.AF10]" office:value-type="float" office:value="-10.9955742875643" calcext:value-type="float">
            <text:p>-10.9955742875643</text:p>
          </table:table-cell>
          <table:table-cell table:formula="of:=[.AG10]" office:value-type="float" office:value="10.9955742875643" calcext:value-type="float">
            <text:p>10.9955742875643</text:p>
          </table:table-cell>
          <table:table-cell/>
          <table:table-cell table:formula="of:=[.AI34]" office:value-type="float" office:value="4.88692190558412" calcext:value-type="float">
            <text:p>4.88692190558412</text:p>
          </table:table-cell>
          <table:table-cell table:formula="of:=[.AJ34]" office:value-type="float" office:value="-4.88692190558412" calcext:value-type="float">
            <text:p>-4.88692190558412</text:p>
          </table:table-cell>
          <table:table-cell table:formula="of:=[.AK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34]" office:value-type="float" office:value="-4.88692190558412" calcext:value-type="float">
            <text:p>-4.88692190558412</text:p>
          </table:table-cell>
          <table:table-cell table:formula="of:=[.AL34]" office:value-type="float" office:value="15.8824961931484" calcext:value-type="float">
            <text:p>15.8824961931484</text:p>
          </table:table-cell>
          <table:table-cell table:formula="of:=[.AM34]" office:value-type="float" office:value="-10.9955742875643" calcext:value-type="float">
            <text:p>-10.99557428756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34]" office:value-type="float" office:value="0" calcext:value-type="float">
            <text:p>0</text:p>
          </table:table-cell>
          <table:table-cell table:formula="of:=[.AM34]" office:value-type="float" office:value="-10.9955742875643" calcext:value-type="float">
            <text:p>-10.9955742875643</text:p>
          </table:table-cell>
          <table:table-cell table:formula="of:=[.AN34]" office:value-type="float" office:value="10.9955742875643" calcext:value-type="float">
            <text:p>10.9955742875643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1]" office:value-type="float" office:value="18.151424220741" calcext:value-type="float">
            <text:p>18.151424220741</text:p>
          </table:table-cell>
          <table:table-cell table:formula="of:=[.AC11]" office:value-type="float" office:value="-5.58505360638185" calcext:value-type="float">
            <text:p>-5.58505360638185</text:p>
          </table:table-cell>
          <table:table-cell table:formula="of:=[.AD11]" office:value-type="float" office:value="-6.98131700797732" calcext:value-type="float">
            <text:p>-6.98131700797732</text:p>
          </table:table-cell>
          <table:table-cell table:formula="of:=[.AE11]" office:value-type="float" office:value="5.58505360638185" calcext:value-type="float">
            <text:p>5.58505360638185</text:p>
          </table:table-cell>
          <table:table-cell table:formula="of:=[.AF11]" office:value-type="float" office:value="-5.58505360638185" calcext:value-type="float">
            <text:p>-5.58505360638185</text:p>
          </table:table-cell>
          <table:table-cell table:formula="of:=[.AG11]" office:value-type="float" office:value="18.151424220741" calcext:value-type="float">
            <text:p>18.151424220741</text:p>
          </table:table-cell>
          <table:table-cell/>
          <table:table-cell table:formula="of:=[.AI38]" office:value-type="float" office:value="18.151424220741" calcext:value-type="float">
            <text:p>18.151424220741</text:p>
          </table:table-cell>
          <table:table-cell table:formula="of:=[.AJ38]" office:value-type="float" office:value="-5.58505360638185" calcext:value-type="float">
            <text:p>-5.58505360638185</text:p>
          </table:table-cell>
          <table:table-cell table:formula="of:=[.AK38]" office:value-type="float" office:value="-6.98131700797732" calcext:value-type="float">
            <text:p>-6.981317007977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38]" office:value-type="float" office:value="-5.58505360638185" calcext:value-type="float">
            <text:p>-5.58505360638185</text:p>
          </table:table-cell>
          <table:table-cell table:formula="of:=[.AL38]" office:value-type="float" office:value="5.58505360638185" calcext:value-type="float">
            <text:p>5.58505360638185</text:p>
          </table:table-cell>
          <table:table-cell table:formula="of:=[.AM38]" office:value-type="float" office:value="-5.58505360638185" calcext:value-type="float">
            <text:p>-5.5850536063818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38]" office:value-type="float" office:value="-6.98131700797732" calcext:value-type="float">
            <text:p>-6.98131700797732</text:p>
          </table:table-cell>
          <table:table-cell table:formula="of:=[.AM38]" office:value-type="float" office:value="-5.58505360638185" calcext:value-type="float">
            <text:p>-5.58505360638185</text:p>
          </table:table-cell>
          <table:table-cell table:formula="of:=[.AN38]" office:value-type="float" office:value="18.151424220741" calcext:value-type="float">
            <text:p>18.15142422074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2]" office:value-type="float" office:value="4.88692190558412" calcext:value-type="float">
            <text:p>4.88692190558412</text:p>
          </table:table-cell>
          <table:table-cell table:formula="of:=[.AC12]" office:value-type="float" office:value="-4.88692190558412" calcext:value-type="float">
            <text:p>-4.88692190558412</text:p>
          </table:table-cell>
          <table:table-cell table:formula="of:=[.AD12]" office:value-type="float" office:value="0" calcext:value-type="float">
            <text:p>0</text:p>
          </table:table-cell>
          <table:table-cell table:formula="of:=[.AE12]" office:value-type="float" office:value="15.8824961931484" calcext:value-type="float">
            <text:p>15.8824961931484</text:p>
          </table:table-cell>
          <table:table-cell table:formula="of:=[.AF12]" office:value-type="float" office:value="-10.9955742875643" calcext:value-type="float">
            <text:p>-10.9955742875643</text:p>
          </table:table-cell>
          <table:table-cell table:formula="of:=[.AG12]" office:value-type="float" office:value="10.9955742875643" calcext:value-type="float">
            <text:p>10.9955742875643</text:p>
          </table:table-cell>
          <table:table-cell/>
          <table:table-cell table:formula="of:=[.AI42]" office:value-type="float" office:value="4.88692190558412" calcext:value-type="float">
            <text:p>4.88692190558412</text:p>
          </table:table-cell>
          <table:table-cell table:formula="of:=[.AJ42]" office:value-type="float" office:value="-4.88692190558412" calcext:value-type="float">
            <text:p>-4.88692190558412</text:p>
          </table:table-cell>
          <table:table-cell table:formula="of:=[.AK4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42]" office:value-type="float" office:value="-4.88692190558412" calcext:value-type="float">
            <text:p>-4.88692190558412</text:p>
          </table:table-cell>
          <table:table-cell table:formula="of:=[.AL42]" office:value-type="float" office:value="15.8824961931484" calcext:value-type="float">
            <text:p>15.8824961931484</text:p>
          </table:table-cell>
          <table:table-cell table:formula="of:=[.AM42]" office:value-type="float" office:value="-10.9955742875643" calcext:value-type="float">
            <text:p>-10.99557428756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42]" office:value-type="float" office:value="0" calcext:value-type="float">
            <text:p>0</text:p>
          </table:table-cell>
          <table:table-cell table:formula="of:=[.AM42]" office:value-type="float" office:value="-10.9955742875643" calcext:value-type="float">
            <text:p>-10.9955742875643</text:p>
          </table:table-cell>
          <table:table-cell table:formula="of:=[.AN42]" office:value-type="float" office:value="10.9955742875643" calcext:value-type="float">
            <text:p>10.9955742875643</text:p>
          </table:table-cell>
          <table:table-cell/>
          <table:table-cell table:formula="of:=10/3" office:value-type="float" office:value="3.33333333333333" calcext:value-type="float">
            <text:p>3.33333333333333</text:p>
          </table:table-cell>
          <table:table-cell table:number-columns-repeated="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3]" office:value-type="float" office:value="18.151424220741" calcext:value-type="float">
            <text:p>18.151424220741</text:p>
          </table:table-cell>
          <table:table-cell table:formula="of:=[.AC13]" office:value-type="float" office:value="-5.58505360638185" calcext:value-type="float">
            <text:p>-5.58505360638185</text:p>
          </table:table-cell>
          <table:table-cell table:formula="of:=[.AD13]" office:value-type="float" office:value="-6.98131700797732" calcext:value-type="float">
            <text:p>-6.98131700797732</text:p>
          </table:table-cell>
          <table:table-cell table:formula="of:=[.AE13]" office:value-type="float" office:value="5.58505360638185" calcext:value-type="float">
            <text:p>5.58505360638185</text:p>
          </table:table-cell>
          <table:table-cell table:formula="of:=[.AF13]" office:value-type="float" office:value="-5.58505360638185" calcext:value-type="float">
            <text:p>-5.58505360638185</text:p>
          </table:table-cell>
          <table:table-cell table:formula="of:=[.AG13]" office:value-type="float" office:value="18.151424220741" calcext:value-type="float">
            <text:p>18.151424220741</text:p>
          </table:table-cell>
          <table:table-cell/>
          <table:table-cell table:formula="of:=[.AI46]" office:value-type="float" office:value="18.151424220741" calcext:value-type="float">
            <text:p>18.151424220741</text:p>
          </table:table-cell>
          <table:table-cell table:formula="of:=[.AJ46]" office:value-type="float" office:value="-5.58505360638185" calcext:value-type="float">
            <text:p>-5.58505360638185</text:p>
          </table:table-cell>
          <table:table-cell table:formula="of:=[.AK46]" office:value-type="float" office:value="-6.98131700797732" calcext:value-type="float">
            <text:p>-6.981317007977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46]" office:value-type="float" office:value="-5.58505360638185" calcext:value-type="float">
            <text:p>-5.58505360638185</text:p>
          </table:table-cell>
          <table:table-cell table:formula="of:=[.AL46]" office:value-type="float" office:value="5.58505360638185" calcext:value-type="float">
            <text:p>5.58505360638185</text:p>
          </table:table-cell>
          <table:table-cell table:formula="of:=[.AM46]" office:value-type="float" office:value="-5.58505360638185" calcext:value-type="float">
            <text:p>-5.58505360638185</text:p>
          </table:table-cell>
          <table:table-cell/>
          <table:table-cell table:style-name="ce6" table:formula="of:=10/3" office:value-type="date" office:date-value="1900-01-02T08:00:00" calcext:value-type="date">
            <text:p>01/02/00</text:p>
          </table:table-cell>
          <table:table-cell table:number-columns-repeated="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46]" office:value-type="float" office:value="-6.98131700797732" calcext:value-type="float">
            <text:p>-6.98131700797732</text:p>
          </table:table-cell>
          <table:table-cell table:formula="of:=[.AM46]" office:value-type="float" office:value="-5.58505360638185" calcext:value-type="float">
            <text:p>-5.58505360638185</text:p>
          </table:table-cell>
          <table:table-cell table:formula="of:=[.AN46]" office:value-type="float" office:value="18.151424220741" calcext:value-type="float">
            <text:p>18.15142422074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4]" office:value-type="float" office:value="11.1701072127637" calcext:value-type="float">
            <text:p>11.1701072127637</text:p>
          </table:table-cell>
          <table:table-cell table:formula="of:=[.AC14]" office:value-type="float" office:value="-11.1701072127637" calcext:value-type="float">
            <text:p>-11.1701072127637</text:p>
          </table:table-cell>
          <table:table-cell table:formula="of:=[.AD14]" office:value-type="float" office:value="0" calcext:value-type="float">
            <text:p>0</text:p>
          </table:table-cell>
          <table:table-cell table:formula="of:=[.AE14]" office:value-type="float" office:value="17.4532925199433" calcext:value-type="float">
            <text:p>17.4532925199433</text:p>
          </table:table-cell>
          <table:table-cell table:formula="of:=[.AF14]" office:value-type="float" office:value="-6.28318530717959" calcext:value-type="float">
            <text:p>-6.28318530717959</text:p>
          </table:table-cell>
          <table:table-cell table:formula="of:=[.AG14]" office:value-type="float" office:value="6.28318530717959" calcext:value-type="float">
            <text:p>6.28318530717959</text:p>
          </table:table-cell>
          <table:table-cell/>
          <table:table-cell table:formula="of:=[.AI50]" office:value-type="float" office:value="11.1701072127637" calcext:value-type="float">
            <text:p>11.1701072127637</text:p>
          </table:table-cell>
          <table:table-cell table:formula="of:=[.AJ50]" office:value-type="float" office:value="-11.1701072127637" calcext:value-type="float">
            <text:p>-11.1701072127637</text:p>
          </table:table-cell>
          <table:table-cell table:formula="of:=[.AK5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50]" office:value-type="float" office:value="-11.1701072127637" calcext:value-type="float">
            <text:p>-11.1701072127637</text:p>
          </table:table-cell>
          <table:table-cell table:formula="of:=[.AL50]" office:value-type="float" office:value="17.4532925199433" calcext:value-type="float">
            <text:p>17.4532925199433</text:p>
          </table:table-cell>
          <table:table-cell table:formula="of:=[.AM50]" office:value-type="float" office:value="-6.28318530717959" calcext:value-type="float">
            <text:p>-6.2831853071795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50]" office:value-type="float" office:value="0" calcext:value-type="float">
            <text:p>0</text:p>
          </table:table-cell>
          <table:table-cell table:formula="of:=[.AM50]" office:value-type="float" office:value="-6.28318530717959" calcext:value-type="float">
            <text:p>-6.28318530717959</text:p>
          </table:table-cell>
          <table:table-cell table:formula="of:=[.AN50]" office:value-type="float" office:value="6.28318530717959" calcext:value-type="float">
            <text:p>6.283185307179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5]" office:value-type="float" office:value="21.8166156499291" calcext:value-type="float">
            <text:p>21.8166156499291</text:p>
          </table:table-cell>
          <table:table-cell table:formula="of:=[.AC15]" office:value-type="float" office:value="-13.9626340159546" calcext:value-type="float">
            <text:p>-13.9626340159546</text:p>
          </table:table-cell>
          <table:table-cell table:formula="of:=[.AD15]" office:value-type="float" office:value="6.10865238198015" calcext:value-type="float">
            <text:p>6.10865238198015</text:p>
          </table:table-cell>
          <table:table-cell table:formula="of:=[.AE15]" office:value-type="float" office:value="13.9626340159546" calcext:value-type="float">
            <text:p>13.9626340159546</text:p>
          </table:table-cell>
          <table:table-cell table:formula="of:=[.AF15]" office:value-type="float" office:value="-13.9626340159546" calcext:value-type="float">
            <text:p>-13.9626340159546</text:p>
          </table:table-cell>
          <table:table-cell table:formula="of:=[.AG15]" office:value-type="float" office:value="21.8166156499291" calcext:value-type="float">
            <text:p>21.8166156499291</text:p>
          </table:table-cell>
          <table:table-cell/>
          <table:table-cell table:formula="of:=[.AI54]" office:value-type="float" office:value="21.8166156499291" calcext:value-type="float">
            <text:p>21.8166156499291</text:p>
          </table:table-cell>
          <table:table-cell table:formula="of:=[.AJ54]" office:value-type="float" office:value="-13.9626340159546" calcext:value-type="float">
            <text:p>-13.9626340159546</text:p>
          </table:table-cell>
          <table:table-cell table:formula="of:=[.AK54]" office:value-type="float" office:value="6.10865238198015" calcext:value-type="float">
            <text:p>6.108652381980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54]" office:value-type="float" office:value="-13.9626340159546" calcext:value-type="float">
            <text:p>-13.9626340159546</text:p>
          </table:table-cell>
          <table:table-cell table:formula="of:=[.AL54]" office:value-type="float" office:value="13.9626340159546" calcext:value-type="float">
            <text:p>13.9626340159546</text:p>
          </table:table-cell>
          <table:table-cell table:formula="of:=[.AM54]" office:value-type="float" office:value="-13.9626340159546" calcext:value-type="float">
            <text:p>-13.96263401595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54]" office:value-type="float" office:value="6.10865238198015" calcext:value-type="float">
            <text:p>6.10865238198015</text:p>
          </table:table-cell>
          <table:table-cell table:formula="of:=[.AM54]" office:value-type="float" office:value="-13.9626340159546" calcext:value-type="float">
            <text:p>-13.9626340159546</text:p>
          </table:table-cell>
          <table:table-cell table:formula="of:=[.AN54]" office:value-type="float" office:value="21.8166156499291" calcext:value-type="float">
            <text:p>21.816615649929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6]" office:value-type="float" office:value="11.1701072127637" calcext:value-type="float">
            <text:p>11.1701072127637</text:p>
          </table:table-cell>
          <table:table-cell table:formula="of:=[.AC16]" office:value-type="float" office:value="-11.1701072127637" calcext:value-type="float">
            <text:p>-11.1701072127637</text:p>
          </table:table-cell>
          <table:table-cell table:formula="of:=[.AD16]" office:value-type="float" office:value="0" calcext:value-type="float">
            <text:p>0</text:p>
          </table:table-cell>
          <table:table-cell table:formula="of:=[.AE16]" office:value-type="float" office:value="17.4532925199433" calcext:value-type="float">
            <text:p>17.4532925199433</text:p>
          </table:table-cell>
          <table:table-cell table:formula="of:=[.AF16]" office:value-type="float" office:value="-6.28318530717959" calcext:value-type="float">
            <text:p>-6.28318530717959</text:p>
          </table:table-cell>
          <table:table-cell table:formula="of:=[.AG16]" office:value-type="float" office:value="6.28318530717959" calcext:value-type="float">
            <text:p>6.28318530717959</text:p>
          </table:table-cell>
          <table:table-cell/>
          <table:table-cell table:formula="of:=[.AI58]" office:value-type="float" office:value="11.1701072127637" calcext:value-type="float">
            <text:p>11.1701072127637</text:p>
          </table:table-cell>
          <table:table-cell table:formula="of:=[.AJ58]" office:value-type="float" office:value="-11.1701072127637" calcext:value-type="float">
            <text:p>-11.1701072127637</text:p>
          </table:table-cell>
          <table:table-cell table:formula="of:=[.AK58]" office:value-type="float" office:value="0" calcext:value-type="float">
            <text:p>0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58]" office:value-type="float" office:value="-11.1701072127637" calcext:value-type="float">
            <text:p>-11.1701072127637</text:p>
          </table:table-cell>
          <table:table-cell table:formula="of:=[.AL58]" office:value-type="float" office:value="17.4532925199433" calcext:value-type="float">
            <text:p>17.4532925199433</text:p>
          </table:table-cell>
          <table:table-cell table:formula="of:=[.AM58]" office:value-type="float" office:value="-6.28318530717959" calcext:value-type="float">
            <text:p>-6.2831853071795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58]" office:value-type="float" office:value="0" calcext:value-type="float">
            <text:p>0</text:p>
          </table:table-cell>
          <table:table-cell table:formula="of:=[.AM58]" office:value-type="float" office:value="-6.28318530717959" calcext:value-type="float">
            <text:p>-6.28318530717959</text:p>
          </table:table-cell>
          <table:table-cell table:formula="of:=[.AN58]" office:value-type="float" office:value="6.28318530717959" calcext:value-type="float">
            <text:p>6.283185307179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7]" office:value-type="float" office:value="21.8166156499291" calcext:value-type="float">
            <text:p>21.8166156499291</text:p>
          </table:table-cell>
          <table:table-cell table:formula="of:=[.AC17]" office:value-type="float" office:value="-13.9626340159546" calcext:value-type="float">
            <text:p>-13.9626340159546</text:p>
          </table:table-cell>
          <table:table-cell table:formula="of:=[.AD17]" office:value-type="float" office:value="6.10865238198015" calcext:value-type="float">
            <text:p>6.10865238198015</text:p>
          </table:table-cell>
          <table:table-cell table:formula="of:=[.AE17]" office:value-type="float" office:value="13.9626340159546" calcext:value-type="float">
            <text:p>13.9626340159546</text:p>
          </table:table-cell>
          <table:table-cell table:formula="of:=[.AF17]" office:value-type="float" office:value="-13.9626340159546" calcext:value-type="float">
            <text:p>-13.9626340159546</text:p>
          </table:table-cell>
          <table:table-cell table:formula="of:=[.AG17]" office:value-type="float" office:value="21.8166156499291" calcext:value-type="float">
            <text:p>21.8166156499291</text:p>
          </table:table-cell>
          <table:table-cell/>
          <table:table-cell table:formula="of:=[.AI62]" office:value-type="float" office:value="21.8166156499291" calcext:value-type="float">
            <text:p>21.8166156499291</text:p>
          </table:table-cell>
          <table:table-cell table:formula="of:=[.AJ62]" office:value-type="float" office:value="-13.9626340159546" calcext:value-type="float">
            <text:p>-13.9626340159546</text:p>
          </table:table-cell>
          <table:table-cell table:formula="of:=[.AK62]" office:value-type="float" office:value="6.10865238198015" calcext:value-type="float">
            <text:p>6.1086523819801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62]" office:value-type="float" office:value="-13.9626340159546" calcext:value-type="float">
            <text:p>-13.9626340159546</text:p>
          </table:table-cell>
          <table:table-cell table:formula="of:=[.AL62]" office:value-type="float" office:value="13.9626340159546" calcext:value-type="float">
            <text:p>13.9626340159546</text:p>
          </table:table-cell>
          <table:table-cell table:formula="of:=[.AM62]" office:value-type="float" office:value="-13.9626340159546" calcext:value-type="float">
            <text:p>-13.96263401595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62]" office:value-type="float" office:value="6.10865238198015" calcext:value-type="float">
            <text:p>6.10865238198015</text:p>
          </table:table-cell>
          <table:table-cell table:formula="of:=[.AM62]" office:value-type="float" office:value="-13.9626340159546" calcext:value-type="float">
            <text:p>-13.9626340159546</text:p>
          </table:table-cell>
          <table:table-cell table:formula="of:=[.AN62]" office:value-type="float" office:value="21.8166156499291" calcext:value-type="float">
            <text:p>21.816615649929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8]" office:value-type="float" office:value="15.8243185514153" calcext:value-type="float">
            <text:p>15.8243185514153</text:p>
          </table:table-cell>
          <table:table-cell table:formula="of:=[.AC18]" office:value-type="float" office:value="-15.8243185514153" calcext:value-type="float">
            <text:p>-15.8243185514153</text:p>
          </table:table-cell>
          <table:table-cell table:formula="of:=[.AD18]" office:value-type="float" office:value="3.95607963785381" calcext:value-type="float">
            <text:p>3.95607963785381</text:p>
          </table:table-cell>
          <table:table-cell table:formula="of:=[.AE18]" office:value-type="float" office:value="24.7254977365863" calcext:value-type="float">
            <text:p>24.7254977365863</text:p>
          </table:table-cell>
          <table:table-cell table:formula="of:=[.AF18]" office:value-type="float" office:value="-12.8572588230249" calcext:value-type="float">
            <text:p>-12.8572588230249</text:p>
          </table:table-cell>
          <table:table-cell table:formula="of:=[.AG18]" office:value-type="float" office:value="9.89019909463453" calcext:value-type="float">
            <text:p>9.89019909463453</text:p>
          </table:table-cell>
          <table:table-cell/>
          <table:table-cell table:formula="of:=[.AI66]" office:value-type="float" office:value="15.8243185514153" calcext:value-type="float">
            <text:p>15.8243185514153</text:p>
          </table:table-cell>
          <table:table-cell table:formula="of:=[.AJ66]" office:value-type="float" office:value="-15.8243185514153" calcext:value-type="float">
            <text:p>-15.8243185514153</text:p>
          </table:table-cell>
          <table:table-cell table:formula="of:=[.AK66]" office:value-type="float" office:value="3.95607963785381" calcext:value-type="float">
            <text:p>3.9560796378538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66]" office:value-type="float" office:value="-15.8243185514153" calcext:value-type="float">
            <text:p>-15.8243185514153</text:p>
          </table:table-cell>
          <table:table-cell table:formula="of:=[.AL66]" office:value-type="float" office:value="24.7254977365863" calcext:value-type="float">
            <text:p>24.7254977365863</text:p>
          </table:table-cell>
          <table:table-cell table:formula="of:=[.AM66]" office:value-type="float" office:value="-12.8572588230249" calcext:value-type="float">
            <text:p>-12.857258823024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66]" office:value-type="float" office:value="3.95607963785381" calcext:value-type="float">
            <text:p>3.95607963785381</text:p>
          </table:table-cell>
          <table:table-cell table:formula="of:=[.AM66]" office:value-type="float" office:value="-12.8572588230249" calcext:value-type="float">
            <text:p>-12.8572588230249</text:p>
          </table:table-cell>
          <table:table-cell table:formula="of:=[.AN66]" office:value-type="float" office:value="9.89019909463453" calcext:value-type="float">
            <text:p>9.890199094634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19]" office:value-type="float" office:value="21.8166156499291" calcext:value-type="float">
            <text:p>21.8166156499291</text:p>
          </table:table-cell>
          <table:table-cell table:formula="of:=[.AC19]" office:value-type="float" office:value="-13.9626340159546" calcext:value-type="float">
            <text:p>-13.9626340159546</text:p>
          </table:table-cell>
          <table:table-cell table:formula="of:=[.AD19]" office:value-type="float" office:value="6.10865238198015" calcext:value-type="float">
            <text:p>6.10865238198015</text:p>
          </table:table-cell>
          <table:table-cell table:formula="of:=[.AE19]" office:value-type="float" office:value="13.9626340159546" calcext:value-type="float">
            <text:p>13.9626340159546</text:p>
          </table:table-cell>
          <table:table-cell table:formula="of:=[.AF19]" office:value-type="float" office:value="-13.9626340159546" calcext:value-type="float">
            <text:p>-13.9626340159546</text:p>
          </table:table-cell>
          <table:table-cell table:formula="of:=[.AG19]" office:value-type="float" office:value="21.8166156499291" calcext:value-type="float">
            <text:p>21.8166156499291</text:p>
          </table:table-cell>
          <table:table-cell/>
          <table:table-cell table:formula="of:=[.AI70]" office:value-type="float" office:value="21.8166156499291" calcext:value-type="float">
            <text:p>21.8166156499291</text:p>
          </table:table-cell>
          <table:table-cell table:formula="of:=[.AJ70]" office:value-type="float" office:value="-13.9626340159546" calcext:value-type="float">
            <text:p>-13.9626340159546</text:p>
          </table:table-cell>
          <table:table-cell table:formula="of:=[.AK70]" office:value-type="float" office:value="6.10865238198015" calcext:value-type="float">
            <text:p>6.10865238198015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70]" office:value-type="float" office:value="-13.9626340159546" calcext:value-type="float">
            <text:p>-13.9626340159546</text:p>
          </table:table-cell>
          <table:table-cell table:formula="of:=[.AL70]" office:value-type="float" office:value="13.9626340159546" calcext:value-type="float">
            <text:p>13.9626340159546</text:p>
          </table:table-cell>
          <table:table-cell table:formula="of:=[.AM70]" office:value-type="float" office:value="-13.9626340159546" calcext:value-type="float">
            <text:p>-13.96263401595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70]" office:value-type="float" office:value="6.10865238198015" calcext:value-type="float">
            <text:p>6.10865238198015</text:p>
          </table:table-cell>
          <table:table-cell table:formula="of:=[.AM70]" office:value-type="float" office:value="-13.9626340159546" calcext:value-type="float">
            <text:p>-13.9626340159546</text:p>
          </table:table-cell>
          <table:table-cell table:formula="of:=[.AN70]" office:value-type="float" office:value="21.8166156499291" calcext:value-type="float">
            <text:p>21.816615649929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0]" office:value-type="float" office:value="14.9225651045515" calcext:value-type="float">
            <text:p>14.9225651045515</text:p>
          </table:table-cell>
          <table:table-cell table:formula="of:=[.AC20]" office:value-type="float" office:value="-14.9225651045515" calcext:value-type="float">
            <text:p>-14.9225651045515</text:p>
          </table:table-cell>
          <table:table-cell table:formula="of:=[.AD20]" office:value-type="float" office:value="4.97418836818384" calcext:value-type="float">
            <text:p>4.97418836818384</text:p>
          </table:table-cell>
          <table:table-cell table:formula="of:=[.AE20]" office:value-type="float" office:value="29.845130209103" calcext:value-type="float">
            <text:p>29.845130209103</text:p>
          </table:table-cell>
          <table:table-cell table:formula="of:=[.AF20]" office:value-type="float" office:value="-19.8967534727354" calcext:value-type="float">
            <text:p>-19.8967534727354</text:p>
          </table:table-cell>
          <table:table-cell table:formula="of:=[.AG20]" office:value-type="float" office:value="16.5806278939461" calcext:value-type="float">
            <text:p>16.5806278939461</text:p>
          </table:table-cell>
          <table:table-cell/>
          <table:table-cell table:formula="of:=[.AI74]" office:value-type="float" office:value="14.9225651045515" calcext:value-type="float">
            <text:p>14.9225651045515</text:p>
          </table:table-cell>
          <table:table-cell table:formula="of:=[.AJ74]" office:value-type="float" office:value="-14.9225651045515" calcext:value-type="float">
            <text:p>-14.9225651045515</text:p>
          </table:table-cell>
          <table:table-cell table:formula="of:=[.AK74]" office:value-type="float" office:value="4.97418836818384" calcext:value-type="float">
            <text:p>4.97418836818384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74]" office:value-type="float" office:value="-14.9225651045515" calcext:value-type="float">
            <text:p>-14.9225651045515</text:p>
          </table:table-cell>
          <table:table-cell table:formula="of:=[.AL74]" office:value-type="float" office:value="29.845130209103" calcext:value-type="float">
            <text:p>29.845130209103</text:p>
          </table:table-cell>
          <table:table-cell table:formula="of:=[.AM74]" office:value-type="float" office:value="-19.8967534727354" calcext:value-type="float">
            <text:p>-19.8967534727354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74]" office:value-type="float" office:value="4.97418836818384" calcext:value-type="float">
            <text:p>4.97418836818384</text:p>
          </table:table-cell>
          <table:table-cell table:formula="of:=[.AM74]" office:value-type="float" office:value="-19.8967534727354" calcext:value-type="float">
            <text:p>-19.8967534727354</text:p>
          </table:table-cell>
          <table:table-cell table:formula="of:=[.AN74]" office:value-type="float" office:value="16.5806278939461" calcext:value-type="float">
            <text:p>16.58062789394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1]" office:value-type="float" office:value="21.9911485751286" calcext:value-type="float">
            <text:p>21.9911485751286</text:p>
          </table:table-cell>
          <table:table-cell table:formula="of:=[.AC21]" office:value-type="float" office:value="-10.9955742875643" calcext:value-type="float">
            <text:p>-10.9955742875643</text:p>
          </table:table-cell>
          <table:table-cell table:formula="of:=[.AD21]" office:value-type="float" office:value="0" calcext:value-type="float">
            <text:p>0</text:p>
          </table:table-cell>
          <table:table-cell table:formula="of:=[.AE21]" office:value-type="float" office:value="10.9955742875643" calcext:value-type="float">
            <text:p>10.9955742875643</text:p>
          </table:table-cell>
          <table:table-cell table:formula="of:=[.AF21]" office:value-type="float" office:value="-10.9955742875643" calcext:value-type="float">
            <text:p>-10.9955742875643</text:p>
          </table:table-cell>
          <table:table-cell table:formula="of:=[.AG21]" office:value-type="float" office:value="21.9911485751286" calcext:value-type="float">
            <text:p>21.9911485751286</text:p>
          </table:table-cell>
          <table:table-cell/>
          <table:table-cell table:formula="of:=[.AI78]" office:value-type="float" office:value="21.9911485751286" calcext:value-type="float">
            <text:p>21.9911485751286</text:p>
          </table:table-cell>
          <table:table-cell table:formula="of:=[.AJ78]" office:value-type="float" office:value="-10.9955742875643" calcext:value-type="float">
            <text:p>-10.9955742875643</text:p>
          </table:table-cell>
          <table:table-cell table:formula="of:=[.AK78]" office:value-type="float" office:value="0" calcext:value-type="float">
            <text:p>0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78]" office:value-type="float" office:value="-10.9955742875643" calcext:value-type="float">
            <text:p>-10.9955742875643</text:p>
          </table:table-cell>
          <table:table-cell table:formula="of:=[.AL78]" office:value-type="float" office:value="10.9955742875643" calcext:value-type="float">
            <text:p>10.9955742875643</text:p>
          </table:table-cell>
          <table:table-cell table:formula="of:=[.AM78]" office:value-type="float" office:value="-10.9955742875643" calcext:value-type="float">
            <text:p>-10.995574287564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78]" office:value-type="float" office:value="0" calcext:value-type="float">
            <text:p>0</text:p>
          </table:table-cell>
          <table:table-cell table:formula="of:=[.AM78]" office:value-type="float" office:value="-10.9955742875643" calcext:value-type="float">
            <text:p>-10.9955742875643</text:p>
          </table:table-cell>
          <table:table-cell table:formula="of:=[.AN78]" office:value-type="float" office:value="21.9911485751286" calcext:value-type="float">
            <text:p>21.99114857512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2]" office:value-type="float" office:value="6.98131700797732" calcext:value-type="float">
            <text:p>6.98131700797732</text:p>
          </table:table-cell>
          <table:table-cell table:formula="of:=[.AC22]" office:value-type="float" office:value="-6.98131700797732" calcext:value-type="float">
            <text:p>-6.98131700797732</text:p>
          </table:table-cell>
          <table:table-cell table:formula="of:=[.AD22]" office:value-type="float" office:value="0" calcext:value-type="float">
            <text:p>0</text:p>
          </table:table-cell>
          <table:table-cell table:formula="of:=[.AE22]" office:value-type="float" office:value="22.6892802759263" calcext:value-type="float">
            <text:p>22.6892802759263</text:p>
          </table:table-cell>
          <table:table-cell table:formula="of:=[.AF22]" office:value-type="float" office:value="-15.707963267949" calcext:value-type="float">
            <text:p>-15.707963267949</text:p>
          </table:table-cell>
          <table:table-cell table:formula="of:=[.AG22]" office:value-type="float" office:value="15.707963267949" calcext:value-type="float">
            <text:p>15.707963267949</text:p>
          </table:table-cell>
          <table:table-cell/>
          <table:table-cell table:formula="of:=[.AI82]" office:value-type="float" office:value="6.98131700797732" calcext:value-type="float">
            <text:p>6.98131700797732</text:p>
          </table:table-cell>
          <table:table-cell table:formula="of:=[.AJ82]" office:value-type="float" office:value="-6.98131700797732" calcext:value-type="float">
            <text:p>-6.98131700797732</text:p>
          </table:table-cell>
          <table:table-cell table:formula="of:=[.AK82]" office:value-type="float" office:value="0" calcext:value-type="float">
            <text:p>0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82]" office:value-type="float" office:value="-6.98131700797732" calcext:value-type="float">
            <text:p>-6.98131700797732</text:p>
          </table:table-cell>
          <table:table-cell table:formula="of:=[.AL82]" office:value-type="float" office:value="22.6892802759263" calcext:value-type="float">
            <text:p>22.6892802759263</text:p>
          </table:table-cell>
          <table:table-cell table:formula="of:=[.AM82]" office:value-type="float" office:value="-15.707963267949" calcext:value-type="float">
            <text:p>-15.707963267949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82]" office:value-type="float" office:value="0" calcext:value-type="float">
            <text:p>0</text:p>
          </table:table-cell>
          <table:table-cell table:formula="of:=[.AM82]" office:value-type="float" office:value="-15.707963267949" calcext:value-type="float">
            <text:p>-15.707963267949</text:p>
          </table:table-cell>
          <table:table-cell table:formula="of:=[.AN82]" office:value-type="float" office:value="15.707963267949" calcext:value-type="float">
            <text:p>15.70796326794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3]" office:value-type="float" office:value="24.9582083035189" calcext:value-type="float">
            <text:p>24.9582083035189</text:p>
          </table:table-cell>
          <table:table-cell table:formula="of:=[.AC23]" office:value-type="float" office:value="-7.67944870877505" calcext:value-type="float">
            <text:p>-7.67944870877505</text:p>
          </table:table-cell>
          <table:table-cell table:formula="of:=[.AD23]" office:value-type="float" office:value="-9.59931088596881" calcext:value-type="float">
            <text:p>-9.59931088596881</text:p>
          </table:table-cell>
          <table:table-cell table:formula="of:=[.AE23]" office:value-type="float" office:value="7.67944870877505" calcext:value-type="float">
            <text:p>7.67944870877505</text:p>
          </table:table-cell>
          <table:table-cell table:formula="of:=[.AF23]" office:value-type="float" office:value="-7.67944870877505" calcext:value-type="float">
            <text:p>-7.67944870877505</text:p>
          </table:table-cell>
          <table:table-cell table:formula="of:=[.AG23]" office:value-type="float" office:value="24.9582083035189" calcext:value-type="float">
            <text:p>24.9582083035189</text:p>
          </table:table-cell>
          <table:table-cell/>
          <table:table-cell table:formula="of:=[.AI86]" office:value-type="float" office:value="24.9582083035189" calcext:value-type="float">
            <text:p>24.9582083035189</text:p>
          </table:table-cell>
          <table:table-cell table:formula="of:=[.AJ86]" office:value-type="float" office:value="-7.67944870877505" calcext:value-type="float">
            <text:p>-7.67944870877505</text:p>
          </table:table-cell>
          <table:table-cell table:formula="of:=[.AK86]" office:value-type="float" office:value="-9.59931088596881" calcext:value-type="float">
            <text:p>-9.5993108859688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86]" office:value-type="float" office:value="-7.67944870877505" calcext:value-type="float">
            <text:p>-7.67944870877505</text:p>
          </table:table-cell>
          <table:table-cell table:formula="of:=[.AL86]" office:value-type="float" office:value="7.67944870877505" calcext:value-type="float">
            <text:p>7.67944870877505</text:p>
          </table:table-cell>
          <table:table-cell table:formula="of:=[.AM86]" office:value-type="float" office:value="-7.67944870877505" calcext:value-type="float">
            <text:p>-7.679448708775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86]" office:value-type="float" office:value="-9.59931088596881" calcext:value-type="float">
            <text:p>-9.59931088596881</text:p>
          </table:table-cell>
          <table:table-cell table:formula="of:=[.AM86]" office:value-type="float" office:value="-7.67944870877505" calcext:value-type="float">
            <text:p>-7.67944870877505</text:p>
          </table:table-cell>
          <table:table-cell table:formula="of:=[.AN86]" office:value-type="float" office:value="24.9582083035189" calcext:value-type="float">
            <text:p>24.95820830351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4]" office:value-type="float" office:value="6.98131700797732" calcext:value-type="float">
            <text:p>6.98131700797732</text:p>
          </table:table-cell>
          <table:table-cell table:formula="of:=[.AC24]" office:value-type="float" office:value="-6.98131700797732" calcext:value-type="float">
            <text:p>-6.98131700797732</text:p>
          </table:table-cell>
          <table:table-cell table:formula="of:=[.AD24]" office:value-type="float" office:value="0" calcext:value-type="float">
            <text:p>0</text:p>
          </table:table-cell>
          <table:table-cell table:formula="of:=[.AE24]" office:value-type="float" office:value="22.6892802759263" calcext:value-type="float">
            <text:p>22.6892802759263</text:p>
          </table:table-cell>
          <table:table-cell table:formula="of:=[.AF24]" office:value-type="float" office:value="-15.707963267949" calcext:value-type="float">
            <text:p>-15.707963267949</text:p>
          </table:table-cell>
          <table:table-cell table:formula="of:=[.AG24]" office:value-type="float" office:value="15.707963267949" calcext:value-type="float">
            <text:p>15.707963267949</text:p>
          </table:table-cell>
          <table:table-cell/>
          <table:table-cell table:formula="of:=[.AI90]" office:value-type="float" office:value="6.98131700797732" calcext:value-type="float">
            <text:p>6.98131700797732</text:p>
          </table:table-cell>
          <table:table-cell table:formula="of:=[.AJ90]" office:value-type="float" office:value="-6.98131700797732" calcext:value-type="float">
            <text:p>-6.98131700797732</text:p>
          </table:table-cell>
          <table:table-cell table:formula="of:=[.AK90]" office:value-type="float" office:value="0" calcext:value-type="float">
            <text:p>0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90]" office:value-type="float" office:value="-6.98131700797732" calcext:value-type="float">
            <text:p>-6.98131700797732</text:p>
          </table:table-cell>
          <table:table-cell table:formula="of:=[.AL90]" office:value-type="float" office:value="22.6892802759263" calcext:value-type="float">
            <text:p>22.6892802759263</text:p>
          </table:table-cell>
          <table:table-cell table:formula="of:=[.AM90]" office:value-type="float" office:value="-15.707963267949" calcext:value-type="float">
            <text:p>-15.7079632679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90]" office:value-type="float" office:value="0" calcext:value-type="float">
            <text:p>0</text:p>
          </table:table-cell>
          <table:table-cell table:formula="of:=[.AM90]" office:value-type="float" office:value="-15.707963267949" calcext:value-type="float">
            <text:p>-15.707963267949</text:p>
          </table:table-cell>
          <table:table-cell table:formula="of:=[.AN90]" office:value-type="float" office:value="15.707963267949" calcext:value-type="float">
            <text:p>15.70796326794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97"/>
        </table:table-row>
        <table:table-row table:style-name="ro1">
          <table:table-cell table:number-columns-repeated="16371"/>
        </table:table-row>
        <table:table-row table:style-name="ro1">
          <table:table-cell table:number-columns-repeated="34"/>
          <table:table-cell table:formula="of:=[.AB25]" office:value-type="float" office:value="24.9582083035189" calcext:value-type="float">
            <text:p>24.9582083035189</text:p>
          </table:table-cell>
          <table:table-cell table:formula="of:=[.AC25]" office:value-type="float" office:value="-7.67944870877505" calcext:value-type="float">
            <text:p>-7.67944870877505</text:p>
          </table:table-cell>
          <table:table-cell table:formula="of:=[.AD25]" office:value-type="float" office:value="-9.59931088596881" calcext:value-type="float">
            <text:p>-9.59931088596881</text:p>
          </table:table-cell>
          <table:table-cell table:formula="of:=[.AE25]" office:value-type="float" office:value="7.67944870877505" calcext:value-type="float">
            <text:p>7.67944870877505</text:p>
          </table:table-cell>
          <table:table-cell table:formula="of:=[.AF25]" office:value-type="float" office:value="-7.67944870877505" calcext:value-type="float">
            <text:p>-7.67944870877505</text:p>
          </table:table-cell>
          <table:table-cell table:formula="of:=[.AG25]" office:value-type="float" office:value="24.9582083035189" calcext:value-type="float">
            <text:p>24.9582083035189</text:p>
          </table:table-cell>
          <table:table-cell/>
          <table:table-cell table:formula="of:=[.AI94]" office:value-type="float" office:value="24.9582083035189" calcext:value-type="float">
            <text:p>24.9582083035189</text:p>
          </table:table-cell>
          <table:table-cell table:formula="of:=[.AJ94]" office:value-type="float" office:value="-7.67944870877505" calcext:value-type="float">
            <text:p>-7.67944870877505</text:p>
          </table:table-cell>
          <table:table-cell table:formula="of:=[.AK94]" office:value-type="float" office:value="-9.59931088596881" calcext:value-type="float">
            <text:p>-9.59931088596881</text:p>
          </table:table-cell>
          <table:table-cell/>
          <table:table-cell office:value-type="float" office:value="-2000" calcext:value-type="float">
            <text:p>-2000</text:p>
          </table:table-cell>
          <table:table-cell table:number-columns-repeated="7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J94]" office:value-type="float" office:value="-7.67944870877505" calcext:value-type="float">
            <text:p>-7.67944870877505</text:p>
          </table:table-cell>
          <table:table-cell table:formula="of:=[.AL94]" office:value-type="float" office:value="7.67944870877505" calcext:value-type="float">
            <text:p>7.67944870877505</text:p>
          </table:table-cell>
          <table:table-cell table:formula="of:=[.AM94]" office:value-type="float" office:value="-7.67944870877505" calcext:value-type="float">
            <text:p>-7.679448708775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297"/>
        </table:table-row>
        <table:table-row table:style-name="ro1">
          <table:table-cell table:number-columns-repeated="41"/>
          <table:table-cell table:formula="of:=[.AK94]" office:value-type="float" office:value="-9.59931088596881" calcext:value-type="float">
            <text:p>-9.59931088596881</text:p>
          </table:table-cell>
          <table:table-cell table:formula="of:=[.AM94]" office:value-type="float" office:value="-7.67944870877505" calcext:value-type="float">
            <text:p>-7.67944870877505</text:p>
          </table:table-cell>
          <table:table-cell table:formula="of:=[.AN94]" office:value-type="float" office:value="24.9582083035189" calcext:value-type="float">
            <text:p>24.95820830351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297"/>
        </table:table-row>
        <table:table-row table:style-name="ro1" table:number-rows-repeated="1048458">
          <table:table-cell table:number-columns-repeated="16371"/>
        </table:table-row>
        <table:table-row table:style-name="ro2" table:number-rows-repeated="21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8:27:24.823054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2:08:57.480701550</meta:creation-date>
    <dc:date>2025-02-02T18:55:41.100635980</dc:date>
    <meta:editing-duration>PT11H36M20S</meta:editing-duration>
    <meta:editing-cycles>265</meta:editing-cycles>
    <meta:generator>LibreOffice/24.8.4.2$Linux_X86_64 LibreOffice_project/480$Build-2</meta:generator>
    <meta:document-statistic meta:table-count="3" meta:cell-count="22060" meta:object-count="0"/>
  </office:meta>
</office:document-meta>
</file>